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table table:name="Silicon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(5.43123,5.43123,5.43123,90,90,90)</text:p>
          </table:table-cell>
          <table:table-cell table:number-columns-repeated="6"/>
          <table:table-cell office:value-type="string" calcext:value-type="string">
            <text:p>Wavelength</text:p>
          </table:table-cell>
          <table:table-cell office:value-type="float" office:value="0.413848" calcext:value-type="float">
            <text:p>0.413848</text:p>
          </table:table-cell>
          <table:table-cell table:style-name="Default"/>
          <table:table-cell/>
        </table:table-row>
        <table:table-row table:style-name="ro1">
          <table:table-cell table:number-columns-repeated="8"/>
          <table:table-cell office:value-type="string" calcext:value-type="string">
            <text:p>bravcod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pg</text:p>
          </table:table-cell>
          <table:table-cell office:value-type="string" calcext:value-type="string">
            <text:p>F d -3 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3"/>
          <table:table-cell table:style-name="Default"/>
          <table:table-cell office:value-type="string" calcext:value-type="string">
            <text:p>11B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Default"/>
          <table:table-cell office:value-type="string" calcext:value-type="string">
            <text:p>tth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.13572210253077" calcext:value-type="float">
            <text:p>3.1357221025</text:p>
          </table:table-cell>
          <table:table-cell office:value-type="float" office:value="7.56731266827012" calcext:value-type="float">
            <text:p>7.567312668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.135722" calcext:value-type="float">
            <text:p>3.135722</text:p>
          </table:table-cell>
          <table:table-cell table:formula="of:=2*ASIN([.$J$1]/(2*[.J5]))*180/PI()" office:value-type="float" office:value="7.56731199323287" calcext:value-type="float">
            <text:p>7.5673119932</text:p>
          </table:table-cell>
          <table:table-cell office:value-type="float" office:value="7.56809" calcext:value-type="float">
            <text:p>7.56809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5615" calcext:value-type="float">
            <text:p>2.715615</text:p>
          </table:table-cell>
          <table:table-cell table:formula="of:=2*ASIN([.$J$1]/(2*[.J6]))*180/PI()" office:value-type="float" office:value="8.74010101631224" calcext:value-type="float">
            <text:p>8.740101016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2022978159191" calcext:value-type="float">
            <text:p>1.9202297816</text:p>
          </table:table-cell>
          <table:table-cell office:value-type="float" office:value="12.3724146825711" calcext:value-type="float">
            <text:p>12.372414682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2023" calcext:value-type="float">
            <text:p>1.92023</text:p>
          </table:table-cell>
          <table:table-cell table:formula="of:=2*ASIN([.$J$1]/(2*[.J7]))*180/PI()" office:value-type="float" office:value="12.3724117573323" calcext:value-type="float">
            <text:p>12.3724117573</text:p>
          </table:table-cell>
          <table:table-cell office:value-type="float" office:value="12.37247" calcext:value-type="float">
            <text:p>12.372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3757746001109" calcext:value-type="float">
            <text:p>1.63757746</text:p>
          </table:table-cell>
          <table:table-cell office:value-type="float" office:value="14.5185831621068" calcext:value-type="float">
            <text:p>14.51858316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37577" calcext:value-type="float">
            <text:p>1.637577</text:p>
          </table:table-cell>
          <table:table-cell table:formula="of:=2*ASIN([.$J$1]/(2*[.J8]))*180/PI()" office:value-type="float" office:value="14.518585484997" calcext:value-type="float">
            <text:p>14.518585485</text:p>
          </table:table-cell>
          <table:table-cell office:value-type="float" office:value="14.51919" calcext:value-type="float">
            <text:p>14.51919</text:p>
          </table:table-cell>
        </table:table-row>
        <table:table-row table:style-name="ro1"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1.567861" calcext:value-type="float">
            <text:p>1.567861</text:p>
          </table:table-cell>
          <table:table-cell table:formula="of:=2*ASIN([.$J$1]/(2*[.J9]))*180/PI()" office:value-type="float" office:value="15.167878715916" calcext:value-type="float">
            <text:p>15.16787871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78075" calcext:value-type="float">
            <text:p>1.3578075</text:p>
          </table:table-cell>
          <table:table-cell office:value-type="float" office:value="17.5315730537423" calcext:value-type="float">
            <text:p>17.531573053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7808" calcext:value-type="float">
            <text:p>1.357808</text:p>
          </table:table-cell>
          <table:table-cell table:formula="of:=2*ASIN([.$J$1]/(2*[.J10]))*180/PI()" office:value-type="float" office:value="17.531564395387" calcext:value-type="float">
            <text:p>17.5315643954</text:p>
          </table:table-cell>
          <table:table-cell office:value-type="float" office:value="17.53181" calcext:value-type="float">
            <text:p>17.531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4600961626981" calcext:value-type="float">
            <text:p>1.2460096163</text:p>
          </table:table-cell>
          <table:table-cell office:value-type="float" office:value="19.1187233117163" calcext:value-type="float">
            <text:p>19.118723311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4601" calcext:value-type="float">
            <text:p>1.24601</text:p>
          </table:table-cell>
          <table:table-cell table:formula="of:=2*ASIN([.$J$1]/(2*[.J11]))*180/PI()" office:value-type="float" office:value="19.1187150185531" calcext:value-type="float">
            <text:p>19.1187150186</text:p>
          </table:table-cell>
          <table:table-cell office:value-type="float" office:value="19.1196" calcext:value-type="float">
            <text:p>19.1196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1446" calcext:value-type="float">
            <text:p>1.21446</text:p>
          </table:table-cell>
          <table:table-cell table:formula="of:=2*ASIN([.$J$1]/(2*[.J12]))*180/PI()" office:value-type="float" office:value="19.6202398236326" calcext:value-type="float">
            <text:p>19.62023982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0864518130802" calcext:value-type="float">
            <text:p>1.1086451813</text:p>
          </table:table-cell>
          <table:table-cell office:value-type="float" office:value="21.514208684709" calcext:value-type="float">
            <text:p>21.514208684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08645" calcext:value-type="float">
            <text:p>1.108645</text:p>
          </table:table-cell>
          <table:table-cell table:formula="of:=2*ASIN([.$J$1]/(2*[.J13]))*180/PI()" office:value-type="float" office:value="21.5142095940211" calcext:value-type="float">
            <text:p>21.514209594</text:p>
          </table:table-cell>
          <table:table-cell office:value-type="float" office:value="21.51529" calcext:value-type="float">
            <text:p>21.51529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.04524070084359" calcext:value-type="float">
            <text:p>1.0452407008</text:p>
          </table:table-cell>
          <table:table-cell office:value-type="float" office:value="22.8362958036982" calcext:value-type="float">
            <text:p>22.8362958037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1.045241" calcext:value-type="float">
            <text:p>1.045241</text:p>
          </table:table-cell>
          <table:table-cell table:formula="of:=2*ASIN([.$J$1]/(2*[.J14]))*180/PI()" office:value-type="float" office:value="22.8362863616114" calcext:value-type="float">
            <text:p>22.8362863616</text:p>
          </table:table-cell>
          <table:table-cell office:value-type="float" office:value="22.83712" calcext:value-type="float">
            <text:p>22.837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0114890795953" calcext:value-type="float">
            <text:p>0.9601148908</text:p>
          </table:table-cell>
          <table:table-cell office:value-type="float" office:value="24.8920804959793" calcext:value-type="float">
            <text:p>24.892080496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0115" calcext:value-type="float">
            <text:p>0.960115</text:p>
          </table:table-cell>
          <table:table-cell table:formula="of:=2*ASIN([.$J$1]/(2*[.J15]))*180/PI()" office:value-type="float" office:value="24.8920745395908" calcext:value-type="float">
            <text:p>24.8920745396</text:p>
          </table:table-cell>
          <table:table-cell office:value-type="float" office:value="24.89286" calcext:value-type="float">
            <text:p>24.89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18045428581832" calcext:value-type="float">
            <text:p>0.9180454286</text:p>
          </table:table-cell>
          <table:table-cell office:value-type="float" office:value="26.0523639707648" calcext:value-type="float">
            <text:p>26.05236397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18045" calcext:value-type="float">
            <text:p>0.918045</text:p>
          </table:table-cell>
          <table:table-cell table:formula="of:=2*ASIN([.$J$1]/(2*[.J16]))*180/PI()" office:value-type="float" office:value="26.0523731188011" calcext:value-type="float">
            <text:p>26.0523731188</text:p>
          </table:table-cell>
          <table:table-cell office:value-type="float" office:value="26.05271" calcext:value-type="float">
            <text:p>26.05271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05205" calcext:value-type="float">
            <text:p>0.905205</text:p>
          </table:table-cell>
          <table:table-cell table:formula="of:=2*ASIN([.$J$1]/(2*[.J17]))*180/PI()" office:value-type="float" office:value="26.4285614114156" calcext:value-type="float">
            <text:p>26.42856141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58752864811815" calcext:value-type="float">
            <text:p>0.8587528648</text:p>
          </table:table-cell>
          <table:table-cell office:value-type="float" office:value="27.8862680675519" calcext:value-type="float">
            <text:p>27.88626806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58753" calcext:value-type="float">
            <text:p>0.858753</text:p>
          </table:table-cell>
          <table:table-cell table:formula="of:=2*ASIN([.$J$1]/(2*[.J18]))*180/PI()" office:value-type="float" office:value="27.8862601243912" calcext:value-type="float">
            <text:p>27.8862601244</text:p>
          </table:table-cell>
          <table:table-cell office:value-type="float" office:value="27.88747" calcext:value-type="float">
            <text:p>27.88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8254810147553" calcext:value-type="float">
            <text:p>0.8282548101</text:p>
          </table:table-cell>
          <table:table-cell office:value-type="float" office:value="28.9350662709614" calcext:value-type="float">
            <text:p>28.93506627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8255" calcext:value-type="float">
            <text:p>0.828255</text:p>
          </table:table-cell>
          <table:table-cell table:formula="of:=2*ASIN([.$J$1]/(2*[.J19]))*180/PI()" office:value-type="float" office:value="28.9350558934857" calcext:value-type="float">
            <text:p>28.9350558935</text:p>
          </table:table-cell>
          <table:table-cell office:value-type="float" office:value="28.93534" calcext:value-type="float">
            <text:p>28.93534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8789" calcext:value-type="float">
            <text:p>0.818789</text:p>
          </table:table-cell>
          <table:table-cell table:formula="of:=2*ASIN([.$J$1]/(2*[.J20]))*180/PI()" office:value-type="float" office:value="29.2770011777885" calcext:value-type="float">
            <text:p>29.2770011778</text:p>
          </table:table-cell>
          <table:table-cell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.783930525632693" calcext:value-type="float">
            <text:p>0.7839305256</text:p>
          </table:table-cell>
          <table:table-cell office:value-type="float" office:value="30.6099850023696" calcext:value-type="float">
            <text:p>30.609985002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0.783931" calcext:value-type="float">
            <text:p>0.783931</text:p>
          </table:table-cell>
          <table:table-cell table:formula="of:=2*ASIN([.$J$1]/(2*[.J21]))*180/PI()" office:value-type="float" office:value="30.6099622076409" calcext:value-type="float">
            <text:p>30.6099622076</text:p>
          </table:table-cell>
          <table:table-cell office:value-type="float" office:value="30.61112" calcext:value-type="float">
            <text:p>30.6111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0524320077545" calcext:value-type="float">
            <text:p>0.7605243201</text:p>
          </table:table-cell>
          <table:table-cell office:value-type="float" office:value="31.5762420382181" calcext:value-type="float">
            <text:p>31.576242038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0524" calcext:value-type="float">
            <text:p>0.760524</text:p>
          </table:table-cell>
          <table:table-cell table:formula="of:=2*ASIN([.$J$1]/(2*[.J22]))*180/PI()" office:value-type="float" office:value="31.5762517289481" calcext:value-type="float">
            <text:p>31.5762517289</text:p>
          </table:table-cell>
          <table:table-cell office:value-type="float" office:value="31.577" calcext:value-type="float">
            <text:p>31.57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53176" calcext:value-type="float">
            <text:p>0.753176</text:p>
          </table:table-cell>
          <table:table-cell table:formula="of:=2*ASIN([.$J$1]/(2*[.J23]))*180/PI()" office:value-type="float" office:value="31.8924753649365" calcext:value-type="float">
            <text:p>31.892475364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25778637456008" calcext:value-type="float">
            <text:p>0.7257786375</text:p>
          </table:table-cell>
          <table:table-cell office:value-type="float" office:value="33.1303994495068" calcext:value-type="float">
            <text:p>33.13039944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25779" calcext:value-type="float">
            <text:p>0.725779</text:p>
          </table:table-cell>
          <table:table-cell table:formula="of:=2*ASIN([.$J$1]/(2*[.J24]))*180/PI()" office:value-type="float" office:value="33.130378272344" calcext:value-type="float">
            <text:p>33.1303782723</text:p>
          </table:table-cell>
          <table:table-cell office:value-type="float" office:value="33.1308" calcext:value-type="float">
            <text:p>33.130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0708591898638" calcext:value-type="float">
            <text:p>0.707085919</text:p>
          </table:table-cell>
          <table:table-cell office:value-type="float" office:value="34.0325575890079" calcext:value-type="float">
            <text:p>34.03255758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07086" calcext:value-type="float">
            <text:p>0.707086</text:p>
          </table:table-cell>
          <table:table-cell table:formula="of:=2*ASIN([.$J$1]/(2*[.J25]))*180/PI()" office:value-type="float" office:value="34.0325493004031" calcext:value-type="float">
            <text:p>34.0325493004</text:p>
          </table:table-cell>
          <table:table-cell office:value-type="float" office:value="34.03368" calcext:value-type="float">
            <text:p>34.03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890375" calcext:value-type="float">
            <text:p>0.67890375</text:p>
          </table:table-cell>
          <table:table-cell office:value-type="float" office:value="35.4912290866831" calcext:value-type="float">
            <text:p>35.4912290867</text:p>
          </table:table-cell>
          <table:table-cell table:number-columns-repeated="5"/>
          <table:table-cell table:style-name="Default"/>
          <table:table-cell office:value-type="float" office:value="35.49149" calcext:value-type="float">
            <text:p>35.491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63530351271296" calcext:value-type="float">
            <text:p>0.6635303513</text:p>
          </table:table-cell>
          <table:table-cell office:value-type="float" office:value="36.3418900134483" calcext:value-type="float">
            <text:p>36.3418900134</text:p>
          </table:table-cell>
          <table:table-cell table:number-columns-repeated="5"/>
          <table:table-cell table:style-name="Default"/>
          <table:table-cell office:value-type="float" office:value="36.34238" calcext:value-type="float">
            <text:p>36.3423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40076593863969" calcext:value-type="float">
            <text:p>0.6400765939</text:p>
          </table:table-cell>
          <table:table-cell office:value-type="float" office:value="37.7228157542662" calcext:value-type="float">
            <text:p>37.7228157543</text:p>
          </table:table-cell>
          <table:table-cell table:number-columns-repeated="5"/>
          <table:table-cell table:style-name="Default"/>
          <table:table-cell office:value-type="float" office:value="37.7232" calcext:value-type="float">
            <text:p>37.7232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.627144420506154" calcext:value-type="float">
            <text:p>0.6271444205</text:p>
          </table:table-cell>
          <table:table-cell office:value-type="float" office:value="38.5310408405268" calcext:value-type="float">
            <text:p>38.5310408405</text:p>
          </table:table-cell>
          <table:table-cell table:number-columns-repeated="5"/>
          <table:table-cell table:style-name="Default"/>
          <table:table-cell office:value-type="float" office:value="38.5321" calcext:value-type="float">
            <text:p>38.5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07229974071809" calcext:value-type="float">
            <text:p>0.6072299741</text:p>
          </table:table-cell>
          <table:table-cell office:value-type="float" office:value="39.8472392595554" calcext:value-type="float">
            <text:p>39.8472392596</text:p>
          </table:table-cell>
          <table:table-cell table:number-columns-repeated="5"/>
          <table:table-cell table:style-name="Default"/>
          <table:table-cell office:value-type="float" office:value="39.84893" calcext:value-type="float">
            <text:p>39.84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6154941783806" calcext:value-type="float">
            <text:p>0.5961549418</text:p>
          </table:table-cell>
          <table:table-cell office:value-type="float" office:value="40.6198030513961" calcext:value-type="float">
            <text:p>40.6198030514</text:p>
          </table:table-cell>
          <table:table-cell table:number-columns-repeated="5"/>
          <table:table-cell table:style-name="Default"/>
          <table:table-cell office:value-type="float" office:value="40.62083" calcext:value-type="float">
            <text:p>40.6208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78971063346041" calcext:value-type="float">
            <text:p>0.5789710633</text:p>
          </table:table-cell>
          <table:table-cell office:value-type="float" office:value="41.8811641002703" calcext:value-type="float">
            <text:p>41.8811641003</text:p>
          </table:table-cell>
          <table:table-cell table:number-columns-repeated="5"/>
          <table:table-cell table:style-name="Default"/>
          <table:table-cell office:value-type="float" office:value="41.88167" calcext:value-type="float">
            <text:p>41.881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69347605374918" calcext:value-type="float">
            <text:p>0.5693476054</text:p>
          </table:table-cell>
          <table:table-cell office:value-type="float" office:value="42.623289877658" calcext:value-type="float">
            <text:p>42.6232898777</text:p>
          </table:table-cell>
          <table:table-cell table:number-columns-repeated="5"/>
          <table:table-cell table:style-name="Default"/>
          <table:table-cell office:value-type="float" office:value="42.62457" calcext:value-type="float">
            <text:p>42.62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54322590654012" calcext:value-type="float">
            <text:p>0.5543225907</text:p>
          </table:table-cell>
          <table:table-cell office:value-type="float" office:value="43.8375381777491" calcext:value-type="float">
            <text:p>43.8375381777</text:p>
          </table:table-cell>
          <table:table-cell table:number-columns-repeated="5"/>
          <table:table-cell table:style-name="Default"/>
          <table:table-cell office:value-type="float" office:value="43.83942" calcext:value-type="float">
            <text:p>43.83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45859153337029" calcext:value-type="float">
            <text:p>0.5458591533</text:p>
          </table:table-cell>
          <table:table-cell office:value-type="float" office:value="44.5533551771809" calcext:value-type="float">
            <text:p>44.5533551772</text:p>
          </table:table-cell>
          <table:table-cell table:number-columns-repeated="5"/>
          <table:table-cell table:style-name="Default"/>
          <table:table-cell office:value-type="float" office:value="44.55532" calcext:value-type="float">
            <text:p>44.55532</text:p>
          </table:table-cell>
        </table:table-row>
      </table:table>
      <table:table table:name="NAC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(10.251437,10.251437,10.251437,90,90,90)</text:p>
          </table:table-cell>
          <table:table-cell table:number-columns-repeated="6"/>
          <table:table-cell office:value-type="string" calcext:value-type="string">
            <text:p>Wavelength</text:p>
          </table:table-cell>
          <table:table-cell office:value-type="float" office:value="0.413909" calcext:value-type="float">
            <text:p>0.41390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rav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I 21 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4886061960668" calcext:value-type="float">
            <text:p>7.2488606196</text:p>
          </table:table-cell>
          <table:table-cell office:value-type="float" office:value="3.27202657481227" calcext:value-type="float">
            <text:p>3.27202657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48861" calcext:value-type="float">
            <text:p>7.248861</text:p>
          </table:table-cell>
          <table:table-cell table:style-name="ce1" table:formula="of:=2*ASIN([.$J$1]/(2*[.J5]))*180/PI()" office:value-type="float" office:value="3.272026004477" calcext:value-type="float">
            <text:p>3.2720260045</text:p>
          </table:table-cell>
          <table:table-cell office:value-type="float" office:value="3.27164" calcext:value-type="float">
            <text:p>3.271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57185" calcext:value-type="float">
            <text:p>5.1257185</text:p>
          </table:table-cell>
          <table:table-cell office:value-type="float" office:value="4.62797358949678" calcext:value-type="float">
            <text:p>4.627973589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5718" calcext:value-type="float">
            <text:p>5.125718</text:p>
          </table:table-cell>
          <table:table-cell table:style-name="ce1" table:formula="of:=2*ASIN([.$J$1]/(2*[.J6]))*180/PI()" office:value-type="float" office:value="4.62797347727462" calcext:value-type="float">
            <text:p>4.6279734773</text:p>
          </table:table-cell>
          <table:table-cell office:value-type="float" office:value="4.62747" calcext:value-type="float">
            <text:p>4.627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8513163004799" calcext:value-type="float">
            <text:p>4.18513163</text:p>
          </table:table-cell>
          <table:table-cell office:value-type="float" office:value="5.66885813241753" calcext:value-type="float">
            <text:p>5.66885813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85132" calcext:value-type="float">
            <text:p>4.185132</text:p>
          </table:table-cell>
          <table:table-cell table:style-name="ce1" table:formula="of:=2*ASIN([.$J$1]/(2*[.J7]))*180/PI()" office:value-type="float" office:value="5.66885693996687" calcext:value-type="float">
            <text:p>5.66885694</text:p>
          </table:table-cell>
          <table:table-cell office:value-type="float" office:value="5.66933" calcext:value-type="float">
            <text:p>5.6693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62443030980334" calcext:value-type="float">
            <text:p>3.6244303098</text:p>
          </table:table-cell>
          <table:table-cell office:value-type="float" office:value="6.54672471336079" calcext:value-type="float">
            <text:p>6.546724713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62443" calcext:value-type="float">
            <text:p>3.62443</text:p>
          </table:table-cell>
          <table:table-cell table:style-name="ce1" table:formula="of:=2*ASIN([.$J$1]/(2*[.J8]))*180/PI()" office:value-type="float" office:value="6.54672447541416" calcext:value-type="float">
            <text:p>6.5467244754</text:p>
          </table:table-cell>
          <table:table-cell office:value-type="float" office:value="6.54622" calcext:value-type="float">
            <text:p>6.546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4178902097235" calcext:value-type="float">
            <text:p>3.241789021</text:p>
          </table:table-cell>
          <table:table-cell office:value-type="float" office:value="7.32045784274015" calcext:value-type="float">
            <text:p>7.3204578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41789" calcext:value-type="float">
            <text:p>3.241789</text:p>
          </table:table-cell>
          <table:table-cell table:style-name="ce1" table:formula="of:=2*ASIN([.$J$1]/(2*[.J9]))*180/PI()" office:value-type="float" office:value="7.32045699744308" calcext:value-type="float">
            <text:p>7.3204569974</text:p>
          </table:table-cell>
          <table:table-cell office:value-type="float" office:value="7.32012" calcext:value-type="float">
            <text:p>7.32012</text:p>
          </table:table-cell>
          <table:table-cell/>
        </table:table-row>
        <table:table-row table:style-name="ro1">
          <table:table-cell table:number-columns-repeated="10"/>
          <table:table-cell table:style-name="ce1"/>
          <table:table-cell office:value-type="float" office:value="7.52209" calcext:value-type="float">
            <text:p>7.52209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2.95933495576524" calcext:value-type="float">
            <text:p>2.9593349558</text:p>
          </table:table-cell>
          <table:table-cell office:value-type="float" office:value="8.02025285431072" calcext:value-type="float">
            <text:p>8.020252854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2.959335" calcext:value-type="float">
            <text:p>2.959335</text:p>
          </table:table-cell>
          <table:table-cell table:style-name="ce1" table:formula="of:=2*ASIN([.$J$1]/(2*[.J11]))*180/PI()" office:value-type="float" office:value="8.02025175590499" calcext:value-type="float">
            <text:p>8.0202517559</text:p>
          </table:table-cell>
          <table:table-cell office:value-type="float" office:value="8.02003" calcext:value-type="float">
            <text:p>8.020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3981178400698" calcext:value-type="float">
            <text:p>2.739811784</text:p>
          </table:table-cell>
          <table:table-cell office:value-type="float" office:value="8.66404470239349" calcext:value-type="float">
            <text:p>8.66404470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39812" calcext:value-type="float">
            <text:p>2.739812</text:p>
          </table:table-cell>
          <table:table-cell table:style-name="ce1" table:formula="of:=2*ASIN([.$J$1]/(2*[.J12]))*180/PI()" office:value-type="float" office:value="8.66404296091271" calcext:value-type="float">
            <text:p>8.6640429609</text:p>
          </table:table-cell>
          <table:table-cell office:value-type="float" office:value="8.66394" calcext:value-type="float">
            <text:p>8.663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285925" calcext:value-type="float">
            <text:p>2.56285925</text:p>
          </table:table-cell>
          <table:table-cell office:value-type="float" office:value="9.26351742000884" calcext:value-type="float">
            <text:p>9.2635174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2859" calcext:value-type="float">
            <text:p>2.562859</text:p>
          </table:table-cell>
          <table:table-cell table:style-name="ce1" table:formula="of:=2*ASIN([.$J$1]/(2*[.J13]))*180/PI()" office:value-type="float" office:value="9.26351719501277" calcext:value-type="float">
            <text:p>9.263517195</text:p>
          </table:table-cell>
          <table:table-cell office:value-type="float" office:value="9.26387" calcext:value-type="float">
            <text:p>9.26387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41628687320223" calcext:value-type="float">
            <text:p>2.4162868732</text:p>
          </table:table-cell>
          <table:table-cell office:value-type="float" office:value="9.82678567538741" calcext:value-type="float">
            <text:p>9.826785675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16287" calcext:value-type="float">
            <text:p>2.416287</text:p>
          </table:table-cell>
          <table:table-cell table:style-name="ce1" table:formula="of:=2*ASIN([.$J$1]/(2*[.J14]))*180/PI()" office:value-type="float" office:value="9.82678395877102" calcext:value-type="float">
            <text:p>9.8267839588</text:p>
          </table:table-cell>
          <table:table-cell office:value-type="float" office:value="9.82679" calcext:value-type="float">
            <text:p>9.826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29229099990565" calcext:value-type="float">
            <text:p>2.2922909999</text:p>
          </table:table-cell>
          <table:table-cell office:value-type="float" office:value="10.3597569220825" calcext:value-type="float">
            <text:p>10.35975692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292291" calcext:value-type="float">
            <text:p>2.292291</text:p>
          </table:table-cell>
          <table:table-cell table:style-name="ce1" table:formula="of:=2*ASIN([.$J$1]/(2*[.J15]))*180/PI()" office:value-type="float" office:value="10.3597556565665" calcext:value-type="float">
            <text:p>10.3597556566</text:p>
          </table:table-cell>
          <table:table-cell office:value-type="float" office:value="10.35973" calcext:value-type="float">
            <text:p>10.35973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8561371207441" calcext:value-type="float">
            <text:p>2.1856137121</text:p>
          </table:table-cell>
          <table:table-cell office:value-type="float" office:value="10.8668902199769" calcext:value-type="float">
            <text:p>10.8668902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85614" calcext:value-type="float">
            <text:p>2.185614</text:p>
          </table:table-cell>
          <table:table-cell table:style-name="ce1" table:formula="of:=2*ASIN([.$J$1]/(2*[.J16]))*180/PI()" office:value-type="float" office:value="10.8668874567204" calcext:value-type="float">
            <text:p>10.8668874567</text:p>
          </table:table-cell>
          <table:table-cell office:value-type="float" office:value="10.86666" calcext:value-type="float">
            <text:p>10.866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92565815024" calcext:value-type="float">
            <text:p>2.092565815</text:p>
          </table:table-cell>
          <table:table-cell office:value-type="float" office:value="11.3516493590073" calcext:value-type="float">
            <text:p>11.35164935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92566" calcext:value-type="float">
            <text:p>2.092566</text:p>
          </table:table-cell>
          <table:table-cell table:style-name="ce1" table:formula="of:=2*ASIN([.$J$1]/(2*[.J17]))*180/PI()" office:value-type="float" office:value="11.3516469652882" calcext:value-type="float">
            <text:p>11.3516469653</text:p>
          </table:table-cell>
          <table:table-cell office:value-type="float" office:value="11.3516" calcext:value-type="float">
            <text:p>11.35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01047220405258" calcext:value-type="float">
            <text:p>2.0104722041</text:p>
          </table:table-cell>
          <table:table-cell office:value-type="float" office:value="11.8167885487639" calcext:value-type="float">
            <text:p>11.81678854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010472" calcext:value-type="float">
            <text:p>2.010472</text:p>
          </table:table-cell>
          <table:table-cell table:style-name="ce1" table:formula="of:=2*ASIN([.$J$1]/(2*[.J18]))*180/PI()" office:value-type="float" office:value="11.8167883081724" calcext:value-type="float">
            <text:p>11.8167883082</text:p>
          </table:table-cell>
          <table:table-cell office:value-type="float" office:value="11.81654" calcext:value-type="float">
            <text:p>11.81654</text:p>
          </table:table-cell>
          <table:table-cell/>
        </table:table-row>
        <table:table-row table:style-name="ro1">
          <table:table-cell table:number-columns-repeated="10"/>
          <table:table-cell table:style-name="ce1"/>
          <table:table-cell office:value-type="float" office:value="12.29747" calcext:value-type="float">
            <text:p>12.297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164776391436" calcext:value-type="float">
            <text:p>1.8716477639</text:p>
          </table:table-cell>
          <table:table-cell office:value-type="float" office:value="12.6967454335428" calcext:value-type="float">
            <text:p>12.69674543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1648" calcext:value-type="float">
            <text:p>1.871648</text:p>
          </table:table-cell>
          <table:table-cell table:style-name="ce1" table:formula="of:=2*ASIN([.$J$1]/(2*[.J20]))*180/PI()" office:value-type="float" office:value="12.6967422728131" calcext:value-type="float">
            <text:p>12.6967422728</text:p>
          </table:table-cell>
          <table:table-cell office:value-type="float" office:value="12.69642" calcext:value-type="float">
            <text:p>12.69642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1221515490167" calcext:value-type="float">
            <text:p>1.8122151549</text:p>
          </table:table-cell>
          <table:table-cell office:value-type="float" office:value="13.1149405179945" calcext:value-type="float">
            <text:p>13.11494051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12215" calcext:value-type="float">
            <text:p>1.812215</text:p>
          </table:table-cell>
          <table:table-cell table:style-name="ce1" table:formula="of:=2*ASIN([.$J$1]/(2*[.J21]))*180/PI()" office:value-type="float" office:value="13.1149400397489" calcext:value-type="float">
            <text:p>13.1149400397</text:p>
          </table:table-cell>
          <table:table-cell office:value-type="float" office:value="13.11537" calcext:value-type="float">
            <text:p>13.115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75810694117757" calcext:value-type="float">
            <text:p>1.7581069412</text:p>
          </table:table-cell>
          <table:table-cell office:value-type="float" office:value="13.5204261969025" calcext:value-type="float">
            <text:p>13.520426196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758107" calcext:value-type="float">
            <text:p>1.758107</text:p>
          </table:table-cell>
          <table:table-cell table:style-name="ce1" table:formula="of:=2*ASIN([.$J$1]/(2*[.J22]))*180/PI()" office:value-type="float" office:value="13.5204240881892" calcext:value-type="float">
            <text:p>13.5204240882</text:p>
          </table:table-cell>
          <table:table-cell office:value-type="float" office:value="13.52032" calcext:value-type="float">
            <text:p>13.52032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0857283333333" calcext:value-type="float">
            <text:p>1.7085728333</text:p>
          </table:table-cell>
          <table:table-cell office:value-type="float" office:value="13.9143139149635" calcext:value-type="float">
            <text:p>13.91431391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08573" calcext:value-type="float">
            <text:p>1.708573</text:p>
          </table:table-cell>
          <table:table-cell table:style-name="ce1" table:formula="of:=2*ASIN([.$J$1]/(2*[.J23]))*180/PI()" office:value-type="float" office:value="13.9143108480486" calcext:value-type="float">
            <text:p>13.914310848</text:p>
          </table:table-cell>
          <table:table-cell office:value-type="float" office:value="13.91427" calcext:value-type="float">
            <text:p>13.914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6300267877248" calcext:value-type="float">
            <text:p>1.6630026788</text:p>
          </table:table-cell>
          <table:table-cell office:value-type="float" office:value="14.297562526386" calcext:value-type="float">
            <text:p>14.29756252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63003" calcext:value-type="float">
            <text:p>1.663003</text:p>
          </table:table-cell>
          <table:table-cell table:style-name="ce1" table:formula="of:=2*ASIN([.$J$1]/(2*[.J24]))*180/PI()" office:value-type="float" office:value="14.2975579999435" calcext:value-type="float">
            <text:p>14.2975579999</text:p>
          </table:table-cell>
          <table:table-cell office:value-type="float" office:value="14.29722" calcext:value-type="float">
            <text:p>14.29722</text:p>
          </table:table-cell>
          <table:table-cell/>
        </table:table-row>
        <table:table-row table:style-name="ro1">
          <table:table-cell table:number-columns-repeated="10"/>
          <table:table-cell table:style-name="ce1"/>
          <table:table-cell office:value-type="float" office:value="14.4312" calcext:value-type="float">
            <text:p>14.43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2089451048618" calcext:value-type="float">
            <text:p>1.6208945105</text:p>
          </table:table-cell>
          <table:table-cell office:value-type="float" office:value="14.6710060953076" calcext:value-type="float">
            <text:p>14.67100609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20895" calcext:value-type="float">
            <text:p>1.620895</text:p>
          </table:table-cell>
          <table:table-cell table:style-name="ce1" table:formula="of:=2*ASIN([.$J$1]/(2*[.J26]))*180/PI()" office:value-type="float" office:value="14.670999843762" calcext:value-type="float">
            <text:p>14.6709998438</text:p>
          </table:table-cell>
          <table:table-cell office:value-type="float" office:value="14.67117" calcext:value-type="float">
            <text:p>14.671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8183107102534" calcext:value-type="float">
            <text:p>1.581831071</text:p>
          </table:table-cell>
          <table:table-cell office:value-type="float" office:value="15.035375505328" calcext:value-type="float">
            <text:p>15.03537550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81831" calcext:value-type="float">
            <text:p>1.581831</text:p>
          </table:table-cell>
          <table:table-cell table:style-name="ce1" table:formula="of:=2*ASIN([.$J$1]/(2*[.J27]))*180/PI()" office:value-type="float" office:value="15.0353743426977" calcext:value-type="float">
            <text:p>15.0353743427</text:p>
          </table:table-cell>
          <table:table-cell office:value-type="float" office:value="15.03512" calcext:value-type="float">
            <text:p>15.035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4546227686212" calcext:value-type="float">
            <text:p>1.5454622769</text:p>
          </table:table-cell>
          <table:table-cell office:value-type="float" office:value="15.391315484062" calcext:value-type="float">
            <text:p>15.391315484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45462" calcext:value-type="float">
            <text:p>1.545462</text:p>
          </table:table-cell>
          <table:table-cell table:style-name="ce1" table:formula="of:=2*ASIN([.$J$1]/(2*[.J28]))*180/PI()" office:value-type="float" office:value="15.3913163722929" calcext:value-type="float">
            <text:p>15.3913163723</text:p>
          </table:table-cell>
          <table:table-cell office:value-type="float" office:value="15.39107" calcext:value-type="float">
            <text:p>15.391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1149192467869" calcext:value-type="float">
            <text:p>1.5114919247</text:p>
          </table:table-cell>
          <table:table-cell office:value-type="float" office:value="15.7393981783806" calcext:value-type="float">
            <text:p>15.73939817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11492" calcext:value-type="float">
            <text:p>1.511492</text:p>
          </table:table-cell>
          <table:table-cell table:style-name="ce1" table:formula="of:=2*ASIN([.$J$1]/(2*[.J29]))*180/PI()" office:value-type="float" office:value="15.7393954601456" calcext:value-type="float">
            <text:p>15.7393954601</text:p>
          </table:table-cell>
          <table:table-cell office:value-type="float" office:value="15.73903" calcext:value-type="float">
            <text:p>15.73903</text:p>
          </table:table-cell>
          <table:table-cell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.47966747788262" calcext:value-type="float">
            <text:p>1.4796674779</text:p>
          </table:table-cell>
          <table:table-cell office:value-type="float" office:value="16.0801340978284" calcext:value-type="float">
            <text:p>16.0801340978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1.479667" calcext:value-type="float">
            <text:p>1.479667</text:p>
          </table:table-cell>
          <table:table-cell table:style-name="ce1" table:formula="of:=2*ASIN([.$J$1]/(2*[.J30]))*180/PI()" office:value-type="float" office:value="16.0801373542891" calcext:value-type="float">
            <text:p>16.0801373543</text:p>
          </table:table-cell>
          <table:table-cell office:value-type="float" office:value="16.07999" calcext:value-type="float">
            <text:p>16.079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44977212392134" calcext:value-type="float">
            <text:p>1.4497721239</text:p>
          </table:table-cell>
          <table:table-cell office:value-type="float" office:value="16.4139810241577" calcext:value-type="float">
            <text:p>16.41398102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449772" calcext:value-type="float">
            <text:p>1.449772</text:p>
          </table:table-cell>
          <table:table-cell table:style-name="ce1" table:formula="of:=2*ASIN([.$J$1]/(2*[.J31]))*180/PI()" office:value-type="float" office:value="16.4139804241165" calcext:value-type="float">
            <text:p>16.4139804241</text:p>
          </table:table-cell>
          <table:table-cell office:value-type="float" office:value="16.41394" calcext:value-type="float">
            <text:p>16.413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2161852887264" calcext:value-type="float">
            <text:p>1.4216185289</text:p>
          </table:table-cell>
          <table:table-cell office:value-type="float" office:value="16.7413513307123" calcext:value-type="float">
            <text:p>16.74135133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21619" calcext:value-type="float">
            <text:p>1.421619</text:p>
          </table:table-cell>
          <table:table-cell table:style-name="ce1" table:formula="of:=2*ASIN([.$J$1]/(2*[.J32]))*180/PI()" office:value-type="float" office:value="16.7413436893445" calcext:value-type="float">
            <text:p>16.7413436893</text:p>
          </table:table-cell>
          <table:table-cell office:value-type="float" office:value="16.7409" calcext:value-type="float">
            <text:p>16.7409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39504387668266" calcext:value-type="float">
            <text:p>1.3950438767</text:p>
          </table:table-cell>
          <table:table-cell office:value-type="float" office:value="17.0626180453349" calcext:value-type="float">
            <text:p>17.062618045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95044" calcext:value-type="float">
            <text:p>1.395044</text:p>
          </table:table-cell>
          <table:table-cell table:style-name="ce1" table:formula="of:=2*ASIN([.$J$1]/(2*[.J33]))*180/PI()" office:value-type="float" office:value="17.0626144323819" calcext:value-type="float">
            <text:p>17.0626144324</text:p>
          </table:table-cell>
          <table:table-cell office:value-type="float" office:value="17.06286" calcext:value-type="float">
            <text:p>17.062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6990589200349" calcext:value-type="float">
            <text:p>1.369905892</text:p>
          </table:table-cell>
          <table:table-cell office:value-type="float" office:value="17.3781199107541" calcext:value-type="float">
            <text:p>17.37811991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69906" calcext:value-type="float">
            <text:p>1.369906</text:p>
          </table:table-cell>
          <table:table-cell table:style-name="ce1" table:formula="of:=2*ASIN([.$J$1]/(2*[.J34]))*180/PI()" office:value-type="float" office:value="17.3781163974197" calcext:value-type="float">
            <text:p>17.3781163974</text:p>
          </table:table-cell>
          <table:table-cell office:value-type="float" office:value="17.37782" calcext:value-type="float">
            <text:p>17.37782</text:p>
          </table:table-cell>
          <table:table-cell/>
        </table:table-row>
        <table:table-row table:style-name="ro1">
          <table:table-cell table:number-columns-repeated="10"/>
          <table:table-cell table:style-name="ce1"/>
          <table:table-cell office:value-type="float" office:value="17.42681" calcext:value-type="float">
            <text:p>17.4268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34607962415618" calcext:value-type="float">
            <text:p>1.3460796242</text:p>
          </table:table-cell>
          <table:table-cell office:value-type="float" office:value="17.6881656378899" calcext:value-type="float">
            <text:p>17.6881656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34608" calcext:value-type="float">
            <text:p>1.34608</text:p>
          </table:table-cell>
          <table:table-cell table:style-name="ce1" table:formula="of:=2*ASIN([.$J$1]/(2*[.J36]))*180/PI()" office:value-type="float" office:value="17.6881584881254" calcext:value-type="float">
            <text:p>17.6881584881</text:p>
          </table:table-cell>
          <table:table-cell office:value-type="float" office:value="17.68778" calcext:value-type="float">
            <text:p>17.687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0193380093445" calcext:value-type="float">
            <text:p>1.3019338009</text:p>
          </table:table-cell>
          <table:table-cell office:value-type="float" office:value="18.2929944151064" calcext:value-type="float">
            <text:p>18.29299441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01934" calcext:value-type="float">
            <text:p>1.301934</text:p>
          </table:table-cell>
          <table:table-cell table:style-name="ce1" table:formula="of:=2*ASIN([.$J$1]/(2*[.J37]))*180/PI()" office:value-type="float" office:value="18.2929893472156" calcext:value-type="float">
            <text:p>18.2929893472</text:p>
          </table:table-cell>
          <table:table-cell office:value-type="float" office:value="18.2927" calcext:value-type="float">
            <text:p>18.29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429625" calcext:value-type="float">
            <text:p>1.281429625</text:p>
          </table:table-cell>
          <table:table-cell office:value-type="float" office:value="18.5882745265727" calcext:value-type="float">
            <text:p>18.588274526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43" calcext:value-type="float">
            <text:p>1.28143</text:p>
          </table:table-cell>
          <table:table-cell table:style-name="ce1" table:formula="of:=2*ASIN([.$J$1]/(2*[.J38]))*180/PI()" office:value-type="float" office:value="18.5882667548494" calcext:value-type="float">
            <text:p>18.5882667548</text:p>
          </table:table-cell>
          <table:table-cell office:value-type="float" office:value="18.58866" calcext:value-type="float">
            <text:p>18.58866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618646650107" calcext:value-type="float">
            <text:p>1.261864665</text:p>
          </table:table-cell>
          <table:table-cell office:value-type="float" office:value="18.8790974981166" calcext:value-type="float">
            <text:p>18.879097498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61865" calcext:value-type="float">
            <text:p>1.261865</text:p>
          </table:table-cell>
          <table:table-cell table:style-name="ce1" table:formula="of:=2*ASIN([.$J$1]/(2*[.J39]))*180/PI()" office:value-type="float" office:value="18.8790901202308" calcext:value-type="float">
            <text:p>18.8790901202</text:p>
          </table:table-cell>
          <table:table-cell office:value-type="float" office:value="18.87962" calcext:value-type="float">
            <text:p>18.87962</text:p>
          </table:table-cell>
          <table:table-cell/>
        </table:table-row>
        <table:table-row table:style-name="ro1">
          <table:table-cell table:number-columns-repeated="10"/>
          <table:table-cell table:style-name="ce1"/>
          <table:table-cell office:value-type="float" office:value="19.00361" calcext:value-type="float">
            <text:p>19.003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431693401578" calcext:value-type="float">
            <text:p>1.2431693402</text:p>
          </table:table-cell>
          <table:table-cell office:value-type="float" office:value="19.1656664429602" calcext:value-type="float">
            <text:p>19.16566644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43169" calcext:value-type="float">
            <text:p>1.243169</text:p>
          </table:table-cell>
          <table:table-cell table:style-name="ce1" table:formula="of:=2*ASIN([.$J$1]/(2*[.J41]))*180/PI()" office:value-type="float" office:value="19.1656693804924" calcext:value-type="float">
            <text:p>19.1656693805</text:p>
          </table:table-cell>
          <table:table-cell office:value-type="float" office:value="19.16559" calcext:value-type="float">
            <text:p>19.165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2528107891891" calcext:value-type="float">
            <text:p>1.2252810789</text:p>
          </table:table-cell>
          <table:table-cell office:value-type="float" office:value="19.4481696207693" calcext:value-type="float">
            <text:p>19.44816962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25281" calcext:value-type="float">
            <text:p>1.225281</text:p>
          </table:table-cell>
          <table:table-cell table:style-name="ce1" table:formula="of:=2*ASIN([.$J$1]/(2*[.J42]))*180/PI()" office:value-type="float" office:value="19.4481684941127" calcext:value-type="float">
            <text:p>19.4481684941</text:p>
          </table:table-cell>
          <table:table-cell office:value-type="float" office:value="19.44855" calcext:value-type="float">
            <text:p>19.4485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0814343660111" calcext:value-type="float">
            <text:p>1.2081434366</text:p>
          </table:table-cell>
          <table:table-cell office:value-type="float" office:value="19.7267819142378" calcext:value-type="float">
            <text:p>19.726781914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08143" calcext:value-type="float">
            <text:p>1.208143</text:p>
          </table:table-cell>
          <table:table-cell table:style-name="ce1" table:formula="of:=2*ASIN([.$J$1]/(2*[.J43]))*180/PI()" office:value-type="float" office:value="19.7267866880089" calcext:value-type="float">
            <text:p>19.726786688</text:p>
          </table:table-cell>
          <table:table-cell office:value-type="float" office:value="19.72651" calcext:value-type="float">
            <text:p>19.726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19170534498102" calcext:value-type="float">
            <text:p>1.191705345</text:p>
          </table:table-cell>
          <table:table-cell office:value-type="float" office:value="20.0016661221956" calcext:value-type="float">
            <text:p>20.00166612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191705" calcext:value-type="float">
            <text:p>1.191705</text:p>
          </table:table-cell>
          <table:table-cell table:style-name="ce1" table:formula="of:=2*ASIN([.$J$1]/(2*[.J44]))*180/PI()" office:value-type="float" office:value="20.0016695110095" calcext:value-type="float">
            <text:p>20.001669511</text:p>
          </table:table-cell>
          <table:table-cell office:value-type="float" office:value="20.00148" calcext:value-type="float">
            <text:p>20.00148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17592047129141" calcext:value-type="float">
            <text:p>1.1759204713</text:p>
          </table:table-cell>
          <table:table-cell office:value-type="float" office:value="20.2729740963548" calcext:value-type="float">
            <text:p>20.272974096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17592" calcext:value-type="float">
            <text:p>1.17592</text:p>
          </table:table-cell>
          <table:table-cell table:style-name="ce1" table:formula="of:=2*ASIN([.$J$1]/(2*[.J45]))*180/PI()" office:value-type="float" office:value="20.2729798123237" calcext:value-type="float">
            <text:p>20.2729798123</text:p>
          </table:table-cell>
          <table:table-cell office:value-type="float" office:value="20.27344" calcext:value-type="float">
            <text:p>20.273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16074666820802" calcext:value-type="float">
            <text:p>1.1607466682</text:p>
          </table:table-cell>
          <table:table-cell office:value-type="float" office:value="20.5408477441968" calcext:value-type="float">
            <text:p>20.54084774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160747" calcext:value-type="float">
            <text:p>1.160747</text:p>
          </table:table-cell>
          <table:table-cell table:style-name="ce1" table:formula="of:=2*ASIN([.$J$1]/(2*[.J46]))*180/PI()" office:value-type="float" office:value="20.5408392803617" calcext:value-type="float">
            <text:p>20.5408392804</text:p>
          </table:table-cell>
          <table:table-cell office:value-type="float" office:value="20.54041" calcext:value-type="float">
            <text:p>20.540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4614549995283" calcext:value-type="float">
            <text:p>1.1461455</text:p>
          </table:table-cell>
          <table:table-cell office:value-type="float" office:value="20.805419916774" calcext:value-type="float">
            <text:p>20.80541991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46145" calcext:value-type="float">
            <text:p>1.146145</text:p>
          </table:table-cell>
          <table:table-cell table:style-name="ce1" table:formula="of:=2*ASIN([.$J$1]/(2*[.J47]))*180/PI()" office:value-type="float" office:value="20.8054265312765" calcext:value-type="float">
            <text:p>20.8054265313</text:p>
          </table:table-cell>
          <table:table-cell office:value-type="float" office:value="20.80537" calcext:value-type="float">
            <text:p>20.805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13208183237015" calcext:value-type="float">
            <text:p>1.1320818324</text:p>
          </table:table-cell>
          <table:table-cell office:value-type="float" office:value="21.0668151971641" calcext:value-type="float">
            <text:p>21.066815197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132082" calcext:value-type="float">
            <text:p>1.132082</text:p>
          </table:table-cell>
          <table:table-cell table:style-name="ce1" table:formula="of:=2*ASIN([.$J$1]/(2*[.J48]))*180/PI()" office:value-type="float" office:value="21.0668094472549" calcext:value-type="float">
            <text:p>21.0668094473</text:p>
          </table:table-cell>
          <table:table-cell office:value-type="float" office:value="21.06734" calcext:value-type="float">
            <text:p>21.067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1185234770136" calcext:value-type="float">
            <text:p>1.118523477</text:p>
          </table:table-cell>
          <table:table-cell office:value-type="float" office:value="21.3251506028352" calcext:value-type="float">
            <text:p>21.32515060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118523" calcext:value-type="float">
            <text:p>1.118523</text:p>
          </table:table-cell>
          <table:table-cell table:style-name="ce1" table:formula="of:=2*ASIN([.$J$1]/(2*[.J49]))*180/PI()" office:value-type="float" office:value="21.3251571763402" calcext:value-type="float">
            <text:p>21.3251571763</text:p>
          </table:table-cell>
          <table:table-cell office:value-type="float" office:value="21.32531" calcext:value-type="float">
            <text:p>21.32531</text:p>
          </table:table-cell>
          <table:table-cell/>
        </table:table-row>
        <table:table-row table:style-name="ro1">
          <table:table-cell table:number-columns-repeated="10"/>
          <table:table-cell table:style-name="ce1"/>
          <table:table-cell office:value-type="float" office:value="21.3843" calcext:value-type="float">
            <text:p>21.38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10544088103034" calcext:value-type="float">
            <text:p>1.105440881</text:p>
          </table:table-cell>
          <table:table-cell office:value-type="float" office:value="21.5805362131359" calcext:value-type="float">
            <text:p>21.580536213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105441" calcext:value-type="float">
            <text:p>1.105441</text:p>
          </table:table-cell>
          <table:table-cell table:style-name="ce1" table:formula="of:=2*ASIN([.$J$1]/(2*[.J51]))*180/PI()" office:value-type="float" office:value="21.5805312030901" calcext:value-type="float">
            <text:p>21.5805312031</text:p>
          </table:table-cell>
          <table:table-cell office:value-type="float" office:value="21.58027" calcext:value-type="float">
            <text:p>21.5802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0928068560372" calcext:value-type="float">
            <text:p>1.092806856</text:p>
          </table:table-cell>
          <table:table-cell office:value-type="float" office:value="21.8330757314406" calcext:value-type="float">
            <text:p>21.83307573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092807" calcext:value-type="float">
            <text:p>1.092807</text:p>
          </table:table-cell>
          <table:table-cell table:style-name="ce1" table:formula="of:=2*ASIN([.$J$1]/(2*[.J52]))*180/PI()" office:value-type="float" office:value="21.8330701283663" calcext:value-type="float">
            <text:p>21.8330701284</text:p>
          </table:table-cell>
          <table:table-cell office:value-type="float" office:value="21.83324" calcext:value-type="float">
            <text:p>21.833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8059634032412" calcext:value-type="float">
            <text:p>1.0805963403</text:p>
          </table:table-cell>
          <table:table-cell office:value-type="float" office:value="22.0828669900775" calcext:value-type="float">
            <text:p>22.08286699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80596" calcext:value-type="float">
            <text:p>1.080596</text:p>
          </table:table-cell>
          <table:table-cell table:style-name="ce1" table:formula="of:=2*ASIN([.$J$1]/(2*[.J53]))*180/PI()" office:value-type="float" office:value="22.0828713091655" calcext:value-type="float">
            <text:p>22.0828713092</text:p>
          </table:table-cell>
          <table:table-cell office:value-type="float" office:value="22.08321" calcext:value-type="float">
            <text:p>22.083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05735499264835" calcext:value-type="float">
            <text:p>1.0573549926</text:p>
          </table:table-cell>
          <table:table-cell office:value-type="float" office:value="22.5745693861778" calcext:value-type="float">
            <text:p>22.57456938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057355" calcext:value-type="float">
            <text:p>1.057355</text:p>
          </table:table-cell>
          <table:table-cell table:style-name="ce1" table:formula="of:=2*ASIN([.$J$1]/(2*[.J54]))*180/PI()" office:value-type="float" office:value="22.5745664418382" calcext:value-type="float">
            <text:p>22.5745664418</text:p>
          </table:table-cell>
          <table:table-cell office:value-type="float" office:value="22.57415" calcext:value-type="float">
            <text:p>22.57415</text:p>
          </table:table-cell>
          <table:table-cell/>
        </table:table-row>
        <table:table-row table:style-name="ro1">
          <table:table-cell table:number-columns-repeated="10"/>
          <table:table-cell table:style-name="ce1"/>
          <table:table-cell office:value-type="float" office:value="22.69813" calcext:value-type="float">
            <text:p>22.698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6282907512" calcext:value-type="float">
            <text:p>1.0462829075</text:p>
          </table:table-cell>
          <table:table-cell office:value-type="float" office:value="22.8166507088783" calcext:value-type="float">
            <text:p>22.81665070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6283" calcext:value-type="float">
            <text:p>1.046283</text:p>
          </table:table-cell>
          <table:table-cell table:style-name="ce1" table:formula="of:=2*ASIN([.$J$1]/(2*[.J56]))*180/PI()" office:value-type="float" office:value="22.8166458488895" calcext:value-type="float">
            <text:p>22.8166458489</text:p>
          </table:table-cell>
          <table:table-cell office:value-type="float" office:value="22.81711" calcext:value-type="float">
            <text:p>22.81711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03555151708667" calcext:value-type="float">
            <text:p>1.0355515171</text:p>
          </table:table-cell>
          <table:table-cell office:value-type="float" office:value="23.0563248502797" calcext:value-type="float">
            <text:p>23.05632485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5552" calcext:value-type="float">
            <text:p>1.035552</text:p>
          </table:table-cell>
          <table:table-cell table:style-name="ce1" table:formula="of:=2*ASIN([.$J$1]/(2*[.J57]))*180/PI()" office:value-type="float" office:value="23.0563111044708" calcext:value-type="float">
            <text:p>23.0563111045</text:p>
          </table:table-cell>
          <table:table-cell office:value-type="float" office:value="23.05608" calcext:value-type="float">
            <text:p>23.056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251437" calcext:value-type="float">
            <text:p>1.0251437</text:p>
          </table:table-cell>
          <table:table-cell office:value-type="float" office:value="23.2936662953091" calcext:value-type="float">
            <text:p>23.29366629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25144" calcext:value-type="float">
            <text:p>1.025144</text:p>
          </table:table-cell>
          <table:table-cell table:style-name="ce1" table:formula="of:=2*ASIN([.$J$1]/(2*[.J58]))*180/PI()" office:value-type="float" office:value="23.2936565066434" calcext:value-type="float">
            <text:p>23.2936565066</text:p>
          </table:table-cell>
          <table:table-cell office:value-type="float" office:value="23.29405" calcext:value-type="float">
            <text:p>23.2940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01504351575302" calcext:value-type="float">
            <text:p>1.0150435158</text:p>
          </table:table-cell>
          <table:table-cell office:value-type="float" office:value="23.5287458150658" calcext:value-type="float">
            <text:p>23.528745815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015044" calcext:value-type="float">
            <text:p>1.015044</text:p>
          </table:table-cell>
          <table:table-cell table:style-name="ce1" table:formula="of:=2*ASIN([.$J$1]/(2*[.J59]))*180/PI()" office:value-type="float" office:value="23.5287315234057" calcext:value-type="float">
            <text:p>23.5287315234</text:p>
          </table:table-cell>
          <table:table-cell office:value-type="float" office:value="23.52902" calcext:value-type="float">
            <text:p>23.529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0523610202629" calcext:value-type="float">
            <text:p>1.005236102</text:p>
          </table:table-cell>
          <table:table-cell office:value-type="float" office:value="23.761630720777" calcext:value-type="float">
            <text:p>23.76163072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05236" calcext:value-type="float">
            <text:p>1.005236</text:p>
          </table:table-cell>
          <table:table-cell table:style-name="ce1" table:formula="of:=2*ASIN([.$J$1]/(2*[.J60]))*180/PI()" office:value-type="float" office:value="23.7616302316726" calcext:value-type="float">
            <text:p>23.7616302317</text:p>
          </table:table-cell>
          <table:table-cell office:value-type="float" office:value="23.76199" calcext:value-type="float">
            <text:p>23.761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5707582694616" calcext:value-type="float">
            <text:p>0.9957075827</text:p>
          </table:table-cell>
          <table:table-cell office:value-type="float" office:value="23.9923850958625" calcext:value-type="float">
            <text:p>23.99238509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5708" calcext:value-type="float">
            <text:p>0.995708</text:p>
          </table:table-cell>
          <table:table-cell table:style-name="ce1" table:formula="of:=2*ASIN([.$J$1]/(2*[.J61]))*180/PI()" office:value-type="float" office:value="23.9923719256837" calcext:value-type="float">
            <text:p>23.9923719257</text:p>
          </table:table-cell>
          <table:table-cell office:value-type="float" office:value="23.99296" calcext:value-type="float">
            <text:p>23.99296</text:p>
          </table:table-cell>
          <table:table-cell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986444985255082" calcext:value-type="float">
            <text:p>0.9864449853</text:p>
          </table:table-cell>
          <table:table-cell office:value-type="float" office:value="24.2210700083721" calcext:value-type="float">
            <text:p>24.221070008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0.986445" calcext:value-type="float">
            <text:p>0.986445</text:p>
          </table:table-cell>
          <table:table-cell table:style-name="ce1" table:formula="of:=2*ASIN([.$J$1]/(2*[.J62]))*180/PI()" office:value-type="float" office:value="24.2210666464008" calcext:value-type="float">
            <text:p>24.22106664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77436166550807" calcext:value-type="float">
            <text:p>0.9774361666</text:p>
          </table:table-cell>
          <table:table-cell office:value-type="float" office:value="24.4477437057852" calcext:value-type="float">
            <text:p>24.44774370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77436" calcext:value-type="float">
            <text:p>0.977436</text:p>
          </table:table-cell>
          <table:table-cell table:style-name="ce1" table:formula="of:=2*ASIN([.$J$1]/(2*[.J63]))*180/PI()" office:value-type="float" office:value="24.4477449126253" calcext:value-type="float">
            <text:p>24.44774491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960135044252361" calcext:value-type="float">
            <text:p>0.9601350443</text:p>
          </table:table-cell>
          <table:table-cell office:value-type="float" office:value="24.8952774015864" calcext:value-type="float">
            <text:p>24.89527740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60135" calcext:value-type="float">
            <text:p>0.960135</text:p>
          </table:table-cell>
          <table:table-cell table:style-name="ce1" table:formula="of:=2*ASIN([.$J$1]/(2*[.J64]))*180/PI()" office:value-type="float" office:value="24.8952754869693" calcext:value-type="float">
            <text:p>24.8952754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51822030257871" calcext:value-type="float">
            <text:p>0.9518220303</text:p>
          </table:table-cell>
          <table:table-cell office:value-type="float" office:value="25.1162413321129" calcext:value-type="float">
            <text:p>25.11624133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51822" calcext:value-type="float">
            <text:p>0.951822</text:p>
          </table:table-cell>
          <table:table-cell table:style-name="ce1" table:formula="of:=2*ASIN([.$J$1]/(2*[.J65]))*180/PI()" office:value-type="float" office:value="25.1162390349138" calcext:value-type="float">
            <text:p>25.116239034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43721269918373" calcext:value-type="float">
            <text:p>0.9437212699</text:p>
          </table:table-cell>
          <table:table-cell office:value-type="float" office:value="25.3354022033853" calcext:value-type="float">
            <text:p>25.335402203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43721" calcext:value-type="float">
            <text:p>0.943721</text:p>
          </table:table-cell>
          <table:table-cell table:style-name="ce1" table:formula="of:=2*ASIN([.$J$1]/(2*[.J66]))*180/PI()" office:value-type="float" office:value="25.3354064334244" calcext:value-type="float">
            <text:p>25.33540643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35823881957181" calcext:value-type="float">
            <text:p>0.935823882</text:p>
          </table:table-cell>
          <table:table-cell office:value-type="float" office:value="25.5528065770706" calcext:value-type="float">
            <text:p>25.55280657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35824" calcext:value-type="float">
            <text:p>0.935824</text:p>
          </table:table-cell>
          <table:table-cell table:style-name="ce1" table:formula="of:=2*ASIN([.$J$1]/(2*[.J67]))*180/PI()" office:value-type="float" office:value="25.5528001348692" calcext:value-type="float">
            <text:p>25.552800134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28121496802878" calcext:value-type="float">
            <text:p>0.9281214968</text:p>
          </table:table-cell>
          <table:table-cell office:value-type="float" office:value="25.7684990782485" calcext:value-type="float">
            <text:p>25.76849907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928121" calcext:value-type="float">
            <text:p>0.928121</text:p>
          </table:table-cell>
          <table:table-cell table:style-name="ce1" table:formula="of:=2*ASIN([.$J$1]/(2*[.J68]))*180/PI()" office:value-type="float" office:value="25.7685099167126" calcext:value-type="float">
            <text:p>25.76850991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13270594668993" calcext:value-type="float">
            <text:p>0.9132705947</text:p>
          </table:table-cell>
          <table:table-cell office:value-type="float" office:value="26.1949179373794" calcext:value-type="float">
            <text:p>26.19491793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13271" calcext:value-type="float">
            <text:p>0.913271</text:p>
          </table:table-cell>
          <table:table-cell table:style-name="ce1" table:formula="of:=2*ASIN([.$J$1]/(2*[.J69]))*180/PI()" office:value-type="float" office:value="26.1949028577933" calcext:value-type="float">
            <text:p>26.19490285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06107577450834" calcext:value-type="float">
            <text:p>0.9061075775</text:p>
          </table:table-cell>
          <table:table-cell office:value-type="float" office:value="26.4057248205634" calcext:value-type="float">
            <text:p>26.405724820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06108" calcext:value-type="float">
            <text:p>0.906108</text:p>
          </table:table-cell>
          <table:table-cell table:style-name="ce1" table:formula="of:=2*ASIN([.$J$1]/(2*[.J70]))*180/PI()" office:value-type="float" office:value="26.4057090100707" calcext:value-type="float">
            <text:p>26.40570901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899110503027079" calcext:value-type="float">
            <text:p>0.899110503</text:p>
          </table:table-cell>
          <table:table-cell office:value-type="float" office:value="26.614981065975" calcext:value-type="float">
            <text:p>26.61498106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892273061568756" calcext:value-type="float">
            <text:p>0.8922730616</text:p>
          </table:table-cell>
          <table:table-cell office:value-type="float" office:value="26.8227231277772" calcext:value-type="float">
            <text:p>26.82272312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8558927411365" calcext:value-type="float">
            <text:p>0.8855892741</text:p>
          </table:table-cell>
          <table:table-cell office:value-type="float" office:value="27.0289860811472" calcext:value-type="float">
            <text:p>27.02898608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879053470588783" calcext:value-type="float">
            <text:p>0.8790534706</text:p>
          </table:table-cell>
          <table:table-cell office:value-type="float" office:value="27.2338036941576" calcext:value-type="float">
            <text:p>27.23380369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872660269591187" calcext:value-type="float">
            <text:p>0.8726602696</text:p>
          </table:table-cell>
          <table:table-cell office:value-type="float" office:value="27.4372084949127" calcext:value-type="float">
            <text:p>27.437208494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866404559763134" calcext:value-type="float">
            <text:p>0.8664045598</text:p>
          </table:table-cell>
          <table:table-cell office:value-type="float" office:value="27.6392318343194" calcext:value-type="float">
            <text:p>27.639231834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60281482615293" calcext:value-type="float">
            <text:p>0.8602814826</text:p>
          </table:table-cell>
          <table:table-cell office:value-type="float" office:value="27.8399039448324" calcext:value-type="float">
            <text:p>27.83990394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854286416666667" calcext:value-type="float">
            <text:p>0.8542864167</text:p>
          </table:table-cell>
          <table:table-cell office:value-type="float" office:value="28.0392539954856" calcext:value-type="float">
            <text:p>28.039253995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848414962783619" calcext:value-type="float">
            <text:p>0.8484149628</text:p>
          </table:table-cell>
          <table:table-cell office:value-type="float" office:value="28.2373101434931" calcext:value-type="float">
            <text:p>28.237310143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42662930612335" calcext:value-type="float">
            <text:p>0.8426629306</text:p>
          </table:table-cell>
          <table:table-cell office:value-type="float" office:value="28.4340995826767" calcext:value-type="float">
            <text:p>28.434099582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37026326009598" calcext:value-type="float">
            <text:p>0.837026326</text:p>
          </table:table-cell>
          <table:table-cell office:value-type="float" office:value="28.6296485889556" calcext:value-type="float">
            <text:p>28.6296485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3150133938624" calcext:value-type="float">
            <text:p>0.8315013394</text:p>
          </table:table-cell>
          <table:table-cell office:value-type="float" office:value="28.8239825631133" calcext:value-type="float">
            <text:p>28.823982563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826084334885945" calcext:value-type="float">
            <text:p>0.8260843349</text:p>
          </table:table-cell>
          <table:table-cell office:value-type="float" office:value="29.0171260710373" calcext:value-type="float">
            <text:p>29.01712607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815560537861859" calcext:value-type="float">
            <text:p>0.8155605379</text:p>
          </table:table-cell>
          <table:table-cell office:value-type="float" office:value="29.399936002438" calcext:value-type="float">
            <text:p>29.39993600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10447255243089" calcext:value-type="float">
            <text:p>0.8104472552</text:p>
          </table:table-cell>
          <table:table-cell office:value-type="float" office:value="29.5896477134998" calcext:value-type="float">
            <text:p>29.58964771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805428957734075" calcext:value-type="float">
            <text:p>0.8054289577</text:p>
          </table:table-cell>
          <table:table-cell office:value-type="float" office:value="29.7782595989722" calcext:value-type="float">
            <text:p>29.7782595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00502740527023" calcext:value-type="float">
            <text:p>0.8005027405</text:p>
          </table:table-cell>
          <table:table-cell office:value-type="float" office:value="29.9657925772424" calcext:value-type="float">
            <text:p>29.965792577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95665821679535" calcext:value-type="float">
            <text:p>0.7956658217</text:p>
          </table:table-cell>
          <table:table-cell office:value-type="float" office:value="30.1522669292955" calcext:value-type="float">
            <text:p>30.15226692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90915535512669" calcext:value-type="float">
            <text:p>0.7909155355</text:p>
          </table:table-cell>
          <table:table-cell office:value-type="float" office:value="30.3377023255631" calcext:value-type="float">
            <text:p>30.337702325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786249326437452" calcext:value-type="float">
            <text:p>0.7862493264</text:p>
          </table:table-cell>
          <table:table-cell office:value-type="float" office:value="30.5221178513364" calcext:value-type="float">
            <text:p>30.52211785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81664743177383" calcext:value-type="float">
            <text:p>0.7816647432</text:p>
          </table:table-cell>
          <table:table-cell office:value-type="float" office:value="30.705532030836" calcext:value-type="float">
            <text:p>30.705532030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77159433357238" calcext:value-type="float">
            <text:p>0.7771594334</text:p>
          </table:table-cell>
          <table:table-cell office:value-type="float" office:value="30.8879628500249" calcext:value-type="float">
            <text:p>30.8879628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2731138431059" calcext:value-type="float">
            <text:p>0.7727311384</text:p>
          </table:table-cell>
          <table:table-cell office:value-type="float" office:value="31.0694277782432" calcext:value-type="float">
            <text:p>31.069427778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68377688924467" calcext:value-type="float">
            <text:p>0.7683776889</text:p>
          </table:table-cell>
          <table:table-cell office:value-type="float" office:value="31.2499437887389" calcext:value-type="float">
            <text:p>31.249943788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6409699996855" calcext:value-type="float">
            <text:p>0.764097</text:p>
          </table:table-cell>
          <table:table-cell office:value-type="float" office:value="31.4295273781621" calcext:value-type="float">
            <text:p>31.42952737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59887067104433" calcext:value-type="float">
            <text:p>0.7598870671</text:p>
          </table:table-cell>
          <table:table-cell office:value-type="float" office:value="31.6081945850857" calcext:value-type="float">
            <text:p>31.608194585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55745962339345" calcext:value-type="float">
            <text:p>0.7557459623</text:p>
          </table:table-cell>
          <table:table-cell office:value-type="float" office:value="31.7859610076125" calcext:value-type="float">
            <text:p>31.785961007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51671830436578" calcext:value-type="float">
            <text:p>0.7516718304</text:p>
          </table:table-cell>
          <table:table-cell office:value-type="float" office:value="31.962841820122" calcext:value-type="float">
            <text:p>31.962841820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43717407299903" calcext:value-type="float">
            <text:p>0.7437174073</text:p>
          </table:table-cell>
          <table:table-cell office:value-type="float" office:value="32.3140052888545" calcext:value-type="float">
            <text:p>32.314005288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.739833738941311" calcext:value-type="float">
            <text:p>0.7398337389</text:p>
          </table:table-cell>
          <table:table-cell office:value-type="float" office:value="32.488316314894" calcext:value-type="float">
            <text:p>32.488316314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736010283170575" calcext:value-type="float">
            <text:p>0.7360102832</text:p>
          </table:table-cell>
          <table:table-cell office:value-type="float" office:value="32.6617984987885" calcext:value-type="float">
            <text:p>32.661798498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322455" calcext:value-type="float">
            <text:p>0.7322455</text:p>
          </table:table-cell>
          <table:table-cell office:value-type="float" office:value="32.8344651207728" calcext:value-type="float">
            <text:p>32.83446512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728537904024803" calcext:value-type="float">
            <text:p>0.728537904</text:p>
          </table:table-cell>
          <table:table-cell office:value-type="float" office:value="33.0063291223944" calcext:value-type="float">
            <text:p>33.00632912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724886061960668" calcext:value-type="float">
            <text:p>0.724886062</text:p>
          </table:table-cell>
          <table:table-cell office:value-type="float" office:value="33.1774031184845" calcext:value-type="float">
            <text:p>33.177403118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21288590315727" calcext:value-type="float">
            <text:p>0.7212885903</text:p>
          </table:table-cell>
          <table:table-cell office:value-type="float" office:value="33.3476994085907" calcext:value-type="float">
            <text:p>33.347699408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17744153188392" calcext:value-type="float">
            <text:p>0.7177441532</text:p>
          </table:table-cell>
          <table:table-cell office:value-type="float" office:value="33.5172299879019" calcext:value-type="float">
            <text:p>33.517229987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14251460183062" calcext:value-type="float">
            <text:p>0.7142514602</text:p>
          </table:table-cell>
          <table:table-cell office:value-type="float" office:value="33.68600655769" calcext:value-type="float">
            <text:p>33.686006557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10809264436322" calcext:value-type="float">
            <text:p>0.7108092644</text:p>
          </table:table-cell>
          <table:table-cell office:value-type="float" office:value="33.854040535298" calcext:value-type="float">
            <text:p>33.854040535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707416360746791" calcext:value-type="float">
            <text:p>0.7074163607</text:p>
          </table:table-cell>
          <table:table-cell office:value-type="float" office:value="34.021343063695" calcext:value-type="float">
            <text:p>34.021343063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04071583802228" calcext:value-type="float">
            <text:p>0.7040715838</text:p>
          </table:table-cell>
          <table:table-cell office:value-type="float" office:value="34.1879250206224" calcext:value-type="float">
            <text:p>34.187925020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00773806497993" calcext:value-type="float">
            <text:p>0.7007738065</text:p>
          </table:table-cell>
          <table:table-cell office:value-type="float" office:value="34.3537970273529" calcext:value-type="float">
            <text:p>34.35379702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97521938341332" calcext:value-type="float">
            <text:p>0.6975219383</text:p>
          </table:table-cell>
          <table:table-cell office:value-type="float" office:value="34.5189694570809" calcext:value-type="float">
            <text:p>34.518969457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694314923936376" calcext:value-type="float">
            <text:p>0.6943149239</text:p>
          </table:table-cell>
          <table:table-cell office:value-type="float" office:value="34.6834524429634" calcext:value-type="float">
            <text:p>34.68345244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88031401719509" calcext:value-type="float">
            <text:p>0.6880314017</text:p>
          </table:table-cell>
          <table:table-cell office:value-type="float" office:value="35.010389461579" calcext:value-type="float">
            <text:p>35.010389461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684952946001745" calcext:value-type="float">
            <text:p>0.684952946</text:p>
          </table:table-cell>
          <table:table-cell office:value-type="float" office:value="35.1728626282682" calcext:value-type="float">
            <text:p>35.17286262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681915445686805" calcext:value-type="float">
            <text:p>0.6819154457</text:p>
          </table:table-cell>
          <table:table-cell office:value-type="float" office:value="35.33468463293" calcext:value-type="float">
            <text:p>35.334684632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7891800064569" calcext:value-type="float">
            <text:p>0.6789180006</text:p>
          </table:table-cell>
          <table:table-cell office:value-type="float" office:value="35.4958645181077" calcext:value-type="float">
            <text:p>35.495864518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675959738204709" calcext:value-type="float">
            <text:p>0.6759597382</text:p>
          </table:table-cell>
          <table:table-cell office:value-type="float" office:value="35.656411128138" calcext:value-type="float">
            <text:p>35.656411128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73039812078088" calcext:value-type="float">
            <text:p>0.6730398121</text:p>
          </table:table-cell>
          <table:table-cell office:value-type="float" office:value="35.8163331151866" calcext:value-type="float">
            <text:p>35.816333115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67015740135086" calcext:value-type="float">
            <text:p>0.6701574014</text:p>
          </table:table-cell>
          <table:table-cell office:value-type="float" office:value="35.9756389450496" calcext:value-type="float">
            <text:p>35.97563894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67311709509262" calcext:value-type="float">
            <text:p>0.6673117095</text:p>
          </table:table-cell>
          <table:table-cell office:value-type="float" office:value="36.1343369027331" calcext:value-type="float">
            <text:p>36.134336902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664501963516043" calcext:value-type="float">
            <text:p>0.6645019635</text:p>
          </table:table-cell>
          <table:table-cell office:value-type="float" office:value="36.2924350978187" calcext:value-type="float">
            <text:p>36.29243509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58987329055152" calcext:value-type="float">
            <text:p>0.6589873291</text:p>
          </table:table-cell>
          <table:table-cell office:value-type="float" office:value="36.6068637921896" calcext:value-type="float">
            <text:p>36.606863792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656281004154324" calcext:value-type="float">
            <text:p>0.6562810042</text:p>
          </table:table-cell>
          <table:table-cell office:value-type="float" office:value="36.7632096790298" calcext:value-type="float">
            <text:p>36.76320967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653607750663589" calcext:value-type="float">
            <text:p>0.6536077507</text:p>
          </table:table-cell>
          <table:table-cell office:value-type="float" office:value="36.9189865877763" calcext:value-type="float">
            <text:p>36.918986587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650966900467226" calcext:value-type="float">
            <text:p>0.6509669005</text:p>
          </table:table-cell>
          <table:table-cell office:value-type="float" office:value="37.0742018246008" calcext:value-type="float">
            <text:p>37.074201824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648357804194471" calcext:value-type="float">
            <text:p>0.6483578042</text:p>
          </table:table-cell>
          <table:table-cell office:value-type="float" office:value="37.2288625484982" calcext:value-type="float">
            <text:p>37.22886254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643232365665811" calcext:value-type="float">
            <text:p>0.6432323657</text:p>
          </table:table-cell>
          <table:table-cell office:value-type="float" office:value="37.5365483822103" calcext:value-type="float">
            <text:p>37.536548382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07148125" calcext:value-type="float">
            <text:p>0.6407148125</text:p>
          </table:table-cell>
          <table:table-cell office:value-type="float" office:value="37.6895871105276" calcext:value-type="float">
            <text:p>37.68958711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638226590236082" calcext:value-type="float">
            <text:p>0.6382265902</text:p>
          </table:table-cell>
          <table:table-cell office:value-type="float" office:value="37.8420985704624" calcext:value-type="float">
            <text:p>37.842098570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35767133726496" calcext:value-type="float">
            <text:p>0.6357671337</text:p>
          </table:table-cell>
          <table:table-cell office:value-type="float" office:value="37.994089244153" calcext:value-type="float">
            <text:p>37.994089244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63333589295208" calcext:value-type="float">
            <text:p>0.633335893</text:p>
          </table:table-cell>
          <table:table-cell office:value-type="float" office:value="38.1455654892264" calcext:value-type="float">
            <text:p>38.145565489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630932332505349" calcext:value-type="float">
            <text:p>0.6309323325</text:p>
          </table:table-cell>
          <table:table-cell office:value-type="float" office:value="38.2965335421295" calcext:value-type="float">
            <text:p>38.296533542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628555931095174" calcext:value-type="float">
            <text:p>0.6285559311</text:p>
          </table:table-cell>
          <table:table-cell office:value-type="float" office:value="38.4469995213471" calcext:value-type="float">
            <text:p>38.44699952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26206181071834" calcext:value-type="float">
            <text:p>0.6262061811</text:p>
          </table:table-cell>
          <table:table-cell office:value-type="float" office:value="38.5969694305102" calcext:value-type="float">
            <text:p>38.596969430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623882587971454" calcext:value-type="float">
            <text:p>0.623882588</text:p>
          </table:table-cell>
          <table:table-cell office:value-type="float" office:value="38.7464491614009" calcext:value-type="float">
            <text:p>38.746449161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21584670078898" calcext:value-type="float">
            <text:p>0.6215846701</text:p>
          </table:table-cell>
          <table:table-cell office:value-type="float" office:value="38.8954444968566" calcext:value-type="float">
            <text:p>38.895444496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619311958008243" calcext:value-type="float">
            <text:p>0.619311958</text:p>
          </table:table-cell>
          <table:table-cell office:value-type="float" office:value="39.0439611135782" calcext:value-type="float">
            <text:p>39.043961113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617063994300009" calcext:value-type="float">
            <text:p>0.6170639943</text:p>
          </table:table-cell>
          <table:table-cell office:value-type="float" office:value="39.1920045848462" calcext:value-type="float">
            <text:p>39.19200458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614840333034348" calcext:value-type="float">
            <text:p>0.614840333</text:p>
          </table:table-cell>
          <table:table-cell office:value-type="float" office:value="39.3395803831483" calcext:value-type="float">
            <text:p>39.339580383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12640539459457" calcext:value-type="float">
            <text:p>0.6126405395</text:p>
          </table:table-cell>
          <table:table-cell office:value-type="float" office:value="39.4866938827219" calcext:value-type="float">
            <text:p>39.486693882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61046418963452" calcext:value-type="float">
            <text:p>0.6104641896</text:p>
          </table:table-cell>
          <table:table-cell office:value-type="float" office:value="39.6333503620146" calcext:value-type="float">
            <text:p>39.63335036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606180177480113" calcext:value-type="float">
            <text:p>0.6061801775</text:p>
          </table:table-cell>
          <table:table-cell office:value-type="float" office:value="39.9253129088185" calcext:value-type="float">
            <text:p>39.92531290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04071718300556" calcext:value-type="float">
            <text:p>0.6040717183</text:p>
          </table:table-cell>
          <table:table-cell office:value-type="float" office:value="40.0706290753428" calcext:value-type="float">
            <text:p>40.070629075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601985108548115" calcext:value-type="float">
            <text:p>0.6019851085</text:p>
          </table:table-cell>
          <table:table-cell office:value-type="float" office:value="40.2155084240114" calcext:value-type="float">
            <text:p>40.21550842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9991997344443" calcext:value-type="float">
            <text:p>0.5999199734</text:p>
          </table:table-cell>
          <table:table-cell office:value-type="float" office:value="40.3599557885908" calcext:value-type="float">
            <text:p>40.359955788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97875947149713" calcext:value-type="float">
            <text:p>0.5978759471</text:p>
          </table:table-cell>
          <table:table-cell office:value-type="float" office:value="40.5039759202756" calcext:value-type="float">
            <text:p>40.50397592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95852672490511" calcext:value-type="float">
            <text:p>0.5958526725</text:p>
          </table:table-cell>
          <table:table-cell office:value-type="float" office:value="40.6475734896584" calcext:value-type="float">
            <text:p>40.647573489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93849800697522" calcext:value-type="float">
            <text:p>0.5938498007</text:p>
          </table:table-cell>
          <table:table-cell office:value-type="float" office:value="40.7907530886406" calcext:value-type="float">
            <text:p>40.790753088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0.591866991153049" calcext:value-type="float">
            <text:p>0.5918669912</text:p>
          </table:table-cell>
          <table:table-cell office:value-type="float" office:value="40.9335192322851" calcext:value-type="float">
            <text:p>40.93351923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89903911147667" calcext:value-type="float">
            <text:p>0.5899039111</text:p>
          </table:table-cell>
          <table:table-cell office:value-type="float" office:value="41.0758763606134" calcext:value-type="float">
            <text:p>41.075876360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87960235645707" calcext:value-type="float">
            <text:p>0.5879602356</text:p>
          </table:table-cell>
          <table:table-cell office:value-type="float" office:value="41.2178288403493" calcext:value-type="float">
            <text:p>41.21782884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586035647059188" calcext:value-type="float">
            <text:p>0.5860356471</text:p>
          </table:table-cell>
          <table:table-cell office:value-type="float" office:value="41.3593809666107" calcext:value-type="float">
            <text:p>41.359380966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84129835029831" calcext:value-type="float">
            <text:p>0.584129835</text:p>
          </table:table-cell>
          <table:table-cell office:value-type="float" office:value="41.5005369645524" calcext:value-type="float">
            <text:p>41.500536964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82242496218823" calcext:value-type="float">
            <text:p>0.5822424962</text:p>
          </table:table-cell>
          <table:table-cell office:value-type="float" office:value="41.6413009909599" calcext:value-type="float">
            <text:p>41.64130099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80373334104008" calcext:value-type="float">
            <text:p>0.5803733341</text:p>
          </table:table-cell>
          <table:table-cell office:value-type="float" office:value="41.7816771357973" calcext:value-type="float">
            <text:p>41.781677135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578522058784193" calcext:value-type="float">
            <text:p>0.5785220588</text:p>
          </table:table-cell>
          <table:table-cell office:value-type="float" office:value="41.9216694237112" calcext:value-type="float">
            <text:p>41.921669423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574872040902888" calcext:value-type="float">
            <text:p>0.5748720409</text:p>
          </table:table-cell>
          <table:table-cell office:value-type="float" office:value="42.2005182094841" calcext:value-type="float">
            <text:p>42.200518209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3072749976413" calcext:value-type="float">
            <text:p>0.57307275</text:p>
          </table:table-cell>
          <table:table-cell office:value-type="float" office:value="42.3393824429822" calcext:value-type="float">
            <text:p>42.33938244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71290248768884" calcext:value-type="float">
            <text:p>0.5712902488</text:p>
          </table:table-cell>
          <table:table-cell office:value-type="float" office:value="42.4778782935528" calcext:value-type="float">
            <text:p>42.47787829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69524277777778" calcext:value-type="float">
            <text:p>0.5695242778</text:p>
          </table:table-cell>
          <table:table-cell office:value-type="float" office:value="42.6160094803458" calcext:value-type="float">
            <text:p>42.616009480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567774583081311" calcext:value-type="float">
            <text:p>0.5677745831</text:p>
          </table:table-cell>
          <table:table-cell office:value-type="float" office:value="42.7537796653587" calcext:value-type="float">
            <text:p>42.753779665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66040916185073" calcext:value-type="float">
            <text:p>0.5660409162</text:p>
          </table:table-cell>
          <table:table-cell office:value-type="float" office:value="42.8911924546675" calcext:value-type="float">
            <text:p>42.891192454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64323033873784" calcext:value-type="float">
            <text:p>0.5643230339</text:p>
          </table:table-cell>
          <table:table-cell office:value-type="float" office:value="43.0282513996243" calcext:value-type="float">
            <text:p>43.028251399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62620698067966" calcext:value-type="float">
            <text:p>0.5626206981</text:p>
          </table:table-cell>
          <table:table-cell office:value-type="float" office:value="43.1649599980219" calcext:value-type="float">
            <text:p>43.16495999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60933675685344" calcext:value-type="float">
            <text:p>0.5609336757</text:p>
          </table:table-cell>
          <table:table-cell office:value-type="float" office:value="43.3013216952268" calcext:value-type="float">
            <text:p>43.301321695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59261738506798" calcext:value-type="float">
            <text:p>0.5592617385</text:p>
          </table:table-cell>
          <table:table-cell office:value-type="float" office:value="43.4373398852818" calcext:value-type="float">
            <text:p>43.437339885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557604663046667" calcext:value-type="float">
            <text:p>0.557604663</text:p>
          </table:table-cell>
          <table:table-cell office:value-type="float" office:value="43.5730179119792" calcext:value-type="float">
            <text:p>43.5730179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55962230427278" calcext:value-type="float">
            <text:p>0.5559622304</text:p>
          </table:table-cell>
          <table:table-cell office:value-type="float" office:value="43.708359069905" calcext:value-type="float">
            <text:p>43.70835906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554334226257494" calcext:value-type="float">
            <text:p>0.5543342263</text:p>
          </table:table-cell>
          <table:table-cell office:value-type="float" office:value="43.8433666054559" calcext:value-type="float">
            <text:p>43.843366605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52720440515169" calcext:value-type="float">
            <text:p>0.5527204405</text:p>
          </table:table-cell>
          <table:table-cell office:value-type="float" office:value="43.9780437178291" calcext:value-type="float">
            <text:p>43.978043717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551120667433335" calcext:value-type="float">
            <text:p>0.5511206674</text:p>
          </table:table-cell>
          <table:table-cell office:value-type="float" office:value="44.1123935599868" calcext:value-type="float">
            <text:p>44.1123935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47962356801396" calcext:value-type="float">
            <text:p>0.5479623568</text:p>
          </table:table-cell>
          <table:table-cell office:value-type="float" office:value="44.3801238199369" calcext:value-type="float">
            <text:p>44.38012381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546403428018602" calcext:value-type="float">
            <text:p>0.546403428</text:p>
          </table:table-cell>
          <table:table-cell office:value-type="float" office:value="44.5135103208078" calcext:value-type="float">
            <text:p>44.513510320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544857729227348" calcext:value-type="float">
            <text:p>0.5448577292</text:p>
          </table:table-cell>
          <table:table-cell office:value-type="float" office:value="44.6465817193795" calcext:value-type="float">
            <text:p>44.646581719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43325074350938" calcext:value-type="float">
            <text:p>0.5433250744</text:p>
          </table:table-cell>
          <table:table-cell office:value-type="float" office:value="44.7793409510488" calcext:value-type="float">
            <text:p>44.77934095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541805280956157" calcext:value-type="float">
            <text:p>0.541805281</text:p>
          </table:table-cell>
          <table:table-cell office:value-type="float" office:value="44.9117909102618" calcext:value-type="float">
            <text:p>44.91179091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40298170162059" calcext:value-type="float">
            <text:p>0.5402981702</text:p>
          </table:table-cell>
          <table:table-cell office:value-type="float" office:value="45.0439344513184" calcext:value-type="float">
            <text:p>45.04393445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538803566551525" calcext:value-type="float">
            <text:p>0.5388035666</text:p>
          </table:table-cell>
          <table:table-cell office:value-type="float" office:value="45.175774389156" calcext:value-type="float">
            <text:p>45.175774389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37321298085502" calcext:value-type="float">
            <text:p>0.5373212981</text:p>
          </table:table-cell>
          <table:table-cell office:value-type="float" office:value="45.3073135001146" calcext:value-type="float">
            <text:p>45.307313500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53585119601982" calcext:value-type="float">
            <text:p>0.535851196</text:p>
          </table:table-cell>
          <table:table-cell office:value-type="float" office:value="45.4385545226817" calcext:value-type="float">
            <text:p>45.438554522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532946832105481" calcext:value-type="float">
            <text:p>0.5329468321</text:p>
          </table:table-cell>
          <table:table-cell office:value-type="float" office:value="45.7001530716789" calcext:value-type="float">
            <text:p>45.700153071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31512248528609" calcext:value-type="float">
            <text:p>0.5315122485</text:p>
          </table:table-cell>
          <table:table-cell office:value-type="float" office:value="45.8305158922817" calcext:value-type="float">
            <text:p>45.83051589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530089187745947" calcext:value-type="float">
            <text:p>0.5300891877</text:p>
          </table:table-cell>
          <table:table-cell office:value-type="float" office:value="45.9605912142065" calcext:value-type="float">
            <text:p>45.960591214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28677496324175" calcext:value-type="float">
            <text:p>0.5286774963</text:p>
          </table:table-cell>
          <table:table-cell office:value-type="float" office:value="46.0903815972427" calcext:value-type="float">
            <text:p>46.090381597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27277023675113" calcext:value-type="float">
            <text:p>0.5272770237</text:p>
          </table:table-cell>
          <table:table-cell office:value-type="float" office:value="46.219889567435" calcext:value-type="float">
            <text:p>46.219889567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524509146165168" calcext:value-type="float">
            <text:p>0.5245091462</text:p>
          </table:table-cell>
          <table:table-cell office:value-type="float" office:value="46.4780682084974" calcext:value-type="float">
            <text:p>46.478068208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23141453755999" calcext:value-type="float">
            <text:p>0.5231414538</text:p>
          </table:table-cell>
          <table:table-cell office:value-type="float" office:value="46.6067437683127" calcext:value-type="float">
            <text:p>46.606743768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521784404897483" calcext:value-type="float">
            <text:p>0.5217844049</text:p>
          </table:table-cell>
          <table:table-cell office:value-type="float" office:value="46.7351466943583" calcext:value-type="float">
            <text:p>46.73514669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520437862252945" calcext:value-type="float">
            <text:p>0.5204378623</text:p>
          </table:table-cell>
          <table:table-cell office:value-type="float" office:value="46.8632793530864" calcext:value-type="float">
            <text:p>46.863279353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519101690953904" calcext:value-type="float">
            <text:p>0.519101691</text:p>
          </table:table-cell>
          <table:table-cell office:value-type="float" office:value="46.9911440807583" calcext:value-type="float">
            <text:p>46.99114408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17775758543334" calcext:value-type="float">
            <text:p>0.5177757585</text:p>
          </table:table-cell>
          <table:table-cell office:value-type="float" office:value="47.1187431839898" calcext:value-type="float">
            <text:p>47.11874318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516459934920507" calcext:value-type="float">
            <text:p>0.5164599349</text:p>
          </table:table-cell>
          <table:table-cell office:value-type="float" office:value="47.2460789402834" calcext:value-type="float">
            <text:p>47.24607894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15154092287373" calcext:value-type="float">
            <text:p>0.5151540923</text:p>
          </table:table-cell>
          <table:table-cell office:value-type="float" office:value="47.3731535985487" calcext:value-type="float">
            <text:p>47.373153598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513858105096425" calcext:value-type="float">
            <text:p>0.5138581051</text:p>
          </table:table-cell>
          <table:table-cell office:value-type="float" office:value="47.4999693796108" calcext:value-type="float">
            <text:p>47.499969379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1257185" calcext:value-type="float">
            <text:p>0.51257185</text:p>
          </table:table-cell>
          <table:table-cell office:value-type="float" office:value="47.6265284767074" calcext:value-type="float">
            <text:p>47.62652847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511295205800961" calcext:value-type="float">
            <text:p>0.5112952058</text:p>
          </table:table-cell>
          <table:table-cell office:value-type="float" office:value="47.7528330559745" calcext:value-type="float">
            <text:p>47.7528330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510028053404736" calcext:value-type="float">
            <text:p>0.5100280534</text:p>
          </table:table-cell>
          <table:table-cell office:value-type="float" office:value="47.8788852569213" calcext:value-type="float">
            <text:p>47.87888525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08770275772647" calcext:value-type="float">
            <text:p>0.5087702758</text:p>
          </table:table-cell>
          <table:table-cell office:value-type="float" office:value="48.0046871928949" calcext:value-type="float">
            <text:p>48.00468719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507521757876508" calcext:value-type="float">
            <text:p>0.5075217579</text:p>
          </table:table-cell>
          <table:table-cell office:value-type="float" office:value="48.1302409515335" calcext:value-type="float">
            <text:p>48.13024095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506282386654434" calcext:value-type="float">
            <text:p>0.5062823867</text:p>
          </table:table-cell>
          <table:table-cell office:value-type="float" office:value="48.2555485952114" calcext:value-type="float">
            <text:p>48.255548595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503830641559563" calcext:value-type="float">
            <text:p>0.5038306416</text:p>
          </table:table-cell>
          <table:table-cell office:value-type="float" office:value="48.5054336634556" calcext:value-type="float">
            <text:p>48.505433663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02618051013145" calcext:value-type="float">
            <text:p>0.502618051</text:p>
          </table:table-cell>
          <table:table-cell office:value-type="float" office:value="48.6300150903095" calcext:value-type="float">
            <text:p>48.630015090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501414173713113" calcext:value-type="float">
            <text:p>0.5014141737</text:p>
          </table:table-cell>
          <table:table-cell office:value-type="float" office:value="48.7543584075998" calcext:value-type="float">
            <text:p>48.754358407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00218905806365" calcext:value-type="float">
            <text:p>0.5002189058</text:p>
          </table:table-cell>
          <table:table-cell office:value-type="float" office:value="48.8784655577068" calcext:value-type="float">
            <text:p>48.878465557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99032145164527" calcext:value-type="float">
            <text:p>0.4990321452</text:p>
          </table:table-cell>
          <table:table-cell office:value-type="float" office:value="49.0023384602145" calcext:value-type="float">
            <text:p>49.002338460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97853791347308" calcext:value-type="float">
            <text:p>0.4978537913</text:p>
          </table:table-cell>
          <table:table-cell office:value-type="float" office:value="49.1259790122917" calcext:value-type="float">
            <text:p>49.125979012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49668374556679" calcext:value-type="float">
            <text:p>0.4966837456</text:p>
          </table:table-cell>
          <table:table-cell office:value-type="float" office:value="49.2493890890648" calcext:value-type="float">
            <text:p>49.249389089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9552191065264" calcext:value-type="float">
            <text:p>0.4955219107</text:p>
          </table:table-cell>
          <table:table-cell office:value-type="float" office:value="49.3725705439828" calcext:value-type="float">
            <text:p>49.37257054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494368191018218" calcext:value-type="float">
            <text:p>0.494368191</text:p>
          </table:table-cell>
          <table:table-cell office:value-type="float" office:value="49.4955252091748" calcext:value-type="float">
            <text:p>49.495525209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0.493222492627541" calcext:value-type="float">
            <text:p>0.4932224926</text:p>
          </table:table-cell>
          <table:table-cell office:value-type="float" office:value="49.6182548957995" calcext:value-type="float">
            <text:p>49.618254895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49208472296309" calcext:value-type="float">
            <text:p>0.492084723</text:p>
          </table:table-cell>
          <table:table-cell office:value-type="float" office:value="49.7407613943882" calcext:value-type="float">
            <text:p>49.740761394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490954790994433" calcext:value-type="float">
            <text:p>0.490954791</text:p>
          </table:table-cell>
          <table:table-cell office:value-type="float" office:value="49.8630464751796" calcext:value-type="float">
            <text:p>49.863046475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89832607147629" calcext:value-type="float">
            <text:p>0.4898326071</text:p>
          </table:table-cell>
          <table:table-cell office:value-type="float" office:value="49.985111888449" calcext:value-type="float">
            <text:p>49.985111888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488718083275403" calcext:value-type="float">
            <text:p>0.4887180833</text:p>
          </table:table-cell>
          <table:table-cell office:value-type="float" office:value="50.1069593648295" calcext:value-type="float">
            <text:p>50.106959364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87611132628066" calcext:value-type="float">
            <text:p>0.4876111326</text:p>
          </table:table-cell>
          <table:table-cell office:value-type="float" office:value="50.2285906156275" calcext:value-type="float">
            <text:p>50.22859061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485419610827749" calcext:value-type="float">
            <text:p>0.4854196108</text:p>
          </table:table-cell>
          <table:table-cell office:value-type="float" office:value="50.4712111909144" calcext:value-type="float">
            <text:p>50.471211190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483257374640445" calcext:value-type="float">
            <text:p>0.4832573746</text:p>
          </table:table-cell>
          <table:table-cell office:value-type="float" office:value="50.712986929803" calcext:value-type="float">
            <text:p>50.712986929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82187035840987" calcext:value-type="float">
            <text:p>0.4821870358</text:p>
          </table:table-cell>
          <table:table-cell office:value-type="float" office:value="50.8335620671149" calcext:value-type="float">
            <text:p>50.833562067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481123777577197" calcext:value-type="float">
            <text:p>0.4811237776</text:p>
          </table:table-cell>
          <table:table-cell office:value-type="float" office:value="50.9539308576814" calcext:value-type="float">
            <text:p>50.953930857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8006752212618" calcext:value-type="float">
            <text:p>0.4800675221</text:p>
          </table:table-cell>
          <table:table-cell office:value-type="float" office:value="51.0740948858268" calcext:value-type="float">
            <text:p>51.074094885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47901819295425" calcext:value-type="float">
            <text:p>0.479018193</text:p>
          </table:table-cell>
          <table:table-cell office:value-type="float" office:value="51.1940557188518" calcext:value-type="float">
            <text:p>51.194055718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7975714693633" calcext:value-type="float">
            <text:p>0.4779757147</text:p>
          </table:table-cell>
          <table:table-cell office:value-type="float" office:value="51.3138149072963" calcext:value-type="float">
            <text:p>51.313814907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76940013119733" calcext:value-type="float">
            <text:p>0.4769400131</text:p>
          </table:table-cell>
          <table:table-cell office:value-type="float" office:value="51.4333739851967" calcext:value-type="float">
            <text:p>51.433373985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475911015128936" calcext:value-type="float">
            <text:p>0.4759110151</text:p>
          </table:table-cell>
          <table:table-cell office:value-type="float" office:value="51.5527344703392" calcext:value-type="float">
            <text:p>51.55273447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474888648716929" calcext:value-type="float">
            <text:p>0.4748886487</text:p>
          </table:table-cell>
          <table:table-cell office:value-type="float" office:value="51.6718978645068" calcext:value-type="float">
            <text:p>51.671897864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473872842957548" calcext:value-type="float">
            <text:p>0.473872843</text:p>
          </table:table-cell>
          <table:table-cell office:value-type="float" office:value="51.7908656537226" calcext:value-type="float">
            <text:p>51.790865653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4728635279821" calcext:value-type="float">
            <text:p>0.472863528</text:p>
          </table:table-cell>
          <table:table-cell office:value-type="float" office:value="51.9096393084881" calcext:value-type="float">
            <text:p>51.909639308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71860634959187" calcext:value-type="float">
            <text:p>0.471860635</text:p>
          </table:table-cell>
          <table:table-cell office:value-type="float" office:value="52.0282202840167" calcext:value-type="float">
            <text:p>52.02822028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47086409607498" calcext:value-type="float">
            <text:p>0.4708640961</text:p>
          </table:table-cell>
          <table:table-cell office:value-type="float" office:value="52.1466100204628" calcext:value-type="float">
            <text:p>52.146610020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6888981444014" calcext:value-type="float">
            <text:p>0.4688898144</text:p>
          </table:table-cell>
          <table:table-cell office:value-type="float" office:value="52.3828214627778" calcext:value-type="float">
            <text:p>52.382821462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67911940978591" calcext:value-type="float">
            <text:p>0.467911941</text:p>
          </table:table-cell>
          <table:table-cell office:value-type="float" office:value="52.5006459756647" calcext:value-type="float">
            <text:p>52.500645975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466940160197567" calcext:value-type="float">
            <text:p>0.4669401602</text:p>
          </table:table-cell>
          <table:table-cell office:value-type="float" office:value="52.6182848639344" calcext:value-type="float">
            <text:p>52.618284863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465974409090909" calcext:value-type="float">
            <text:p>0.4659744091</text:p>
          </table:table-cell>
          <table:table-cell office:value-type="float" office:value="52.7357394957375" calcext:value-type="float">
            <text:p>52.735739495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465014625560888" calcext:value-type="float">
            <text:p>0.4650146256</text:p>
          </table:table-cell>
          <table:table-cell office:value-type="float" office:value="52.853011225453" calcext:value-type="float">
            <text:p>52.853011225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64060748401439" calcext:value-type="float">
            <text:p>0.4640607484</text:p>
          </table:table-cell>
          <table:table-cell office:value-type="float" office:value="52.9701013938895" calcext:value-type="float">
            <text:p>52.970101393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463112717281765" calcext:value-type="float">
            <text:p>0.4631127173</text:p>
          </table:table-cell>
          <table:table-cell office:value-type="float" office:value="53.0870113284824" calcext:value-type="float">
            <text:p>53.08701132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46217047273031" calcext:value-type="float">
            <text:p>0.4621704727</text:p>
          </table:table-cell>
          <table:table-cell office:value-type="float" office:value="53.203742343487" calcext:value-type="float">
            <text:p>53.203742343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61233956119088" calcext:value-type="float">
            <text:p>0.4612339561</text:p>
          </table:table-cell>
          <table:table-cell office:value-type="float" office:value="53.3202957401685" calcext:value-type="float">
            <text:p>53.320295740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459377876331664" calcext:value-type="float">
            <text:p>0.4593778763</text:p>
          </table:table-cell>
          <table:table-cell office:value-type="float" office:value="53.5528748197892" calcext:value-type="float">
            <text:p>53.552874819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45845819998113" calcext:value-type="float">
            <text:p>0.4584582</text:p>
          </table:table-cell>
          <table:table-cell office:value-type="float" office:value="53.6689030419706" calcext:value-type="float">
            <text:p>53.66890304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457544025193181" calcext:value-type="float">
            <text:p>0.4575440252</text:p>
          </table:table-cell>
          <table:table-cell office:value-type="float" office:value="53.7847587246698" calcext:value-type="float">
            <text:p>53.784758724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456635297334496" calcext:value-type="float">
            <text:p>0.4566352973</text:p>
          </table:table-cell>
          <table:table-cell office:value-type="float" office:value="53.9004431069329" calcext:value-type="float">
            <text:p>53.900443106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455731962528304" calcext:value-type="float">
            <text:p>0.4557319625</text:p>
          </table:table-cell>
          <table:table-cell office:value-type="float" office:value="54.0159574158855" calcext:value-type="float">
            <text:p>54.015957415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453941260268825" calcext:value-type="float">
            <text:p>0.4539412603</text:p>
          </table:table-cell>
          <table:table-cell office:value-type="float" office:value="54.2464806637617" calcext:value-type="float">
            <text:p>54.24648066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53053788725417" calcext:value-type="float">
            <text:p>0.4530537887</text:p>
          </table:table-cell>
          <table:table-cell office:value-type="float" office:value="54.3614919988258" calcext:value-type="float">
            <text:p>54.36149199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452171502028845" calcext:value-type="float">
            <text:p>0.452171502</text:p>
          </table:table-cell>
          <table:table-cell office:value-type="float" office:value="54.4763380531805" calcext:value-type="float">
            <text:p>54.476338053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51294349889502" calcext:value-type="float">
            <text:p>0.4512943499</text:p>
          </table:table-cell>
          <table:table-cell office:value-type="float" office:value="54.5910199968009" calcext:value-type="float">
            <text:p>54.591019996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450422282698031" calcext:value-type="float">
            <text:p>0.4504222827</text:p>
          </table:table-cell>
          <table:table-cell office:value-type="float" office:value="54.7055389887019" calcext:value-type="float">
            <text:p>54.705538988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4955525151354" calcext:value-type="float">
            <text:p>0.4495552515</text:p>
          </table:table-cell>
          <table:table-cell office:value-type="float" office:value="54.8198961770893" calcext:value-type="float">
            <text:p>54.819896177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448693208052058" calcext:value-type="float">
            <text:p>0.4486932081</text:p>
          </table:table-cell>
          <table:table-cell office:value-type="float" office:value="54.934092699507" calcext:value-type="float">
            <text:p>54.934092699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47836104675253" calcext:value-type="float">
            <text:p>0.4478361047</text:p>
          </table:table-cell>
          <table:table-cell office:value-type="float" office:value="55.048129682983" calcext:value-type="float">
            <text:p>55.04812968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446983894379363" calcext:value-type="float">
            <text:p>0.4469838944</text:p>
          </table:table-cell>
          <table:table-cell office:value-type="float" office:value="55.1620082441715" calcext:value-type="float">
            <text:p>55.16200824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446136530784378" calcext:value-type="float">
            <text:p>0.4461365308</text:p>
          </table:table-cell>
          <table:table-cell office:value-type="float" office:value="55.2757294894938" calcext:value-type="float">
            <text:p>55.275729489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45293968123431" calcext:value-type="float">
            <text:p>0.4452939681</text:p>
          </table:table-cell>
          <table:table-cell office:value-type="float" office:value="55.3892945152761" calcext:value-type="float">
            <text:p>55.389294515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444456161232422" calcext:value-type="float">
            <text:p>0.4444561612</text:p>
          </table:table-cell>
          <table:table-cell office:value-type="float" office:value="55.5027044078848" calcext:value-type="float">
            <text:p>55.502704407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443623065539843" calcext:value-type="float">
            <text:p>0.4436230655</text:p>
          </table:table-cell>
          <table:table-cell office:value-type="float" office:value="55.6159602438604" calcext:value-type="float">
            <text:p>55.61596024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442794637056825" calcext:value-type="float">
            <text:p>0.4427946371</text:p>
          </table:table-cell>
          <table:table-cell office:value-type="float" office:value="55.7290630900482" calcext:value-type="float">
            <text:p>55.7290630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441970832367376" calcext:value-type="float">
            <text:p>0.4419708324</text:p>
          </table:table-cell>
          <table:table-cell office:value-type="float" office:value="55.8420140037275" calcext:value-type="float">
            <text:p>55.842014003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440336923512473" calcext:value-type="float">
            <text:p>0.4403369235</text:p>
          </table:table-cell>
          <table:table-cell office:value-type="float" office:value="56.0674642156045" calcext:value-type="float">
            <text:p>56.067464215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439526735294391" calcext:value-type="float">
            <text:p>0.4395267353</text:p>
          </table:table-cell>
          <table:table-cell office:value-type="float" office:value="56.1799655816601" calcext:value-type="float">
            <text:p>56.179965581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438721002746459" calcext:value-type="float">
            <text:p>0.4387210027</text:p>
          </table:table-cell>
          <table:table-cell office:value-type="float" office:value="56.2923191511658" calcext:value-type="float">
            <text:p>56.292319151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437919685177547" calcext:value-type="float">
            <text:p>0.4379196852</text:p>
          </table:table-cell>
          <table:table-cell office:value-type="float" office:value="56.4045259354297" calcext:value-type="float">
            <text:p>56.40452593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437122742414882" calcext:value-type="float">
            <text:p>0.4371227424</text:p>
          </table:table-cell>
          <table:table-cell office:value-type="float" office:value="56.5165869369233" calcext:value-type="float">
            <text:p>56.516586936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436330134795594" calcext:value-type="float">
            <text:p>0.4363301348</text:p>
          </table:table-cell>
          <table:table-cell office:value-type="float" office:value="56.6285031493965" calcext:value-type="float">
            <text:p>56.628503149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43554182315842" calcext:value-type="float">
            <text:p>0.4355418232</text:p>
          </table:table-cell>
          <table:table-cell office:value-type="float" office:value="56.7402755579902" calcext:value-type="float">
            <text:p>56.74027555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34757768835583" calcext:value-type="float">
            <text:p>0.4347577688</text:p>
          </table:table-cell>
          <table:table-cell office:value-type="float" office:value="56.8519051393477" calcext:value-type="float">
            <text:p>56.851905139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33977933644817" calcext:value-type="float">
            <text:p>0.4339779336</text:p>
          </table:table-cell>
          <table:table-cell office:value-type="float" office:value="56.9633928617232" calcext:value-type="float">
            <text:p>56.963392861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33202279881567" calcext:value-type="float">
            <text:p>0.4332022799</text:p>
          </table:table-cell>
          <table:table-cell office:value-type="float" office:value="57.0747396850903" calcext:value-type="float">
            <text:p>57.074739685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432430770311323" calcext:value-type="float">
            <text:p>0.4324307703</text:p>
          </table:table-cell>
          <table:table-cell office:value-type="float" office:value="57.1859465612469" calcext:value-type="float">
            <text:p>57.185946561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43166336816212" calcext:value-type="float">
            <text:p>0.4316633682</text:p>
          </table:table-cell>
          <table:table-cell office:value-type="float" office:value="57.2970144339196" calcext:value-type="float">
            <text:p>57.297014433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430900037117169" calcext:value-type="float">
            <text:p>0.4309000371</text:p>
          </table:table-cell>
          <table:table-cell office:value-type="float" office:value="57.407944238866" calcext:value-type="float">
            <text:p>57.407944238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430140741307647" calcext:value-type="float">
            <text:p>0.4301407413</text:p>
          </table:table-cell>
          <table:table-cell office:value-type="float" office:value="57.5187369039758" calcext:value-type="float">
            <text:p>57.51873690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429385445305609" calcext:value-type="float">
            <text:p>0.4293854453</text:p>
          </table:table-cell>
          <table:table-cell office:value-type="float" office:value="57.6293933493697" calcext:value-type="float">
            <text:p>57.629393349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427886713175103" calcext:value-type="float">
            <text:p>0.4278867132</text:p>
          </table:table-cell>
          <table:table-cell office:value-type="float" office:value="57.8503012232316" calcext:value-type="float">
            <text:p>57.85030122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27143208333333" calcext:value-type="float">
            <text:p>0.4271432083</text:p>
          </table:table-cell>
          <table:table-cell office:value-type="float" office:value="57.9605544539673" calcext:value-type="float">
            <text:p>57.96055445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426403565859216" calcext:value-type="float">
            <text:p>0.4264035659</text:p>
          </table:table-cell>
          <table:table-cell office:value-type="float" office:value="58.0706750697102" calcext:value-type="float">
            <text:p>58.070675069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25667752427692" calcext:value-type="float">
            <text:p>0.4256677524</text:p>
          </table:table-cell>
          <table:table-cell office:value-type="float" office:value="58.1806639531705" calcext:value-type="float">
            <text:p>58.18066395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424935735114864" calcext:value-type="float">
            <text:p>0.4249357351</text:p>
          </table:table-cell>
          <table:table-cell office:value-type="float" office:value="58.2905219798529" calcext:value-type="float">
            <text:p>58.290521979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2420748139181" calcext:value-type="float">
            <text:p>0.4242074814</text:p>
          </table:table-cell>
          <table:table-cell office:value-type="float" office:value="58.4002500181455" calcext:value-type="float">
            <text:p>58.400250018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42348295911851" calcext:value-type="float">
            <text:p>0.4234829591</text:p>
          </table:table-cell>
          <table:table-cell office:value-type="float" office:value="58.5098489294074" calcext:value-type="float">
            <text:p>58.5098489294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 office:value-type="float" office:value="0.422762136537892" calcext:value-type="float">
            <text:p>0.4227621365</text:p>
          </table:table-cell>
          <table:table-cell office:value-type="float" office:value="58.6193195680546" calcext:value-type="float">
            <text:p>58.619319568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422044982269982" calcext:value-type="float">
            <text:p>0.4220449823</text:p>
          </table:table-cell>
          <table:table-cell office:value-type="float" office:value="58.728662781645" calcext:value-type="float">
            <text:p>58.728662781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1331465306167" calcext:value-type="float">
            <text:p>0.4213314653</text:p>
          </table:table-cell>
          <table:table-cell office:value-type="float" office:value="58.8378794109619" calcext:value-type="float">
            <text:p>58.8378794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420621555003566" calcext:value-type="float">
            <text:p>0.420621555</text:p>
          </table:table-cell>
          <table:table-cell office:value-type="float" office:value="58.9469702900966" calcext:value-type="float">
            <text:p>58.946970290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419915221079498" calcext:value-type="float">
            <text:p>0.4199152211</text:p>
          </table:table-cell>
          <table:table-cell office:value-type="float" office:value="59.055936246529" calcext:value-type="float">
            <text:p>59.055936246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19212433606059" calcext:value-type="float">
            <text:p>0.4192124336</text:p>
          </table:table-cell>
          <table:table-cell office:value-type="float" office:value="59.1647781012079" calcext:value-type="float">
            <text:p>59.164778101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18513163004799" calcext:value-type="float">
            <text:p>0.418513163</text:p>
          </table:table-cell>
          <table:table-cell office:value-type="float" office:value="59.2734966686293" calcext:value-type="float">
            <text:p>59.273496668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417817380041487" calcext:value-type="float">
            <text:p>0.41781738</text:p>
          </table:table-cell>
          <table:table-cell office:value-type="float" office:value="59.382092756914" calcext:value-type="float">
            <text:p>59.382092756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416436161782191" calcext:value-type="float">
            <text:p>0.4164361618</text:p>
          </table:table-cell>
          <table:table-cell office:value-type="float" office:value="59.598920697138" calcext:value-type="float">
            <text:p>59.598920697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41575066969312" calcext:value-type="float">
            <text:p>0.4157506697</text:p>
          </table:table-cell>
          <table:table-cell office:value-type="float" office:value="59.7071541341244" calcext:value-type="float">
            <text:p>59.707154134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415068551646018" calcext:value-type="float">
            <text:p>0.4150685516</text:p>
          </table:table-cell>
          <table:table-cell office:value-type="float" office:value="59.8152682622155" calcext:value-type="float">
            <text:p>59.81526826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414389780052598" calcext:value-type="float">
            <text:p>0.4143897801</text:p>
          </table:table-cell>
          <table:table-cell office:value-type="float" office:value="59.9232638587789" calcext:value-type="float">
            <text:p>59.923263858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413714327639358" calcext:value-type="float">
            <text:p>0.4137143276</text:p>
          </table:table-cell>
          <table:table-cell office:value-type="float" office:value="60.0311416952483" calcext:value-type="float">
            <text:p>60.031141695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413042167442973" calcext:value-type="float">
            <text:p>0.4130421674</text:p>
          </table:table-cell>
          <table:table-cell office:value-type="float" office:value="60.1389025371936" calcext:value-type="float">
            <text:p>60.138902537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12373272805774" calcext:value-type="float">
            <text:p>0.4123732728</text:p>
          </table:table-cell>
          <table:table-cell office:value-type="float" office:value="60.2465471443895" calcext:value-type="float">
            <text:p>60.246547144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411707617371312" calcext:value-type="float">
            <text:p>0.4117076174</text:p>
          </table:table-cell>
          <table:table-cell office:value-type="float" office:value="60.3540762708834" calcext:value-type="float">
            <text:p>60.354076270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411045175079993" calcext:value-type="float">
            <text:p>0.4110451751</text:p>
          </table:table-cell>
          <table:table-cell office:value-type="float" office:value="60.4614906650623" calcext:value-type="float">
            <text:p>60.461490665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409729827147041" calcext:value-type="float">
            <text:p>0.4097298271</text:p>
          </table:table-cell>
          <table:table-cell office:value-type="float" office:value="60.6759782221154" calcext:value-type="float">
            <text:p>60.67597822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09076870832305" calcext:value-type="float">
            <text:p>0.4090768708</text:p>
          </table:table-cell>
          <table:table-cell office:value-type="float" office:value="60.7830528540498" calcext:value-type="float">
            <text:p>60.78305285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408427026306305" calcext:value-type="float">
            <text:p>0.4084270263</text:p>
          </table:table-cell>
          <table:table-cell office:value-type="float" office:value="60.8900156919166" calcext:value-type="float">
            <text:p>60.89001569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0778026893093" calcext:value-type="float">
            <text:p>0.4077802689</text:p>
          </table:table-cell>
          <table:table-cell office:value-type="float" office:value="60.9968674567705" calcext:value-type="float">
            <text:p>60.996867456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407136574340314" calcext:value-type="float">
            <text:p>0.4071365743</text:p>
          </table:table-cell>
          <table:table-cell office:value-type="float" office:value="61.1036088643873" calcext:value-type="float">
            <text:p>61.103608864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405858277388059" calcext:value-type="float">
            <text:p>0.4058582774</text:p>
          </table:table-cell>
          <table:table-cell office:value-type="float" office:value="61.3167634449793" calcext:value-type="float">
            <text:p>61.31676344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05223627621544" calcext:value-type="float">
            <text:p>0.4052236276</text:p>
          </table:table-cell>
          <table:table-cell office:value-type="float" office:value="61.4231780236517" calcext:value-type="float">
            <text:p>61.42317802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04591945822655" calcext:value-type="float">
            <text:p>0.4045919458</text:p>
          </table:table-cell>
          <table:table-cell office:value-type="float" office:value="61.5294850565974" calcext:value-type="float">
            <text:p>61.529485056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03963208930227" calcext:value-type="float">
            <text:p>0.4039632089</text:p>
          </table:table-cell>
          <table:table-cell office:value-type="float" office:value="61.6356852340881" calcext:value-type="float">
            <text:p>61.635685234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40333739413318" calcext:value-type="float">
            <text:p>0.4033373941</text:p>
          </table:table-cell>
          <table:table-cell office:value-type="float" office:value="61.7417792414669" calcext:value-type="float">
            <text:p>61.74177924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402714478867038" calcext:value-type="float">
            <text:p>0.4027144789</text:p>
          </table:table-cell>
          <table:table-cell office:value-type="float" office:value="61.8477677592039" calcext:value-type="float">
            <text:p>61.847767759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402094440810516" calcext:value-type="float">
            <text:p>0.4020944408</text:p>
          </table:table-cell>
          <table:table-cell office:value-type="float" office:value="61.9536514629512" calcext:value-type="float">
            <text:p>61.95365146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40147725788216" calcext:value-type="float">
            <text:p>0.4014772579</text:p>
          </table:table-cell>
          <table:table-cell office:value-type="float" office:value="62.0594310235969" calcext:value-type="float">
            <text:p>62.059431023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400862908237041" calcext:value-type="float">
            <text:p>0.4008629082</text:p>
          </table:table-cell>
          <table:table-cell office:value-type="float" office:value="62.1651071073185" calcext:value-type="float">
            <text:p>62.16510710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400251370263511" calcext:value-type="float">
            <text:p>0.4002513703</text:p>
          </table:table-cell>
          <table:table-cell office:value-type="float" office:value="62.2706803756356" calcext:value-type="float">
            <text:p>62.270680375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99642622580009" calcext:value-type="float">
            <text:p>0.3996426226</text:p>
          </table:table-cell>
          <table:table-cell office:value-type="float" office:value="62.3761514854613" calcext:value-type="float">
            <text:p>62.376151485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399036644031918" calcext:value-type="float">
            <text:p>0.399036644</text:p>
          </table:table-cell>
          <table:table-cell office:value-type="float" office:value="62.4815210891542" calcext:value-type="float">
            <text:p>62.481521089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398433413688483" calcext:value-type="float">
            <text:p>0.3984334137</text:p>
          </table:table-cell>
          <table:table-cell office:value-type="float" office:value="62.5867898345681" calcext:value-type="float">
            <text:p>62.586789834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97832910839768" calcext:value-type="float">
            <text:p>0.3978329108</text:p>
          </table:table-cell>
          <table:table-cell office:value-type="float" office:value="62.6919583651027" calcext:value-type="float">
            <text:p>62.691958365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97235114993674" calcext:value-type="float">
            <text:p>0.397235115</text:p>
          </table:table-cell>
          <table:table-cell office:value-type="float" office:value="62.7970273197518" calcext:value-type="float">
            <text:p>62.797027319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396047563412563" calcext:value-type="float">
            <text:p>0.3960475634</text:p>
          </table:table-cell>
          <table:table-cell office:value-type="float" office:value="63.006869035633" calcext:value-type="float">
            <text:p>63.006869035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395457767756334" calcext:value-type="float">
            <text:p>0.3954577678</text:p>
          </table:table-cell>
          <table:table-cell office:value-type="float" office:value="63.1116430532593" calcext:value-type="float">
            <text:p>63.111643053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394870599254668" calcext:value-type="float">
            <text:p>0.3948705993</text:p>
          </table:table-cell>
          <table:table-cell office:value-type="float" office:value="63.2163200078826" calcext:value-type="float">
            <text:p>63.216320007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94286038461538" calcext:value-type="float">
            <text:p>0.3942860385</text:p>
          </table:table-cell>
          <table:table-cell office:value-type="float" office:value="63.3209005171845" calcext:value-type="float">
            <text:p>63.320900517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393704066131841" calcext:value-type="float">
            <text:p>0.3937040661</text:p>
          </table:table-cell>
          <table:table-cell office:value-type="float" office:value="63.4253851947231" calcext:value-type="float">
            <text:p>63.425385194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93124663218726" calcext:value-type="float">
            <text:p>0.3931246632</text:p>
          </table:table-cell>
          <table:table-cell office:value-type="float" office:value="63.5297746499771" calcext:value-type="float">
            <text:p>63.5297746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392547810870985" calcext:value-type="float">
            <text:p>0.3925478109</text:p>
          </table:table-cell>
          <table:table-cell office:value-type="float" office:value="63.6340694883907" calcext:value-type="float">
            <text:p>63.63406948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391973490430472" calcext:value-type="float">
            <text:p>0.3919734904</text:p>
          </table:table-cell>
          <table:table-cell office:value-type="float" office:value="63.7382703114165" calcext:value-type="float">
            <text:p>63.738270311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91401683429568" calcext:value-type="float">
            <text:p>0.3914016834</text:p>
          </table:table-cell>
          <table:table-cell office:value-type="float" office:value="63.8423777165593" calcext:value-type="float">
            <text:p>63.842377716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390832371588691" calcext:value-type="float">
            <text:p>0.3908323716</text:p>
          </table:table-cell>
          <table:table-cell office:value-type="float" office:value="63.946392297418" calcext:value-type="float">
            <text:p>63.946392297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390265536813837" calcext:value-type="float">
            <text:p>0.3902655368</text:p>
          </table:table-cell>
          <table:table-cell office:value-type="float" office:value="64.0503146437281" calcext:value-type="float">
            <text:p>64.050314643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389701161194167" calcext:value-type="float">
            <text:p>0.3897011612</text:p>
          </table:table-cell>
          <table:table-cell office:value-type="float" office:value="64.1541453414024" calcext:value-type="float">
            <text:p>64.154145341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389139226999629" calcext:value-type="float">
            <text:p>0.389139227</text:p>
          </table:table-cell>
          <table:table-cell office:value-type="float" office:value="64.2578849725728" calcext:value-type="float">
            <text:p>64.257884972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388579716678619" calcext:value-type="float">
            <text:p>0.3885797167</text:p>
          </table:table-cell>
          <table:table-cell office:value-type="float" office:value="64.3615341156299" calcext:value-type="float">
            <text:p>64.361534115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388022612855679" calcext:value-type="float">
            <text:p>0.3880226129</text:p>
          </table:table-cell>
          <table:table-cell office:value-type="float" office:value="64.4650933452633" calcext:value-type="float">
            <text:p>64.465093345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386915556069339" calcext:value-type="float">
            <text:p>0.3869155561</text:p>
          </table:table-cell>
          <table:table-cell office:value-type="float" office:value="64.671944344747" calcext:value-type="float">
            <text:p>64.671944344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86365569215529" calcext:value-type="float">
            <text:p>0.3863655692</text:p>
          </table:table-cell>
          <table:table-cell office:value-type="float" office:value="64.7752372458226" calcext:value-type="float">
            <text:p>64.775237245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385817921074612" calcext:value-type="float">
            <text:p>0.3858179211</text:p>
          </table:table-cell>
          <table:table-cell office:value-type="float" office:value="64.878442496001" calcext:value-type="float">
            <text:p>64.8784424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85272595118562" calcext:value-type="float">
            <text:p>0.3852725951</text:p>
          </table:table-cell>
          <table:table-cell office:value-type="float" office:value="64.9815606520465" calcext:value-type="float">
            <text:p>64.98156065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38472957498242" calcext:value-type="float">
            <text:p>0.384729575</text:p>
          </table:table-cell>
          <table:table-cell office:value-type="float" office:value="65.0845922672513" calcext:value-type="float">
            <text:p>65.08459226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84188844462233" calcext:value-type="float">
            <text:p>0.3841888445</text:p>
          </table:table-cell>
          <table:table-cell office:value-type="float" office:value="65.1875378914715" calcext:value-type="float">
            <text:p>65.1875378915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383650387513022" calcext:value-type="float">
            <text:p>0.3836503875</text:p>
          </table:table-cell>
          <table:table-cell office:value-type="float" office:value="65.2903980711636" calcext:value-type="float">
            <text:p>65.290398071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383114188246781" calcext:value-type="float">
            <text:p>0.3831141882</text:p>
          </table:table-cell>
          <table:table-cell office:value-type="float" office:value="65.3931733494197" calcext:value-type="float">
            <text:p>65.393173349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8258023093051" calcext:value-type="float">
            <text:p>0.3825802309</text:p>
          </table:table-cell>
          <table:table-cell office:value-type="float" office:value="65.495864266003" calcext:value-type="float">
            <text:p>65.49586426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82048499984275" calcext:value-type="float">
            <text:p>0.3820485</text:p>
          </table:table-cell>
          <table:table-cell office:value-type="float" office:value="65.5984713573823" calcext:value-type="float">
            <text:p>65.59847135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381518979979299" calcext:value-type="float">
            <text:p>0.38151898</text:p>
          </table:table-cell>
          <table:table-cell office:value-type="float" office:value="65.7009951567663" calcext:value-type="float">
            <text:p>65.700995156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80991655636081" calcext:value-type="float">
            <text:p>0.3809916556</text:p>
          </table:table-cell>
          <table:table-cell office:value-type="float" office:value="65.8034361941378" calcext:value-type="float">
            <text:p>65.803436194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380466511822545" calcext:value-type="float">
            <text:p>0.3804665118</text:p>
          </table:table-cell>
          <table:table-cell office:value-type="float" office:value="65.9057949962866" calcext:value-type="float">
            <text:p>65.905794996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379943533552216" calcext:value-type="float">
            <text:p>0.3799435336</text:p>
          </table:table-cell>
          <table:table-cell office:value-type="float" office:value="66.0080720868431" calcext:value-type="float">
            <text:p>66.008072086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79422705982425" calcext:value-type="float">
            <text:p>0.379422706</text:p>
          </table:table-cell>
          <table:table-cell office:value-type="float" office:value="66.1102679863104" calcext:value-type="float">
            <text:p>66.110267986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378387444282208" calcext:value-type="float">
            <text:p>0.3783874443</text:p>
          </table:table-cell>
          <table:table-cell office:value-type="float" office:value="66.3144182785497" calcext:value-type="float">
            <text:p>66.314418278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7872981169673" calcext:value-type="float">
            <text:p>0.3778729812</text:p>
          </table:table-cell>
          <table:table-cell office:value-type="float" office:value="66.4163736969818" calcext:value-type="float">
            <text:p>66.416373697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77360610790049" calcext:value-type="float">
            <text:p>0.3773606108</text:p>
          </table:table-cell>
          <table:table-cell office:value-type="float" office:value="66.5182499757081" calcext:value-type="float">
            <text:p>66.518249975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76850318993674" calcext:value-type="float">
            <text:p>0.376850319</text:p>
          </table:table-cell>
          <table:table-cell office:value-type="float" office:value="66.6200476200734" calcext:value-type="float">
            <text:p>66.620047620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376342091764462" calcext:value-type="float">
            <text:p>0.3763420918</text:p>
          </table:table-cell>
          <table:table-cell office:value-type="float" office:value="66.7217671324834" calcext:value-type="float">
            <text:p>66.721767132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375835915218289" calcext:value-type="float">
            <text:p>0.3758359152</text:p>
          </table:table-cell>
          <table:table-cell office:value-type="float" office:value="66.8234090124351" calcext:value-type="float">
            <text:p>66.823409012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375331775601398" calcext:value-type="float">
            <text:p>0.3753317756</text:p>
          </table:table-cell>
          <table:table-cell office:value-type="float" office:value="66.924973756546" calcext:value-type="float">
            <text:p>66.92497375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74829659288828" calcext:value-type="float">
            <text:p>0.3748296593</text:p>
          </table:table-cell>
          <table:table-cell office:value-type="float" office:value="67.0264618585833" calcext:value-type="float">
            <text:p>67.026461858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374329552782872" calcext:value-type="float">
            <text:p>0.3743295528</text:p>
          </table:table-cell>
          <table:table-cell office:value-type="float" office:value="67.1278738094938" calcext:value-type="float">
            <text:p>67.127873809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373335315827107" calcext:value-type="float">
            <text:p>0.3733353158</text:p>
          </table:table-cell>
          <table:table-cell office:value-type="float" office:value="67.3304712077864" calcext:value-type="float">
            <text:p>67.330471207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72841159004532" calcext:value-type="float">
            <text:p>0.372841159</text:p>
          </table:table-cell>
          <table:table-cell office:value-type="float" office:value="67.4316576232127" calcext:value-type="float">
            <text:p>67.43165762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.372348959240104" calcext:value-type="float">
            <text:p>0.3723489592</text:p>
          </table:table-cell>
          <table:table-cell office:value-type="float" office:value="67.5327698236561" calcext:value-type="float">
            <text:p>67.532769823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371858703649951" calcext:value-type="float">
            <text:p>0.3718587036</text:p>
          </table:table-cell>
          <table:table-cell office:value-type="float" office:value="67.6338082863812" calcext:value-type="float">
            <text:p>67.633808286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71370379468636" calcext:value-type="float">
            <text:p>0.3713703795</text:p>
          </table:table-cell>
          <table:table-cell office:value-type="float" office:value="67.7347734859988" calcext:value-type="float">
            <text:p>67.73477348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370399474854574" calcext:value-type="float">
            <text:p>0.3703994749</text:p>
          </table:table-cell>
          <table:table-cell office:value-type="float" office:value="67.9364859812443" calcext:value-type="float">
            <text:p>67.936485981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office:value-type="float" office:value="0.369916869470656" calcext:value-type="float">
            <text:p>0.3699168695</text:p>
          </table:table-cell>
          <table:table-cell office:value-type="float" office:value="68.0372342130628" calcext:value-type="float">
            <text:p>68.037234213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369436145590535" calcext:value-type="float">
            <text:p>0.3694361456</text:p>
          </table:table-cell>
          <table:table-cell office:value-type="float" office:value="68.1379110542068" calcext:value-type="float">
            <text:p>68.137911054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368957291020397" calcext:value-type="float">
            <text:p>0.368957291</text:p>
          </table:table-cell>
          <table:table-cell office:value-type="float" office:value="68.2385169664122" calcext:value-type="float">
            <text:p>68.23851696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68480293676779" calcext:value-type="float">
            <text:p>0.3684802937</text:p>
          </table:table-cell>
          <table:table-cell office:value-type="float" office:value="68.3390524089165" calcext:value-type="float">
            <text:p>68.339052408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68005141585287" calcext:value-type="float">
            <text:p>0.3680051416</text:p>
          </table:table-cell>
          <table:table-cell office:value-type="float" office:value="68.4395178384843" calcext:value-type="float">
            <text:p>68.439517838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367531822879338" calcext:value-type="float">
            <text:p>0.3675318229</text:p>
          </table:table-cell>
          <table:table-cell office:value-type="float" office:value="68.539913709432" calcext:value-type="float">
            <text:p>68.539913709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367060325798909" calcext:value-type="float">
            <text:p>0.3670603258</text:p>
          </table:table-cell>
          <table:table-cell office:value-type="float" office:value="68.6402404736515" calcext:value-type="float">
            <text:p>68.640240473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366590638689316" calcext:value-type="float">
            <text:p>0.3665906387</text:p>
          </table:table-cell>
          <table:table-cell office:value-type="float" office:value="68.7404985806353" calcext:value-type="float">
            <text:p>68.740498580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36612275" calcext:value-type="float">
            <text:p>0.36612275</text:p>
          </table:table-cell>
          <table:table-cell office:value-type="float" office:value="68.8406884774997" calcext:value-type="float">
            <text:p>68.840688477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365656648283335" calcext:value-type="float">
            <text:p>0.3656566483</text:p>
          </table:table-cell>
          <table:table-cell office:value-type="float" office:value="68.9408106090087" calcext:value-type="float">
            <text:p>68.94081060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65192322193453" calcext:value-type="float">
            <text:p>0.3651923222</text:p>
          </table:table-cell>
          <table:table-cell office:value-type="float" office:value="69.0408654175974" calcext:value-type="float">
            <text:p>69.040865417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364729760485082" calcext:value-type="float">
            <text:p>0.3647297605</text:p>
          </table:table-cell>
          <table:table-cell office:value-type="float" office:value="69.140853343395" calcext:value-type="float">
            <text:p>69.14085334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64268952012402" calcext:value-type="float">
            <text:p>0.364268952</text:p>
          </table:table-cell>
          <table:table-cell office:value-type="float" office:value="69.2407748242474" calcext:value-type="float">
            <text:p>69.240774824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363809885727919" calcext:value-type="float">
            <text:p>0.3638098857</text:p>
          </table:table-cell>
          <table:table-cell office:value-type="float" office:value="69.3406302957406" calcext:value-type="float">
            <text:p>69.340630295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362896936018535" calcext:value-type="float">
            <text:p>0.362896936</text:p>
          </table:table-cell>
          <table:table-cell office:value-type="float" office:value="69.5401449418234" calcext:value-type="float">
            <text:p>69.540144941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62443030980334" calcext:value-type="float">
            <text:p>0.362443031</text:p>
          </table:table-cell>
          <table:table-cell office:value-type="float" office:value="69.6398049764823" calcext:value-type="float">
            <text:p>69.639804976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61990824901584" calcext:value-type="float">
            <text:p>0.3619908249</text:p>
          </table:table-cell>
          <table:table-cell office:value-type="float" office:value="69.7394007219639" calcext:value-type="float">
            <text:p>69.7394007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61540307210031" calcext:value-type="float">
            <text:p>0.3615403072</text:p>
          </table:table-cell>
          <table:table-cell office:value-type="float" office:value="69.8389326028825" calcext:value-type="float">
            <text:p>69.838932602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361091467425299" calcext:value-type="float">
            <text:p>0.3610914674</text:p>
          </table:table-cell>
          <table:table-cell office:value-type="float" office:value="69.9384010417221" calcext:value-type="float">
            <text:p>69.938401041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60644295157863" calcext:value-type="float">
            <text:p>0.3606442952</text:p>
          </table:table-cell>
          <table:table-cell office:value-type="float" office:value="70.0378064588584" calcext:value-type="float">
            <text:p>70.037806458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360198780108039" calcext:value-type="float">
            <text:p>0.3601987801</text:p>
          </table:table-cell>
          <table:table-cell office:value-type="float" office:value="70.1371492725787" calcext:value-type="float">
            <text:p>70.137149272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359754912064989" calcext:value-type="float">
            <text:p>0.3597549121</text:p>
          </table:table-cell>
          <table:table-cell office:value-type="float" office:value="70.2364298991028" calcext:value-type="float">
            <text:p>70.236429899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359312680905736" calcext:value-type="float">
            <text:p>0.3593126809</text:p>
          </table:table-cell>
          <table:table-cell office:value-type="float" office:value="70.3356487526031" calcext:value-type="float">
            <text:p>70.33564875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358872076594196" calcext:value-type="float">
            <text:p>0.3588720766</text:p>
          </table:table-cell>
          <table:table-cell office:value-type="float" office:value="70.4348062452248" calcext:value-type="float">
            <text:p>70.434806245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58433089180223" calcext:value-type="float">
            <text:p>0.3584330892</text:p>
          </table:table-cell>
          <table:table-cell office:value-type="float" office:value="70.5339027871059" calcext:value-type="float">
            <text:p>70.533902787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35799570879866" calcext:value-type="float">
            <text:p>0.3579957088</text:p>
          </table:table-cell>
          <table:table-cell office:value-type="float" office:value="70.6329387863967" calcext:value-type="float">
            <text:p>70.63293878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357559925668413" calcext:value-type="float">
            <text:p>0.3575599257</text:p>
          </table:table-cell>
          <table:table-cell office:value-type="float" office:value="70.7319146492794" calcext:value-type="float">
            <text:p>70.731914649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57125730091531" calcext:value-type="float">
            <text:p>0.3571257301</text:p>
          </table:table-cell>
          <table:table-cell office:value-type="float" office:value="70.8308307799872" calcext:value-type="float">
            <text:p>70.8308307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356693112452297" calcext:value-type="float">
            <text:p>0.3566931125</text:p>
          </table:table-cell>
          <table:table-cell office:value-type="float" office:value="70.9296875808236" calcext:value-type="float">
            <text:p>70.929687580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355832572929733" calcext:value-type="float">
            <text:p>0.3558325729</text:p>
          </table:table-cell>
          <table:table-cell office:value-type="float" office:value="71.1272247925601" calcext:value-type="float">
            <text:p>71.127224792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55404632218161" calcext:value-type="float">
            <text:p>0.3554046322</text:p>
          </table:table-cell>
          <table:table-cell office:value-type="float" office:value="71.2259059985871" calcext:value-type="float">
            <text:p>71.225905998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35497823178602" calcext:value-type="float">
            <text:p>0.3549782318</text:p>
          </table:table-cell>
          <table:table-cell office:value-type="float" office:value="71.3245294650334" calcext:value-type="float">
            <text:p>71.32452946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354553362415592" calcext:value-type="float">
            <text:p>0.3545533624</text:p>
          </table:table-cell>
          <table:table-cell office:value-type="float" office:value="71.4230955848326" calcext:value-type="float">
            <text:p>71.423095584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354130014966203" calcext:value-type="float">
            <text:p>0.354130015</text:p>
          </table:table-cell>
          <table:table-cell office:value-type="float" office:value="71.5216047490995" calcext:value-type="float">
            <text:p>71.521604749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53708180373395" calcext:value-type="float">
            <text:p>0.3537081804</text:p>
          </table:table-cell>
          <table:table-cell office:value-type="float" office:value="71.6200573471469" calcext:value-type="float">
            <text:p>71.620057347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353287849648115" calcext:value-type="float">
            <text:p>0.3532878496</text:p>
          </table:table-cell>
          <table:table-cell office:value-type="float" office:value="71.7184537665037" calcext:value-type="float">
            <text:p>71.71845376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52869013875907" calcext:value-type="float">
            <text:p>0.3528690139</text:p>
          </table:table-cell>
          <table:table-cell office:value-type="float" office:value="71.8167943929324" calcext:value-type="float">
            <text:p>71.816794392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52451664216117" calcext:value-type="float">
            <text:p>0.3524516642</text:p>
          </table:table-cell>
          <table:table-cell office:value-type="float" office:value="71.9150796104459" calcext:value-type="float">
            <text:p>71.915079610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352035791901114" calcext:value-type="float">
            <text:p>0.3520357919</text:p>
          </table:table-cell>
          <table:table-cell office:value-type="float" office:value="72.013309801325" calcext:value-type="float">
            <text:p>72.013309801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351621388235513" calcext:value-type="float">
            <text:p>0.3516213882</text:p>
          </table:table-cell>
          <table:table-cell office:value-type="float" office:value="72.1114853461351" calcext:value-type="float">
            <text:p>72.111485346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51208444595411" calcext:value-type="float">
            <text:p>0.3512084446</text:p>
          </table:table-cell>
          <table:table-cell office:value-type="float" office:value="72.2096066237429" calcext:value-type="float">
            <text:p>72.2096066237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50796952427635" calcext:value-type="float">
            <text:p>0.3507969524</text:p>
          </table:table-cell>
          <table:table-cell office:value-type="float" office:value="72.3076740113332" calcext:value-type="float">
            <text:p>72.3076740113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350386903248997" calcext:value-type="float">
            <text:p>0.3503869032</text:p>
          </table:table-cell>
          <table:table-cell office:value-type="float" office:value="72.4056878844251" calcext:value-type="float">
            <text:p>72.405687884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349978288645559" calcext:value-type="float">
            <text:p>0.3499782886</text:p>
          </table:table-cell>
          <table:table-cell office:value-type="float" office:value="72.5036486168883" calcext:value-type="float">
            <text:p>72.503648616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349165329850444" calcext:value-type="float">
            <text:p>0.3491653299</text:p>
          </table:table-cell>
          <table:table-cell office:value-type="float" office:value="72.6994121472566" calcext:value-type="float">
            <text:p>72.69941214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48760969170666" calcext:value-type="float">
            <text:p>0.3487609692</text:p>
          </table:table-cell>
          <table:table-cell office:value-type="float" office:value="72.7972156847984" calcext:value-type="float">
            <text:p>72.79721568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348358010088479" calcext:value-type="float">
            <text:p>0.3483580101</text:p>
          </table:table-cell>
          <table:table-cell office:value-type="float" office:value="72.894967561016" calcext:value-type="float">
            <text:p>72.89496756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47956444525505" calcext:value-type="float">
            <text:p>0.3479564445</text:p>
          </table:table-cell>
          <table:table-cell office:value-type="float" office:value="72.9926681417708" calcext:value-type="float">
            <text:p>72.992668141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3475562644684" calcext:value-type="float">
            <text:p>0.3475562645</text:p>
          </table:table-cell>
          <table:table-cell office:value-type="float" office:value="73.0903177913687" calcext:value-type="float">
            <text:p>73.090317791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47157461968188" calcext:value-type="float">
            <text:p>0.347157462</text:p>
          </table:table-cell>
          <table:table-cell office:value-type="float" office:value="73.187916872576" calcext:value-type="float">
            <text:p>73.187916872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34676002913959" calcext:value-type="float">
            <text:p>0.3467600291</text:p>
          </table:table-cell>
          <table:table-cell office:value-type="float" office:value="73.2854657466342" calcext:value-type="float">
            <text:p>73.285465746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346363958160375" calcext:value-type="float">
            <text:p>0.3463639582</text:p>
          </table:table-cell>
          <table:table-cell office:value-type="float" office:value="73.3829647732749" calcext:value-type="float">
            <text:p>73.382964773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45969241270711" calcext:value-type="float">
            <text:p>0.3459692413</text:p>
          </table:table-cell>
          <table:table-cell office:value-type="float" office:value="73.4804143107343" calcext:value-type="float">
            <text:p>73.480414310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345183839028889" calcext:value-type="float">
            <text:p>0.345183839</text:p>
          </table:table-cell>
          <table:table-cell office:value-type="float" office:value="73.6751663436675" calcext:value-type="float">
            <text:p>73.675166343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44793138463359" calcext:value-type="float">
            <text:p>0.3447931385</text:p>
          </table:table-cell>
          <table:table-cell office:value-type="float" office:value="73.7724695482697" calcext:value-type="float">
            <text:p>73.772469548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344403761559398" calcext:value-type="float">
            <text:p>0.3444037616</text:p>
          </table:table-cell>
          <table:table-cell office:value-type="float" office:value="73.869724681976" calcext:value-type="float">
            <text:p>73.86972468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44015700859755" calcext:value-type="float">
            <text:p>0.3440157009</text:p>
          </table:table-cell>
          <table:table-cell office:value-type="float" office:value="73.9669320957643" calcext:value-type="float">
            <text:p>73.966932095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.343628948965859" calcext:value-type="float">
            <text:p>0.343628949</text:p>
          </table:table-cell>
          <table:table-cell office:value-type="float" office:value="74.064092139203" calcext:value-type="float">
            <text:p>74.064092139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34285934229092" calcext:value-type="float">
            <text:p>0.3428593423</text:p>
          </table:table-cell>
          <table:table-cell office:value-type="float" office:value="74.2582715063429" calcext:value-type="float">
            <text:p>74.258271506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42476473000872" calcext:value-type="float">
            <text:p>0.342476473</text:p>
          </table:table-cell>
          <table:table-cell office:value-type="float" office:value="74.3552915222587" calcext:value-type="float">
            <text:p>74.35529152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342094883497415" calcext:value-type="float">
            <text:p>0.3420948835</text:p>
          </table:table-cell>
          <table:table-cell office:value-type="float" office:value="74.452265552282" calcext:value-type="float">
            <text:p>74.45226555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41714566666667" calcext:value-type="float">
            <text:p>0.3417145667</text:p>
          </table:table-cell>
          <table:table-cell office:value-type="float" office:value="74.5491939391401" calcext:value-type="float">
            <text:p>74.549193939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341335515449981" calcext:value-type="float">
            <text:p>0.3413355154</text:p>
          </table:table-cell>
          <table:table-cell office:value-type="float" office:value="74.6460770242328" calcext:value-type="float">
            <text:p>74.64607702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40957722843403" calcext:value-type="float">
            <text:p>0.3409577228</text:p>
          </table:table-cell>
          <table:table-cell office:value-type="float" office:value="74.742915147645" calcext:value-type="float">
            <text:p>74.742915147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340581181897119" calcext:value-type="float">
            <text:p>0.3405811819</text:p>
          </table:table-cell>
          <table:table-cell office:value-type="float" office:value="74.8397086481596" calcext:value-type="float">
            <text:p>74.839708648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40205885714924" calcext:value-type="float">
            <text:p>0.3402058857</text:p>
          </table:table-cell>
          <table:table-cell office:value-type="float" office:value="74.9364578632709" calcext:value-type="float">
            <text:p>74.936457863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339831827453691" calcext:value-type="float">
            <text:p>0.3398318275</text:p>
          </table:table-cell>
          <table:table-cell office:value-type="float" office:value="75.0331631291969" calcext:value-type="float">
            <text:p>75.033163129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339459000322845" calcext:value-type="float">
            <text:p>0.3394590003</text:p>
          </table:table-cell>
          <table:table-cell office:value-type="float" office:value="75.1298247808921" calcext:value-type="float">
            <text:p>75.129824780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339087397583845" calcext:value-type="float">
            <text:p>0.3390873976</text:p>
          </table:table-cell>
          <table:table-cell office:value-type="float" office:value="75.2264431520604" calcext:value-type="float">
            <text:p>75.226443152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38717012549676" calcext:value-type="float">
            <text:p>0.3387170125</text:p>
          </table:table-cell>
          <table:table-cell office:value-type="float" office:value="75.3230185751671" calcext:value-type="float">
            <text:p>75.323018575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338347838584339" calcext:value-type="float">
            <text:p>0.3383478386</text:p>
          </table:table-cell>
          <table:table-cell office:value-type="float" office:value="75.4195513814515" calcext:value-type="float">
            <text:p>75.419551381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37979869102354" calcext:value-type="float">
            <text:p>0.3379798691</text:p>
          </table:table-cell>
          <table:table-cell office:value-type="float" office:value="75.5160419009393" calcext:value-type="float">
            <text:p>75.516041900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337613097568268" calcext:value-type="float">
            <text:p>0.3376130976</text:p>
          </table:table-cell>
          <table:table-cell office:value-type="float" office:value="75.6124904624544" calcext:value-type="float">
            <text:p>75.612490462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36883122449183" calcext:value-type="float">
            <text:p>0.3368831224</text:p>
          </table:table-cell>
          <table:table-cell office:value-type="float" office:value="75.8052630209259" calcext:value-type="float">
            <text:p>75.8052630209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36519906039044" calcext:value-type="float">
            <text:p>0.336519906</text:p>
          </table:table-cell>
          <table:table-cell office:value-type="float" office:value="75.9015876696301" calcext:value-type="float">
            <text:p>75.901587669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336157861925577" calcext:value-type="float">
            <text:p>0.3361578619</text:p>
          </table:table-cell>
          <table:table-cell office:value-type="float" office:value="75.9978716638804" calcext:value-type="float">
            <text:p>75.997871663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35796983816257" calcext:value-type="float">
            <text:p>0.3357969838</text:p>
          </table:table-cell>
          <table:table-cell office:value-type="float" office:value="76.0941153266713" calcext:value-type="float">
            <text:p>76.094115326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35437265465744" calcext:value-type="float">
            <text:p>0.3354372655</text:p>
          </table:table-cell>
          <table:table-cell office:value-type="float" office:value="76.1903189798664" calcext:value-type="float">
            <text:p>76.190318979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3507870067543" calcext:value-type="float">
            <text:p>0.3350787007</text:p>
          </table:table-cell>
          <table:table-cell office:value-type="float" office:value="76.2864829442101" calcext:value-type="float">
            <text:p>76.286482944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33472128329299" calcext:value-type="float">
            <text:p>0.3347212833</text:p>
          </table:table-cell>
          <table:table-cell office:value-type="float" office:value="76.3826075393386" calcext:value-type="float">
            <text:p>76.382607539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34365007211938" calcext:value-type="float">
            <text:p>0.3343650072</text:p>
          </table:table-cell>
          <table:table-cell office:value-type="float" office:value="76.4786930837914" calcext:value-type="float">
            <text:p>76.478693083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33400986637119" calcext:value-type="float">
            <text:p>0.3340098664</text:p>
          </table:table-cell>
          <table:table-cell office:value-type="float" office:value="76.5747398950225" calcext:value-type="float">
            <text:p>76.5747398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333655854754631" calcext:value-type="float">
            <text:p>0.3336558548</text:p>
          </table:table-cell>
          <table:table-cell office:value-type="float" office:value="76.6707482894116" calcext:value-type="float">
            <text:p>76.670748289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333302966390685" calcext:value-type="float">
            <text:p>0.3333029664</text:p>
          </table:table-cell>
          <table:table-cell office:value-type="float" office:value="76.7667185822746" calcext:value-type="float">
            <text:p>76.766718582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32951195351893" calcext:value-type="float">
            <text:p>0.3329511954</text:p>
          </table:table-cell>
          <table:table-cell office:value-type="float" office:value="76.8626510878751" calcext:value-type="float">
            <text:p>76.862651087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332600535754496" calcext:value-type="float">
            <text:p>0.3326005358</text:p>
          </table:table-cell>
          <table:table-cell office:value-type="float" office:value="76.9585461194351" calcext:value-type="float">
            <text:p>76.958546119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32250981758021" calcext:value-type="float">
            <text:p>0.3322509818</text:p>
          </table:table-cell>
          <table:table-cell office:value-type="float" office:value="77.0544039891454" calcext:value-type="float">
            <text:p>77.054403989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331902527564872" calcext:value-type="float">
            <text:p>0.3319025276</text:p>
          </table:table-cell>
          <table:table-cell office:value-type="float" office:value="77.1502250081768" calcext:value-type="float">
            <text:p>77.150225008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331208895610131" calcext:value-type="float">
            <text:p>0.3312088956</text:p>
          </table:table-cell>
          <table:table-cell office:value-type="float" office:value="77.3417577338472" calcext:value-type="float">
            <text:p>77.341757733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330519594351814" calcext:value-type="float">
            <text:p>0.3305195944</text:p>
          </table:table-cell>
          <table:table-cell office:value-type="float" office:value="77.5331467658062" calcext:value-type="float">
            <text:p>77.533146765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30176553684033" calcext:value-type="float">
            <text:p>0.3301765537</text:p>
          </table:table-cell>
          <table:table-cell office:value-type="float" office:value="77.628788164029" calcext:value-type="float">
            <text:p>77.62878816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329834578912123" calcext:value-type="float">
            <text:p>0.3298345789</text:p>
          </table:table-cell>
          <table:table-cell office:value-type="float" office:value="77.7243945577579" calcext:value-type="float">
            <text:p>77.72439455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29493664527576" calcext:value-type="float">
            <text:p>0.3294936645</text:p>
          </table:table-cell>
          <table:table-cell office:value-type="float" office:value="77.8199662513134" calcext:value-type="float">
            <text:p>77.819966251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29153805061655" calcext:value-type="float">
            <text:p>0.3291538051</text:p>
          </table:table-cell>
          <table:table-cell office:value-type="float" office:value="77.915503548078" calcext:value-type="float">
            <text:p>77.915503548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 calcext:value-type="float">
            <text:p>18</text:p>
          </table:table-cell>
          <table:table-cell office:value-type="float" office:value="0.328814995085027" calcext:value-type="float">
            <text:p>0.3288149951</text:p>
          </table:table-cell>
          <table:table-cell office:value-type="float" office:value="78.0110067505067" calcext:value-type="float">
            <text:p>78.011006750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3284772292074" calcext:value-type="float">
            <text:p>0.3284772292</text:p>
          </table:table-cell>
          <table:table-cell office:value-type="float" office:value="78.1064761601361" calcext:value-type="float">
            <text:p>78.106476160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28140502077162" calcext:value-type="float">
            <text:p>0.3281405021</text:p>
          </table:table-cell>
          <table:table-cell office:value-type="float" office:value="78.2019120775947" calcext:value-type="float">
            <text:p>78.201912077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327804808381022" calcext:value-type="float">
            <text:p>0.3278048084</text:p>
          </table:table-cell>
          <table:table-cell office:value-type="float" office:value="78.2973148026128" calcext:value-type="float">
            <text:p>78.297314802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27470142843664" calcext:value-type="float">
            <text:p>0.3274701428</text:p>
          </table:table-cell>
          <table:table-cell office:value-type="float" office:value="78.3926846340315" calcext:value-type="float">
            <text:p>78.3926846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.327136500227394" calcext:value-type="float">
            <text:p>0.3271365002</text:p>
          </table:table-cell>
          <table:table-cell office:value-type="float" office:value="78.488021869813" calcext:value-type="float">
            <text:p>78.488021869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26803875331794" calcext:value-type="float">
            <text:p>0.3268038753</text:p>
          </table:table-cell>
          <table:table-cell office:value-type="float" office:value="78.5833268070498" calcext:value-type="float">
            <text:p>78.58332680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32647226299339" calcext:value-type="float">
            <text:p>0.326472263</text:p>
          </table:table-cell>
          <table:table-cell office:value-type="float" office:value="78.6785997419742" calcext:value-type="float">
            <text:p>78.67859974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325812055516936" calcext:value-type="float">
            <text:p>0.3258120555</text:p>
          </table:table-cell>
          <table:table-cell office:value-type="float" office:value="78.8690507855699" calcext:value-type="float">
            <text:p>78.869050785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325483450233613" calcext:value-type="float">
            <text:p>0.3254834502</text:p>
          </table:table-cell>
          <table:table-cell office:value-type="float" office:value="78.9642294824891" calcext:value-type="float">
            <text:p>78.96422948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25155837216286" calcext:value-type="float">
            <text:p>0.3251558372</text:p>
          </table:table-cell>
          <table:table-cell office:value-type="float" office:value="79.05937735361" calcext:value-type="float">
            <text:p>79.05937735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324829211481195" calcext:value-type="float">
            <text:p>0.3248292115</text:p>
          </table:table-cell>
          <table:table-cell office:value-type="float" office:value="79.1544946910036" calcext:value-type="float">
            <text:p>79.15449469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324503568079554" calcext:value-type="float">
            <text:p>0.3245035681</text:p>
          </table:table-cell>
          <table:table-cell office:value-type="float" office:value="79.249581785936" calcext:value-type="float">
            <text:p>79.249581785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24178902097235" calcext:value-type="float">
            <text:p>0.3241789021</text:p>
          </table:table-cell>
          <table:table-cell office:value-type="float" office:value="79.3446389288775" calcext:value-type="float">
            <text:p>79.344638928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2385520865446" calcext:value-type="float">
            <text:p>0.3238552087</text:p>
          </table:table-cell>
          <table:table-cell office:value-type="float" office:value="79.4396664095119" calcext:value-type="float">
            <text:p>79.439666409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23532482905487" calcext:value-type="float">
            <text:p>0.3235324829</text:p>
          </table:table-cell>
          <table:table-cell office:value-type="float" office:value="79.5346645167449" calcext:value-type="float">
            <text:p>79.534664516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.32321072003831" calcext:value-type="float">
            <text:p>0.32321072</text:p>
          </table:table-cell>
          <table:table-cell office:value-type="float" office:value="79.6296335387129" calcext:value-type="float">
            <text:p>79.629633538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322570063868192" calcext:value-type="float">
            <text:p>0.3225700639</text:p>
          </table:table-cell>
          <table:table-cell office:value-type="float" office:value="79.8194854756078" calcext:value-type="float">
            <text:p>79.819485475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322251161107217" calcext:value-type="float">
            <text:p>0.3222511611</text:p>
          </table:table-cell>
          <table:table-cell office:value-type="float" office:value="79.914368963041" calcext:value-type="float">
            <text:p>79.91436896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321933202311384" calcext:value-type="float">
            <text:p>0.3219332023</text:p>
          </table:table-cell>
          <table:table-cell office:value-type="float" office:value="80.0092245102396" calcext:value-type="float">
            <text:p>80.009224510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21616182832905" calcext:value-type="float">
            <text:p>0.3216161828</text:p>
          </table:table-cell>
          <table:table-cell office:value-type="float" office:value="80.1040524016251" calcext:value-type="float">
            <text:p>80.104052401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321300098055969" calcext:value-type="float">
            <text:p>0.3213000981</text:p>
          </table:table-cell>
          <table:table-cell office:value-type="float" office:value="80.1988529209019" calcext:value-type="float">
            <text:p>80.198852920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20670714301654" calcext:value-type="float">
            <text:p>0.3206707143</text:p>
          </table:table-cell>
          <table:table-cell office:value-type="float" office:value="80.3883729744112" calcext:value-type="float">
            <text:p>80.388372974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35740625" calcext:value-type="float">
            <text:p>0.3203574063</text:p>
          </table:table-cell>
          <table:table-cell office:value-type="float" office:value="80.4830930725418" calcext:value-type="float">
            <text:p>80.48309307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320045014750787" calcext:value-type="float">
            <text:p>0.3200450148</text:p>
          </table:table-cell>
          <table:table-cell office:value-type="float" office:value="80.5777869263765" calcext:value-type="float">
            <text:p>80.577786926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319733535343903" calcext:value-type="float">
            <text:p>0.3197335353</text:p>
          </table:table-cell>
          <table:table-cell office:value-type="float" office:value="80.672454816159" calcext:value-type="float">
            <text:p>80.672454816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319422963599562" calcext:value-type="float">
            <text:p>0.3194229636</text:p>
          </table:table-cell>
          <table:table-cell office:value-type="float" office:value="80.7670970214654" calcext:value-type="float">
            <text:p>80.767097021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.319113295118041" calcext:value-type="float">
            <text:p>0.3191132951</text:p>
          </table:table-cell>
          <table:table-cell office:value-type="float" office:value="80.8617138212127" calcext:value-type="float">
            <text:p>80.861713821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318804525529416" calcext:value-type="float">
            <text:p>0.3188045255</text:p>
          </table:table-cell>
          <table:table-cell office:value-type="float" office:value="80.9563054936664" calcext:value-type="float">
            <text:p>80.956305493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318496650493302" calcext:value-type="float">
            <text:p>0.3184966505</text:p>
          </table:table-cell>
          <table:table-cell office:value-type="float" office:value="81.0508723164495" calcext:value-type="float">
            <text:p>81.050872316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318189665698602" calcext:value-type="float">
            <text:p>0.3181896657</text:p>
          </table:table-cell>
          <table:table-cell office:value-type="float" office:value="81.1454145665491" calcext:value-type="float">
            <text:p>81.145414566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17883566863248" calcext:value-type="float">
            <text:p>0.3178835669</text:p>
          </table:table-cell>
          <table:table-cell office:value-type="float" office:value="81.2399325203256" calcext:value-type="float">
            <text:p>81.239932520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317578349733951" calcext:value-type="float">
            <text:p>0.3175783497</text:p>
          </table:table-cell>
          <table:table-cell office:value-type="float" office:value="81.3344264535199" calcext:value-type="float">
            <text:p>81.334426453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17274010085957" calcext:value-type="float">
            <text:p>0.3172740101</text:p>
          </table:table-cell>
          <table:table-cell office:value-type="float" office:value="81.4288966412616" calcext:value-type="float">
            <text:p>81.42889664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316970543722795" calcext:value-type="float">
            <text:p>0.3169705437</text:p>
          </table:table-cell>
          <table:table-cell office:value-type="float" office:value="81.5233433580765" calcext:value-type="float">
            <text:p>81.523343358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31666794647604" calcext:value-type="float">
            <text:p>0.3166679465</text:p>
          </table:table-cell>
          <table:table-cell office:value-type="float" office:value="81.6177668778947" calcext:value-type="float">
            <text:p>81.617766877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.316366214205068" calcext:value-type="float">
            <text:p>0.3163662142</text:p>
          </table:table-cell>
          <table:table-cell office:value-type="float" office:value="81.7121674740579" calcext:value-type="float">
            <text:p>81.712167474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315765328165566" calcext:value-type="float">
            <text:p>0.3157653282</text:p>
          </table:table-cell>
          <table:table-cell office:value-type="float" office:value="81.9009009858921" calcext:value-type="float">
            <text:p>81.900900985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315466166252674" calcext:value-type="float">
            <text:p>0.3154661663</text:p>
          </table:table-cell>
          <table:table-cell office:value-type="float" office:value="81.9952344453751" calcext:value-type="float">
            <text:p>81.995234445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315167853026377" calcext:value-type="float">
            <text:p>0.315167853</text:p>
          </table:table-cell>
          <table:table-cell office:value-type="float" office:value="82.089546068842" calcext:value-type="float">
            <text:p>82.089546068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14870384481544" calcext:value-type="float">
            <text:p>0.3148703845</text:p>
          </table:table-cell>
          <table:table-cell office:value-type="float" office:value="82.1838361268084" calcext:value-type="float">
            <text:p>82.183836126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314573756639458" calcext:value-type="float">
            <text:p>0.3145737566</text:p>
          </table:table-cell>
          <table:table-cell office:value-type="float" office:value="82.278104889247" calcext:value-type="float">
            <text:p>82.278104889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14277965547587" calcext:value-type="float">
            <text:p>0.3142779655</text:p>
          </table:table-cell>
          <table:table-cell office:value-type="float" office:value="82.3723526255954" calcext:value-type="float">
            <text:p>82.372352625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313983007279369" calcext:value-type="float">
            <text:p>0.3139830073</text:p>
          </table:table-cell>
          <table:table-cell office:value-type="float" office:value="82.4665796047634" calcext:value-type="float">
            <text:p>82.46657960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313688877933987" calcext:value-type="float">
            <text:p>0.3136888779</text:p>
          </table:table-cell>
          <table:table-cell office:value-type="float" office:value="82.56078609514" calcext:value-type="float">
            <text:p>82.560786095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313395573636159" calcext:value-type="float">
            <text:p>0.3133955736</text:p>
          </table:table-cell>
          <table:table-cell office:value-type="float" office:value="82.6549723646015" calcext:value-type="float">
            <text:p>82.654972364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313103090535917" calcext:value-type="float">
            <text:p>0.3131030905</text:p>
          </table:table-cell>
          <table:table-cell office:value-type="float" office:value="82.749138680518" calcext:value-type="float">
            <text:p>82.749138680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312811424808398" calcext:value-type="float">
            <text:p>0.3128114248</text:p>
          </table:table-cell>
          <table:table-cell office:value-type="float" office:value="82.8432853097611" calcext:value-type="float">
            <text:p>82.843285309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12520572653634" calcext:value-type="float">
            <text:p>0.3125205727</text:p>
          </table:table-cell>
          <table:table-cell office:value-type="float" office:value="82.937412518711" calcext:value-type="float">
            <text:p>82.937412518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.312230530296344" calcext:value-type="float">
            <text:p>0.3122305303</text:p>
          </table:table-cell>
          <table:table-cell office:value-type="float" office:value="83.0315205732636" calcext:value-type="float">
            <text:p>83.031520573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311941293985727" calcext:value-type="float">
            <text:p>0.311941294</text:p>
          </table:table-cell>
          <table:table-cell office:value-type="float" office:value="83.1256097388379" calcext:value-type="float">
            <text:p>83.125609738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311652859995259" calcext:value-type="float">
            <text:p>0.31165286</text:p>
          </table:table-cell>
          <table:table-cell office:value-type="float" office:value="83.2196802803827" calcext:value-type="float">
            <text:p>83.219680280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311078384188853" calcext:value-type="float">
            <text:p>0.3110783842</text:p>
          </table:table-cell>
          <table:table-cell office:value-type="float" office:value="83.4077665488726" calcext:value-type="float">
            <text:p>83.407766548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310792335039449" calcext:value-type="float">
            <text:p>0.310792335</text:p>
          </table:table-cell>
          <table:table-cell office:value-type="float" office:value="83.5017828034293" calcext:value-type="float">
            <text:p>83.501782803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310507073542866" calcext:value-type="float">
            <text:p>0.3105070735</text:p>
          </table:table-cell>
          <table:table-cell office:value-type="float" office:value="83.5957814891938" calcext:value-type="float">
            <text:p>83.595781489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310222596090984" calcext:value-type="float">
            <text:p>0.3102225961</text:p>
          </table:table-cell>
          <table:table-cell office:value-type="float" office:value="83.689762868871" calcext:value-type="float">
            <text:p>83.689762868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309938899098775" calcext:value-type="float">
            <text:p>0.3099388991</text:p>
          </table:table-cell>
          <table:table-cell office:value-type="float" office:value="83.7837272047377" calcext:value-type="float">
            <text:p>83.783727204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09655979004121" calcext:value-type="float">
            <text:p>0.309655979</text:p>
          </table:table-cell>
          <table:table-cell office:value-type="float" office:value="83.8776747586496" calcext:value-type="float">
            <text:p>83.877674758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309373832267626" calcext:value-type="float">
            <text:p>0.3093738323</text:p>
          </table:table-cell>
          <table:table-cell office:value-type="float" office:value="83.9716057920482" calcext:value-type="float">
            <text:p>83.97160579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09092455372423" calcext:value-type="float">
            <text:p>0.3090924554</text:p>
          </table:table-cell>
          <table:table-cell office:value-type="float" office:value="84.0655205659677" calcext:value-type="float">
            <text:p>84.06552056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.308811844823999" calcext:value-type="float">
            <text:p>0.3088118448</text:p>
          </table:table-cell>
          <table:table-cell office:value-type="float" office:value="84.1594193410418" calcext:value-type="float">
            <text:p>84.15941934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08531997150005" calcext:value-type="float">
            <text:p>0.3085319972</text:p>
          </table:table-cell>
          <table:table-cell office:value-type="float" office:value="84.2533023775104" calcext:value-type="float">
            <text:p>84.253302377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30825290890008" calcext:value-type="float">
            <text:p>0.3082529089</text:p>
          </table:table-cell>
          <table:table-cell office:value-type="float" office:value="84.3471699352265" calcext:value-type="float">
            <text:p>84.3471699352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07974576645671" calcext:value-type="float">
            <text:p>0.3079745766</text:p>
          </table:table-cell>
          <table:table-cell office:value-type="float" office:value="84.4410222736624" calcext:value-type="float">
            <text:p>84.441022273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07696996979858" calcext:value-type="float">
            <text:p>0.307696997</text:p>
          </table:table-cell>
          <table:table-cell office:value-type="float" office:value="84.5348596519175" calcext:value-type="float">
            <text:p>84.53485965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07420166517174" calcext:value-type="float">
            <text:p>0.3074201665</text:p>
          </table:table-cell>
          <table:table-cell office:value-type="float" office:value="84.6286823287236" calcext:value-type="float">
            <text:p>84.6286823287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307144081893437" calcext:value-type="float">
            <text:p>0.3071440819</text:p>
          </table:table-cell>
          <table:table-cell office:value-type="float" office:value="84.7224905624526" calcext:value-type="float">
            <text:p>84.72249056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06594136811459" calcext:value-type="float">
            <text:p>0.3065941368</text:p>
          </table:table-cell>
          <table:table-cell office:value-type="float" office:value="84.9100647324054" calcext:value-type="float">
            <text:p>84.91006473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306320269729729" calcext:value-type="float">
            <text:p>0.3063202697</text:p>
          </table:table-cell>
          <table:table-cell office:value-type="float" office:value="85.0038311836309" calcext:value-type="float">
            <text:p>85.003831183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306047135239633" calcext:value-type="float">
            <text:p>0.3060471352</text:p>
          </table:table-cell>
          <table:table-cell office:value-type="float" office:value="85.0975842217962" calcext:value-type="float">
            <text:p>85.09758422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305774730080859" calcext:value-type="float">
            <text:p>0.3057747301</text:p>
          </table:table-cell>
          <table:table-cell office:value-type="float" office:value="85.1913241035707" calcext:value-type="float">
            <text:p>85.191324103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305503051013374" calcext:value-type="float">
            <text:p>0.305503051</text:p>
          </table:table-cell>
          <table:table-cell office:value-type="float" office:value="85.2850510853029" calcext:value-type="float">
            <text:p>85.2850510853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0523209481726" calcext:value-type="float">
            <text:p>0.3052320948</text:p>
          </table:table-cell>
          <table:table-cell office:value-type="float" office:value="85.378765423027" calcext:value-type="float">
            <text:p>85.37876542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304961858292553" calcext:value-type="float">
            <text:p>0.3049618583</text:p>
          </table:table-cell>
          <table:table-cell office:value-type="float" office:value="85.4724673724691" calcext:value-type="float">
            <text:p>85.472467372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304692338259085" calcext:value-type="float">
            <text:p>0.3046923383</text:p>
          </table:table-cell>
          <table:table-cell office:value-type="float" office:value="85.5661571890538" calcext:value-type="float">
            <text:p>85.566157189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.304423531556331" calcext:value-type="float">
            <text:p>0.3044235316</text:p>
          </table:table-cell>
          <table:table-cell office:value-type="float" office:value="85.659835127911" calcext:value-type="float">
            <text:p>85.659835127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.303888045598115" calcext:value-type="float">
            <text:p>0.3038880456</text:p>
          </table:table-cell>
          <table:table-cell office:value-type="float" office:value="85.847156391524" calcext:value-type="float">
            <text:p>85.847156391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303621360118402" calcext:value-type="float">
            <text:p>0.3036213601</text:p>
          </table:table-cell>
          <table:table-cell office:value-type="float" office:value="85.9408002251214" calcext:value-type="float">
            <text:p>85.940800225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303355375520594" calcext:value-type="float">
            <text:p>0.3033553755</text:p>
          </table:table-cell>
          <table:table-cell office:value-type="float" office:value="86.0344331986867" calcext:value-type="float">
            <text:p>86.034433198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03090088740057" calcext:value-type="float">
            <text:p>0.3030900887</text:p>
          </table:table-cell>
          <table:table-cell office:value-type="float" office:value="86.1280555659699" calcext:value-type="float">
            <text:p>86.12805556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30282549673088" calcext:value-type="float">
            <text:p>0.3028254967</text:p>
          </table:table-cell>
          <table:table-cell office:value-type="float" office:value="86.2216675804641" calcext:value-type="float">
            <text:p>86.221667580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.302298384935738" calcext:value-type="float">
            <text:p>0.3022983849</text:p>
          </table:table-cell>
          <table:table-cell office:value-type="float" office:value="86.4088615638103" calcext:value-type="float">
            <text:p>86.40886156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02035859150278" calcext:value-type="float">
            <text:p>0.3020358592</text:p>
          </table:table-cell>
          <table:table-cell office:value-type="float" office:value="86.5024440384202" calcext:value-type="float">
            <text:p>86.502444038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301774016136906" calcext:value-type="float">
            <text:p>0.3017740161</text:p>
          </table:table-cell>
          <table:table-cell office:value-type="float" office:value="86.596017171769" calcext:value-type="float">
            <text:p>86.596017171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01512852941176" calcext:value-type="float">
            <text:p>0.3015128529</text:p>
          </table:table-cell>
          <table:table-cell office:value-type="float" office:value="86.6895812161592" calcext:value-type="float">
            <text:p>86.68958121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30125236662651" calcext:value-type="float">
            <text:p>0.3012523666</text:p>
          </table:table-cell>
          <table:table-cell office:value-type="float" office:value="86.7831364236737" calcext:value-type="float">
            <text:p>86.783136423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300992554274058" calcext:value-type="float">
            <text:p>0.3009925543</text:p>
          </table:table-cell>
          <table:table-cell office:value-type="float" office:value="86.8766830461821" calcext:value-type="float">
            <text:p>86.876683046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300733412982559" calcext:value-type="float">
            <text:p>0.300733413</text:p>
          </table:table-cell>
          <table:table-cell office:value-type="float" office:value="86.9702213353467" calcext:value-type="float">
            <text:p>86.970221335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.300474939868211" calcext:value-type="float">
            <text:p>0.3004749399</text:p>
          </table:table-cell>
          <table:table-cell office:value-type="float" office:value="87.0637515426294" calcext:value-type="float">
            <text:p>87.063751542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.300217132064529" calcext:value-type="float">
            <text:p>0.3002171321</text:p>
          </table:table-cell>
          <table:table-cell office:value-type="float" office:value="87.157273919297" calcext:value-type="float">
            <text:p>87.157273919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299959986722215" calcext:value-type="float">
            <text:p>0.2999599867</text:p>
          </table:table-cell>
          <table:table-cell office:value-type="float" office:value="87.2507887164277" calcext:value-type="float">
            <text:p>87.250788716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299703501009026" calcext:value-type="float">
            <text:p>0.299703501</text:p>
          </table:table-cell>
          <table:table-cell office:value-type="float" office:value="87.3442961849175" calcext:value-type="float">
            <text:p>87.344296184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299447672109644" calcext:value-type="float">
            <text:p>0.2994476721</text:p>
          </table:table-cell>
          <table:table-cell office:value-type="float" office:value="87.4377965754856" calcext:value-type="float">
            <text:p>87.437796575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299192497225541" calcext:value-type="float">
            <text:p>0.2991924972</text:p>
          </table:table-cell>
          <table:table-cell office:value-type="float" office:value="87.5312901386813" calcext:value-type="float">
            <text:p>87.531290138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98937973574857" calcext:value-type="float">
            <text:p>0.2989379736</text:p>
          </table:table-cell>
          <table:table-cell office:value-type="float" office:value="87.6247771248895" calcext:value-type="float">
            <text:p>87.6247771249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.298684098392267" calcext:value-type="float">
            <text:p>0.2986840984</text:p>
          </table:table-cell>
          <table:table-cell office:value-type="float" office:value="87.7182577843371" calcext:value-type="float">
            <text:p>87.718257784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.298178282452011" calcext:value-type="float">
            <text:p>0.2981782825</text:p>
          </table:table-cell>
          <table:table-cell office:value-type="float" office:value="87.9052011231044" calcext:value-type="float">
            <text:p>87.905201123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297926336245256" calcext:value-type="float">
            <text:p>0.2979263362</text:p>
          </table:table-cell>
          <table:table-cell office:value-type="float" office:value="87.9986643021419" calcext:value-type="float">
            <text:p>87.998664302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297675027608171" calcext:value-type="float">
            <text:p>0.2976750276</text:p>
          </table:table-cell>
          <table:table-cell office:value-type="float" office:value="88.0921221538668" calcext:value-type="float">
            <text:p>88.09212215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297424353856252" calcext:value-type="float">
            <text:p>0.2974243539</text:p>
          </table:table-cell>
          <table:table-cell office:value-type="float" office:value="88.1855749278065" calcext:value-type="float">
            <text:p>88.185574927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.297174312320791" calcext:value-type="float">
            <text:p>0.2971743123</text:p>
          </table:table-cell>
          <table:table-cell office:value-type="float" office:value="88.2790228733664" calcext:value-type="float">
            <text:p>88.279022873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296924900348761" calcext:value-type="float">
            <text:p>0.2969249003</text:p>
          </table:table-cell>
          <table:table-cell office:value-type="float" office:value="88.3724662398363" calcext:value-type="float">
            <text:p>88.372466239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296676115302692" calcext:value-type="float">
            <text:p>0.2966761153</text:p>
          </table:table-cell>
          <table:table-cell office:value-type="float" office:value="88.465905276396" calcext:value-type="float">
            <text:p>88.465905276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29642795456056" calcext:value-type="float">
            <text:p>0.2964279546</text:p>
          </table:table-cell>
          <table:table-cell office:value-type="float" office:value="88.5593402321218" calcext:value-type="float">
            <text:p>88.559340232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.296180415515666" calcext:value-type="float">
            <text:p>0.2961804155</text:p>
          </table:table-cell>
          <table:table-cell office:value-type="float" office:value="88.6527713559918" calcext:value-type="float">
            <text:p>88.65277135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office:value-type="float" office:value="0.295933495576524" calcext:value-type="float">
            <text:p>0.2959334956</text:p>
          </table:table-cell>
          <table:table-cell office:value-type="float" office:value="88.7461988968928" calcext:value-type="float">
            <text:p>88.746198896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295687192166748" calcext:value-type="float">
            <text:p>0.2956871922</text:p>
          </table:table-cell>
          <table:table-cell office:value-type="float" office:value="88.8396231036254" calcext:value-type="float">
            <text:p>88.839623103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295441502724932" calcext:value-type="float">
            <text:p>0.2954415027</text:p>
          </table:table-cell>
          <table:table-cell office:value-type="float" office:value="88.9330442249104" calcext:value-type="float">
            <text:p>88.933044224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29519642470455" calcext:value-type="float">
            <text:p>0.2951964247</text:p>
          </table:table-cell>
          <table:table-cell office:value-type="float" office:value="89.0264625093949" calcext:value-type="float">
            <text:p>89.026462509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294951955573833" calcext:value-type="float">
            <text:p>0.2949519556</text:p>
          </table:table-cell>
          <table:table-cell office:value-type="float" office:value="89.1198782056579" calcext:value-type="float">
            <text:p>89.119878205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294708092815669" calcext:value-type="float">
            <text:p>0.2947080928</text:p>
          </table:table-cell>
          <table:table-cell office:value-type="float" office:value="89.2132915622165" calcext:value-type="float">
            <text:p>89.21329156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.294222176421149" calcext:value-type="float">
            <text:p>0.2942221764</text:p>
          </table:table-cell>
          <table:table-cell office:value-type="float" office:value="89.4001122500151" calcext:value-type="float">
            <text:p>89.400112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.293980117822854" calcext:value-type="float">
            <text:p>0.2939801178</text:p>
          </table:table-cell>
          <table:table-cell office:value-type="float" office:value="89.4935200780331" calcext:value-type="float">
            <text:p>89.49352007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293738655673018" calcext:value-type="float">
            <text:p>0.2937386557</text:p>
          </table:table-cell>
          <table:table-cell office:value-type="float" office:value="89.5869265599148" calcext:value-type="float">
            <text:p>89.5869265599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293497787526178" calcext:value-type="float">
            <text:p>0.2934977875</text:p>
          </table:table-cell>
          <table:table-cell office:value-type="float" office:value="89.6803319439568" calcext:value-type="float">
            <text:p>89.68033194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293257510950883" calcext:value-type="float">
            <text:p>0.293257511</text:p>
          </table:table-cell>
          <table:table-cell office:value-type="float" office:value="89.7737364784294" calcext:value-type="float">
            <text:p>89.77373647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.293017823529594" calcext:value-type="float">
            <text:p>0.2930178235</text:p>
          </table:table-cell>
          <table:table-cell office:value-type="float" office:value="89.8671404115827" calcext:value-type="float">
            <text:p>89.867140411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.292778722858582" calcext:value-type="float">
            <text:p>0.2927787229</text:p>
          </table:table-cell>
          <table:table-cell office:value-type="float" office:value="89.9605439916525" calcext:value-type="float">
            <text:p>89.9605439917</text:p>
          </table:table-cell>
          <table:table-cell table:number-columns-repeated="8"/>
        </table:table-row>
      </table:table>
      <table:table table:name="LaB6-660a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(4.15692,4.15692,4.15692,90,90,90)</text:p>
          </table:table-cell>
          <table:table-cell table:number-columns-repeated="6"/>
          <table:table-cell office:value-type="string" calcext:value-type="string">
            <text:p>Wavelength</text:p>
          </table:table-cell>
          <table:table-cell office:value-type="float" office:value="0.41385" calcext:value-type="float">
            <text:p>0.4138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rav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P m 3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692" calcext:value-type="float">
            <text:p>4.15692</text:p>
          </table:table-cell>
          <table:table-cell office:value-type="float" office:value="5.70654829457577" calcext:value-type="float">
            <text:p>5.70654829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692" calcext:value-type="float">
            <text:p>4.15692</text:p>
          </table:table-cell>
          <table:table-cell table:style-name="ce1" table:formula="of:=2*ASIN([.$J$1]/(2*[.J5]))*180/PI()" office:value-type="float" office:value="5.7065476031586" calcext:value-type="float">
            <text:p>5.7065476032</text:p>
          </table:table-cell>
          <table:table-cell office:value-type="float" office:value="5.70776" calcext:value-type="float">
            <text:p>5.70776</text:p>
          </table:table-cell>
          <table:table-cell table:formula="of:=[.L5]-[.K5]" office:value-type="float" office:value="0.00121239684140129" calcext:value-type="float">
            <text:p>0.001212396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3938632084998" calcext:value-type="float">
            <text:p>2.9393863208</text:p>
          </table:table-cell>
          <table:table-cell office:value-type="float" office:value="8.07362068008438" calcext:value-type="float">
            <text:p>8.07362068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39386" calcext:value-type="float">
            <text:p>2.939386</text:p>
          </table:table-cell>
          <table:table-cell table:style-name="ce1" table:formula="of:=2*ASIN([.$J$1]/(2*[.J6]))*180/PI()" office:value-type="float" office:value="8.07362058379677" calcext:value-type="float">
            <text:p>8.0736205838</text:p>
          </table:table-cell>
          <table:table-cell office:value-type="float" office:value="8.07492" calcext:value-type="float">
            <text:p>8.07492</text:p>
          </table:table-cell>
          <table:table-cell table:formula="of:=[.L6]-[.K6]" office:value-type="float" office:value="0.0012994162032296" calcext:value-type="float">
            <text:p>0.001299416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.39999888099974" calcext:value-type="float">
            <text:p>2.399998881</text:p>
          </table:table-cell>
          <table:table-cell office:value-type="float" office:value="9.89222864140232" calcext:value-type="float">
            <text:p>9.892228641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.399999" calcext:value-type="float">
            <text:p>2.399999</text:p>
          </table:table-cell>
          <table:table-cell table:style-name="ce1" table:formula="of:=2*ASIN([.$J$1]/(2*[.J7]))*180/PI()" office:value-type="float" office:value="9.89222694913375" calcext:value-type="float">
            <text:p>9.8922269491</text:p>
          </table:table-cell>
          <table:table-cell office:value-type="float" office:value="9.89316" calcext:value-type="float">
            <text:p>9.89316</text:p>
          </table:table-cell>
          <table:table-cell table:formula="of:=[.L7]-[.K7]" office:value-type="float" office:value="0.000933050866253282" calcext:value-type="float">
            <text:p>0.0009330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846" calcext:value-type="float">
            <text:p>2.07846</text:p>
          </table:table-cell>
          <table:table-cell office:value-type="float" office:value="11.4273102607367" calcext:value-type="float">
            <text:p>11.427310260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846" calcext:value-type="float">
            <text:p>2.07846</text:p>
          </table:table-cell>
          <table:table-cell table:style-name="ce1" table:formula="of:=2*ASIN([.$J$1]/(2*[.J8]))*180/PI()" office:value-type="float" office:value="11.4273088727208" calcext:value-type="float">
            <text:p>11.4273088727</text:p>
          </table:table-cell>
          <table:table-cell office:value-type="float" office:value="11.42844" calcext:value-type="float">
            <text:p>11.42844</text:p>
          </table:table-cell>
          <table:table-cell table:formula="of:=[.L8]-[.K8]" office:value-type="float" office:value="0.00113112727919251" calcext:value-type="float">
            <text:p>0.0011311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903113940569" calcext:value-type="float">
            <text:p>1.8590311394</text:p>
          </table:table-cell>
          <table:table-cell office:value-type="float" office:value="12.7814422393338" calcext:value-type="float">
            <text:p>12.78144223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9031" calcext:value-type="float">
            <text:p>1.859031</text:p>
          </table:table-cell>
          <table:table-cell table:style-name="ce1" table:formula="of:=2*ASIN([.$J$1]/(2*[.J9]))*180/PI()" office:value-type="float" office:value="12.7814416479932" calcext:value-type="float">
            <text:p>12.781441648</text:p>
          </table:table-cell>
          <table:table-cell office:value-type="float" office:value="12.78275" calcext:value-type="float">
            <text:p>12.78275</text:p>
          </table:table-cell>
          <table:table-cell table:formula="of:=[.L9]-[.K9]" office:value-type="float" office:value="0.00130835200683777" calcext:value-type="float">
            <text:p>0.001308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9705548359504" calcext:value-type="float">
            <text:p>1.6970554836</text:p>
          </table:table-cell>
          <table:table-cell office:value-type="float" office:value="14.0072104501536" calcext:value-type="float">
            <text:p>14.00721045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97055" calcext:value-type="float">
            <text:p>1.697055</text:p>
          </table:table-cell>
          <table:table-cell table:style-name="ce1" table:formula="of:=2*ASIN([.$J$1]/(2*[.J10]))*180/PI()" office:value-type="float" office:value="14.00721275743" calcext:value-type="float">
            <text:p>14.0072127574</text:p>
          </table:table-cell>
          <table:table-cell office:value-type="float" office:value="14.00858" calcext:value-type="float">
            <text:p>14.00858</text:p>
          </table:table-cell>
          <table:table-cell table:formula="of:=[.L10]-[.K10]" office:value-type="float" office:value="0.00136724257000864" calcext:value-type="float">
            <text:p>0.001367242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6969316042499" calcext:value-type="float">
            <text:p>1.4696931604</text:p>
          </table:table-cell>
          <table:table-cell office:value-type="float" office:value="16.1876707917465" calcext:value-type="float">
            <text:p>16.187670791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69693" calcext:value-type="float">
            <text:p>1.469693</text:p>
          </table:table-cell>
          <table:table-cell table:style-name="ce1" table:formula="of:=2*ASIN([.$J$1]/(2*[.J11]))*180/PI()" office:value-type="float" office:value="16.1876705977163" calcext:value-type="float">
            <text:p>16.1876705977</text:p>
          </table:table-cell>
          <table:table-cell office:value-type="float" office:value="16.18877" calcext:value-type="float">
            <text:p>16.18877</text:p>
          </table:table-cell>
          <table:table-cell table:formula="of:=[.L11]-[.K11]" office:value-type="float" office:value="0.00109940228372096" calcext:value-type="float">
            <text:p>0.00109940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8564" calcext:value-type="float">
            <text:p>1.38564</text:p>
          </table:table-cell>
          <table:table-cell office:value-type="float" office:value="17.176821407583" calcext:value-type="float">
            <text:p>17.176821407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8564" calcext:value-type="float">
            <text:p>1.38564</text:p>
          </table:table-cell>
          <table:table-cell table:style-name="ce1" table:formula="of:=2*ASIN([.$J$1]/(2*[.J12]))*180/PI()" office:value-type="float" office:value="17.176819312409" calcext:value-type="float">
            <text:p>17.1768193124</text:p>
          </table:table-cell>
          <table:table-cell office:value-type="float" office:value="17.17813" calcext:value-type="float">
            <text:p>17.17813</text:p>
          </table:table-cell>
          <table:table-cell table:formula="of:=[.L12]-[.K12]" office:value-type="float" office:value="0.00131068759101893" calcext:value-type="float">
            <text:p>0.0013106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453352511071" calcext:value-type="float">
            <text:p>1.3145335251</text:p>
          </table:table-cell>
          <table:table-cell office:value-type="float" office:value="18.1135702247792" calcext:value-type="float">
            <text:p>18.11357022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4534" calcext:value-type="float">
            <text:p>1.314534</text:p>
          </table:table-cell>
          <table:table-cell table:style-name="ce1" table:formula="of:=2*ASIN([.$J$1]/(2*[.J13]))*180/PI()" office:value-type="float" office:value="18.1135614146987" calcext:value-type="float">
            <text:p>18.1135614147</text:p>
          </table:table-cell>
          <table:table-cell office:value-type="float" office:value="18.11499" calcext:value-type="float">
            <text:p>18.11499</text:p>
          </table:table-cell>
          <table:table-cell table:formula="of:=[.L13]-[.K13]" office:value-type="float" office:value="0.00142858530131207" calcext:value-type="float">
            <text:p>0.00142858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33585385022" calcext:value-type="float">
            <text:p>1.2533585385</text:p>
          </table:table-cell>
          <table:table-cell office:value-type="float" office:value="19.0056731025735" calcext:value-type="float">
            <text:p>19.00567310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3359" calcext:value-type="float">
            <text:p>1.253359</text:p>
          </table:table-cell>
          <table:table-cell table:style-name="ce1" table:formula="of:=2*ASIN([.$J$1]/(2*[.J14]))*180/PI()" office:value-type="float" office:value="19.0056637174417" calcext:value-type="float">
            <text:p>19.0056637174</text:p>
          </table:table-cell>
          <table:table-cell office:value-type="float" office:value="19.00687" calcext:value-type="float">
            <text:p>19.00687</text:p>
          </table:table-cell>
          <table:table-cell table:formula="of:=[.L14]-[.K14]" office:value-type="float" office:value="0.00120628255827171" calcext:value-type="float">
            <text:p>0.0012062826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.19999944049987" calcext:value-type="float">
            <text:p>1.1999994405</text:p>
          </table:table-cell>
          <table:table-cell office:value-type="float" office:value="19.8591533831148" calcext:value-type="float">
            <text:p>19.859153383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.199999" calcext:value-type="float">
            <text:p>1.199999</text:p>
          </table:table-cell>
          <table:table-cell table:style-name="ce1" table:formula="of:=2*ASIN([.$J$1]/(2*[.J15]))*180/PI()" office:value-type="float" office:value="19.8591583184038" calcext:value-type="float">
            <text:p>19.8591583184</text:p>
          </table:table-cell>
          <table:table-cell office:value-type="float" office:value="19.86074" calcext:value-type="float">
            <text:p>19.86074</text:p>
          </table:table-cell>
          <table:table-cell table:formula="of:=[.L15]-[.K15]" office:value-type="float" office:value="0.00158168159616778" calcext:value-type="float">
            <text:p>0.00158168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5292216984629" calcext:value-type="float">
            <text:p>1.1529221698</text:p>
          </table:table-cell>
          <table:table-cell office:value-type="float" office:value="20.6787994058415" calcext:value-type="float">
            <text:p>20.67879940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52922" calcext:value-type="float">
            <text:p>1.152922</text:p>
          </table:table-cell>
          <table:table-cell table:style-name="ce1" table:formula="of:=2*ASIN([.$J$1]/(2*[.J16]))*180/PI()" office:value-type="float" office:value="20.6787999547596" calcext:value-type="float">
            <text:p>20.6787999548</text:p>
          </table:table-cell>
          <table:table-cell office:value-type="float" office:value="20.67963" calcext:value-type="float">
            <text:p>20.67963</text:p>
          </table:table-cell>
          <table:table-cell table:formula="of:=[.L16]-[.K16]" office:value-type="float" office:value="0.00083004524036312" calcext:value-type="float">
            <text:p>0.0008300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109836017306" calcext:value-type="float">
            <text:p>1.1109836017</text:p>
          </table:table-cell>
          <table:table-cell office:value-type="float" office:value="21.4684921793504" calcext:value-type="float">
            <text:p>21.46849217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10984" calcext:value-type="float">
            <text:p>1.110984</text:p>
          </table:table-cell>
          <table:table-cell table:style-name="ce1" table:formula="of:=2*ASIN([.$J$1]/(2*[.J17]))*180/PI()" office:value-type="float" office:value="21.4684817620698" calcext:value-type="float">
            <text:p>21.4684817621</text:p>
          </table:table-cell>
          <table:table-cell office:value-type="float" office:value="21.47002" calcext:value-type="float">
            <text:p>21.47002</text:p>
          </table:table-cell>
          <table:table-cell table:formula="of:=[.L17]-[.K17]" office:value-type="float" office:value="0.00153823793019825" calcext:value-type="float">
            <text:p>0.0015382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923" calcext:value-type="float">
            <text:p>1.03923</text:p>
          </table:table-cell>
          <table:table-cell office:value-type="float" office:value="22.9702814726459" calcext:value-type="float">
            <text:p>22.970281472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923" calcext:value-type="float">
            <text:p>1.03923</text:p>
          </table:table-cell>
          <table:table-cell table:style-name="ce1" table:formula="of:=2*ASIN([.$J$1]/(2*[.J18]))*180/PI()" office:value-type="float" office:value="22.9702786539657" calcext:value-type="float">
            <text:p>22.970278654</text:p>
          </table:table-cell>
          <table:table-cell office:value-type="float" office:value="22.9713" calcext:value-type="float">
            <text:p>22.9713</text:p>
          </table:table-cell>
          <table:table-cell table:formula="of:=[.L18]-[.K18]" office:value-type="float" office:value="0.00102134603432447" calcext:value-type="float">
            <text:p>0.001021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0820119042603" calcext:value-type="float">
            <text:p>1.0082011904</text:p>
          </table:table-cell>
          <table:table-cell office:value-type="float" office:value="23.6873080702304" calcext:value-type="float">
            <text:p>23.68730807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08201" calcext:value-type="float">
            <text:p>1.008201</text:p>
          </table:table-cell>
          <table:table-cell table:style-name="ce1" table:formula="of:=2*ASIN([.$J$1]/(2*[.J19]))*180/PI()" office:value-type="float" office:value="23.6873096998659" calcext:value-type="float">
            <text:p>23.6873096999</text:p>
          </table:table-cell>
          <table:table-cell office:value-type="float" office:value="23.6882" calcext:value-type="float">
            <text:p>23.6882</text:p>
          </table:table-cell>
          <table:table-cell table:formula="of:=[.L19]-[.K19]" office:value-type="float" office:value="0.000890300134059885" calcext:value-type="float">
            <text:p>0.000890300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79795440283328" calcext:value-type="float">
            <text:p>0.9797954403</text:p>
          </table:table-cell>
          <table:table-cell office:value-type="float" office:value="24.3844392127773" calcext:value-type="float">
            <text:p>24.38443921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795" calcext:value-type="float">
            <text:p>0.979795</text:p>
          </table:table-cell>
          <table:table-cell table:style-name="ce1" table:formula="of:=2*ASIN([.$J$1]/(2*[.J20]))*180/PI()" office:value-type="float" office:value="24.3844473412691" calcext:value-type="float">
            <text:p>24.3844473413</text:p>
          </table:table-cell>
          <table:table-cell office:value-type="float" office:value="24.3851" calcext:value-type="float">
            <text:p>24.3851</text:p>
          </table:table-cell>
          <table:table-cell table:formula="of:=[.L20]-[.K20]" office:value-type="float" office:value="0.000652658730892597" calcext:value-type="float">
            <text:p>0.000652658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53662852441216" calcext:value-type="float">
            <text:p>0.9536628524</text:p>
          </table:table-cell>
          <table:table-cell office:value-type="float" office:value="25.0633398827474" calcext:value-type="float">
            <text:p>25.063339882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53663" calcext:value-type="float">
            <text:p>0.953663</text:p>
          </table:table-cell>
          <table:table-cell table:style-name="ce1" table:formula="of:=2*ASIN([.$J$1]/(2*[.J21]))*180/PI()" office:value-type="float" office:value="25.0633328581482" calcext:value-type="float">
            <text:p>25.0633328581</text:p>
          </table:table-cell>
          <table:table-cell office:value-type="float" office:value="25.065" calcext:value-type="float">
            <text:p>25.065</text:p>
          </table:table-cell>
          <table:table-cell table:formula="of:=[.L21]-[.K21]" office:value-type="float" office:value="0.0016671418518257" calcext:value-type="float">
            <text:p>0.0016671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29515569702843" calcext:value-type="float">
            <text:p>0.9295155697</text:p>
          </table:table-cell>
          <table:table-cell office:value-type="float" office:value="25.725458112598" calcext:value-type="float">
            <text:p>25.72545811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29516" calcext:value-type="float">
            <text:p>0.929516</text:p>
          </table:table-cell>
          <table:table-cell table:style-name="ce1" table:formula="of:=2*ASIN([.$J$1]/(2*[.J22]))*180/PI()" office:value-type="float" office:value="25.7254428316619" calcext:value-type="float">
            <text:p>25.7254428317</text:p>
          </table:table-cell>
          <table:table-cell office:value-type="float" office:value="25.72641" calcext:value-type="float">
            <text:p>25.72641</text:p>
          </table:table-cell>
          <table:table-cell table:formula="of:=[.L22]-[.K22]" office:value-type="float" office:value="0.000967168338085855" calcext:value-type="float">
            <text:p>0.0009671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07114312279802" calcext:value-type="float">
            <text:p>0.9071143123</text:p>
          </table:table-cell>
          <table:table-cell office:value-type="float" office:value="26.3720625819768" calcext:value-type="float">
            <text:p>26.3720625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07114" calcext:value-type="float">
            <text:p>0.907114</text:p>
          </table:table-cell>
          <table:table-cell table:style-name="ce1" table:formula="of:=2*ASIN([.$J$1]/(2*[.J23]))*180/PI()" office:value-type="float" office:value="26.3720685742428" calcext:value-type="float">
            <text:p>26.3720685742</text:p>
          </table:table-cell>
          <table:table-cell office:value-type="float" office:value="26.37282" calcext:value-type="float">
            <text:p>26.37282</text:p>
          </table:table-cell>
          <table:table-cell table:formula="of:=[.L23]-[.K23]" office:value-type="float" office:value="0.000751425757197666" calcext:value-type="float">
            <text:p>0.000751425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258321832964" calcext:value-type="float">
            <text:p>0.8862583218</text:p>
          </table:table-cell>
          <table:table-cell office:value-type="float" office:value="27.0042722344107" calcext:value-type="float">
            <text:p>27.004272234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258" calcext:value-type="float">
            <text:p>0.886258</text:p>
          </table:table-cell>
          <table:table-cell table:style-name="ce1" table:formula="of:=2*ASIN([.$J$1]/(2*[.J24]))*180/PI()" office:value-type="float" office:value="27.0042788952282" calcext:value-type="float">
            <text:p>27.0042788952</text:p>
          </table:table-cell>
          <table:table-cell office:value-type="float" office:value="27.00523" calcext:value-type="float">
            <text:p>27.00523</text:p>
          </table:table-cell>
          <table:table-cell table:formula="of:=[.L24]-[.K24]" office:value-type="float" office:value="0.000951104771800715" calcext:value-type="float">
            <text:p>0.0009511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48527741797521" calcext:value-type="float">
            <text:p>0.8485277418</text:p>
          </table:table-cell>
          <table:table-cell office:value-type="float" office:value="28.229371282503" calcext:value-type="float">
            <text:p>28.22937128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48528" calcext:value-type="float">
            <text:p>0.848528</text:p>
          </table:table-cell>
          <table:table-cell table:style-name="ce1" table:formula="of:=2*ASIN([.$J$1]/(2*[.J25]))*180/PI()" office:value-type="float" office:value="28.2293590260118" calcext:value-type="float">
            <text:p>28.229359026</text:p>
          </table:table-cell>
          <table:table-cell office:value-type="float" office:value="28.23005" calcext:value-type="float">
            <text:p>28.23005</text:p>
          </table:table-cell>
          <table:table-cell table:formula="of:=[.L25]-[.K25]" office:value-type="float" office:value="0.000690973988149324" calcext:value-type="float">
            <text:p>0.0006909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31384" calcext:value-type="float">
            <text:p>0.831384</text:p>
          </table:table-cell>
          <table:table-cell office:value-type="float" office:value="28.8239405461023" calcext:value-type="float">
            <text:p>28.82394054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31384" calcext:value-type="float">
            <text:p>0.831384</text:p>
          </table:table-cell>
          <table:table-cell table:style-name="ce1" table:formula="of:=2*ASIN([.$J$1]/(2*[.J26]))*180/PI()" office:value-type="float" office:value="28.8239369811164" calcext:value-type="float">
            <text:p>28.8239369811</text:p>
          </table:table-cell>
          <table:table-cell office:value-type="float" office:value="28.82447" calcext:value-type="float">
            <text:p>28.82447</text:p>
          </table:table-cell>
          <table:table-cell table:formula="of:=[.L26]-[.K26]" office:value-type="float" office:value="0.000533018883619008" calcext:value-type="float">
            <text:p>0.00053301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1523908447862" calcext:value-type="float">
            <text:p>0.8152390845</text:p>
          </table:table-cell>
          <table:table-cell office:value-type="float" office:value="29.4075029502376" calcext:value-type="float">
            <text:p>29.40750295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15239" calcext:value-type="float">
            <text:p>0.815239</text:p>
          </table:table-cell>
          <table:table-cell table:style-name="ce1" table:formula="of:=2*ASIN([.$J$1]/(2*[.J27]))*180/PI()" office:value-type="float" office:value="29.4075024258811" calcext:value-type="float">
            <text:p>29.4075024259</text:p>
          </table:table-cell>
          <table:table-cell office:value-type="float" office:value="29.40839" calcext:value-type="float">
            <text:p>29.40839</text:p>
          </table:table-cell>
          <table:table-cell table:formula="of:=[.L27]-[.K27]" office:value-type="float" office:value="0.000887574118898726" calcext:value-type="float">
            <text:p>0.000887574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.799999626999913" calcext:value-type="float">
            <text:p>0.799999627</text:p>
          </table:table-cell>
          <table:table-cell office:value-type="float" office:value="29.9807054372829" calcext:value-type="float">
            <text:p>29.980705437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1" table:formula="of:=2*ASIN([.$J$1]/(2*[.J28]))*180/PI()" office:value-type="float" office:value="29.980687416182" calcext:value-type="float">
            <text:p>29.9806874162</text:p>
          </table:table-cell>
          <table:table-cell office:value-type="float" office:value="29.9818" calcext:value-type="float">
            <text:p>29.9818</text:p>
          </table:table-cell>
          <table:table-cell table:formula="of:=[.L28]-[.K28]" office:value-type="float" office:value="0.00111258381798152" calcext:value-type="float">
            <text:p>0.0011125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1920665174951" calcext:value-type="float">
            <text:p>0.7719206652</text:p>
          </table:table-cell>
          <table:table-cell office:value-type="float" office:value="31.0983281782503" calcext:value-type="float">
            <text:p>31.09832817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1921" calcext:value-type="float">
            <text:p>0.771921</text:p>
          </table:table-cell>
          <table:table-cell table:style-name="ce1" table:formula="of:=2*ASIN([.$J$1]/(2*[.J29]))*180/PI()" office:value-type="float" office:value="31.098310487915" calcext:value-type="float">
            <text:p>31.0983104879</text:p>
          </table:table-cell>
          <table:table-cell office:value-type="float" office:value="31.09914" calcext:value-type="float">
            <text:p>31.09914</text:p>
          </table:table-cell>
          <table:table-cell table:formula="of:=[.L29]-[.K29]" office:value-type="float" office:value="0.000829512085001483" calcext:value-type="float">
            <text:p>0.0008295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8946284581458" calcext:value-type="float">
            <text:p>0.7589462846</text:p>
          </table:table-cell>
          <table:table-cell office:value-type="float" office:value="31.6437731064337" calcext:value-type="float">
            <text:p>31.64377310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8946" calcext:value-type="float">
            <text:p>0.758946</text:p>
          </table:table-cell>
          <table:table-cell table:style-name="ce1" table:formula="of:=2*ASIN([.$J$1]/(2*[.J30]))*180/PI()" office:value-type="float" office:value="31.6437813516761" calcext:value-type="float">
            <text:p>31.6437813517</text:p>
          </table:table-cell>
          <table:table-cell office:value-type="float" office:value="31.64457" calcext:value-type="float">
            <text:p>31.64457</text:p>
          </table:table-cell>
          <table:table-cell table:formula="of:=[.L30]-[.K30]" office:value-type="float" office:value="0.000788648323887031" calcext:value-type="float">
            <text:p>0.000788648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34846580212496" calcext:value-type="float">
            <text:p>0.7348465802</text:p>
          </table:table-cell>
          <table:table-cell office:value-type="float" office:value="32.710178816327" calcext:value-type="float">
            <text:p>32.710178816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34847" calcext:value-type="float">
            <text:p>0.734847</text:p>
          </table:table-cell>
          <table:table-cell table:style-name="ce1" table:formula="of:=2*ASIN([.$J$1]/(2*[.J31]))*180/PI()" office:value-type="float" office:value="32.7101555346028" calcext:value-type="float">
            <text:p>32.7101555346</text:p>
          </table:table-cell>
          <table:table-cell office:value-type="float" office:value="32.71091" calcext:value-type="float">
            <text:p>32.71091</text:p>
          </table:table-cell>
          <table:table-cell table:formula="of:=[.L31]-[.K31]" office:value-type="float" office:value="0.00075446539717916" calcext:value-type="float">
            <text:p>0.000754465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23626889595359" calcext:value-type="float">
            <text:p>0.7236268896</text:p>
          </table:table-cell>
          <table:table-cell office:value-type="float" office:value="33.231933173308" calcext:value-type="float">
            <text:p>33.231933173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23627" calcext:value-type="float">
            <text:p>0.723627</text:p>
          </table:table-cell>
          <table:table-cell table:style-name="ce1" table:formula="of:=2*ASIN([.$J$1]/(2*[.J32]))*180/PI()" office:value-type="float" office:value="33.2319238161511" calcext:value-type="float">
            <text:p>33.2319238162</text:p>
          </table:table-cell>
          <table:table-cell office:value-type="float" office:value="33.23234" calcext:value-type="float">
            <text:p>33.23234</text:p>
          </table:table-cell>
          <table:table-cell table:formula="of:=[.L32]-[.K32]" office:value-type="float" office:value="0.000416183848869878" calcext:value-type="float">
            <text:p>0.0004161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2905898550598" calcext:value-type="float">
            <text:p>0.7129058986</text:p>
          </table:table-cell>
          <table:table-cell office:value-type="float" office:value="33.7465341556514" calcext:value-type="float">
            <text:p>33.746534155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2906" calcext:value-type="float">
            <text:p>0.712906</text:p>
          </table:table-cell>
          <table:table-cell table:style-name="ce1" table:formula="of:=2*ASIN([.$J$1]/(2*[.J33]))*180/PI()" office:value-type="float" office:value="33.7465250017939" calcext:value-type="float">
            <text:p>33.7465250018</text:p>
          </table:table-cell>
          <table:table-cell office:value-type="float" office:value="33.74727" calcext:value-type="float">
            <text:p>33.74727</text:p>
          </table:table-cell>
          <table:table-cell table:formula="of:=[.L33]-[.K33]" office:value-type="float" office:value="0.000744998206080538" calcext:value-type="float">
            <text:p>0.00074499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2647724913213" calcext:value-type="float">
            <text:p>0.7026477249</text:p>
          </table:table-cell>
          <table:table-cell office:value-type="float" office:value="34.254308045849" calcext:value-type="float">
            <text:p>34.25430804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2648" calcext:value-type="float">
            <text:p>0.702648</text:p>
          </table:table-cell>
          <table:table-cell table:style-name="ce1" table:formula="of:=2*ASIN([.$J$1]/(2*[.J34]))*180/PI()" office:value-type="float" office:value="34.254289946044" calcext:value-type="float">
            <text:p>34.254289946</text:p>
          </table:table-cell>
          <table:table-cell office:value-type="float" office:value="34.2557" calcext:value-type="float">
            <text:p>34.2557</text:p>
          </table:table-cell>
          <table:table-cell table:formula="of:=[.L34]-[.K34]" office:value-type="float" office:value="0.00141005395602889" calcext:value-type="float">
            <text:p>0.00141005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9282" calcext:value-type="float">
            <text:p>0.69282</text:p>
          </table:table-cell>
          <table:table-cell office:value-type="float" office:value="34.755557930921" calcext:value-type="float">
            <text:p>34.7555579309</text:p>
          </table:table-cell>
          <table:table-cell table:number-columns-repeated="6"/>
          <table:table-cell office:value-type="float" office:value="34.75662" calcext:value-type="float">
            <text:p>34.756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3393438309386" calcext:value-type="float">
            <text:p>0.6833934383</text:p>
          </table:table-cell>
          <table:table-cell office:value-type="float" office:value="35.2505659482558" calcext:value-type="float">
            <text:p>35.2505659483</text:p>
          </table:table-cell>
          <table:table-cell table:number-columns-repeated="6"/>
          <table:table-cell office:value-type="float" office:value="35.25155" calcext:value-type="float">
            <text:p>35.251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4341469926889" calcext:value-type="float">
            <text:p>0.6743414699</text:p>
          </table:table-cell>
          <table:table-cell office:value-type="float" office:value="35.7395952596757" calcext:value-type="float">
            <text:p>35.7395952597</text:p>
          </table:table-cell>
          <table:table-cell table:number-columns-repeated="6"/>
          <table:table-cell office:value-type="float" office:value="35.74048" calcext:value-type="float">
            <text:p>35.7404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57266762555357" calcext:value-type="float">
            <text:p>0.6572667626</text:p>
          </table:table-cell>
          <table:table-cell office:value-type="float" office:value="36.7006857827724" calcext:value-type="float">
            <text:p>36.7006857828</text:p>
          </table:table-cell>
          <table:table-cell table:number-columns-repeated="6"/>
          <table:table-cell office:value-type="float" office:value="36.70135" calcext:value-type="float">
            <text:p>36.70135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49201834269984" calcext:value-type="float">
            <text:p>0.6492018343</text:p>
          </table:table-cell>
          <table:table-cell office:value-type="float" office:value="37.1731931404549" calcext:value-type="float">
            <text:p>37.173193140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41426681524419" calcext:value-type="float">
            <text:p>0.6414266815</text:p>
          </table:table-cell>
          <table:table-cell office:value-type="float" office:value="37.6406166722425" calcext:value-type="float">
            <text:p>37.640616672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33924356987011" calcext:value-type="float">
            <text:p>0.633924357</text:p>
          </table:table-cell>
          <table:table-cell office:value-type="float" office:value="38.1031471688929" calcext:value-type="float">
            <text:p>38.103147168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26679269251099" calcext:value-type="float">
            <text:p>0.6266792693</text:p>
          </table:table-cell>
          <table:table-cell office:value-type="float" office:value="38.5609643811982" calcext:value-type="float">
            <text:p>38.56096438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19677046468562" calcext:value-type="float">
            <text:p>0.6196770465</text:p>
          </table:table-cell>
          <table:table-cell office:value-type="float" office:value="39.014237896208" calcext:value-type="float">
            <text:p>39.01423789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12904416379415" calcext:value-type="float">
            <text:p>0.6129044164</text:p>
          </table:table-cell>
          <table:table-cell office:value-type="float" office:value="39.4631279261598" calcext:value-type="float">
            <text:p>39.463127926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.599999720249935" calcext:value-type="float">
            <text:p>0.5999997202</text:p>
          </table:table-cell>
          <table:table-cell office:value-type="float" office:value="40.3483557100439" calcext:value-type="float">
            <text:p>40.3483557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93845714285714" calcext:value-type="float">
            <text:p>0.5938457143</text:p>
          </table:table-cell>
          <table:table-cell office:value-type="float" office:value="40.7849730907749" calcext:value-type="float">
            <text:p>40.784973090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87877264169997" calcext:value-type="float">
            <text:p>0.5878772642</text:p>
          </table:table-cell>
          <table:table-cell office:value-type="float" office:value="41.2177673544361" calcext:value-type="float">
            <text:p>41.21776735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2085228689771" calcext:value-type="float">
            <text:p>0.5820852287</text:p>
          </table:table-cell>
          <table:table-cell office:value-type="float" office:value="41.6468612713495" calcext:value-type="float">
            <text:p>41.646861271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76461084923145" calcext:value-type="float">
            <text:p>0.5764610849</text:p>
          </table:table-cell>
          <table:table-cell office:value-type="float" office:value="42.0723716308317" calcext:value-type="float">
            <text:p>42.072371630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70996875489584" calcext:value-type="float">
            <text:p>0.5709968755</text:p>
          </table:table-cell>
          <table:table-cell office:value-type="float" office:value="42.4944096435987" calcext:value-type="float">
            <text:p>42.49440964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65685161198347" calcext:value-type="float">
            <text:p>0.5656851612</text:p>
          </table:table-cell>
          <table:table-cell office:value-type="float" office:value="42.9130813101018" calcext:value-type="float">
            <text:p>42.91308131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55491800865298" calcext:value-type="float">
            <text:p>0.5554918009</text:p>
          </table:table-cell>
          <table:table-cell office:value-type="float" office:value="43.7407255536038" calcext:value-type="float">
            <text:p>43.74072555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50597504573082" calcext:value-type="float">
            <text:p>0.5505975046</text:p>
          </table:table-cell>
          <table:table-cell office:value-type="float" office:value="44.1498869846357" calcext:value-type="float">
            <text:p>44.149886984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45830336883238" calcext:value-type="float">
            <text:p>0.5458303369</text:p>
          </table:table-cell>
          <table:table-cell office:value-type="float" office:value="44.5560603256225" calcext:value-type="float">
            <text:p>44.556060325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41184887834406" calcext:value-type="float">
            <text:p>0.5411848878</text:p>
          </table:table-cell>
          <table:table-cell office:value-type="float" office:value="44.9593300791197" calcext:value-type="float">
            <text:p>44.959330079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32239066930654" calcext:value-type="float">
            <text:p>0.5322390669</text:p>
          </table:table-cell>
          <table:table-cell office:value-type="float" office:value="45.7574793028143" calcext:value-type="float">
            <text:p>45.75747930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27929367929632" calcext:value-type="float">
            <text:p>0.5279293679</text:p>
          </table:table-cell>
          <table:table-cell office:value-type="float" office:value="46.1525108536633" calcext:value-type="float">
            <text:p>46.152510853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9615" calcext:value-type="float">
            <text:p>0.519615</text:p>
          </table:table-cell>
          <table:table-cell office:value-type="float" office:value="46.9348454783449" calcext:value-type="float">
            <text:p>46.93484547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15602468908573" calcext:value-type="float">
            <text:p>0.5156024689</text:p>
          </table:table-cell>
          <table:table-cell office:value-type="float" office:value="47.322283283384" calcext:value-type="float">
            <text:p>47.32228328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11681480681808" calcext:value-type="float">
            <text:p>0.5116814807</text:p>
          </table:table-cell>
          <table:table-cell office:value-type="float" office:value="47.7073202958963" calcext:value-type="float">
            <text:p>47.707320295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7848606633612" calcext:value-type="float">
            <text:p>0.5078486066</text:p>
          </table:table-cell>
          <table:table-cell office:value-type="float" office:value="48.0900176738339" calcext:value-type="float">
            <text:p>48.09001767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04100595213017" calcext:value-type="float">
            <text:p>0.5041005952</text:p>
          </table:table-cell>
          <table:table-cell office:value-type="float" office:value="48.4704343252996" calcext:value-type="float">
            <text:p>48.47043432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00434360409296" calcext:value-type="float">
            <text:p>0.5004343604</text:p>
          </table:table-cell>
          <table:table-cell office:value-type="float" office:value="48.8486270248274" calcext:value-type="float">
            <text:p>48.848627024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96846971071433" calcext:value-type="float">
            <text:p>0.4968469711</text:p>
          </table:table-cell>
          <table:table-cell office:value-type="float" office:value="49.224650522095" calcext:value-type="float">
            <text:p>49.224650522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9897720141664" calcext:value-type="float">
            <text:p>0.4898977201</text:p>
          </table:table-cell>
          <table:table-cell office:value-type="float" office:value="49.9703993882667" calcext:value-type="float">
            <text:p>49.97039938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86530685602539" calcext:value-type="float">
            <text:p>0.4865306856</text:p>
          </table:table-cell>
          <table:table-cell office:value-type="float" office:value="50.3402250161938" calcext:value-type="float">
            <text:p>50.34022501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83232134446957" calcext:value-type="float">
            <text:p>0.4832321344</text:p>
          </table:table-cell>
          <table:table-cell office:value-type="float" office:value="50.7080821331237" calcext:value-type="float">
            <text:p>50.708082133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.479999776199948" calcext:value-type="float">
            <text:p>0.4799997762</text:p>
          </table:table-cell>
          <table:table-cell office:value-type="float" office:value="51.0740167689084" calcext:value-type="float">
            <text:p>51.074016768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76831426220608" calcext:value-type="float">
            <text:p>0.4768314262</text:p>
          </table:table-cell>
          <table:table-cell office:value-type="float" office:value="51.4380734516237" calcext:value-type="float">
            <text:p>51.43807345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73724999496598" calcext:value-type="float">
            <text:p>0.4737249995</text:p>
          </table:table-cell>
          <table:table-cell office:value-type="float" office:value="51.8002952772476" calcext:value-type="float">
            <text:p>51.800295277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70678504877635" calcext:value-type="float">
            <text:p>0.4706785049</text:p>
          </table:table-cell>
          <table:table-cell office:value-type="float" office:value="52.1607239752743" calcext:value-type="float">
            <text:p>52.16072397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64757784851421" calcext:value-type="float">
            <text:p>0.4647577849</text:p>
          </table:table-cell>
          <table:table-cell office:value-type="float" office:value="52.8763624416037" calcext:value-type="float">
            <text:p>52.87636244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6188" calcext:value-type="float">
            <text:p>0.46188</text:p>
          </table:table-cell>
          <table:table-cell office:value-type="float" office:value="53.231649375679" calcext:value-type="float">
            <text:p>53.231649375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59055019371051" calcext:value-type="float">
            <text:p>0.4590550194</text:p>
          </table:table-cell>
          <table:table-cell office:value-type="float" office:value="53.5852976207498" calcext:value-type="float">
            <text:p>53.58529762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56281247636344" calcext:value-type="float">
            <text:p>0.4562812476</text:p>
          </table:table-cell>
          <table:table-cell office:value-type="float" office:value="53.9373429346633" calcext:value-type="float">
            <text:p>53.93734293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53557156139901" calcext:value-type="float">
            <text:p>0.4535571561</text:p>
          </table:table-cell>
          <table:table-cell office:value-type="float" office:value="54.2878200316351" calcext:value-type="float">
            <text:p>54.28782003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50881279357764" calcext:value-type="float">
            <text:p>0.4508812794</text:p>
          </table:table-cell>
          <table:table-cell office:value-type="float" office:value="54.6367626262584" calcext:value-type="float">
            <text:p>54.636762626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48252211584837" calcext:value-type="float">
            <text:p>0.4482522116</text:p>
          </table:table-cell>
          <table:table-cell office:value-type="float" office:value="54.9842034751903" calcext:value-type="float">
            <text:p>54.984203475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43129160916482" calcext:value-type="float">
            <text:p>0.4431291609</text:p>
          </table:table-cell>
          <table:table-cell office:value-type="float" office:value="55.6747064079558" calcext:value-type="float">
            <text:p>55.6747064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40632638735604" calcext:value-type="float">
            <text:p>0.4406326387</text:p>
          </table:table-cell>
          <table:table-cell office:value-type="float" office:value="56.0178295609622" calcext:value-type="float">
            <text:p>56.01782956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38177841703571" calcext:value-type="float">
            <text:p>0.4381778417</text:p>
          </table:table-cell>
          <table:table-cell office:value-type="float" office:value="56.3595731759582" calcext:value-type="float">
            <text:p>56.35957317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35763620346608" calcext:value-type="float">
            <text:p>0.4357636203</text:p>
          </table:table-cell>
          <table:table-cell office:value-type="float" office:value="56.6999657736929" calcext:value-type="float">
            <text:p>56.699965773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3105252388588" calcext:value-type="float">
            <text:p>0.4310525239</text:p>
          </table:table-cell>
          <table:table-cell office:value-type="float" office:value="57.376808284304" calcext:value-type="float">
            <text:p>57.376808284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2875356069981" calcext:value-type="float">
            <text:p>0.4287535607</text:p>
          </table:table-cell>
          <table:table-cell office:value-type="float" office:value="57.7133116082759" calcext:value-type="float">
            <text:p>57.713311608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2426387089876" calcext:value-type="float">
            <text:p>0.4242638709</text:p>
          </table:table-cell>
          <table:table-cell office:value-type="float" office:value="58.3826108851038" calcext:value-type="float">
            <text:p>58.38261088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22071278076724" calcext:value-type="float">
            <text:p>0.4220712781</text:p>
          </table:table-cell>
          <table:table-cell office:value-type="float" office:value="58.7154563254602" calcext:value-type="float">
            <text:p>58.715456325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19912331549998" calcext:value-type="float">
            <text:p>0.4199123315</text:p>
          </table:table-cell>
          <table:table-cell office:value-type="float" office:value="59.047130953077" calcext:value-type="float">
            <text:p>59.04713095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17786179500732" calcext:value-type="float">
            <text:p>0.4177861795</text:p>
          </table:table-cell>
          <table:table-cell office:value-type="float" office:value="59.3776580363056" calcext:value-type="float">
            <text:p>59.37765803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15692" calcext:value-type="float">
            <text:p>0.415692</text:p>
          </table:table-cell>
          <table:table-cell office:value-type="float" office:value="59.7070602917235" calcext:value-type="float">
            <text:p>59.707060291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13628999672771" calcext:value-type="float">
            <text:p>0.4136289997</text:p>
          </table:table-cell>
          <table:table-cell office:value-type="float" office:value="60.0353599039779" calcext:value-type="float">
            <text:p>60.0353599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1159641243506" calcext:value-type="float">
            <text:p>0.4115964124</text:p>
          </table:table-cell>
          <table:table-cell office:value-type="float" office:value="60.3625785447532" calcext:value-type="float">
            <text:p>60.36257854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0761954223931" calcext:value-type="float">
            <text:p>0.4076195422</text:p>
          </table:table-cell>
          <table:table-cell office:value-type="float" office:value="61.0138571418166" calcext:value-type="float">
            <text:p>61.01385714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05673853124122" calcext:value-type="float">
            <text:p>0.4056738531</text:p>
          </table:table-cell>
          <table:table-cell office:value-type="float" office:value="61.3379580359933" calcext:value-type="float">
            <text:p>61.33795803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03755762695016" calcext:value-type="float">
            <text:p>0.4037557627</text:p>
          </table:table-cell>
          <table:table-cell office:value-type="float" office:value="61.6610598669747" calcext:value-type="float">
            <text:p>61.6610598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0186462460437" calcext:value-type="float">
            <text:p>0.4018646246</text:p>
          </table:table-cell>
          <table:table-cell office:value-type="float" office:value="61.9831819985613" calcext:value-type="float">
            <text:p>61.983181998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399999813499957" calcext:value-type="float">
            <text:p>0.3999998135</text:p>
          </table:table-cell>
          <table:table-cell office:value-type="float" office:value="62.3043433794142" calcext:value-type="float">
            <text:p>62.304343379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98160724156151" calcext:value-type="float">
            <text:p>0.3981607242</text:p>
          </table:table-cell>
          <table:table-cell office:value-type="float" office:value="62.6245625570522" calcext:value-type="float">
            <text:p>62.624562557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96346770648679" calcext:value-type="float">
            <text:p>0.3963467706</text:p>
          </table:table-cell>
          <table:table-cell office:value-type="float" office:value="62.9438576912778" calcext:value-type="float">
            <text:p>62.943857691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91050139220114" calcext:value-type="float">
            <text:p>0.3910501392</text:p>
          </table:table-cell>
          <table:table-cell office:value-type="float" office:value="63.8963748827361" calcext:value-type="float">
            <text:p>63.89637488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89331229188018" calcext:value-type="float">
            <text:p>0.3893312292</text:p>
          </table:table-cell>
          <table:table-cell office:value-type="float" office:value="64.2121481272957" calcext:value-type="float">
            <text:p>64.212148127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87634788747033" calcext:value-type="float">
            <text:p>0.3876347887</text:p>
          </table:table-cell>
          <table:table-cell office:value-type="float" office:value="64.5270827451299" calcext:value-type="float">
            <text:p>64.52708274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85960332587475" calcext:value-type="float">
            <text:p>0.3859603326</text:p>
          </table:table-cell>
          <table:table-cell office:value-type="float" office:value="64.8411948231271" calcext:value-type="float">
            <text:p>64.84119482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84307389948763" calcext:value-type="float">
            <text:p>0.3843073899</text:p>
          </table:table-cell>
          <table:table-cell office:value-type="float" office:value="65.1545001406664" calcext:value-type="float">
            <text:p>65.154500140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8267550406339" calcext:value-type="float">
            <text:p>0.3826755041</text:p>
          </table:table-cell>
          <table:table-cell office:value-type="float" office:value="65.4670141793809" calcext:value-type="float">
            <text:p>65.46701417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79473142290729" calcext:value-type="float">
            <text:p>0.3794731423</text:p>
          </table:table-cell>
          <table:table-cell office:value-type="float" office:value="66.0897289141813" calcext:value-type="float">
            <text:p>66.089728914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77901818181818" calcext:value-type="float">
            <text:p>0.3779018182</text:p>
          </table:table-cell>
          <table:table-cell office:value-type="float" office:value="66.3999591676693" calcext:value-type="float">
            <text:p>66.39995916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76349853439066" calcext:value-type="float">
            <text:p>0.3763498534</text:p>
          </table:table-cell>
          <table:table-cell office:value-type="float" office:value="66.7094572742596" calcext:value-type="float">
            <text:p>66.709457274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74816853774174" calcext:value-type="float">
            <text:p>0.3748168538</text:p>
          </table:table-cell>
          <table:table-cell office:value-type="float" office:value="67.0182373611196" calcext:value-type="float">
            <text:p>67.01823736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71806227881137" calcext:value-type="float">
            <text:p>0.3718062279</text:p>
          </table:table-cell>
          <table:table-cell office:value-type="float" office:value="67.6336987605643" calcext:value-type="float">
            <text:p>67.633698760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70327867243532" calcext:value-type="float">
            <text:p>0.3703278672</text:p>
          </table:table-cell>
          <table:table-cell office:value-type="float" office:value="67.9404071260809" calcext:value-type="float">
            <text:p>67.940407126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7423290106248" calcext:value-type="float">
            <text:p>0.3674232901</text:p>
          </table:table-cell>
          <table:table-cell office:value-type="float" office:value="68.551845127096" calcext:value-type="float">
            <text:p>68.551845127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65996398152311" calcext:value-type="float">
            <text:p>0.3659963982</text:p>
          </table:table-cell>
          <table:table-cell office:value-type="float" office:value="68.8566004888797" calcext:value-type="float">
            <text:p>68.856600488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64586002161778" calcext:value-type="float">
            <text:p>0.3645860022</text:p>
          </table:table-cell>
          <table:table-cell office:value-type="float" office:value="69.160730230233" calcext:value-type="float">
            <text:p>69.160730230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6319178672154" calcext:value-type="float">
            <text:p>0.3631917867</text:p>
          </table:table-cell>
          <table:table-cell office:value-type="float" office:value="69.4642467053827" calcext:value-type="float">
            <text:p>69.46424670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6181344479768" calcext:value-type="float">
            <text:p>0.3618134448</text:p>
          </table:table-cell>
          <table:table-cell office:value-type="float" office:value="69.7671620758537" calcext:value-type="float">
            <text:p>69.76716207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0450677451421" calcext:value-type="float">
            <text:p>0.3604506775</text:p>
          </table:table-cell>
          <table:table-cell office:value-type="float" office:value="70.0694883161996" calcext:value-type="float">
            <text:p>70.06948831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59103193566767" calcext:value-type="float">
            <text:p>0.3591031936</text:p>
          </table:table-cell>
          <table:table-cell office:value-type="float" office:value="70.3712372195485" calcext:value-type="float">
            <text:p>70.371237219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56452949275299" calcext:value-type="float">
            <text:p>0.3564529493</text:p>
          </table:table-cell>
          <table:table-cell office:value-type="float" office:value="70.9730493126882" calcext:value-type="float">
            <text:p>70.97304931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55149643451596" calcext:value-type="float">
            <text:p>0.3551496435</text:p>
          </table:table-cell>
          <table:table-cell office:value-type="float" office:value="71.2731352290937" calcext:value-type="float">
            <text:p>71.273135229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53860529784166" calcext:value-type="float">
            <text:p>0.3538605298</text:p>
          </table:table-cell>
          <table:table-cell office:value-type="float" office:value="71.5726892716525" calcext:value-type="float">
            <text:p>71.57268927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52585352556527" calcext:value-type="float">
            <text:p>0.3525853526</text:p>
          </table:table-cell>
          <table:table-cell office:value-type="float" office:value="71.8717224036262" calcext:value-type="float">
            <text:p>71.871722403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1323862456607" calcext:value-type="float">
            <text:p>0.3513238625</text:p>
          </table:table-cell>
          <table:table-cell office:value-type="float" office:value="72.1702454366653" calcext:value-type="float">
            <text:p>72.170245436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50075816371983" calcext:value-type="float">
            <text:p>0.3500758164</text:p>
          </table:table-cell>
          <table:table-cell office:value-type="float" office:value="72.4682690352628" calcext:value-type="float">
            <text:p>72.468269035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48840977193067" calcext:value-type="float">
            <text:p>0.3488409772</text:p>
          </table:table-cell>
          <table:table-cell office:value-type="float" office:value="72.7658037210768" calcext:value-type="float">
            <text:p>72.76580372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4641" calcext:value-type="float">
            <text:p>0.34641</text:p>
          </table:table-cell>
          <table:table-cell office:value-type="float" office:value="73.359447751864" calcext:value-type="float">
            <text:p>73.359447751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45213416113609" calcext:value-type="float">
            <text:p>0.3452134161</text:p>
          </table:table-cell>
          <table:table-cell office:value-type="float" office:value="73.6555774631402" calcext:value-type="float">
            <text:p>73.655577463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44029147044896" calcext:value-type="float">
            <text:p>0.344029147</text:p>
          </table:table-cell>
          <table:table-cell office:value-type="float" office:value="73.9512590020446" calcext:value-type="float">
            <text:p>73.95125900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0.342856982999963" calcext:value-type="float">
            <text:p>0.342856983</text:p>
          </table:table-cell>
          <table:table-cell office:value-type="float" office:value="74.2465022366497" calcext:value-type="float">
            <text:p>74.246502236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1696719154693" calcext:value-type="float">
            <text:p>0.3416967192</text:p>
          </table:table-cell>
          <table:table-cell office:value-type="float" office:value="74.541316915647" calcext:value-type="float">
            <text:p>74.54131691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40548155504401" calcext:value-type="float">
            <text:p>0.3405481555</text:p>
          </table:table-cell>
          <table:table-cell office:value-type="float" office:value="74.8357126718859" calcext:value-type="float">
            <text:p>74.83571267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39411096719008" calcext:value-type="float">
            <text:p>0.3394110967</text:p>
          </table:table-cell>
          <table:table-cell office:value-type="float" office:value="75.1296990258179" calcext:value-type="float">
            <text:p>75.129699025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37170734963445" calcext:value-type="float">
            <text:p>0.337170735</text:p>
          </table:table-cell>
          <table:table-cell office:value-type="float" office:value="75.7164810666049" calcext:value-type="float">
            <text:p>75.716481066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36067063475344" calcext:value-type="float">
            <text:p>0.3360670635</text:p>
          </table:table-cell>
          <table:table-cell office:value-type="float" office:value="76.0092952621133" calcext:value-type="float">
            <text:p>76.009295262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34974159561638" calcext:value-type="float">
            <text:p>0.3349741596</text:p>
          </table:table-cell>
          <table:table-cell office:value-type="float" office:value="76.3017370789033" calcext:value-type="float">
            <text:p>76.301737078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33891849270138" calcext:value-type="float">
            <text:p>0.3338918493</text:p>
          </table:table-cell>
          <table:table-cell office:value-type="float" office:value="76.5938155240296" calcext:value-type="float">
            <text:p>76.59381552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1758333178115" calcext:value-type="float">
            <text:p>0.3317583332</text:p>
          </table:table-cell>
          <table:table-cell office:value-type="float" office:value="77.176917862755" calcext:value-type="float">
            <text:p>77.176917862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30706798573578" calcext:value-type="float">
            <text:p>0.3307067986</text:p>
          </table:table-cell>
          <table:table-cell office:value-type="float" office:value="77.4679593142718" calcext:value-type="float">
            <text:p>77.467959314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28633381277678" calcext:value-type="float">
            <text:p>0.3286333813</text:p>
          </table:table-cell>
          <table:table-cell office:value-type="float" office:value="78.0490660339934" calcext:value-type="float">
            <text:p>78.04906603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27611190990344" calcext:value-type="float">
            <text:p>0.327611191</text:p>
          </table:table-cell>
          <table:table-cell office:value-type="float" office:value="78.3391483574385" calcext:value-type="float">
            <text:p>78.339148357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326598480094443" calcext:value-type="float">
            <text:p>0.3265984801</text:p>
          </table:table-cell>
          <table:table-cell office:value-type="float" office:value="78.6289278963242" calcext:value-type="float">
            <text:p>78.628927896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25595102976394" calcext:value-type="float">
            <text:p>0.325595103</text:p>
          </table:table-cell>
          <table:table-cell office:value-type="float" office:value="78.9184129863899" calcext:value-type="float">
            <text:p>78.91841298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24600917134992" calcext:value-type="float">
            <text:p>0.3246009171</text:p>
          </table:table-cell>
          <table:table-cell office:value-type="float" office:value="79.2076118910865" calcext:value-type="float">
            <text:p>79.207611891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23615783096392" calcext:value-type="float">
            <text:p>0.3236157831</text:p>
          </table:table-cell>
          <table:table-cell office:value-type="float" office:value="79.4965328039739" calcext:value-type="float">
            <text:p>79.4965328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22639564331917" calcext:value-type="float">
            <text:p>0.3226395643</text:p>
          </table:table-cell>
          <table:table-cell office:value-type="float" office:value="79.7851838510691" calcext:value-type="float">
            <text:p>79.785183851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2071334076221" calcext:value-type="float">
            <text:p>0.3207133408</text:p>
          </table:table-cell>
          <table:table-cell office:value-type="float" office:value="80.3617085279947" calcext:value-type="float">
            <text:p>80.36170852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19763076923077" calcext:value-type="float">
            <text:p>0.3197630769</text:p>
          </table:table-cell>
          <table:table-cell office:value-type="float" office:value="80.6495980926234" calcext:value-type="float">
            <text:p>80.649598092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18821210143941" calcext:value-type="float">
            <text:p>0.3188212101</text:p>
          </table:table-cell>
          <table:table-cell office:value-type="float" office:value="80.9372496654367" calcext:value-type="float">
            <text:p>80.93724966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317887617480405" calcext:value-type="float">
            <text:p>0.3178876175</text:p>
          </table:table-cell>
          <table:table-cell office:value-type="float" office:value="81.2246710683594" calcext:value-type="float">
            <text:p>81.22467106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16962178493506" calcext:value-type="float">
            <text:p>0.3169621785</text:p>
          </table:table-cell>
          <table:table-cell office:value-type="float" office:value="81.5118700689287" calcext:value-type="float">
            <text:p>81.51187006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16044775184446" calcext:value-type="float">
            <text:p>0.3160447752</text:p>
          </table:table-cell>
          <table:table-cell office:value-type="float" office:value="81.7988543823466" calcext:value-type="float">
            <text:p>81.79885438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15135291931402" calcext:value-type="float">
            <text:p>0.3151352919</text:p>
          </table:table-cell>
          <table:table-cell office:value-type="float" office:value="82.085631673499" calcext:value-type="float">
            <text:p>82.085631673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13339634625549" calcext:value-type="float">
            <text:p>0.3133396346</text:p>
          </table:table-cell>
          <table:table-cell office:value-type="float" office:value="82.6585956088437" calcext:value-type="float">
            <text:p>82.65859560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312453240672552" calcext:value-type="float">
            <text:p>0.3124532407</text:p>
          </table:table-cell>
          <table:table-cell office:value-type="float" office:value="82.9447973489269" calcext:value-type="float">
            <text:p>82.944797348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311574326862068" calcext:value-type="float">
            <text:p>0.3115743269</text:p>
          </table:table-cell>
          <table:table-cell office:value-type="float" office:value="83.230822262341" calcext:value-type="float">
            <text:p>83.23082226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310702788576238" calcext:value-type="float">
            <text:p>0.3107027886</text:p>
          </table:table-cell>
          <table:table-cell office:value-type="float" office:value="83.5166777915361" calcext:value-type="float">
            <text:p>83.516677791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09838523234281" calcext:value-type="float">
            <text:p>0.3098385232</text:p>
          </table:table-cell>
          <table:table-cell office:value-type="float" office:value="83.8023713400998" calcext:value-type="float">
            <text:p>83.80237134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08981430241777" calcext:value-type="float">
            <text:p>0.3089814302</text:p>
          </table:table-cell>
          <table:table-cell office:value-type="float" office:value="84.0879102745691" calcext:value-type="float">
            <text:p>84.087910274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08131410941486" calcext:value-type="float">
            <text:p>0.3081314109</text:p>
          </table:table-cell>
          <table:table-cell office:value-type="float" office:value="84.3733019262199" calcext:value-type="float">
            <text:p>84.373301926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06452208189708" calcext:value-type="float">
            <text:p>0.3064522082</text:p>
          </table:table-cell>
          <table:table-cell office:value-type="float" office:value="84.9436725404375" calcext:value-type="float">
            <text:p>84.943672540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05622836687419" calcext:value-type="float">
            <text:p>0.3056228367</text:p>
          </table:table-cell>
          <table:table-cell office:value-type="float" office:value="85.2286660050378" calcext:value-type="float">
            <text:p>85.22866600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04800162687282" calcext:value-type="float">
            <text:p>0.3048001627</text:p>
          </table:table-cell>
          <table:table-cell office:value-type="float" office:value="85.5135411943164" calcext:value-type="float">
            <text:p>85.513541194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03984096530255" calcext:value-type="float">
            <text:p>0.3039840965</text:p>
          </table:table-cell>
          <table:table-cell office:value-type="float" office:value="85.7983052893228" calcext:value-type="float">
            <text:p>85.79830528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023714374266" calcext:value-type="float">
            <text:p>0.3023714374</text:p>
          </table:table-cell>
          <table:table-cell office:value-type="float" office:value="86.3675287975553" calcext:value-type="float">
            <text:p>86.367528797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301574673360731" calcext:value-type="float">
            <text:p>0.3015746734</text:p>
          </table:table-cell>
          <table:table-cell office:value-type="float" office:value="86.65200245467" calcext:value-type="float">
            <text:p>86.6520024547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.299999860124967" calcext:value-type="float">
            <text:p>0.2999998601</text:p>
          </table:table-cell>
          <table:table-cell office:value-type="float" office:value="87.220709031856" calcext:value-type="float">
            <text:p>87.22070903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299221649060226" calcext:value-type="float">
            <text:p>0.2992216491</text:p>
          </table:table-cell>
          <table:table-cell office:value-type="float" office:value="87.504956080387" calcext:value-type="float">
            <text:p>87.50495608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98449462872125" calcext:value-type="float">
            <text:p>0.2984494629</text:p>
          </table:table-cell>
          <table:table-cell office:value-type="float" office:value="87.7891416947348" calcext:value-type="float">
            <text:p>87.789141694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976832242192" calcext:value-type="float">
            <text:p>0.2976832242</text:p>
          </table:table-cell>
          <table:table-cell office:value-type="float" office:value="88.0732729018357" calcext:value-type="float">
            <text:p>88.073272901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96922857142857" calcext:value-type="float">
            <text:p>0.2969228571</text:p>
          </table:table-cell>
          <table:table-cell office:value-type="float" office:value="88.3573567165511" calcext:value-type="float">
            <text:p>88.357356716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296168287035741" calcext:value-type="float">
            <text:p>0.296168287</text:p>
          </table:table-cell>
          <table:table-cell office:value-type="float" office:value="88.6414001432341" calcext:value-type="float">
            <text:p>88.64140014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95419440610988" calcext:value-type="float">
            <text:p>0.2954194406</text:p>
          </table:table-cell>
          <table:table-cell office:value-type="float" office:value="88.9254101772903" calcext:value-type="float">
            <text:p>88.925410177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293938632084998" calcext:value-type="float">
            <text:p>0.2939386321</text:p>
          </table:table-cell>
          <table:table-cell office:value-type="float" office:value="89.4933580137316" calcext:value-type="float">
            <text:p>89.49335801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93206529747492" calcext:value-type="float">
            <text:p>0.2932065297</text:p>
          </table:table-cell>
          <table:table-cell office:value-type="float" office:value="89.7773097761619" calcext:value-type="float">
            <text:p>89.7773097762</text:p>
          </table:table-cell>
          <table:table-cell table:number-columns-repeated="8"/>
        </table:table-row>
      </table:table>
      <table:table table:name="Al2O3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(4.95898,4.95898,13.5959,90,90,120)</text:p>
          </table:table-cell>
          <table:table-cell table:number-columns-repeated="6"/>
          <table:table-cell office:value-type="string" calcext:value-type="string">
            <text:p>Wavelength</text:p>
          </table:table-cell>
          <table:table-cell office:value-type="float" office:value="0.413671" calcext:value-type="float">
            <text:p>0.41367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ravc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R -3 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330593" calcext:value-type="float">
            <text:p>4.330593</text:p>
          </table:table-cell>
          <table:table-cell office:value-type="float" office:value="5.47514525752141" calcext:value-type="float">
            <text:p>5.4751452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330593" calcext:value-type="float">
            <text:p>4.3305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854709442205" calcext:value-type="float">
            <text:p>3.9285470944</text:p>
          </table:table-cell>
          <table:table-cell office:value-type="float" office:value="6.03596402311636" calcext:value-type="float">
            <text:p>6.03596402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8546" calcext:value-type="float">
            <text:p>3.9285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.4801161647845" calcext:value-type="float">
            <text:p>3.4801161648</text:p>
          </table:table-cell>
          <table:table-cell office:value-type="float" office:value="6.8145947080233" calcext:value-type="float">
            <text:p>6.8145947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.480116" calcext:value-type="float">
            <text:p>3.480116</text:p>
          </table:table-cell>
          <table:table-cell/>
          <table:table-cell office:value-type="float" office:value="6.813253" calcext:value-type="float">
            <text:p>6.8132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5102080854199" calcext:value-type="float">
            <text:p>2.5510208085</text:p>
          </table:table-cell>
          <table:table-cell office:value-type="float" office:value="9.30123773748442" calcext:value-type="float">
            <text:p>9.3012377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51021" calcext:value-type="float">
            <text:p>2.551021</text:p>
          </table:table-cell>
          <table:table-cell/>
          <table:table-cell office:value-type="float" office:value="9.299867" calcext:value-type="float">
            <text:p>9.299867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95457" calcext:value-type="float">
            <text:p>2.3795457</text:p>
          </table:table-cell>
          <table:table-cell office:value-type="float" office:value="9.97314461544368" calcext:value-type="float">
            <text:p>9.97314461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9545" calcext:value-type="float">
            <text:p>2.379545</text:p>
          </table:table-cell>
          <table:table-cell/>
          <table:table-cell office:value-type="float" office:value="9.971763" calcext:value-type="float">
            <text:p>9.9717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.19801026000692" calcext:value-type="float">
            <text:p>2.19801026</text:p>
          </table:table-cell>
          <table:table-cell office:value-type="float" office:value="10.799187626734" calcext:value-type="float">
            <text:p>10.7991876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.19801" calcext:value-type="float">
            <text:p>2.1980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1652965" calcext:value-type="float">
            <text:p>2.1652965</text:p>
          </table:table-cell>
          <table:table-cell office:value-type="float" office:value="10.9628398874621" calcext:value-type="float">
            <text:p>10.9628398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165297" calcext:value-type="float">
            <text:p>2.165297</text:p>
          </table:table-cell>
          <table:table-cell/>
          <table:table-cell office:value-type="float" office:value="10.96161" calcext:value-type="float">
            <text:p>10.9616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08545935160737" calcext:value-type="float">
            <text:p>2.0854593516</text:p>
          </table:table-cell>
          <table:table-cell office:value-type="float" office:value="11.3838879839156" calcext:value-type="float">
            <text:p>11.38388798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085459" calcext:value-type="float">
            <text:p>2.085459</text:p>
          </table:table-cell>
          <table:table-cell/>
          <table:table-cell office:value-type="float" office:value="11.383544" calcext:value-type="float">
            <text:p>11.3835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03530189681889" calcext:value-type="float">
            <text:p>2.0353018968</text:p>
          </table:table-cell>
          <table:table-cell office:value-type="float" office:value="11.6653908803871" calcext:value-type="float">
            <text:p>11.66539088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035301" calcext:value-type="float">
            <text:p>2.0353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427354721102" calcext:value-type="float">
            <text:p>1.9642735472</text:p>
          </table:table-cell>
          <table:table-cell office:value-type="float" office:value="12.0887567696791" calcext:value-type="float">
            <text:p>12.0887567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4273" calcext:value-type="float">
            <text:p>1.964273</text:p>
          </table:table-cell>
          <table:table-cell/>
          <table:table-cell office:value-type="float" office:value="12.088435" calcext:value-type="float">
            <text:p>12.0884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.74005808239225" calcext:value-type="float">
            <text:p>1.7400580824</text:p>
          </table:table-cell>
          <table:table-cell office:value-type="float" office:value="13.6534396186105" calcext:value-type="float">
            <text:p>13.6534396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.740058" calcext:value-type="float">
            <text:p>1.740058</text:p>
          </table:table-cell>
          <table:table-cell/>
          <table:table-cell office:value-type="float" office:value="13.653192" calcext:value-type="float">
            <text:p>13.6531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69229831062717" calcext:value-type="float">
            <text:p>1.6922983106</text:p>
          </table:table-cell>
          <table:table-cell office:value-type="float" office:value="14.0406776973554" calcext:value-type="float">
            <text:p>14.04067769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692298" calcext:value-type="float">
            <text:p>1.6922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6145959328951" calcext:value-type="float">
            <text:p>1.6145959329</text:p>
          </table:table-cell>
          <table:table-cell office:value-type="float" office:value="14.7200387540327" calcext:value-type="float">
            <text:p>14.7200387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614596" calcext:value-type="float">
            <text:p>1.61459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0149498889778" calcext:value-type="float">
            <text:p>1.6014949889</text:p>
          </table:table-cell>
          <table:table-cell office:value-type="float" office:value="14.8411302650698" calcext:value-type="float">
            <text:p>14.84113026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01495" calcext:value-type="float">
            <text:p>1.601495</text:p>
          </table:table-cell>
          <table:table-cell/>
          <table:table-cell office:value-type="float" office:value="14.840008" calcext:value-type="float">
            <text:p>14.8400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669940892723" calcext:value-type="float">
            <text:p>1.5466994089</text:p>
          </table:table-cell>
          <table:table-cell office:value-type="float" office:value="15.3700338040423" calcext:value-type="float">
            <text:p>15.3700338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6699" calcext:value-type="float">
            <text:p>1.546699</text:p>
          </table:table-cell>
          <table:table-cell/>
          <table:table-cell office:value-type="float" office:value="15.368926" calcext:value-type="float">
            <text:p>15.3689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51482920364918" calcext:value-type="float">
            <text:p>1.5148292036</text:p>
          </table:table-cell>
          <table:table-cell office:value-type="float" office:value="15.6954170558239" calcext:value-type="float">
            <text:p>15.69541705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514829" calcext:value-type="float">
            <text:p>1.514829</text:p>
          </table:table-cell>
          <table:table-cell/>
          <table:table-cell office:value-type="float" office:value="15.693876" calcext:value-type="float">
            <text:p>15.6938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.51091332971014" calcext:value-type="float">
            <text:p>1.5109133297</text:p>
          </table:table-cell>
          <table:table-cell office:value-type="float" office:value="15.7363525934302" calcext:value-type="float">
            <text:p>15.73635259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.510913" calcext:value-type="float">
            <text:p>1.510913</text:p>
          </table:table-cell>
          <table:table-cell/>
          <table:table-cell office:value-type="float" office:value="15.735869" calcext:value-type="float">
            <text:p>15.7358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43531" calcext:value-type="float">
            <text:p>1.443531</text:p>
          </table:table-cell>
          <table:table-cell office:value-type="float" office:value="16.4758945364008" calcext:value-type="float">
            <text:p>16.47589453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43531" calcext:value-type="float">
            <text:p>1.4435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0458139220631" calcext:value-type="float">
            <text:p>1.4045813922</text:p>
          </table:table-cell>
          <table:table-cell office:value-type="float" office:value="16.9360873054178" calcext:value-type="float">
            <text:p>16.93608730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04581" calcext:value-type="float">
            <text:p>1.404581</text:p>
          </table:table-cell>
          <table:table-cell/>
          <table:table-cell office:value-type="float" office:value="16.934683" calcext:value-type="float">
            <text:p>16.9346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.37909908970111" calcext:value-type="float">
            <text:p>1.3790990897</text:p>
          </table:table-cell>
          <table:table-cell office:value-type="float" office:value="17.2513874482479" calcext:value-type="float">
            <text:p>17.2513874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.379099" calcext:value-type="float">
            <text:p>1.3790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383135044402" calcext:value-type="float">
            <text:p>1.3738313504</text:p>
          </table:table-cell>
          <table:table-cell office:value-type="float" office:value="17.3180424158098" calcext:value-type="float">
            <text:p>17.318042415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3831" calcext:value-type="float">
            <text:p>1.373831</text:p>
          </table:table-cell>
          <table:table-cell/>
          <table:table-cell office:value-type="float" office:value="17.316624" calcext:value-type="float">
            <text:p>17.31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.33606400955692" calcext:value-type="float">
            <text:p>1.3360640096</text:p>
          </table:table-cell>
          <table:table-cell office:value-type="float" office:value="17.811506840311" calcext:value-type="float">
            <text:p>17.81150684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.336064" calcext:value-type="float">
            <text:p>1.336064</text:p>
          </table:table-cell>
          <table:table-cell/>
          <table:table-cell office:value-type="float" office:value="17.810547" calcext:value-type="float">
            <text:p>17.8105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.30951569814068" calcext:value-type="float">
            <text:p>1.3095156981</text:p>
          </table:table-cell>
          <table:table-cell office:value-type="float" office:value="18.1756340114078" calcext:value-type="float">
            <text:p>18.1756340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09515" calcext:value-type="float">
            <text:p>1.3095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27551040427099" calcext:value-type="float">
            <text:p>1.2755104043</text:p>
          </table:table-cell>
          <table:table-cell office:value-type="float" office:value="18.6644721900052" calcext:value-type="float">
            <text:p>18.664472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27551" calcext:value-type="float">
            <text:p>1.27551</text:p>
          </table:table-cell>
          <table:table-cell/>
          <table:table-cell office:value-type="float" office:value="18.663415" calcext:value-type="float">
            <text:p>18.663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3907593291033" calcext:value-type="float">
            <text:p>1.2390759329</text:p>
          </table:table-cell>
          <table:table-cell office:value-type="float" office:value="19.2184201392515" calcext:value-type="float">
            <text:p>19.21842013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39076" calcext:value-type="float">
            <text:p>1.239076</text:p>
          </table:table-cell>
          <table:table-cell/>
          <table:table-cell office:value-type="float" office:value="19.217329" calcext:value-type="float">
            <text:p>19.217329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23418672908649" calcext:value-type="float">
            <text:p>1.2341867291</text:p>
          </table:table-cell>
          <table:table-cell office:value-type="float" office:value="19.2952797969056" calcext:value-type="float">
            <text:p>19.29527979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234187" calcext:value-type="float">
            <text:p>1.234187</text:p>
          </table:table-cell>
          <table:table-cell/>
          <table:table-cell office:value-type="float" office:value="19.293317" calcext:value-type="float">
            <text:p>19.2933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1931894288981" calcext:value-type="float">
            <text:p>1.1931894289</text:p>
          </table:table-cell>
          <table:table-cell office:value-type="float" office:value="19.9649285297505" calcext:value-type="float">
            <text:p>19.96492852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193189" calcext:value-type="float">
            <text:p>1.193189</text:p>
          </table:table-cell>
          <table:table-cell/>
          <table:table-cell office:value-type="float" office:value="19.966213" calcext:value-type="float">
            <text:p>19.96621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8977285" calcext:value-type="float">
            <text:p>1.18977285</text:p>
          </table:table-cell>
          <table:table-cell office:value-type="float" office:value="20.0228500866162" calcext:value-type="float">
            <text:p>20.022850086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89773" calcext:value-type="float">
            <text:p>1.189773</text:p>
          </table:table-cell>
          <table:table-cell/>
          <table:table-cell office:value-type="float" office:value="20.022204" calcext:value-type="float">
            <text:p>20.0222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.16003872159483" calcext:value-type="float">
            <text:p>1.1600387216</text:p>
          </table:table-cell>
          <table:table-cell office:value-type="float" office:value="20.541572837559" calcext:value-type="float">
            <text:p>20.54157283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160039" calcext:value-type="float">
            <text:p>1.160039</text:p>
          </table:table-cell>
          <table:table-cell/>
          <table:table-cell office:value-type="float" office:value="20.540124" calcext:value-type="float">
            <text:p>20.54012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4726259234853" calcext:value-type="float">
            <text:p>1.1472625923</text:p>
          </table:table-cell>
          <table:table-cell office:value-type="float" office:value="20.7728522188581" calcext:value-type="float">
            <text:p>20.77285221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47262" calcext:value-type="float">
            <text:p>1.147262</text:p>
          </table:table-cell>
          <table:table-cell/>
          <table:table-cell office:value-type="float" office:value="20.771088" calcext:value-type="float">
            <text:p>20.7710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3869762643892" calcext:value-type="float">
            <text:p>1.1386976264</text:p>
          </table:table-cell>
          <table:table-cell office:value-type="float" office:value="20.930854143291" calcext:value-type="float">
            <text:p>20.93085414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38697" calcext:value-type="float">
            <text:p>1.138697</text:p>
          </table:table-cell>
          <table:table-cell/>
          <table:table-cell office:value-type="float" office:value="20.929063" calcext:value-type="float">
            <text:p>20.9290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.13537276084335" calcext:value-type="float">
            <text:p>1.1353727608</text:p>
          </table:table-cell>
          <table:table-cell office:value-type="float" office:value="20.9928427789884" calcext:value-type="float">
            <text:p>20.9928427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.135373" calcext:value-type="float">
            <text:p>1.1353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2579878362128" calcext:value-type="float">
            <text:p>1.1257987836</text:p>
          </table:table-cell>
          <table:table-cell office:value-type="float" office:value="21.1734201554948" calcext:value-type="float">
            <text:p>21.17342015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25798" calcext:value-type="float">
            <text:p>1.125798</text:p>
          </table:table-cell>
          <table:table-cell/>
          <table:table-cell office:value-type="float" office:value="21.171026" calcext:value-type="float">
            <text:p>21.1710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.1241886050107" calcext:value-type="float">
            <text:p>1.124188605</text:p>
          </table:table-cell>
          <table:table-cell office:value-type="float" office:value="21.2040975829012" calcext:value-type="float">
            <text:p>21.20409758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.124188" calcext:value-type="float">
            <text:p>1.124188</text:p>
          </table:table-cell>
          <table:table-cell/>
          <table:table-cell office:value-type="float" office:value="21.203021" calcext:value-type="float">
            <text:p>21.2030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.09900513000346" calcext:value-type="float">
            <text:p>1.09900513</text:p>
          </table:table-cell>
          <table:table-cell office:value-type="float" office:value="21.6958066894068" calcext:value-type="float">
            <text:p>21.69580668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.099005" calcext:value-type="float">
            <text:p>1.099005</text:p>
          </table:table-cell>
          <table:table-cell/>
          <table:table-cell office:value-type="float" office:value="21.693945" calcext:value-type="float">
            <text:p>21.69394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08264825" calcext:value-type="float">
            <text:p>1.08264825</text:p>
          </table:table-cell>
          <table:table-cell office:value-type="float" office:value="22.0276577224489" calcext:value-type="float">
            <text:p>22.02765772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082648" calcext:value-type="float">
            <text:p>1.082648</text:p>
          </table:table-cell>
          <table:table-cell/>
          <table:table-cell office:value-type="float" office:value="22.025893" calcext:value-type="float">
            <text:p>22.0258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.07826602397876" calcext:value-type="float">
            <text:p>1.078266024</text:p>
          </table:table-cell>
          <table:table-cell office:value-type="float" office:value="22.1183074549962" calcext:value-type="float">
            <text:p>22.1183074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.078266" calcext:value-type="float">
            <text:p>1.078266</text:p>
          </table:table-cell>
          <table:table-cell/>
          <table:table-cell office:value-type="float" office:value="22.116879" calcext:value-type="float">
            <text:p>22.1168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4632035001956" calcext:value-type="float">
            <text:p>1.04632035</text:p>
          </table:table-cell>
          <table:table-cell office:value-type="float" office:value="22.8025280088798" calcext:value-type="float">
            <text:p>22.80252800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4632" calcext:value-type="float">
            <text:p>1.046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04272967580368" calcext:value-type="float">
            <text:p>1.0427296758</text:p>
          </table:table-cell>
          <table:table-cell office:value-type="float" office:value="22.8821079300672" calcext:value-type="float">
            <text:p>22.882107930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042729" calcext:value-type="float">
            <text:p>1.042729</text:p>
          </table:table-cell>
          <table:table-cell/>
          <table:table-cell office:value-type="float" office:value="22.880761" calcext:value-type="float">
            <text:p>22.8807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271481846934" calcext:value-type="float">
            <text:p>1.0271481847</text:p>
          </table:table-cell>
          <table:table-cell office:value-type="float" office:value="23.2340200581159" calcext:value-type="float">
            <text:p>23.23402005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27148" calcext:value-type="float">
            <text:p>1.0271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02470586557467" calcext:value-type="float">
            <text:p>1.0247058656</text:p>
          </table:table-cell>
          <table:table-cell office:value-type="float" office:value="23.2901711777683" calcext:value-type="float">
            <text:p>23.29017117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024706" calcext:value-type="float">
            <text:p>1.0247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.01765094840945" calcext:value-type="float">
            <text:p>1.0176509484</text:p>
          </table:table-cell>
          <table:table-cell office:value-type="float" office:value="23.4539162364662" calcext:value-type="float">
            <text:p>23.45391623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.017651" calcext:value-type="float">
            <text:p>1.017651</text:p>
          </table:table-cell>
          <table:table-cell/>
          <table:table-cell office:value-type="float" office:value="23.451672" calcext:value-type="float">
            <text:p>23.4516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97731813490246" calcext:value-type="float">
            <text:p>0.9977318135</text:p>
          </table:table-cell>
          <table:table-cell office:value-type="float" office:value="23.9290157511334" calcext:value-type="float">
            <text:p>23.9290157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97732" calcext:value-type="float">
            <text:p>0.997732</text:p>
          </table:table-cell>
          <table:table-cell/>
          <table:table-cell office:value-type="float" office:value="23.927598" calcext:value-type="float">
            <text:p>23.9275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9951738777804" calcext:value-type="float">
            <text:p>0.9951738778</text:p>
          </table:table-cell>
          <table:table-cell office:value-type="float" office:value="23.9914349507108" calcext:value-type="float">
            <text:p>23.99143495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5174" calcext:value-type="float">
            <text:p>0.99517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5444896075716" calcext:value-type="float">
            <text:p>0.9854448961</text:p>
          </table:table-cell>
          <table:table-cell office:value-type="float" office:value="24.2318710544867" calcext:value-type="float">
            <text:p>24.23187105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5445" calcext:value-type="float">
            <text:p>0.98544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82136773605512" calcext:value-type="float">
            <text:p>0.9821367736</text:p>
          </table:table-cell>
          <table:table-cell office:value-type="float" office:value="24.3147362381157" calcext:value-type="float">
            <text:p>24.31473623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82137" calcext:value-type="float">
            <text:p>0.982137</text:p>
          </table:table-cell>
          <table:table-cell/>
          <table:table-cell office:value-type="float" office:value="24.313538" calcext:value-type="float">
            <text:p>24.3135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973302545553888" calcext:value-type="float">
            <text:p>0.9733025456</text:p>
          </table:table-cell>
          <table:table-cell office:value-type="float" office:value="24.5388503351798" calcext:value-type="float">
            <text:p>24.5388503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973302" calcext:value-type="float">
            <text:p>0.9733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71223783725715" calcext:value-type="float">
            <text:p>0.9712237837</text:p>
          </table:table-cell>
          <table:table-cell office:value-type="float" office:value="24.5921926720709" calcext:value-type="float">
            <text:p>24.59219267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71224" calcext:value-type="float">
            <text:p>0.9712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957813581420764" calcext:value-type="float">
            <text:p>0.9578135814</text:p>
          </table:table-cell>
          <table:table-cell office:value-type="float" office:value="24.9420062819957" calcext:value-type="float">
            <text:p>24.942006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957813" calcext:value-type="float">
            <text:p>0.9578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43041302092755" calcext:value-type="float">
            <text:p>0.9430413021</text:p>
          </table:table-cell>
          <table:table-cell office:value-type="float" office:value="25.3391527740122" calcext:value-type="float">
            <text:p>25.3391527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43041" calcext:value-type="float">
            <text:p>0.943041</text:p>
          </table:table-cell>
          <table:table-cell/>
          <table:table-cell office:value-type="float" office:value="25.338379" calcext:value-type="float">
            <text:p>25.3383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4115009791432" calcext:value-type="float">
            <text:p>0.9411500979</text:p>
          </table:table-cell>
          <table:table-cell office:value-type="float" office:value="25.3909199035629" calcext:value-type="float">
            <text:p>25.39091990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4115" calcext:value-type="float">
            <text:p>0.941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93567525553077" calcext:value-type="float">
            <text:p>0.9356752555</text:p>
          </table:table-cell>
          <table:table-cell office:value-type="float" office:value="25.5419903666782" calcext:value-type="float">
            <text:p>25.5419903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935675" calcext:value-type="float">
            <text:p>0.9356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34750226706387" calcext:value-type="float">
            <text:p>0.9347502267</text:p>
          </table:table-cell>
          <table:table-cell office:value-type="float" office:value="25.5676944617658" calcext:value-type="float">
            <text:p>25.56769446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3475" calcext:value-type="float">
            <text:p>0.93475</text:p>
          </table:table-cell>
          <table:table-cell/>
          <table:table-cell office:value-type="float" office:value="25.566344" calcext:value-type="float">
            <text:p>25.56634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18114878153116" calcext:value-type="float">
            <text:p>0.9181148782</text:p>
          </table:table-cell>
          <table:table-cell office:value-type="float" office:value="26.0390211711152" calcext:value-type="float">
            <text:p>26.03902117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18115" calcext:value-type="float">
            <text:p>0.918115</text:p>
          </table:table-cell>
          <table:table-cell/>
          <table:table-cell office:value-type="float" office:value="26.038271" calcext:value-type="float">
            <text:p>26.0382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07847903712169" calcext:value-type="float">
            <text:p>0.9078479037</text:p>
          </table:table-cell>
          <table:table-cell office:value-type="float" office:value="26.3387663535112" calcext:value-type="float">
            <text:p>26.33876635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07848" calcext:value-type="float">
            <text:p>0.907848</text:p>
          </table:table-cell>
          <table:table-cell/>
          <table:table-cell office:value-type="float" office:value="26.337224" calcext:value-type="float">
            <text:p>26.3372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905319957377203" calcext:value-type="float">
            <text:p>0.9053199574</text:p>
          </table:table-cell>
          <table:table-cell office:value-type="float" office:value="26.4136415771304" calcext:value-type="float">
            <text:p>26.4136415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90532" calcext:value-type="float">
            <text:p>0.90532</text:p>
          </table:table-cell>
          <table:table-cell/>
          <table:table-cell office:value-type="float" office:value="26.412213" calcext:value-type="float">
            <text:p>26.4122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00856838411597" calcext:value-type="float">
            <text:p>0.9008568384</text:p>
          </table:table-cell>
          <table:table-cell office:value-type="float" office:value="26.5468889583913" calcext:value-type="float">
            <text:p>26.54688895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00857" calcext:value-type="float">
            <text:p>0.9008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9383736501873" calcext:value-type="float">
            <text:p>0.8993837365</text:p>
          </table:table-cell>
          <table:table-cell office:value-type="float" office:value="26.5911670957917" calcext:value-type="float">
            <text:p>26.59116709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9383" calcext:value-type="float">
            <text:p>0.899383</text:p>
          </table:table-cell>
          <table:table-cell/>
          <table:table-cell office:value-type="float" office:value="26.588185" calcext:value-type="float">
            <text:p>26.5881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89920781119862" calcext:value-type="float">
            <text:p>0.8992078112</text:p>
          </table:table-cell>
          <table:table-cell office:value-type="float" office:value="26.5964649835991" calcext:value-type="float">
            <text:p>26.59646498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899208" calcext:value-type="float">
            <text:p>0.89920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88853353408079" calcext:value-type="float">
            <text:p>0.8885335341</text:p>
          </table:table-cell>
          <table:table-cell office:value-type="float" office:value="26.9219514176142" calcext:value-type="float">
            <text:p>26.92195141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888533" calcext:value-type="float">
            <text:p>0.8885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880593517729134" calcext:value-type="float">
            <text:p>0.8805935177</text:p>
          </table:table-cell>
          <table:table-cell office:value-type="float" office:value="27.169328796039" calcext:value-type="float">
            <text:p>27.1693287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80593" calcext:value-type="float">
            <text:p>0.880593</text:p>
          </table:table-cell>
          <table:table-cell/>
          <table:table-cell office:value-type="float" office:value="27.168095" calcext:value-type="float">
            <text:p>27.1680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870029041196126" calcext:value-type="float">
            <text:p>0.8700290412</text:p>
          </table:table-cell>
          <table:table-cell office:value-type="float" office:value="27.505680965706" calcext:value-type="float">
            <text:p>27.50568096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870029" calcext:value-type="float">
            <text:p>0.870029</text:p>
          </table:table-cell>
          <table:table-cell/>
          <table:table-cell office:value-type="float" office:value="27.505043" calcext:value-type="float">
            <text:p>27.50504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8661186" calcext:value-type="float">
            <text:p>0.8661186</text:p>
          </table:table-cell>
          <table:table-cell office:value-type="float" office:value="27.6323248742238" calcext:value-type="float">
            <text:p>27.63232487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866119" calcext:value-type="float">
            <text:p>0.86611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858197095154357" calcext:value-type="float">
            <text:p>0.8581970952</text:p>
          </table:table-cell>
          <table:table-cell office:value-type="float" office:value="27.8925166208289" calcext:value-type="float">
            <text:p>27.8925166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858197" calcext:value-type="float">
            <text:p>0.85819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850340269513995" calcext:value-type="float">
            <text:p>0.8503402695</text:p>
          </table:table-cell>
          <table:table-cell office:value-type="float" office:value="28.1555214805394" calcext:value-type="float">
            <text:p>28.15552148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85034" calcext:value-type="float">
            <text:p>0.850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46149155313585" calcext:value-type="float">
            <text:p>0.8461491553</text:p>
          </table:table-cell>
          <table:table-cell office:value-type="float" office:value="28.2978784105762" calcext:value-type="float">
            <text:p>28.29787841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46149" calcext:value-type="float">
            <text:p>0.84614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42501795525766" calcext:value-type="float">
            <text:p>0.8425017955</text:p>
          </table:table-cell>
          <table:table-cell office:value-type="float" office:value="28.4229553839459" calcext:value-type="float">
            <text:p>28.42295538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42502" calcext:value-type="float">
            <text:p>0.8425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41152452354635" calcext:value-type="float">
            <text:p>0.8411524524</text:p>
          </table:table-cell>
          <table:table-cell office:value-type="float" office:value="28.4695113853615" calcext:value-type="float">
            <text:p>28.46951138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41152" calcext:value-type="float">
            <text:p>0.8411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830584329929299" calcext:value-type="float">
            <text:p>0.8305843299</text:p>
          </table:table-cell>
          <table:table-cell office:value-type="float" office:value="28.8395433463309" calcext:value-type="float">
            <text:p>28.83954334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30584" calcext:value-type="float">
            <text:p>0.8305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22644648564464" calcext:value-type="float">
            <text:p>0.8226446486</text:p>
          </table:table-cell>
          <table:table-cell office:value-type="float" office:value="29.1240061507732" calcext:value-type="float">
            <text:p>29.1240061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22644" calcext:value-type="float">
            <text:p>0.8226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82138834289318" calcext:value-type="float">
            <text:p>0.8213883429</text:p>
          </table:table-cell>
          <table:table-cell office:value-type="float" office:value="29.1695379611877" calcext:value-type="float">
            <text:p>29.16953796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821388" calcext:value-type="float">
            <text:p>0.8213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7741281905451" calcext:value-type="float">
            <text:p>0.8177412819</text:p>
          </table:table-cell>
          <table:table-cell office:value-type="float" office:value="29.3025365693174" calcext:value-type="float">
            <text:p>29.30253656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7741" calcext:value-type="float">
            <text:p>0.81774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817123578919662" calcext:value-type="float">
            <text:p>0.8171235789</text:p>
          </table:table-cell>
          <table:table-cell office:value-type="float" office:value="29.3251841373398" calcext:value-type="float">
            <text:p>29.32518413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817123" calcext:value-type="float">
            <text:p>0.81712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13881432262025" calcext:value-type="float">
            <text:p>0.8138814323</text:p>
          </table:table-cell>
          <table:table-cell office:value-type="float" office:value="29.4446379032179" calcext:value-type="float">
            <text:p>29.444637903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13881" calcext:value-type="float">
            <text:p>0.81388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807297966447552" calcext:value-type="float">
            <text:p>0.8072979664</text:p>
          </table:table-cell>
          <table:table-cell office:value-type="float" office:value="29.6902544963426" calcext:value-type="float">
            <text:p>29.69025449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807298" calcext:value-type="float">
            <text:p>0.80729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800747494448889" calcext:value-type="float">
            <text:p>0.8007474944</text:p>
          </table:table-cell>
          <table:table-cell office:value-type="float" office:value="29.9387905917402" calcext:value-type="float">
            <text:p>29.938790591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800747" calcext:value-type="float">
            <text:p>0.8007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798969566375621" calcext:value-type="float">
            <text:p>0.7989695664</text:p>
          </table:table-cell>
          <table:table-cell office:value-type="float" office:value="30.0069765310543" calcext:value-type="float">
            <text:p>30.00697653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798969" calcext:value-type="float">
            <text:p>0.7989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797244808487713" calcext:value-type="float">
            <text:p>0.7972448085</text:p>
          </table:table-cell>
          <table:table-cell office:value-type="float" office:value="30.0734243980989" calcext:value-type="float">
            <text:p>30.0734243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797245" calcext:value-type="float">
            <text:p>0.7972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796672366625939" calcext:value-type="float">
            <text:p>0.7966723666</text:p>
          </table:table-cell>
          <table:table-cell office:value-type="float" office:value="30.0955441288863" calcext:value-type="float">
            <text:p>30.0955441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796672" calcext:value-type="float">
            <text:p>0.79667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931819" calcext:value-type="float">
            <text:p>0.7931819</text:p>
          </table:table-cell>
          <table:table-cell office:value-type="float" office:value="30.2311352637057" calcext:value-type="float">
            <text:p>30.231135263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93182" calcext:value-type="float">
            <text:p>0.79318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8570941888441" calcext:value-type="float">
            <text:p>0.7857094189</text:p>
          </table:table-cell>
          <table:table-cell office:value-type="float" office:value="30.5256119756053" calcext:value-type="float">
            <text:p>30.52561197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85709" calcext:value-type="float">
            <text:p>0.785709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.78020319769971" calcext:value-type="float">
            <text:p>0.7802031977</text:p>
          </table:table-cell>
          <table:table-cell office:value-type="float" office:value="30.7463468924175" calcext:value-type="float">
            <text:p>30.746346892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.780203" calcext:value-type="float">
            <text:p>0.78020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777493145853035" calcext:value-type="float">
            <text:p>0.7774931459</text:p>
          </table:table-cell>
          <table:table-cell office:value-type="float" office:value="30.8561797766716" calcext:value-type="float">
            <text:p>30.85617977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777493" calcext:value-type="float">
            <text:p>0.7774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776432294906328" calcext:value-type="float">
            <text:p>0.7764322949</text:p>
          </table:table-cell>
          <table:table-cell office:value-type="float" office:value="30.8993906723519" calcext:value-type="float">
            <text:p>30.89939067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776432" calcext:value-type="float">
            <text:p>0.7764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73349704463615" calcext:value-type="float">
            <text:p>0.7733497045</text:p>
          </table:table-cell>
          <table:table-cell office:value-type="float" office:value="31.0256502149705" calcext:value-type="float">
            <text:p>31.0256502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73349" calcext:value-type="float">
            <text:p>0.77334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64498660876475" calcext:value-type="float">
            <text:p>0.7644986609</text:p>
          </table:table-cell>
          <table:table-cell office:value-type="float" office:value="31.3940595355649" calcext:value-type="float">
            <text:p>31.39405953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64499" calcext:value-type="float">
            <text:p>0.7644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763346089054263" calcext:value-type="float">
            <text:p>0.7633460891</text:p>
          </table:table-cell>
          <table:table-cell office:value-type="float" office:value="31.4426868045088" calcext:value-type="float">
            <text:p>31.44268680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763346" calcext:value-type="float">
            <text:p>0.7633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75741460182459" calcext:value-type="float">
            <text:p>0.7574146018</text:p>
          </table:table-cell>
          <table:table-cell office:value-type="float" office:value="31.6953718961853" calcext:value-type="float">
            <text:p>31.69537189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757414" calcext:value-type="float">
            <text:p>0.7574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755456664855068" calcext:value-type="float">
            <text:p>0.7554566649</text:p>
          </table:table-cell>
          <table:table-cell office:value-type="float" office:value="31.7796874319456" calcext:value-type="float">
            <text:p>31.77968743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755457" calcext:value-type="float">
            <text:p>0.7554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753340524970499" calcext:value-type="float">
            <text:p>0.753340525</text:p>
          </table:table-cell>
          <table:table-cell office:value-type="float" office:value="31.8713285833844" calcext:value-type="float">
            <text:p>31.87132858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75334" calcext:value-type="float">
            <text:p>0.7533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75237537900821" calcext:value-type="float">
            <text:p>0.752375379</text:p>
          </table:table-cell>
          <table:table-cell office:value-type="float" office:value="31.9133031674565" calcext:value-type="float">
            <text:p>31.9133031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752375" calcext:value-type="float">
            <text:p>0.7523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751413933070978" calcext:value-type="float">
            <text:p>0.7514139331</text:p>
          </table:table-cell>
          <table:table-cell office:value-type="float" office:value="31.9552284325429" calcext:value-type="float">
            <text:p>31.9552284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751414" calcext:value-type="float">
            <text:p>0.7514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46089302894658" calcext:value-type="float">
            <text:p>0.7460893029</text:p>
          </table:table-cell>
          <table:table-cell office:value-type="float" office:value="32.1894540012191" calcext:value-type="float">
            <text:p>32.18945400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46089" calcext:value-type="float">
            <text:p>0.74608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4784172967552" calcext:value-type="float">
            <text:p>0.744784173</text:p>
          </table:table-cell>
          <table:table-cell office:value-type="float" office:value="32.2473977850933" calcext:value-type="float">
            <text:p>32.247397785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4784" calcext:value-type="float">
            <text:p>0.7447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9043517367061" calcext:value-type="float">
            <text:p>0.7390435174</text:p>
          </table:table-cell>
          <table:table-cell office:value-type="float" office:value="32.5047977677514" calcext:value-type="float">
            <text:p>32.504797767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9043" calcext:value-type="float">
            <text:p>0.73904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738132219385685" calcext:value-type="float">
            <text:p>0.7381322194</text:p>
          </table:table-cell>
          <table:table-cell office:value-type="float" office:value="32.5460424824186" calcext:value-type="float">
            <text:p>32.5460424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738132" calcext:value-type="float">
            <text:p>0.7381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735482156577523" calcext:value-type="float">
            <text:p>0.7354821566</text:p>
          </table:table-cell>
          <table:table-cell office:value-type="float" office:value="32.6665881216688" calcext:value-type="float">
            <text:p>32.66658812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735482" calcext:value-type="float">
            <text:p>0.73548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35032643465014" calcext:value-type="float">
            <text:p>0.7350326435</text:p>
          </table:table-cell>
          <table:table-cell office:value-type="float" office:value="32.6871254289719" calcext:value-type="float">
            <text:p>32.6871254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35032" calcext:value-type="float">
            <text:p>0.7350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732670086668974" calcext:value-type="float">
            <text:p>0.7326700867</text:p>
          </table:table-cell>
          <table:table-cell office:value-type="float" office:value="32.7954978499199" calcext:value-type="float">
            <text:p>32.79549784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73267" calcext:value-type="float">
            <text:p>0.732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217655" calcext:value-type="float">
            <text:p>0.7217655</text:p>
          </table:table-cell>
          <table:table-cell office:value-type="float" office:value="33.3053008763622" calcext:value-type="float">
            <text:p>33.30530087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21766" calcext:value-type="float">
            <text:p>0.72176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2173479513838" calcext:value-type="float">
            <text:p>0.7217347951</text:p>
          </table:table-cell>
          <table:table-cell office:value-type="float" office:value="33.3067590841813" calcext:value-type="float">
            <text:p>33.30675908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21735" calcext:value-type="float">
            <text:p>0.7217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20462672412209" calcext:value-type="float">
            <text:p>0.7204626724</text:p>
          </table:table-cell>
          <table:table-cell office:value-type="float" office:value="33.3672877473121" calcext:value-type="float">
            <text:p>33.36728774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20463" calcext:value-type="float">
            <text:p>0.7204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20040123985673" calcext:value-type="float">
            <text:p>0.720040124</text:p>
          </table:table-cell>
          <table:table-cell office:value-type="float" office:value="33.3874423995054" calcext:value-type="float">
            <text:p>33.3874423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2004" calcext:value-type="float">
            <text:p>0.7200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718207164932621" calcext:value-type="float">
            <text:p>0.7182071649</text:p>
          </table:table-cell>
          <table:table-cell office:value-type="float" office:value="33.475157563164" calcext:value-type="float">
            <text:p>33.47515756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718207" calcext:value-type="float">
            <text:p>0.7182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17370706789452" calcext:value-type="float">
            <text:p>0.7173707068</text:p>
          </table:table-cell>
          <table:table-cell office:value-type="float" office:value="33.5153414588706" calcext:value-type="float">
            <text:p>33.51534145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17371" calcext:value-type="float">
            <text:p>0.7173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716537164391839" calcext:value-type="float">
            <text:p>0.7165371644</text:p>
          </table:table-cell>
          <table:table-cell office:value-type="float" office:value="33.5554828450213" calcext:value-type="float">
            <text:p>33.5554828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716537" calcext:value-type="float">
            <text:p>0.7165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711915635061884" calcext:value-type="float">
            <text:p>0.7119156351</text:p>
          </table:table-cell>
          <table:table-cell office:value-type="float" office:value="33.7798280984743" calcext:value-type="float">
            <text:p>33.77982809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711915" calcext:value-type="float">
            <text:p>0.7119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702290696103155" calcext:value-type="float">
            <text:p>0.7022906961</text:p>
          </table:table-cell>
          <table:table-cell office:value-type="float" office:value="34.2569788667339" calcext:value-type="float">
            <text:p>34.2569788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702291" calcext:value-type="float">
            <text:p>0.70229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700229139035167" calcext:value-type="float">
            <text:p>0.700229139</text:p>
          </table:table-cell>
          <table:table-cell office:value-type="float" office:value="34.3609659653121" calcext:value-type="float">
            <text:p>34.360965965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700229" calcext:value-type="float">
            <text:p>0.7002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696023232956901" calcext:value-type="float">
            <text:p>0.696023233</text:p>
          </table:table-cell>
          <table:table-cell office:value-type="float" office:value="34.5751186128765" calcext:value-type="float">
            <text:p>34.57511861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695153117202456" calcext:value-type="float">
            <text:p>0.6951531172</text:p>
          </table:table-cell>
          <table:table-cell office:value-type="float" office:value="34.6197615730422" calcext:value-type="float">
            <text:p>34.61976157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691812110475354" calcext:value-type="float">
            <text:p>0.6918121105</text:p>
          </table:table-cell>
          <table:table-cell office:value-type="float" office:value="34.7922727698256" calcext:value-type="float">
            <text:p>34.792272769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690691502380688" calcext:value-type="float">
            <text:p>0.6906915024</text:p>
          </table:table-cell>
          <table:table-cell office:value-type="float" office:value="34.8505269246548" calcext:value-type="float">
            <text:p>34.850526924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689549544850556" calcext:value-type="float">
            <text:p>0.6895495449</text:p>
          </table:table-cell>
          <table:table-cell office:value-type="float" office:value="34.9100953150067" calcext:value-type="float">
            <text:p>34.9100953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87571312195392" calcext:value-type="float">
            <text:p>0.6875713122</text:p>
          </table:table-cell>
          <table:table-cell office:value-type="float" office:value="35.0137781727546" calcext:value-type="float">
            <text:p>35.01377817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915675222008" calcext:value-type="float">
            <text:p>0.6869156752</text:p>
          </table:table-cell>
          <table:table-cell office:value-type="float" office:value="35.0482796442914" calcext:value-type="float">
            <text:p>35.048279644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686837285956712" calcext:value-type="float">
            <text:p>0.686837286</text:p>
          </table:table-cell>
          <table:table-cell office:value-type="float" office:value="35.0524093373057" calcext:value-type="float">
            <text:p>35.052409337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686105605569294" calcext:value-type="float">
            <text:p>0.6861056056</text:p>
          </table:table-cell>
          <table:table-cell office:value-type="float" office:value="35.0910034112387" calcext:value-type="float">
            <text:p>35.09100341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678433965606298" calcext:value-type="float">
            <text:p>0.6784339656</text:p>
          </table:table-cell>
          <table:table-cell office:value-type="float" office:value="35.5009274760237" calcext:value-type="float">
            <text:p>35.50092747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6649826248882" calcext:value-type="float">
            <text:p>0.6766498262</text:p>
          </table:table-cell>
          <table:table-cell office:value-type="float" office:value="35.5976610793698" calcext:value-type="float">
            <text:p>35.59766107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675950190205822" calcext:value-type="float">
            <text:p>0.6759501902</text:p>
          </table:table-cell>
          <table:table-cell office:value-type="float" office:value="35.6357409639765" calcext:value-type="float">
            <text:p>35.63574096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674557404162688" calcext:value-type="float">
            <text:p>0.6745574042</text:p>
          </table:table-cell>
          <table:table-cell office:value-type="float" office:value="35.7117950332726" calcext:value-type="float">
            <text:p>35.711795033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673913265529573" calcext:value-type="float">
            <text:p>0.6739132655</text:p>
          </table:table-cell>
          <table:table-cell office:value-type="float" office:value="35.7470805130226" calcext:value-type="float">
            <text:p>35.7470805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673567404348174" calcext:value-type="float">
            <text:p>0.6735674043</text:p>
          </table:table-cell>
          <table:table-cell office:value-type="float" office:value="35.7660558503055" calcext:value-type="float">
            <text:p>35.766055850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66803200477846" calcext:value-type="float">
            <text:p>0.6680320048</text:p>
          </table:table-cell>
          <table:table-cell office:value-type="float" office:value="36.0725646620352" calcext:value-type="float">
            <text:p>36.07256466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63289917781126" calcext:value-type="float">
            <text:p>0.6632899178</text:p>
          </table:table-cell>
          <table:table-cell office:value-type="float" office:value="36.339431636926" calcext:value-type="float">
            <text:p>36.33943163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662302082252068" calcext:value-type="float">
            <text:p>0.6623020823</text:p>
          </table:table-cell>
          <table:table-cell office:value-type="float" office:value="36.3955301772727" calcext:value-type="float">
            <text:p>36.395530177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661973783232445" calcext:value-type="float">
            <text:p>0.6619737832</text:p>
          </table:table-cell>
          <table:table-cell office:value-type="float" office:value="36.4142131370773" calcext:value-type="float">
            <text:p>36.41421313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5996723335845" calcext:value-type="float">
            <text:p>0.6599672334</text:p>
          </table:table-cell>
          <table:table-cell office:value-type="float" office:value="36.5288285331077" calcext:value-type="float">
            <text:p>36.528828533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655644076565123" calcext:value-type="float">
            <text:p>0.6556440766</text:p>
          </table:table-cell>
          <table:table-cell office:value-type="float" office:value="36.7782849138153" calcext:value-type="float">
            <text:p>36.77828491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654757849070341" calcext:value-type="float">
            <text:p>0.6547578491</text:p>
          </table:table-cell>
          <table:table-cell office:value-type="float" office:value="36.829851667418" calcext:value-type="float">
            <text:p>36.82985166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652434424054748" calcext:value-type="float">
            <text:p>0.6524344241</text:p>
          </table:table-cell>
          <table:table-cell office:value-type="float" office:value="36.9657464786049" calcext:value-type="float">
            <text:p>36.96574647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650224490092105" calcext:value-type="float">
            <text:p>0.6502244901</text:p>
          </table:table-cell>
          <table:table-cell office:value-type="float" office:value="37.0959550116" calcext:value-type="float">
            <text:p>37.09595501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648984465030097" calcext:value-type="float">
            <text:p>0.648984465</text:p>
          </table:table-cell>
          <table:table-cell office:value-type="float" office:value="37.1694271385227" calcext:value-type="float">
            <text:p>37.169427138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643167173768244" calcext:value-type="float">
            <text:p>0.6431671738</text:p>
          </table:table-cell>
          <table:table-cell office:value-type="float" office:value="37.5181031608864" calcext:value-type="float">
            <text:p>37.518103160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641668022889508" calcext:value-type="float">
            <text:p>0.6416680229</text:p>
          </table:table-cell>
          <table:table-cell office:value-type="float" office:value="37.6090427054934" calcext:value-type="float">
            <text:p>37.609042705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639840015432575" calcext:value-type="float">
            <text:p>0.6398400154</text:p>
          </table:table-cell>
          <table:table-cell office:value-type="float" office:value="37.7205410756534" calcext:value-type="float">
            <text:p>37.720541075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638953153514768" calcext:value-type="float">
            <text:p>0.6389531535</text:p>
          </table:table-cell>
          <table:table-cell office:value-type="float" office:value="37.7748780227651" calcext:value-type="float">
            <text:p>37.77487802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37755202135496" calcext:value-type="float">
            <text:p>0.6377552021</text:p>
          </table:table-cell>
          <table:table-cell office:value-type="float" office:value="37.8485290485719" calcext:value-type="float">
            <text:p>37.84852904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636480519878936" calcext:value-type="float">
            <text:p>0.6364805199</text:p>
          </table:table-cell>
          <table:table-cell office:value-type="float" office:value="37.9272199336145" calcext:value-type="float">
            <text:p>37.92721993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635898130856126" calcext:value-type="float">
            <text:p>0.6358981309</text:p>
          </table:table-cell>
          <table:table-cell office:value-type="float" office:value="37.9632841768952" calcext:value-type="float">
            <text:p>37.96328417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63531733759677" calcext:value-type="float">
            <text:p>0.6353173376</text:p>
          </table:table-cell>
          <table:table-cell office:value-type="float" office:value="37.9993193501835" calcext:value-type="float">
            <text:p>37.999319350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631295078617682" calcext:value-type="float">
            <text:p>0.6312950786</text:p>
          </table:table-cell>
          <table:table-cell office:value-type="float" office:value="38.250807888435" calcext:value-type="float">
            <text:p>38.250807888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27787719693776" calcext:value-type="float">
            <text:p>0.6277877197</text:p>
          </table:table-cell>
          <table:table-cell office:value-type="float" office:value="38.472891947059" calcext:value-type="float">
            <text:p>38.47289194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627228847571511" calcext:value-type="float">
            <text:p>0.6272288476</text:p>
          </table:table-cell>
          <table:table-cell office:value-type="float" office:value="38.5085227923129" calcext:value-type="float">
            <text:p>38.50852279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626115566456982" calcext:value-type="float">
            <text:p>0.6261155665</text:p>
          </table:table-cell>
          <table:table-cell office:value-type="float" office:value="38.5797010832528" calcext:value-type="float">
            <text:p>38.57970108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5600370756536" calcext:value-type="float">
            <text:p>0.6256003708</text:p>
          </table:table-cell>
          <table:table-cell office:value-type="float" office:value="38.6127314245642" calcext:value-type="float">
            <text:p>38.612731424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625323659383031" calcext:value-type="float">
            <text:p>0.6253236594</text:p>
          </table:table-cell>
          <table:table-cell office:value-type="float" office:value="38.6304958513018" calcext:value-type="float">
            <text:p>38.63049585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623867009375229" calcext:value-type="float">
            <text:p>0.6238670094</text:p>
          </table:table-cell>
          <table:table-cell office:value-type="float" office:value="38.7242862803785" calcext:value-type="float">
            <text:p>38.724286280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620269086956438" calcext:value-type="float">
            <text:p>0.620269087</text:p>
          </table:table-cell>
          <table:table-cell office:value-type="float" office:value="38.9579536988562" calcext:value-type="float">
            <text:p>38.95795369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619537966455166" calcext:value-type="float">
            <text:p>0.6195379665</text:p>
          </table:table-cell>
          <table:table-cell office:value-type="float" office:value="39.0057889201459" calcext:value-type="float">
            <text:p>39.005788920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618656142857143" calcext:value-type="float">
            <text:p>0.6186561429</text:p>
          </table:table-cell>
          <table:table-cell office:value-type="float" office:value="39.0636441056209" calcext:value-type="float">
            <text:p>39.063644105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617093364543246" calcext:value-type="float">
            <text:p>0.6170933645</text:p>
          </table:table-cell>
          <table:table-cell office:value-type="float" office:value="39.1666075706714" calcext:value-type="float">
            <text:p>39.16660757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617074174371046" calcext:value-type="float">
            <text:p>0.6170741744</text:p>
          </table:table-cell>
          <table:table-cell office:value-type="float" office:value="39.1678753591688" calcext:value-type="float">
            <text:p>39.16787535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616278533626992" calcext:value-type="float">
            <text:p>0.6162785336</text:p>
          </table:table-cell>
          <table:table-cell office:value-type="float" office:value="39.2205128458012" calcext:value-type="float">
            <text:p>39.220512845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616014003182783" calcext:value-type="float">
            <text:p>0.6160140032</text:p>
          </table:table-cell>
          <table:table-cell office:value-type="float" office:value="39.2380455108994" calcext:value-type="float">
            <text:p>39.238045510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614339965130054" calcext:value-type="float">
            <text:p>0.6143399651</text:p>
          </table:table-cell>
          <table:table-cell office:value-type="float" office:value="39.3493705834587" calcext:value-type="float">
            <text:p>39.349370583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613816214115647" calcext:value-type="float">
            <text:p>0.6138162141</text:p>
          </table:table-cell>
          <table:table-cell office:value-type="float" office:value="39.3843331911143" calcext:value-type="float">
            <text:p>39.384333191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10903470203072" calcext:value-type="float">
            <text:p>0.6109034702</text:p>
          </table:table-cell>
          <table:table-cell office:value-type="float" office:value="39.5799355164167" calcext:value-type="float">
            <text:p>39.579935516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00772578503305" calcext:value-type="float">
            <text:p>0.6007725785</text:p>
          </table:table-cell>
          <table:table-cell office:value-type="float" office:value="40.2760142016781" calcext:value-type="float">
            <text:p>40.27601420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600212764514394" calcext:value-type="float">
            <text:p>0.6002127645</text:p>
          </table:table-cell>
          <table:table-cell office:value-type="float" office:value="40.3152091210866" calcext:value-type="float">
            <text:p>40.31520912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599550223038743" calcext:value-type="float">
            <text:p>0.599550223</text:p>
          </table:table-cell>
          <table:table-cell office:value-type="float" office:value="40.3616973755193" calcext:value-type="float">
            <text:p>40.361697375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598750916277249" calcext:value-type="float">
            <text:p>0.5987509163</text:p>
          </table:table-cell>
          <table:table-cell office:value-type="float" office:value="40.4179281727361" calcext:value-type="float">
            <text:p>40.41792817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596594714449052" calcext:value-type="float">
            <text:p>0.5965947144</text:p>
          </table:table-cell>
          <table:table-cell office:value-type="float" office:value="40.5704184122534" calcext:value-type="float">
            <text:p>40.570418412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595312121296467" calcext:value-type="float">
            <text:p>0.5953121213</text:p>
          </table:table-cell>
          <table:table-cell office:value-type="float" office:value="40.6616853879182" calcext:value-type="float">
            <text:p>40.661685387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94886425" calcext:value-type="float">
            <text:p>0.594886425</text:p>
          </table:table-cell>
          <table:table-cell office:value-type="float" office:value="40.6920701141204" calcext:value-type="float">
            <text:p>40.69207011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94835507499753" calcext:value-type="float">
            <text:p>0.5948355075</text:p>
          </table:table-cell>
          <table:table-cell office:value-type="float" office:value="40.6957075410009" calcext:value-type="float">
            <text:p>40.6957075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594360036620715" calcext:value-type="float">
            <text:p>0.5943600366</text:p>
          </table:table-cell>
          <table:table-cell office:value-type="float" office:value="40.7297062193752" calcext:value-type="float">
            <text:p>40.729706219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89351858671776" calcext:value-type="float">
            <text:p>0.5893518587</text:p>
          </table:table-cell>
          <table:table-cell office:value-type="float" office:value="41.0913818112265" calcext:value-type="float">
            <text:p>41.09138181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8818114622712" calcext:value-type="float">
            <text:p>0.5881811462</text:p>
          </table:table-cell>
          <table:table-cell office:value-type="float" office:value="41.1768776592316" calcext:value-type="float">
            <text:p>41.17687765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587721442369001" calcext:value-type="float">
            <text:p>0.5877214424</text:p>
          </table:table-cell>
          <table:table-cell office:value-type="float" office:value="41.2105490340752" calcext:value-type="float">
            <text:p>41.21054903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586805259024443" calcext:value-type="float">
            <text:p>0.586805259</text:p>
          </table:table-cell>
          <table:table-cell office:value-type="float" office:value="41.2778241008195" calcext:value-type="float">
            <text:p>41.27782410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586381073442677" calcext:value-type="float">
            <text:p>0.5863810734</text:p>
          </table:table-cell>
          <table:table-cell office:value-type="float" office:value="41.3090481714185" calcext:value-type="float">
            <text:p>41.309048171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86153191012611" calcext:value-type="float">
            <text:p>0.586153191</text:p>
          </table:table-cell>
          <table:table-cell office:value-type="float" office:value="41.3258424603325" calcext:value-type="float">
            <text:p>41.32584246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84952978647624" calcext:value-type="float">
            <text:p>0.5849529786</text:p>
          </table:table-cell>
          <table:table-cell office:value-type="float" office:value="41.4145260549299" calcext:value-type="float">
            <text:p>41.414526054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584565418590167" calcext:value-type="float">
            <text:p>0.5845654186</text:p>
          </table:table-cell>
          <table:table-cell office:value-type="float" office:value="41.4432461764083" calcext:value-type="float">
            <text:p>41.443246176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580019360797417" calcext:value-type="float">
            <text:p>0.5800193608</text:p>
          </table:table-cell>
          <table:table-cell office:value-type="float" office:value="41.7832044956266" calcext:value-type="float">
            <text:p>41.78320449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579342588516847" calcext:value-type="float">
            <text:p>0.5793425885</text:p>
          </table:table-cell>
          <table:table-cell office:value-type="float" office:value="41.8343035789126" calcext:value-type="float">
            <text:p>41.834303578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578684005057574" calcext:value-type="float">
            <text:p>0.5786840051</text:p>
          </table:table-cell>
          <table:table-cell office:value-type="float" office:value="41.8841524686497" calcext:value-type="float">
            <text:p>41.884152468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578464975842411" calcext:value-type="float">
            <text:p>0.5784649758</text:p>
          </table:table-cell>
          <table:table-cell office:value-type="float" office:value="41.9007580194084" calcext:value-type="float">
            <text:p>41.900758019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574226953647568" calcext:value-type="float">
            <text:p>0.5742269536</text:p>
          </table:table-cell>
          <table:table-cell office:value-type="float" office:value="42.2247394469908" calcext:value-type="float">
            <text:p>42.22473944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73631296174266" calcext:value-type="float">
            <text:p>0.5736312962</text:p>
          </table:table-cell>
          <table:table-cell office:value-type="float" office:value="42.2706875676772" calcext:value-type="float">
            <text:p>42.270687567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0996106425251" calcext:value-type="float">
            <text:p>0.5709961064</text:p>
          </table:table-cell>
          <table:table-cell office:value-type="float" office:value="42.4751988139584" calcext:value-type="float">
            <text:p>42.47519881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69737074734672" calcext:value-type="float">
            <text:p>0.5697370747</text:p>
          </table:table-cell>
          <table:table-cell office:value-type="float" office:value="42.5736278475321" calcext:value-type="float">
            <text:p>42.57362784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56934881321946" calcext:value-type="float">
            <text:p>0.5693488132</text:p>
          </table:table-cell>
          <table:table-cell office:value-type="float" office:value="42.604075984851" calcext:value-type="float">
            <text:p>42.60407598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567686380421673" calcext:value-type="float">
            <text:p>0.5676863804</text:p>
          </table:table-cell>
          <table:table-cell office:value-type="float" office:value="42.7349537262405" calcext:value-type="float">
            <text:p>42.73495372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56578905907" calcext:value-type="float">
            <text:p>0.5657890591</text:p>
          </table:table-cell>
          <table:table-cell office:value-type="float" office:value="42.8853354360535" calcext:value-type="float">
            <text:p>42.885335436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64767694829952" calcext:value-type="float">
            <text:p>0.5647676948</text:p>
          </table:table-cell>
          <table:table-cell office:value-type="float" office:value="42.9667394482825" calcext:value-type="float">
            <text:p>42.966739448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564099436875723" calcext:value-type="float">
            <text:p>0.5640994369</text:p>
          </table:table-cell>
          <table:table-cell office:value-type="float" office:value="43.0201723448976" calcext:value-type="float">
            <text:p>43.02017234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563520097799109" calcext:value-type="float">
            <text:p>0.5635200978</text:p>
          </table:table-cell>
          <table:table-cell office:value-type="float" office:value="43.0666059517995" calcext:value-type="float">
            <text:p>43.066605951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562913958326857" calcext:value-type="float">
            <text:p>0.5629139583</text:p>
          </table:table-cell>
          <table:table-cell office:value-type="float" office:value="43.1152978764283" calcext:value-type="float">
            <text:p>43.115297876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62899391810642" calcext:value-type="float">
            <text:p>0.5628993918</text:p>
          </table:table-cell>
          <table:table-cell office:value-type="float" office:value="43.1164694134497" calcext:value-type="float">
            <text:p>43.11646941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562094302505349" calcext:value-type="float">
            <text:p>0.5620943025</text:p>
          </table:table-cell>
          <table:table-cell office:value-type="float" office:value="43.1813219054807" calcext:value-type="float">
            <text:p>43.181321905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561221013488864" calcext:value-type="float">
            <text:p>0.5612210135</text:p>
          </table:table-cell>
          <table:table-cell office:value-type="float" office:value="43.2518949782845" calcext:value-type="float">
            <text:p>43.251894978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560821628058286" calcext:value-type="float">
            <text:p>0.5608216281</text:p>
          </table:table-cell>
          <table:table-cell office:value-type="float" office:value="43.2842494995525" calcext:value-type="float">
            <text:p>43.284249499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560423094067852" calcext:value-type="float">
            <text:p>0.5604230941</text:p>
          </table:table-cell>
          <table:table-cell office:value-type="float" office:value="43.3165846337121" calcext:value-type="float">
            <text:p>43.31658463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559628568338482" calcext:value-type="float">
            <text:p>0.5596285683</text:p>
          </table:table-cell>
          <table:table-cell office:value-type="float" office:value="43.3811969209035" calcext:value-type="float">
            <text:p>43.381196920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558203624129357" calcext:value-type="float">
            <text:p>0.5582036241</text:p>
          </table:table-cell>
          <table:table-cell office:value-type="float" office:value="43.4975733045481" calcext:value-type="float">
            <text:p>43.49757330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55484763683524" calcext:value-type="float">
            <text:p>0.5548476368</text:p>
          </table:table-cell>
          <table:table-cell office:value-type="float" office:value="43.7742107308619" calcext:value-type="float">
            <text:p>43.774210730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554076556914585" calcext:value-type="float">
            <text:p>0.5540765569</text:p>
          </table:table-cell>
          <table:table-cell office:value-type="float" office:value="43.8382832537713" calcext:value-type="float">
            <text:p>43.83828325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55352752358805" calcext:value-type="float">
            <text:p>0.5535275236</text:p>
          </table:table-cell>
          <table:table-cell office:value-type="float" office:value="43.884022539473" calcext:value-type="float">
            <text:p>43.884022539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552189809293992" calcext:value-type="float">
            <text:p>0.5521898093</text:p>
          </table:table-cell>
          <table:table-cell office:value-type="float" office:value="43.9958776410562" calcext:value-type="float">
            <text:p>43.99587764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550012518227405" calcext:value-type="float">
            <text:p>0.5500125182</text:p>
          </table:table-cell>
          <table:table-cell office:value-type="float" office:value="44.1791941852042" calcext:value-type="float">
            <text:p>44.179194185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549502565001731" calcext:value-type="float">
            <text:p>0.549502565</text:p>
          </table:table-cell>
          <table:table-cell office:value-type="float" office:value="44.2223568409286" calcext:value-type="float">
            <text:p>44.22235684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548886984492845" calcext:value-type="float">
            <text:p>0.5488869845</text:p>
          </table:table-cell>
          <table:table-cell office:value-type="float" office:value="44.2745755048771" calcext:value-type="float">
            <text:p>44.274575504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547224437794064" calcext:value-type="float">
            <text:p>0.5472244378</text:p>
          </table:table-cell>
          <table:table-cell office:value-type="float" office:value="44.4162424611955" calcext:value-type="float">
            <text:p>44.41624246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547039212565086" calcext:value-type="float">
            <text:p>0.5470392126</text:p>
          </table:table-cell>
          <table:table-cell office:value-type="float" office:value="44.4320834050918" calcext:value-type="float">
            <text:p>44.43208340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46234132098463" calcext:value-type="float">
            <text:p>0.5462341321</text:p>
          </table:table-cell>
          <table:table-cell office:value-type="float" office:value="44.5010712431499" calcext:value-type="float">
            <text:p>44.50107124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90522304404" calcext:value-type="float">
            <text:p>0.545905223</text:p>
          </table:table-cell>
          <table:table-cell office:value-type="float" office:value="44.5293191090688" calcext:value-type="float">
            <text:p>44.529319109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545498361291031" calcext:value-type="float">
            <text:p>0.5454983613</text:p>
          </table:table-cell>
          <table:table-cell office:value-type="float" office:value="44.5643129110817" calcext:value-type="float">
            <text:p>44.56431291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544765555719508" calcext:value-type="float">
            <text:p>0.5447655557</text:p>
          </table:table-cell>
          <table:table-cell office:value-type="float" office:value="44.6274837839119" calcext:value-type="float">
            <text:p>44.62748378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54161886504883" calcext:value-type="float">
            <text:p>0.541618865</text:p>
          </table:table-cell>
          <table:table-cell office:value-type="float" office:value="44.9008494725354" calcext:value-type="float">
            <text:p>44.90084947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41324125" calcext:value-type="float">
            <text:p>0.541324125</text:p>
          </table:table-cell>
          <table:table-cell office:value-type="float" office:value="44.9266313851536" calcext:value-type="float">
            <text:p>44.926631385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539133011989378" calcext:value-type="float">
            <text:p>0.539133012</text:p>
          </table:table-cell>
          <table:table-cell office:value-type="float" office:value="45.1192551929641" calcext:value-type="float">
            <text:p>45.11925519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538198644298368" calcext:value-type="float">
            <text:p>0.5381986443</text:p>
          </table:table-cell>
          <table:table-cell office:value-type="float" office:value="45.2019149845295" calcext:value-type="float">
            <text:p>45.20191498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536281880665965" calcext:value-type="float">
            <text:p>0.5362818807</text:p>
          </table:table-cell>
          <table:table-cell office:value-type="float" office:value="45.3724634175884" calcext:value-type="float">
            <text:p>45.37246341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53541188759341" calcext:value-type="float">
            <text:p>0.5354118876</text:p>
          </table:table-cell>
          <table:table-cell office:value-type="float" office:value="45.4503111882514" calcext:value-type="float">
            <text:p>45.45031118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533831662965926" calcext:value-type="float">
            <text:p>0.533831663</text:p>
          </table:table-cell>
          <table:table-cell office:value-type="float" office:value="45.5924172692282" calcext:value-type="float">
            <text:p>45.592417269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53204615954383" calcext:value-type="float">
            <text:p>0.5320461595</text:p>
          </table:table-cell>
          <table:table-cell office:value-type="float" office:value="45.7540894116821" calcext:value-type="float">
            <text:p>45.75408941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531705841228196" calcext:value-type="float">
            <text:p>0.5317058412</text:p>
          </table:table-cell>
          <table:table-cell office:value-type="float" office:value="45.7850384090909" calcext:value-type="float">
            <text:p>45.785038409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531027159146056" calcext:value-type="float">
            <text:p>0.5310271591</text:p>
          </table:table-cell>
          <table:table-cell office:value-type="float" office:value="45.8468876675478" calcext:value-type="float">
            <text:p>45.846887667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529341297833375" calcext:value-type="float">
            <text:p>0.5293412978</text:p>
          </table:table-cell>
          <table:table-cell office:value-type="float" office:value="46.0012705056841" calcext:value-type="float">
            <text:p>46.001270505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527838083002018" calcext:value-type="float">
            <text:p>0.527838083</text:p>
          </table:table-cell>
          <table:table-cell office:value-type="float" office:value="46.139834328091" calcext:value-type="float">
            <text:p>46.13983432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27268463504378" calcext:value-type="float">
            <text:p>0.5272684635</text:p>
          </table:table-cell>
          <table:table-cell office:value-type="float" office:value="46.1925660462409" calcext:value-type="float">
            <text:p>46.19256604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526937225451556" calcext:value-type="float">
            <text:p>0.5269372255</text:p>
          </table:table-cell>
          <table:table-cell office:value-type="float" office:value="46.2232871325292" calcext:value-type="float">
            <text:p>46.223287132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526276617841406" calcext:value-type="float">
            <text:p>0.5262766178</text:p>
          </table:table-cell>
          <table:table-cell office:value-type="float" office:value="46.2846820123347" calcext:value-type="float">
            <text:p>46.284682012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525970556651137" calcext:value-type="float">
            <text:p>0.5259705567</text:p>
          </table:table-cell>
          <table:table-cell office:value-type="float" office:value="46.3131834706521" calcext:value-type="float">
            <text:p>46.31318347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524939193885045" calcext:value-type="float">
            <text:p>0.5249391939</text:p>
          </table:table-cell>
          <table:table-cell office:value-type="float" office:value="46.4094946175112" calcext:value-type="float">
            <text:p>46.409494617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524659046126028" calcext:value-type="float">
            <text:p>0.5246590461</text:p>
          </table:table-cell>
          <table:table-cell office:value-type="float" office:value="46.4357268965511" calcext:value-type="float">
            <text:p>46.435726896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523160175009782" calcext:value-type="float">
            <text:p>0.523160175</text:p>
          </table:table-cell>
          <table:table-cell office:value-type="float" office:value="46.5765984945343" calcext:value-type="float">
            <text:p>46.576598494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521364837901842" calcext:value-type="float">
            <text:p>0.5213648379</text:p>
          </table:table-cell>
          <table:table-cell office:value-type="float" office:value="46.7464987847944" calcext:value-type="float">
            <text:p>46.746498784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20873153719126" calcext:value-type="float">
            <text:p>0.5208731537</text:p>
          </table:table-cell>
          <table:table-cell office:value-type="float" office:value="46.793252305421" calcext:value-type="float">
            <text:p>46.793252305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203943667924" calcext:value-type="float">
            <text:p>0.5203943668</text:p>
          </table:table-cell>
          <table:table-cell office:value-type="float" office:value="46.8388723024488" calcext:value-type="float">
            <text:p>46.838872302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52023506431144" calcext:value-type="float">
            <text:p>0.5202350643</text:p>
          </table:table-cell>
          <table:table-cell office:value-type="float" office:value="46.8540713988677" calcext:value-type="float">
            <text:p>46.854071398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9259442374128" calcext:value-type="float">
            <text:p>0.5192594424</text:p>
          </table:table-cell>
          <table:table-cell office:value-type="float" office:value="46.9473783756062" calcext:value-type="float">
            <text:p>46.94737837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517145890672332" calcext:value-type="float">
            <text:p>0.5171458907</text:p>
          </table:table-cell>
          <table:table-cell office:value-type="float" office:value="47.1508371387188" calcext:value-type="float">
            <text:p>47.150837138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515588854728804" calcext:value-type="float">
            <text:p>0.5155888547</text:p>
          </table:table-cell>
          <table:table-cell office:value-type="float" office:value="47.3018924787281" calcext:value-type="float">
            <text:p>47.301892478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51556646964241" calcext:value-type="float">
            <text:p>0.5155664696</text:p>
          </table:table-cell>
          <table:table-cell office:value-type="float" office:value="47.304071450769" calcext:value-type="float">
            <text:p>47.304071450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14782166553024" calcext:value-type="float">
            <text:p>0.5147821666</text:p>
          </table:table-cell>
          <table:table-cell office:value-type="float" office:value="47.3805469201859" calcext:value-type="float">
            <text:p>47.380546920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514473894280928" calcext:value-type="float">
            <text:p>0.5144738943</text:p>
          </table:table-cell>
          <table:table-cell office:value-type="float" office:value="47.4106757744259" calcext:value-type="float">
            <text:p>47.410675774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513859007549576" calcext:value-type="float">
            <text:p>0.5138590075</text:p>
          </table:table-cell>
          <table:table-cell office:value-type="float" office:value="47.470889844052" calcext:value-type="float">
            <text:p>47.47088984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3574092346701" calcext:value-type="float">
            <text:p>0.5135740923</text:p>
          </table:table-cell>
          <table:table-cell office:value-type="float" office:value="47.4988443720941" calcext:value-type="float">
            <text:p>47.498844372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512352932787336" calcext:value-type="float">
            <text:p>0.5123529328</text:p>
          </table:table-cell>
          <table:table-cell office:value-type="float" office:value="47.6190451607993" calcext:value-type="float">
            <text:p>47.61904516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510612264688872" calcext:value-type="float">
            <text:p>0.5106122647</text:p>
          </table:table-cell>
          <table:table-cell office:value-type="float" office:value="47.7914730528152" calcext:value-type="float">
            <text:p>47.791473052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10204161708397" calcext:value-type="float">
            <text:p>0.5102041617</text:p>
          </table:table-cell>
          <table:table-cell office:value-type="float" office:value="47.8320860676047" calcext:value-type="float">
            <text:p>47.832086067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5097113190347" calcext:value-type="float">
            <text:p>0.509711319</text:p>
          </table:table-cell>
          <table:table-cell office:value-type="float" office:value="47.8812273135364" calcext:value-type="float">
            <text:p>47.88122731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508825474204723" calcext:value-type="float">
            <text:p>0.5088254742</text:p>
          </table:table-cell>
          <table:table-cell office:value-type="float" office:value="47.9698176962379" calcext:value-type="float">
            <text:p>47.969817696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507584796026298" calcext:value-type="float">
            <text:p>0.507584796</text:p>
          </table:table-cell>
          <table:table-cell office:value-type="float" office:value="48.0944651950508" calcext:value-type="float">
            <text:p>48.094465195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507289266669594" calcext:value-type="float">
            <text:p>0.5072892667</text:p>
          </table:table-cell>
          <table:table-cell office:value-type="float" office:value="48.1242550727167" calcext:value-type="float">
            <text:p>48.12425507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506994252907667" calcext:value-type="float">
            <text:p>0.5069942529</text:p>
          </table:table-cell>
          <table:table-cell office:value-type="float" office:value="48.1540310714691" calcext:value-type="float">
            <text:p>48.154031071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506405766184317" calcext:value-type="float">
            <text:p>0.5064057662</text:p>
          </table:table-cell>
          <table:table-cell office:value-type="float" office:value="48.2135415417981" calcext:value-type="float">
            <text:p>48.21354154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05349205300777" calcext:value-type="float">
            <text:p>0.5053492053</text:p>
          </table:table-cell>
          <table:table-cell office:value-type="float" office:value="48.3207685336656" calcext:value-type="float">
            <text:p>48.32076853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0494306788306" calcext:value-type="float">
            <text:p>0.5049430679</text:p>
          </table:table-cell>
          <table:table-cell office:value-type="float" office:value="48.3621175384886" calcext:value-type="float">
            <text:p>48.362117538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503896014803204" calcext:value-type="float">
            <text:p>0.5038960148</text:p>
          </table:table-cell>
          <table:table-cell office:value-type="float" office:value="48.4690569174368" calcext:value-type="float">
            <text:p>48.469056917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503637776570046" calcext:value-type="float">
            <text:p>0.5036377766</text:p>
          </table:table-cell>
          <table:table-cell office:value-type="float" office:value="48.4955070181963" calcext:value-type="float">
            <text:p>48.495507018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03142895837397" calcext:value-type="float">
            <text:p>0.5031428958</text:p>
          </table:table-cell>
          <table:table-cell office:value-type="float" office:value="48.5462788504627" calcext:value-type="float">
            <text:p>48.546278850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50228084621167" calcext:value-type="float">
            <text:p>0.5022808462</text:p>
          </table:table-cell>
          <table:table-cell office:value-type="float" office:value="48.634983311442" calcext:value-type="float">
            <text:p>48.634983311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02014749415953" calcext:value-type="float">
            <text:p>0.5020147494</text:p>
          </table:table-cell>
          <table:table-cell office:value-type="float" office:value="48.6624323491759" calcext:value-type="float">
            <text:p>48.66243234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501871732289734" calcext:value-type="float">
            <text:p>0.5018717323</text:p>
          </table:table-cell>
          <table:table-cell office:value-type="float" office:value="48.6771984414336" calcext:value-type="float">
            <text:p>48.677198441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500874023212128" calcext:value-type="float">
            <text:p>0.5008740232</text:p>
          </table:table-cell>
          <table:table-cell office:value-type="float" office:value="48.7804676057932" calcext:value-type="float">
            <text:p>48.780467605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98865906745123" calcext:value-type="float">
            <text:p>0.4988659067</text:p>
          </table:table-cell>
          <table:table-cell office:value-type="float" office:value="48.9897020899442" calcext:value-type="float">
            <text:p>48.989702089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4975869388902" calcext:value-type="float">
            <text:p>0.4975869389</text:p>
          </table:table-cell>
          <table:table-cell office:value-type="float" office:value="49.1239352796179" calcext:value-type="float">
            <text:p>49.123935279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497576877911141" calcext:value-type="float">
            <text:p>0.4975768779</text:p>
          </table:table-cell>
          <table:table-cell office:value-type="float" office:value="49.1249942436668" calcext:value-type="float">
            <text:p>49.124994243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497159452112072" calcext:value-type="float">
            <text:p>0.4971594521</text:p>
          </table:table-cell>
          <table:table-cell office:value-type="float" office:value="49.1689719472499" calcext:value-type="float">
            <text:p>49.168971947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497020543462201" calcext:value-type="float">
            <text:p>0.4970205435</text:p>
          </table:table-cell>
          <table:table-cell office:value-type="float" office:value="49.1836246999885" calcext:value-type="float">
            <text:p>49.18362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496416491638592" calcext:value-type="float">
            <text:p>0.4964164916</text:p>
          </table:table-cell>
          <table:table-cell office:value-type="float" office:value="49.2474483612859" calcext:value-type="float">
            <text:p>49.247448361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496140033155538" calcext:value-type="float">
            <text:p>0.4961400332</text:p>
          </table:table-cell>
          <table:table-cell office:value-type="float" office:value="49.2767160438521" calcext:value-type="float">
            <text:p>49.276716043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496051432205043" calcext:value-type="float">
            <text:p>0.4960514322</text:p>
          </table:table-cell>
          <table:table-cell office:value-type="float" office:value="49.286103542348" calcext:value-type="float">
            <text:p>49.28610354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49531342081739" calcext:value-type="float">
            <text:p>0.4953134208</text:p>
          </table:table-cell>
          <table:table-cell office:value-type="float" office:value="49.36444200377" calcext:value-type="float">
            <text:p>49.36444200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94324645213164" calcext:value-type="float">
            <text:p>0.4943246452</text:p>
          </table:table-cell>
          <table:table-cell office:value-type="float" office:value="49.4698040444806" calcext:value-type="float">
            <text:p>49.469804044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492964249192519" calcext:value-type="float">
            <text:p>0.4929642492</text:p>
          </table:table-cell>
          <table:table-cell office:value-type="float" office:value="49.6155295987777" calcext:value-type="float">
            <text:p>49.61552959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492722448037858" calcext:value-type="float">
            <text:p>0.492722448</text:p>
          </table:table-cell>
          <table:table-cell office:value-type="float" office:value="49.6415245452839" calcext:value-type="float">
            <text:p>49.64152454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91068386802756" calcext:value-type="float">
            <text:p>0.4910683868</text:p>
          </table:table-cell>
          <table:table-cell office:value-type="float" office:value="49.8201054773497" calcext:value-type="float">
            <text:p>49.82010547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490361990786983" calcext:value-type="float">
            <text:p>0.4903619908</text:p>
          </table:table-cell>
          <table:table-cell office:value-type="float" office:value="49.896778353307" calcext:value-type="float">
            <text:p>49.896778353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88910931985673" calcext:value-type="float">
            <text:p>0.488910932</text:p>
          </table:table-cell>
          <table:table-cell office:value-type="float" office:value="50.0550481308638" calcext:value-type="float">
            <text:p>50.055048130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488609070510899" calcext:value-type="float">
            <text:p>0.4886090705</text:p>
          </table:table-cell>
          <table:table-cell office:value-type="float" office:value="50.0881037324312" calcext:value-type="float">
            <text:p>50.088103732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488251448277259" calcext:value-type="float">
            <text:p>0.4882514483</text:p>
          </table:table-cell>
          <table:table-cell office:value-type="float" office:value="50.1273241390463" calcext:value-type="float">
            <text:p>50.1273241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487819471988525" calcext:value-type="float">
            <text:p>0.487819472</text:p>
          </table:table-cell>
          <table:table-cell office:value-type="float" office:value="50.1747840264421" calcext:value-type="float">
            <text:p>50.174784026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487444661349998" calcext:value-type="float">
            <text:p>0.4874446613</text:p>
          </table:table-cell>
          <table:table-cell office:value-type="float" office:value="50.2160389347664" calcext:value-type="float">
            <text:p>50.216038934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487052200179647" calcext:value-type="float">
            <text:p>0.4870522002</text:p>
          </table:table-cell>
          <table:table-cell office:value-type="float" office:value="50.2593121430679" calcext:value-type="float">
            <text:p>50.25931214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486651272776944" calcext:value-type="float">
            <text:p>0.4866512728</text:p>
          </table:table-cell>
          <table:table-cell office:value-type="float" office:value="50.3035988537739" calcext:value-type="float">
            <text:p>50.30359885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485954368871274" calcext:value-type="float">
            <text:p>0.4859543689</text:p>
          </table:table-cell>
          <table:table-cell office:value-type="float" office:value="50.3807724427442" calcext:value-type="float">
            <text:p>50.380772442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485611891862858" calcext:value-type="float">
            <text:p>0.4856118919</text:p>
          </table:table-cell>
          <table:table-cell office:value-type="float" office:value="50.4187877417958" calcext:value-type="float">
            <text:p>50.418787741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485436075718031" calcext:value-type="float">
            <text:p>0.4854360757</text:p>
          </table:table-cell>
          <table:table-cell office:value-type="float" office:value="50.4383266603203" calcext:value-type="float">
            <text:p>50.438326660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484919437387165" calcext:value-type="float">
            <text:p>0.4849194374</text:p>
          </table:table-cell>
          <table:table-cell office:value-type="float" office:value="50.4958331548158" calcext:value-type="float">
            <text:p>50.49583315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2052219387162" calcext:value-type="float">
            <text:p>0.4820522194</text:p>
          </table:table-cell>
          <table:table-cell office:value-type="float" office:value="50.8174719374898" calcext:value-type="float">
            <text:p>50.817471937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481799059865415" calcext:value-type="float">
            <text:p>0.4817990599</text:p>
          </table:table-cell>
          <table:table-cell office:value-type="float" office:value="50.8460755058611" calcext:value-type="float">
            <text:p>50.846075505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481293935089266" calcext:value-type="float">
            <text:p>0.4812939351</text:p>
          </table:table-cell>
          <table:table-cell office:value-type="float" office:value="50.9032477967507" calcext:value-type="float">
            <text:p>50.903247796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81177" calcext:value-type="float">
            <text:p>0.481177</text:p>
          </table:table-cell>
          <table:table-cell office:value-type="float" office:value="50.9165020834491" calcext:value-type="float">
            <text:p>50.91650208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481059803941438" calcext:value-type="float">
            <text:p>0.4810598039</text:p>
          </table:table-cell>
          <table:table-cell office:value-type="float" office:value="50.9297931484583" calcext:value-type="float">
            <text:p>50.929793148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80933954586287" calcext:value-type="float">
            <text:p>0.4809339546</text:p>
          </table:table-cell>
          <table:table-cell office:value-type="float" office:value="50.9440736043578" calcext:value-type="float">
            <text:p>50.944073604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480055766001323" calcext:value-type="float">
            <text:p>0.480055766</text:p>
          </table:table-cell>
          <table:table-cell office:value-type="float" office:value="51.0439560954012" calcext:value-type="float">
            <text:p>51.043956095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478906790710382" calcext:value-type="float">
            <text:p>0.4789067907</text:p>
          </table:table-cell>
          <table:table-cell office:value-type="float" office:value="51.1752534321783" calcext:value-type="float">
            <text:p>51.17525343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77150565535328" calcext:value-type="float">
            <text:p>0.4771505655</text:p>
          </table:table-cell>
          <table:table-cell office:value-type="float" office:value="51.3773059711802" calcext:value-type="float">
            <text:p>51.37730597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476659905974052" calcext:value-type="float">
            <text:p>0.476659906</text:p>
          </table:table-cell>
          <table:table-cell office:value-type="float" office:value="51.4340529063668" calcext:value-type="float">
            <text:p>51.43405290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7590914" calcext:value-type="float">
            <text:p>0.47590914</text:p>
          </table:table-cell>
          <table:table-cell office:value-type="float" office:value="51.5211351122511" calcext:value-type="float">
            <text:p>51.52113511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475804881839802" calcext:value-type="float">
            <text:p>0.4758048818</text:p>
          </table:table-cell>
          <table:table-cell office:value-type="float" office:value="51.5332523963851" calcext:value-type="float">
            <text:p>51.533252396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474280385103758" calcext:value-type="float">
            <text:p>0.4742803851</text:p>
          </table:table-cell>
          <table:table-cell office:value-type="float" office:value="51.7111149790861" calcext:value-type="float">
            <text:p>51.711114979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473078462797779" calcext:value-type="float">
            <text:p>0.4730784628</text:p>
          </table:table-cell>
          <table:table-cell office:value-type="float" office:value="51.8522461917556" calcext:value-type="float">
            <text:p>51.85224619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73061170519538" calcext:value-type="float">
            <text:p>0.4730611705</text:p>
          </table:table-cell>
          <table:table-cell office:value-type="float" office:value="51.8542825234159" calcext:value-type="float">
            <text:p>51.854282523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72455078646386" calcext:value-type="float">
            <text:p>0.4724550786</text:p>
          </table:table-cell>
          <table:table-cell office:value-type="float" office:value="51.9257609812136" calcext:value-type="float">
            <text:p>51.92576098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472216733091671" calcext:value-type="float">
            <text:p>0.4722167331</text:p>
          </table:table-cell>
          <table:table-cell office:value-type="float" office:value="51.953926101741" calcext:value-type="float">
            <text:p>51.95392610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471631011053194" calcext:value-type="float">
            <text:p>0.4716310111</text:p>
          </table:table-cell>
          <table:table-cell office:value-type="float" office:value="52.0232757642665" calcext:value-type="float">
            <text:p>52.023275764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1520651046378" calcext:value-type="float">
            <text:p>0.471520651</text:p>
          </table:table-cell>
          <table:table-cell office:value-type="float" office:value="52.0363640076086" calcext:value-type="float">
            <text:p>52.036364007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47057504895716" calcext:value-type="float">
            <text:p>0.470575049</text:p>
          </table:table-cell>
          <table:table-cell office:value-type="float" office:value="52.1487902517758" calcext:value-type="float">
            <text:p>52.14879025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469492660282407" calcext:value-type="float">
            <text:p>0.4694926603</text:p>
          </table:table-cell>
          <table:table-cell office:value-type="float" office:value="52.2781021885839" calcext:value-type="float">
            <text:p>52.27810218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468908583908683" calcext:value-type="float">
            <text:p>0.4689085839</text:p>
          </table:table-cell>
          <table:table-cell office:value-type="float" office:value="52.348159110644" calcext:value-type="float">
            <text:p>52.348159110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0.468193797402103" calcext:value-type="float">
            <text:p>0.4681937974</text:p>
          </table:table-cell>
          <table:table-cell office:value-type="float" office:value="52.4341606600521" calcext:value-type="float">
            <text:p>52.43416066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467837627765385" calcext:value-type="float">
            <text:p>0.4678376278</text:p>
          </table:table-cell>
          <table:table-cell office:value-type="float" office:value="52.4771242105508" calcext:value-type="float">
            <text:p>52.477124210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467375113353194" calcext:value-type="float">
            <text:p>0.4673751134</text:p>
          </table:table-cell>
          <table:table-cell office:value-type="float" office:value="52.5330253890588" calcext:value-type="float">
            <text:p>52.533025389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66872725031186" calcext:value-type="float">
            <text:p>0.466872725</text:p>
          </table:table-cell>
          <table:table-cell office:value-type="float" office:value="52.5938866676803" calcext:value-type="float">
            <text:p>52.593886667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466642724563533" calcext:value-type="float">
            <text:p>0.4666427246</text:p>
          </table:table-cell>
          <table:table-cell office:value-type="float" office:value="52.6217988922458" calcext:value-type="float">
            <text:p>52.62179889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46641306368402" calcext:value-type="float">
            <text:p>0.4664130637</text:p>
          </table:table-cell>
          <table:table-cell office:value-type="float" office:value="52.6497007326233" calcext:value-type="float">
            <text:p>52.649700732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465954757352971" calcext:value-type="float">
            <text:p>0.4659547574</text:p>
          </table:table-cell>
          <table:table-cell office:value-type="float" office:value="52.7054733335327" calcext:value-type="float">
            <text:p>52.705473333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65131305460093" calcext:value-type="float">
            <text:p>0.4651313055</text:p>
          </table:table-cell>
          <table:table-cell office:value-type="float" office:value="52.8059916412574" calcext:value-type="float">
            <text:p>52.80599164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4814563968477" calcext:value-type="float">
            <text:p>0.464814564</text:p>
          </table:table-cell>
          <table:table-cell office:value-type="float" office:value="52.8447626323592" calcext:value-type="float">
            <text:p>52.844762632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63997442298198" calcext:value-type="float">
            <text:p>0.4639974423</text:p>
          </table:table-cell>
          <table:table-cell office:value-type="float" office:value="52.9450577188155" calcext:value-type="float">
            <text:p>52.945057718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463795793656271" calcext:value-type="float">
            <text:p>0.4637957937</text:p>
          </table:table-cell>
          <table:table-cell office:value-type="float" office:value="52.9698695689256" calcext:value-type="float">
            <text:p>52.969869568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3409227952419" calcext:value-type="float">
            <text:p>0.463409228</text:p>
          </table:table-cell>
          <table:table-cell office:value-type="float" office:value="53.0175024102586" calcext:value-type="float">
            <text:p>53.017502410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63184305926524" calcext:value-type="float">
            <text:p>0.4631843059</text:p>
          </table:table-cell>
          <table:table-cell office:value-type="float" office:value="53.0452585693771" calcext:value-type="float">
            <text:p>53.045258569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462735442650365" calcext:value-type="float">
            <text:p>0.4627354427</text:p>
          </table:table-cell>
          <table:table-cell office:value-type="float" office:value="53.100740569063" calcext:value-type="float">
            <text:p>53.10074056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462527353092667" calcext:value-type="float">
            <text:p>0.4625273531</text:p>
          </table:table-cell>
          <table:table-cell office:value-type="float" office:value="53.1265026917735" calcext:value-type="float">
            <text:p>53.12650269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46241549203391" calcext:value-type="float">
            <text:p>0.462415492</text:p>
          </table:table-cell>
          <table:table-cell office:value-type="float" office:value="53.1403622123411" calcext:value-type="float">
            <text:p>53.14036221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461825527958376" calcext:value-type="float">
            <text:p>0.461825528</text:p>
          </table:table-cell>
          <table:table-cell office:value-type="float" office:value="53.213583421188" calcext:value-type="float">
            <text:p>53.21358342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46163473052574" calcext:value-type="float">
            <text:p>0.4616347305</text:p>
          </table:table-cell>
          <table:table-cell office:value-type="float" office:value="53.2373086137318" calcext:value-type="float">
            <text:p>53.23730861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61079458833366" calcext:value-type="float">
            <text:p>0.4610794588</text:p>
          </table:table-cell>
          <table:table-cell office:value-type="float" office:value="53.3064810650146" calcext:value-type="float">
            <text:p>53.30648106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459699696567038" calcext:value-type="float">
            <text:p>0.4596996966</text:p>
          </table:table-cell>
          <table:table-cell office:value-type="float" office:value="53.4791786914169" calcext:value-type="float">
            <text:p>53.479178691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459057439076558" calcext:value-type="float">
            <text:p>0.4590574391</text:p>
          </table:table-cell>
          <table:table-cell office:value-type="float" office:value="53.5599657655748" calcext:value-type="float">
            <text:p>53.55996576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5904953890762" calcext:value-type="float">
            <text:p>0.4590495389</text:p>
          </table:table-cell>
          <table:table-cell office:value-type="float" office:value="53.5609610837035" calcext:value-type="float">
            <text:p>53.560961083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.458721701336662" calcext:value-type="float">
            <text:p>0.4587217013</text:p>
          </table:table-cell>
          <table:table-cell office:value-type="float" office:value="53.6022984212224" calcext:value-type="float">
            <text:p>53.60229842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458137891861424" calcext:value-type="float">
            <text:p>0.4581378919</text:p>
          </table:table-cell>
          <table:table-cell office:value-type="float" office:value="53.6760766933609" calcext:value-type="float">
            <text:p>53.676076693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7943783481339" calcext:value-type="float">
            <text:p>0.4579437835</text:p>
          </table:table-cell>
          <table:table-cell office:value-type="float" office:value="53.7006539279853" calcext:value-type="float">
            <text:p>53.70065392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457920554823421" calcext:value-type="float">
            <text:p>0.4579205548</text:p>
          </table:table-cell>
          <table:table-cell office:value-type="float" office:value="53.7035966234468" calcext:value-type="float">
            <text:p>53.70359662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457850890052365" calcext:value-type="float">
            <text:p>0.4578508901</text:p>
          </table:table-cell>
          <table:table-cell office:value-type="float" office:value="53.7124240439025" calcext:value-type="float">
            <text:p>53.71242404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457703526801222" calcext:value-type="float">
            <text:p>0.4577035268</text:p>
          </table:table-cell>
          <table:table-cell office:value-type="float" office:value="53.7311068485056" calcext:value-type="float">
            <text:p>53.731106848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457270394880312" calcext:value-type="float">
            <text:p>0.4572703949</text:p>
          </table:table-cell>
          <table:table-cell office:value-type="float" office:value="53.7860982498877" calcext:value-type="float">
            <text:p>53.78609824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456492055997188" calcext:value-type="float">
            <text:p>0.456492056</text:p>
          </table:table-cell>
          <table:table-cell office:value-type="float" office:value="53.8852139633808" calcext:value-type="float">
            <text:p>53.88521396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45542006285252" calcext:value-type="float">
            <text:p>0.4554200629</text:p>
          </table:table-cell>
          <table:table-cell office:value-type="float" office:value="54.0223508618623" calcext:value-type="float">
            <text:p>54.022350861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455404635517699" calcext:value-type="float">
            <text:p>0.4554046355</text:p>
          </table:table-cell>
          <table:table-cell office:value-type="float" office:value="54.0243297591784" calcext:value-type="float">
            <text:p>54.024329759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454128287657117" calcext:value-type="float">
            <text:p>0.4541282877</text:p>
          </table:table-cell>
          <table:table-cell office:value-type="float" office:value="54.1885761258058" calcext:value-type="float">
            <text:p>54.188576125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53923951856084" calcext:value-type="float">
            <text:p>0.4539239519</text:p>
          </table:table-cell>
          <table:table-cell office:value-type="float" office:value="54.2149679963596" calcext:value-type="float">
            <text:p>54.214967996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452659978688602" calcext:value-type="float">
            <text:p>0.4526599787</text:p>
          </table:table-cell>
          <table:table-cell office:value-type="float" office:value="54.3788211225572" calcext:value-type="float">
            <text:p>54.378821122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52218335684432" calcext:value-type="float">
            <text:p>0.4522183357</text:p>
          </table:table-cell>
          <table:table-cell office:value-type="float" office:value="54.4363172347354" calcext:value-type="float">
            <text:p>54.436317234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451979432991107" calcext:value-type="float">
            <text:p>0.451979433</text:p>
          </table:table-cell>
          <table:table-cell office:value-type="float" office:value="54.4674722510384" calcext:value-type="float">
            <text:p>54.4674722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51696316768752" calcext:value-type="float">
            <text:p>0.4516963168</text:p>
          </table:table-cell>
          <table:table-cell office:value-type="float" office:value="54.5044414255637" calcext:value-type="float">
            <text:p>54.50444142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451354217619819" calcext:value-type="float">
            <text:p>0.4513542176</text:p>
          </table:table-cell>
          <table:table-cell office:value-type="float" office:value="54.549182655554" calcext:value-type="float">
            <text:p>54.54918265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450428419205799" calcext:value-type="float">
            <text:p>0.4504284192</text:p>
          </table:table-cell>
          <table:table-cell office:value-type="float" office:value="54.6706488967824" calcext:value-type="float">
            <text:p>54.670648896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49875667199041" calcext:value-type="float">
            <text:p>0.4498756672</text:p>
          </table:table-cell>
          <table:table-cell office:value-type="float" office:value="54.7434410743832" calcext:value-type="float">
            <text:p>54.743441074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9691868250936" calcext:value-type="float">
            <text:p>0.4496918683</text:p>
          </table:table-cell>
          <table:table-cell office:value-type="float" office:value="54.767690604547" calcext:value-type="float">
            <text:p>54.767690604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449669872747956" calcext:value-type="float">
            <text:p>0.4496698727</text:p>
          </table:table-cell>
          <table:table-cell office:value-type="float" office:value="54.7705940894081" calcext:value-type="float">
            <text:p>54.770594089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44960390559931" calcext:value-type="float">
            <text:p>0.4496039056</text:p>
          </table:table-cell>
          <table:table-cell office:value-type="float" office:value="54.7793039206548" calcext:value-type="float">
            <text:p>54.77930392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449054179793583" calcext:value-type="float">
            <text:p>0.4490541798</text:p>
          </table:table-cell>
          <table:table-cell office:value-type="float" office:value="54.8519986895494" calcext:value-type="float">
            <text:p>54.85199868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448033341479898" calcext:value-type="float">
            <text:p>0.4480333415</text:p>
          </table:table-cell>
          <table:table-cell office:value-type="float" office:value="54.9875296710192" calcext:value-type="float">
            <text:p>54.98752967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447286811135738" calcext:value-type="float">
            <text:p>0.4472868111</text:p>
          </table:table-cell>
          <table:table-cell office:value-type="float" office:value="55.0870870660685" calcext:value-type="float">
            <text:p>55.087087066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447120764985852" calcext:value-type="float">
            <text:p>0.447120765</text:p>
          </table:table-cell>
          <table:table-cell office:value-type="float" office:value="55.1092823460831" calcext:value-type="float">
            <text:p>55.109282346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446572813035232" calcext:value-type="float">
            <text:p>0.446572813</text:p>
          </table:table-cell>
          <table:table-cell office:value-type="float" office:value="55.1826598000653" calcext:value-type="float">
            <text:p>55.182659800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0.446170490957208" calcext:value-type="float">
            <text:p>0.446170491</text:p>
          </table:table-cell>
          <table:table-cell office:value-type="float" office:value="55.2366660665753" calcext:value-type="float">
            <text:p>55.236666066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446077329028494" calcext:value-type="float">
            <text:p>0.446077329</text:p>
          </table:table-cell>
          <table:table-cell office:value-type="float" office:value="55.2491875801511" calcext:value-type="float">
            <text:p>55.249187580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44588366473569" calcext:value-type="float">
            <text:p>0.4458836647</text:p>
          </table:table-cell>
          <table:table-cell office:value-type="float" office:value="55.2752362437303" calcext:value-type="float">
            <text:p>55.27523624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445369098167886" calcext:value-type="float">
            <text:p>0.4453690982</text:p>
          </table:table-cell>
          <table:table-cell office:value-type="float" office:value="55.3445727896966" calcext:value-type="float">
            <text:p>55.344572789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0.445354669852307" calcext:value-type="float">
            <text:p>0.4453546699</text:p>
          </table:table-cell>
          <table:table-cell office:value-type="float" office:value="55.3465195954655" calcext:value-type="float">
            <text:p>55.346519595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445183559768171" calcext:value-type="float">
            <text:p>0.4451835598</text:p>
          </table:table-cell>
          <table:table-cell office:value-type="float" office:value="55.3696183440412" calcext:value-type="float">
            <text:p>55.3696183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444685499041461" calcext:value-type="float">
            <text:p>0.444685499</text:p>
          </table:table-cell>
          <table:table-cell office:value-type="float" office:value="55.4369684281083" calcext:value-type="float">
            <text:p>55.436968428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0.444266767040395" calcext:value-type="float">
            <text:p>0.444266767</text:p>
          </table:table-cell>
          <table:table-cell office:value-type="float" office:value="55.4937243060156" calcext:value-type="float">
            <text:p>55.49372430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442569268072644" calcext:value-type="float">
            <text:p>0.4425692681</text:p>
          </table:table-cell>
          <table:table-cell office:value-type="float" office:value="55.725060426415" calcext:value-type="float">
            <text:p>55.725060426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442471268603301" calcext:value-type="float">
            <text:p>0.4424712686</text:p>
          </table:table-cell>
          <table:table-cell office:value-type="float" office:value="55.7384776059344" calcext:value-type="float">
            <text:p>55.738477605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441787090314929" calcext:value-type="float">
            <text:p>0.4417870903</text:p>
          </table:table-cell>
          <table:table-cell office:value-type="float" office:value="55.8323380447275" calcext:value-type="float">
            <text:p>55.83233804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440296758864567" calcext:value-type="float">
            <text:p>0.4402967589</text:p>
          </table:table-cell>
          <table:table-cell office:value-type="float" office:value="56.0379444494293" calcext:value-type="float">
            <text:p>56.03794444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439602052001385" calcext:value-type="float">
            <text:p>0.439602052</text:p>
          </table:table-cell>
          <table:table-cell office:value-type="float" office:value="56.1343302310423" calcext:value-type="float">
            <text:p>56.1343302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438910360242639" calcext:value-type="float">
            <text:p>0.4389103602</text:p>
          </table:table-cell>
          <table:table-cell office:value-type="float" office:value="56.230643993696" calcext:value-type="float">
            <text:p>56.23064399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438528376847703" calcext:value-type="float">
            <text:p>0.4385283768</text:p>
          </table:table-cell>
          <table:table-cell office:value-type="float" office:value="56.2839816239648" calcext:value-type="float">
            <text:p>56.28398162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437767392501244" calcext:value-type="float">
            <text:p>0.4377673925</text:p>
          </table:table-cell>
          <table:table-cell office:value-type="float" office:value="56.3905576504857" calcext:value-type="float">
            <text:p>56.39055765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436720416830654" calcext:value-type="float">
            <text:p>0.4367204168</text:p>
          </table:table-cell>
          <table:table-cell office:value-type="float" office:value="56.5378813429357" calcext:value-type="float">
            <text:p>56.537881342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436505232713561" calcext:value-type="float">
            <text:p>0.4365052327</text:p>
          </table:table-cell>
          <table:table-cell office:value-type="float" office:value="56.5682608774675" calcext:value-type="float">
            <text:p>56.568260877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436250194911649" calcext:value-type="float">
            <text:p>0.4362501949</text:p>
          </table:table-cell>
          <table:table-cell office:value-type="float" office:value="56.6043113581467" calcext:value-type="float">
            <text:p>56.604311358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435674420760939" calcext:value-type="float">
            <text:p>0.4356744208</text:p>
          </table:table-cell>
          <table:table-cell office:value-type="float" office:value="56.6858767848725" calcext:value-type="float">
            <text:p>56.685876784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435394127658723" calcext:value-type="float">
            <text:p>0.4353941277</text:p>
          </table:table-cell>
          <table:table-cell office:value-type="float" office:value="56.7256731534329" calcext:value-type="float">
            <text:p>56.72567315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435014520598063" calcext:value-type="float">
            <text:p>0.4350145206</text:p>
          </table:table-cell>
          <table:table-cell office:value-type="float" office:value="56.7796639306303" calcext:value-type="float">
            <text:p>56.779663930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434423785708085" calcext:value-type="float">
            <text:p>0.4344237857</text:p>
          </table:table-cell>
          <table:table-cell office:value-type="float" office:value="56.8638981363029" calcext:value-type="float">
            <text:p>56.863898136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office:value-type="float" office:value="0.434238467943159" calcext:value-type="float">
            <text:p>0.4342384679</text:p>
          </table:table-cell>
          <table:table-cell office:value-type="float" office:value="56.8903771571877" calcext:value-type="float">
            <text:p>56.890377157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433868542782815" calcext:value-type="float">
            <text:p>0.4338685428</text:p>
          </table:table-cell>
          <table:table-cell office:value-type="float" office:value="56.9433112782875" calcext:value-type="float">
            <text:p>56.94331127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4330593" calcext:value-type="float">
            <text:p>0.4330593</text:p>
          </table:table-cell>
          <table:table-cell office:value-type="float" office:value="57.0594709669771" calcext:value-type="float">
            <text:p>57.05947096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432287048775326" calcext:value-type="float">
            <text:p>0.4322870488</text:p>
          </table:table-cell>
          <table:table-cell office:value-type="float" office:value="57.1707864247904" calcext:value-type="float">
            <text:p>57.17078642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431811259643398" calcext:value-type="float">
            <text:p>0.4318112596</text:p>
          </table:table-cell>
          <table:table-cell office:value-type="float" office:value="57.239596293824" calcext:value-type="float">
            <text:p>57.23959629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431629263793168" calcext:value-type="float">
            <text:p>0.4316292638</text:p>
          </table:table-cell>
          <table:table-cell office:value-type="float" office:value="57.2659630940919" calcext:value-type="float">
            <text:p>57.26596309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.43109749004325" calcext:value-type="float">
            <text:p>0.43109749</text:p>
          </table:table-cell>
          <table:table-cell office:value-type="float" office:value="57.3431508613947" calcext:value-type="float">
            <text:p>57.343150861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430542100215872" calcext:value-type="float">
            <text:p>0.4305421002</text:p>
          </table:table-cell>
          <table:table-cell office:value-type="float" office:value="57.4240005832292" calcext:value-type="float">
            <text:p>57.424000583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430374475441049" calcext:value-type="float">
            <text:p>0.4303744754</text:p>
          </table:table-cell>
          <table:table-cell office:value-type="float" office:value="57.4484493558877" calcext:value-type="float">
            <text:p>57.448449355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429924434389451" calcext:value-type="float">
            <text:p>0.4299244344</text:p>
          </table:table-cell>
          <table:table-cell office:value-type="float" office:value="57.5141982084358" calcext:value-type="float">
            <text:p>57.514198208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429341240103094" calcext:value-type="float">
            <text:p>0.4293412401</text:p>
          </table:table-cell>
          <table:table-cell office:value-type="float" office:value="57.5996360857394" calcext:value-type="float">
            <text:p>57.599636085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429098547577179" calcext:value-type="float">
            <text:p>0.4290985476</text:p>
          </table:table-cell>
          <table:table-cell office:value-type="float" office:value="57.6352692804765" calcext:value-type="float">
            <text:p>57.63526928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428805234381183" calcext:value-type="float">
            <text:p>0.4288052344</text:p>
          </table:table-cell>
          <table:table-cell office:value-type="float" office:value="57.6783968122705" calcext:value-type="float">
            <text:p>57.67839681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428277402148446" calcext:value-type="float">
            <text:p>0.4282774021</text:p>
          </table:table-cell>
          <table:table-cell office:value-type="float" office:value="57.7561784325834" calcext:value-type="float">
            <text:p>57.756178432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428011136089785" calcext:value-type="float">
            <text:p>0.4280111361</text:p>
          </table:table-cell>
          <table:table-cell office:value-type="float" office:value="57.7954994054934" calcext:value-type="float">
            <text:p>57.795499405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427922491036832" calcext:value-type="float">
            <text:p>0.427922491</text:p>
          </table:table-cell>
          <table:table-cell office:value-type="float" office:value="57.8086026191027" calcext:value-type="float">
            <text:p>57.80860261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7379024135014" calcext:value-type="float">
            <text:p>0.4273790241</text:p>
          </table:table-cell>
          <table:table-cell office:value-type="float" office:value="57.8890730316976" calcext:value-type="float">
            <text:p>57.889073031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.427360142852633" calcext:value-type="float">
            <text:p>0.4273601429</text:p>
          </table:table-cell>
          <table:table-cell office:value-type="float" office:value="57.8918729988497" calcext:value-type="float">
            <text:p>57.891872998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427303514016847" calcext:value-type="float">
            <text:p>0.427303514</text:p>
          </table:table-cell>
          <table:table-cell office:value-type="float" office:value="57.9002723852155" calcext:value-type="float">
            <text:p>57.900272385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427183714948094" calcext:value-type="float">
            <text:p>0.4271837149</text:p>
          </table:table-cell>
          <table:table-cell office:value-type="float" office:value="57.9180498626845" calcext:value-type="float">
            <text:p>57.918049862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0.426198283548969" calcext:value-type="float">
            <text:p>0.4261982835</text:p>
          </table:table-cell>
          <table:table-cell office:value-type="float" office:value="58.0647195771176" calcext:value-type="float">
            <text:p>58.064719577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426060942331398" calcext:value-type="float">
            <text:p>0.4260609423</text:p>
          </table:table-cell>
          <table:table-cell office:value-type="float" office:value="58.0852233412623" calcext:value-type="float">
            <text:p>58.08522334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42532546567956" calcext:value-type="float">
            <text:p>0.4253254657</text:p>
          </table:table-cell>
          <table:table-cell office:value-type="float" office:value="58.1952833058095" calcext:value-type="float">
            <text:p>58.195283305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42531289897494" calcext:value-type="float">
            <text:p>0.425312899</text:p>
          </table:table-cell>
          <table:table-cell office:value-type="float" office:value="58.1971676621419" calcext:value-type="float">
            <text:p>58.197167662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425170134756998" calcext:value-type="float">
            <text:p>0.4251701348</text:p>
          </table:table-cell>
          <table:table-cell office:value-type="float" office:value="58.2185839506028" calcext:value-type="float">
            <text:p>58.218583950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424272654191048" calcext:value-type="float">
            <text:p>0.4242726542</text:p>
          </table:table-cell>
          <table:table-cell office:value-type="float" office:value="58.3535978804113" calcext:value-type="float">
            <text:p>58.353597880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23074577656793" calcext:value-type="float">
            <text:p>0.4230745777</text:p>
          </table:table-cell>
          <table:table-cell office:value-type="float" office:value="58.5348648400483" calcext:value-type="float">
            <text:p>58.5348648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421765164637297" calcext:value-type="float">
            <text:p>0.4217651646</text:p>
          </table:table-cell>
          <table:table-cell office:value-type="float" office:value="58.7343402973785" calcext:value-type="float">
            <text:p>58.734340297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0.421510853914774" calcext:value-type="float">
            <text:p>0.4215108539</text:p>
          </table:table-cell>
          <table:table-cell office:value-type="float" office:value="58.7732483583717" calcext:value-type="float">
            <text:p>58.773248358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421250897762883" calcext:value-type="float">
            <text:p>0.4212508978</text:p>
          </table:table-cell>
          <table:table-cell office:value-type="float" office:value="58.8130763960037" calcext:value-type="float">
            <text:p>58.81307639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420798650775271" calcext:value-type="float">
            <text:p>0.4207986508</text:p>
          </table:table-cell>
          <table:table-cell office:value-type="float" office:value="58.8825013538385" calcext:value-type="float">
            <text:p>58.88250135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420630221942797" calcext:value-type="float">
            <text:p>0.4206302219</text:p>
          </table:table-cell>
          <table:table-cell office:value-type="float" office:value="58.9084012887981" calcext:value-type="float">
            <text:p>58.908401288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420576226177317" calcext:value-type="float">
            <text:p>0.4205762262</text:p>
          </table:table-cell>
          <table:table-cell office:value-type="float" office:value="58.9167095120753" calcext:value-type="float">
            <text:p>58.91670951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420461995194487" calcext:value-type="float">
            <text:p>0.4204619952</text:p>
          </table:table-cell>
          <table:table-cell office:value-type="float" office:value="58.9342941654349" calcext:value-type="float">
            <text:p>58.934294165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42012614633635" calcext:value-type="float">
            <text:p>0.4201261463</text:p>
          </table:table-cell>
          <table:table-cell office:value-type="float" office:value="58.9860587879251" calcext:value-type="float">
            <text:p>58.986058787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.419289803332903" calcext:value-type="float">
            <text:p>0.4192898033</text:p>
          </table:table-cell>
          <table:table-cell office:value-type="float" office:value="59.1153831185346" calcext:value-type="float">
            <text:p>59.115383118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0.418541554761976" calcext:value-type="float">
            <text:p>0.4185415548</text:p>
          </table:table-cell>
          <table:table-cell office:value-type="float" office:value="59.2315939676709" calcext:value-type="float">
            <text:p>59.23159396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18257397061885" calcext:value-type="float">
            <text:p>0.4182573971</text:p>
          </table:table-cell>
          <table:table-cell office:value-type="float" office:value="59.275853177342" calcext:value-type="float">
            <text:p>59.275853177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417761794055223" calcext:value-type="float">
            <text:p>0.4177617941</text:p>
          </table:table-cell>
          <table:table-cell office:value-type="float" office:value="59.3532136605265" calcext:value-type="float">
            <text:p>59.353213660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7608652757328" calcext:value-type="float">
            <text:p>0.4176086528</text:p>
          </table:table-cell>
          <table:table-cell office:value-type="float" office:value="59.3771612092963" calcext:value-type="float">
            <text:p>59.377161209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0.417526314012666" calcext:value-type="float">
            <text:p>0.417526314</text:p>
          </table:table-cell>
          <table:table-cell office:value-type="float" office:value="59.3900454147496" calcext:value-type="float">
            <text:p>59.390045414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417103722281613" calcext:value-type="float">
            <text:p>0.4171037223</text:p>
          </table:table-cell>
          <table:table-cell office:value-type="float" office:value="59.4562648283171" calcext:value-type="float">
            <text:p>59.45626482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417091870321474" calcext:value-type="float">
            <text:p>0.4170918703</text:p>
          </table:table-cell>
          <table:table-cell office:value-type="float" office:value="59.4581242602393" calcext:value-type="float">
            <text:p>59.458124260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0.416951303279773" calcext:value-type="float">
            <text:p>0.4169513033</text:p>
          </table:table-cell>
          <table:table-cell office:value-type="float" office:value="59.4801869381955" calcext:value-type="float">
            <text:p>59.480186938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416939689678373" calcext:value-type="float">
            <text:p>0.4169396897</text:p>
          </table:table-cell>
          <table:table-cell office:value-type="float" office:value="59.4820105230628" calcext:value-type="float">
            <text:p>59.482010523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416542032784416" calcext:value-type="float">
            <text:p>0.4165420328</text:p>
          </table:table-cell>
          <table:table-cell office:value-type="float" office:value="59.5445225763325" calcext:value-type="float">
            <text:p>59.54452257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41529216496465" calcext:value-type="float">
            <text:p>0.415292165</text:p>
          </table:table-cell>
          <table:table-cell office:value-type="float" office:value="59.7419106089554" calcext:value-type="float">
            <text:p>59.74191060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415043538822741" calcext:value-type="float">
            <text:p>0.4150435388</text:p>
          </table:table-cell>
          <table:table-cell office:value-type="float" office:value="59.7813405554273" calcext:value-type="float">
            <text:p>59.781340555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414801187194539" calcext:value-type="float">
            <text:p>0.4148011872</text:p>
          </table:table-cell>
          <table:table-cell office:value-type="float" office:value="59.8198284324705" calcext:value-type="float">
            <text:p>59.81982843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414720497611939" calcext:value-type="float">
            <text:p>0.4147204976</text:p>
          </table:table-cell>
          <table:table-cell office:value-type="float" office:value="59.8326543832121" calcext:value-type="float">
            <text:p>59.83265438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41415698594562" calcext:value-type="float">
            <text:p>0.4141569859</text:p>
          </table:table-cell>
          <table:table-cell office:value-type="float" office:value="59.922389388698" calcext:value-type="float">
            <text:p>59.922389388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13150424151856" calcext:value-type="float">
            <text:p>0.4131504242</text:p>
          </table:table-cell>
          <table:table-cell office:value-type="float" office:value="60.0833874821234" calcext:value-type="float">
            <text:p>60.083387482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413025310970111" calcext:value-type="float">
            <text:p>0.413025311</text:p>
          </table:table-cell>
          <table:table-cell office:value-type="float" office:value="60.1034631474547" calcext:value-type="float">
            <text:p>60.103463147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412355192718377" calcext:value-type="float">
            <text:p>0.4123551927</text:p>
          </table:table-cell>
          <table:table-cell office:value-type="float" office:value="60.2112325064013" calcext:value-type="float">
            <text:p>60.21123250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1942167257286" calcext:value-type="float">
            <text:p>0.4119421673</text:p>
          </table:table-cell>
          <table:table-cell office:value-type="float" office:value="60.2778598745959" calcext:value-type="float">
            <text:p>60.27785987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411468650976946" calcext:value-type="float">
            <text:p>0.411468651</text:p>
          </table:table-cell>
          <table:table-cell office:value-type="float" office:value="60.354437699782" calcext:value-type="float">
            <text:p>60.354437699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411395576362164" calcext:value-type="float">
            <text:p>0.4113955764</text:p>
          </table:table-cell>
          <table:table-cell office:value-type="float" office:value="60.3662738007747" calcext:value-type="float">
            <text:p>60.366273800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411322324282232" calcext:value-type="float">
            <text:p>0.4113223243</text:p>
          </table:table-cell>
          <table:table-cell office:value-type="float" office:value="60.3781435812536" calcext:value-type="float">
            <text:p>60.37814358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410839828536813" calcext:value-type="float">
            <text:p>0.4108398285</text:p>
          </table:table-cell>
          <table:table-cell office:value-type="float" office:value="60.4564509708416" calcext:value-type="float">
            <text:p>60.456450970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41069417144659" calcext:value-type="float">
            <text:p>0.4106941714</text:p>
          </table:table-cell>
          <table:table-cell office:value-type="float" office:value="60.4801329068381" calcext:value-type="float">
            <text:p>60.480132906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410683072875508" calcext:value-type="float">
            <text:p>0.4106830729</text:p>
          </table:table-cell>
          <table:table-cell office:value-type="float" office:value="60.4819381949765" calcext:value-type="float">
            <text:p>60.4819381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409974044341722" calcext:value-type="float">
            <text:p>0.4099740443</text:p>
          </table:table-cell>
          <table:table-cell office:value-type="float" office:value="60.597505532066" calcext:value-type="float">
            <text:p>60.59750553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0.409796008714084" calcext:value-type="float">
            <text:p>0.4097960087</text:p>
          </table:table-cell>
          <table:table-cell office:value-type="float" office:value="60.6265977936014" calcext:value-type="float">
            <text:p>60.62659779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0.409584959123174" calcext:value-type="float">
            <text:p>0.4095849591</text:p>
          </table:table-cell>
          <table:table-cell office:value-type="float" office:value="60.6611231305435" calcext:value-type="float">
            <text:p>60.66112313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409329846445433" calcext:value-type="float">
            <text:p>0.4093298464</text:p>
          </table:table-cell>
          <table:table-cell office:value-type="float" office:value="60.7029123612773" calcext:value-type="float">
            <text:p>60.70291236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08870640952725" calcext:value-type="float">
            <text:p>0.408870641</text:p>
          </table:table-cell>
          <table:table-cell office:value-type="float" office:value="60.7782873945352" calcext:value-type="float">
            <text:p>60.77828739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0.408561789459831" calcext:value-type="float">
            <text:p>0.4085617895</text:p>
          </table:table-cell>
          <table:table-cell office:value-type="float" office:value="60.829094682863" calcext:value-type="float">
            <text:p>60.829094682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408226066416754" calcext:value-type="float">
            <text:p>0.4082260664</text:p>
          </table:table-cell>
          <table:table-cell office:value-type="float" office:value="60.8844246904447" calcext:value-type="float">
            <text:p>60.884424690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40791867221571" calcext:value-type="float">
            <text:p>0.4079186722</text:p>
          </table:table-cell>
          <table:table-cell office:value-type="float" office:value="60.9351795404399" calcext:value-type="float">
            <text:p>60.93517954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407611971373972" calcext:value-type="float">
            <text:p>0.4076119714</text:p>
          </table:table-cell>
          <table:table-cell office:value-type="float" office:value="60.9859094140963" calcext:value-type="float">
            <text:p>60.985909414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407060379363779" calcext:value-type="float">
            <text:p>0.4070603794</text:p>
          </table:table-cell>
          <table:table-cell office:value-type="float" office:value="61.0773713195585" calcext:value-type="float">
            <text:p>61.07737131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406940716131012" calcext:value-type="float">
            <text:p>0.4069407161</text:p>
          </table:table-cell>
          <table:table-cell office:value-type="float" office:value="61.0972516323942" calcext:value-type="float">
            <text:p>61.097251632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590462145589" calcext:value-type="float">
            <text:p>0.4059046215</text:p>
          </table:table-cell>
          <table:table-cell office:value-type="float" office:value="61.2699595924841" calcext:value-type="float">
            <text:p>61.26995959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0.405753445215807" calcext:value-type="float">
            <text:p>0.4057534452</text:p>
          </table:table-cell>
          <table:table-cell office:value-type="float" office:value="61.2952460141729" calcext:value-type="float">
            <text:p>61.295246014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405451598785092" calcext:value-type="float">
            <text:p>0.4054515988</text:p>
          </table:table-cell>
          <table:table-cell office:value-type="float" office:value="61.3458005384564" calcext:value-type="float">
            <text:p>61.345800538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405311595869024" calcext:value-type="float">
            <text:p>0.4053115959</text:p>
          </table:table-cell>
          <table:table-cell office:value-type="float" office:value="61.3692788816299" calcext:value-type="float">
            <text:p>61.36927888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05236317480217" calcext:value-type="float">
            <text:p>0.4052363175</text:p>
          </table:table-cell>
          <table:table-cell office:value-type="float" office:value="61.3819108764555" calcext:value-type="float">
            <text:p>61.381910876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404849921362145" calcext:value-type="float">
            <text:p>0.4048499214</text:p>
          </table:table-cell>
          <table:table-cell office:value-type="float" office:value="61.4468365717255" calcext:value-type="float">
            <text:p>61.44683657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404839083559585" calcext:value-type="float">
            <text:p>0.4048390836</text:p>
          </table:table-cell>
          <table:table-cell office:value-type="float" office:value="61.4486597374999" calcext:value-type="float">
            <text:p>61.448659737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404699920074035" calcext:value-type="float">
            <text:p>0.4046999201</text:p>
          </table:table-cell>
          <table:table-cell office:value-type="float" office:value="61.4720804227278" calcext:value-type="float">
            <text:p>61.472080422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404336236162701" calcext:value-type="float">
            <text:p>0.4043362362</text:p>
          </table:table-cell>
          <table:table-cell office:value-type="float" office:value="61.5333766346008" calcext:value-type="float">
            <text:p>61.533376634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404037539226934" calcext:value-type="float">
            <text:p>0.4040375392</text:p>
          </table:table-cell>
          <table:table-cell office:value-type="float" office:value="61.5838169461755" calcext:value-type="float">
            <text:p>61.583816946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03648983223776" calcext:value-type="float">
            <text:p>0.4036489832</text:p>
          </table:table-cell>
          <table:table-cell office:value-type="float" office:value="61.6495631429671" calcext:value-type="float">
            <text:p>61.64956314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02965222798943" calcext:value-type="float">
            <text:p>0.4029652228</text:p>
          </table:table-cell>
          <table:table-cell office:value-type="float" office:value="61.7656226608625" calcext:value-type="float">
            <text:p>61.765622660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402669551797261" calcext:value-type="float">
            <text:p>0.4026695518</text:p>
          </table:table-cell>
          <table:table-cell office:value-type="float" office:value="61.8159529129608" calcext:value-type="float">
            <text:p>61.8159529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402348134230657" calcext:value-type="float">
            <text:p>0.4023481342</text:p>
          </table:table-cell>
          <table:table-cell office:value-type="float" office:value="61.8707648109899" calcext:value-type="float">
            <text:p>61.87076481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0.402153689891766" calcext:value-type="float">
            <text:p>0.4021536899</text:p>
          </table:table-cell>
          <table:table-cell office:value-type="float" office:value="61.9039739198483" calcext:value-type="float">
            <text:p>61.903973919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402053818503289" calcext:value-type="float">
            <text:p>0.4020538185</text:p>
          </table:table-cell>
          <table:table-cell office:value-type="float" office:value="61.9210456659329" calcext:value-type="float">
            <text:p>61.921045665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401760147704077" calcext:value-type="float">
            <text:p>0.4017601477</text:p>
          </table:table-cell>
          <table:table-cell office:value-type="float" office:value="61.9713029922606" calcext:value-type="float">
            <text:p>61.97130299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401231942276134" calcext:value-type="float">
            <text:p>0.4012319423</text:p>
          </table:table-cell>
          <table:table-cell office:value-type="float" office:value="62.061915992769" calcext:value-type="float">
            <text:p>62.06191599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400503447080618" calcext:value-type="float">
            <text:p>0.4005034471</text:p>
          </table:table-cell>
          <table:table-cell office:value-type="float" office:value="62.1873517309224" calcext:value-type="float">
            <text:p>62.18735173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400373747224445" calcext:value-type="float">
            <text:p>0.4003737472</text:p>
          </table:table-cell>
          <table:table-cell office:value-type="float" office:value="62.2097406347946" calcext:value-type="float">
            <text:p>62.20974063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399484783187811" calcext:value-type="float">
            <text:p>0.3994847832</text:p>
          </table:table-cell>
          <table:table-cell office:value-type="float" office:value="62.3636571724624" calcext:value-type="float">
            <text:p>62.36365717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399104208444927" calcext:value-type="float">
            <text:p>0.3991042084</text:p>
          </table:table-cell>
          <table:table-cell office:value-type="float" office:value="62.4297984487364" calcext:value-type="float">
            <text:p>62.42979844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0.398622404243856" calcext:value-type="float">
            <text:p>0.3986224042</text:p>
          </table:table-cell>
          <table:table-cell office:value-type="float" office:value="62.5137471720596" calcext:value-type="float">
            <text:p>62.513747172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833618331297" calcext:value-type="float">
            <text:p>0.3983361833</text:p>
          </table:table-cell>
          <table:table-cell office:value-type="float" office:value="62.5637316857877" calcext:value-type="float">
            <text:p>62.56373168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398320699008394" calcext:value-type="float">
            <text:p>0.398320699</text:p>
          </table:table-cell>
          <table:table-cell office:value-type="float" office:value="62.5664382308567" calcext:value-type="float">
            <text:p>62.566438230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97963829937652" calcext:value-type="float">
            <text:p>0.3979638299</text:p>
          </table:table-cell>
          <table:table-cell office:value-type="float" office:value="62.6288855313889" calcext:value-type="float">
            <text:p>62.628885531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0.397729809632701" calcext:value-type="float">
            <text:p>0.3977298096</text:p>
          </table:table-cell>
          <table:table-cell office:value-type="float" office:value="62.6699080479635" calcext:value-type="float">
            <text:p>62.66990804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0.397526589495689" calcext:value-type="float">
            <text:p>0.3975265895</text:p>
          </table:table-cell>
          <table:table-cell office:value-type="float" office:value="62.7055779073574" calcext:value-type="float">
            <text:p>62.70557790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397313631012745" calcext:value-type="float">
            <text:p>0.397313631</text:p>
          </table:table-cell>
          <table:table-cell office:value-type="float" office:value="62.7430034988192" calcext:value-type="float">
            <text:p>62.743003498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96717007051804" calcext:value-type="float">
            <text:p>0.3967170071</text:p>
          </table:table-cell>
          <table:table-cell office:value-type="float" office:value="62.8481087782665" calcext:value-type="float">
            <text:p>62.84810877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659095" calcext:value-type="float">
            <text:p>0.39659095</text:p>
          </table:table-cell>
          <table:table-cell office:value-type="float" office:value="62.8703638517631" calcext:value-type="float">
            <text:p>62.870363851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396575862257124" calcext:value-type="float">
            <text:p>0.3965758623</text:p>
          </table:table-cell>
          <table:table-cell office:value-type="float" office:value="62.8730286821019" calcext:value-type="float">
            <text:p>62.87302868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396434868005685" calcext:value-type="float">
            <text:p>0.396434868</text:p>
          </table:table-cell>
          <table:table-cell office:value-type="float" office:value="62.8979430343817" calcext:value-type="float">
            <text:p>62.89794303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9493829429476" calcext:value-type="float">
            <text:p>0.3949382943</text:p>
          </table:table-cell>
          <table:table-cell office:value-type="float" office:value="63.1636975749056" calcext:value-type="float">
            <text:p>63.163697574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39458541418373" calcext:value-type="float">
            <text:p>0.3945854142</text:p>
          </table:table-cell>
          <table:table-cell office:value-type="float" office:value="63.2267095525728" calcext:value-type="float">
            <text:p>63.226709552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94446531539658" calcext:value-type="float">
            <text:p>0.3944465315</text:p>
          </table:table-cell>
          <table:table-cell office:value-type="float" office:value="63.2515458843214" calcext:value-type="float">
            <text:p>63.251545884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394169205628546" calcext:value-type="float">
            <text:p>0.3941692056</text:p>
          </table:table-cell>
          <table:table-cell office:value-type="float" office:value="63.3012022812261" calcext:value-type="float">
            <text:p>63.30120228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394104964394343" calcext:value-type="float">
            <text:p>0.3941049644</text:p>
          </table:table-cell>
          <table:table-cell office:value-type="float" office:value="63.3127168135823" calcext:value-type="float">
            <text:p>63.312716813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94040564319861" calcext:value-type="float">
            <text:p>0.3940405643</text:p>
          </table:table-cell>
          <table:table-cell office:value-type="float" office:value="63.3242643011324" calcext:value-type="float">
            <text:p>63.32426430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39397139194909" calcext:value-type="float">
            <text:p>0.3939713919</text:p>
          </table:table-cell>
          <table:table-cell office:value-type="float" office:value="63.3366725074979" calcext:value-type="float">
            <text:p>63.33667250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393690272727273" calcext:value-type="float">
            <text:p>0.3936902727</text:p>
          </table:table-cell>
          <table:table-cell office:value-type="float" office:value="63.3871533582678" calcext:value-type="float">
            <text:p>63.387153358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393616304125584" calcext:value-type="float">
            <text:p>0.3936163041</text:p>
          </table:table-cell>
          <table:table-cell office:value-type="float" office:value="63.4004502382015" calcext:value-type="float">
            <text:p>63.400450238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393488203217977" calcext:value-type="float">
            <text:p>0.3934882032</text:p>
          </table:table-cell>
          <table:table-cell office:value-type="float" office:value="63.4234922314557" calcext:value-type="float">
            <text:p>63.423492231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393478441909354" calcext:value-type="float">
            <text:p>0.3934784419</text:p>
          </table:table-cell>
          <table:table-cell office:value-type="float" office:value="63.4252487674405" calcext:value-type="float">
            <text:p>63.42524876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393144154846884" calcext:value-type="float">
            <text:p>0.3931441548</text:p>
          </table:table-cell>
          <table:table-cell office:value-type="float" office:value="63.4854660374554" calcext:value-type="float">
            <text:p>63.485466037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392869564976626" calcext:value-type="float">
            <text:p>0.392869565</text:p>
          </table:table-cell>
          <table:table-cell office:value-type="float" office:value="63.5350210101663" calcext:value-type="float">
            <text:p>63.53502101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92854709442205" calcext:value-type="float">
            <text:p>0.3928547094</text:p>
          </table:table-cell>
          <table:table-cell office:value-type="float" office:value="63.5377043282037" calcext:value-type="float">
            <text:p>63.537704328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.391883519031085" calcext:value-type="float">
            <text:p>0.391883519</text:p>
          </table:table-cell>
          <table:table-cell office:value-type="float" office:value="63.7136544165607" calcext:value-type="float">
            <text:p>63.713654416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0.391679496923378" calcext:value-type="float">
            <text:p>0.3916794969</text:p>
          </table:table-cell>
          <table:table-cell office:value-type="float" office:value="63.7507493089856" calcext:value-type="float">
            <text:p>63.75074930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1194903326818" calcext:value-type="float">
            <text:p>0.3911949033</text:p>
          </table:table-cell>
          <table:table-cell office:value-type="float" office:value="63.8390422877807" calcext:value-type="float">
            <text:p>63.839042287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391136991966234" calcext:value-type="float">
            <text:p>0.391136992</text:p>
          </table:table-cell>
          <table:table-cell office:value-type="float" office:value="63.8496112137577" calcext:value-type="float">
            <text:p>63.84961121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90288782418438" calcext:value-type="float">
            <text:p>0.3902887824</text:p>
          </table:table-cell>
          <table:table-cell office:value-type="float" office:value="64.0048403653574" calcext:value-type="float">
            <text:p>64.00484036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390183305388107" calcext:value-type="float">
            <text:p>0.3901833054</text:p>
          </table:table-cell>
          <table:table-cell office:value-type="float" office:value="64.0241998954272" calcext:value-type="float">
            <text:p>64.0241998954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390101598849855" calcext:value-type="float">
            <text:p>0.3901015988</text:p>
          </table:table-cell>
          <table:table-cell office:value-type="float" office:value="64.0392051295601" calcext:value-type="float">
            <text:p>64.039205129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0.389618184803357" calcext:value-type="float">
            <text:p>0.3896181848</text:p>
          </table:table-cell>
          <table:table-cell office:value-type="float" office:value="64.1281371004534" calcext:value-type="float">
            <text:p>64.128137100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38960852478391" calcext:value-type="float">
            <text:p>0.3896085248</text:p>
          </table:table-cell>
          <table:table-cell office:value-type="float" office:value="64.129916910096" calcext:value-type="float">
            <text:p>64.129916910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89269727129138" calcext:value-type="float">
            <text:p>0.3892697271</text:p>
          </table:table-cell>
          <table:table-cell office:value-type="float" office:value="64.1924055192877" calcext:value-type="float">
            <text:p>64.19240551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389136380230043" calcext:value-type="float">
            <text:p>0.3891363802</text:p>
          </table:table-cell>
          <table:table-cell office:value-type="float" office:value="64.217036035893" calcext:value-type="float">
            <text:p>64.217036035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0.38887009702586" calcext:value-type="float">
            <text:p>0.388870097</text:p>
          </table:table-cell>
          <table:table-cell office:value-type="float" office:value="64.2662817359797" calcext:value-type="float">
            <text:p>64.2662817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0.38880841164076" calcext:value-type="float">
            <text:p>0.3888084116</text:p>
          </table:table-cell>
          <table:table-cell office:value-type="float" office:value="64.277701186165" calcext:value-type="float">
            <text:p>64.277701186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388746572926517" calcext:value-type="float">
            <text:p>0.3887465729</text:p>
          </table:table-cell>
          <table:table-cell office:value-type="float" office:value="64.2891533768023" calcext:value-type="float">
            <text:p>64.289153376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388410199182414" calcext:value-type="float">
            <text:p>0.3884101992</text:p>
          </table:table-cell>
          <table:table-cell office:value-type="float" office:value="64.3515244427979" calcext:value-type="float">
            <text:p>64.35152444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388339166454609" calcext:value-type="float">
            <text:p>0.3883391665</text:p>
          </table:table-cell>
          <table:table-cell office:value-type="float" office:value="64.3647120196774" calcext:value-type="float">
            <text:p>64.364712019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388216147453164" calcext:value-type="float">
            <text:p>0.3882161475</text:p>
          </table:table-cell>
          <table:table-cell office:value-type="float" office:value="64.3875647829067" calcext:value-type="float">
            <text:p>64.387564782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388206773255423" calcext:value-type="float">
            <text:p>0.3882067733</text:p>
          </table:table-cell>
          <table:table-cell office:value-type="float" office:value="64.3893069028699" calcext:value-type="float">
            <text:p>64.389306902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87607738088684" calcext:value-type="float">
            <text:p>0.3876077381</text:p>
          </table:table-cell>
          <table:table-cell office:value-type="float" office:value="64.5008422852193" calcext:value-type="float">
            <text:p>64.500842285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387278872400448" calcext:value-type="float">
            <text:p>0.3872788724</text:p>
          </table:table-cell>
          <table:table-cell office:value-type="float" office:value="64.5622502816646" calcext:value-type="float">
            <text:p>64.56225028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386679573864945" calcext:value-type="float">
            <text:p>0.3866795739</text:p>
          </table:table-cell>
          <table:table-cell office:value-type="float" office:value="64.6744776308654" calcext:value-type="float">
            <text:p>64.674477630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86674852231808" calcext:value-type="float">
            <text:p>0.3866748522</text:p>
          </table:table-cell>
          <table:table-cell office:value-type="float" office:value="64.6753634829556" calcext:value-type="float">
            <text:p>64.67536348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0.386129519479478" calcext:value-type="float">
            <text:p>0.3861295195</text:p>
          </table:table-cell>
          <table:table-cell office:value-type="float" office:value="64.7778514491639" calcext:value-type="float">
            <text:p>64.777851449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385999372639399" calcext:value-type="float">
            <text:p>0.3859993726</text:p>
          </table:table-cell>
          <table:table-cell office:value-type="float" office:value="64.8023622127305" calcext:value-type="float">
            <text:p>64.802362212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0.385609720301746" calcext:value-type="float">
            <text:p>0.3856097203</text:p>
          </table:table-cell>
          <table:table-cell office:value-type="float" office:value="64.875864937629" calcext:value-type="float">
            <text:p>64.875864937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385142616217291" calcext:value-type="float">
            <text:p>0.3851426162</text:p>
          </table:table-cell>
          <table:table-cell office:value-type="float" office:value="64.9642135601999" calcext:value-type="float">
            <text:p>64.96421356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384962736404197" calcext:value-type="float">
            <text:p>0.3849627364</text:p>
          </table:table-cell>
          <table:table-cell office:value-type="float" office:value="64.9983050114476" calcext:value-type="float">
            <text:p>64.998305011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384498153448009" calcext:value-type="float">
            <text:p>0.3844981534</text:p>
          </table:table-cell>
          <table:table-cell office:value-type="float" office:value="65.0865319808276" calcext:value-type="float">
            <text:p>65.08653198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384383385658243" calcext:value-type="float">
            <text:p>0.3843833857</text:p>
          </table:table-cell>
          <table:table-cell office:value-type="float" office:value="65.1083665802845" calcext:value-type="float">
            <text:p>65.108366580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384035072341238" calcext:value-type="float">
            <text:p>0.3840350723</text:p>
          </table:table-cell>
          <table:table-cell office:value-type="float" office:value="65.1747294847932" calcext:value-type="float">
            <text:p>65.174729484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8377911797406" calcext:value-type="float">
            <text:p>0.383779118</text:p>
          </table:table-cell>
          <table:table-cell office:value-type="float" office:value="65.2235880456226" calcext:value-type="float">
            <text:p>65.22358804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835965312185" calcext:value-type="float">
            <text:p>0.3835965312</text:p>
          </table:table-cell>
          <table:table-cell office:value-type="float" office:value="65.2584896314201" calcext:value-type="float">
            <text:p>65.25848963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383268740809594" calcext:value-type="float">
            <text:p>0.3832687408</text:p>
          </table:table-cell>
          <table:table-cell office:value-type="float" office:value="65.3212475563939" calcext:value-type="float">
            <text:p>65.321247556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0.383259545400264" calcext:value-type="float">
            <text:p>0.3832595454</text:p>
          </table:table-cell>
          <table:table-cell office:value-type="float" office:value="65.3230099521415" calcext:value-type="float">
            <text:p>65.32300995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383150476372764" calcext:value-type="float">
            <text:p>0.3831504764</text:p>
          </table:table-cell>
          <table:table-cell office:value-type="float" office:value="65.3439219433428" calcext:value-type="float">
            <text:p>65.343921943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383141464359103" calcext:value-type="float">
            <text:p>0.3831414644</text:p>
          </table:table-cell>
          <table:table-cell office:value-type="float" office:value="65.3456504741485" calcext:value-type="float">
            <text:p>65.345650474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382832816766355" calcext:value-type="float">
            <text:p>0.3828328168</text:p>
          </table:table-cell>
          <table:table-cell office:value-type="float" office:value="65.4049092300522" calcext:value-type="float">
            <text:p>65.404909230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382579257160191" calcext:value-type="float">
            <text:p>0.3825792572</text:p>
          </table:table-cell>
          <table:table-cell office:value-type="float" office:value="65.4536776700443" calcext:value-type="float">
            <text:p>65.453677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382420864116177" calcext:value-type="float">
            <text:p>0.3824208641</text:p>
          </table:table-cell>
          <table:table-cell office:value-type="float" office:value="65.484181825699" calcext:value-type="float">
            <text:p>65.484181825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382249330438238" calcext:value-type="float">
            <text:p>0.3822493304</text:p>
          </table:table-cell>
          <table:table-cell office:value-type="float" office:value="65.5172510840691" calcext:value-type="float">
            <text:p>65.51725108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381673044527132" calcext:value-type="float">
            <text:p>0.3816730445</text:p>
          </table:table-cell>
          <table:table-cell office:value-type="float" office:value="65.6286136765841" calcext:value-type="float">
            <text:p>65.628613676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381480016386834" calcext:value-type="float">
            <text:p>0.3814800164</text:p>
          </table:table-cell>
          <table:table-cell office:value-type="float" office:value="65.6660056667163" calcext:value-type="float">
            <text:p>65.666005666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381417249235975" calcext:value-type="float">
            <text:p>0.3814172492</text:p>
          </table:table-cell>
          <table:table-cell office:value-type="float" office:value="65.6781743089016" calcext:value-type="float">
            <text:p>65.67817430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81144051148874" calcext:value-type="float">
            <text:p>0.3811440511</text:p>
          </table:table-cell>
          <table:table-cell office:value-type="float" office:value="65.7311955337861" calcext:value-type="float">
            <text:p>65.731195533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1032259835834" calcext:value-type="float">
            <text:p>0.3810322598</text:p>
          </table:table-cell>
          <table:table-cell office:value-type="float" office:value="65.7529180552131" calcext:value-type="float">
            <text:p>65.75291805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81018879006817" calcext:value-type="float">
            <text:p>0.381018879</text:p>
          </table:table-cell>
          <table:table-cell office:value-type="float" office:value="65.7555191587369" calcext:value-type="float">
            <text:p>65.755519158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38097874497636" calcext:value-type="float">
            <text:p>0.380978745</text:p>
          </table:table-cell>
          <table:table-cell office:value-type="float" office:value="65.7633221502728" calcext:value-type="float">
            <text:p>65.763322150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380644101230789" calcext:value-type="float">
            <text:p>0.3806441012</text:p>
          </table:table-cell>
          <table:table-cell office:value-type="float" office:value="65.8284621650031" calcext:value-type="float">
            <text:p>65.82846216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80479444425154" calcext:value-type="float">
            <text:p>0.3804794444</text:p>
          </table:table-cell>
          <table:table-cell office:value-type="float" office:value="65.8605642784664" calcext:value-type="float">
            <text:p>65.86056427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38009728497104" calcext:value-type="float">
            <text:p>0.380097285</text:p>
          </table:table-cell>
          <table:table-cell office:value-type="float" office:value="65.9352012348619" calcext:value-type="float">
            <text:p>65.935201234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37956587547964" calcext:value-type="float">
            <text:p>0.3795658755</text:p>
          </table:table-cell>
          <table:table-cell office:value-type="float" office:value="66.0392896425317" calcext:value-type="float">
            <text:p>66.03928964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378707300912295" calcext:value-type="float">
            <text:p>0.3787073009</text:p>
          </table:table-cell>
          <table:table-cell office:value-type="float" office:value="66.2082086467389" calcext:value-type="float">
            <text:p>66.208208646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378457586947782" calcext:value-type="float">
            <text:p>0.3784575869</text:p>
          </table:table-cell>
          <table:table-cell office:value-type="float" office:value="66.2575127079212" calcext:value-type="float">
            <text:p>66.257512707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377728332427534" calcext:value-type="float">
            <text:p>0.3777283324</text:p>
          </table:table-cell>
          <table:table-cell office:value-type="float" office:value="66.4019511646923" calcext:value-type="float">
            <text:p>66.401951164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0.377715129091751" calcext:value-type="float">
            <text:p>0.3777151291</text:p>
          </table:table-cell>
          <table:table-cell office:value-type="float" office:value="66.4045724990953" calcext:value-type="float">
            <text:p>66.404572499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377575885973902" calcext:value-type="float">
            <text:p>0.377575886</text:p>
          </table:table-cell>
          <table:table-cell office:value-type="float" office:value="66.4322307916456" calcext:value-type="float">
            <text:p>66.43223079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377410786849273" calcext:value-type="float">
            <text:p>0.3774107868</text:p>
          </table:table-cell>
          <table:table-cell office:value-type="float" office:value="66.4650570603644" calcext:value-type="float">
            <text:p>66.46505706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377211166779675" calcext:value-type="float">
            <text:p>0.3772111668</text:p>
          </table:table-cell>
          <table:table-cell office:value-type="float" office:value="66.5047936651654" calcext:value-type="float">
            <text:p>66.50479366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76670262485249" calcext:value-type="float">
            <text:p>0.3766702625</text:p>
          </table:table-cell>
          <table:table-cell office:value-type="float" office:value="66.6127239960955" calcext:value-type="float">
            <text:p>66.612723996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37622632820877" calcext:value-type="float">
            <text:p>0.3762263282</text:p>
          </table:table-cell>
          <table:table-cell office:value-type="float" office:value="66.7015872286396" calcext:value-type="float">
            <text:p>66.701587228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376187689504105" calcext:value-type="float">
            <text:p>0.3761876895</text:p>
          </table:table-cell>
          <table:table-cell office:value-type="float" office:value="66.709333686699" calcext:value-type="float">
            <text:p>66.709333686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0.376105937413326" calcext:value-type="float">
            <text:p>0.3761059374</text:p>
          </table:table-cell>
          <table:table-cell office:value-type="float" office:value="66.7257300900885" calcext:value-type="float">
            <text:p>66.72573009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375865502136923" calcext:value-type="float">
            <text:p>0.3758655021</text:p>
          </table:table-cell>
          <table:table-cell office:value-type="float" office:value="66.7740026945345" calcext:value-type="float">
            <text:p>66.774002694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75706966535489" calcext:value-type="float">
            <text:p>0.3757069665</text:p>
          </table:table-cell>
          <table:table-cell office:value-type="float" office:value="66.8058733040736" calcext:value-type="float">
            <text:p>66.805873304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375266261207095" calcext:value-type="float">
            <text:p>0.3752662612</text:p>
          </table:table-cell>
          <table:table-cell office:value-type="float" office:value="66.8946411370447" calcext:value-type="float">
            <text:p>66.8946411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0.374729535003566" calcext:value-type="float">
            <text:p>0.374729535</text:p>
          </table:table-cell>
          <table:table-cell office:value-type="float" office:value="67.0030933297028" calcext:value-type="float">
            <text:p>67.003093329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74525556129545" calcext:value-type="float">
            <text:p>0.3745255561</text:p>
          </table:table-cell>
          <table:table-cell office:value-type="float" office:value="67.0444091686137" calcext:value-type="float">
            <text:p>67.044409168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374406790169241" calcext:value-type="float">
            <text:p>0.3744067902</text:p>
          </table:table-cell>
          <table:table-cell office:value-type="float" office:value="67.0684904539156" calcext:value-type="float">
            <text:p>67.06849045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374114645029401" calcext:value-type="float">
            <text:p>0.374114645</text:p>
          </table:table-cell>
          <table:table-cell office:value-type="float" office:value="67.1278059067365" calcext:value-type="float">
            <text:p>67.127805906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74059554708029" calcext:value-type="float">
            <text:p>0.3740595547</text:p>
          </table:table-cell>
          <table:table-cell office:value-type="float" office:value="67.1390037938563" calcext:value-type="float">
            <text:p>67.13900379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373759854941672" calcext:value-type="float">
            <text:p>0.3737598549</text:p>
          </table:table-cell>
          <table:table-cell office:value-type="float" office:value="67.1999925879086" calcext:value-type="float">
            <text:p>67.199992587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0.373696559360545" calcext:value-type="float">
            <text:p>0.3736965594</text:p>
          </table:table-cell>
          <table:table-cell office:value-type="float" office:value="67.2128884886616" calcext:value-type="float">
            <text:p>67.212888488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37358693396314" calcext:value-type="float">
            <text:p>0.373586934</text:p>
          </table:table-cell>
          <table:table-cell office:value-type="float" office:value="67.2352362914845" calcext:value-type="float">
            <text:p>67.23523629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37357858005832" calcext:value-type="float">
            <text:p>0.3735785801</text:p>
          </table:table-cell>
          <table:table-cell office:value-type="float" office:value="67.2369399423683" calcext:value-type="float">
            <text:p>67.236939942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373292454143483" calcext:value-type="float">
            <text:p>0.3732924541</text:p>
          </table:table-cell>
          <table:table-cell office:value-type="float" office:value="67.2953471575913" calcext:value-type="float">
            <text:p>67.29534715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0.373057371017044" calcext:value-type="float">
            <text:p>0.373057371</text:p>
          </table:table-cell>
          <table:table-cell office:value-type="float" office:value="67.3434168557775" calcext:value-type="float">
            <text:p>67.34341685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73044651447329" calcext:value-type="float">
            <text:p>0.3730446514</text:p>
          </table:table-cell>
          <table:table-cell office:value-type="float" office:value="67.3460198589948" calcext:value-type="float">
            <text:p>67.34601985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372392086483776" calcext:value-type="float">
            <text:p>0.3723920865</text:p>
          </table:table-cell>
          <table:table-cell office:value-type="float" office:value="67.4798560614232" calcext:value-type="float">
            <text:p>67.479856061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372212793491708" calcext:value-type="float">
            <text:p>0.3722127935</text:p>
          </table:table-cell>
          <table:table-cell office:value-type="float" office:value="67.5167282258273" calcext:value-type="float">
            <text:p>67.516728225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372037964557404" calcext:value-type="float">
            <text:p>0.3720379646</text:p>
          </table:table-cell>
          <table:table-cell office:value-type="float" office:value="67.5527242142424" calcext:value-type="float">
            <text:p>67.55272421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371979742968072" calcext:value-type="float">
            <text:p>0.371979743</text:p>
          </table:table-cell>
          <table:table-cell office:value-type="float" office:value="67.5647208003409" calcext:value-type="float">
            <text:p>67.564720800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371109686250041" calcext:value-type="float">
            <text:p>0.3711096863</text:p>
          </table:table-cell>
          <table:table-cell office:value-type="float" office:value="67.7445455924821" calcext:value-type="float">
            <text:p>67.744545592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70845533663424" calcext:value-type="float">
            <text:p>0.3708455337</text:p>
          </table:table-cell>
          <table:table-cell office:value-type="float" office:value="67.7993456913152" calcext:value-type="float">
            <text:p>67.79934569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3702701047826" calcext:value-type="float">
            <text:p>0.3702701048</text:p>
          </table:table-cell>
          <table:table-cell office:value-type="float" office:value="67.9190539363772" calcext:value-type="float">
            <text:p>67.91905393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369970985272884" calcext:value-type="float">
            <text:p>0.3699709853</text:p>
          </table:table-cell>
          <table:table-cell office:value-type="float" office:value="67.9814611624183" calcext:value-type="float">
            <text:p>67.981461162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369856498423567" calcext:value-type="float">
            <text:p>0.3698564984</text:p>
          </table:table-cell>
          <table:table-cell office:value-type="float" office:value="68.0053800740419" calcext:value-type="float">
            <text:p>68.00538007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69697346238398" calcext:value-type="float">
            <text:p>0.3696973462</text:p>
          </table:table-cell>
          <table:table-cell office:value-type="float" office:value="68.0386608061767" calcext:value-type="float">
            <text:p>68.038660806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6952175868353" calcext:value-type="float">
            <text:p>0.3695217587</text:p>
          </table:table-cell>
          <table:table-cell office:value-type="float" office:value="68.0754192251399" calcext:value-type="float">
            <text:p>68.07541922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0.369066109692843" calcext:value-type="float">
            <text:p>0.3690661097</text:p>
          </table:table-cell>
          <table:table-cell office:value-type="float" office:value="68.1710076116216" calcext:value-type="float">
            <text:p>68.17100761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0.369058055401435" calcext:value-type="float">
            <text:p>0.3690580554</text:p>
          </table:table-cell>
          <table:table-cell office:value-type="float" office:value="68.1726998909844" calcext:value-type="float">
            <text:p>68.1726998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368413901889107" calcext:value-type="float">
            <text:p>0.3684139019</text:p>
          </table:table-cell>
          <table:table-cell office:value-type="float" office:value="68.3083369905041" calcext:value-type="float">
            <text:p>68.308336990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36807507017115" calcext:value-type="float">
            <text:p>0.3680750702</text:p>
          </table:table-cell>
          <table:table-cell office:value-type="float" office:value="68.3799179903385" calcext:value-type="float">
            <text:p>68.379917990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367913983612589" calcext:value-type="float">
            <text:p>0.3679139836</text:p>
          </table:table-cell>
          <table:table-cell office:value-type="float" office:value="68.4140057706565" calcext:value-type="float">
            <text:p>68.41400577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0.367745139729596" calcext:value-type="float">
            <text:p>0.3677451397</text:p>
          </table:table-cell>
          <table:table-cell office:value-type="float" office:value="68.4497745565686" calcext:value-type="float">
            <text:p>68.449774556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367741078288762" calcext:value-type="float">
            <text:p>0.3677410783</text:p>
          </table:table-cell>
          <table:table-cell office:value-type="float" office:value="68.4506354519056" calcext:value-type="float">
            <text:p>68.45063545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67516321732507" calcext:value-type="float">
            <text:p>0.3675163217</text:p>
          </table:table-cell>
          <table:table-cell office:value-type="float" office:value="68.4983131730561" calcext:value-type="float">
            <text:p>68.498313173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367271899929084" calcext:value-type="float">
            <text:p>0.3672718999</text:p>
          </table:table-cell>
          <table:table-cell office:value-type="float" office:value="68.5502440941444" calcext:value-type="float">
            <text:p>68.550244094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0.367159899769758" calcext:value-type="float">
            <text:p>0.3671598998</text:p>
          </table:table-cell>
          <table:table-cell office:value-type="float" office:value="68.5740686015213" calcext:value-type="float">
            <text:p>68.57406860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367048002011867" calcext:value-type="float">
            <text:p>0.367048002</text:p>
          </table:table-cell>
          <table:table-cell office:value-type="float" office:value="68.5978892219995" calcext:value-type="float">
            <text:p>68.5978892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366824513076935" calcext:value-type="float">
            <text:p>0.3668245131</text:p>
          </table:table-cell>
          <table:table-cell office:value-type="float" office:value="68.6455188263208" calcext:value-type="float">
            <text:p>68.645518826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66422333711229" calcext:value-type="float">
            <text:p>0.3664223337</text:p>
          </table:table-cell>
          <table:table-cell office:value-type="float" office:value="68.7314111682551" calcext:value-type="float">
            <text:p>68.73141116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366335043334487" calcext:value-type="float">
            <text:p>0.3663350433</text:p>
          </table:table-cell>
          <table:table-cell office:value-type="float" office:value="68.7500842655706" calcext:value-type="float">
            <text:p>68.75008426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365867219605329" calcext:value-type="float">
            <text:p>0.3658672196</text:p>
          </table:table-cell>
          <table:table-cell office:value-type="float" office:value="68.8503482422928" calcext:value-type="float">
            <text:p>68.85034824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5578635949157" calcext:value-type="float">
            <text:p>0.3655786359</text:p>
          </table:table-cell>
          <table:table-cell office:value-type="float" office:value="68.9123555347832" calcext:value-type="float">
            <text:p>68.912355534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65314620801362" calcext:value-type="float">
            <text:p>0.3653146208</text:p>
          </table:table-cell>
          <table:table-cell office:value-type="float" office:value="68.9691898781193" calcext:value-type="float">
            <text:p>68.969189878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365247559997234" calcext:value-type="float">
            <text:p>0.36524756</text:p>
          </table:table-cell>
          <table:table-cell office:value-type="float" office:value="68.9836421794757" calcext:value-type="float">
            <text:p>68.983642179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0.365145201383414" calcext:value-type="float">
            <text:p>0.3651452014</text:p>
          </table:table-cell>
          <table:table-cell office:value-type="float" office:value="69.0057141780911" calcext:value-type="float">
            <text:p>69.005714178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65090155757673" calcext:value-type="float">
            <text:p>0.3650901558</text:p>
          </table:table-cell>
          <table:table-cell office:value-type="float" office:value="69.0175902137538" calcext:value-type="float">
            <text:p>69.01759021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364807521368911" calcext:value-type="float">
            <text:p>0.3648075214</text:p>
          </table:table-cell>
          <table:table-cell office:value-type="float" office:value="69.0786380855575" calcext:value-type="float">
            <text:p>69.07863808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364705532161522" calcext:value-type="float">
            <text:p>0.3647055322</text:p>
          </table:table-cell>
          <table:table-cell office:value-type="float" office:value="69.1006960729735" calcext:value-type="float">
            <text:p>69.10069607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364697759992711" calcext:value-type="float">
            <text:p>0.36469776</text:p>
          </table:table-cell>
          <table:table-cell office:value-type="float" office:value="69.1023776453061" calcext:value-type="float">
            <text:p>69.10237764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0.364431544077427" calcext:value-type="float">
            <text:p>0.3644315441</text:p>
          </table:table-cell>
          <table:table-cell office:value-type="float" office:value="69.1600292208607" calcext:value-type="float">
            <text:p>69.160029220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64212797659598" calcext:value-type="float">
            <text:p>0.3642127977</text:p>
          </table:table-cell>
          <table:table-cell office:value-type="float" office:value="69.2074789013018" calcext:value-type="float">
            <text:p>69.207478901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363749116709131" calcext:value-type="float">
            <text:p>0.3637491167</text:p>
          </table:table-cell>
          <table:table-cell office:value-type="float" office:value="69.3082925918445" calcext:value-type="float">
            <text:p>69.30829259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3426752845557" calcext:value-type="float">
            <text:p>0.3634267528</text:p>
          </table:table-cell>
          <table:table-cell office:value-type="float" office:value="69.3785689084404" calcext:value-type="float">
            <text:p>69.378568908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36326400907441" calcext:value-type="float">
            <text:p>0.3632640091</text:p>
          </table:table-cell>
          <table:table-cell office:value-type="float" office:value="69.4141062837365" calcext:value-type="float">
            <text:p>69.414106283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363209809716182" calcext:value-type="float">
            <text:p>0.3632098097</text:p>
          </table:table-cell>
          <table:table-cell office:value-type="float" office:value="69.4259502352376" calcext:value-type="float">
            <text:p>69.42595023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362973874455602" calcext:value-type="float">
            <text:p>0.3629738745</text:p>
          </table:table-cell>
          <table:table-cell office:value-type="float" office:value="69.4775592597149" calcext:value-type="float">
            <text:p>69.477559259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62877317291097" calcext:value-type="float">
            <text:p>0.3628773173</text:p>
          </table:table-cell>
          <table:table-cell office:value-type="float" office:value="69.4987044031301" calcext:value-type="float">
            <text:p>69.49870440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362865759379284" calcext:value-type="float">
            <text:p>0.3628657594</text:p>
          </table:table-cell>
          <table:table-cell office:value-type="float" office:value="69.5012364165733" calcext:value-type="float">
            <text:p>69.501236416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0.362831092269026" calcext:value-type="float">
            <text:p>0.3628310923</text:p>
          </table:table-cell>
          <table:table-cell office:value-type="float" office:value="69.5088322059374" calcext:value-type="float">
            <text:p>69.508832205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362757740854632" calcext:value-type="float">
            <text:p>0.3627577409</text:p>
          </table:table-cell>
          <table:table-cell office:value-type="float" office:value="69.5249099159808" calcext:value-type="float">
            <text:p>69.5249099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362541992886134" calcext:value-type="float">
            <text:p>0.3625419929</text:p>
          </table:table-cell>
          <table:table-cell office:value-type="float" office:value="69.572245965372" calcext:value-type="float">
            <text:p>69.57224596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362399719558489" calcext:value-type="float">
            <text:p>0.3623997196</text:p>
          </table:table-cell>
          <table:table-cell office:value-type="float" office:value="69.6034996382315" calcext:value-type="float">
            <text:p>69.603499638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0.362153720716594" calcext:value-type="float">
            <text:p>0.3621537207</text:p>
          </table:table-cell>
          <table:table-cell office:value-type="float" office:value="69.6576109985948" calcext:value-type="float">
            <text:p>69.657610998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0.362069444892594" calcext:value-type="float">
            <text:p>0.3620694449</text:p>
          </table:table-cell>
          <table:table-cell office:value-type="float" office:value="69.6761698103439" calcext:value-type="float">
            <text:p>69.676169810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361617753584641" calcext:value-type="float">
            <text:p>0.3616177536</text:p>
          </table:table-cell>
          <table:table-cell office:value-type="float" office:value="69.7758222835054" calcext:value-type="float">
            <text:p>69.77582228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0.361610030126188" calcext:value-type="float">
            <text:p>0.3616100301</text:p>
          </table:table-cell>
          <table:table-cell office:value-type="float" office:value="69.777528929427" calcext:value-type="float">
            <text:p>69.777528929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361084159034581" calcext:value-type="float">
            <text:p>0.361084159</text:p>
          </table:table-cell>
          <table:table-cell office:value-type="float" office:value="69.8939437853007" calcext:value-type="float">
            <text:p>69.89394378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360970040772929" calcext:value-type="float">
            <text:p>0.3609700408</text:p>
          </table:table-cell>
          <table:table-cell office:value-type="float" office:value="69.9192624711012" calcext:value-type="float">
            <text:p>69.91926247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36088275" calcext:value-type="float">
            <text:p>0.36088275</text:p>
          </table:table-cell>
          <table:table-cell office:value-type="float" office:value="69.9386425652279" calcext:value-type="float">
            <text:p>69.93864256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6086739756919" calcext:value-type="float">
            <text:p>0.3608673976</text:p>
          </table:table-cell>
          <table:table-cell office:value-type="float" office:value="69.9420522827751" calcext:value-type="float">
            <text:p>69.94205228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360651317729137" calcext:value-type="float">
            <text:p>0.3606513177</text:p>
          </table:table-cell>
          <table:table-cell office:value-type="float" office:value="69.9900811453615" calcext:value-type="float">
            <text:p>69.99008114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360586791958833" calcext:value-type="float">
            <text:p>0.360586792</text:p>
          </table:table-cell>
          <table:table-cell office:value-type="float" office:value="70.0044374223429" calcext:value-type="float">
            <text:p>70.004437422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360231336206105" calcext:value-type="float">
            <text:p>0.3602313362</text:p>
          </table:table-cell>
          <table:table-cell office:value-type="float" office:value="70.0836372807865" calcext:value-type="float">
            <text:p>70.083637280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360020061992836" calcext:value-type="float">
            <text:p>0.360020062</text:p>
          </table:table-cell>
          <table:table-cell office:value-type="float" office:value="70.1308040756905" calcext:value-type="float">
            <text:p>70.130804075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360008629862262" calcext:value-type="float">
            <text:p>0.3600086299</text:p>
          </table:table-cell>
          <table:table-cell office:value-type="float" office:value="70.1333582571226" calcext:value-type="float">
            <text:p>70.133358257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0.359745084196567" calcext:value-type="float">
            <text:p>0.3597450842</text:p>
          </table:table-cell>
          <table:table-cell office:value-type="float" office:value="70.1922960814449" calcext:value-type="float">
            <text:p>70.19229608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0.359422007992919" calcext:value-type="float">
            <text:p>0.359422008</text:p>
          </table:table-cell>
          <table:table-cell office:value-type="float" office:value="70.2646940433058" calcext:value-type="float">
            <text:p>70.26469404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.359103582466311" calcext:value-type="float">
            <text:p>0.3591035825</text:p>
          </table:table-cell>
          <table:table-cell office:value-type="float" office:value="70.3362088992718" calcext:value-type="float">
            <text:p>70.336208899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58823295116761" calcext:value-type="float">
            <text:p>0.3588232951</text:p>
          </table:table-cell>
          <table:table-cell office:value-type="float" office:value="70.3992894716104" calcext:value-type="float">
            <text:p>70.39928947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358685353394726" calcext:value-type="float">
            <text:p>0.3586853534</text:p>
          </table:table-cell>
          <table:table-cell office:value-type="float" office:value="70.4303794001992" calcext:value-type="float">
            <text:p>70.430379400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358614487230698" calcext:value-type="float">
            <text:p>0.3586144872</text:p>
          </table:table-cell>
          <table:table-cell office:value-type="float" office:value="70.4463631532886" calcext:value-type="float">
            <text:p>70.446363153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358406043451849" calcext:value-type="float">
            <text:p>0.3584060435</text:p>
          </table:table-cell>
          <table:table-cell office:value-type="float" office:value="70.4934231025681" calcext:value-type="float">
            <text:p>70.493423102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58268582195919" calcext:value-type="float">
            <text:p>0.3582685822</text:p>
          </table:table-cell>
          <table:table-cell office:value-type="float" office:value="70.5244949119383" calcext:value-type="float">
            <text:p>70.524494911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0.357886377515446" calcext:value-type="float">
            <text:p>0.3578863775</text:p>
          </table:table-cell>
          <table:table-cell office:value-type="float" office:value="70.6110455029941" calcext:value-type="float">
            <text:p>70.6110455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357420733511134" calcext:value-type="float">
            <text:p>0.3574207335</text:p>
          </table:table-cell>
          <table:table-cell office:value-type="float" office:value="70.7168039681957" calcext:value-type="float">
            <text:p>70.716803968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357243721539157" calcext:value-type="float">
            <text:p>0.3572437215</text:p>
          </table:table-cell>
          <table:table-cell office:value-type="float" office:value="70.7570979920369" calcext:value-type="float">
            <text:p>70.75709799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357140644947459" calcext:value-type="float">
            <text:p>0.3571406449</text:p>
          </table:table-cell>
          <table:table-cell office:value-type="float" office:value="70.780584817918" calcext:value-type="float">
            <text:p>70.780584817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0.356934759150153" calcext:value-type="float">
            <text:p>0.3569347592</text:p>
          </table:table-cell>
          <table:table-cell office:value-type="float" office:value="70.8275484072838" calcext:value-type="float">
            <text:p>70.827548407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356839229724091" calcext:value-type="float">
            <text:p>0.3568392297</text:p>
          </table:table-cell>
          <table:table-cell office:value-type="float" office:value="70.8493622110887" calcext:value-type="float">
            <text:p>70.84936221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356802692755971" calcext:value-type="float">
            <text:p>0.3568026928</text:p>
          </table:table-cell>
          <table:table-cell office:value-type="float" office:value="70.8577091668312" calcext:value-type="float">
            <text:p>70.857709166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0.356787855152135" calcext:value-type="float">
            <text:p>0.3567878552</text:p>
          </table:table-cell>
          <table:table-cell office:value-type="float" office:value="70.861099463703" calcext:value-type="float">
            <text:p>70.861099463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356524053511055" calcext:value-type="float">
            <text:p>0.3565240535</text:p>
          </table:table-cell>
          <table:table-cell office:value-type="float" office:value="70.9214354868962" calcext:value-type="float">
            <text:p>70.921435486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356516651845139" calcext:value-type="float">
            <text:p>0.3565166518</text:p>
          </table:table-cell>
          <table:table-cell office:value-type="float" office:value="70.9231299909292" calcext:value-type="float">
            <text:p>70.923129990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356421598430679" calcext:value-type="float">
            <text:p>0.3564215984</text:p>
          </table:table-cell>
          <table:table-cell office:value-type="float" office:value="70.9448989340925" calcext:value-type="float">
            <text:p>70.94489893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355968868073077" calcext:value-type="float">
            <text:p>0.3559688681</text:p>
          </table:table-cell>
          <table:table-cell office:value-type="float" office:value="71.0487824855069" calcext:value-type="float">
            <text:p>71.048782485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355957817530942" calcext:value-type="float">
            <text:p>0.3559578175</text:p>
          </table:table-cell>
          <table:table-cell office:value-type="float" office:value="71.0513222890853" calcext:value-type="float">
            <text:p>71.05132228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355234894132717" calcext:value-type="float">
            <text:p>0.3552348941</text:p>
          </table:table-cell>
          <table:table-cell office:value-type="float" office:value="71.2179066600741" calcext:value-type="float">
            <text:p>71.21790666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0.355032284818288" calcext:value-type="float">
            <text:p>0.3550322848</text:p>
          </table:table-cell>
          <table:table-cell office:value-type="float" office:value="71.2647471590885" calcext:value-type="float">
            <text:p>71.26474715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354678551165171" calcext:value-type="float">
            <text:p>0.3546785512</text:p>
          </table:table-cell>
          <table:table-cell office:value-type="float" office:value="71.3466868145129" calcext:value-type="float">
            <text:p>71.346686814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54275575929454" calcext:value-type="float">
            <text:p>0.3542755759</text:p>
          </table:table-cell>
          <table:table-cell office:value-type="float" office:value="71.4402837331009" calcext:value-type="float">
            <text:p>71.440283733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354045742740987" calcext:value-type="float">
            <text:p>0.3540457427</text:p>
          </table:table-cell>
          <table:table-cell office:value-type="float" office:value="71.4937859636708" calcext:value-type="float">
            <text:p>71.493785963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53544924544534" calcext:value-type="float">
            <text:p>0.3535449245</text:p>
          </table:table-cell>
          <table:table-cell office:value-type="float" office:value="71.6106735392846" calcext:value-type="float">
            <text:p>71.61067353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353184819406727" calcext:value-type="float">
            <text:p>0.3531848194</text:p>
          </table:table-cell>
          <table:table-cell office:value-type="float" office:value="71.6949778706519" calcext:value-type="float">
            <text:p>71.69497787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353046225661985" calcext:value-type="float">
            <text:p>0.3530462257</text:p>
          </table:table-cell>
          <table:table-cell office:value-type="float" office:value="71.7274818929922" calcext:value-type="float">
            <text:p>71.7274818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352985695726646" calcext:value-type="float">
            <text:p>0.3529856957</text:p>
          </table:table-cell>
          <table:table-cell office:value-type="float" office:value="71.7416879185579" calcext:value-type="float">
            <text:p>71.741687918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0.35293955779241" calcext:value-type="float">
            <text:p>0.3529395578</text:p>
          </table:table-cell>
          <table:table-cell office:value-type="float" office:value="71.7525203530609" calcext:value-type="float">
            <text:p>71.752520353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352641619515334" calcext:value-type="float">
            <text:p>0.3526416195</text:p>
          </table:table-cell>
          <table:table-cell office:value-type="float" office:value="71.8225575309983" calcext:value-type="float">
            <text:p>71.8225575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352588456665941" calcext:value-type="float">
            <text:p>0.3525884567</text:p>
          </table:table-cell>
          <table:table-cell office:value-type="float" office:value="71.8350703764427" calcext:value-type="float">
            <text:p>71.835070376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52040737510618" calcext:value-type="float">
            <text:p>0.3520407375</text:p>
          </table:table-cell>
          <table:table-cell office:value-type="float" office:value="71.9642639883755" calcext:value-type="float">
            <text:p>71.964263988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0.351927994169828" calcext:value-type="float">
            <text:p>0.3519279942</text:p>
          </table:table-cell>
          <table:table-cell office:value-type="float" office:value="71.9909204556372" calcext:value-type="float">
            <text:p>71.99092045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351794294343378" calcext:value-type="float">
            <text:p>0.3517942943</text:p>
          </table:table-cell>
          <table:table-cell office:value-type="float" office:value="72.0225597592566" calcext:value-type="float">
            <text:p>72.022559759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0.351632608188788" calcext:value-type="float">
            <text:p>0.3516326082</text:p>
          </table:table-cell>
          <table:table-cell office:value-type="float" office:value="72.0608625056483" calcext:value-type="float">
            <text:p>72.06086250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351145348051577" calcext:value-type="float">
            <text:p>0.3511453481</text:p>
          </table:table-cell>
          <table:table-cell office:value-type="float" office:value="72.1765621951199" calcext:value-type="float">
            <text:p>72.176562195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350932137575274" calcext:value-type="float">
            <text:p>0.3509321376</text:p>
          </table:table-cell>
          <table:table-cell office:value-type="float" office:value="72.2273168268436" calcext:value-type="float">
            <text:p>72.227316826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350834426848695" calcext:value-type="float">
            <text:p>0.3508344268</text:p>
          </table:table-cell>
          <table:table-cell office:value-type="float" office:value="72.250602910138" calcext:value-type="float">
            <text:p>72.25060291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350736797694064" calcext:value-type="float">
            <text:p>0.3507367977</text:p>
          </table:table-cell>
          <table:table-cell office:value-type="float" office:value="72.2738859645169" calcext:value-type="float">
            <text:p>72.273885964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350114569517584" calcext:value-type="float">
            <text:p>0.3501145695</text:p>
          </table:table-cell>
          <table:table-cell office:value-type="float" office:value="72.4226645297854" calcext:value-type="float">
            <text:p>72.422664529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349861787395829" calcext:value-type="float">
            <text:p>0.3498617874</text:p>
          </table:table-cell>
          <table:table-cell office:value-type="float" office:value="72.4832979801162" calcext:value-type="float">
            <text:p>72.48329798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0.349706109624775" calcext:value-type="float">
            <text:p>0.3497061096</text:p>
          </table:table-cell>
          <table:table-cell office:value-type="float" office:value="72.5206948837336" calcext:value-type="float">
            <text:p>72.520694883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349619756014749" calcext:value-type="float">
            <text:p>0.349619756</text:p>
          </table:table-cell>
          <table:table-cell office:value-type="float" office:value="72.5414569663735" calcext:value-type="float">
            <text:p>72.54145696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49454077863943" calcext:value-type="float">
            <text:p>0.3494540779</text:p>
          </table:table-cell>
          <table:table-cell office:value-type="float" office:value="72.5813275948878" calcext:value-type="float">
            <text:p>72.581327594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0.349357596223238" calcext:value-type="float">
            <text:p>0.3493575962</text:p>
          </table:table-cell>
          <table:table-cell office:value-type="float" office:value="72.6045681292926" calcext:value-type="float">
            <text:p>72.604568129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49223457667581" calcext:value-type="float">
            <text:p>0.3492234577</text:p>
          </table:table-cell>
          <table:table-cell office:value-type="float" office:value="72.6369065745488" calcext:value-type="float">
            <text:p>72.636906574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349164872440082" calcext:value-type="float">
            <text:p>0.3491648724</text:p>
          </table:table-cell>
          <table:table-cell office:value-type="float" office:value="72.6510403440014" calcext:value-type="float">
            <text:p>72.65104034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349075445209035" calcext:value-type="float">
            <text:p>0.3490754452</text:p>
          </table:table-cell>
          <table:table-cell office:value-type="float" office:value="72.6726264121393" calcext:value-type="float">
            <text:p>72.672626412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0.349041241319187" calcext:value-type="float">
            <text:p>0.3490412413</text:p>
          </table:table-cell>
          <table:table-cell office:value-type="float" office:value="72.6808863096227" calcext:value-type="float">
            <text:p>72.680886309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349027351045576" calcext:value-type="float">
            <text:p>0.349027351</text:p>
          </table:table-cell>
          <table:table-cell office:value-type="float" office:value="72.684241259137" calcext:value-type="float">
            <text:p>72.68424125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0.348773450006522" calcext:value-type="float">
            <text:p>0.34877345</text:p>
          </table:table-cell>
          <table:table-cell office:value-type="float" office:value="72.7456264032468" calcext:value-type="float">
            <text:p>72.74562640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348691247584692" calcext:value-type="float">
            <text:p>0.3486912476</text:p>
          </table:table-cell>
          <table:table-cell office:value-type="float" office:value="72.7655246700854" calcext:value-type="float">
            <text:p>72.76552467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348684454930539" calcext:value-type="float">
            <text:p>0.3486844549</text:p>
          </table:table-cell>
          <table:table-cell office:value-type="float" office:value="72.7671694623229" calcext:value-type="float">
            <text:p>72.767169462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348451767287147" calcext:value-type="float">
            <text:p>0.3484517673</text:p>
          </table:table-cell>
          <table:table-cell office:value-type="float" office:value="72.8235623456758" calcext:value-type="float">
            <text:p>72.82356234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0.348260537907817" calcext:value-type="float">
            <text:p>0.3482605379</text:p>
          </table:table-cell>
          <table:table-cell office:value-type="float" office:value="72.8699794028664" calcext:value-type="float">
            <text:p>72.869979402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34801161647845" calcext:value-type="float">
            <text:p>0.3480116165</text:p>
          </table:table-cell>
          <table:table-cell office:value-type="float" office:value="72.9304972966924" calcext:value-type="float">
            <text:p>72.93049729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347576558601228" calcext:value-type="float">
            <text:p>0.3475765586</text:p>
          </table:table-cell>
          <table:table-cell office:value-type="float" office:value="73.0365338612615" calcext:value-type="float">
            <text:p>73.03653386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4757312941153" calcext:value-type="float">
            <text:p>0.3475731294</text:p>
          </table:table-cell>
          <table:table-cell office:value-type="float" office:value="73.0373710001946" calcext:value-type="float">
            <text:p>73.037371000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47430759842785" calcext:value-type="float">
            <text:p>0.3474307598</text:p>
          </table:table-cell>
          <table:table-cell office:value-type="float" office:value="73.072145059445" calcext:value-type="float">
            <text:p>73.07214505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347082298971226" calcext:value-type="float">
            <text:p>0.347082299</text:p>
          </table:table-cell>
          <table:table-cell office:value-type="float" office:value="73.1574107976571" calcext:value-type="float">
            <text:p>73.15741079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34705196129122" calcext:value-type="float">
            <text:p>0.3470519613</text:p>
          </table:table-cell>
          <table:table-cell office:value-type="float" office:value="73.1648445308256" calcext:value-type="float">
            <text:p>73.164844530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office:value-type="float" office:value="0.346987767988833" calcext:value-type="float">
            <text:p>0.346987768</text:p>
          </table:table-cell>
          <table:table-cell office:value-type="float" office:value="73.1805794750164" calcext:value-type="float">
            <text:p>73.18057947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46674399039215" calcext:value-type="float">
            <text:p>0.346674399</text:p>
          </table:table-cell>
          <table:table-cell office:value-type="float" office:value="73.2574986424476" calcext:value-type="float">
            <text:p>73.25749864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346459035413047" calcext:value-type="float">
            <text:p>0.3464590354</text:p>
          </table:table-cell>
          <table:table-cell office:value-type="float" office:value="73.310464523328" calcext:value-type="float">
            <text:p>73.310464523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0.34614045045438" calcext:value-type="float">
            <text:p>0.3461404505</text:p>
          </table:table-cell>
          <table:table-cell office:value-type="float" office:value="73.3889707225825" calcext:value-type="float">
            <text:p>73.388970722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345989685545494" calcext:value-type="float">
            <text:p>0.3459896855</text:p>
          </table:table-cell>
          <table:table-cell office:value-type="float" office:value="73.4261868412338" calcext:value-type="float">
            <text:p>73.42618684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0.345906055237677" calcext:value-type="float">
            <text:p>0.3459060552</text:p>
          </table:table-cell>
          <table:table-cell office:value-type="float" office:value="73.4468487517092" calcext:value-type="float">
            <text:p>73.446848751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5" calcext:value-type="float">
            <text:p>-35</text:p>
          </table:table-cell>
          <table:table-cell office:value-type="float" office:value="0.345522238016469" calcext:value-type="float">
            <text:p>0.345522238</text:p>
          </table:table-cell>
          <table:table-cell office:value-type="float" office:value="73.5418396396169" calcext:value-type="float">
            <text:p>73.54183963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345345751190344" calcext:value-type="float">
            <text:p>0.3453457512</text:p>
          </table:table-cell>
          <table:table-cell office:value-type="float" office:value="73.5856090076278" calcext:value-type="float">
            <text:p>73.585609007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344774772425278" calcext:value-type="float">
            <text:p>0.3447747724</text:p>
          </table:table-cell>
          <table:table-cell office:value-type="float" office:value="73.7276068953183" calcext:value-type="float">
            <text:p>73.727606895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0.344579505639795" calcext:value-type="float">
            <text:p>0.3445795056</text:p>
          </table:table-cell>
          <table:table-cell office:value-type="float" office:value="73.7763065410937" calcext:value-type="float">
            <text:p>73.77630654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344348392058251" calcext:value-type="float">
            <text:p>0.3443483921</text:p>
          </table:table-cell>
          <table:table-cell office:value-type="float" office:value="73.8340378873088" calcext:value-type="float">
            <text:p>73.83403788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0.34406501574885" calcext:value-type="float">
            <text:p>0.3440650157</text:p>
          </table:table-cell>
          <table:table-cell office:value-type="float" office:value="73.9049600314174" calcext:value-type="float">
            <text:p>73.90496003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343926911991592" calcext:value-type="float">
            <text:p>0.343926912</text:p>
          </table:table-cell>
          <table:table-cell office:value-type="float" office:value="73.9395783625397" calcext:value-type="float">
            <text:p>73.93957836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343785656097696" calcext:value-type="float">
            <text:p>0.3437856561</text:p>
          </table:table-cell>
          <table:table-cell office:value-type="float" office:value="73.9750237651629" calcext:value-type="float">
            <text:p>73.97502376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43539704308944" calcext:value-type="float">
            <text:p>0.3435397043</text:p>
          </table:table-cell>
          <table:table-cell office:value-type="float" office:value="74.0368298697949" calcext:value-type="float">
            <text:p>74.036829869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457837611004" calcext:value-type="float">
            <text:p>0.3434578376</text:p>
          </table:table-cell>
          <table:table-cell office:value-type="float" office:value="74.057427663475" calcext:value-type="float">
            <text:p>74.057427663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343448037694735" calcext:value-type="float">
            <text:p>0.3434480377</text:p>
          </table:table-cell>
          <table:table-cell office:value-type="float" office:value="74.0598941835768" calcext:value-type="float">
            <text:p>74.059894183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343418642978356" calcext:value-type="float">
            <text:p>0.343418643</text:p>
          </table:table-cell>
          <table:table-cell office:value-type="float" office:value="74.0672935619464" calcext:value-type="float">
            <text:p>74.067293561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  <table:table-cell office:value-type="float" office:value="0.343173477495341" calcext:value-type="float">
            <text:p>0.3431734775</text:p>
          </table:table-cell>
          <table:table-cell office:value-type="float" office:value="74.129071234623" calcext:value-type="float">
            <text:p>74.129071234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0.343052802784647" calcext:value-type="float">
            <text:p>0.3430528028</text:p>
          </table:table-cell>
          <table:table-cell office:value-type="float" office:value="74.1595209588042" calcext:value-type="float">
            <text:p>74.159520958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342535389130501" calcext:value-type="float">
            <text:p>0.3425353891</text:p>
          </table:table-cell>
          <table:table-cell office:value-type="float" office:value="74.2903922555512" calcext:value-type="float">
            <text:p>74.290392255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342382728231134" calcext:value-type="float">
            <text:p>0.3423827282</text:p>
          </table:table-cell>
          <table:table-cell office:value-type="float" office:value="74.3291025765422" calcext:value-type="float">
            <text:p>74.329102576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342062171476019" calcext:value-type="float">
            <text:p>0.3420621715</text:p>
          </table:table-cell>
          <table:table-cell office:value-type="float" office:value="74.4105311655847" calcext:value-type="float">
            <text:p>74.41053116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  <table:table-cell office:value-type="float" office:value="0.34188126474124" calcext:value-type="float">
            <text:p>0.3418812647</text:p>
          </table:table-cell>
          <table:table-cell office:value-type="float" office:value="74.4565723624001" calcext:value-type="float">
            <text:p>74.45657236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341752168044763" calcext:value-type="float">
            <text:p>0.341752168</text:p>
          </table:table-cell>
          <table:table-cell office:value-type="float" office:value="74.4894661901154" calcext:value-type="float">
            <text:p>74.48946619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341568621858224" calcext:value-type="float">
            <text:p>0.3415686219</text:p>
          </table:table-cell>
          <table:table-cell office:value-type="float" office:value="74.5362889318406" calcext:value-type="float">
            <text:p>74.536288931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0.341520310692071" calcext:value-type="float">
            <text:p>0.3415203107</text:p>
          </table:table-cell>
          <table:table-cell office:value-type="float" office:value="74.5486239280711" calcext:value-type="float">
            <text:p>74.548623928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0.341436628126981" calcext:value-type="float">
            <text:p>0.3414366281</text:p>
          </table:table-cell>
          <table:table-cell office:value-type="float" office:value="74.5700007414442" calcext:value-type="float">
            <text:p>74.57000074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0.341430250674767" calcext:value-type="float">
            <text:p>0.3414302507</text:p>
          </table:table-cell>
          <table:table-cell office:value-type="float" office:value="74.5716304236548" calcext:value-type="float">
            <text:p>74.571630423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0.341211776830504" calcext:value-type="float">
            <text:p>0.3412117768</text:p>
          </table:table-cell>
          <table:table-cell office:value-type="float" office:value="74.6275062880494" calcext:value-type="float">
            <text:p>74.6275062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34103221528389" calcext:value-type="float">
            <text:p>0.3410322153</text:p>
          </table:table-cell>
          <table:table-cell office:value-type="float" office:value="74.673499300219" calcext:value-type="float">
            <text:p>74.673499300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340718663538868" calcext:value-type="float">
            <text:p>0.3407186635</text:p>
          </table:table-cell>
          <table:table-cell office:value-type="float" office:value="74.7539627510173" calcext:value-type="float">
            <text:p>74.75396275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0.340252925313453" calcext:value-type="float">
            <text:p>0.3402529253</text:p>
          </table:table-cell>
          <table:table-cell office:value-type="float" office:value="74.8738339702462" calcext:value-type="float">
            <text:p>74.873833970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340208385893602" calcext:value-type="float">
            <text:p>0.3402083859</text:p>
          </table:table-cell>
          <table:table-cell office:value-type="float" office:value="74.885319709592" calcext:value-type="float">
            <text:p>74.885319709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399351" calcext:value-type="float">
            <text:p>0.3399351</text:p>
          </table:table-cell>
          <table:table-cell office:value-type="float" office:value="74.9558793832613" calcext:value-type="float">
            <text:p>74.955879383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0.339897098927704" calcext:value-type="float">
            <text:p>0.3398970989</text:p>
          </table:table-cell>
          <table:table-cell office:value-type="float" office:value="74.9657025045438" calcext:value-type="float">
            <text:p>74.96570250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339542386550107" calcext:value-type="float">
            <text:p>0.3395423866</text:p>
          </table:table-cell>
          <table:table-cell office:value-type="float" office:value="75.057531491644" calcext:value-type="float">
            <text:p>75.05753149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339270701207765" calcext:value-type="float">
            <text:p>0.3392707012</text:p>
          </table:table-cell>
          <table:table-cell office:value-type="float" office:value="75.1280343977324" calcext:value-type="float">
            <text:p>75.128034397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339216982803149" calcext:value-type="float">
            <text:p>0.3392169828</text:p>
          </table:table-cell>
          <table:table-cell office:value-type="float" office:value="75.1419917610263" calcext:value-type="float">
            <text:p>75.14199176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338892633850196" calcext:value-type="float">
            <text:p>0.3388926339</text:p>
          </table:table-cell>
          <table:table-cell office:value-type="float" office:value="75.2263874840093" calcext:value-type="float">
            <text:p>75.22638748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.338669595626209" calcext:value-type="float">
            <text:p>0.3386695956</text:p>
          </table:table-cell>
          <table:table-cell office:value-type="float" office:value="75.2845437765012" calcext:value-type="float">
            <text:p>75.284543776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38459662125434" calcext:value-type="float">
            <text:p>0.3384596621</text:p>
          </table:table-cell>
          <table:table-cell office:value-type="float" office:value="75.3393739356892" calcext:value-type="float">
            <text:p>75.339373935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33840632798758" calcext:value-type="float">
            <text:p>0.338406328</text:p>
          </table:table-cell>
          <table:table-cell office:value-type="float" office:value="75.3533177427637" calcext:value-type="float">
            <text:p>75.35331774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338365673439219" calcext:value-type="float">
            <text:p>0.3383656734</text:p>
          </table:table-cell>
          <table:table-cell office:value-type="float" office:value="75.3639503998803" calcext:value-type="float">
            <text:p>75.363950399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38324913124441" calcext:value-type="float">
            <text:p>0.3383249131</text:p>
          </table:table-cell>
          <table:table-cell office:value-type="float" office:value="75.3746140494344" calcext:value-type="float">
            <text:p>75.37461404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0.338103113384984" calcext:value-type="float">
            <text:p>0.3381031134</text:p>
          </table:table-cell>
          <table:table-cell office:value-type="float" office:value="75.4326994735149" calcext:value-type="float">
            <text:p>75.43269947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338056257624793" calcext:value-type="float">
            <text:p>0.3380562576</text:p>
          </table:table-cell>
          <table:table-cell office:value-type="float" office:value="75.4449828345714" calcext:value-type="float">
            <text:p>75.444982834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337975095102911" calcext:value-type="float">
            <text:p>0.3379750951</text:p>
          </table:table-cell>
          <table:table-cell office:value-type="float" office:value="75.4662702748891" calcext:value-type="float">
            <text:p>75.466270274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337968909653935" calcext:value-type="float">
            <text:p>0.3379689097</text:p>
          </table:table-cell>
          <table:table-cell office:value-type="float" office:value="75.4678931494733" calcext:value-type="float">
            <text:p>75.46789314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37573418711261" calcext:value-type="float">
            <text:p>0.3375734187</text:p>
          </table:table-cell>
          <table:table-cell office:value-type="float" office:value="75.5718185220862" calcext:value-type="float">
            <text:p>75.57181852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337356108844051" calcext:value-type="float">
            <text:p>0.3373561088</text:p>
          </table:table-cell>
          <table:table-cell office:value-type="float" office:value="75.6290571716816" calcext:value-type="float">
            <text:p>75.629057171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337278702081344" calcext:value-type="float">
            <text:p>0.3372787021</text:p>
          </table:table-cell>
          <table:table-cell office:value-type="float" office:value="75.6494690201655" calcext:value-type="float">
            <text:p>75.649469020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0.336959757221916" calcext:value-type="float">
            <text:p>0.3369597572</text:p>
          </table:table-cell>
          <table:table-cell office:value-type="float" office:value="75.7337022759182" calcext:value-type="float">
            <text:p>75.73370227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.336956632764787" calcext:value-type="float">
            <text:p>0.3369566328</text:p>
          </table:table-cell>
          <table:table-cell office:value-type="float" office:value="75.7345284712395" calcext:value-type="float">
            <text:p>75.73452847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336783702174087" calcext:value-type="float">
            <text:p>0.3367837022</text:p>
          </table:table-cell>
          <table:table-cell office:value-type="float" office:value="75.7802873752324" calcext:value-type="float">
            <text:p>75.780287375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.336509362265835" calcext:value-type="float">
            <text:p>0.3365093623</text:p>
          </table:table-cell>
          <table:table-cell office:value-type="float" office:value="75.8530057855472" calcext:value-type="float">
            <text:p>75.853005785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336423207585825" calcext:value-type="float">
            <text:p>0.3364232076</text:p>
          </table:table-cell>
          <table:table-cell office:value-type="float" office:value="75.8758744333522" calcext:value-type="float">
            <text:p>75.87587443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336251096559098" calcext:value-type="float">
            <text:p>0.3362510966</text:p>
          </table:table-cell>
          <table:table-cell office:value-type="float" office:value="75.9216048436158" calcext:value-type="float">
            <text:p>75.921604843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35941247675942" calcext:value-type="float">
            <text:p>0.3359412477</text:p>
          </table:table-cell>
          <table:table-cell office:value-type="float" office:value="76.0040867221806" calcext:value-type="float">
            <text:p>76.004086722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33582185423787" calcext:value-type="float">
            <text:p>0.3358218542</text:p>
          </table:table-cell>
          <table:table-cell office:value-type="float" office:value="76.0359223218749" calcext:value-type="float">
            <text:p>76.035922321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0.335650781615933" calcext:value-type="float">
            <text:p>0.3356507816</text:p>
          </table:table-cell>
          <table:table-cell office:value-type="float" office:value="76.0815894375761" calcext:value-type="float">
            <text:p>76.081589437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0.335437043982417" calcext:value-type="float">
            <text:p>0.335437044</text:p>
          </table:table-cell>
          <table:table-cell office:value-type="float" office:value="76.1387313068888" calcext:value-type="float">
            <text:p>76.138731306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35290713452948" calcext:value-type="float">
            <text:p>0.3352907135</text:p>
          </table:table-cell>
          <table:table-cell office:value-type="float" office:value="76.1779070704974" calcext:value-type="float">
            <text:p>76.177907070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335205491162998" calcext:value-type="float">
            <text:p>0.3352054912</text:p>
          </table:table-cell>
          <table:table-cell office:value-type="float" office:value="76.2007434746042" calcext:value-type="float">
            <text:p>76.200743474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33508699718515" calcext:value-type="float">
            <text:p>0.3350869972</text:p>
          </table:table-cell>
          <table:table-cell office:value-type="float" office:value="76.2325206945925" calcext:value-type="float">
            <text:p>76.232520694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.334956234848129" calcext:value-type="float">
            <text:p>0.3349562348</text:p>
          </table:table-cell>
          <table:table-cell office:value-type="float" office:value="76.2676221225845" calcext:value-type="float">
            <text:p>76.267622122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334926015377326" calcext:value-type="float">
            <text:p>0.3349260154</text:p>
          </table:table-cell>
          <table:table-cell office:value-type="float" office:value="76.2757392421544" calcext:value-type="float">
            <text:p>76.27573924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334695518511969" calcext:value-type="float">
            <text:p>0.3346955185</text:p>
          </table:table-cell>
          <table:table-cell office:value-type="float" office:value="76.3377151076673" calcext:value-type="float">
            <text:p>76.33771510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0.334689394806853" calcext:value-type="float">
            <text:p>0.3346893948</text:p>
          </table:table-cell>
          <table:table-cell office:value-type="float" office:value="76.3393631695547" calcext:value-type="float">
            <text:p>76.339363169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334616752042307" calcext:value-type="float">
            <text:p>0.334616752</text:p>
          </table:table-cell>
          <table:table-cell office:value-type="float" office:value="76.3589194121824" calcext:value-type="float">
            <text:p>76.35891941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334405098729203" calcext:value-type="float">
            <text:p>0.3344050987</text:p>
          </table:table-cell>
          <table:table-cell office:value-type="float" office:value="76.4159622795146" calcext:value-type="float">
            <text:p>76.415962279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334236064946187" calcext:value-type="float">
            <text:p>0.3342360649</text:p>
          </table:table-cell>
          <table:table-cell office:value-type="float" office:value="76.4615866923945" calcext:value-type="float">
            <text:p>76.46158669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334130432916068" calcext:value-type="float">
            <text:p>0.3341304329</text:p>
          </table:table-cell>
          <table:table-cell office:value-type="float" office:value="76.4901288611771" calcext:value-type="float">
            <text:p>76.49012886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0.33401600238923" calcext:value-type="float">
            <text:p>0.3340160024</text:p>
          </table:table-cell>
          <table:table-cell office:value-type="float" office:value="76.5210751183315" calcext:value-type="float">
            <text:p>76.521075118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33394087160271" calcext:value-type="float">
            <text:p>0.3339408716</text:p>
          </table:table-cell>
          <table:table-cell office:value-type="float" office:value="76.541408389599" calcext:value-type="float">
            <text:p>76.54140838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333877601852851" calcext:value-type="float">
            <text:p>0.3338776019</text:p>
          </table:table-cell>
          <table:table-cell office:value-type="float" office:value="76.5585409169968" calcext:value-type="float">
            <text:p>76.5585409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33628261092898" calcext:value-type="float">
            <text:p>0.3336282611</text:p>
          </table:table-cell>
          <table:table-cell office:value-type="float" office:value="76.6261417564963" calcext:value-type="float">
            <text:p>76.626141756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333502343021756" calcext:value-type="float">
            <text:p>0.333502343</text:p>
          </table:table-cell>
          <table:table-cell office:value-type="float" office:value="76.6603308548061" calcext:value-type="float">
            <text:p>76.660330854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333460402003438" calcext:value-type="float">
            <text:p>0.333460402</text:p>
          </table:table-cell>
          <table:table-cell office:value-type="float" office:value="76.6717261453541" calcext:value-type="float">
            <text:p>76.671726145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.333277794161536" calcext:value-type="float">
            <text:p>0.3332777942</text:p>
          </table:table-cell>
          <table:table-cell office:value-type="float" office:value="76.721384219606" calcext:value-type="float">
            <text:p>76.72138421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333122538461538" calcext:value-type="float">
            <text:p>0.3331225385</text:p>
          </table:table-cell>
          <table:table-cell office:value-type="float" office:value="76.7636604381735" calcext:value-type="float">
            <text:p>76.76366043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333110463244942" calcext:value-type="float">
            <text:p>0.3331104632</text:p>
          </table:table-cell>
          <table:table-cell office:value-type="float" office:value="76.7669506964708" calcext:value-type="float">
            <text:p>76.766950696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332943384114241" calcext:value-type="float">
            <text:p>0.3329433841</text:p>
          </table:table-cell>
          <table:table-cell office:value-type="float" office:value="76.8125086532454" calcext:value-type="float">
            <text:p>76.81250865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332833179509641" calcext:value-type="float">
            <text:p>0.3328331795</text:p>
          </table:table-cell>
          <table:table-cell office:value-type="float" office:value="76.8425913700778" calcext:value-type="float">
            <text:p>76.84259137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0.332642581418298" calcext:value-type="float">
            <text:p>0.3326425814</text:p>
          </table:table-cell>
          <table:table-cell office:value-type="float" office:value="76.8946810796343" calcext:value-type="float">
            <text:p>76.894681079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332577271163415" calcext:value-type="float">
            <text:p>0.3325772712</text:p>
          </table:table-cell>
          <table:table-cell office:value-type="float" office:value="76.9125481786799" calcext:value-type="float">
            <text:p>76.91254817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332360580883274" calcext:value-type="float">
            <text:p>0.3323605809</text:p>
          </table:table-cell>
          <table:table-cell office:value-type="float" office:value="76.9718948903658" calcext:value-type="float">
            <text:p>76.97189489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332227107744541" calcext:value-type="float">
            <text:p>0.3322271077</text:p>
          </table:table-cell>
          <table:table-cell office:value-type="float" office:value="77.0085009636094" calcext:value-type="float">
            <text:p>77.00850096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331813186983415" calcext:value-type="float">
            <text:p>0.331813187</text:p>
          </table:table-cell>
          <table:table-cell office:value-type="float" office:value="77.1222687058546" calcext:value-type="float">
            <text:p>77.12226870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3317246259268" calcext:value-type="float">
            <text:p>0.3317246259</text:p>
          </table:table-cell>
          <table:table-cell office:value-type="float" office:value="77.1466586427028" calcext:value-type="float">
            <text:p>77.146658642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331644958890563" calcext:value-type="float">
            <text:p>0.3316449589</text:p>
          </table:table-cell>
          <table:table-cell office:value-type="float" office:value="77.1686138139444" calcext:value-type="float">
            <text:p>77.16861381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8" calcext:value-type="float">
            <text:p>-28</text:p>
          </table:table-cell>
          <table:table-cell office:value-type="float" office:value="0.331151041126034" calcext:value-type="float">
            <text:p>0.3311510411</text:p>
          </table:table-cell>
          <table:table-cell office:value-type="float" office:value="77.3050419693893" calcext:value-type="float">
            <text:p>77.305041969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0.330986891616223" calcext:value-type="float">
            <text:p>0.3309868916</text:p>
          </table:table-cell>
          <table:table-cell office:value-type="float" office:value="77.3505017240326" calcext:value-type="float">
            <text:p>77.35050172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330884309403254" calcext:value-type="float">
            <text:p>0.3308843094</text:p>
          </table:table-cell>
          <table:table-cell office:value-type="float" office:value="77.3789412002387" calcext:value-type="float">
            <text:p>77.37894120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330638770461448" calcext:value-type="float">
            <text:p>0.3306387705</text:p>
          </table:table-cell>
          <table:table-cell office:value-type="float" office:value="77.4471081036805" calcext:value-type="float">
            <text:p>77.447108103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30056219278456" calcext:value-type="float">
            <text:p>0.3300562193</text:p>
          </table:table-cell>
          <table:table-cell office:value-type="float" office:value="77.6093734688504" calcext:value-type="float">
            <text:p>77.60937346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29983616679225" calcext:value-type="float">
            <text:p>0.3299836167</text:p>
          </table:table-cell>
          <table:table-cell office:value-type="float" office:value="77.6296495146889" calcext:value-type="float">
            <text:p>77.629649514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329974925461382" calcext:value-type="float">
            <text:p>0.3299749255</text:p>
          </table:table-cell>
          <table:table-cell office:value-type="float" office:value="77.6320775406095" calcext:value-type="float">
            <text:p>77.632077540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329905420432261" calcext:value-type="float">
            <text:p>0.3299054204</text:p>
          </table:table-cell>
          <table:table-cell office:value-type="float" office:value="77.6515009361682" calcext:value-type="float">
            <text:p>77.65150093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0.329893691683452" calcext:value-type="float">
            <text:p>0.3298936917</text:p>
          </table:table-cell>
          <table:table-cell office:value-type="float" office:value="77.6547796397594" calcext:value-type="float">
            <text:p>77.654779639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329731403949684" calcext:value-type="float">
            <text:p>0.3297314039</text:p>
          </table:table-cell>
          <table:table-cell office:value-type="float" office:value="77.7001779365376" calcext:value-type="float">
            <text:p>77.700177936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329165277297424" calcext:value-type="float">
            <text:p>0.3291652773</text:p>
          </table:table-cell>
          <table:table-cell office:value-type="float" office:value="77.8590104364559" calcext:value-type="float">
            <text:p>77.859010436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329029797123969" calcext:value-type="float">
            <text:p>0.3290297971</text:p>
          </table:table-cell>
          <table:table-cell office:value-type="float" office:value="77.8971282397621" calcext:value-type="float">
            <text:p>77.897128239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328825659438004" calcext:value-type="float">
            <text:p>0.3288256594</text:p>
          </table:table-cell>
          <table:table-cell office:value-type="float" office:value="77.9546417822847" calcext:value-type="float">
            <text:p>77.95464178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328584671695026" calcext:value-type="float">
            <text:p>0.3285846717</text:p>
          </table:table-cell>
          <table:table-cell office:value-type="float" office:value="78.0226595382533" calcext:value-type="float">
            <text:p>78.022659538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0.328547454803991" calcext:value-type="float">
            <text:p>0.3285474548</text:p>
          </table:table-cell>
          <table:table-cell office:value-type="float" office:value="78.0331756587051" calcext:value-type="float">
            <text:p>78.033175658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8510140319696" calcext:value-type="float">
            <text:p>0.3285101403</text:p>
          </table:table-cell>
          <table:table-cell office:value-type="float" office:value="78.0437225328984" calcext:value-type="float">
            <text:p>78.04372253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328481632025239" calcext:value-type="float">
            <text:p>0.328481632</text:p>
          </table:table-cell>
          <table:table-cell office:value-type="float" office:value="78.0517824977781" calcext:value-type="float">
            <text:p>78.051782497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0.328470054471633" calcext:value-type="float">
            <text:p>0.3284700545</text:p>
          </table:table-cell>
          <table:table-cell office:value-type="float" office:value="78.0550562749697" calcext:value-type="float">
            <text:p>78.0550562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328307077763559" calcext:value-type="float">
            <text:p>0.3283070778</text:p>
          </table:table-cell>
          <table:table-cell office:value-type="float" office:value="78.1011736507988" calcext:value-type="float">
            <text:p>78.101173650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328264177360702" calcext:value-type="float">
            <text:p>0.3282641774</text:p>
          </table:table-cell>
          <table:table-cell office:value-type="float" office:value="78.1133232587344" calcext:value-type="float">
            <text:p>78.113323258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office:value-type="float" office:value="0.328189863812268" calcext:value-type="float">
            <text:p>0.3281898638</text:p>
          </table:table-cell>
          <table:table-cell office:value-type="float" office:value="78.1343792181125" calcext:value-type="float">
            <text:p>78.13437921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328184200202744" calcext:value-type="float">
            <text:p>0.3281842002</text:p>
          </table:table-cell>
          <table:table-cell office:value-type="float" office:value="78.1359844619635" calcext:value-type="float">
            <text:p>78.1359844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327990166050509" calcext:value-type="float">
            <text:p>0.3279901661</text:p>
          </table:table-cell>
          <table:table-cell office:value-type="float" office:value="78.1910243306175" calcext:value-type="float">
            <text:p>78.191024330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float" office:value="0.327822038282562" calcext:value-type="float">
            <text:p>0.3278220383</text:p>
          </table:table-cell>
          <table:table-cell office:value-type="float" office:value="78.2387856662893" calcext:value-type="float">
            <text:p>78.238785666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7552111032291" calcext:value-type="float">
            <text:p>0.327552111</text:p>
          </table:table-cell>
          <table:table-cell office:value-type="float" office:value="78.315602460601" calcext:value-type="float">
            <text:p>78.315602460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327378924535171" calcext:value-type="float">
            <text:p>0.3273789245</text:p>
          </table:table-cell>
          <table:table-cell office:value-type="float" office:value="78.36497729054" calcext:value-type="float">
            <text:p>78.364977290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327257085801988" calcext:value-type="float">
            <text:p>0.3272570858</text:p>
          </table:table-cell>
          <table:table-cell office:value-type="float" office:value="78.3997547833341" calcext:value-type="float">
            <text:p>78.399754783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327138242135304" calcext:value-type="float">
            <text:p>0.3271382421</text:p>
          </table:table-cell>
          <table:table-cell office:value-type="float" office:value="78.4337106301286" calcext:value-type="float">
            <text:p>78.43371063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0.327098656342571" calcext:value-type="float">
            <text:p>0.3270986563</text:p>
          </table:table-cell>
          <table:table-cell office:value-type="float" office:value="78.4450283299633" calcext:value-type="float">
            <text:p>78.445028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6" calcext:value-type="float">
            <text:p>-26</text:p>
          </table:table-cell>
          <table:table-cell office:value-type="float" office:value="0.326821957581052" calcext:value-type="float">
            <text:p>0.3268219576</text:p>
          </table:table-cell>
          <table:table-cell office:value-type="float" office:value="78.5242394591275" calcext:value-type="float">
            <text:p>78.524239459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326506588629393" calcext:value-type="float">
            <text:p>0.3265065886</text:p>
          </table:table-cell>
          <table:table-cell office:value-type="float" office:value="78.614739259026" calcext:value-type="float">
            <text:p>78.61473925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26326648263571" calcext:value-type="float">
            <text:p>0.3263266483</text:p>
          </table:table-cell>
          <table:table-cell office:value-type="float" office:value="78.6664804713355" calcext:value-type="float">
            <text:p>78.66648047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.326217212027374" calcext:value-type="float">
            <text:p>0.326217212</text:p>
          </table:table-cell>
          <table:table-cell office:value-type="float" office:value="78.6979857613747" calcext:value-type="float">
            <text:p>78.697985761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0.325934366429138" calcext:value-type="float">
            <text:p>0.3259343664</text:p>
          </table:table-cell>
          <table:table-cell office:value-type="float" office:value="78.7795443798488" calcext:value-type="float">
            <text:p>78.779544379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32565214789427" calcext:value-type="float">
            <text:p>0.3256521479</text:p>
          </table:table-cell>
          <table:table-cell office:value-type="float" office:value="78.8611110462276" calcext:value-type="float">
            <text:p>78.861111046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0.325543495904396" calcext:value-type="float">
            <text:p>0.3255434959</text:p>
          </table:table-cell>
          <table:table-cell office:value-type="float" office:value="78.8925640452097" calcext:value-type="float">
            <text:p>78.89256404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325496036827882" calcext:value-type="float">
            <text:p>0.3254960368</text:p>
          </table:table-cell>
          <table:table-cell office:value-type="float" office:value="78.9063115021264" calcext:value-type="float">
            <text:p>78.906311502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325184487041864" calcext:value-type="float">
            <text:p>0.325184487</text:p>
          </table:table-cell>
          <table:table-cell office:value-type="float" office:value="78.9966914729919" calcext:value-type="float">
            <text:p>78.9966914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325112245046053" calcext:value-type="float">
            <text:p>0.325112245</text:p>
          </table:table-cell>
          <table:table-cell office:value-type="float" office:value="79.0176818746644" calcext:value-type="float">
            <text:p>79.01768187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325106739276833" calcext:value-type="float">
            <text:p>0.3251067393</text:p>
          </table:table-cell>
          <table:table-cell office:value-type="float" office:value="79.0192821258602" calcext:value-type="float">
            <text:p>79.01928212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24754659477095" calcext:value-type="float">
            <text:p>0.3247546595</text:p>
          </table:table-cell>
          <table:table-cell office:value-type="float" office:value="79.1217651499696" calcext:value-type="float">
            <text:p>79.1217651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24561163414502" calcext:value-type="float">
            <text:p>0.3245611634</text:p>
          </table:table-cell>
          <table:table-cell office:value-type="float" office:value="79.1782147827157" calcext:value-type="float">
            <text:p>79.17821478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324492232515048" calcext:value-type="float">
            <text:p>0.3244922325</text:p>
          </table:table-cell>
          <table:table-cell office:value-type="float" office:value="79.1983461838483" calcext:value-type="float">
            <text:p>79.198346183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0.324434181851296" calcext:value-type="float">
            <text:p>0.3244341819</text:p>
          </table:table-cell>
          <table:table-cell office:value-type="float" office:value="79.2153088979331" calcext:value-type="float">
            <text:p>79.215308897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324323851881106" calcext:value-type="float">
            <text:p>0.3243238519</text:p>
          </table:table-cell>
          <table:table-cell office:value-type="float" office:value="79.2475703761396" calcext:value-type="float">
            <text:p>79.247570376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0.324208174151586" calcext:value-type="float">
            <text:p>0.3242081742</text:p>
          </table:table-cell>
          <table:table-cell office:value-type="float" office:value="79.2814272535487" calcext:value-type="float">
            <text:p>79.281427253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323883760565542" calcext:value-type="float">
            <text:p>0.3238837606</text:p>
          </table:table-cell>
          <table:table-cell office:value-type="float" office:value="79.3765508913053" calcext:value-type="float">
            <text:p>79.376550891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323790623479954" calcext:value-type="float">
            <text:p>0.3237906235</text:p>
          </table:table-cell>
          <table:table-cell office:value-type="float" office:value="79.4039076281987" calcext:value-type="float">
            <text:p>79.403907628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0.323741261241905" calcext:value-type="float">
            <text:p>0.3237412612</text:p>
          </table:table-cell>
          <table:table-cell office:value-type="float" office:value="79.4184151580459" calcext:value-type="float">
            <text:p>79.41841515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323730177705502" calcext:value-type="float">
            <text:p>0.3237301777</text:p>
          </table:table-cell>
          <table:table-cell office:value-type="float" office:value="79.4216734201873" calcext:value-type="float">
            <text:p>79.421673420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323576813121427" calcext:value-type="float">
            <text:p>0.3235768131</text:p>
          </table:table-cell>
          <table:table-cell office:value-type="float" office:value="79.4667893136398" calcext:value-type="float">
            <text:p>79.46678931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0.323041748558206" calcext:value-type="float">
            <text:p>0.3230417486</text:p>
          </table:table-cell>
          <table:table-cell office:value-type="float" office:value="79.6246431323014" calcext:value-type="float">
            <text:p>79.62464313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22919186579021" calcext:value-type="float">
            <text:p>0.3229191866</text:p>
          </table:table-cell>
          <table:table-cell office:value-type="float" office:value="79.6609003618728" calcext:value-type="float">
            <text:p>79.66090036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322720715914528" calcext:value-type="float">
            <text:p>0.3227207159</text:p>
          </table:table-cell>
          <table:table-cell office:value-type="float" office:value="79.7196922257711" calcext:value-type="float">
            <text:p>79.719692225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0.322644721558478" calcext:value-type="float">
            <text:p>0.3226447216</text:p>
          </table:table-cell>
          <table:table-cell office:value-type="float" office:value="79.7422294373919" calcext:value-type="float">
            <text:p>79.742229437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322492893763974" calcext:value-type="float">
            <text:p>0.3224928938</text:p>
          </table:table-cell>
          <table:table-cell office:value-type="float" office:value="79.7872990519305" calcext:value-type="float">
            <text:p>79.78729905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2242243044249" calcext:value-type="float">
            <text:p>0.3224224304</text:p>
          </table:table-cell>
          <table:table-cell office:value-type="float" office:value="79.8082353326976" calcext:value-type="float">
            <text:p>79.808235332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22384531822364" calcext:value-type="float">
            <text:p>0.3223845318</text:p>
          </table:table-cell>
          <table:table-cell office:value-type="float" office:value="79.819500996866" calcext:value-type="float">
            <text:p>79.819500996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0.322189880081626" calcext:value-type="float">
            <text:p>0.3221898801</text:p>
          </table:table-cell>
          <table:table-cell office:value-type="float" office:value="79.8774191532994" calcext:value-type="float">
            <text:p>79.877419153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0.322114260025356" calcext:value-type="float">
            <text:p>0.32211426</text:p>
          </table:table-cell>
          <table:table-cell office:value-type="float" office:value="79.8999452159883" calcext:value-type="float">
            <text:p>79.8999452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0.321779965681813" calcext:value-type="float">
            <text:p>0.3217799657</text:p>
          </table:table-cell>
          <table:table-cell office:value-type="float" office:value="79.9996978519381" calcext:value-type="float">
            <text:p>79.99969785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0.321685705611602" calcext:value-type="float">
            <text:p>0.3216857056</text:p>
          </table:table-cell>
          <table:table-cell office:value-type="float" office:value="80.0278754934343" calcext:value-type="float">
            <text:p>80.02787549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21583586884122" calcext:value-type="float">
            <text:p>0.3215835869</text:p>
          </table:table-cell>
          <table:table-cell office:value-type="float" office:value="80.0584275769333" calcext:value-type="float">
            <text:p>80.05842757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0.321516535392638" calcext:value-type="float">
            <text:p>0.3215165354</text:p>
          </table:table-cell>
          <table:table-cell office:value-type="float" office:value="80.0785024546963" calcext:value-type="float">
            <text:p>80.078502454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32123750641483" calcext:value-type="float">
            <text:p>0.3212375064</text:p>
          </table:table-cell>
          <table:table-cell office:value-type="float" office:value="80.1621641454333" calcext:value-type="float">
            <text:p>80.162164145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321087655638945" calcext:value-type="float">
            <text:p>0.3210876556</text:p>
          </table:table-cell>
          <table:table-cell office:value-type="float" office:value="80.2071754058431" calcext:value-type="float">
            <text:p>80.20717540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0.320849886810761" calcext:value-type="float">
            <text:p>0.3208498868</text:p>
          </table:table-cell>
          <table:table-cell office:value-type="float" office:value="80.2787118711803" calcext:value-type="float">
            <text:p>80.278711871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0.320834011444754" calcext:value-type="float">
            <text:p>0.3208340114</text:p>
          </table:table-cell>
          <table:table-cell office:value-type="float" office:value="80.2834933410444" calcext:value-type="float">
            <text:p>80.2834933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320825920624904" calcext:value-type="float">
            <text:p>0.3208259206</text:p>
          </table:table-cell>
          <table:table-cell office:value-type="float" office:value="80.2859304457284" calcext:value-type="float">
            <text:p>80.285930445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320785988913548" calcext:value-type="float">
            <text:p>0.3207859889</text:p>
          </table:table-cell>
          <table:table-cell office:value-type="float" office:value="80.2979610574098" calcext:value-type="float">
            <text:p>80.297961057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0.32062600108733" calcext:value-type="float">
            <text:p>0.3206260011</text:p>
          </table:table-cell>
          <table:table-cell office:value-type="float" office:value="80.346202889977" calcext:value-type="float">
            <text:p>80.3462028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4" calcext:value-type="float">
            <text:p>-34</text:p>
          </table:table-cell>
          <table:table-cell office:value-type="float" office:value="0.320527577215471" calcext:value-type="float">
            <text:p>0.3205275772</text:p>
          </table:table-cell>
          <table:table-cell office:value-type="float" office:value="80.3759135291617" calcext:value-type="float">
            <text:p>80.375913529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20357337070893" calcext:value-type="float">
            <text:p>0.3203573371</text:p>
          </table:table-cell>
          <table:table-cell office:value-type="float" office:value="80.4273614131141" calcext:value-type="float">
            <text:p>80.427361413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320298997779556" calcext:value-type="float">
            <text:p>0.3202989978</text:p>
          </table:table-cell>
          <table:table-cell office:value-type="float" office:value="80.4450090756065" calcext:value-type="float">
            <text:p>80.445009075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7" calcext:value-type="float">
            <text:p>-37</text:p>
          </table:table-cell>
          <table:table-cell office:value-type="float" office:value="0.32010541833934" calcext:value-type="float">
            <text:p>0.3201054183</text:p>
          </table:table-cell>
          <table:table-cell office:value-type="float" office:value="80.5036295294835" calcext:value-type="float">
            <text:p>80.50362952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319986166974898" calcext:value-type="float">
            <text:p>0.319986167</text:p>
          </table:table-cell>
          <table:table-cell office:value-type="float" office:value="80.5397896374862" calcext:value-type="float">
            <text:p>80.53978963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319920007716288" calcext:value-type="float">
            <text:p>0.3199200077</text:p>
          </table:table-cell>
          <table:table-cell office:value-type="float" office:value="80.5598666406596" calcext:value-type="float">
            <text:p>80.55986664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319616284023804" calcext:value-type="float">
            <text:p>0.319616284</text:p>
          </table:table-cell>
          <table:table-cell office:value-type="float" office:value="80.6521811135933" calcext:value-type="float">
            <text:p>80.652181113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7" calcext:value-type="float">
            <text:p>-27</text:p>
          </table:table-cell>
          <table:table-cell office:value-type="float" office:value="0.319537132167568" calcext:value-type="float">
            <text:p>0.3195371322</text:p>
          </table:table-cell>
          <table:table-cell office:value-type="float" office:value="80.6762779195263" calcext:value-type="float">
            <text:p>80.676277919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0.319476576757384" calcext:value-type="float">
            <text:p>0.3194765768</text:p>
          </table:table-cell>
          <table:table-cell office:value-type="float" office:value="80.6947242362364" calcext:value-type="float">
            <text:p>80.69472423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319315981405608" calcext:value-type="float">
            <text:p>0.3193159814</text:p>
          </table:table-cell>
          <table:table-cell office:value-type="float" office:value="80.7436907172596" calcext:value-type="float">
            <text:p>80.743690717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319271193806921" calcext:value-type="float">
            <text:p>0.3192711938</text:p>
          </table:table-cell>
          <table:table-cell office:value-type="float" office:value="80.7573586830054" calcext:value-type="float">
            <text:p>80.75735868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18877601067748" calcext:value-type="float">
            <text:p>0.3188776011</text:p>
          </table:table-cell>
          <table:table-cell office:value-type="float" office:value="80.8776975449341" calcext:value-type="float">
            <text:p>80.877697544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318869657354304" calcext:value-type="float">
            <text:p>0.3188696574</text:p>
          </table:table-cell>
          <table:table-cell office:value-type="float" office:value="80.8801304607436" calcext:value-type="float">
            <text:p>80.88013046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0.318686485187829" calcext:value-type="float">
            <text:p>0.3186864852</text:p>
          </table:table-cell>
          <table:table-cell office:value-type="float" office:value="80.9362763538305" calcext:value-type="float">
            <text:p>80.93627635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318240259939468" calcext:value-type="float">
            <text:p>0.3182402599</text:p>
          </table:table-cell>
          <table:table-cell office:value-type="float" office:value="81.0734224160277" calcext:value-type="float">
            <text:p>81.07342241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318045132310139" calcext:value-type="float">
            <text:p>0.3180451323</text:p>
          </table:table-cell>
          <table:table-cell office:value-type="float" office:value="81.1335595106986" calcext:value-type="float">
            <text:p>81.133559510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317972392614743" calcext:value-type="float">
            <text:p>0.3179723926</text:p>
          </table:table-cell>
          <table:table-cell office:value-type="float" office:value="81.1560032285737" calcext:value-type="float">
            <text:p>81.156003228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17956940536613" calcext:value-type="float">
            <text:p>0.3179569405</text:p>
          </table:table-cell>
          <table:table-cell office:value-type="float" office:value="81.1607727502032" calcext:value-type="float">
            <text:p>81.16077275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317949065428063" calcext:value-type="float">
            <text:p>0.3179490654</text:p>
          </table:table-cell>
          <table:table-cell office:value-type="float" office:value="81.1632037673652" calcext:value-type="float">
            <text:p>81.16320376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317899702805136" calcext:value-type="float">
            <text:p>0.3178997028</text:p>
          </table:table-cell>
          <table:table-cell office:value-type="float" office:value="81.17844557861" calcext:value-type="float">
            <text:p>81.178445578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17658668798385" calcext:value-type="float">
            <text:p>0.3176586688</text:p>
          </table:table-cell>
          <table:table-cell office:value-type="float" office:value="81.2529632522003" calcext:value-type="float">
            <text:p>81.252963252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317247730005121" calcext:value-type="float">
            <text:p>0.31724773</text:p>
          </table:table-cell>
          <table:table-cell office:value-type="float" office:value="81.3803657848232" calcext:value-type="float">
            <text:p>81.38036578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317067238065217" calcext:value-type="float">
            <text:p>0.3170672381</text:p>
          </table:table-cell>
          <table:table-cell office:value-type="float" office:value="81.4364663137736" calcext:value-type="float">
            <text:p>81.436466313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6943647233015" calcext:value-type="float">
            <text:p>0.3169436472</text:p>
          </table:table-cell>
          <table:table-cell office:value-type="float" office:value="81.4749313452396" calcext:value-type="float">
            <text:p>81.47493134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16871660510205" calcext:value-type="float">
            <text:p>0.3168716605</text:p>
          </table:table-cell>
          <table:table-cell office:value-type="float" office:value="81.4973546476849" calcext:value-type="float">
            <text:p>81.497354647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0.316727834093837" calcext:value-type="float">
            <text:p>0.3167278341</text:p>
          </table:table-cell>
          <table:table-cell office:value-type="float" office:value="81.5421973206624" calcext:value-type="float">
            <text:p>81.542197320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316661081768486" calcext:value-type="float">
            <text:p>0.3166610818</text:p>
          </table:table-cell>
          <table:table-cell office:value-type="float" office:value="81.5630285662777" calcext:value-type="float">
            <text:p>81.563028566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6" calcext:value-type="float">
            <text:p>-36</text:p>
          </table:table-cell>
          <table:table-cell office:value-type="float" office:value="0.316635548114174" calcext:value-type="float">
            <text:p>0.3166355481</text:p>
          </table:table-cell>
          <table:table-cell office:value-type="float" office:value="81.5709999818987" calcext:value-type="float">
            <text:p>81.57099998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316625178462469" calcext:value-type="float">
            <text:p>0.3166251785</text:p>
          </table:table-cell>
          <table:table-cell office:value-type="float" office:value="81.5742378131986" calcext:value-type="float">
            <text:p>81.574237813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316435592433039" calcext:value-type="float">
            <text:p>0.3164355924</text:p>
          </table:table-cell>
          <table:table-cell office:value-type="float" office:value="81.6334857066415" calcext:value-type="float">
            <text:p>81.63348570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316374196798591" calcext:value-type="float">
            <text:p>0.3163741968</text:p>
          </table:table-cell>
          <table:table-cell office:value-type="float" office:value="81.6526934721113" calcext:value-type="float">
            <text:p>81.652693472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316369123133761" calcext:value-type="float">
            <text:p>0.3163691231</text:p>
          </table:table-cell>
          <table:table-cell office:value-type="float" office:value="81.654281237776" calcext:value-type="float">
            <text:p>81.654281237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316195289154523" calcext:value-type="float">
            <text:p>0.3161952892</text:p>
          </table:table-cell>
          <table:table-cell office:value-type="float" office:value="81.7087235704948" calcext:value-type="float">
            <text:p>81.70872357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316052381363217" calcext:value-type="float">
            <text:p>0.3160523814</text:p>
          </table:table-cell>
          <table:table-cell office:value-type="float" office:value="81.753541898211" calcext:value-type="float">
            <text:p>81.753541898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0.31594027452787" calcext:value-type="float">
            <text:p>0.3159402745</text:p>
          </table:table-cell>
          <table:table-cell office:value-type="float" office:value="81.7887395319494" calcext:value-type="float">
            <text:p>81.788739531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315802758294171" calcext:value-type="float">
            <text:p>0.3158027583</text:p>
          </table:table-cell>
          <table:table-cell office:value-type="float" office:value="81.8319617645311" calcext:value-type="float">
            <text:p>81.831961764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0.315647539308841" calcext:value-type="float">
            <text:p>0.3156475393</text:p>
          </table:table-cell>
          <table:table-cell office:value-type="float" office:value="81.8808103363911" calcext:value-type="float">
            <text:p>81.880810336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1553833054068" calcext:value-type="float">
            <text:p>0.3155383305</text:p>
          </table:table-cell>
          <table:table-cell office:value-type="float" office:value="81.9152187922698" calcext:value-type="float">
            <text:p>81.91521879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0.31543179810057" calcext:value-type="float">
            <text:p>0.3154317981</text:p>
          </table:table-cell>
          <table:table-cell office:value-type="float" office:value="81.9488156253336" calcext:value-type="float">
            <text:p>81.948815625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15178527476499" calcext:value-type="float">
            <text:p>0.3151785275</text:p>
          </table:table-cell>
          <table:table-cell office:value-type="float" office:value="82.0288144834698" calcext:value-type="float">
            <text:p>82.028814483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315148238269116" calcext:value-type="float">
            <text:p>0.3151482383</text:p>
          </table:table-cell>
          <table:table-cell office:value-type="float" office:value="82.0383935908987" calcext:value-type="float">
            <text:p>82.038393590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314704060611793" calcext:value-type="float">
            <text:p>0.3147040606</text:p>
          </table:table-cell>
          <table:table-cell office:value-type="float" office:value="82.1791590548458" calcext:value-type="float">
            <text:p>82.17915905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314648755112936" calcext:value-type="float">
            <text:p>0.3146487551</text:p>
          </table:table-cell>
          <table:table-cell office:value-type="float" office:value="82.196724455341" calcext:value-type="float">
            <text:p>82.19672445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float" office:value="0.31435217428781" calcext:value-type="float">
            <text:p>0.3143521743</text:p>
          </table:table-cell>
          <table:table-cell office:value-type="float" office:value="82.2910661656155" calcext:value-type="float">
            <text:p>82.291066165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0.314347100697585" calcext:value-type="float">
            <text:p>0.3143471007</text:p>
          </table:table-cell>
          <table:table-cell office:value-type="float" office:value="82.2926822030867" calcext:value-type="float">
            <text:p>82.292682203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4169075639227" calcext:value-type="float">
            <text:p>0.3141690756</text:p>
          </table:table-cell>
          <table:table-cell office:value-type="float" office:value="82.3494323355462" calcext:value-type="float">
            <text:p>82.349432335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14001465715275" calcext:value-type="float">
            <text:p>0.3140014657</text:p>
          </table:table-cell>
          <table:table-cell office:value-type="float" office:value="82.4029436974812" calcext:value-type="float">
            <text:p>82.402943697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13893859846888" calcext:value-type="float">
            <text:p>0.3138938598</text:p>
          </table:table-cell>
          <table:table-cell office:value-type="float" office:value="82.4373397552817" calcext:value-type="float">
            <text:p>82.437339755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3" calcext:value-type="float">
            <text:p>-33</text:p>
          </table:table-cell>
          <table:table-cell office:value-type="float" office:value="0.313716699304773" calcext:value-type="float">
            <text:p>0.3137166993</text:p>
          </table:table-cell>
          <table:table-cell office:value-type="float" office:value="82.4940400074869" calcext:value-type="float">
            <text:p>82.494040007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313614423785756" calcext:value-type="float">
            <text:p>0.3136144238</text:p>
          </table:table-cell>
          <table:table-cell office:value-type="float" office:value="82.5268136816279" calcext:value-type="float">
            <text:p>82.52681368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1" calcext:value-type="float">
            <text:p>-31</text:p>
          </table:table-cell>
          <table:table-cell office:value-type="float" office:value="0.31360948173872" calcext:value-type="float">
            <text:p>0.3136094817</text:p>
          </table:table-cell>
          <table:table-cell office:value-type="float" office:value="82.5283980854497" calcext:value-type="float">
            <text:p>82.528398085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313293414306581" calcext:value-type="float">
            <text:p>0.3132934143</text:p>
          </table:table-cell>
          <table:table-cell office:value-type="float" office:value="82.6298721274088" calcext:value-type="float">
            <text:p>82.629872127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313191743129829" calcext:value-type="float">
            <text:p>0.3131917431</text:p>
          </table:table-cell>
          <table:table-cell office:value-type="float" office:value="82.6625742055586" calcext:value-type="float">
            <text:p>82.662574205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313119679567831" calcext:value-type="float">
            <text:p>0.3131196796</text:p>
          </table:table-cell>
          <table:table-cell office:value-type="float" office:value="82.6857709632098" calcext:value-type="float">
            <text:p>82.68577096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3057783228491" calcext:value-type="float">
            <text:p>0.3130577832</text:p>
          </table:table-cell>
          <table:table-cell office:value-type="float" office:value="82.7057067893034" calcext:value-type="float">
            <text:p>82.705706789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0.3130056546528" calcext:value-type="float">
            <text:p>0.3130056547</text:p>
          </table:table-cell>
          <table:table-cell office:value-type="float" office:value="82.7225050600852" calcext:value-type="float">
            <text:p>82.722505060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12800185378268" calcext:value-type="float">
            <text:p>0.3128001854</text:p>
          </table:table-cell>
          <table:table-cell office:value-type="float" office:value="82.7887925788761" calcext:value-type="float">
            <text:p>82.78879257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0.312661829691515" calcext:value-type="float">
            <text:p>0.3126618297</text:p>
          </table:table-cell>
          <table:table-cell office:value-type="float" office:value="82.8334963928713" calcext:value-type="float">
            <text:p>82.833496392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12511288857136" calcext:value-type="float">
            <text:p>0.3125112889</text:p>
          </table:table-cell>
          <table:table-cell office:value-type="float" office:value="82.8821997971326" calcext:value-type="float">
            <text:p>82.88219979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312442279578429" calcext:value-type="float">
            <text:p>0.3124422796</text:p>
          </table:table-cell>
          <table:table-cell office:value-type="float" office:value="82.904547681292" calcext:value-type="float">
            <text:p>82.904547681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0.312427619741619" calcext:value-type="float">
            <text:p>0.3124276197</text:p>
          </table:table-cell>
          <table:table-cell office:value-type="float" office:value="82.9092968729658" calcext:value-type="float">
            <text:p>82.90929687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0.312383273466577" calcext:value-type="float">
            <text:p>0.3123832735</text:p>
          </table:table-cell>
          <table:table-cell office:value-type="float" office:value="82.923667037439" calcext:value-type="float">
            <text:p>82.923667037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312235525717118" calcext:value-type="float">
            <text:p>0.3122355257</text:p>
          </table:table-cell>
          <table:table-cell office:value-type="float" office:value="82.9715848382222" calcext:value-type="float">
            <text:p>82.971584838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311987390491586" calcext:value-type="float">
            <text:p>0.3119873905</text:p>
          </table:table-cell>
          <table:table-cell office:value-type="float" office:value="83.0522025703974" calcext:value-type="float">
            <text:p>83.052202570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0.311933504687614" calcext:value-type="float">
            <text:p>0.3119335047</text:p>
          </table:table-cell>
          <table:table-cell office:value-type="float" office:value="83.0697333592108" calcext:value-type="float">
            <text:p>83.069733359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0.31189175184359" calcext:value-type="float">
            <text:p>0.3118917518</text:p>
          </table:table-cell>
          <table:table-cell office:value-type="float" office:value="83.0833227047827" calcext:value-type="float">
            <text:p>83.083322704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311754691782853" calcext:value-type="float">
            <text:p>0.3117546918</text:p>
          </table:table-cell>
          <table:table-cell office:value-type="float" office:value="83.127967436344" calcext:value-type="float">
            <text:p>83.12796743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311644528778672" calcext:value-type="float">
            <text:p>0.3116445288</text:p>
          </table:table-cell>
          <table:table-cell office:value-type="float" office:value="83.1638906202776" calcext:value-type="float">
            <text:p>83.163890620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0.311583408902129" calcext:value-type="float">
            <text:p>0.3115834089</text:p>
          </table:table-cell>
          <table:table-cell office:value-type="float" office:value="83.1838365425219" calcext:value-type="float">
            <text:p>83.18383654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3114661181347" calcext:value-type="float">
            <text:p>0.3114661181</text:p>
          </table:table-cell>
          <table:table-cell office:value-type="float" office:value="83.2221438975318" calcext:value-type="float">
            <text:p>83.222143897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11397798781003" calcext:value-type="float">
            <text:p>0.3113977988</text:p>
          </table:table-cell>
          <table:table-cell office:value-type="float" office:value="83.2444756562217" calcext:value-type="float">
            <text:p>83.24447565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5" calcext:value-type="float">
            <text:p>-35</text:p>
          </table:table-cell>
          <table:table-cell office:value-type="float" office:value="0.311302794961051" calcext:value-type="float">
            <text:p>0.311302795</text:p>
          </table:table-cell>
          <table:table-cell office:value-type="float" office:value="83.2755525759542" calcext:value-type="float">
            <text:p>83.27555257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1126129483642" calcext:value-type="float">
            <text:p>0.3112612948</text:p>
          </table:table-cell>
          <table:table-cell office:value-type="float" office:value="83.2891360841356" calcext:value-type="float">
            <text:p>83.289136084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11197938834427" calcext:value-type="float">
            <text:p>0.3111979388</text:p>
          </table:table-cell>
          <table:table-cell office:value-type="float" office:value="83.3098830441969" calcext:value-type="float">
            <text:p>83.309883044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31116386170297" calcext:value-type="float">
            <text:p>0.3111638617</text:p>
          </table:table-cell>
          <table:table-cell office:value-type="float" office:value="83.3210470355869" calcext:value-type="float">
            <text:p>83.321047035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0.310988824622382" calcext:value-type="float">
            <text:p>0.3109888246</text:p>
          </table:table-cell>
          <table:table-cell office:value-type="float" office:value="83.3784446810127" calcext:value-type="float">
            <text:p>83.37844468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310925634821719" calcext:value-type="float">
            <text:p>0.3109256348</text:p>
          </table:table-cell>
          <table:table-cell office:value-type="float" office:value="83.3991878678178" calcext:value-type="float">
            <text:p>83.399187867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31092081879871" calcext:value-type="float">
            <text:p>0.3109208188</text:p>
          </table:table-cell>
          <table:table-cell office:value-type="float" office:value="83.4007692968739" calcext:value-type="float">
            <text:p>83.400769296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0.310755807368706" calcext:value-type="float">
            <text:p>0.3107558074</text:p>
          </table:table-cell>
          <table:table-cell office:value-type="float" office:value="83.4549951901183" calcext:value-type="float">
            <text:p>83.454995190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310620145584991" calcext:value-type="float">
            <text:p>0.3106201456</text:p>
          </table:table-cell>
          <table:table-cell office:value-type="float" office:value="83.499636555528" calcext:value-type="float">
            <text:p>83.499636555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office:value-type="float" office:value="0.310513718633314" calcext:value-type="float">
            <text:p>0.3105137186</text:p>
          </table:table-cell>
          <table:table-cell office:value-type="float" office:value="83.5346959832693" calcext:value-type="float">
            <text:p>83.534695983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310383164379162" calcext:value-type="float">
            <text:p>0.3103831644</text:p>
          </table:table-cell>
          <table:table-cell office:value-type="float" office:value="83.5777494265316" calcext:value-type="float">
            <text:p>83.577749426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310134543478219" calcext:value-type="float">
            <text:p>0.3101345435</text:p>
          </table:table-cell>
          <table:table-cell office:value-type="float" office:value="83.6598785533763" calcext:value-type="float">
            <text:p>83.65987855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.310132107396748" calcext:value-type="float">
            <text:p>0.3101321074</text:p>
          </table:table-cell>
          <table:table-cell office:value-type="float" office:value="83.6606841978066" calcext:value-type="float">
            <text:p>83.660684197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1003095570134" calcext:value-type="float">
            <text:p>0.3100309557</text:p>
          </table:table-cell>
          <table:table-cell office:value-type="float" office:value="83.6941520614279" calcext:value-type="float">
            <text:p>83.69415206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309997260457371" calcext:value-type="float">
            <text:p>0.3099972605</text:p>
          </table:table-cell>
          <table:table-cell office:value-type="float" office:value="83.7053075353497" calcext:value-type="float">
            <text:p>83.705307535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09850533938551" calcext:value-type="float">
            <text:p>0.3098505339</text:p>
          </table:table-cell>
          <table:table-cell office:value-type="float" office:value="83.7539238822695" calcext:value-type="float">
            <text:p>83.75392388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309768983227583" calcext:value-type="float">
            <text:p>0.3097689832</text:p>
          </table:table-cell>
          <table:table-cell office:value-type="float" office:value="83.7809728015475" calcext:value-type="float">
            <text:p>83.780972801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309761700966729" calcext:value-type="float">
            <text:p>0.309761701</text:p>
          </table:table-cell>
          <table:table-cell office:value-type="float" office:value="83.783389169135" calcext:value-type="float">
            <text:p>83.783389169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309716053795142" calcext:value-type="float">
            <text:p>0.3097160538</text:p>
          </table:table-cell>
          <table:table-cell office:value-type="float" office:value="83.7985392418265" calcext:value-type="float">
            <text:p>83.798539241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30958174859955" calcext:value-type="float">
            <text:p>0.3095817486</text:p>
          </table:table-cell>
          <table:table-cell office:value-type="float" office:value="83.8431508266918" calcext:value-type="float">
            <text:p>83.84315082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309493146540383" calcext:value-type="float">
            <text:p>0.3094931465</text:p>
          </table:table-cell>
          <table:table-cell office:value-type="float" office:value="83.8726111400071" calcext:value-type="float">
            <text:p>83.872611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09339881785446" calcext:value-type="float">
            <text:p>0.3093398818</text:p>
          </table:table-cell>
          <table:table-cell office:value-type="float" office:value="83.9236278321777" calcext:value-type="float">
            <text:p>83.92362783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309328071428571" calcext:value-type="float">
            <text:p>0.3093280714</text:p>
          </table:table-cell>
          <table:table-cell office:value-type="float" office:value="83.9275620494014" calcext:value-type="float">
            <text:p>83.927562049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308546682271623" calcext:value-type="float">
            <text:p>0.3085466823</text:p>
          </table:table-cell>
          <table:table-cell office:value-type="float" office:value="84.18879634929" calcext:value-type="float">
            <text:p>84.188796349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308537087185523" calcext:value-type="float">
            <text:p>0.3085370872</text:p>
          </table:table-cell>
          <table:table-cell office:value-type="float" office:value="84.1920157554089" calcext:value-type="float">
            <text:p>84.192015755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0.30836165398601" calcext:value-type="float">
            <text:p>0.308361654</text:p>
          </table:table-cell>
          <table:table-cell office:value-type="float" office:value="84.2509280023488" calcext:value-type="float">
            <text:p>84.25092800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308139266813496" calcext:value-type="float">
            <text:p>0.3081392668</text:p>
          </table:table-cell>
          <table:table-cell office:value-type="float" office:value="84.3257437575098" calcext:value-type="float">
            <text:p>84.32574375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308007001591392" calcext:value-type="float">
            <text:p>0.3080070016</text:p>
          </table:table-cell>
          <table:table-cell office:value-type="float" office:value="84.3703128311886" calcext:value-type="float">
            <text:p>84.37031283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07999842887789" calcext:value-type="float">
            <text:p>0.3079998429</text:p>
          </table:table-cell>
          <table:table-cell office:value-type="float" office:value="84.3727266215139" calcext:value-type="float">
            <text:p>84.372726621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0.307924331482859" calcext:value-type="float">
            <text:p>0.3079243315</text:p>
          </table:table-cell>
          <table:table-cell office:value-type="float" office:value="84.3981973982328" calcext:value-type="float">
            <text:p>84.39819739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307834762129211" calcext:value-type="float">
            <text:p>0.3078347621</text:p>
          </table:table-cell>
          <table:table-cell office:value-type="float" office:value="84.4284329312648" calcext:value-type="float">
            <text:p>84.428432931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307533533705713" calcext:value-type="float">
            <text:p>0.3075335337</text:p>
          </table:table-cell>
          <table:table-cell office:value-type="float" office:value="84.5302997748226" calcext:value-type="float">
            <text:p>84.53029977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0.307256603772981" calcext:value-type="float">
            <text:p>0.3072566038</text:p>
          </table:table-cell>
          <table:table-cell office:value-type="float" office:value="84.6241986448154" calcext:value-type="float">
            <text:p>84.624198644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307191016612027" calcext:value-type="float">
            <text:p>0.3071910166</text:p>
          </table:table-cell>
          <table:table-cell office:value-type="float" office:value="84.6464724076365" calcext:value-type="float">
            <text:p>84.64647240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307177083558839" calcext:value-type="float">
            <text:p>0.3071770836</text:p>
          </table:table-cell>
          <table:table-cell office:value-type="float" office:value="84.6512058824287" calcext:value-type="float">
            <text:p>84.651205882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0.307169982565027" calcext:value-type="float">
            <text:p>0.3071699826</text:p>
          </table:table-cell>
          <table:table-cell office:value-type="float" office:value="84.6536185360672" calcext:value-type="float">
            <text:p>84.653618536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307134935419634" calcext:value-type="float">
            <text:p>0.3071349354</text:p>
          </table:table-cell>
          <table:table-cell office:value-type="float" office:value="84.6655285648209" calcext:value-type="float">
            <text:p>84.66552856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0.307125471433962" calcext:value-type="float">
            <text:p>0.3071254714</text:p>
          </table:table-cell>
          <table:table-cell office:value-type="float" office:value="84.6687453590621" calcext:value-type="float">
            <text:p>84.66874535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float" office:value="0.306994506847486" calcext:value-type="float">
            <text:p>0.3069945068</text:p>
          </table:table-cell>
          <table:table-cell office:value-type="float" office:value="84.713288841542" calcext:value-type="float">
            <text:p>84.71328884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06908107057824" calcext:value-type="float">
            <text:p>0.3069081071</text:p>
          </table:table-cell>
          <table:table-cell office:value-type="float" office:value="84.7427044761955" calcext:value-type="float">
            <text:p>84.74270447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06747131717537" calcext:value-type="float">
            <text:p>0.3067471317</text:p>
          </table:table-cell>
          <table:table-cell office:value-type="float" office:value="84.7975726740911" calcext:value-type="float">
            <text:p>84.79757267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0.306537446696309" calcext:value-type="float">
            <text:p>0.3065374467</text:p>
          </table:table-cell>
          <table:table-cell office:value-type="float" office:value="84.8691659786546" calcext:value-type="float">
            <text:p>84.869165978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06263107229408" calcext:value-type="float">
            <text:p>0.3062631072</text:p>
          </table:table-cell>
          <table:table-cell office:value-type="float" office:value="84.9630444092142" calcext:value-type="float">
            <text:p>84.963044409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306198154096163" calcext:value-type="float">
            <text:p>0.3061981541</text:p>
          </table:table-cell>
          <table:table-cell office:value-type="float" office:value="84.9853061984076" calcext:value-type="float">
            <text:p>84.98530619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306038292717705" calcext:value-type="float">
            <text:p>0.3060382927</text:p>
          </table:table-cell>
          <table:table-cell office:value-type="float" office:value="85.0401536318169" calcext:value-type="float">
            <text:p>85.040153631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306008133489441" calcext:value-type="float">
            <text:p>0.3060081335</text:p>
          </table:table-cell>
          <table:table-cell office:value-type="float" office:value="85.0505101996411" calcext:value-type="float">
            <text:p>85.050510199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05975732806595" calcext:value-type="float">
            <text:p>0.3059757328</text:p>
          </table:table-cell>
          <table:table-cell office:value-type="float" office:value="85.0616397064972" calcext:value-type="float">
            <text:p>85.061639706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305809301251966" calcext:value-type="float">
            <text:p>0.3058093013</text:p>
          </table:table-cell>
          <table:table-cell office:value-type="float" office:value="85.1188611158169" calcext:value-type="float">
            <text:p>85.118861115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0.305749215834913" calcext:value-type="float">
            <text:p>0.3057492158</text:p>
          </table:table-cell>
          <table:table-cell office:value-type="float" office:value="85.1395410483374" calcext:value-type="float">
            <text:p>85.139541048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305587725658188" calcext:value-type="float">
            <text:p>0.3055877257</text:p>
          </table:table-cell>
          <table:table-cell office:value-type="float" office:value="85.195179341692" calcext:value-type="float">
            <text:p>85.195179341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0.305458717593368" calcext:value-type="float">
            <text:p>0.3054587176</text:p>
          </table:table-cell>
          <table:table-cell office:value-type="float" office:value="85.2396867041908" calcext:value-type="float">
            <text:p>85.239686704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05451735101536" calcext:value-type="float">
            <text:p>0.3054517351</text:p>
          </table:table-cell>
          <table:table-cell office:value-type="float" office:value="85.2420971675717" calcext:value-type="float">
            <text:p>85.24209716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30535750659846" calcext:value-type="float">
            <text:p>0.3053575066</text:p>
          </table:table-cell>
          <table:table-cell office:value-type="float" office:value="85.2746416433929" calcext:value-type="float">
            <text:p>85.27464164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0.305233346092687" calcext:value-type="float">
            <text:p>0.3052333461</text:p>
          </table:table-cell>
          <table:table-cell office:value-type="float" office:value="85.3175676776916" calcext:value-type="float">
            <text:p>85.317567677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04994569855523" calcext:value-type="float">
            <text:p>0.3049945699</text:p>
          </table:table-cell>
          <table:table-cell office:value-type="float" office:value="85.4002598269849" calcext:value-type="float">
            <text:p>85.40025982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304898360727675" calcext:value-type="float">
            <text:p>0.3048983607</text:p>
          </table:table-cell>
          <table:table-cell office:value-type="float" office:value="85.4336308286181" calcext:value-type="float">
            <text:p>85.433630828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304866311245204" calcext:value-type="float">
            <text:p>0.3048663112</text:p>
          </table:table-cell>
          <table:table-cell office:value-type="float" office:value="85.4447541503123" calcext:value-type="float">
            <text:p>85.444754150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4669607085739" calcext:value-type="float">
            <text:p>0.3046696071</text:p>
          </table:table-cell>
          <table:table-cell office:value-type="float" office:value="85.5130968425822" calcext:value-type="float">
            <text:p>85.513096842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0.304386778588305" calcext:value-type="float">
            <text:p>0.3043867786</text:p>
          </table:table-cell>
          <table:table-cell office:value-type="float" office:value="85.6115835692898" calcext:value-type="float">
            <text:p>85.611583569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304240972017815" calcext:value-type="float">
            <text:p>0.304240972</text:p>
          </table:table-cell>
          <table:table-cell office:value-type="float" office:value="85.6624586542593" calcext:value-type="float">
            <text:p>85.662458654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30" calcext:value-type="float">
            <text:p>-30</text:p>
          </table:table-cell>
          <table:table-cell office:value-type="float" office:value="0.304191000578379" calcext:value-type="float">
            <text:p>0.3041910006</text:p>
          </table:table-cell>
          <table:table-cell office:value-type="float" office:value="85.6799108205866" calcext:value-type="float">
            <text:p>85.679910820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303922994756912" calcext:value-type="float">
            <text:p>0.3039229948</text:p>
          </table:table-cell>
          <table:table-cell office:value-type="float" office:value="85.7736500362801" calcext:value-type="float">
            <text:p>85.773650036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303918409566789" calcext:value-type="float">
            <text:p>0.3039184096</text:p>
          </table:table-cell>
          <table:table-cell office:value-type="float" office:value="85.7752558365503" calcext:value-type="float">
            <text:p>85.775255836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303694140313649" calcext:value-type="float">
            <text:p>0.3036941403</text:p>
          </table:table-cell>
          <table:table-cell office:value-type="float" office:value="85.8538829515715" calcext:value-type="float">
            <text:p>85.85388295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 office:value-type="float" office:value="0.303606012417709" calcext:value-type="float">
            <text:p>0.3036060124</text:p>
          </table:table-cell>
          <table:table-cell office:value-type="float" office:value="85.8848254745854" calcext:value-type="float">
            <text:p>85.88482547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0.303567514637766" calcext:value-type="float">
            <text:p>0.3035675146</text:p>
          </table:table-cell>
          <table:table-cell office:value-type="float" office:value="85.8983504827836" calcext:value-type="float">
            <text:p>85.898350482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303538166882858" calcext:value-type="float">
            <text:p>0.3035381669</text:p>
          </table:table-cell>
          <table:table-cell office:value-type="float" office:value="85.9086642148533" calcext:value-type="float">
            <text:p>85.908664214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303348579962225" calcext:value-type="float">
            <text:p>0.30334858</text:p>
          </table:table-cell>
          <table:table-cell office:value-type="float" office:value="85.9753600273583" calcext:value-type="float">
            <text:p>85.97536002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303314737731413" calcext:value-type="float">
            <text:p>0.3033147377</text:p>
          </table:table-cell>
          <table:table-cell office:value-type="float" office:value="85.987278148374" calcext:value-type="float">
            <text:p>85.98727814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0.302965840729836" calcext:value-type="float">
            <text:p>0.3029658407</text:p>
          </table:table-cell>
          <table:table-cell office:value-type="float" office:value="86.1103710490875" calcext:value-type="float">
            <text:p>86.110371049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0.302873893477828" calcext:value-type="float">
            <text:p>0.3028738935</text:p>
          </table:table-cell>
          <table:table-cell office:value-type="float" office:value="86.1428783983342" calcext:value-type="float">
            <text:p>86.142878398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0.302615967904056" calcext:value-type="float">
            <text:p>0.3026159679</text:p>
          </table:table-cell>
          <table:table-cell office:value-type="float" office:value="86.2342178699241" calcext:value-type="float">
            <text:p>86.234217869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02258369154284" calcext:value-type="float">
            <text:p>0.3022583692</text:p>
          </table:table-cell>
          <table:table-cell office:value-type="float" office:value="86.3612258710215" calcext:value-type="float">
            <text:p>86.36122587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02195930340158" calcext:value-type="float">
            <text:p>0.3021959303</text:p>
          </table:table-cell>
          <table:table-cell office:value-type="float" office:value="86.3834465943819" calcext:value-type="float">
            <text:p>86.383446594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0.302182665942027" calcext:value-type="float">
            <text:p>0.3021826659</text:p>
          </table:table-cell>
          <table:table-cell office:value-type="float" office:value="86.3881688316924" calcext:value-type="float">
            <text:p>86.38816883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302133530204816" calcext:value-type="float">
            <text:p>0.3021335302</text:p>
          </table:table-cell>
          <table:table-cell office:value-type="float" office:value="86.4056667730732" calcext:value-type="float">
            <text:p>86.405666773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302008845810877" calcext:value-type="float">
            <text:p>0.3020088458</text:p>
          </table:table-cell>
          <table:table-cell office:value-type="float" office:value="86.450105509975" calcext:value-type="float">
            <text:p>86.450105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0.301773319125734" calcext:value-type="float">
            <text:p>0.3017733191</text:p>
          </table:table-cell>
          <table:table-cell office:value-type="float" office:value="86.5341940425206" calcext:value-type="float">
            <text:p>86.534194042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301697723530003" calcext:value-type="float">
            <text:p>0.3016977235</text:p>
          </table:table-cell>
          <table:table-cell office:value-type="float" office:value="86.5612235989173" calcext:value-type="float">
            <text:p>86.561223598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7" calcext:value-type="float">
            <text:p>-37</text:p>
          </table:table-cell>
          <table:table-cell office:value-type="float" office:value="0.301573662964703" calcext:value-type="float">
            <text:p>0.301573663</text:p>
          </table:table-cell>
          <table:table-cell office:value-type="float" office:value="86.6056244289333" calcext:value-type="float">
            <text:p>86.60562442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301473940776971" calcext:value-type="float">
            <text:p>0.3014739408</text:p>
          </table:table-cell>
          <table:table-cell office:value-type="float" office:value="86.6413529041804" calcext:value-type="float">
            <text:p>86.64135290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float" office:value="0.30141861067327" calcext:value-type="float">
            <text:p>0.3014186107</text:p>
          </table:table-cell>
          <table:table-cell office:value-type="float" office:value="86.6611913117066" calcext:value-type="float">
            <text:p>86.66119131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301325830130849" calcext:value-type="float">
            <text:p>0.3013258301</text:p>
          </table:table-cell>
          <table:table-cell office:value-type="float" office:value="86.6944810688744" calcext:value-type="float">
            <text:p>86.69448106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301250570247001" calcext:value-type="float">
            <text:p>0.3012505702</text:p>
          </table:table-cell>
          <table:table-cell office:value-type="float" office:value="86.7215061701546" calcext:value-type="float">
            <text:p>86.721506170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01164551952642" calcext:value-type="float">
            <text:p>0.301164552</text:p>
          </table:table-cell>
          <table:table-cell office:value-type="float" office:value="86.7524184335068" calcext:value-type="float">
            <text:p>86.752418433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301126975354228" calcext:value-type="float">
            <text:p>0.3011269754</text:p>
          </table:table-cell>
          <table:table-cell office:value-type="float" office:value="86.7659302951945" calcext:value-type="float">
            <text:p>86.765930295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301047662376196" calcext:value-type="float">
            <text:p>0.3010476624</text:p>
          </table:table-cell>
          <table:table-cell office:value-type="float" office:value="86.7944658215" calcext:value-type="float">
            <text:p>86.794465821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301038750010794" calcext:value-type="float">
            <text:p>0.30103875</text:p>
          </table:table-cell>
          <table:table-cell office:value-type="float" office:value="86.7976737061591" calcext:value-type="float">
            <text:p>86.797673706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30088024125176" calcext:value-type="float">
            <text:p>0.3008802413</text:p>
          </table:table-cell>
          <table:table-cell office:value-type="float" office:value="86.8547727336688" calcext:value-type="float">
            <text:p>86.854772733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300823014103176" calcext:value-type="float">
            <text:p>0.3008230141</text:p>
          </table:table-cell>
          <table:table-cell office:value-type="float" office:value="86.8754088659802" calcext:value-type="float">
            <text:p>86.87540886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300818652433377" calcext:value-type="float">
            <text:p>0.3008186524</text:p>
          </table:table-cell>
          <table:table-cell office:value-type="float" office:value="86.8769821521879" calcext:value-type="float">
            <text:p>86.87698215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8" calcext:value-type="float">
            <text:p>-28</text:p>
          </table:table-cell>
          <table:table-cell office:value-type="float" office:value="0.300669200684226" calcext:value-type="float">
            <text:p>0.3006692007</text:p>
          </table:table-cell>
          <table:table-cell office:value-type="float" office:value="86.9309304471444" calcext:value-type="float">
            <text:p>86.93093044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1" calcext:value-type="float">
            <text:p>-41</text:p>
          </table:table-cell>
          <table:table-cell office:value-type="float" office:value="0.300449912084788" calcext:value-type="float">
            <text:p>0.3004499121</text:p>
          </table:table-cell>
          <table:table-cell office:value-type="float" office:value="87.0102289173102" calcext:value-type="float">
            <text:p>87.01022891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00386289251653" calcext:value-type="float">
            <text:p>0.3003862893</text:p>
          </table:table-cell>
          <table:table-cell office:value-type="float" office:value="87.0332674387997" calcext:value-type="float">
            <text:p>87.03326743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00331639970818" calcext:value-type="float">
            <text:p>0.30033164</text:p>
          </table:table-cell>
          <table:table-cell office:value-type="float" office:value="87.0530678460989" calcext:value-type="float">
            <text:p>87.053067846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300285612803866" calcext:value-type="float">
            <text:p>0.3002856128</text:p>
          </table:table-cell>
          <table:table-cell office:value-type="float" office:value="87.0697524218157" calcext:value-type="float">
            <text:p>87.069752421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0.300106382257197" calcext:value-type="float">
            <text:p>0.3001063823</text:p>
          </table:table-cell>
          <table:table-cell office:value-type="float" office:value="87.1347932387529" calcext:value-type="float">
            <text:p>87.134793238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00012518566858" calcext:value-type="float">
            <text:p>0.3000125186</text:p>
          </table:table-cell>
          <table:table-cell office:value-type="float" office:value="87.168900387615" calcext:value-type="float">
            <text:p>87.168900387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299981985104073" calcext:value-type="float">
            <text:p>0.2999819851</text:p>
          </table:table-cell>
          <table:table-cell office:value-type="float" office:value="87.1800019840656" calcext:value-type="float">
            <text:p>87.180001984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99794578833958" calcext:value-type="float">
            <text:p>0.2997945788</text:p>
          </table:table-cell>
          <table:table-cell office:value-type="float" office:value="87.2482126375091" calcext:value-type="float">
            <text:p>87.248212637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299788061382239" calcext:value-type="float">
            <text:p>0.2997880614</text:p>
          </table:table-cell>
          <table:table-cell office:value-type="float" office:value="87.2505870392126" calcext:value-type="float">
            <text:p>87.25058703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0.299775111519372" calcext:value-type="float">
            <text:p>0.2997751115</text:p>
          </table:table-cell>
          <table:table-cell office:value-type="float" office:value="87.2553053066619" calcext:value-type="float">
            <text:p>87.255305306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99768511577164" calcext:value-type="float">
            <text:p>0.2997685116</text:p>
          </table:table-cell>
          <table:table-cell office:value-type="float" office:value="87.2577102159876" calcext:value-type="float">
            <text:p>87.2577102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0.299735937066207" calcext:value-type="float">
            <text:p>0.2997359371</text:p>
          </table:table-cell>
          <table:table-cell office:value-type="float" office:value="87.269582083073" calcext:value-type="float">
            <text:p>87.26958208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299525098989921" calcext:value-type="float">
            <text:p>0.299525099</text:p>
          </table:table-cell>
          <table:table-cell office:value-type="float" office:value="87.3465134512531" calcext:value-type="float">
            <text:p>87.34651345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299375458138624" calcext:value-type="float">
            <text:p>0.2993754581</text:p>
          </table:table-cell>
          <table:table-cell office:value-type="float" office:value="87.4012106789183" calcext:value-type="float">
            <text:p>87.401210678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299180520543355" calcext:value-type="float">
            <text:p>0.2991805205</text:p>
          </table:table-cell>
          <table:table-cell office:value-type="float" office:value="87.4725845050081" calcext:value-type="float">
            <text:p>87.4725845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299083152843693" calcext:value-type="float">
            <text:p>0.2990831528</text:p>
          </table:table-cell>
          <table:table-cell office:value-type="float" office:value="87.5082851972729" calcext:value-type="float">
            <text:p>87.508285197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299078783232157" calcext:value-type="float">
            <text:p>0.2990787832</text:p>
          </table:table-cell>
          <table:table-cell office:value-type="float" office:value="87.509888147117" calcext:value-type="float">
            <text:p>87.509888147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298938536343049" calcext:value-type="float">
            <text:p>0.2989385363</text:p>
          </table:table-cell>
          <table:table-cell office:value-type="float" office:value="87.561372674599" calcext:value-type="float">
            <text:p>87.561372674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298781059123813" calcext:value-type="float">
            <text:p>0.2987810591</text:p>
          </table:table-cell>
          <table:table-cell office:value-type="float" office:value="87.6192665217557" calcext:value-type="float">
            <text:p>87.619266521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0.298716396407489" calcext:value-type="float">
            <text:p>0.2987163964</text:p>
          </table:table-cell>
          <table:table-cell office:value-type="float" office:value="87.6430644929551" calcext:value-type="float">
            <text:p>87.64306449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298535696280504" calcext:value-type="float">
            <text:p>0.2985356963</text:p>
          </table:table-cell>
          <table:table-cell office:value-type="float" office:value="87.7096478432789" calcext:value-type="float">
            <text:p>87.70964784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298297357224526" calcext:value-type="float">
            <text:p>0.2982973572</text:p>
          </table:table-cell>
          <table:table-cell office:value-type="float" office:value="87.7976500455379" calcext:value-type="float">
            <text:p>87.797650045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98170865266447" calcext:value-type="float">
            <text:p>0.2981708653</text:p>
          </table:table-cell>
          <table:table-cell office:value-type="float" office:value="87.8444384290456" calcext:value-type="float">
            <text:p>87.84443842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298102353255851" calcext:value-type="float">
            <text:p>0.2981023533</text:p>
          </table:table-cell>
          <table:table-cell office:value-type="float" office:value="87.8698047513537" calcext:value-type="float">
            <text:p>87.86980475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0.298021082270238" calcext:value-type="float">
            <text:p>0.2980210823</text:p>
          </table:table-cell>
          <table:table-cell office:value-type="float" office:value="87.8999171834374" calcext:value-type="float">
            <text:p>87.899917183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297922764515338" calcext:value-type="float">
            <text:p>0.2979227645</text:p>
          </table:table-cell>
          <table:table-cell office:value-type="float" office:value="87.9363779328989" calcext:value-type="float">
            <text:p>87.936377932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297656060648233" calcext:value-type="float">
            <text:p>0.2976560606</text:p>
          </table:table-cell>
          <table:table-cell office:value-type="float" office:value="88.0354618239243" calcext:value-type="float">
            <text:p>88.03546182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974432125" calcext:value-type="float">
            <text:p>0.2974432125</text:p>
          </table:table-cell>
          <table:table-cell office:value-type="float" office:value="88.11472469093" calcext:value-type="float">
            <text:p>88.114724690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0.297436847199559" calcext:value-type="float">
            <text:p>0.2974368472</text:p>
          </table:table-cell>
          <table:table-cell office:value-type="float" office:value="88.1170976398997" calcext:value-type="float">
            <text:p>88.117097639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97424199634709" calcext:value-type="float">
            <text:p>0.2974241996</text:p>
          </table:table-cell>
          <table:table-cell office:value-type="float" office:value="88.1218130249911" calcext:value-type="float">
            <text:p>88.1218130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297417753749877" calcext:value-type="float">
            <text:p>0.2974177537</text:p>
          </table:table-cell>
          <table:table-cell office:value-type="float" office:value="88.12421646744" calcext:value-type="float">
            <text:p>88.12421646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9" calcext:value-type="float">
            <text:p>-39</text:p>
          </table:table-cell>
          <table:table-cell office:value-type="float" office:value="0.29738593950325" calcext:value-type="float">
            <text:p>0.2973859395</text:p>
          </table:table-cell>
          <table:table-cell office:value-type="float" office:value="88.1360811156899" calcext:value-type="float">
            <text:p>88.136081115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297377348399461" calcext:value-type="float">
            <text:p>0.2973773484</text:p>
          </table:table-cell>
          <table:table-cell office:value-type="float" office:value="88.1392856788408" calcext:value-type="float">
            <text:p>88.139285678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297258457839176" calcext:value-type="float">
            <text:p>0.2972584578</text:p>
          </table:table-cell>
          <table:table-cell office:value-type="float" office:value="88.1836609226457" calcext:value-type="float">
            <text:p>88.183660922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4" calcext:value-type="float">
            <text:p>-34</text:p>
          </table:table-cell>
          <table:table-cell office:value-type="float" office:value="0.297180018310358" calcext:value-type="float">
            <text:p>0.2971800183</text:p>
          </table:table-cell>
          <table:table-cell office:value-type="float" office:value="88.2129666084609" calcext:value-type="float">
            <text:p>88.212966608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296961772747585" calcext:value-type="float">
            <text:p>0.2969617727</text:p>
          </table:table-cell>
          <table:table-cell office:value-type="float" office:value="88.2946248227236" calcext:value-type="float">
            <text:p>88.29462482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296744088560929" calcext:value-type="float">
            <text:p>0.2967440886</text:p>
          </table:table-cell>
          <table:table-cell office:value-type="float" office:value="88.3762490731158" calcext:value-type="float">
            <text:p>88.376249073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96607099023305" calcext:value-type="float">
            <text:p>0.296607099</text:p>
          </table:table-cell>
          <table:table-cell office:value-type="float" office:value="88.4277059980543" calcext:value-type="float">
            <text:p>88.427705998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.296594313624077" calcext:value-type="float">
            <text:p>0.2965943136</text:p>
          </table:table-cell>
          <table:table-cell office:value-type="float" office:value="88.4325121078083" calcext:value-type="float">
            <text:p>88.432512107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296535318910241" calcext:value-type="float">
            <text:p>0.2965353189</text:p>
          </table:table-cell>
          <table:table-cell office:value-type="float" office:value="88.4546964917751" calcext:value-type="float">
            <text:p>88.454696491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296417435015809" calcext:value-type="float">
            <text:p>0.296417435</text:p>
          </table:table-cell>
          <table:table-cell office:value-type="float" office:value="88.4990645678805" calcext:value-type="float">
            <text:p>88.499064567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9636271628896" calcext:value-type="float">
            <text:p>0.2963627163</text:p>
          </table:table-cell>
          <table:table-cell office:value-type="float" office:value="88.5196767942843" calcext:value-type="float">
            <text:p>88.519676794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6" calcext:value-type="float">
            <text:p>-36</text:p>
          </table:table-cell>
          <table:table-cell office:value-type="float" office:value="0.29634178451099" calcext:value-type="float">
            <text:p>0.2963417845</text:p>
          </table:table-cell>
          <table:table-cell office:value-type="float" office:value="88.5275646420138" calcext:value-type="float">
            <text:p>88.5275646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0.296213598602776" calcext:value-type="float">
            <text:p>0.2962135986</text:p>
          </table:table-cell>
          <table:table-cell office:value-type="float" office:value="88.5759055860598" calcext:value-type="float">
            <text:p>88.575905586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96182088382466" calcext:value-type="float">
            <text:p>0.2961820884</text:p>
          </table:table-cell>
          <table:table-cell office:value-type="float" office:value="88.5877980460886" calcext:value-type="float">
            <text:p>88.587798046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0.296177844693597" calcext:value-type="float">
            <text:p>0.2961778447</text:p>
          </table:table-cell>
          <table:table-cell office:value-type="float" office:value="88.5893999673577" calcext:value-type="float">
            <text:p>88.589399967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0.296123339261796" calcext:value-type="float">
            <text:p>0.2961233393</text:p>
          </table:table-cell>
          <table:table-cell office:value-type="float" office:value="88.6099808779926" calcext:value-type="float">
            <text:p>88.60998087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32" calcext:value-type="float">
            <text:p>-32</text:p>
          </table:table-cell>
          <table:table-cell office:value-type="float" office:value="0.295863549657527" calcext:value-type="float">
            <text:p>0.2958635497</text:p>
          </table:table-cell>
          <table:table-cell office:value-type="float" office:value="88.7082297433913" calcext:value-type="float">
            <text:p>88.708229743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295771577185744" calcext:value-type="float">
            <text:p>0.2957715772</text:p>
          </table:table-cell>
          <table:table-cell office:value-type="float" office:value="88.7430736096562" calcext:value-type="float">
            <text:p>88.743073609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295658742311266" calcext:value-type="float">
            <text:p>0.2956587423</text:p>
          </table:table-cell>
          <table:table-cell office:value-type="float" office:value="88.7858650098904" calcext:value-type="float">
            <text:p>88.785865009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.295441722786026" calcext:value-type="float">
            <text:p>0.2954417228</text:p>
          </table:table-cell>
          <table:table-cell office:value-type="float" office:value="88.8683032940465" calcext:value-type="float">
            <text:p>88.8683032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295354271115991" calcext:value-type="float">
            <text:p>0.2953542711</text:p>
          </table:table-cell>
          <table:table-cell office:value-type="float" office:value="88.9015738941118" calcext:value-type="float">
            <text:p>88.901573894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295325137812084" calcext:value-type="float">
            <text:p>0.2953251378</text:p>
          </table:table-cell>
          <table:table-cell office:value-type="float" office:value="88.9126640112632" calcext:value-type="float">
            <text:p>88.912664011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0.295121445787278" calcext:value-type="float">
            <text:p>0.2951214458</text:p>
          </table:table-cell>
          <table:table-cell office:value-type="float" office:value="88.9902937138412" calcext:value-type="float">
            <text:p>88.99029371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29488917019476" calcext:value-type="float">
            <text:p>0.2948891702</text:p>
          </table:table-cell>
          <table:table-cell office:value-type="float" office:value="89.0790111124042" calcext:value-type="float">
            <text:p>89.079011112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94756584893667" calcext:value-type="float">
            <text:p>0.2947565849</text:p>
          </table:table-cell>
          <table:table-cell office:value-type="float" office:value="89.1297449654024" calcext:value-type="float">
            <text:p>89.12974496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294675929335888" calcext:value-type="float">
            <text:p>0.2946759293</text:p>
          </table:table-cell>
          <table:table-cell office:value-type="float" office:value="89.1606410372391" calcext:value-type="float">
            <text:p>89.160641037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0.294512889279405" calcext:value-type="float">
            <text:p>0.2945128893</text:p>
          </table:table-cell>
          <table:table-cell office:value-type="float" office:value="89.2231722698007" calcext:value-type="float">
            <text:p>89.223172269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0.294467400209308" calcext:value-type="float">
            <text:p>0.2944674002</text:p>
          </table:table-cell>
          <table:table-cell office:value-type="float" office:value="89.2406371931944" calcext:value-type="float">
            <text:p>89.240637193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94316880323859" calcext:value-type="float">
            <text:p>0.2943168803</text:p>
          </table:table-cell>
          <table:table-cell office:value-type="float" office:value="89.2984845479622" calcext:value-type="float">
            <text:p>89.2984845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294179065012562" calcext:value-type="float">
            <text:p>0.294179065</text:p>
          </table:table-cell>
          <table:table-cell office:value-type="float" office:value="89.3515265763861" calcext:value-type="float">
            <text:p>89.35152657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0.29409057311356" calcext:value-type="float">
            <text:p>0.2940905731</text:p>
          </table:table-cell>
          <table:table-cell office:value-type="float" office:value="89.3856241510288" calcext:value-type="float">
            <text:p>89.3856241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0.293914065467486" calcext:value-type="float">
            <text:p>0.2939140655</text:p>
          </table:table-cell>
          <table:table-cell office:value-type="float" office:value="89.4537271951338" calcext:value-type="float">
            <text:p>89.45372719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  <table:table-cell office:value-type="float" office:value="0.293860721184501" calcext:value-type="float">
            <text:p>0.2938607212</text:p>
          </table:table-cell>
          <table:table-cell office:value-type="float" office:value="89.4743333477813" calcext:value-type="float">
            <text:p>89.474333347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29385665539714" calcext:value-type="float">
            <text:p>0.2938566554</text:p>
          </table:table-cell>
          <table:table-cell office:value-type="float" office:value="89.4759043621895" calcext:value-type="float">
            <text:p>89.475904362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293531172576378" calcext:value-type="float">
            <text:p>0.2935311726</text:p>
          </table:table-cell>
          <table:table-cell office:value-type="float" office:value="89.6018811523059" calcext:value-type="float">
            <text:p>89.60188115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293512900026389" calcext:value-type="float">
            <text:p>0.2935129</text:p>
          </table:table-cell>
          <table:table-cell office:value-type="float" office:value="89.6089658318872" calcext:value-type="float">
            <text:p>89.608965831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293453582280787" calcext:value-type="float">
            <text:p>0.2934535823</text:p>
          </table:table-cell>
          <table:table-cell office:value-type="float" office:value="89.631973740668" calcext:value-type="float">
            <text:p>89.63197374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0.293402629512221" calcext:value-type="float">
            <text:p>0.2934026295</text:p>
          </table:table-cell>
          <table:table-cell office:value-type="float" office:value="89.6517481736366" calcext:value-type="float">
            <text:p>89.651748173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293278139962686" calcext:value-type="float">
            <text:p>0.29327814</text:p>
          </table:table-cell>
          <table:table-cell office:value-type="float" office:value="89.7001049356429" calcext:value-type="float">
            <text:p>89.70010493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293190536721338" calcext:value-type="float">
            <text:p>0.2931905367</text:p>
          </table:table-cell>
          <table:table-cell office:value-type="float" office:value="89.7341703680899" calcext:value-type="float">
            <text:p>89.734170368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293076595506306" calcext:value-type="float">
            <text:p>0.2930765955</text:p>
          </table:table-cell>
          <table:table-cell office:value-type="float" office:value="89.778523169148" calcext:value-type="float">
            <text:p>89.77852316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.292952598500597" calcext:value-type="float">
            <text:p>0.2929525985</text:p>
          </table:table-cell>
          <table:table-cell office:value-type="float" office:value="89.8268489574281" calcext:value-type="float">
            <text:p>89.826848957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292895749888839" calcext:value-type="float">
            <text:p>0.2928957499</text:p>
          </table:table-cell>
          <table:table-cell office:value-type="float" office:value="89.8490252457327" calcext:value-type="float">
            <text:p>89.84902524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292883672788992" calcext:value-type="float">
            <text:p>0.2928836728</text:p>
          </table:table-cell>
          <table:table-cell office:value-type="float" office:value="89.8537381070499" calcext:value-type="float">
            <text:p>89.85373810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292838934359337" calcext:value-type="float">
            <text:p>0.2928389344</text:p>
          </table:table-cell>
          <table:table-cell office:value-type="float" office:value="89.8712015114201" calcext:value-type="float">
            <text:p>89.87120151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0.292520906155303" calcext:value-type="float">
            <text:p>0.2925209062</text:p>
          </table:table-cell>
          <table:table-cell office:value-type="float" office:value="89.9955728697814" calcext:value-type="float">
            <text:p>89.995572869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office:value-type="float" office:value="0.292510919302783" calcext:value-type="float">
            <text:p>0.2925109193</text:p>
          </table:table-cell>
          <table:table-cell office:value-type="float" office:value="89.9994849976174" calcext:value-type="float">
            <text:p>89.9994849976</text:p>
          </table:table-cell>
          <table:table-cell table:number-columns-repeated="8"/>
        </table:table-row>
      </table:table>
      <table:table table:name="ZnO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(3.24989,3.24989,5.20653,90,90,120)</text:p>
          </table:table-cell>
          <table:table-cell table:number-columns-repeated="6"/>
          <table:table-cell office:value-type="string" calcext:value-type="string">
            <text:p>Wavelength</text:p>
          </table:table-cell>
          <table:table-cell office:value-type="float" office:value="0.413671" calcext:value-type="float">
            <text:p>0.41367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ravc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P 63 m 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0653" calcext:value-type="float">
            <text:p>5.20653</text:p>
          </table:table-cell>
          <table:table-cell table:formula="of:=2*ASIN([.$J$1]/(2*[.J5]))*180/PI()" office:value-type="float" office:value="4.55348207464811" calcext:value-type="float">
            <text:p>4.55348207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4487" calcext:value-type="float">
            <text:p>2.814487</text:p>
          </table:table-cell>
          <table:table-cell table:formula="of:=2*ASIN([.$J$1]/(2*[.J6]))*180/PI()" office:value-type="float" office:value="8.42888551629136" calcext:value-type="float">
            <text:p>8.4288855163</text:p>
          </table:table-cell>
          <table:table-cell office:value-type="float" office:value="8.428003" calcext:value-type="float">
            <text:p>8.428003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03265" calcext:value-type="float">
            <text:p>2.603265</text:p>
          </table:table-cell>
          <table:table-cell table:formula="of:=2*ASIN([.$J$1]/(2*[.J7]))*180/PI()" office:value-type="float" office:value="9.11417403249777" calcext:value-type="float">
            <text:p>9.1141740325</text:p>
          </table:table-cell>
          <table:table-cell office:value-type="float" office:value="9.113896" calcext:value-type="float">
            <text:p>9.1138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7589361526182" calcext:value-type="float">
            <text:p>2.4758936153</text:p>
          </table:table-cell>
          <table:table-cell office:value-type="float" office:value="9.58411966868674" calcext:value-type="float">
            <text:p>9.58411966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75894" calcext:value-type="float">
            <text:p>2.475894</text:p>
          </table:table-cell>
          <table:table-cell table:formula="of:=2*ASIN([.$J$1]/(2*[.J8]))*180/PI()" office:value-type="float" office:value="9.58411701315455" calcext:value-type="float">
            <text:p>9.5841170132</text:p>
          </table:table-cell>
          <table:table-cell office:value-type="float" office:value="9.583823" calcext:value-type="float">
            <text:p>9.5838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.91110132661011" calcext:value-type="float">
            <text:p>1.9111013266</text:p>
          </table:table-cell>
          <table:table-cell office:value-type="float" office:value="12.426406493794" calcext:value-type="float">
            <text:p>12.42640649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101" calcext:value-type="float">
            <text:p>1.911101</text:p>
          </table:table-cell>
          <table:table-cell table:formula="of:=2*ASIN([.$J$1]/(2*[.J9]))*180/PI()" office:value-type="float" office:value="12.4264071158801" calcext:value-type="float">
            <text:p>12.4264071159</text:p>
          </table:table-cell>
          <table:table-cell office:value-type="float" office:value="12.425383" calcext:value-type="float">
            <text:p>12.42538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3551" calcext:value-type="float">
            <text:p>1.73551</text:p>
          </table:table-cell>
          <table:table-cell office:value-type="float" office:value="13.6893908208203" calcext:value-type="float">
            <text:p>13.68939082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3551" calcext:value-type="float">
            <text:p>1.73551</text:p>
          </table:table-cell>
          <table:table-cell table:formula="of:=2*ASIN([.$J$1]/(2*[.J10]))*180/PI()" office:value-type="float" office:value="13.6893891559799" calcext:value-type="float">
            <text:p>13.6893891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4945" calcext:value-type="float">
            <text:p>1.624945</text:p>
          </table:table-cell>
          <table:table-cell office:value-type="float" office:value="14.6257746193874" calcext:value-type="float">
            <text:p>14.62577461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4945" calcext:value-type="float">
            <text:p>1.624945</text:p>
          </table:table-cell>
          <table:table-cell table:formula="of:=2*ASIN([.$J$1]/(2*[.J11]))*180/PI()" office:value-type="float" office:value="14.6257728394622" calcext:value-type="float">
            <text:p>14.6257728395</text:p>
          </table:table-cell>
          <table:table-cell office:value-type="float" office:value="14.625041" calcext:value-type="float">
            <text:p>14.625041</text:p>
          </table:table-cell>
          <table:table-cell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1.551155" calcext:value-type="float">
            <text:p>1.551155</text:p>
          </table:table-cell>
          <table:table-cell table:formula="of:=2*ASIN([.$J$1]/(2*[.J12]))*180/PI()" office:value-type="float" office:value="15.3256170069737" calcext:value-type="float">
            <text:p>15.3256170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77237" calcext:value-type="float">
            <text:p>1.477237</text:p>
          </table:table-cell>
          <table:table-cell table:formula="of:=2*ASIN([.$J$1]/(2*[.J13]))*180/PI()" office:value-type="float" office:value="16.0974411146932" calcext:value-type="float">
            <text:p>16.0974411147</text:p>
          </table:table-cell>
          <table:table-cell office:value-type="float" office:value="16.096813" calcext:value-type="float">
            <text:p>16.0968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7244" calcext:value-type="float">
            <text:p>1.407244</text:p>
          </table:table-cell>
          <table:table-cell table:formula="of:=2*ASIN([.$J$1]/(2*[.J14]))*180/PI()" office:value-type="float" office:value="16.9038062383922" calcext:value-type="float">
            <text:p>16.9038062384</text:p>
          </table:table-cell>
          <table:table-cell office:value-type="float" office:value="16.903688" calcext:value-type="float">
            <text:p>16.903688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78449" calcext:value-type="float">
            <text:p>1.378449</text:p>
          </table:table-cell>
          <table:table-cell table:formula="of:=2*ASIN([.$J$1]/(2*[.J15]))*180/PI()" office:value-type="float" office:value="17.2595833341118" calcext:value-type="float">
            <text:p>17.2595833341</text:p>
          </table:table-cell>
          <table:table-cell office:value-type="float" office:value="17.258633" calcext:value-type="float">
            <text:p>17.2586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3584966820082" calcext:value-type="float">
            <text:p>1.358496682</text:p>
          </table:table-cell>
          <table:table-cell office:value-type="float" office:value="17.5150558377948" calcext:value-type="float">
            <text:p>17.51505583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58497" calcext:value-type="float">
            <text:p>1.358497</text:p>
          </table:table-cell>
          <table:table-cell table:formula="of:=2*ASIN([.$J$1]/(2*[.J16]))*180/PI()" office:value-type="float" office:value="17.5150495690868" calcext:value-type="float">
            <text:p>17.5150495691</text:p>
          </table:table-cell>
          <table:table-cell office:value-type="float" office:value="17.514593" calcext:value-type="float">
            <text:p>17.514593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01632" calcext:value-type="float">
            <text:p>1.301632</text:p>
          </table:table-cell>
          <table:table-cell table:formula="of:=2*ASIN([.$J$1]/(2*[.J17]))*180/PI()" office:value-type="float" office:value="18.2866587696638" calcext:value-type="float">
            <text:p>18.2866587697</text:p>
          </table:table-cell>
          <table:table-cell office:value-type="float" office:value="18.285473" calcext:value-type="float">
            <text:p>18.2854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3794680763091" calcext:value-type="float">
            <text:p>1.2379468076</text:p>
          </table:table-cell>
          <table:table-cell office:value-type="float" office:value="19.2361156176762" calcext:value-type="float">
            <text:p>19.23611561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37947" calcext:value-type="float">
            <text:p>1.237947</text:p>
          </table:table-cell>
          <table:table-cell table:formula="of:=2*ASIN([.$J$1]/(2*[.J18]))*180/PI()" office:value-type="float" office:value="19.2361102497219" calcext:value-type="float">
            <text:p>19.2361102497</text:p>
          </table:table-cell>
          <table:table-cell office:value-type="float" office:value="19.235326" calcext:value-type="float">
            <text:p>19.23532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8617224856279" calcext:value-type="float">
            <text:p>1.1861722486</text:p>
          </table:table-cell>
          <table:table-cell office:value-type="float" office:value="20.0842581472377" calcext:value-type="float">
            <text:p>20.08425814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86172" calcext:value-type="float">
            <text:p>1.186172</text:p>
          </table:table-cell>
          <table:table-cell table:formula="of:=2*ASIN([.$J$1]/(2*[.J19]))*180/PI()" office:value-type="float" office:value="20.0842599434068" calcext:value-type="float">
            <text:p>20.08425994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8140770926508" calcext:value-type="float">
            <text:p>1.1814077093</text:p>
          </table:table-cell>
          <table:table-cell office:value-type="float" office:value="20.1661015327411" calcext:value-type="float">
            <text:p>20.16610153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81408" calcext:value-type="float">
            <text:p>1.181408</text:p>
          </table:table-cell>
          <table:table-cell table:formula="of:=2*ASIN([.$J$1]/(2*[.J20]))*180/PI()" office:value-type="float" office:value="20.1660940518102" calcext:value-type="float">
            <text:p>20.1660940518</text:p>
          </table:table-cell>
          <table:table-cell office:value-type="float" office:value="20.165182" calcext:value-type="float">
            <text:p>20.1651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93062" calcext:value-type="float">
            <text:p>1.093062</text:p>
          </table:table-cell>
          <table:table-cell table:formula="of:=2*ASIN([.$J$1]/(2*[.J21]))*180/PI()" office:value-type="float" office:value="21.8152091039433" calcext:value-type="float">
            <text:p>21.8152091039</text:p>
          </table:table-cell>
          <table:table-cell office:value-type="float" office:value="21.814926" calcext:value-type="float">
            <text:p>21.8149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63776" calcext:value-type="float">
            <text:p>1.063776</text:p>
          </table:table-cell>
          <table:table-cell table:formula="of:=2*ASIN([.$J$1]/(2*[.J22]))*180/PI()" office:value-type="float" office:value="22.4234629638233" calcext:value-type="float">
            <text:p>22.4234629638</text:p>
          </table:table-cell>
          <table:table-cell office:value-type="float" office:value="22.422832" calcext:value-type="float">
            <text:p>22.4228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224440950131" calcext:value-type="float">
            <text:p>1.0422444095</text:p>
          </table:table-cell>
          <table:table-cell office:value-type="float" office:value="22.8929057817731" calcext:value-type="float">
            <text:p>22.89290578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2244" calcext:value-type="float">
            <text:p>1.042244</text:p>
          </table:table-cell>
          <table:table-cell table:formula="of:=2*ASIN([.$J$1]/(2*[.J23]))*180/PI()" office:value-type="float" office:value="22.8929120897465" calcext:value-type="float">
            <text:p>22.8929120897</text:p>
          </table:table-cell>
          <table:table-cell office:value-type="float" office:value="22.891759" calcext:value-type="float">
            <text:p>22.891759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41306" calcext:value-type="float">
            <text:p>1.041306</text:p>
          </table:table-cell>
          <table:table-cell table:formula="of:=2*ASIN([.$J$1]/(2*[.J24]))*180/PI()" office:value-type="float" office:value="22.9138130246633" calcext:value-type="float">
            <text:p>22.9138130247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015893" calcext:value-type="float">
            <text:p>1.015893</text:p>
          </table:table-cell>
          <table:table-cell table:formula="of:=2*ASIN([.$J$1]/(2*[.J25]))*180/PI()" office:value-type="float" office:value="23.4950770256099" calcext:value-type="float">
            <text:p>23.4950770256</text:p>
          </table:table-cell>
          <table:table-cell office:value-type="float" office:value="23.493665" calcext:value-type="float">
            <text:p>23.4936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84733277746212" calcext:value-type="float">
            <text:p>0.9847332777</text:p>
          </table:table-cell>
          <table:table-cell office:value-type="float" office:value="24.2496483006693" calcext:value-type="float">
            <text:p>24.2496483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4733" calcext:value-type="float">
            <text:p>0.984733</text:p>
          </table:table-cell>
          <table:table-cell table:formula="of:=2*ASIN([.$J$1]/(2*[.J26]))*180/PI()" office:value-type="float" office:value="24.2496522645988" calcext:value-type="float">
            <text:p>24.2496522646</text:p>
          </table:table-cell>
          <table:table-cell office:value-type="float" office:value="24.249548" calcext:value-type="float">
            <text:p>24.2495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976607295875748" calcext:value-type="float">
            <text:p>0.9766072959</text:p>
          </table:table-cell>
          <table:table-cell office:value-type="float" office:value="24.4545268411785" calcext:value-type="float">
            <text:p>24.45452684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76607" calcext:value-type="float">
            <text:p>0.976607</text:p>
          </table:table-cell>
          <table:table-cell table:formula="of:=2*ASIN([.$J$1]/(2*[.J27]))*180/PI()" office:value-type="float" office:value="24.4545313588996" calcext:value-type="float">
            <text:p>24.4545313589</text:p>
          </table:table-cell>
          <table:table-cell office:value-type="float" office:value="24.452517" calcext:value-type="float">
            <text:p>24.4525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955550663305055" calcext:value-type="float">
            <text:p>0.9555506633</text:p>
          </table:table-cell>
          <table:table-cell office:value-type="float" office:value="25.0020277875738" calcext:value-type="float">
            <text:p>25.00202778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55551" calcext:value-type="float">
            <text:p>0.955551</text:p>
          </table:table-cell>
          <table:table-cell table:formula="of:=2*ASIN([.$J$1]/(2*[.J28]))*180/PI()" office:value-type="float" office:value="25.0020157603289" calcext:value-type="float">
            <text:p>25.0020157603</text:p>
          </table:table-cell>
          <table:table-cell office:value-type="float" office:value="25.000432" calcext:value-type="float">
            <text:p>25.0004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162433168336" calcext:value-type="float">
            <text:p>0.9381624332</text:p>
          </table:table-cell>
          <table:table-cell office:value-type="float" office:value="25.4731361079411" calcext:value-type="float">
            <text:p>25.473136107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162" calcext:value-type="float">
            <text:p>0.938162</text:p>
          </table:table-cell>
          <table:table-cell table:formula="of:=2*ASIN([.$J$1]/(2*[.J29]))*180/PI()" office:value-type="float" office:value="25.4731449320563" calcext:value-type="float">
            <text:p>25.4731449321</text:p>
          </table:table-cell>
          <table:table-cell office:value-type="float" office:value="25.471359" calcext:value-type="float">
            <text:p>25.4713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3293" calcext:value-type="float">
            <text:p>0.923293</text:p>
          </table:table-cell>
          <table:table-cell table:formula="of:=2*ASIN([.$J$1]/(2*[.J30]))*180/PI()" office:value-type="float" office:value="25.8904385424453" calcext:value-type="float">
            <text:p>25.89043854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06959" calcext:value-type="float">
            <text:p>0.906959</text:p>
          </table:table-cell>
          <table:table-cell table:formula="of:=2*ASIN([.$J$1]/(2*[.J31]))*180/PI()" office:value-type="float" office:value="26.3650426513595" calcext:value-type="float">
            <text:p>26.3650426514</text:p>
          </table:table-cell>
          <table:table-cell office:value-type="float" office:value="26.36422" calcext:value-type="float">
            <text:p>26.364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82599" calcext:value-type="float">
            <text:p>0.882599</text:p>
          </table:table-cell>
          <table:table-cell table:formula="of:=2*ASIN([.$J$1]/(2*[.J32]))*180/PI()" office:value-type="float" office:value="27.1064107798293" calcext:value-type="float">
            <text:p>27.1064107798</text:p>
          </table:table-cell>
          <table:table-cell office:value-type="float" office:value="27.105105" calcext:value-type="float">
            <text:p>27.105105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76734" calcext:value-type="float">
            <text:p>0.876734</text:p>
          </table:table-cell>
          <table:table-cell table:formula="of:=2*ASIN([.$J$1]/(2*[.J33]))*180/PI()" office:value-type="float" office:value="27.2912374224166" calcext:value-type="float">
            <text:p>27.29123742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67755" calcext:value-type="float">
            <text:p>0.867755</text:p>
          </table:table-cell>
          <table:table-cell office:value-type="float" office:value="27.5791852083541" calcext:value-type="float">
            <text:p>27.57918520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67755" calcext:value-type="float">
            <text:p>0.867755</text:p>
          </table:table-cell>
          <table:table-cell table:formula="of:=2*ASIN([.$J$1]/(2*[.J34]))*180/PI()" office:value-type="float" office:value="27.5791818042912" calcext:value-type="float">
            <text:p>27.5791818043</text:p>
          </table:table-cell>
          <table:table-cell office:value-type="float" office:value="27.578032" calcext:value-type="float">
            <text:p>27.5780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37060836690784" calcext:value-type="float">
            <text:p>0.8370608367</text:p>
          </table:table-cell>
          <table:table-cell office:value-type="float" office:value="28.6116305697735" calcext:value-type="float">
            <text:p>28.61163056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37061" calcext:value-type="float">
            <text:p>0.837061</text:p>
          </table:table-cell>
          <table:table-cell table:formula="of:=2*ASIN([.$J$1]/(2*[.J35]))*180/PI()" office:value-type="float" office:value="28.6116213318749" calcext:value-type="float">
            <text:p>28.6116213319</text:p>
          </table:table-cell>
          <table:table-cell office:value-type="float" office:value="28.609872" calcext:value-type="float">
            <text:p>28.6098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29236" calcext:value-type="float">
            <text:p>0.829236</text:p>
          </table:table-cell>
          <table:table-cell table:formula="of:=2*ASIN([.$J$1]/(2*[.J36]))*180/PI()" office:value-type="float" office:value="28.8874509690451" calcext:value-type="float">
            <text:p>28.887450969</text:p>
          </table:table-cell>
          <table:table-cell office:value-type="float" office:value="28.885829" calcext:value-type="float">
            <text:p>28.8858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825297871753941" calcext:value-type="float">
            <text:p>0.8252978718</text:p>
          </table:table-cell>
          <table:table-cell office:value-type="float" office:value="29.0283172167495" calcext:value-type="float">
            <text:p>29.02831721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25298" calcext:value-type="float">
            <text:p>0.825298</text:p>
          </table:table-cell>
          <table:table-cell table:formula="of:=2*ASIN([.$J$1]/(2*[.J37]))*180/PI()" office:value-type="float" office:value="29.028309016289" calcext:value-type="float">
            <text:p>29.02830901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23688113974296" calcext:value-type="float">
            <text:p>0.823688114</text:p>
          </table:table-cell>
          <table:table-cell office:value-type="float" office:value="29.0862973768466" calcext:value-type="float">
            <text:p>29.0862973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23688" calcext:value-type="float">
            <text:p>0.823688</text:p>
          </table:table-cell>
          <table:table-cell table:formula="of:=2*ASIN([.$J$1]/(2*[.J38]))*180/PI()" office:value-type="float" office:value="29.0862978921548" calcext:value-type="float">
            <text:p>29.0862978922</text:p>
          </table:table-cell>
          <table:table-cell office:value-type="float" office:value="29.083798" calcext:value-type="float">
            <text:p>29.083798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124725" calcext:value-type="float">
            <text:p>0.8124725</text:p>
          </table:table-cell>
          <table:table-cell office:value-type="float" office:value="29.4968560901565" calcext:value-type="float">
            <text:p>29.496856090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12473" calcext:value-type="float">
            <text:p>0.812473</text:p>
          </table:table-cell>
          <table:table-cell table:formula="of:=2*ASIN([.$J$1]/(2*[.J39]))*180/PI()" office:value-type="float" office:value="29.496833874612" calcext:value-type="float">
            <text:p>29.4968338746</text:p>
          </table:table-cell>
          <table:table-cell office:value-type="float" office:value="29.495734" calcext:value-type="float">
            <text:p>29.495734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02757" calcext:value-type="float">
            <text:p>0.802757</text:p>
          </table:table-cell>
          <table:table-cell table:formula="of:=2*ASIN([.$J$1]/(2*[.J40]))*180/PI()" office:value-type="float" office:value="29.8620962132549" calcext:value-type="float">
            <text:p>29.86209621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0598" calcext:value-type="float">
            <text:p>0.780598</text:p>
          </table:table-cell>
          <table:table-cell table:formula="of:=2*ASIN([.$J$1]/(2*[.J41]))*180/PI()" office:value-type="float" office:value="30.7304085971391" calcext:value-type="float">
            <text:p>30.7304085971</text:p>
          </table:table-cell>
          <table:table-cell office:value-type="float" office:value="30.729543" calcext:value-type="float">
            <text:p>30.729543</text:p>
          </table:table-cell>
          <table:table-cell/>
        </table:table-row>
        <table:table-row table:style-name="ro1"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0.775578" calcext:value-type="float">
            <text:p>0.775578</text:p>
          </table:table-cell>
          <table:table-cell table:formula="of:=2*ASIN([.$J$1]/(2*[.J42]))*180/PI()" office:value-type="float" office:value="30.9342734390984" calcext:value-type="float">
            <text:p>30.9342734391</text:p>
          </table:table-cell>
          <table:table-cell office:value-type="float" office:value="30.933511" calcext:value-type="float">
            <text:p>30.9335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771970353092115" calcext:value-type="float">
            <text:p>0.7719703531</text:p>
          </table:table-cell>
          <table:table-cell office:value-type="float" office:value="31.082486082637" calcext:value-type="float">
            <text:p>31.08248608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197" calcext:value-type="float">
            <text:p>0.77197</text:p>
          </table:table-cell>
          <table:table-cell table:formula="of:=2*ASIN([.$J$1]/(2*[.J43]))*180/PI()" office:value-type="float" office:value="31.0824968015529" calcext:value-type="float">
            <text:p>31.0824968016</text:p>
          </table:table-cell>
          <table:table-cell office:value-type="float" office:value="31.082488" calcext:value-type="float">
            <text:p>31.08248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65447455546686" calcext:value-type="float">
            <text:p>0.7654474555</text:p>
          </table:table-cell>
          <table:table-cell office:value-type="float" office:value="31.3541438988775" calcext:value-type="float">
            <text:p>31.3541438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65447" calcext:value-type="float">
            <text:p>0.765447</text:p>
          </table:table-cell>
          <table:table-cell table:formula="of:=2*ASIN([.$J$1]/(2*[.J44]))*180/PI()" office:value-type="float" office:value="31.354159146351" calcext:value-type="float">
            <text:p>31.3541591464</text:p>
          </table:table-cell>
          <table:table-cell office:value-type="float" office:value="31.352446" calcext:value-type="float">
            <text:p>31.3524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61077" calcext:value-type="float">
            <text:p>0.761077</text:p>
          </table:table-cell>
          <table:table-cell table:formula="of:=2*ASIN([.$J$1]/(2*[.J45]))*180/PI()" office:value-type="float" office:value="31.5388637876519" calcext:value-type="float">
            <text:p>31.5388637877</text:p>
          </table:table-cell>
          <table:table-cell office:value-type="float" office:value="31.537418" calcext:value-type="float">
            <text:p>31.5374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47707722675312" calcext:value-type="float">
            <text:p>0.7477077227</text:p>
          </table:table-cell>
          <table:table-cell office:value-type="float" office:value="32.1178937170238" calcext:value-type="float">
            <text:p>32.1178937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47708" calcext:value-type="float">
            <text:p>0.747708</text:p>
          </table:table-cell>
          <table:table-cell table:formula="of:=2*ASIN([.$J$1]/(2*[.J46]))*180/PI()" office:value-type="float" office:value="32.1178774899134" calcext:value-type="float">
            <text:p>32.1178774899</text:p>
          </table:table-cell>
          <table:table-cell office:value-type="float" office:value="32.116328" calcext:value-type="float">
            <text:p>32.1163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744131759641133" calcext:value-type="float">
            <text:p>0.7441317596</text:p>
          </table:table-cell>
          <table:table-cell office:value-type="float" office:value="32.2764423274531" calcext:value-type="float">
            <text:p>32.2764423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44132" calcext:value-type="float">
            <text:p>0.744132</text:p>
          </table:table-cell>
          <table:table-cell table:formula="of:=2*ASIN([.$J$1]/(2*[.J47]))*180/PI()" office:value-type="float" office:value="32.2764276039195" calcext:value-type="float">
            <text:p>32.2764276039</text:p>
          </table:table-cell>
          <table:table-cell office:value-type="float" office:value="32.275303" calcext:value-type="float">
            <text:p>32.275303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4379" calcext:value-type="float">
            <text:p>0.74379</text:p>
          </table:table-cell>
          <table:table-cell table:formula="of:=2*ASIN([.$J$1]/(2*[.J48]))*180/PI()" office:value-type="float" office:value="32.2916741685022" calcext:value-type="float">
            <text:p>32.29167416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738618" calcext:value-type="float">
            <text:p>0.738618</text:p>
          </table:table-cell>
          <table:table-cell table:formula="of:=2*ASIN([.$J$1]/(2*[.J49]))*180/PI()" office:value-type="float" office:value="32.5240391378074" calcext:value-type="float">
            <text:p>32.5240391378</text:p>
          </table:table-cell>
          <table:table-cell office:value-type="float" office:value="32.520265" calcext:value-type="float">
            <text:p>32.52026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35831126583913" calcext:value-type="float">
            <text:p>0.7358311266</text:p>
          </table:table-cell>
          <table:table-cell office:value-type="float" office:value="32.6506624609122" calcext:value-type="float">
            <text:p>32.650662460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35831" calcext:value-type="float">
            <text:p>0.735831</text:p>
          </table:table-cell>
          <table:table-cell table:formula="of:=2*ASIN([.$J$1]/(2*[.J50]))*180/PI()" office:value-type="float" office:value="32.6506641724103" calcext:value-type="float">
            <text:p>32.65066417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19102815916299" calcext:value-type="float">
            <text:p>0.7191028159</text:p>
          </table:table-cell>
          <table:table-cell office:value-type="float" office:value="33.4322383329376" calcext:value-type="float">
            <text:p>33.43223833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19103" calcext:value-type="float">
            <text:p>0.719103</text:p>
          </table:table-cell>
          <table:table-cell table:formula="of:=2*ASIN([.$J$1]/(2*[.J51]))*180/PI()" office:value-type="float" office:value="33.4322253578337" calcext:value-type="float">
            <text:p>33.4322253578</text:p>
          </table:table-cell>
          <table:table-cell office:value-type="float" office:value="33.429124" calcext:value-type="float">
            <text:p>33.4291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11903" calcext:value-type="float">
            <text:p>0.711903</text:p>
          </table:table-cell>
          <table:table-cell table:formula="of:=2*ASIN([.$J$1]/(2*[.J52]))*180/PI()" office:value-type="float" office:value="33.7804414135884" calcext:value-type="float">
            <text:p>33.7804414136</text:p>
          </table:table-cell>
          <table:table-cell office:value-type="float" office:value="33.77907" calcext:value-type="float">
            <text:p>33.779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622" calcext:value-type="float">
            <text:p>0.703622</text:p>
          </table:table-cell>
          <table:table-cell table:formula="of:=2*ASIN([.$J$1]/(2*[.J53]))*180/PI()" office:value-type="float" office:value="34.1901613989214" calcext:value-type="float">
            <text:p>34.1901613989</text:p>
          </table:table-cell>
          <table:table-cell office:value-type="float" office:value="34.190006" calcext:value-type="float">
            <text:p>34.1900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7283250206777" calcext:value-type="float">
            <text:p>0.6972832502</text:p>
          </table:table-cell>
          <table:table-cell office:value-type="float" office:value="34.5106780443631" calcext:value-type="float">
            <text:p>34.5106780444</text:p>
          </table:table-cell>
          <table:table-cell table:number-columns-repeated="6"/>
          <table:table-cell office:value-type="float" office:value="34.510956" calcext:value-type="float">
            <text:p>34.5109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679248341004099" calcext:value-type="float">
            <text:p>0.679248341</text:p>
          </table:table-cell>
          <table:table-cell office:value-type="float" office:value="35.456950716338" calcext:value-type="float">
            <text:p>35.4569507163</text:p>
          </table:table-cell>
          <table:table-cell table:number-columns-repeated="6"/>
          <table:table-cell office:value-type="float" office:value="34.926892" calcext:value-type="float">
            <text:p>34.9268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669444017643546" calcext:value-type="float">
            <text:p>0.6694440176</text:p>
          </table:table-cell>
          <table:table-cell office:value-type="float" office:value="35.9938710483984" calcext:value-type="float">
            <text:p>35.9938710484</text:p>
          </table:table-cell>
          <table:table-cell table:number-columns-repeated="6"/>
          <table:table-cell office:value-type="float" office:value="35.457809" calcext:value-type="float">
            <text:p>35.4578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657588463469948" calcext:value-type="float">
            <text:p>0.6575884635</text:p>
          </table:table-cell>
          <table:table-cell office:value-type="float" office:value="36.6656610530255" calcext:value-type="float">
            <text:p>36.66566105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40778972465452" calcext:value-type="float">
            <text:p>0.6407789725</text:p>
          </table:table-cell>
          <table:table-cell office:value-type="float" office:value="37.6631857943691" calcext:value-type="float">
            <text:p>37.663185794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637033775536703" calcext:value-type="float">
            <text:p>0.6370337755</text:p>
          </table:table-cell>
          <table:table-cell office:value-type="float" office:value="37.8930244424131" calcext:value-type="float">
            <text:p>37.893024442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634084443879594" calcext:value-type="float">
            <text:p>0.6340844439</text:p>
          </table:table-cell>
          <table:table-cell office:value-type="float" office:value="38.0760457355137" calcext:value-type="float">
            <text:p>38.076045735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626698473611041" calcext:value-type="float">
            <text:p>0.6266984736</text:p>
          </table:table-cell>
          <table:table-cell office:value-type="float" office:value="38.5423990991543" calcext:value-type="float">
            <text:p>38.542399099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2458838882868" calcext:value-type="float">
            <text:p>0.6245883888</text:p>
          </table:table-cell>
          <table:table-cell office:value-type="float" office:value="38.6777802278885" calcext:value-type="float">
            <text:p>38.677780227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18973403815456" calcext:value-type="float">
            <text:p>0.6189734038</text:p>
          </table:table-cell>
          <table:table-cell office:value-type="float" office:value="39.0428088894382" calcext:value-type="float">
            <text:p>39.042808889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4171480593979" calcext:value-type="float">
            <text:p>0.6141714806</text:p>
          </table:table-cell>
          <table:table-cell office:value-type="float" office:value="39.3606107207656" calcext:value-type="float">
            <text:p>39.360610720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09566146453653" calcext:value-type="float">
            <text:p>0.6095661465</text:p>
          </table:table-cell>
          <table:table-cell office:value-type="float" office:value="39.6704088649557" calcext:value-type="float">
            <text:p>39.6704088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93086124281394" calcext:value-type="float">
            <text:p>0.5930861243</text:p>
          </table:table-cell>
          <table:table-cell office:value-type="float" office:value="40.8210849273469" calcext:value-type="float">
            <text:p>40.821084927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90703854632542" calcext:value-type="float">
            <text:p>0.5907038546</text:p>
          </table:table-cell>
          <table:table-cell office:value-type="float" office:value="40.9930982310635" calcext:value-type="float">
            <text:p>40.993098231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58300375290148" calcext:value-type="float">
            <text:p>0.5830037529</text:p>
          </table:table-cell>
          <table:table-cell office:value-type="float" office:value="41.5593880585557" calcext:value-type="float">
            <text:p>41.55938805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578986005925422" calcext:value-type="float">
            <text:p>0.5789860059</text:p>
          </table:table-cell>
          <table:table-cell office:value-type="float" office:value="41.8612785906184" calcext:value-type="float">
            <text:p>41.861278590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578503333333333" calcext:value-type="float">
            <text:p>0.5785033333</text:p>
          </table:table-cell>
          <table:table-cell office:value-type="float" office:value="41.8978489976016" calcext:value-type="float">
            <text:p>41.89784899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78429361328163" calcext:value-type="float">
            <text:p>0.5784293613</text:p>
          </table:table-cell>
          <table:table-cell office:value-type="float" office:value="41.9034593853348" calcext:value-type="float">
            <text:p>41.90345938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59636284546628" calcext:value-type="float">
            <text:p>0.5596362845</text:p>
          </table:table-cell>
          <table:table-cell office:value-type="float" office:value="43.3805684727657" calcext:value-type="float">
            <text:p>43.38056847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555159920328349" calcext:value-type="float">
            <text:p>0.5551599203</text:p>
          </table:table-cell>
          <table:table-cell office:value-type="float" office:value="43.7483164043758" calcext:value-type="float">
            <text:p>43.748316404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50182669612761" calcext:value-type="float">
            <text:p>0.5501826696</text:p>
          </table:table-cell>
          <table:table-cell office:value-type="float" office:value="44.1648117688823" calcext:value-type="float">
            <text:p>44.164811768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548753290583273" calcext:value-type="float">
            <text:p>0.5487532906</text:p>
          </table:table-cell>
          <table:table-cell office:value-type="float" office:value="44.2859333018383" calcext:value-type="float">
            <text:p>44.28593330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544995411070989" calcext:value-type="float">
            <text:p>0.5449954111</text:p>
          </table:table-cell>
          <table:table-cell office:value-type="float" office:value="44.6076494774037" calcext:value-type="float">
            <text:p>44.60764947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41648333333333" calcext:value-type="float">
            <text:p>0.5416483333</text:p>
          </table:table-cell>
          <table:table-cell office:value-type="float" office:value="44.8982734562862" calcext:value-type="float">
            <text:p>44.898273456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538481473134726" calcext:value-type="float">
            <text:p>0.5384814731</text:p>
          </table:table-cell>
          <table:table-cell office:value-type="float" office:value="45.1768613497351" calcext:value-type="float">
            <text:p>45.176861349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29134186882829" calcext:value-type="float">
            <text:p>0.5291341869</text:p>
          </table:table-cell>
          <table:table-cell office:value-type="float" office:value="46.020310661696" calcext:value-type="float">
            <text:p>46.02031066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21122204750655" calcext:value-type="float">
            <text:p>0.5211222048</text:p>
          </table:table-cell>
          <table:table-cell office:value-type="float" office:value="46.7695583546093" calcext:value-type="float">
            <text:p>46.769558354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.517051703784114" calcext:value-type="float">
            <text:p>0.5170517038</text:p>
          </table:table-cell>
          <table:table-cell office:value-type="float" office:value="47.159946332036" calcext:value-type="float">
            <text:p>47.1599463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516655149610294" calcext:value-type="float">
            <text:p>0.5166551496</text:p>
          </table:table-cell>
          <table:table-cell office:value-type="float" office:value="47.1983385858695" calcext:value-type="float">
            <text:p>47.198338585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51196657593894" calcext:value-type="float">
            <text:p>0.5119665759</text:p>
          </table:table-cell>
          <table:table-cell office:value-type="float" office:value="47.6572059502097" calcext:value-type="float">
            <text:p>47.657205950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511146445580289" calcext:value-type="float">
            <text:p>0.5111464456</text:p>
          </table:table-cell>
          <table:table-cell office:value-type="float" office:value="47.7384207998018" calcext:value-type="float">
            <text:p>47.738420799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3131077339331" calcext:value-type="float">
            <text:p>0.5031310773</text:p>
          </table:table-cell>
          <table:table-cell office:value-type="float" office:value="48.5474927035895" calcext:value-type="float">
            <text:p>48.54749270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501311989802805" calcext:value-type="float">
            <text:p>0.5013119898</text:p>
          </table:table-cell>
          <table:table-cell office:value-type="float" office:value="48.735079501728" calcext:value-type="float">
            <text:p>48.735079501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99870840958634" calcext:value-type="float">
            <text:p>0.499870841</text:p>
          </table:table-cell>
          <table:table-cell office:value-type="float" office:value="48.8847617325307" calcext:value-type="float">
            <text:p>48.884761732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496228233178095" calcext:value-type="float">
            <text:p>0.4962282332</text:p>
          </table:table-cell>
          <table:table-cell office:value-type="float" office:value="49.2673747043603" calcext:value-type="float">
            <text:p>49.267374704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95178723052365" calcext:value-type="float">
            <text:p>0.4951787231</text:p>
          </table:table-cell>
          <table:table-cell office:value-type="float" office:value="49.3787677666269" calcext:value-type="float">
            <text:p>49.378767766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492412259296546" calcext:value-type="float">
            <text:p>0.4924122593</text:p>
          </table:table-cell>
          <table:table-cell office:value-type="float" office:value="49.674912914245" calcext:value-type="float">
            <text:p>49.674912914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492366638873106" calcext:value-type="float">
            <text:p>0.4923666389</text:p>
          </table:table-cell>
          <table:table-cell office:value-type="float" office:value="49.679827374238" calcext:value-type="float">
            <text:p>49.679827374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488303647937874" calcext:value-type="float">
            <text:p>0.4883036479</text:p>
          </table:table-cell>
          <table:table-cell office:value-type="float" office:value="50.1215954336768" calcext:value-type="float">
            <text:p>50.121595433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487591906637833" calcext:value-type="float">
            <text:p>0.4875919066</text:p>
          </table:table-cell>
          <table:table-cell office:value-type="float" office:value="50.1998234479512" calcext:value-type="float">
            <text:p>50.19982344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477775331652528" calcext:value-type="float">
            <text:p>0.4777753317</text:p>
          </table:table-cell>
          <table:table-cell office:value-type="float" office:value="51.3052372015489" calcext:value-type="float">
            <text:p>51.305237201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73673346858017" calcext:value-type="float">
            <text:p>0.4736733469</text:p>
          </table:table-cell>
          <table:table-cell office:value-type="float" office:value="51.7822941009232" calcext:value-type="float">
            <text:p>51.78229410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471250172206708" calcext:value-type="float">
            <text:p>0.4712501722</text:p>
          </table:table-cell>
          <table:table-cell office:value-type="float" office:value="52.0684707008473" calcext:value-type="float">
            <text:p>52.068470700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71210183958102" calcext:value-type="float">
            <text:p>0.471210184</text:p>
          </table:table-cell>
          <table:table-cell office:value-type="float" office:value="52.0732209329155" calcext:value-type="float">
            <text:p>52.073220932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081216584168" calcext:value-type="float">
            <text:p>0.4690812166</text:p>
          </table:table-cell>
          <table:table-cell office:value-type="float" office:value="52.327432366086" calcext:value-type="float">
            <text:p>52.327432366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67645056251222" calcext:value-type="float">
            <text:p>0.4676450563</text:p>
          </table:table-cell>
          <table:table-cell office:value-type="float" office:value="52.5003840370115" calcext:value-type="float">
            <text:p>52.5003840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466766346710573" calcext:value-type="float">
            <text:p>0.4667663467</text:p>
          </table:table-cell>
          <table:table-cell office:value-type="float" office:value="52.606792611427" calcext:value-type="float">
            <text:p>52.606792611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0882487431226" calcext:value-type="float">
            <text:p>0.4608824874</text:p>
          </table:table-cell>
          <table:table-cell office:value-type="float" office:value="53.3310636881773" calcext:value-type="float">
            <text:p>53.331063688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59483030684532" calcext:value-type="float">
            <text:p>0.4594830307</text:p>
          </table:table-cell>
          <table:table-cell office:value-type="float" office:value="53.5064037993568" calcext:value-type="float">
            <text:p>53.506403799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458372597804994" calcext:value-type="float">
            <text:p>0.4583725978</text:p>
          </table:table-cell>
          <table:table-cell office:value-type="float" office:value="53.6463905135959" calcext:value-type="float">
            <text:p>53.64639051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455559081864176" calcext:value-type="float">
            <text:p>0.4555590819</text:p>
          </table:table-cell>
          <table:table-cell office:value-type="float" office:value="54.0045254259154" calcext:value-type="float">
            <text:p>54.004525425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454746638968647" calcext:value-type="float">
            <text:p>0.454746639</text:p>
          </table:table-cell>
          <table:table-cell office:value-type="float" office:value="54.1088736562485" calcext:value-type="float">
            <text:p>54.10887365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452832227336066" calcext:value-type="float">
            <text:p>0.4528322273</text:p>
          </table:table-cell>
          <table:table-cell office:value-type="float" office:value="54.3564310242004" calcext:value-type="float">
            <text:p>54.356431024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50678655177603" calcext:value-type="float">
            <text:p>0.4506786552</text:p>
          </table:table-cell>
          <table:table-cell office:value-type="float" office:value="54.637761757892" calcext:value-type="float">
            <text:p>54.637761757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448849505660435" calcext:value-type="float">
            <text:p>0.4488495057</text:p>
          </table:table-cell>
          <table:table-cell office:value-type="float" office:value="54.8791160515934" calcext:value-type="float">
            <text:p>54.87911605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448624513497279" calcext:value-type="float">
            <text:p>0.4486245135</text:p>
          </table:table-cell>
          <table:table-cell office:value-type="float" office:value="54.9089577583058" calcext:value-type="float">
            <text:p>54.908957758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436210834191688" calcext:value-type="float">
            <text:p>0.4362108342</text:p>
          </table:table-cell>
          <table:table-cell office:value-type="float" office:value="56.609879432208" calcext:value-type="float">
            <text:p>56.609879432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35972638468267" calcext:value-type="float">
            <text:p>0.4359726385</text:p>
          </table:table-cell>
          <table:table-cell office:value-type="float" office:value="56.6435998100712" calcext:value-type="float">
            <text:p>56.643599810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4338775" calcext:value-type="float">
            <text:p>0.4338775</text:p>
          </table:table-cell>
          <table:table-cell office:value-type="float" office:value="56.9420283299549" calcext:value-type="float">
            <text:p>56.9420283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43314439173564" calcext:value-type="float">
            <text:p>0.4331443917</text:p>
          </table:table-cell>
          <table:table-cell office:value-type="float" office:value="57.0472333622757" calcext:value-type="float">
            <text:p>57.04723336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432647395945305" calcext:value-type="float">
            <text:p>0.4326473959</text:p>
          </table:table-cell>
          <table:table-cell office:value-type="float" office:value="57.1187877298314" calcext:value-type="float">
            <text:p>57.118787729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432445888746537" calcext:value-type="float">
            <text:p>0.4324458887</text:p>
          </table:table-cell>
          <table:table-cell office:value-type="float" office:value="57.1478532888037" calcext:value-type="float">
            <text:p>57.14785328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427754308085047" calcext:value-type="float">
            <text:p>0.4277543081</text:p>
          </table:table-cell>
          <table:table-cell office:value-type="float" office:value="57.8334800601106" calcext:value-type="float">
            <text:p>57.833480060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25745408140144" calcext:value-type="float">
            <text:p>0.4257454081</text:p>
          </table:table-cell>
          <table:table-cell office:value-type="float" office:value="58.1323874975068" calcext:value-type="float">
            <text:p>58.13238749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23488095886029" calcext:value-type="float">
            <text:p>0.4234880959</text:p>
          </table:table-cell>
          <table:table-cell office:value-type="float" office:value="58.4721661736957" calcext:value-type="float">
            <text:p>58.47216617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422835205762131" calcext:value-type="float">
            <text:p>0.4228352058</text:p>
          </table:table-cell>
          <table:table-cell office:value-type="float" office:value="58.57122384996" calcext:value-type="float">
            <text:p>58.5712238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421108820385274" calcext:value-type="float">
            <text:p>0.4211088204</text:p>
          </table:table-cell>
          <table:table-cell office:value-type="float" office:value="58.8348682394921" calcext:value-type="float">
            <text:p>58.83486823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419191686992483" calcext:value-type="float">
            <text:p>0.419191687</text:p>
          </table:table-cell>
          <table:table-cell office:value-type="float" office:value="59.1305941761796" calcext:value-type="float">
            <text:p>59.130594176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418530418345392" calcext:value-type="float">
            <text:p>0.4185304183</text:p>
          </table:table-cell>
          <table:table-cell office:value-type="float" office:value="59.2333272147426" calcext:value-type="float">
            <text:p>59.233327214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18081998031916" calcext:value-type="float">
            <text:p>0.418081998</text:p>
          </table:table-cell>
          <table:table-cell office:value-type="float" office:value="59.3032074851745" calcext:value-type="float">
            <text:p>59.303207485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412648935876971" calcext:value-type="float">
            <text:p>0.4126489359</text:p>
          </table:table-cell>
          <table:table-cell office:value-type="float" office:value="60.1639420031896" calcext:value-type="float">
            <text:p>60.16394200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11844056987148" calcext:value-type="float">
            <text:p>0.411844057</text:p>
          </table:table-cell>
          <table:table-cell office:value-type="float" office:value="60.2937095248034" calcext:value-type="float">
            <text:p>60.293709524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407616702274468" calcext:value-type="float">
            <text:p>0.4076167023</text:p>
          </table:table-cell>
          <table:table-cell office:value-type="float" office:value="60.9851262190016" calcext:value-type="float">
            <text:p>60.985126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0623625" calcext:value-type="float">
            <text:p>0.40623625</text:p>
          </table:table-cell>
          <table:table-cell office:value-type="float" office:value="61.2145673741323" calcext:value-type="float">
            <text:p>61.21456737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05302365249836" calcext:value-type="float">
            <text:p>0.4053023652</text:p>
          </table:table-cell>
          <table:table-cell office:value-type="float" office:value="61.3708275171501" calcext:value-type="float">
            <text:p>61.370827517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40472991432097" calcext:value-type="float">
            <text:p>0.4047299143</text:p>
          </table:table-cell>
          <table:table-cell office:value-type="float" office:value="61.4670309028478" calcext:value-type="float">
            <text:p>61.467030902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00876066333321" calcext:value-type="float">
            <text:p>0.4008760663</text:p>
          </table:table-cell>
          <table:table-cell office:value-type="float" office:value="62.1231251015531" calcext:value-type="float">
            <text:p>62.12312510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399954130613731" calcext:value-type="float">
            <text:p>0.3999541306</text:p>
          </table:table-cell>
          <table:table-cell office:value-type="float" office:value="62.2822928477857" calcext:value-type="float">
            <text:p>62.28229284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399221144335947" calcext:value-type="float">
            <text:p>0.3992211443</text:p>
          </table:table-cell>
          <table:table-cell office:value-type="float" office:value="62.4094599116728" calcext:value-type="float">
            <text:p>62.409459911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397358204642285" calcext:value-type="float">
            <text:p>0.3973582046</text:p>
          </table:table-cell>
          <table:table-cell office:value-type="float" office:value="62.7351661369032" calcext:value-type="float">
            <text:p>62.735166136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96818715008098" calcext:value-type="float">
            <text:p>0.396818715</text:p>
          </table:table-cell>
          <table:table-cell office:value-type="float" office:value="62.8301647095015" calcext:value-type="float">
            <text:p>62.830164709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96507910189677" calcext:value-type="float">
            <text:p>0.3965079102</text:p>
          </table:table-cell>
          <table:table-cell office:value-type="float" office:value="62.8850335089951" calcext:value-type="float">
            <text:p>62.8850335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955447510257" calcext:value-type="float">
            <text:p>0.395544751</text:p>
          </table:table-cell>
          <table:table-cell office:value-type="float" office:value="63.0557179022273" calcext:value-type="float">
            <text:p>63.05571790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395390749520929" calcext:value-type="float">
            <text:p>0.3953907495</text:p>
          </table:table-cell>
          <table:table-cell office:value-type="float" office:value="63.0831005929148" calcext:value-type="float">
            <text:p>63.083100592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393802569755028" calcext:value-type="float">
            <text:p>0.3938025698</text:p>
          </table:table-cell>
          <table:table-cell office:value-type="float" office:value="63.3669777809749" calcext:value-type="float">
            <text:p>63.36697778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92882117286731" calcext:value-type="float">
            <text:p>0.3928821173</text:p>
          </table:table-cell>
          <table:table-cell office:value-type="float" office:value="63.5327539062712" calcext:value-type="float">
            <text:p>63.532753906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392731203722983" calcext:value-type="float">
            <text:p>0.3927312037</text:p>
          </table:table-cell>
          <table:table-cell office:value-type="float" office:value="63.5600222246883" calcext:value-type="float">
            <text:p>63.560022224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9207119605562" calcext:value-type="float">
            <text:p>0.3892071196</text:p>
          </table:table-cell>
          <table:table-cell office:value-type="float" office:value="64.2039672446355" calcext:value-type="float">
            <text:p>64.203967244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85985176546058" calcext:value-type="float">
            <text:p>0.3859851765</text:p>
          </table:table-cell>
          <table:table-cell office:value-type="float" office:value="64.8050369869417" calcext:value-type="float">
            <text:p>64.80503698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385205681646395" calcext:value-type="float">
            <text:p>0.3852056816</text:p>
          </table:table-cell>
          <table:table-cell office:value-type="float" office:value="64.9522702453392" calcext:value-type="float">
            <text:p>64.95227024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384159445428013" calcext:value-type="float">
            <text:p>0.3841594454</text:p>
          </table:table-cell>
          <table:table-cell office:value-type="float" office:value="65.1510164878453" calcext:value-type="float">
            <text:p>65.15101648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382723727773343" calcext:value-type="float">
            <text:p>0.3827237278</text:p>
          </table:table-cell>
          <table:table-cell office:value-type="float" office:value="65.4258813303795" calcext:value-type="float">
            <text:p>65.425881330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382220265322022" calcext:value-type="float">
            <text:p>0.3822202653</text:p>
          </table:table-cell>
          <table:table-cell office:value-type="float" office:value="65.5228579753872" calcext:value-type="float">
            <text:p>65.52285797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381740041432382" calcext:value-type="float">
            <text:p>0.3817400414</text:p>
          </table:table-cell>
          <table:table-cell office:value-type="float" office:value="65.6156462072541" calcext:value-type="float">
            <text:p>65.615646207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377107306251592" calcext:value-type="float">
            <text:p>0.3771073063</text:p>
          </table:table-cell>
          <table:table-cell office:value-type="float" office:value="66.5254884788589" calcext:value-type="float">
            <text:p>66.525488478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37508043327173" calcext:value-type="float">
            <text:p>0.3750804333</text:p>
          </table:table-cell>
          <table:table-cell office:value-type="float" office:value="66.9321471736205" calcext:value-type="float">
            <text:p>66.932147173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74817927478403" calcext:value-type="float">
            <text:p>0.3748179275</text:p>
          </table:table-cell>
          <table:table-cell office:value-type="float" office:value="66.9852064942421" calcext:value-type="float">
            <text:p>66.985206494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73853861337656" calcext:value-type="float">
            <text:p>0.3738538613</text:p>
          </table:table-cell>
          <table:table-cell office:value-type="float" office:value="67.1808494738813" calcext:value-type="float">
            <text:p>67.18084947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27879496743" calcext:value-type="float">
            <text:p>0.3727879497</text:p>
          </table:table-cell>
          <table:table-cell office:value-type="float" office:value="67.3985991348997" calcext:value-type="float">
            <text:p>67.398599134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372065879820566" calcext:value-type="float">
            <text:p>0.3720658798</text:p>
          </table:table-cell>
          <table:table-cell office:value-type="float" office:value="67.5469738905005" calcext:value-type="float">
            <text:p>67.546973890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371750735068385" calcext:value-type="float">
            <text:p>0.3717507351</text:p>
          </table:table-cell>
          <table:table-cell office:value-type="float" office:value="67.6119526122964" calcext:value-type="float">
            <text:p>67.611952612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6869027779695" calcext:value-type="float">
            <text:p>0.3686902778</text:p>
          </table:table-cell>
          <table:table-cell office:value-type="float" office:value="68.2500701248283" calcext:value-type="float">
            <text:p>68.25007012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67915563291957" calcext:value-type="float">
            <text:p>0.3679155633</text:p>
          </table:table-cell>
          <table:table-cell office:value-type="float" office:value="68.4136713138182" calcext:value-type="float">
            <text:p>68.41367131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365470482219328" calcext:value-type="float">
            <text:p>0.3654704822</text:p>
          </table:table-cell>
          <table:table-cell office:value-type="float" office:value="68.9356254386214" calcext:value-type="float">
            <text:p>68.935625438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36447449258621" calcext:value-type="float">
            <text:p>0.3644744926</text:p>
          </table:table-cell>
          <table:table-cell office:value-type="float" office:value="69.150721264552" calcext:value-type="float">
            <text:p>69.150721264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364353995155881" calcext:value-type="float">
            <text:p>0.3643539952</text:p>
          </table:table-cell>
          <table:table-cell office:value-type="float" office:value="69.1768427831346" calcext:value-type="float">
            <text:p>69.176842783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62680053584305" calcext:value-type="float">
            <text:p>0.3626800536</text:p>
          </table:table-cell>
          <table:table-cell office:value-type="float" office:value="69.5419467910573" calcext:value-type="float">
            <text:p>69.541946791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362269702894707" calcext:value-type="float">
            <text:p>0.3622697029</text:p>
          </table:table-cell>
          <table:table-cell office:value-type="float" office:value="69.6320875024497" calcext:value-type="float">
            <text:p>69.632087502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59551407958149" calcext:value-type="float">
            <text:p>0.359551408</text:p>
          </table:table-cell>
          <table:table-cell office:value-type="float" office:value="70.2356773970805" calcext:value-type="float">
            <text:p>70.23567739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59498130831043" calcext:value-type="float">
            <text:p>0.3594981308</text:p>
          </table:table-cell>
          <table:table-cell office:value-type="float" office:value="70.247621103632" calcext:value-type="float">
            <text:p>70.247621103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58303143657757" calcext:value-type="float">
            <text:p>0.3583031437</text:p>
          </table:table-cell>
          <table:table-cell office:value-type="float" office:value="70.5166798180731" calcext:value-type="float">
            <text:p>70.51667981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356954488767746" calcext:value-type="float">
            <text:p>0.3569544888</text:p>
          </table:table-cell>
          <table:table-cell office:value-type="float" office:value="70.8230450419014" calcext:value-type="float">
            <text:p>70.823045041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356337708717692" calcext:value-type="float">
            <text:p>0.3563377087</text:p>
          </table:table-cell>
          <table:table-cell office:value-type="float" office:value="70.9641232865567" calcext:value-type="float">
            <text:p>70.964123286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355526190412444" calcext:value-type="float">
            <text:p>0.3555261904</text:p>
          </table:table-cell>
          <table:table-cell office:value-type="float" office:value="71.1506804684762" calcext:value-type="float">
            <text:p>71.150680468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4592069649525" calcext:value-type="float">
            <text:p>0.3545920696</text:p>
          </table:table-cell>
          <table:table-cell office:value-type="float" office:value="71.3667508638157" calcext:value-type="float">
            <text:p>71.366750863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354370249414561" calcext:value-type="float">
            <text:p>0.3543702494</text:p>
          </table:table-cell>
          <table:table-cell office:value-type="float" office:value="71.418270354067" calcext:value-type="float">
            <text:p>71.41827035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353699087894546" calcext:value-type="float">
            <text:p>0.3536990879</text:p>
          </table:table-cell>
          <table:table-cell office:value-type="float" office:value="71.5746484332346" calcext:value-type="float">
            <text:p>71.57464843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35358896167518" calcext:value-type="float">
            <text:p>0.3535889617</text:p>
          </table:table-cell>
          <table:table-cell office:value-type="float" office:value="71.6003788428004" calcext:value-type="float">
            <text:p>71.60037884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351060085439184" calcext:value-type="float">
            <text:p>0.3510600854</text:p>
          </table:table-cell>
          <table:table-cell office:value-type="float" office:value="72.1968495470822" calcext:value-type="float">
            <text:p>72.196849547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51010494003121" calcext:value-type="float">
            <text:p>0.351010494</text:p>
          </table:table-cell>
          <table:table-cell office:value-type="float" office:value="72.2086550522198" calcext:value-type="float">
            <text:p>72.20865505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48641625103388" calcext:value-type="float">
            <text:p>0.3486416251</text:p>
          </table:table-cell>
          <table:table-cell office:value-type="float" office:value="72.7775422731082" calcext:value-type="float">
            <text:p>72.777542273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48066872062332" calcext:value-type="float">
            <text:p>0.3480668721</text:p>
          </table:table-cell>
          <table:table-cell office:value-type="float" office:value="72.9170540191544" calcext:value-type="float">
            <text:p>72.917054019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347414803167103" calcext:value-type="float">
            <text:p>0.3474148032</text:p>
          </table:table-cell>
          <table:table-cell office:value-type="float" office:value="73.0760447738575" calcext:value-type="float">
            <text:p>73.076044773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4729443277968" calcext:value-type="float">
            <text:p>0.3472944328</text:p>
          </table:table-cell>
          <table:table-cell office:value-type="float" office:value="73.1054772837337" calcext:value-type="float">
            <text:p>73.10547728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347102" calcext:value-type="float">
            <text:p>0.347102</text:p>
          </table:table-cell>
          <table:table-cell office:value-type="float" office:value="73.1525842827348" calcext:value-type="float">
            <text:p>73.15258428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45859678918658" calcext:value-type="float">
            <text:p>0.3458596789</text:p>
          </table:table-cell>
          <table:table-cell office:value-type="float" office:value="73.4583121052153" calcext:value-type="float">
            <text:p>73.458312105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45606501292066" calcext:value-type="float">
            <text:p>0.3456065013</text:p>
          </table:table-cell>
          <table:table-cell office:value-type="float" office:value="73.5209622125506" calcext:value-type="float">
            <text:p>73.520962212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345503760290411" calcext:value-type="float">
            <text:p>0.3455037603</text:p>
          </table:table-cell>
          <table:table-cell office:value-type="float" office:value="73.5464195010058" calcext:value-type="float">
            <text:p>73.5464195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343096970066875" calcext:value-type="float">
            <text:p>0.3430969701</text:p>
          </table:table-cell>
          <table:table-cell office:value-type="float" office:value="74.1483730799166" calcext:value-type="float">
            <text:p>74.14837307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342518445808606" calcext:value-type="float">
            <text:p>0.3425184458</text:p>
          </table:table-cell>
          <table:table-cell office:value-type="float" office:value="74.2946863934312" calcext:value-type="float">
            <text:p>74.294686393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342057727572698" calcext:value-type="float">
            <text:p>0.3420577276</text:p>
          </table:table-cell>
          <table:table-cell office:value-type="float" office:value="74.411661397951" calcext:value-type="float">
            <text:p>74.41166139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40883737845492" calcext:value-type="float">
            <text:p>0.3408837378</text:p>
          </table:table-cell>
          <table:table-cell office:value-type="float" office:value="74.7115776598279" calcext:value-type="float">
            <text:p>74.711577659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340542946221436" calcext:value-type="float">
            <text:p>0.3405429462</text:p>
          </table:table-cell>
          <table:table-cell office:value-type="float" office:value="74.7991389154076" calcext:value-type="float">
            <text:p>74.79913891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340346446734901" calcext:value-type="float">
            <text:p>0.3403464467</text:p>
          </table:table-cell>
          <table:table-cell office:value-type="float" office:value="74.8497294959434" calcext:value-type="float">
            <text:p>74.84972949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339624170502049" calcext:value-type="float">
            <text:p>0.3396241705</text:p>
          </table:table-cell>
          <table:table-cell office:value-type="float" office:value="75.0363369923835" calcext:value-type="float">
            <text:p>75.036336992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339444201741245" calcext:value-type="float">
            <text:p>0.3394442017</text:p>
          </table:table-cell>
          <table:table-cell office:value-type="float" office:value="75.0829937826187" calcext:value-type="float">
            <text:p>75.08299378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338630913193815" calcext:value-type="float">
            <text:p>0.3386309132</text:p>
          </table:table-cell>
          <table:table-cell office:value-type="float" office:value="75.294640174103" calcext:value-type="float">
            <text:p>75.29464017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35739002812647" calcext:value-type="float">
            <text:p>0.3357390028</text:p>
          </table:table-cell>
          <table:table-cell office:value-type="float" office:value="76.0580315717673" calcext:value-type="float">
            <text:p>76.058031571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334722008821773" calcext:value-type="float">
            <text:p>0.3347220088</text:p>
          </table:table-cell>
          <table:table-cell office:value-type="float" office:value="76.3305867268322" calcext:value-type="float">
            <text:p>76.330586726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33302210071992" calcext:value-type="float">
            <text:p>0.3333022101</text:p>
          </table:table-cell>
          <table:table-cell office:value-type="float" office:value="76.7147404594904" calcext:value-type="float">
            <text:p>76.71474045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332454697616836" calcext:value-type="float">
            <text:p>0.3324546976</text:p>
          </table:table-cell>
          <table:table-cell office:value-type="float" office:value="76.9461058785814" calcext:value-type="float">
            <text:p>76.946105878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33244065645624" calcext:value-type="float">
            <text:p>0.3324406565</text:p>
          </table:table-cell>
          <table:table-cell office:value-type="float" office:value="76.9499520903379" calcext:value-type="float">
            <text:p>76.949952090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331181582098471" calcext:value-type="float">
            <text:p>0.3311815821</text:p>
          </table:table-cell>
          <table:table-cell office:value-type="float" office:value="77.2965904799495" calcext:value-type="float">
            <text:p>77.296590479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330869042445092" calcext:value-type="float">
            <text:p>0.3308690424</text:p>
          </table:table-cell>
          <table:table-cell office:value-type="float" office:value="77.3831757406711" calcext:value-type="float">
            <text:p>77.383175740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28794231734974" calcext:value-type="float">
            <text:p>0.3287942317</text:p>
          </table:table-cell>
          <table:table-cell office:value-type="float" office:value="77.9635046110439" calcext:value-type="float">
            <text:p>77.9635046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8753489373819" calcext:value-type="float">
            <text:p>0.3287534894</text:p>
          </table:table-cell>
          <table:table-cell office:value-type="float" office:value="77.9749975859056" calcext:value-type="float">
            <text:p>77.974997585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328244425915404" calcext:value-type="float">
            <text:p>0.3282444259</text:p>
          </table:table-cell>
          <table:table-cell office:value-type="float" office:value="78.1189183856582" calcext:value-type="float">
            <text:p>78.118918385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326804852610882" calcext:value-type="float">
            <text:p>0.3268048526</text:p>
          </table:table-cell>
          <table:table-cell office:value-type="float" office:value="78.5291420065968" calcext:value-type="float">
            <text:p>78.529142006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26504529866841" calcext:value-type="float">
            <text:p>0.3265045299</text:p>
          </table:table-cell>
          <table:table-cell office:value-type="float" office:value="78.6153308182268" calcext:value-type="float">
            <text:p>78.615330818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32633133152343" calcext:value-type="float">
            <text:p>0.3263313315</text:p>
          </table:table-cell>
          <table:table-cell office:value-type="float" office:value="78.6651328506612" calcext:value-type="float">
            <text:p>78.66513285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325535765291916" calcext:value-type="float">
            <text:p>0.3255357653</text:p>
          </table:table-cell>
          <table:table-cell office:value-type="float" office:value="78.894803003682" calcext:value-type="float">
            <text:p>78.89480300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4989" calcext:value-type="float">
            <text:p>0.324989</text:p>
          </table:table-cell>
          <table:table-cell office:value-type="float" office:value="79.0535204262937" calcext:value-type="float">
            <text:p>79.053520426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24301102265741" calcext:value-type="float">
            <text:p>0.3243011023</text:p>
          </table:table-cell>
          <table:table-cell office:value-type="float" office:value="79.2542262342025" calcext:value-type="float">
            <text:p>79.254226234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23254704247221" calcext:value-type="float">
            <text:p>0.3232547042</text:p>
          </table:table-cell>
          <table:table-cell office:value-type="float" office:value="79.5617330173001" calcext:value-type="float">
            <text:p>79.561733017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322263325739316" calcext:value-type="float">
            <text:p>0.3222633257</text:p>
          </table:table-cell>
          <table:table-cell office:value-type="float" office:value="79.8555544770078" calcext:value-type="float">
            <text:p>79.85555447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322224963013868" calcext:value-type="float">
            <text:p>0.322224963</text:p>
          </table:table-cell>
          <table:table-cell office:value-type="float" office:value="79.8669733311125" calcext:value-type="float">
            <text:p>79.866973331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20389486232726" calcext:value-type="float">
            <text:p>0.3203894862</text:p>
          </table:table-cell>
          <table:table-cell office:value-type="float" office:value="80.4176400051813" calcext:value-type="float">
            <text:p>80.417640005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319943270085894" calcext:value-type="float">
            <text:p>0.3199432701</text:p>
          </table:table-cell>
          <table:table-cell office:value-type="float" office:value="80.5528060451109" calcext:value-type="float">
            <text:p>80.55280604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19436613686287" calcext:value-type="float">
            <text:p>0.3194366137</text:p>
          </table:table-cell>
          <table:table-cell office:value-type="float" office:value="80.706902952231" calcext:value-type="float">
            <text:p>80.70690295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19343037860782" calcext:value-type="float">
            <text:p>0.3193430379</text:p>
          </table:table-cell>
          <table:table-cell office:value-type="float" office:value="80.7354363466731" calcext:value-type="float">
            <text:p>80.73543634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319193409573814" calcext:value-type="float">
            <text:p>0.3191934096</text:p>
          </table:table-cell>
          <table:table-cell office:value-type="float" office:value="80.7811087435157" calcext:value-type="float">
            <text:p>80.781108743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318516887768352" calcext:value-type="float">
            <text:p>0.3185168878</text:p>
          </table:table-cell>
          <table:table-cell office:value-type="float" office:value="80.9883398603528" calcext:value-type="float">
            <text:p>80.988339860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318226504421672" calcext:value-type="float">
            <text:p>0.3182265044</text:p>
          </table:table-cell>
          <table:table-cell office:value-type="float" office:value="81.077658478935" calcext:value-type="float">
            <text:p>81.07765847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318029258644573" calcext:value-type="float">
            <text:p>0.3180292586</text:p>
          </table:table-cell>
          <table:table-cell office:value-type="float" office:value="81.1384561083105" calcext:value-type="float">
            <text:p>81.13845610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1794919617421" calcext:value-type="float">
            <text:p>0.3179491962</text:p>
          </table:table-cell>
          <table:table-cell office:value-type="float" office:value="81.1631634051647" calcext:value-type="float">
            <text:p>81.163163405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317042221939797" calcext:value-type="float">
            <text:p>0.3170422219</text:p>
          </table:table-cell>
          <table:table-cell office:value-type="float" office:value="81.4442487357351" calcext:value-type="float">
            <text:p>81.444248735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6070540798633" calcext:value-type="float">
            <text:p>0.3160705408</text:p>
          </table:table-cell>
          <table:table-cell office:value-type="float" office:value="81.7478436993236" calcext:value-type="float">
            <text:p>81.747843699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315257491731927" calcext:value-type="float">
            <text:p>0.3152574917</text:p>
          </table:table-cell>
          <table:table-cell office:value-type="float" office:value="82.0038535842631" calcext:value-type="float">
            <text:p>82.003853584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314337680453178" calcext:value-type="float">
            <text:p>0.3143376805</text:p>
          </table:table-cell>
          <table:table-cell office:value-type="float" office:value="82.2956829258868" calcext:value-type="float">
            <text:p>82.29568292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314070406363206" calcext:value-type="float">
            <text:p>0.3140704064</text:p>
          </table:table-cell>
          <table:table-cell office:value-type="float" office:value="82.3809240542431" calcext:value-type="float">
            <text:p>82.380924054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13916242364895" calcext:value-type="float">
            <text:p>0.3139162424</text:p>
          </table:table-cell>
          <table:table-cell office:value-type="float" office:value="82.4301825289497" calcext:value-type="float">
            <text:p>82.430182528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31336099507657" calcext:value-type="float">
            <text:p>0.3133609951</text:p>
          </table:table-cell>
          <table:table-cell office:value-type="float" office:value="82.6081513507759" calcext:value-type="float">
            <text:p>82.608151350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313349236805521" calcext:value-type="float">
            <text:p>0.3133492368</text:p>
          </table:table-cell>
          <table:table-cell office:value-type="float" office:value="82.6119295810806" calcext:value-type="float">
            <text:p>82.61192958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720811056112" calcext:value-type="float">
            <text:p>0.3127208111</text:p>
          </table:table-cell>
          <table:table-cell office:value-type="float" office:value="82.8144323308197" calcext:value-type="float">
            <text:p>82.814432330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31256862494857" calcext:value-type="float">
            <text:p>0.3125686249</text:p>
          </table:table-cell>
          <table:table-cell office:value-type="float" office:value="82.8636425741982" calcext:value-type="float">
            <text:p>82.863642574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1229419441434" calcext:value-type="float">
            <text:p>0.3122941944</text:p>
          </table:table-cell>
          <table:table-cell office:value-type="float" office:value="82.9525497589309" calcext:value-type="float">
            <text:p>82.952549758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312107768916024" calcext:value-type="float">
            <text:p>0.3121077689</text:p>
          </table:table-cell>
          <table:table-cell office:value-type="float" office:value="83.0130700232253" calcext:value-type="float">
            <text:p>83.013070023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311174685803508" calcext:value-type="float">
            <text:p>0.3111746858</text:p>
          </table:table-cell>
          <table:table-cell office:value-type="float" office:value="83.31750058776" calcext:value-type="float">
            <text:p>83.31750058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10290050780239" calcext:value-type="float">
            <text:p>0.3102900508</text:p>
          </table:table-cell>
          <table:table-cell office:value-type="float" office:value="83.608486879972" calcext:value-type="float">
            <text:p>83.6084868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09486701907728" calcext:value-type="float">
            <text:p>0.3094867019</text:p>
          </table:table-cell>
          <table:table-cell office:value-type="float" office:value="83.8747549133465" calcext:value-type="float">
            <text:p>83.87475491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08363389479358" calcext:value-type="float">
            <text:p>0.3083633895</text:p>
          </table:table-cell>
          <table:table-cell office:value-type="float" office:value="84.2503447436127" calcext:value-type="float">
            <text:p>84.250344743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307764429645054" calcext:value-type="float">
            <text:p>0.3077644296</text:p>
          </table:table-cell>
          <table:table-cell office:value-type="float" office:value="84.452192171508" calcext:value-type="float">
            <text:p>84.452192171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0768073868502" calcext:value-type="float">
            <text:p>0.3076807387</text:p>
          </table:table-cell>
          <table:table-cell office:value-type="float" office:value="84.4804840649598" calcext:value-type="float">
            <text:p>84.48048406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07085740296989" calcext:value-type="float">
            <text:p>0.3070857403</text:p>
          </table:table-cell>
          <table:table-cell office:value-type="float" office:value="84.6822529731431" calcext:value-type="float">
            <text:p>84.68225297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30643351121601" calcext:value-type="float">
            <text:p>0.3064335112</text:p>
          </table:table-cell>
          <table:table-cell office:value-type="float" office:value="84.9047044420615" calcext:value-type="float">
            <text:p>84.904704442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304783073226826" calcext:value-type="float">
            <text:p>0.3047830732</text:p>
          </table:table-cell>
          <table:table-cell office:value-type="float" office:value="85.4736589197826" calcext:value-type="float">
            <text:p>85.473658919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304469116727691" calcext:value-type="float">
            <text:p>0.3044691167</text:p>
          </table:table-cell>
          <table:table-cell office:value-type="float" office:value="85.582884760102" calcext:value-type="float">
            <text:p>85.582884760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04344984037583" calcext:value-type="float">
            <text:p>0.304344984</text:p>
          </table:table-cell>
          <table:table-cell office:value-type="float" office:value="85.626159474465" calcext:value-type="float">
            <text:p>85.626159474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04021638888688" calcext:value-type="float">
            <text:p>0.3040216389</text:p>
          </table:table-cell>
          <table:table-cell office:value-type="float" office:value="85.7391202131601" calcext:value-type="float">
            <text:p>85.739120213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302956587039197" calcext:value-type="float">
            <text:p>0.302956587</text:p>
          </table:table-cell>
          <table:table-cell office:value-type="float" office:value="86.1136413479748" calcext:value-type="float">
            <text:p>86.11364134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302818209583151" calcext:value-type="float">
            <text:p>0.3028182096</text:p>
          </table:table-cell>
          <table:table-cell office:value-type="float" office:value="86.1625788672833" calcext:value-type="float">
            <text:p>86.16257886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302388526757598" calcext:value-type="float">
            <text:p>0.3023885268</text:p>
          </table:table-cell>
          <table:table-cell office:value-type="float" office:value="86.314947869443" calcext:value-type="float">
            <text:p>86.314947869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302319702835812" calcext:value-type="float">
            <text:p>0.3023197028</text:p>
          </table:table-cell>
          <table:table-cell office:value-type="float" office:value="86.3394113123014" calcext:value-type="float">
            <text:p>86.33941131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302182195854213" calcext:value-type="float">
            <text:p>0.3021821959</text:p>
          </table:table-cell>
          <table:table-cell office:value-type="float" office:value="86.3883361978675" calcext:value-type="float">
            <text:p>86.388336197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0119386934791" calcext:value-type="float">
            <text:p>0.3011938693</text:p>
          </table:table-cell>
          <table:table-cell office:value-type="float" office:value="86.7418798174821" calcext:value-type="float">
            <text:p>86.74187981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301125857740154" calcext:value-type="float">
            <text:p>0.3011258577</text:p>
          </table:table-cell>
          <table:table-cell office:value-type="float" office:value="86.7663322435989" calcext:value-type="float">
            <text:p>86.766332243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300355030197559" calcext:value-type="float">
            <text:p>0.3003550302</text:p>
          </table:table-cell>
          <table:table-cell office:value-type="float" office:value="87.0445918708273" calcext:value-type="float">
            <text:p>87.044591870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299559269417498" calcext:value-type="float">
            <text:p>0.2995592694</text:p>
          </table:table-cell>
          <table:table-cell office:value-type="float" office:value="87.3340345189055" calcext:value-type="float">
            <text:p>87.33403451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299261165260076" calcext:value-type="float">
            <text:p>0.2992611653</text:p>
          </table:table-cell>
          <table:table-cell office:value-type="float" office:value="87.4430410737787" calcext:value-type="float">
            <text:p>87.44304107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296543062140697" calcext:value-type="float">
            <text:p>0.2965430621</text:p>
          </table:table-cell>
          <table:table-cell office:value-type="float" office:value="88.4517839842561" calcext:value-type="float">
            <text:p>88.451783984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96308684206928" calcext:value-type="float">
            <text:p>0.2963086842</text:p>
          </table:table-cell>
          <table:table-cell office:value-type="float" office:value="88.5400413836123" calcext:value-type="float">
            <text:p>88.540041383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296149431982442" calcext:value-type="float">
            <text:p>0.296149432</text:p>
          </table:table-cell>
          <table:table-cell office:value-type="float" office:value="88.6001270343103" calcext:value-type="float">
            <text:p>88.600127034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295351927316271" calcext:value-type="float">
            <text:p>0.2953519273</text:p>
          </table:table-cell>
          <table:table-cell office:value-type="float" office:value="88.9024659838417" calcext:value-type="float">
            <text:p>88.902465983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294565867559035" calcext:value-type="float">
            <text:p>0.2945658676</text:p>
          </table:table-cell>
          <table:table-cell office:value-type="float" office:value="89.2028420711422" calcext:value-type="float">
            <text:p>89.20284207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294311631878294" calcext:value-type="float">
            <text:p>0.2943116319</text:p>
          </table:table-cell>
          <table:table-cell office:value-type="float" office:value="89.3005032031838" calcext:value-type="float">
            <text:p>89.30050320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294199508511764" calcext:value-type="float">
            <text:p>0.2941995085</text:p>
          </table:table-cell>
          <table:table-cell office:value-type="float" office:value="89.3436536585308" calcext:value-type="float">
            <text:p>89.343653658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293907403442271" calcext:value-type="float">
            <text:p>0.2939074034</text:p>
          </table:table-cell>
          <table:table-cell office:value-type="float" office:value="89.4563000332707" calcext:value-type="float">
            <text:p>89.45630003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.293161671704151" calcext:value-type="float">
            <text:p>0.2931616717</text:p>
          </table:table-cell>
          <table:table-cell office:value-type="float" office:value="89.7454014988443" calcext:value-type="float">
            <text:p>89.74540149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292819708246412" calcext:value-type="float">
            <text:p>0.2928197082</text:p>
          </table:table-cell>
          <table:table-cell office:value-type="float" office:value="89.878708776163" calcext:value-type="float">
            <text:p>89.8787087762</text:p>
          </table:table-cell>
          <table:table-cell table:number-columns-repeated="8"/>
        </table:table-row>
      </table:table>
      <table:table table:name="CeO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(5.41165,5.41165,5.41165,90,90,90)</text:p>
          </table:table-cell>
          <table:table-cell table:number-columns-repeated="6"/>
          <table:table-cell office:value-type="string" calcext:value-type="string">
            <text:p>Wavelength</text:p>
          </table:table-cell>
          <table:table-cell office:value-type="float" office:value="0.413671" calcext:value-type="float">
            <text:p>0.41367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ravc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F m -3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1165" calcext:value-type="float">
            <text:p>5.41165</text:p>
          </table:table-cell>
          <table:table-cell table:formula="of:=2*ASIN([.$J$1]/(2*[.J5]))*180/PI()" office:value-type="float" office:value="4.38080377587454" calcext:value-type="float">
            <text:p>4.380803775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26614" calcext:value-type="float">
            <text:p>3.826614</text:p>
          </table:table-cell>
          <table:table-cell table:formula="of:=2*ASIN([.$J$1]/(2*[.J6]))*180/PI()" office:value-type="float" office:value="6.19690376647733" calcext:value-type="float">
            <text:p>6.196903766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.12441758426004" calcext:value-type="float">
            <text:p>3.1244175843</text:p>
          </table:table-cell>
          <table:table-cell office:value-type="float" office:value="7.59147921877136" calcext:value-type="float">
            <text:p>7.591479218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.124418" calcext:value-type="float">
            <text:p>3.124418</text:p>
          </table:table-cell>
          <table:table-cell table:formula="of:=2*ASIN([.$J$1]/(2*[.J7]))*180/PI()" office:value-type="float" office:value="7.59147728696593" calcext:value-type="float">
            <text:p>7.591477287</text:p>
          </table:table-cell>
          <table:table-cell office:value-type="float" office:value="7.591133" calcext:value-type="float">
            <text:p>7.5911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5825" calcext:value-type="float">
            <text:p>2.705825</text:p>
          </table:table-cell>
          <table:table-cell office:value-type="float" office:value="8.76802764030523" calcext:value-type="float">
            <text:p>8.76802764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05825" calcext:value-type="float">
            <text:p>2.705825</text:p>
          </table:table-cell>
          <table:table-cell table:formula="of:=2*ASIN([.$J$1]/(2*[.J8]))*180/PI()" office:value-type="float" office:value="8.76802657697977" calcext:value-type="float">
            <text:p>8.768026577</text:p>
          </table:table-cell>
          <table:table-cell office:value-type="float" office:value="8.76795" calcext:value-type="float">
            <text:p>8.767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420163" calcext:value-type="float">
            <text:p>2.420163</text:p>
          </table:table-cell>
          <table:table-cell table:formula="of:=2*ASIN([.$J$1]/(2*[.J9]))*180/PI()" office:value-type="float" office:value="9.80535212548013" calcext:value-type="float">
            <text:p>9.8053521255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09297" calcext:value-type="float">
            <text:p>2.209297</text:p>
          </table:table-cell>
          <table:table-cell table:formula="of:=2*ASIN([.$J$1]/(2*[.J10]))*180/PI()" office:value-type="float" office:value="10.7438533523936" calcext:value-type="float">
            <text:p>10.74385335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1330720620409" calcext:value-type="float">
            <text:p>1.9133072062</text:p>
          </table:table-cell>
          <table:table-cell office:value-type="float" office:value="12.4120235851212" calcext:value-type="float">
            <text:p>12.41202358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3307" calcext:value-type="float">
            <text:p>1.913307</text:p>
          </table:table-cell>
          <table:table-cell table:formula="of:=2*ASIN([.$J$1]/(2*[.J11]))*180/PI()" office:value-type="float" office:value="12.4120234198581" calcext:value-type="float">
            <text:p>12.4120234199</text:p>
          </table:table-cell>
          <table:table-cell office:value-type="float" office:value="12.411385" calcext:value-type="float">
            <text:p>12.411385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03883" calcext:value-type="float">
            <text:p>1.803883</text:p>
          </table:table-cell>
          <table:table-cell table:formula="of:=2*ASIN([.$J$1]/(2*[.J12]))*180/PI()" office:value-type="float" office:value="13.1681750220983" calcext:value-type="float">
            <text:p>13.168175022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11314" calcext:value-type="float">
            <text:p>1.711314</text:p>
          </table:table-cell>
          <table:table-cell table:formula="of:=2*ASIN([.$J$1]/(2*[.J13]))*180/PI()" office:value-type="float" office:value="13.8838872187907" calcext:value-type="float">
            <text:p>13.88388721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3167386788425" calcext:value-type="float">
            <text:p>1.6316738679</text:p>
          </table:table-cell>
          <table:table-cell office:value-type="float" office:value="14.5651317029168" calcext:value-type="float">
            <text:p>14.56513170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631674" calcext:value-type="float">
            <text:p>1.631674</text:p>
          </table:table-cell>
          <table:table-cell table:formula="of:=2*ASIN([.$J$1]/(2*[.J14]))*180/PI()" office:value-type="float" office:value="14.5651287447291" calcext:value-type="float">
            <text:p>14.5651287447</text:p>
          </table:table-cell>
          <table:table-cell office:value-type="float" office:value="14.565051" calcext:value-type="float">
            <text:p>14.565051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.56220879213002" calcext:value-type="float">
            <text:p>1.5622087921</text:p>
          </table:table-cell>
          <table:table-cell office:value-type="float" office:value="15.2165344544814" calcext:value-type="float">
            <text:p>15.2165344545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.562209" calcext:value-type="float">
            <text:p>1.562209</text:p>
          </table:table-cell>
          <table:table-cell table:formula="of:=2*ASIN([.$J$1]/(2*[.J15]))*180/PI()" office:value-type="float" office:value="15.2165305651055" calcext:value-type="float">
            <text:p>15.2165305651</text:p>
          </table:table-cell>
          <table:table-cell office:value-type="float" office:value="15.21595" calcext:value-type="float">
            <text:p>15.215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00922" calcext:value-type="float">
            <text:p>1.500922</text:p>
          </table:table-cell>
          <table:table-cell table:formula="of:=2*ASIN([.$J$1]/(2*[.J16]))*180/PI()" office:value-type="float" office:value="15.8417745478843" calcext:value-type="float">
            <text:p>15.841774547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46324" calcext:value-type="float">
            <text:p>1.446324</text:p>
          </table:table-cell>
          <table:table-cell table:formula="of:=2*ASIN([.$J$1]/(2*[.J17]))*180/PI()" office:value-type="float" office:value="16.4438554666524" calcext:value-type="float">
            <text:p>16.4438554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29125" calcext:value-type="float">
            <text:p>1.3529125</text:p>
          </table:table-cell>
          <table:table-cell office:value-type="float" office:value="17.5879215639451" calcext:value-type="float">
            <text:p>17.58792156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52912" calcext:value-type="float">
            <text:p>1.352912</text:p>
          </table:table-cell>
          <table:table-cell table:formula="of:=2*ASIN([.$J$1]/(2*[.J18]))*180/PI()" office:value-type="float" office:value="17.5879259698432" calcext:value-type="float">
            <text:p>17.5879259698</text:p>
          </table:table-cell>
          <table:table-cell office:value-type="float" office:value="17.587582" calcext:value-type="float">
            <text:p>17.5875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12518" calcext:value-type="float">
            <text:p>1.312518</text:p>
          </table:table-cell>
          <table:table-cell table:formula="of:=2*ASIN([.$J$1]/(2*[.J19]))*180/PI()" office:value-type="float" office:value="18.133705215559" calcext:value-type="float">
            <text:p>18.1337052156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75538" calcext:value-type="float">
            <text:p>1.275538</text:p>
          </table:table-cell>
          <table:table-cell table:formula="of:=2*ASIN([.$J$1]/(2*[.J20]))*180/PI()" office:value-type="float" office:value="18.6640625037532" calcext:value-type="float">
            <text:p>18.66406250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4151765620063" calcext:value-type="float">
            <text:p>1.2415176562</text:p>
          </table:table-cell>
          <table:table-cell office:value-type="float" office:value="19.1802654609335" calcext:value-type="float">
            <text:p>19.18026546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41518" calcext:value-type="float">
            <text:p>1.241518</text:p>
          </table:table-cell>
          <table:table-cell table:formula="of:=2*ASIN([.$J$1]/(2*[.J21]))*180/PI()" office:value-type="float" office:value="19.1802577559661" calcext:value-type="float">
            <text:p>19.180257756</text:p>
          </table:table-cell>
          <table:table-cell office:value-type="float" office:value="19.180335" calcext:value-type="float">
            <text:p>19.1803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1008172704367" calcext:value-type="float">
            <text:p>1.210081727</text:p>
          </table:table-cell>
          <table:table-cell office:value-type="float" office:value="19.6834313283105" calcext:value-type="float">
            <text:p>19.68343132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210082" calcext:value-type="float">
            <text:p>1.210082</text:p>
          </table:table-cell>
          <table:table-cell table:formula="of:=2*ASIN([.$J$1]/(2*[.J22]))*180/PI()" office:value-type="float" office:value="19.6834244380408" calcext:value-type="float">
            <text:p>19.683424438</text:p>
          </table:table-cell>
          <table:table-cell office:value-type="float" office:value="19.683257" calcext:value-type="float">
            <text:p>19.6832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180919" calcext:value-type="float">
            <text:p>1.180919</text:p>
          </table:table-cell>
          <table:table-cell table:formula="of:=2*ASIN([.$J$1]/(2*[.J23]))*180/PI()" office:value-type="float" office:value="20.1745318551813" calcext:value-type="float">
            <text:p>20.17453185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53768" calcext:value-type="float">
            <text:p>1.153768</text:p>
          </table:table-cell>
          <table:table-cell table:formula="of:=2*ASIN([.$J$1]/(2*[.J24]))*180/PI()" office:value-type="float" office:value="20.6544351300209" calcext:value-type="float">
            <text:p>20.654435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0464843054438" calcext:value-type="float">
            <text:p>1.1046484305</text:p>
          </table:table-cell>
          <table:table-cell office:value-type="float" office:value="21.5836365147866" calcext:value-type="float">
            <text:p>21.583636514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04648" calcext:value-type="float">
            <text:p>1.104648</text:p>
          </table:table-cell>
          <table:table-cell table:formula="of:=2*ASIN([.$J$1]/(2*[.J25]))*180/PI()" office:value-type="float" office:value="21.5836423843331" calcext:value-type="float">
            <text:p>21.5836423843</text:p>
          </table:table-cell>
          <table:table-cell office:value-type="float" office:value="21.582962" calcext:value-type="float">
            <text:p>21.582962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8233" calcext:value-type="float">
            <text:p>1.08233</text:p>
          </table:table-cell>
          <table:table-cell table:formula="of:=2*ASIN([.$J$1]/(2*[.J26]))*180/PI()" office:value-type="float" office:value="22.0342130812999" calcext:value-type="float">
            <text:p>22.034213081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61312" calcext:value-type="float">
            <text:p>1.061312</text:p>
          </table:table-cell>
          <table:table-cell table:formula="of:=2*ASIN([.$J$1]/(2*[.J27]))*180/PI()" office:value-type="float" office:value="22.4761997228975" calcext:value-type="float">
            <text:p>22.476199722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.04147252808668" calcext:value-type="float">
            <text:p>1.0414725281</text:p>
          </table:table-cell>
          <table:table-cell office:value-type="float" office:value="22.9101023768733" calcext:value-type="float">
            <text:p>22.91010237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41473" calcext:value-type="float">
            <text:p>1.041473</text:p>
          </table:table-cell>
          <table:table-cell table:formula="of:=2*ASIN([.$J$1]/(2*[.J28]))*180/PI()" office:value-type="float" office:value="22.9100890447623" calcext:value-type="float">
            <text:p>22.9100890448</text:p>
          </table:table-cell>
          <table:table-cell office:value-type="float" office:value="22.909756" calcext:value-type="float">
            <text:p>22.9097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04918" calcext:value-type="float">
            <text:p>1.004918</text:p>
          </table:table-cell>
          <table:table-cell table:formula="of:=2*ASIN([.$J$1]/(2*[.J29]))*180/PI()" office:value-type="float" office:value="23.7553924298679" calcext:value-type="float">
            <text:p>23.755392429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88028" calcext:value-type="float">
            <text:p>0.988028</text:p>
          </table:table-cell>
          <table:table-cell table:formula="of:=2*ASIN([.$J$1]/(2*[.J30]))*180/PI()" office:value-type="float" office:value="24.1675585706224" calcext:value-type="float">
            <text:p>24.16755857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56653603102045" calcext:value-type="float">
            <text:p>0.9566536031</text:p>
          </table:table-cell>
          <table:table-cell office:value-type="float" office:value="24.9727371363011" calcext:value-type="float">
            <text:p>24.97273713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56654" calcext:value-type="float">
            <text:p>0.956654</text:p>
          </table:table-cell>
          <table:table-cell table:formula="of:=2*ASIN([.$J$1]/(2*[.J31]))*180/PI()" office:value-type="float" office:value="24.9727235369968" calcext:value-type="float">
            <text:p>24.972723537</text:p>
          </table:table-cell>
          <table:table-cell office:value-type="float" office:value="24.972436" calcext:value-type="float">
            <text:p>24.972436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42047" calcext:value-type="float">
            <text:p>0.942047</text:p>
          </table:table-cell>
          <table:table-cell table:formula="of:=2*ASIN([.$J$1]/(2*[.J32]))*180/PI()" office:value-type="float" office:value="25.3663396934103" calcext:value-type="float">
            <text:p>25.36633969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2809" calcext:value-type="float">
            <text:p>0.92809</text:p>
          </table:table-cell>
          <table:table-cell table:formula="of:=2*ASIN([.$J$1]/(2*[.J33]))*180/PI()" office:value-type="float" office:value="25.7543131902988" calcext:value-type="float">
            <text:p>25.75431319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14735804520315" calcext:value-type="float">
            <text:p>0.9147358045</text:p>
          </table:table-cell>
          <table:table-cell office:value-type="float" office:value="26.1369106228399" calcext:value-type="float">
            <text:p>26.13691062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14736" calcext:value-type="float">
            <text:p>0.914736</text:p>
          </table:table-cell>
          <table:table-cell table:formula="of:=2*ASIN([.$J$1]/(2*[.J34]))*180/PI()" office:value-type="float" office:value="26.1369017189069" calcext:value-type="float">
            <text:p>26.1369017189</text:p>
          </table:table-cell>
          <table:table-cell office:value-type="float" office:value="26.137255" calcext:value-type="float">
            <text:p>26.137255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01941666666667" calcext:value-type="float">
            <text:p>0.9019416667</text:p>
          </table:table-cell>
          <table:table-cell office:value-type="float" office:value="26.514376501718" calcext:value-type="float">
            <text:p>26.51437650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01942" calcext:value-type="float">
            <text:p>0.901942</text:p>
          </table:table-cell>
          <table:table-cell table:formula="of:=2*ASIN([.$J$1]/(2*[.J35]))*180/PI()" office:value-type="float" office:value="26.5143632562989" calcext:value-type="float">
            <text:p>26.5143632563</text:p>
          </table:table-cell>
          <table:table-cell office:value-type="float" office:value="26.514197" calcext:value-type="float">
            <text:p>26.5141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8967" calcext:value-type="float">
            <text:p>0.88967</text:p>
          </table:table-cell>
          <table:table-cell table:formula="of:=2*ASIN([.$J$1]/(2*[.J36]))*180/PI()" office:value-type="float" office:value="26.8869122166633" calcext:value-type="float">
            <text:p>26.8869122167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77886" calcext:value-type="float">
            <text:p>0.877886</text:p>
          </table:table-cell>
          <table:table-cell table:formula="of:=2*ASIN([.$J$1]/(2*[.J37]))*180/PI()" office:value-type="float" office:value="27.2547332598303" calcext:value-type="float">
            <text:p>27.25473325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5565699498251" calcext:value-type="float">
            <text:p>0.855656995</text:p>
          </table:table-cell>
          <table:table-cell office:value-type="float" office:value="27.9770009533141" calcext:value-type="float">
            <text:p>27.97700095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55657" calcext:value-type="float">
            <text:p>0.855657</text:p>
          </table:table-cell>
          <table:table-cell table:formula="of:=2*ASIN([.$J$1]/(2*[.J38]))*180/PI()" office:value-type="float" office:value="27.9769973307633" calcext:value-type="float">
            <text:p>27.9769973308</text:p>
          </table:table-cell>
          <table:table-cell office:value-type="float" office:value="27.97697" calcext:value-type="float">
            <text:p>27.976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45158" calcext:value-type="float">
            <text:p>0.845158</text:p>
          </table:table-cell>
          <table:table-cell table:formula="of:=2*ASIN([.$J$1]/(2*[.J39]))*180/PI()" office:value-type="float" office:value="28.3317538448453" calcext:value-type="float">
            <text:p>28.33175384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35036" calcext:value-type="float">
            <text:p>0.835036</text:p>
          </table:table-cell>
          <table:table-cell table:formula="of:=2*ASIN([.$J$1]/(2*[.J40]))*180/PI()" office:value-type="float" office:value="28.6824901361368" calcext:value-type="float">
            <text:p>28.68249013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526888814044" calcext:value-type="float">
            <text:p>0.8252688881</text:p>
          </table:table-cell>
          <table:table-cell office:value-type="float" office:value="29.0293590801492" calcext:value-type="float">
            <text:p>29.029359080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25269" calcext:value-type="float">
            <text:p>0.825269</text:p>
          </table:table-cell>
          <table:table-cell table:formula="of:=2*ASIN([.$J$1]/(2*[.J41]))*180/PI()" office:value-type="float" office:value="29.0293514682801" calcext:value-type="float">
            <text:p>29.0293514683</text:p>
          </table:table-cell>
          <table:table-cell office:value-type="float" office:value="29.028807" calcext:value-type="float">
            <text:p>29.0288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5836933942127" calcext:value-type="float">
            <text:p>0.8158369339</text:p>
          </table:table-cell>
          <table:table-cell office:value-type="float" office:value="29.37247179979" calcext:value-type="float">
            <text:p>29.372471799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815837" calcext:value-type="float">
            <text:p>0.815837</text:p>
          </table:table-cell>
          <table:table-cell table:formula="of:=2*ASIN([.$J$1]/(2*[.J42]))*180/PI()" office:value-type="float" office:value="29.3724657329294" calcext:value-type="float">
            <text:p>29.3724657329</text:p>
          </table:table-cell>
          <table:table-cell office:value-type="float" office:value="29.372753" calcext:value-type="float">
            <text:p>29.3727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06721" calcext:value-type="float">
            <text:p>0.806721</text:p>
          </table:table-cell>
          <table:table-cell table:formula="of:=2*ASIN([.$J$1]/(2*[.J43]))*180/PI()" office:value-type="float" office:value="29.7119740965042" calcext:value-type="float">
            <text:p>29.711974096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97904" calcext:value-type="float">
            <text:p>0.797904</text:p>
          </table:table-cell>
          <table:table-cell table:formula="of:=2*ASIN([.$J$1]/(2*[.J44]))*180/PI()" office:value-type="float" office:value="30.0479895861018" calcext:value-type="float">
            <text:p>30.047989586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.78110439606501" calcext:value-type="float">
            <text:p>0.7811043961</text:p>
          </table:table-cell>
          <table:table-cell office:value-type="float" office:value="30.7099983962825" calcext:value-type="float">
            <text:p>30.7099983963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0.781104" calcext:value-type="float">
            <text:p>0.781104</text:p>
          </table:table-cell>
          <table:table-cell table:formula="of:=2*ASIN([.$J$1]/(2*[.J45]))*180/PI()" office:value-type="float" office:value="30.7100105432115" calcext:value-type="float">
            <text:p>30.7100105432</text:p>
          </table:table-cell>
          <table:table-cell office:value-type="float" office:value="30.710546" calcext:value-type="float">
            <text:p>30.710546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73093" calcext:value-type="float">
            <text:p>0.773093</text:p>
          </table:table-cell>
          <table:table-cell table:formula="of:=2*ASIN([.$J$1]/(2*[.J46]))*180/PI()" office:value-type="float" office:value="31.0362078619784" calcext:value-type="float">
            <text:p>31.0362078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65323" calcext:value-type="float">
            <text:p>0.765323</text:p>
          </table:table-cell>
          <table:table-cell table:formula="of:=2*ASIN([.$J$1]/(2*[.J47]))*180/PI()" office:value-type="float" office:value="31.3593699682467" calcext:value-type="float">
            <text:p>31.359369968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7782571673018" calcext:value-type="float">
            <text:p>0.7577825717</text:p>
          </table:table-cell>
          <table:table-cell office:value-type="float" office:value="31.6795764396394" calcext:value-type="float">
            <text:p>31.67957643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57783" calcext:value-type="float">
            <text:p>0.757783</text:p>
          </table:table-cell>
          <table:table-cell table:formula="of:=2*ASIN([.$J$1]/(2*[.J48]))*180/PI()" office:value-type="float" office:value="31.6795541274513" calcext:value-type="float">
            <text:p>31.6795541275</text:p>
          </table:table-cell>
          <table:table-cell office:value-type="float" office:value="31.679395" calcext:value-type="float">
            <text:p>31.6793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50460829225565" calcext:value-type="float">
            <text:p>0.7504608292</text:p>
          </table:table-cell>
          <table:table-cell office:value-type="float" office:value="31.9969003106406" calcext:value-type="float">
            <text:p>31.99690031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750461" calcext:value-type="float">
            <text:p>0.750461</text:p>
          </table:table-cell>
          <table:table-cell table:formula="of:=2*ASIN([.$J$1]/(2*[.J49]))*180/PI()" office:value-type="float" office:value="31.9968888574453" calcext:value-type="float">
            <text:p>31.9968888574</text:p>
          </table:table-cell>
          <table:table-cell office:value-type="float" office:value="31.997346" calcext:value-type="float">
            <text:p>31.9973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43347" calcext:value-type="float">
            <text:p>0.743347</text:p>
          </table:table-cell>
          <table:table-cell table:formula="of:=2*ASIN([.$J$1]/(2*[.J50]))*180/PI()" office:value-type="float" office:value="32.3114451039086" calcext:value-type="float">
            <text:p>32.311445103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36432" calcext:value-type="float">
            <text:p>0.736432</text:p>
          </table:table-cell>
          <table:table-cell table:formula="of:=2*ASIN([.$J$1]/(2*[.J51]))*180/PI()" office:value-type="float" office:value="32.6232737137234" calcext:value-type="float">
            <text:p>32.623273713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23162149897686" calcext:value-type="float">
            <text:p>0.7231621499</text:p>
          </table:table-cell>
          <table:table-cell office:value-type="float" office:value="33.2391091864123" calcext:value-type="float">
            <text:p>33.23910918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723162" calcext:value-type="float">
            <text:p>0.723162</text:p>
          </table:table-cell>
          <table:table-cell table:formula="of:=2*ASIN([.$J$1]/(2*[.J52]))*180/PI()" office:value-type="float" office:value="33.239112136307" calcext:value-type="float">
            <text:p>33.2391121363</text:p>
          </table:table-cell>
          <table:table-cell office:value-type="float" office:value="33.239154" calcext:value-type="float">
            <text:p>33.239154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716791" calcext:value-type="float">
            <text:p>0.716791</text:p>
          </table:table-cell>
          <table:table-cell table:formula="of:=2*ASIN([.$J$1]/(2*[.J53]))*180/PI()" office:value-type="float" office:value="33.5432442207612" calcext:value-type="float">
            <text:p>33.543244220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10584" calcext:value-type="float">
            <text:p>0.710584</text:p>
          </table:table-cell>
          <table:table-cell table:formula="of:=2*ASIN([.$J$1]/(2*[.J54]))*180/PI()" office:value-type="float" office:value="33.8450326501893" calcext:value-type="float">
            <text:p>33.84503265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04536820109375" calcext:value-type="float">
            <text:p>0.7045368201</text:p>
          </table:table-cell>
          <table:table-cell office:value-type="float" office:value="34.1444075219347" calcext:value-type="float">
            <text:p>34.14440752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04537" calcext:value-type="float">
            <text:p>0.704537</text:p>
          </table:table-cell>
          <table:table-cell table:formula="of:=2*ASIN([.$J$1]/(2*[.J55]))*180/PI()" office:value-type="float" office:value="34.1443942767481" calcext:value-type="float">
            <text:p>34.1443942767</text:p>
          </table:table-cell>
          <table:table-cell office:value-type="float" office:value="34.144013" calcext:value-type="float">
            <text:p>34.1440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645625" calcext:value-type="float">
            <text:p>0.67645625</text:p>
          </table:table-cell>
          <table:table-cell office:value-type="float" office:value="35.6081887849235" calcext:value-type="float">
            <text:p>35.6081887849</text:p>
          </table:table-cell>
          <table:table-cell table:number-columns-repeated="6"/>
          <table:table-cell office:value-type="float" office:value="35.608786" calcext:value-type="float">
            <text:p>35.60878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61138273550799" calcext:value-type="float">
            <text:p>0.6611382736</text:p>
          </table:table-cell>
          <table:table-cell office:value-type="float" office:value="36.4618488587316" calcext:value-type="float">
            <text:p>36.4618488587</text:p>
          </table:table-cell>
          <table:table-cell table:number-columns-repeated="6"/>
          <table:table-cell office:value-type="float" office:value="36.461654" calcext:value-type="float">
            <text:p>36.4616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56258957613936" calcext:value-type="float">
            <text:p>0.6562589576</text:p>
          </table:table-cell>
          <table:table-cell office:value-type="float" office:value="36.7425933012799" calcext:value-type="float">
            <text:p>36.7425933013</text:p>
          </table:table-cell>
          <table:table-cell table:number-columns-repeated="6"/>
          <table:table-cell office:value-type="float" office:value="36.74261" calcext:value-type="float">
            <text:p>36.74261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37769068734697" calcext:value-type="float">
            <text:p>0.6377690687</text:p>
          </table:table-cell>
          <table:table-cell office:value-type="float" office:value="37.8476748430014" calcext:value-type="float">
            <text:p>37.847674843</text:p>
          </table:table-cell>
          <table:table-cell table:number-columns-repeated="6"/>
          <table:table-cell office:value-type="float" office:value="37.847439" calcext:value-type="float">
            <text:p>37.847439</text:p>
          </table:table-cell>
          <table:table-cell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.624883516852008" calcext:value-type="float">
            <text:p>0.6248835169</text:p>
          </table:table-cell>
          <table:table-cell office:value-type="float" office:value="38.6587867044111" calcext:value-type="float">
            <text:p>38.6587867044</text:p>
          </table:table-cell>
          <table:table-cell table:number-columns-repeated="6"/>
          <table:table-cell office:value-type="float" office:value="38.658313" calcext:value-type="float">
            <text:p>38.658313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20758828100313" calcext:value-type="float">
            <text:p>0.6207588281</text:p>
          </table:table-cell>
          <table:table-cell office:value-type="float" office:value="38.9259782288914" calcext:value-type="float">
            <text:p>38.9259782289</text:p>
          </table:table-cell>
          <table:table-cell table:number-columns-repeated="6"/>
          <table:table-cell office:value-type="float" office:value="38.926271" calcext:value-type="float">
            <text:p>38.9262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05040863521837" calcext:value-type="float">
            <text:p>0.6050408635</text:p>
          </table:table-cell>
          <table:table-cell office:value-type="float" office:value="39.9797171322087" calcext:value-type="float">
            <text:p>39.9797171322</text:p>
          </table:table-cell>
          <table:table-cell table:number-columns-repeated="6"/>
          <table:table-cell office:value-type="float" office:value="39.979108" calcext:value-type="float">
            <text:p>39.9791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4005757573208" calcext:value-type="float">
            <text:p>0.5940057576</text:p>
          </table:table-cell>
          <table:table-cell office:value-type="float" office:value="40.7550768678932" calcext:value-type="float">
            <text:p>40.7550768679</text:p>
          </table:table-cell>
          <table:table-cell table:number-columns-repeated="6"/>
          <table:table-cell office:value-type="float" office:value="40.753988" calcext:value-type="float">
            <text:p>40.7539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90459422847804" calcext:value-type="float">
            <text:p>0.5904594228</text:p>
          </table:table-cell>
          <table:table-cell office:value-type="float" office:value="41.0108315790496" calcext:value-type="float">
            <text:p>41.01083157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7688382833292" calcext:value-type="float">
            <text:p>0.5768838283</text:p>
          </table:table-cell>
          <table:table-cell office:value-type="float" office:value="42.0210332331338" calcext:value-type="float">
            <text:p>42.021033233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67295063664617" calcext:value-type="float">
            <text:p>0.5672950637</text:p>
          </table:table-cell>
          <table:table-cell office:value-type="float" office:value="42.7658808416565" calcext:value-type="float">
            <text:p>42.765880841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52324215272191" calcext:value-type="float">
            <text:p>0.5523242153</text:p>
          </table:table-cell>
          <table:table-cell office:value-type="float" office:value="43.9846125921883" calcext:value-type="float">
            <text:p>43.98461259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43891289294752" calcext:value-type="float">
            <text:p>0.5438912893</text:p>
          </table:table-cell>
          <table:table-cell office:value-type="float" office:value="44.7030906439236" calcext:value-type="float">
            <text:p>44.703090643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41165" calcext:value-type="float">
            <text:p>0.541165</text:p>
          </table:table-cell>
          <table:table-cell office:value-type="float" office:value="44.9405632609025" calcext:value-type="float">
            <text:p>44.940563260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30655941360277" calcext:value-type="float">
            <text:p>0.5306559414</text:p>
          </table:table-cell>
          <table:table-cell office:value-type="float" office:value="45.8807901895545" calcext:value-type="float">
            <text:p>45.88079018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23163952094396" calcext:value-type="float">
            <text:p>0.5231639521</text:p>
          </table:table-cell>
          <table:table-cell office:value-type="float" office:value="46.5762423963955" calcext:value-type="float">
            <text:p>46.5762423964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52073626404334" calcext:value-type="float">
            <text:p>0.520736264</text:p>
          </table:table-cell>
          <table:table-cell office:value-type="float" office:value="46.8062861248094" calcext:value-type="float">
            <text:p>46.80628612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04638964551369" calcext:value-type="float">
            <text:p>0.5046389646</text:p>
          </table:table-cell>
          <table:table-cell office:value-type="float" office:value="48.3931263846275" calcext:value-type="float">
            <text:p>48.39312638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02459088422921" calcext:value-type="float">
            <text:p>0.5024590884</text:p>
          </table:table-cell>
          <table:table-cell office:value-type="float" office:value="48.6166147741164" calcext:value-type="float">
            <text:p>48.616614774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94013796387139" calcext:value-type="float">
            <text:p>0.4940137964</text:p>
          </table:table-cell>
          <table:table-cell office:value-type="float" office:value="49.5030238890951" calcext:value-type="float">
            <text:p>49.503023889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87952047844801" calcext:value-type="float">
            <text:p>0.4879520478</text:p>
          </table:table-cell>
          <table:table-cell office:value-type="float" office:value="50.1602084147089" calcext:value-type="float">
            <text:p>50.160208414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78326801551022" calcext:value-type="float">
            <text:p>0.4783268016</text:p>
          </table:table-cell>
          <table:table-cell office:value-type="float" office:value="51.2417978331585" calcext:value-type="float">
            <text:p>51.24179783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72818055822971" calcext:value-type="float">
            <text:p>0.4728180558</text:p>
          </table:table-cell>
          <table:table-cell office:value-type="float" office:value="51.8829292437502" calcext:value-type="float">
            <text:p>51.88292924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71023673426326" calcext:value-type="float">
            <text:p>0.4710236734</text:p>
          </table:table-cell>
          <table:table-cell office:value-type="float" office:value="52.0953885756146" calcext:value-type="float">
            <text:p>52.09538857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464045159143229" calcext:value-type="float">
            <text:p>0.4640451591</text:p>
          </table:table-cell>
          <table:table-cell office:value-type="float" office:value="52.9391899475979" calcext:value-type="float">
            <text:p>52.939189947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59010162130261" calcext:value-type="float">
            <text:p>0.4590101621</text:p>
          </table:table-cell>
          <table:table-cell office:value-type="float" office:value="53.5659226195377" calcext:value-type="float">
            <text:p>53.56592261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57367902260158" calcext:value-type="float">
            <text:p>0.4573679023</text:p>
          </table:table-cell>
          <table:table-cell office:value-type="float" office:value="53.7737082420006" calcext:value-type="float">
            <text:p>53.7737082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50970833333333" calcext:value-type="float">
            <text:p>0.4509708333</text:p>
          </table:table-cell>
          <table:table-cell office:value-type="float" office:value="54.5994147308803" calcext:value-type="float">
            <text:p>54.599414730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0.446345369180005" calcext:value-type="float">
            <text:p>0.4463453692</text:p>
          </table:table-cell>
          <table:table-cell office:value-type="float" office:value="55.2131774462514" calcext:value-type="float">
            <text:p>55.213177446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4834889825518" calcext:value-type="float">
            <text:p>0.4448348898</text:p>
          </table:table-cell>
          <table:table-cell office:value-type="float" office:value="55.41674909513" calcext:value-type="float">
            <text:p>55.416749095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38942776831146" calcext:value-type="float">
            <text:p>0.4389427768</text:p>
          </table:table-cell>
          <table:table-cell office:value-type="float" office:value="56.2261224395531" calcext:value-type="float">
            <text:p>56.226122439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34674188125521" calcext:value-type="float">
            <text:p>0.4346741881</text:p>
          </table:table-cell>
          <table:table-cell office:value-type="float" office:value="56.8281606502004" calcext:value-type="float">
            <text:p>56.828160650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7828497491255" calcext:value-type="float">
            <text:p>0.4278284975</text:p>
          </table:table-cell>
          <table:table-cell office:value-type="float" office:value="57.8225032644125" calcext:value-type="float">
            <text:p>57.82250326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23873141417733" calcext:value-type="float">
            <text:p>0.4238731414</text:p>
          </table:table-cell>
          <table:table-cell office:value-type="float" office:value="58.4139118086569" calcext:value-type="float">
            <text:p>58.413911808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22578869262238" calcext:value-type="float">
            <text:p>0.4225788693</text:p>
          </table:table-cell>
          <table:table-cell office:value-type="float" office:value="58.6102125336858" calcext:value-type="float">
            <text:p>58.610212533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17517861911177" calcext:value-type="float">
            <text:p>0.4175178619</text:p>
          </table:table-cell>
          <table:table-cell office:value-type="float" office:value="59.3913683173916" calcext:value-type="float">
            <text:p>59.39136831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13839218733542" calcext:value-type="float">
            <text:p>0.4138392187</text:p>
          </table:table-cell>
          <table:table-cell office:value-type="float" office:value="59.9731171057578" calcext:value-type="float">
            <text:p>59.973117105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41263444407022" calcext:value-type="float">
            <text:p>0.4126344441</text:p>
          </table:table-cell>
          <table:table-cell office:value-type="float" office:value="60.1662732343172" calcext:value-type="float">
            <text:p>60.166273234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07918466971064" calcext:value-type="float">
            <text:p>0.407918467</text:p>
          </table:table-cell>
          <table:table-cell office:value-type="float" office:value="60.9352134590214" calcext:value-type="float">
            <text:p>60.9352134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404485711969101" calcext:value-type="float">
            <text:p>0.404485712</text:p>
          </table:table-cell>
          <table:table-cell office:value-type="float" office:value="61.5081678983255" calcext:value-type="float">
            <text:p>61.508167898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03360575681225" calcext:value-type="float">
            <text:p>0.4033605757</text:p>
          </table:table-cell>
          <table:table-cell office:value-type="float" office:value="61.6984600640246" calcext:value-type="float">
            <text:p>61.69846006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98952131012825" calcext:value-type="float">
            <text:p>0.398952131</text:p>
          </table:table-cell>
          <table:table-cell office:value-type="float" office:value="62.4562702292478" calcext:value-type="float">
            <text:p>62.456270229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95739041402759" calcext:value-type="float">
            <text:p>0.3957390414</text:p>
          </table:table-cell>
          <table:table-cell office:value-type="float" office:value="63.0212076521319" calcext:value-type="float">
            <text:p>63.021207652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.390552198032505" calcext:value-type="float">
            <text:p>0.390552198</text:p>
          </table:table-cell>
          <table:table-cell office:value-type="float" office:value="63.9565469492676" calcext:value-type="float">
            <text:p>63.956546949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8753630580955" calcext:value-type="float">
            <text:p>0.3875363058</text:p>
          </table:table-cell>
          <table:table-cell office:value-type="float" office:value="64.5141699716911" calcext:value-type="float">
            <text:p>64.51416997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86546428571429" calcext:value-type="float">
            <text:p>0.3865464286</text:p>
          </table:table-cell>
          <table:table-cell office:value-type="float" office:value="64.699467729968" calcext:value-type="float">
            <text:p>64.6994677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82661441240818" calcext:value-type="float">
            <text:p>0.3826614412</text:p>
          </table:table-cell>
          <table:table-cell office:value-type="float" office:value="65.4378622377614" calcext:value-type="float">
            <text:p>65.437862237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79823369128932" calcext:value-type="float">
            <text:p>0.3798233691</text:p>
          </table:table-cell>
          <table:table-cell office:value-type="float" office:value="65.9888097262348" calcext:value-type="float">
            <text:p>65.98880972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378891285836509" calcext:value-type="float">
            <text:p>0.3788912858</text:p>
          </table:table-cell>
          <table:table-cell office:value-type="float" office:value="66.1719326830625" calcext:value-type="float">
            <text:p>66.171932683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5230414612783" calcext:value-type="float">
            <text:p>0.3752304146</text:p>
          </table:table-cell>
          <table:table-cell office:value-type="float" office:value="66.9018726062592" calcext:value-type="float">
            <text:p>66.901872606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72553350118925" calcext:value-type="float">
            <text:p>0.3725533501</text:p>
          </table:table-cell>
          <table:table-cell office:value-type="float" office:value="67.4467287656398" calcext:value-type="float">
            <text:p>67.446728765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1673647946461" calcext:value-type="float">
            <text:p>0.3716736479</text:p>
          </table:table-cell>
          <table:table-cell office:value-type="float" office:value="67.6278675009228" calcext:value-type="float">
            <text:p>67.62786750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68216143514794" calcext:value-type="float">
            <text:p>0.3682161435</text:p>
          </table:table-cell>
          <table:table-cell office:value-type="float" office:value="68.3500953856036" calcext:value-type="float">
            <text:p>68.350095385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365685418381558" calcext:value-type="float">
            <text:p>0.3656854184</text:p>
          </table:table-cell>
          <table:table-cell office:value-type="float" office:value="68.8893973550298" calcext:value-type="float">
            <text:p>68.88939735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61581074948843" calcext:value-type="float">
            <text:p>0.3615810749</text:p>
          </table:table-cell>
          <table:table-cell office:value-type="float" office:value="69.7839279367224" calcext:value-type="float">
            <text:p>69.783927936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59183825921999" calcext:value-type="float">
            <text:p>0.3591838259</text:p>
          </table:table-cell>
          <table:table-cell office:value-type="float" office:value="70.3181721911957" calcext:value-type="float">
            <text:p>70.31817219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58395276505552" calcext:value-type="float">
            <text:p>0.3583952765</text:p>
          </table:table-cell>
          <table:table-cell office:value-type="float" office:value="70.4958557931511" calcext:value-type="float">
            <text:p>70.495855793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5292228692659" calcext:value-type="float">
            <text:p>0.3552922287</text:p>
          </table:table-cell>
          <table:table-cell office:value-type="float" office:value="71.2046638797869" calcext:value-type="float">
            <text:p>71.204663879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3017121653966" calcext:value-type="float">
            <text:p>0.3530171217</text:p>
          </table:table-cell>
          <table:table-cell office:value-type="float" office:value="71.7343116682725" calcext:value-type="float">
            <text:p>71.73431166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2268410054688" calcext:value-type="float">
            <text:p>0.3522684101</text:p>
          </table:table-cell>
          <table:table-cell office:value-type="float" office:value="71.9104999556314" calcext:value-type="float">
            <text:p>71.910499955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0.347157509362226" calcext:value-type="float">
            <text:p>0.3471575094</text:p>
          </table:table-cell>
          <table:table-cell office:value-type="float" office:value="73.1389889141881" calcext:value-type="float">
            <text:p>73.138988914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46445390644428" calcext:value-type="float">
            <text:p>0.3464453906</text:p>
          </table:table-cell>
          <table:table-cell office:value-type="float" office:value="73.3138231088281" calcext:value-type="float">
            <text:p>73.313823108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34364011864029" calcext:value-type="float">
            <text:p>0.3436401186</text:p>
          </table:table-cell>
          <table:table-cell office:value-type="float" office:value="74.0115826712856" calcext:value-type="float">
            <text:p>74.011582671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1580319152423" calcext:value-type="float">
            <text:p>0.3415803192</text:p>
          </table:table-cell>
          <table:table-cell office:value-type="float" office:value="74.5333030094348" calcext:value-type="float">
            <text:p>74.533303009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228125" calcext:value-type="float">
            <text:p>0.338228125</text:p>
          </table:table-cell>
          <table:table-cell office:value-type="float" office:value="75.3999489785058" calcext:value-type="float">
            <text:p>75.39994897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336263569418039" calcext:value-type="float">
            <text:p>0.3362635694</text:p>
          </table:table-cell>
          <table:table-cell office:value-type="float" office:value="75.9182887160316" calcext:value-type="float">
            <text:p>75.91828871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35616285719845" calcext:value-type="float">
            <text:p>0.3356162857</text:p>
          </table:table-cell>
          <table:table-cell office:value-type="float" office:value="76.0908053383206" calcext:value-type="float">
            <text:p>76.09080533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33064033579153" calcext:value-type="float">
            <text:p>0.3330640336</text:p>
          </table:table-cell>
          <table:table-cell office:value-type="float" office:value="76.7796047840326" calcext:value-type="float">
            <text:p>76.7796047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31187601557023" calcext:value-type="float">
            <text:p>0.3311876016</text:p>
          </table:table-cell>
          <table:table-cell office:value-type="float" office:value="77.2949249803064" calcext:value-type="float">
            <text:p>77.29492498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305691367754" calcext:value-type="float">
            <text:p>0.3305691368</text:p>
          </table:table-cell>
          <table:table-cell office:value-type="float" office:value="77.466464272073" calcext:value-type="float">
            <text:p>77.466464272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28129478806968" calcext:value-type="float">
            <text:p>0.3281294788</text:p>
          </table:table-cell>
          <table:table-cell office:value-type="float" office:value="78.1514980097494" calcext:value-type="float">
            <text:p>78.151498009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26334773576851" calcext:value-type="float">
            <text:p>0.3263347736</text:p>
          </table:table-cell>
          <table:table-cell office:value-type="float" office:value="78.6641424234331" calcext:value-type="float">
            <text:p>78.664142423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25743050925801" calcext:value-type="float">
            <text:p>0.3257430509</text:p>
          </table:table-cell>
          <table:table-cell office:value-type="float" office:value="78.8348176539149" calcext:value-type="float">
            <text:p>78.834817653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23407945185224" calcext:value-type="float">
            <text:p>0.3234079452</text:p>
          </table:table-cell>
          <table:table-cell office:value-type="float" office:value="79.5165324991461" calcext:value-type="float">
            <text:p>79.516532499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321689201687486" calcext:value-type="float">
            <text:p>0.3216892017</text:p>
          </table:table-cell>
          <table:table-cell office:value-type="float" office:value="80.0268299949545" calcext:value-type="float">
            <text:p>80.0268299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18884534367348" calcext:value-type="float">
            <text:p>0.3188845344</text:p>
          </table:table-cell>
          <table:table-cell office:value-type="float" office:value="80.8755742229392" calcext:value-type="float">
            <text:p>80.87557422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317236541245448" calcext:value-type="float">
            <text:p>0.3172365412</text:p>
          </table:table-cell>
          <table:table-cell office:value-type="float" office:value="81.383840934219" calcext:value-type="float">
            <text:p>81.38384093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1669286211197" calcext:value-type="float">
            <text:p>0.3166928621</text:p>
          </table:table-cell>
          <table:table-cell office:value-type="float" office:value="81.5531094446068" calcext:value-type="float">
            <text:p>81.553109444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14545767103995" calcext:value-type="float">
            <text:p>0.3145457671</text:p>
          </table:table-cell>
          <table:table-cell office:value-type="float" office:value="82.229456870743" calcext:value-type="float">
            <text:p>82.229456870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1296380015751" calcext:value-type="float">
            <text:p>0.3129638002</text:p>
          </table:table-cell>
          <table:table-cell office:value-type="float" office:value="82.7359981608389" calcext:value-type="float">
            <text:p>82.7359981608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0.312441758426004" calcext:value-type="float">
            <text:p>0.3124417584</text:p>
          </table:table-cell>
          <table:table-cell office:value-type="float" office:value="82.9047165028896" calcext:value-type="float">
            <text:p>82.90471650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0379414050156" calcext:value-type="float">
            <text:p>0.3103794141</text:p>
          </table:table-cell>
          <table:table-cell office:value-type="float" office:value="83.5789869376543" calcext:value-type="float">
            <text:p>83.578986937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08859179208637" calcext:value-type="float">
            <text:p>0.3088591792</text:p>
          </table:table-cell>
          <table:table-cell office:value-type="float" office:value="84.0840991965202" calcext:value-type="float">
            <text:p>84.084099196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083573767989" calcext:value-type="float">
            <text:p>0.3083573768</text:p>
          </table:table-cell>
          <table:table-cell office:value-type="float" office:value="84.2523655044219" calcext:value-type="float">
            <text:p>84.252365504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0637435059143" calcext:value-type="float">
            <text:p>0.3063743506</text:p>
          </table:table-cell>
          <table:table-cell office:value-type="float" office:value="84.9249483984647" calcext:value-type="float">
            <text:p>84.92494839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04911934840105" calcext:value-type="float">
            <text:p>0.3049119348</text:p>
          </table:table-cell>
          <table:table-cell office:value-type="float" office:value="85.4289207058536" calcext:value-type="float">
            <text:p>85.428920705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02520431760918" calcext:value-type="float">
            <text:p>0.3025204318</text:p>
          </table:table-cell>
          <table:table-cell office:value-type="float" office:value="86.2681070495315" calcext:value-type="float">
            <text:p>86.26810704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301112260740262" calcext:value-type="float">
            <text:p>0.3011122607</text:p>
          </table:table-cell>
          <table:table-cell office:value-type="float" office:value="86.7712227320987" calcext:value-type="float">
            <text:p>86.771222732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300647222222222" calcext:value-type="float">
            <text:p>0.3006472222</text:p>
          </table:table-cell>
          <table:table-cell office:value-type="float" office:value="86.9388706704438" calcext:value-type="float">
            <text:p>86.938870670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298808384041472" calcext:value-type="float">
            <text:p>0.298808384</text:p>
          </table:table-cell>
          <table:table-cell office:value-type="float" office:value="87.6092145884718" calcext:value-type="float">
            <text:p>87.60921458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297451185273897" calcext:value-type="float">
            <text:p>0.2974511853</text:p>
          </table:table-cell>
          <table:table-cell office:value-type="float" office:value="88.1117526950419" calcext:value-type="float">
            <text:p>88.11175269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97002878786604" calcext:value-type="float">
            <text:p>0.2970028788</text:p>
          </table:table-cell>
          <table:table-cell office:value-type="float" office:value="88.27923119931" calcext:value-type="float">
            <text:p>88.279231199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295229711423902" calcext:value-type="float">
            <text:p>0.2952297114</text:p>
          </table:table-cell>
          <table:table-cell office:value-type="float" office:value="88.9490124942819" calcext:value-type="float">
            <text:p>88.949012494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293920482305808" calcext:value-type="float">
            <text:p>0.2939204823</text:p>
          </table:table-cell>
          <table:table-cell office:value-type="float" office:value="89.4512492112152" calcext:value-type="float">
            <text:p>89.45124921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93487928013583" calcext:value-type="float">
            <text:p>0.293487928</text:p>
          </table:table-cell>
          <table:table-cell office:value-type="float" office:value="89.6186501746405" calcext:value-type="float">
            <text:p>89.6186501746</text:p>
          </table:table-cell>
          <table:table-cell table:number-columns-repeated="8"/>
        </table:table-row>
      </table:table>
      <table:table table:name="Cr2O3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(4.95898,4.95898,13.5959,90,90,120)</text:p>
          </table:table-cell>
          <table:table-cell table:number-columns-repeated="6"/>
          <table:table-cell office:value-type="string" calcext:value-type="string">
            <text:p>Wavelength</text:p>
          </table:table-cell>
          <table:table-cell office:value-type="float" office:value="0.413671" calcext:value-type="float">
            <text:p>0.41367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ravc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R -3 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53196666666667" calcext:value-type="float">
            <text:p>4.5319666667</text:p>
          </table:table-cell>
          <table:table-cell office:value-type="float" office:value="5.23168922317168" calcext:value-type="float">
            <text:p>5.2316892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531967" calcext:value-type="float">
            <text:p>4.531967</text:p>
          </table:table-cell>
          <table:table-cell table:style-name="ce1" table:formula="of:=2*ASIN([.$J$1]/(2*[.J5]))*180/PI()" office:value-type="float" office:value="5.23168820444056" calcext:value-type="float">
            <text:p>5.2316882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951582561932" calcext:value-type="float">
            <text:p>4.0951582562</text:p>
          </table:table-cell>
          <table:table-cell office:value-type="float" office:value="5.79017768640541" calcext:value-type="float">
            <text:p>5.79017768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95158" calcext:value-type="float">
            <text:p>4.095158</text:p>
          </table:table-cell>
          <table:table-cell table:style-name="ce1" table:formula="of:=2*ASIN([.$J$1]/(2*[.J6]))*180/PI()" office:value-type="float" office:value="5.79017734752896" calcext:value-type="float">
            <text:p>5.79017734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.63075901093282" calcext:value-type="float">
            <text:p>3.6307590109</text:p>
          </table:table-cell>
          <table:table-cell office:value-type="float" office:value="6.53153893786324" calcext:value-type="float">
            <text:p>6.53153893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.630759" calcext:value-type="float">
            <text:p>3.630759</text:p>
          </table:table-cell>
          <table:table-cell table:style-name="ce1" table:formula="of:=2*ASIN([.$J$1]/(2*[.J7]))*180/PI()" office:value-type="float" office:value="6.53153816614164" calcext:value-type="float">
            <text:p>6.5315381661</text:p>
          </table:table-cell>
          <table:table-cell office:value-type="float" office:value="6.531297" calcext:value-type="float">
            <text:p>6.5312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6522962082991" calcext:value-type="float">
            <text:p>2.6652296208</text:p>
          </table:table-cell>
          <table:table-cell office:value-type="float" office:value="8.90184489730479" calcext:value-type="float">
            <text:p>8.90184489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6523" calcext:value-type="float">
            <text:p>2.66523</text:p>
          </table:table-cell>
          <table:table-cell table:style-name="ce1" table:formula="of:=2*ASIN([.$J$1]/(2*[.J8]))*180/PI()" office:value-type="float" office:value="8.90184254870765" calcext:value-type="float">
            <text:p>8.9018425487</text:p>
          </table:table-cell>
          <table:table-cell office:value-type="float" office:value="8.901929" calcext:value-type="float">
            <text:p>8.901929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7949" calcext:value-type="float">
            <text:p>2.47949</text:p>
          </table:table-cell>
          <table:table-cell office:value-type="float" office:value="9.57018591551239" calcext:value-type="float">
            <text:p>9.57018591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7949" calcext:value-type="float">
            <text:p>2.47949</text:p>
          </table:table-cell>
          <table:table-cell table:style-name="ce1" table:formula="of:=2*ASIN([.$J$1]/(2*[.J9]))*180/PI()" office:value-type="float" office:value="9.57018475447198" calcext:value-type="float">
            <text:p>9.5701847545</text:p>
          </table:table-cell>
          <table:table-cell office:value-type="float" office:value="9.569826" calcext:value-type="float">
            <text:p>9.5698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.29739285004093" calcext:value-type="float">
            <text:p>2.29739285</text:p>
          </table:table-cell>
          <table:table-cell office:value-type="float" office:value="10.3307283811207" calcext:value-type="float">
            <text:p>10.33072838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.297393" calcext:value-type="float">
            <text:p>2.297393</text:p>
          </table:table-cell>
          <table:table-cell table:style-name="ce1" table:formula="of:=2*ASIN([.$J$1]/(2*[.J10]))*180/PI()" office:value-type="float" office:value="10.3307264511727" calcext:value-type="float">
            <text:p>10.33072645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26598333333333" calcext:value-type="float">
            <text:p>2.2659833333</text:p>
          </table:table-cell>
          <table:table-cell office:value-type="float" office:value="10.4743232791998" calcext:value-type="float">
            <text:p>10.47432327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265983" calcext:value-type="float">
            <text:p>2.265983</text:p>
          </table:table-cell>
          <table:table-cell table:style-name="ce1" table:formula="of:=2*ASIN([.$J$1]/(2*[.J11]))*180/PI()" office:value-type="float" office:value="10.4743235529957" calcext:value-type="float">
            <text:p>10.474323553</text:p>
          </table:table-cell>
          <table:table-cell office:value-type="float" office:value="10.473685" calcext:value-type="float">
            <text:p>10.47368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17521658417987" calcext:value-type="float">
            <text:p>2.1752165842</text:p>
          </table:table-cell>
          <table:table-cell office:value-type="float" office:value="10.9126917718601" calcext:value-type="float">
            <text:p>10.91269177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175217" calcext:value-type="float">
            <text:p>2.175217</text:p>
          </table:table-cell>
          <table:table-cell table:style-name="ce1" table:formula="of:=2*ASIN([.$J$1]/(2*[.J12]))*180/PI()" office:value-type="float" office:value="10.9126883545935" calcext:value-type="float">
            <text:p>10.9126883546</text:p>
          </table:table-cell>
          <table:table-cell office:value-type="float" office:value="10.912617" calcext:value-type="float">
            <text:p>10.9126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2101078001543" calcext:value-type="float">
            <text:p>2.12101078</text:p>
          </table:table-cell>
          <table:table-cell office:value-type="float" office:value="11.1924620241234" calcext:value-type="float">
            <text:p>11.1924620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21011" calcext:value-type="float">
            <text:p>2.121011</text:p>
          </table:table-cell>
          <table:table-cell table:style-name="ce1" table:formula="of:=2*ASIN([.$J$1]/(2*[.J13]))*180/PI()" office:value-type="float" office:value="11.1924595005526" calcext:value-type="float">
            <text:p>11.19245950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475791280966" calcext:value-type="float">
            <text:p>2.0475791281</text:p>
          </table:table-cell>
          <table:table-cell office:value-type="float" office:value="11.595205066074" calcext:value-type="float">
            <text:p>11.59520506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47579" calcext:value-type="float">
            <text:p>2.047579</text:p>
          </table:table-cell>
          <table:table-cell table:style-name="ce1" table:formula="of:=2*ASIN([.$J$1]/(2*[.J14]))*180/PI()" office:value-type="float" office:value="11.595204385706" calcext:value-type="float">
            <text:p>11.5952043857</text:p>
          </table:table-cell>
          <table:table-cell office:value-type="float" office:value="11.594511" calcext:value-type="float">
            <text:p>11.5945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.81537950546641" calcext:value-type="float">
            <text:p>1.8153795055</text:p>
          </table:table-cell>
          <table:table-cell office:value-type="float" office:value="13.0844191916882" calcext:value-type="float">
            <text:p>13.08441919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.81538" calcext:value-type="float">
            <text:p>1.81538</text:p>
          </table:table-cell>
          <table:table-cell table:style-name="ce1" table:formula="of:=2*ASIN([.$J$1]/(2*[.J15]))*180/PI()" office:value-type="float" office:value="13.0844140211394" calcext:value-type="float">
            <text:p>13.0844140211</text:p>
          </table:table-cell>
          <table:table-cell office:value-type="float" office:value="13.08428" calcext:value-type="float">
            <text:p>13.084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76970012140846" calcext:value-type="float">
            <text:p>1.7697001214</text:p>
          </table:table-cell>
          <table:table-cell office:value-type="float" office:value="13.4236869214893" calcext:value-type="float">
            <text:p>13.42368692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7697" calcext:value-type="float">
            <text:p>1.7697</text:p>
          </table:table-cell>
          <table:table-cell table:style-name="ce1" table:formula="of:=2*ASIN([.$J$1]/(2*[.J16]))*180/PI()" office:value-type="float" office:value="13.423686214417" calcext:value-type="float">
            <text:p>13.42368621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68520488785436" calcext:value-type="float">
            <text:p>1.6852048879</text:p>
          </table:table-cell>
          <table:table-cell office:value-type="float" office:value="14.1000776505966" calcext:value-type="float">
            <text:p>14.10007765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685205" calcext:value-type="float">
            <text:p>1.685205</text:p>
          </table:table-cell>
          <table:table-cell table:style-name="ce1" table:formula="of:=2*ASIN([.$J$1]/(2*[.J17]))*180/PI()" office:value-type="float" office:value="14.1000749922255" calcext:value-type="float">
            <text:p>14.10007499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726898331668" calcext:value-type="float">
            <text:p>1.6726898332</text:p>
          </table:table-cell>
          <table:table-cell office:value-type="float" office:value="14.206116090032" calcext:value-type="float">
            <text:p>14.206116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7269" calcext:value-type="float">
            <text:p>1.67269</text:p>
          </table:table-cell>
          <table:table-cell table:style-name="ce1" table:formula="of:=2*ASIN([.$J$1]/(2*[.J18]))*180/PI()" office:value-type="float" office:value="14.2061129374993" calcext:value-type="float">
            <text:p>14.2061129375</text:p>
          </table:table-cell>
          <table:table-cell office:value-type="float" office:value="14.206106" calcext:value-type="float">
            <text:p>14.2061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1176097883105" calcext:value-type="float">
            <text:p>1.6117609788</text:p>
          </table:table-cell>
          <table:table-cell office:value-type="float" office:value="14.7460738232497" calcext:value-type="float">
            <text:p>14.746073823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11761" calcext:value-type="float">
            <text:p>1.611761</text:p>
          </table:table-cell>
          <table:table-cell table:style-name="ce1" table:formula="of:=2*ASIN([.$J$1]/(2*[.J19]))*180/PI()" office:value-type="float" office:value="14.7460718337702" calcext:value-type="float">
            <text:p>14.7460718338</text:p>
          </table:table-cell>
          <table:table-cell office:value-type="float" office:value="14.746023" calcext:value-type="float">
            <text:p>14.7460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.58025255618995" calcext:value-type="float">
            <text:p>1.5802525562</text:p>
          </table:table-cell>
          <table:table-cell office:value-type="float" office:value="15.0417770761206" calcext:value-type="float">
            <text:p>15.0417770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.580253" calcext:value-type="float">
            <text:p>1.580253</text:p>
          </table:table-cell>
          <table:table-cell table:style-name="ce1" table:formula="of:=2*ASIN([.$J$1]/(2*[.J20]))*180/PI()" office:value-type="float" office:value="15.041770996115" calcext:value-type="float">
            <text:p>15.041770996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57882253168999" calcext:value-type="float">
            <text:p>1.5788225317</text:p>
          </table:table-cell>
          <table:table-cell office:value-type="float" office:value="15.0554801235014" calcext:value-type="float">
            <text:p>15.05548012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578823" calcext:value-type="float">
            <text:p>1.578823</text:p>
          </table:table-cell>
          <table:table-cell table:style-name="ce1" table:formula="of:=2*ASIN([.$J$1]/(2*[.J21]))*180/PI()" office:value-type="float" office:value="15.0554737990583" calcext:value-type="float">
            <text:p>15.0554737991</text:p>
          </table:table-cell>
          <table:table-cell office:value-type="float" office:value="15.054975" calcext:value-type="float">
            <text:p>15.05497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51065555555556" calcext:value-type="float">
            <text:p>1.5106555556</text:p>
          </table:table-cell>
          <table:table-cell office:value-type="float" office:value="15.7390548140421" calcext:value-type="float">
            <text:p>15.7390548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510656" calcext:value-type="float">
            <text:p>1.510656</text:p>
          </table:table-cell>
          <table:table-cell table:style-name="ce1" table:formula="of:=2*ASIN([.$J$1]/(2*[.J22]))*180/PI()" office:value-type="float" office:value="15.739048237108" calcext:value-type="float">
            <text:p>15.73904823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6475135494128" calcext:value-type="float">
            <text:p>1.4647513549</text:p>
          </table:table-cell>
          <table:table-cell office:value-type="float" office:value="16.2355804099822" calcext:value-type="float">
            <text:p>16.235580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64751" calcext:value-type="float">
            <text:p>1.464751</text:p>
          </table:table-cell>
          <table:table-cell table:style-name="ce1" table:formula="of:=2*ASIN([.$J$1]/(2*[.J23]))*180/PI()" office:value-type="float" office:value="16.2355823924072" calcext:value-type="float">
            <text:p>16.2355823924</text:p>
          </table:table-cell>
          <table:table-cell office:value-type="float" office:value="16.235791" calcext:value-type="float">
            <text:p>16.23579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.44043895817826" calcext:value-type="float">
            <text:p>1.4404389582</text:p>
          </table:table-cell>
          <table:table-cell office:value-type="float" office:value="16.5115081834692" calcext:value-type="float">
            <text:p>16.51150818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.440439" calcext:value-type="float">
            <text:p>1.440439</text:p>
          </table:table-cell>
          <table:table-cell table:style-name="ce1" table:formula="of:=2*ASIN([.$J$1]/(2*[.J24]))*180/PI()" office:value-type="float" office:value="16.5115056882898" calcext:value-type="float">
            <text:p>16.511505688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153421895299" calcext:value-type="float">
            <text:p>1.431534219</text:p>
          </table:table-cell>
          <table:table-cell office:value-type="float" office:value="16.6149401927866" calcext:value-type="float">
            <text:p>16.614940192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1534" calcext:value-type="float">
            <text:p>1.431534</text:p>
          </table:table-cell>
          <table:table-cell table:style-name="ce1" table:formula="of:=2*ASIN([.$J$1]/(2*[.J25]))*180/PI()" office:value-type="float" office:value="16.6149407267763" calcext:value-type="float">
            <text:p>16.6149407268</text:p>
          </table:table-cell>
          <table:table-cell office:value-type="float" office:value="16.616732" calcext:value-type="float">
            <text:p>16.6167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.39376227519151" calcext:value-type="float">
            <text:p>1.3937622752</text:p>
          </table:table-cell>
          <table:table-cell office:value-type="float" office:value="17.0685312289525" calcext:value-type="float">
            <text:p>17.068531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.393762" calcext:value-type="float">
            <text:p>1.393762</text:p>
          </table:table-cell>
          <table:table-cell table:style-name="ce1" table:formula="of:=2*ASIN([.$J$1]/(2*[.J26]))*180/PI()" office:value-type="float" office:value="17.0685325428701" calcext:value-type="float">
            <text:p>17.0685325429</text:p>
          </table:table-cell>
          <table:table-cell office:value-type="float" office:value="17.067662" calcext:value-type="float">
            <text:p>17.0676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.3650527520644" calcext:value-type="float">
            <text:p>1.3650527521</text:p>
          </table:table-cell>
          <table:table-cell office:value-type="float" office:value="17.4302781468014" calcext:value-type="float">
            <text:p>17.43027814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65053" calcext:value-type="float">
            <text:p>1.365053</text:p>
          </table:table-cell>
          <table:table-cell table:style-name="ce1" table:formula="of:=2*ASIN([.$J$1]/(2*[.J27]))*180/PI()" office:value-type="float" office:value="17.4302728301644" calcext:value-type="float">
            <text:p>17.43027283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33261481041496" calcext:value-type="float">
            <text:p>1.3326148104</text:p>
          </table:table-cell>
          <table:table-cell office:value-type="float" office:value="17.8579846305731" calcext:value-type="float">
            <text:p>17.85798463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332615" calcext:value-type="float">
            <text:p>1.332615</text:p>
          </table:table-cell>
          <table:table-cell table:style-name="ce1" table:formula="of:=2*ASIN([.$J$1]/(2*[.J28]))*180/PI()" office:value-type="float" office:value="17.8579798900971" calcext:value-type="float">
            <text:p>17.8579798901</text:p>
          </table:table-cell>
          <table:table-cell office:value-type="float" office:value="17.85954" calcext:value-type="float">
            <text:p>17.859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9618647580374" calcext:value-type="float">
            <text:p>1.2961864758</text:p>
          </table:table-cell>
          <table:table-cell office:value-type="float" office:value="18.3641498058842" calcext:value-type="float">
            <text:p>18.36414980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96186" calcext:value-type="float">
            <text:p>1.296186</text:p>
          </table:table-cell>
          <table:table-cell table:style-name="ce1" table:formula="of:=2*ASIN([.$J$1]/(2*[.J29]))*180/PI()" office:value-type="float" office:value="18.3641543633465" calcext:value-type="float">
            <text:p>18.3641543633</text:p>
          </table:table-cell>
          <table:table-cell office:value-type="float" office:value="18.363461" calcext:value-type="float">
            <text:p>18.36346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290075987108" calcext:value-type="float">
            <text:p>1.2900759871</text:p>
          </table:table-cell>
          <table:table-cell office:value-type="float" office:value="18.451890033409" calcext:value-type="float">
            <text:p>18.45189003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290076" calcext:value-type="float">
            <text:p>1.290076</text:p>
          </table:table-cell>
          <table:table-cell table:style-name="ce1" table:formula="of:=2*ASIN([.$J$1]/(2*[.J30]))*180/PI()" office:value-type="float" office:value="18.451887594552" calcext:value-type="float">
            <text:p>18.4518875946</text:p>
          </table:table-cell>
          <table:table-cell office:value-type="float" office:value="18.450448" calcext:value-type="float">
            <text:p>18.4504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455153132368" calcext:value-type="float">
            <text:p>1.2455153132</text:p>
          </table:table-cell>
          <table:table-cell office:value-type="float" office:value="19.1181251194953" calcext:value-type="float">
            <text:p>19.11812511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45515" calcext:value-type="float">
            <text:p>1.245515</text:p>
          </table:table-cell>
          <table:table-cell table:style-name="ce1" table:formula="of:=2*ASIN([.$J$1]/(2*[.J31]))*180/PI()" office:value-type="float" office:value="19.1181276369605" calcext:value-type="float">
            <text:p>19.118127637</text:p>
          </table:table-cell>
          <table:table-cell office:value-type="float" office:value="19.115345" calcext:value-type="float">
            <text:p>19.11534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39745" calcext:value-type="float">
            <text:p>1.239745</text:p>
          </table:table-cell>
          <table:table-cell office:value-type="float" office:value="19.207950048937" calcext:value-type="float">
            <text:p>19.2079500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39745" calcext:value-type="float">
            <text:p>1.239745</text:p>
          </table:table-cell>
          <table:table-cell table:style-name="ce1" table:formula="of:=2*ASIN([.$J$1]/(2*[.J32]))*180/PI()" office:value-type="float" office:value="19.2079477020568" calcext:value-type="float">
            <text:p>19.2079477021</text:p>
          </table:table-cell>
          <table:table-cell office:value-type="float" office:value="19.20733" calcext:value-type="float">
            <text:p>19.207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.21025300364427" calcext:value-type="float">
            <text:p>1.2102530036</text:p>
          </table:table-cell>
          <table:table-cell office:value-type="float" office:value="19.6806179852358" calcext:value-type="float">
            <text:p>19.68061798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210253" calcext:value-type="float">
            <text:p>1.210253</text:p>
          </table:table-cell>
          <table:table-cell table:style-name="ce1" table:formula="of:=2*ASIN([.$J$1]/(2*[.J33]))*180/PI()" office:value-type="float" office:value="19.6806156393174" calcext:value-type="float">
            <text:p>19.6806156393</text:p>
          </table:table-cell>
          <table:table-cell office:value-type="float" office:value="19.681257" calcext:value-type="float">
            <text:p>19.681257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9580931880917" calcext:value-type="float">
            <text:p>1.1958093188</text:p>
          </table:table-cell>
          <table:table-cell office:value-type="float" office:value="19.9207409850179" calcext:value-type="float">
            <text:p>19.92074098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95809" calcext:value-type="float">
            <text:p>1.195809</text:p>
          </table:table-cell>
          <table:table-cell table:style-name="ce1" table:formula="of:=2*ASIN([.$J$1]/(2*[.J34]))*180/PI()" office:value-type="float" office:value="19.9207439144318" calcext:value-type="float">
            <text:p>19.9207439144</text:p>
          </table:table-cell>
          <table:table-cell office:value-type="float" office:value="19.92122" calcext:value-type="float">
            <text:p>19.921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.18777793902664" calcext:value-type="float">
            <text:p>1.187777939</text:p>
          </table:table-cell>
          <table:table-cell office:value-type="float" office:value="20.0568264711848" calcext:value-type="float">
            <text:p>20.05682647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.187778" calcext:value-type="float">
            <text:p>1.187778</text:p>
          </table:table-cell>
          <table:table-cell table:style-name="ce1" table:formula="of:=2*ASIN([.$J$1]/(2*[.J35]))*180/PI()" office:value-type="float" office:value="20.0568229782426" calcext:value-type="float">
            <text:p>20.0568229782</text:p>
          </table:table-cell>
          <table:table-cell office:value-type="float" office:value="20.060198" calcext:value-type="float">
            <text:p>20.0601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8656364690954" calcext:value-type="float">
            <text:p>1.1865636469</text:p>
          </table:table-cell>
          <table:table-cell office:value-type="float" office:value="20.0775645330971" calcext:value-type="float">
            <text:p>20.07756453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86564" calcext:value-type="float">
            <text:p>1.186564</text:p>
          </table:table-cell>
          <table:table-cell table:style-name="ce1" table:formula="of:=2*ASIN([.$J$1]/(2*[.J36]))*180/PI()" office:value-type="float" office:value="20.0775560413523" calcext:value-type="float">
            <text:p>20.0775560414</text:p>
          </table:table-cell>
          <table:table-cell office:value-type="float" office:value="20.080195" calcext:value-type="float">
            <text:p>20.0801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.17382156278785" calcext:value-type="float">
            <text:p>1.1738215628</text:p>
          </table:table-cell>
          <table:table-cell office:value-type="float" office:value="20.2978063291663" calcext:value-type="float">
            <text:p>20.29780632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.173822" calcext:value-type="float">
            <text:p>1.173822</text:p>
          </table:table-cell>
          <table:table-cell table:style-name="ce1" table:formula="of:=2*ASIN([.$J$1]/(2*[.J37]))*180/PI()" office:value-type="float" office:value="20.2977962059994" calcext:value-type="float">
            <text:p>20.2977962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7323510807115" calcext:value-type="float">
            <text:p>1.1732351081</text:p>
          </table:table-cell>
          <table:table-cell office:value-type="float" office:value="20.3080599595449" calcext:value-type="float">
            <text:p>20.30805995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73235" calcext:value-type="float">
            <text:p>1.173235</text:p>
          </table:table-cell>
          <table:table-cell table:style-name="ce1" table:formula="of:=2*ASIN([.$J$1]/(2*[.J38]))*180/PI()" office:value-type="float" office:value="20.3080593659579" calcext:value-type="float">
            <text:p>20.308059366</text:p>
          </table:table-cell>
          <table:table-cell office:value-type="float" office:value="20.30716" calcext:value-type="float">
            <text:p>20.307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.14869642502046" calcext:value-type="float">
            <text:p>1.148696425</text:p>
          </table:table-cell>
          <table:table-cell office:value-type="float" office:value="20.7466357476295" calcext:value-type="float">
            <text:p>20.74663574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.148696" calcext:value-type="float">
            <text:p>1.148696</text:p>
          </table:table-cell>
          <table:table-cell table:style-name="ce1" table:formula="of:=2*ASIN([.$J$1]/(2*[.J39]))*180/PI()" office:value-type="float" office:value="20.7466409700271" calcext:value-type="float">
            <text:p>20.74664097</text:p>
          </table:table-cell>
          <table:table-cell office:value-type="float" office:value="20.746092" calcext:value-type="float">
            <text:p>20.74609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13299166666667" calcext:value-type="float">
            <text:p>1.1329916667</text:p>
          </table:table-cell>
          <table:table-cell office:value-type="float" office:value="21.037463201216" calcext:value-type="float">
            <text:p>21.03746320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132992" calcext:value-type="float">
            <text:p>1.132992</text:p>
          </table:table-cell>
          <table:table-cell table:style-name="ce1" table:formula="of:=2*ASIN([.$J$1]/(2*[.J40]))*180/PI()" office:value-type="float" office:value="21.0374543660835" calcext:value-type="float">
            <text:p>21.0374543661</text:p>
          </table:table-cell>
          <table:table-cell office:value-type="float" office:value="21.036047" calcext:value-type="float">
            <text:p>21.0360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.12408630174932" calcext:value-type="float">
            <text:p>1.1240863017</text:p>
          </table:table-cell>
          <table:table-cell office:value-type="float" office:value="21.2060497053288" calcext:value-type="float">
            <text:p>21.20604970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.124086" calcext:value-type="float">
            <text:p>1.124086</text:p>
          </table:table-cell>
          <table:table-cell table:style-name="ce1" table:formula="of:=2*ASIN([.$J$1]/(2*[.J41]))*180/PI()" office:value-type="float" office:value="21.206052867351" calcext:value-type="float">
            <text:p>21.2060528674</text:p>
          </table:table-cell>
          <table:table-cell office:value-type="float" office:value="21.20702" calcext:value-type="float">
            <text:p>21.207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910264705971" calcext:value-type="float">
            <text:p>1.0910264706</text:p>
          </table:table-cell>
          <table:table-cell office:value-type="float" office:value="21.85641279888" calcext:value-type="float">
            <text:p>21.85641279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91026" calcext:value-type="float">
            <text:p>1.091026</text:p>
          </table:table-cell>
          <table:table-cell table:style-name="ce1" table:formula="of:=2*ASIN([.$J$1]/(2*[.J42]))*180/PI()" office:value-type="float" office:value="21.8564196643395" calcext:value-type="float">
            <text:p>21.8564196643</text:p>
          </table:table-cell>
          <table:table-cell office:value-type="float" office:value="21.85592" calcext:value-type="float">
            <text:p>21.8559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08760829208994" calcext:value-type="float">
            <text:p>1.0876082921</text:p>
          </table:table-cell>
          <table:table-cell office:value-type="float" office:value="21.9259533569736" calcext:value-type="float">
            <text:p>21.92595335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087608" calcext:value-type="float">
            <text:p>1.087608</text:p>
          </table:table-cell>
          <table:table-cell table:style-name="ce1" table:formula="of:=2*ASIN([.$J$1]/(2*[.J43]))*180/PI()" office:value-type="float" office:value="21.9259566316711" calcext:value-type="float">
            <text:p>21.9259566317</text:p>
          </table:table-cell>
          <table:table-cell office:value-type="float" office:value="21.925909" calcext:value-type="float">
            <text:p>21.9259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07120954109182" calcext:value-type="float">
            <text:p>1.0712095411</text:p>
          </table:table-cell>
          <table:table-cell office:value-type="float" office:value="22.2658649572907" calcext:value-type="float">
            <text:p>22.26586495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07121" calcext:value-type="float">
            <text:p>1.07121</text:p>
          </table:table-cell>
          <table:table-cell table:style-name="ce1" table:formula="of:=2*ASIN([.$J$1]/(2*[.J44]))*180/PI()" office:value-type="float" office:value="22.2658525672578" calcext:value-type="float">
            <text:p>22.26585256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7031856717101" calcext:value-type="float">
            <text:p>1.0703185672</text:p>
          </table:table-cell>
          <table:table-cell office:value-type="float" office:value="22.2846370530411" calcext:value-type="float">
            <text:p>22.2846370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70319" calcext:value-type="float">
            <text:p>1.070319</text:p>
          </table:table-cell>
          <table:table-cell table:style-name="ce1" table:formula="of:=2*ASIN([.$J$1]/(2*[.J45]))*180/PI()" office:value-type="float" office:value="22.2846251941785" calcext:value-type="float">
            <text:p>22.28462519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.06050539000771" calcext:value-type="float">
            <text:p>1.06050539</text:p>
          </table:table-cell>
          <table:table-cell office:value-type="float" office:value="22.4935205713326" calcext:value-type="float">
            <text:p>22.49352057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.060505" calcext:value-type="float">
            <text:p>1.060505</text:p>
          </table:table-cell>
          <table:table-cell table:style-name="ce1" table:formula="of:=2*ASIN([.$J$1]/(2*[.J46]))*180/PI()" office:value-type="float" office:value="22.4935261933331" calcext:value-type="float">
            <text:p>22.4935261933</text:p>
          </table:table-cell>
          <table:table-cell office:value-type="float" office:value="22.493821" calcext:value-type="float">
            <text:p>22.4938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04227824948793" calcext:value-type="float">
            <text:p>1.0422782495</text:p>
          </table:table-cell>
          <table:table-cell office:value-type="float" office:value="22.8921524620829" calcext:value-type="float">
            <text:p>22.89215246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042278" calcext:value-type="float">
            <text:p>1.042278</text:p>
          </table:table-cell>
          <table:table-cell table:style-name="ce1" table:formula="of:=2*ASIN([.$J$1]/(2*[.J47]))*180/PI()" office:value-type="float" office:value="22.8921552075688" calcext:value-type="float">
            <text:p>22.8921552076</text:p>
          </table:table-cell>
          <table:table-cell office:value-type="float" office:value="22.891759" calcext:value-type="float">
            <text:p>22.8917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.03909324698034" calcext:value-type="float">
            <text:p>1.039093247</text:p>
          </table:table-cell>
          <table:table-cell office:value-type="float" office:value="22.9632739763117" calcext:value-type="float">
            <text:p>22.96327397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039093" calcext:value-type="float">
            <text:p>1.039093</text:p>
          </table:table-cell>
          <table:table-cell table:style-name="ce1" table:formula="of:=2*ASIN([.$J$1]/(2*[.J48]))*180/PI()" office:value-type="float" office:value="22.9632766914671" calcext:value-type="float">
            <text:p>22.96327669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03050391036817" calcext:value-type="float">
            <text:p>1.0305039104</text:p>
          </table:table-cell>
          <table:table-cell office:value-type="float" office:value="23.157312121956" calcext:value-type="float">
            <text:p>23.1573121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030504" calcext:value-type="float">
            <text:p>1.030504</text:p>
          </table:table-cell>
          <table:table-cell table:style-name="ce1" table:formula="of:=2*ASIN([.$J$1]/(2*[.J49]))*180/PI()" office:value-type="float" office:value="23.1573072382264" calcext:value-type="float">
            <text:p>23.1573072382</text:p>
          </table:table-cell>
          <table:table-cell office:value-type="float" office:value="23.156718" calcext:value-type="float">
            <text:p>23.1567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0237895640483" calcext:value-type="float">
            <text:p>1.023789564</text:p>
          </table:table-cell>
          <table:table-cell office:value-type="float" office:value="23.3113083552682" calcext:value-type="float">
            <text:p>23.31130835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02379" calcext:value-type="float">
            <text:p>1.02379</text:p>
          </table:table-cell>
          <table:table-cell table:style-name="ce1" table:formula="of:=2*ASIN([.$J$1]/(2*[.J50]))*180/PI()" office:value-type="float" office:value="23.3112954284884" calcext:value-type="float">
            <text:p>23.3112954285</text:p>
          </table:table-cell>
          <table:table-cell office:value-type="float" office:value="23.313693" calcext:value-type="float">
            <text:p>23.3136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01614181685832" calcext:value-type="float">
            <text:p>1.0161418169</text:p>
          </table:table-cell>
          <table:table-cell office:value-type="float" office:value="23.4892448377446" calcext:value-type="float">
            <text:p>23.4892448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016142" calcext:value-type="float">
            <text:p>1.016142</text:p>
          </table:table-cell>
          <table:table-cell table:style-name="ce1" table:formula="of:=2*ASIN([.$J$1]/(2*[.J51]))*180/PI()" office:value-type="float" office:value="23.4892376603634" calcext:value-type="float">
            <text:p>23.48923766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.01538121228362" calcext:value-type="float">
            <text:p>1.0153812123</text:p>
          </table:table-cell>
          <table:table-cell office:value-type="float" office:value="23.5070911685862" calcext:value-type="float">
            <text:p>23.50709116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.015381" calcext:value-type="float">
            <text:p>1.015381</text:p>
          </table:table-cell>
          <table:table-cell table:style-name="ce1" table:formula="of:=2*ASIN([.$J$1]/(2*[.J52]))*180/PI()" office:value-type="float" office:value="23.5070932674784" calcext:value-type="float">
            <text:p>23.5070932675</text:p>
          </table:table-cell>
          <table:table-cell office:value-type="float" office:value="23.506663" calcext:value-type="float">
            <text:p>23.5066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9986253764837" calcext:value-type="float">
            <text:p>0.9986253765</text:p>
          </table:table-cell>
          <table:table-cell office:value-type="float" office:value="23.9072879236235" calcext:value-type="float">
            <text:p>23.90728792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998625" calcext:value-type="float">
            <text:p>0.998625</text:p>
          </table:table-cell>
          <table:table-cell table:style-name="ce1" table:formula="of:=2*ASIN([.$J$1]/(2*[.J53]))*180/PI()" office:value-type="float" office:value="23.9072941334302" calcext:value-type="float">
            <text:p>23.90729413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83361980773051" calcext:value-type="float">
            <text:p>0.9833619808</text:p>
          </table:table-cell>
          <table:table-cell office:value-type="float" office:value="24.2839795041421" calcext:value-type="float">
            <text:p>24.28397950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83362" calcext:value-type="float">
            <text:p>0.983362</text:p>
          </table:table-cell>
          <table:table-cell table:style-name="ce1" table:formula="of:=2*ASIN([.$J$1]/(2*[.J54]))*180/PI()" office:value-type="float" office:value="24.2839760380503" calcext:value-type="float">
            <text:p>24.283976038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82672587331426" calcext:value-type="float">
            <text:p>0.9826725873</text:p>
          </table:table-cell>
          <table:table-cell office:value-type="float" office:value="24.3012758943664" calcext:value-type="float">
            <text:p>24.30127589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82673" calcext:value-type="float">
            <text:p>0.982673</text:p>
          </table:table-cell>
          <table:table-cell table:style-name="ce1" table:formula="of:=2*ASIN([.$J$1]/(2*[.J55]))*180/PI()" office:value-type="float" office:value="24.301262547142" calcext:value-type="float">
            <text:p>24.3012625471</text:p>
          </table:table-cell>
          <table:table-cell office:value-type="float" office:value="24.29954" calcext:value-type="float">
            <text:p>24.299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75398301355326" calcext:value-type="float">
            <text:p>0.9753983014</text:p>
          </table:table-cell>
          <table:table-cell office:value-type="float" office:value="24.4853075143932" calcext:value-type="float">
            <text:p>24.48530751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75398" calcext:value-type="float">
            <text:p>0.975398</text:p>
          </table:table-cell>
          <table:table-cell table:style-name="ce1" table:formula="of:=2*ASIN([.$J$1]/(2*[.J56]))*180/PI()" office:value-type="float" office:value="24.4853121870003" calcext:value-type="float">
            <text:p>24.485312187</text:p>
          </table:table-cell>
          <table:table-cell office:value-type="float" office:value="24.484512" calcext:value-type="float">
            <text:p>24.4845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975061731705602" calcext:value-type="float">
            <text:p>0.9750617317</text:p>
          </table:table-cell>
          <table:table-cell office:value-type="float" office:value="24.4938903889581" calcext:value-type="float">
            <text:p>24.4938903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975062" calcext:value-type="float">
            <text:p>0.975062</text:p>
          </table:table-cell>
          <table:table-cell table:style-name="ce1" table:formula="of:=2*ASIN([.$J$1]/(2*[.J57]))*180/PI()" office:value-type="float" office:value="24.4938805341179" calcext:value-type="float">
            <text:p>24.4938805341</text:p>
          </table:table-cell>
          <table:table-cell office:value-type="float" office:value="24.487511" calcext:value-type="float">
            <text:p>24.48751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58341436390487" calcext:value-type="float">
            <text:p>0.9583414364</text:p>
          </table:table-cell>
          <table:table-cell office:value-type="float" office:value="24.9280472569022" calcext:value-type="float">
            <text:p>24.928047256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58341" calcext:value-type="float">
            <text:p>0.958341</text:p>
          </table:table-cell>
          <table:table-cell table:style-name="ce1" table:formula="of:=2*ASIN([.$J$1]/(2*[.J58]))*180/PI()" office:value-type="float" office:value="24.9280557249475" calcext:value-type="float">
            <text:p>24.9280557249</text:p>
          </table:table-cell>
          <table:table-cell office:value-type="float" office:value="24.927443" calcext:value-type="float">
            <text:p>24.9274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947219835689672" calcext:value-type="float">
            <text:p>0.9472198357</text:p>
          </table:table-cell>
          <table:table-cell office:value-type="float" office:value="25.2255268902371" calcext:value-type="float">
            <text:p>25.22552689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94722" calcext:value-type="float">
            <text:p>0.94722</text:p>
          </table:table-cell>
          <table:table-cell table:style-name="ce1" table:formula="of:=2*ASIN([.$J$1]/(2*[.J59]))*180/PI()" office:value-type="float" office:value="25.225519338893" calcext:value-type="float">
            <text:p>25.225519338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46296006486019" calcext:value-type="float">
            <text:p>0.9462960065</text:p>
          </table:table-cell>
          <table:table-cell office:value-type="float" office:value="25.2505597884678" calcext:value-type="float">
            <text:p>25.25055978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46296" calcext:value-type="float">
            <text:p>0.946296</text:p>
          </table:table-cell>
          <table:table-cell table:style-name="ce1" table:formula="of:=2*ASIN([.$J$1]/(2*[.J60]))*180/PI()" office:value-type="float" office:value="25.2505568577151" calcext:value-type="float">
            <text:p>25.2505568577</text:p>
          </table:table-cell>
          <table:table-cell office:value-type="float" office:value="25.250393" calcext:value-type="float">
            <text:p>25.2503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940246914406877" calcext:value-type="float">
            <text:p>0.9402469144</text:p>
          </table:table-cell>
          <table:table-cell office:value-type="float" office:value="25.4157177024906" calcext:value-type="float">
            <text:p>25.41571770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940247" calcext:value-type="float">
            <text:p>0.940247</text:p>
          </table:table-cell>
          <table:table-cell table:style-name="ce1" table:formula="of:=2*ASIN([.$J$1]/(2*[.J61]))*180/PI()" office:value-type="float" office:value="25.415712222453" calcext:value-type="float">
            <text:p>25.41571222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39644227411336" calcext:value-type="float">
            <text:p>0.9396442274</text:p>
          </table:table-cell>
          <table:table-cell office:value-type="float" office:value="25.4322922650544" calcext:value-type="float">
            <text:p>25.43229226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39644" calcext:value-type="float">
            <text:p>0.939644</text:p>
          </table:table-cell>
          <table:table-cell table:style-name="ce1" table:formula="of:=2*ASIN([.$J$1]/(2*[.J62]))*180/PI()" office:value-type="float" office:value="25.4322953934457" calcext:value-type="float">
            <text:p>25.43229539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7159131181649" calcext:value-type="float">
            <text:p>0.9371591312</text:p>
          </table:table-cell>
          <table:table-cell office:value-type="float" office:value="25.5008661061427" calcext:value-type="float">
            <text:p>25.50086610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7159" calcext:value-type="float">
            <text:p>0.937159</text:p>
          </table:table-cell>
          <table:table-cell table:style-name="ce1" table:formula="of:=2*ASIN([.$J$1]/(2*[.J63]))*180/PI()" office:value-type="float" office:value="25.5008665973073" calcext:value-type="float">
            <text:p>25.5008665973</text:p>
          </table:table-cell>
          <table:table-cell office:value-type="float" office:value="25.501354" calcext:value-type="float">
            <text:p>25.5013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926317982619928" calcext:value-type="float">
            <text:p>0.9263179826</text:p>
          </table:table-cell>
          <table:table-cell office:value-type="float" office:value="25.8044327102405" calcext:value-type="float">
            <text:p>25.80443271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926318" calcext:value-type="float">
            <text:p>0.926318</text:p>
          </table:table-cell>
          <table:table-cell table:style-name="ce1" table:formula="of:=2*ASIN([.$J$1]/(2*[.J64]))*180/PI()" office:value-type="float" office:value="25.8044290405724" calcext:value-type="float">
            <text:p>25.8044290406</text:p>
          </table:table-cell>
          <table:table-cell office:value-type="float" office:value="25.807306" calcext:value-type="float">
            <text:p>25.8073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17742491680198" calcext:value-type="float">
            <text:p>0.9177424917</text:p>
          </table:table-cell>
          <table:table-cell office:value-type="float" office:value="26.0497726632207" calcext:value-type="float">
            <text:p>26.04977266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17742" calcext:value-type="float">
            <text:p>0.917742</text:p>
          </table:table-cell>
          <table:table-cell table:style-name="ce1" table:formula="of:=2*ASIN([.$J$1]/(2*[.J65]))*180/PI()" office:value-type="float" office:value="26.0497836564383" calcext:value-type="float">
            <text:p>26.0497836564</text:p>
          </table:table-cell>
          <table:table-cell office:value-type="float" office:value="26.049269" calcext:value-type="float">
            <text:p>26.0492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907689752733204" calcext:value-type="float">
            <text:p>0.9076897527</text:p>
          </table:table-cell>
          <table:table-cell office:value-type="float" office:value="26.3434380612849" calcext:value-type="float">
            <text:p>26.34343806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90769" calcext:value-type="float">
            <text:p>0.90769</text:p>
          </table:table-cell>
          <table:table-cell table:style-name="ce1" table:formula="of:=2*ASIN([.$J$1]/(2*[.J66]))*180/PI()" office:value-type="float" office:value="26.3434275099365" calcext:value-type="float">
            <text:p>26.3434275099</text:p>
          </table:table-cell>
          <table:table-cell office:value-type="float" office:value="26.346223" calcext:value-type="float">
            <text:p>26.34622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06393333333333" calcext:value-type="float">
            <text:p>0.9063933333</text:p>
          </table:table-cell>
          <table:table-cell office:value-type="float" office:value="26.3817968415746" calcext:value-type="float">
            <text:p>26.38179684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06393" calcext:value-type="float">
            <text:p>0.906393</text:p>
          </table:table-cell>
          <table:table-cell table:style-name="ce1" table:formula="of:=2*ASIN([.$J$1]/(2*[.J67]))*180/PI()" office:value-type="float" office:value="26.3818034680277" calcext:value-type="float">
            <text:p>26.3818034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895921162717464" calcext:value-type="float">
            <text:p>0.8959211627</text:p>
          </table:table-cell>
          <table:table-cell office:value-type="float" office:value="26.6958337449576" calcext:value-type="float">
            <text:p>26.6958337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895921" calcext:value-type="float">
            <text:p>0.895921</text:p>
          </table:table-cell>
          <table:table-cell table:style-name="ce1" table:formula="of:=2*ASIN([.$J$1]/(2*[.J68]))*180/PI()" office:value-type="float" office:value="26.695835392207" calcext:value-type="float">
            <text:p>26.6958353922</text:p>
          </table:table-cell>
          <table:table-cell office:value-type="float" office:value="26.697168" calcext:value-type="float">
            <text:p>26.6971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888409873609971" calcext:value-type="float">
            <text:p>0.8884098736</text:p>
          </table:table-cell>
          <table:table-cell office:value-type="float" office:value="26.9257692843457" calcext:value-type="float">
            <text:p>26.92576928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88841" calcext:value-type="float">
            <text:p>0.88841</text:p>
          </table:table-cell>
          <table:table-cell table:style-name="ce1" table:formula="of:=2*ASIN([.$J$1]/(2*[.J69]))*180/PI()" office:value-type="float" office:value="26.9257620613213" calcext:value-type="float">
            <text:p>26.9257620613</text:p>
          </table:table-cell>
          <table:table-cell office:value-type="float" office:value="26.924133" calcext:value-type="float">
            <text:p>26.9241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84850060704229" calcext:value-type="float">
            <text:p>0.8848500607</text:p>
          </table:table-cell>
          <table:table-cell office:value-type="float" office:value="27.0361448782212" calcext:value-type="float">
            <text:p>27.03614487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8485" calcext:value-type="float">
            <text:p>0.88485</text:p>
          </table:table-cell>
          <table:table-cell table:style-name="ce1" table:formula="of:=2*ASIN([.$J$1]/(2*[.J70]))*180/PI()" office:value-type="float" office:value="27.0361434337511" calcext:value-type="float">
            <text:p>27.0361434338</text:p>
          </table:table-cell>
          <table:table-cell office:value-type="float" office:value="27.036116" calcext:value-type="float">
            <text:p>27.0361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79157846612174" calcext:value-type="float">
            <text:p>0.8791578466</text:p>
          </table:table-cell>
          <table:table-cell office:value-type="float" office:value="27.2145491707943" calcext:value-type="float">
            <text:p>27.2145491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79158" calcext:value-type="float">
            <text:p>0.879158</text:p>
          </table:table-cell>
          <table:table-cell table:style-name="ce1" table:formula="of:=2*ASIN([.$J$1]/(2*[.J71]))*180/PI()" office:value-type="float" office:value="27.2145409740008" calcext:value-type="float">
            <text:p>27.214540974</text:p>
          </table:table-cell>
          <table:table-cell office:value-type="float" office:value="27.220087" calcext:value-type="float">
            <text:p>27.2200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78665105125619" calcext:value-type="float">
            <text:p>0.8786651051</text:p>
          </table:table-cell>
          <table:table-cell office:value-type="float" office:value="27.230104467352" calcext:value-type="float">
            <text:p>27.23010446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78665" calcext:value-type="float">
            <text:p>0.878665</text:p>
          </table:table-cell>
          <table:table-cell table:style-name="ce1" table:formula="of:=2*ASIN([.$J$1]/(2*[.J72]))*180/PI()" office:value-type="float" office:value="27.2301044286659" calcext:value-type="float">
            <text:p>27.230104428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866016843685347" calcext:value-type="float">
            <text:p>0.8660168437</text:p>
          </table:table-cell>
          <table:table-cell office:value-type="float" office:value="27.6356360923794" calcext:value-type="float">
            <text:p>27.63563609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66017" calcext:value-type="float">
            <text:p>0.866017</text:p>
          </table:table-cell>
          <table:table-cell table:style-name="ce1" table:formula="of:=2*ASIN([.$J$1]/(2*[.J73]))*180/PI()" office:value-type="float" office:value="27.6356275938745" calcext:value-type="float">
            <text:p>27.6356275939</text:p>
          </table:table-cell>
          <table:table-cell office:value-type="float" office:value="27.636023" calcext:value-type="float">
            <text:p>27.6360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857669140856378" calcext:value-type="float">
            <text:p>0.8576691409</text:p>
          </table:table-cell>
          <table:table-cell office:value-type="float" office:value="27.9100340363145" calcext:value-type="float">
            <text:p>27.91003403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857669" calcext:value-type="float">
            <text:p>0.857669</text:p>
          </table:table-cell>
          <table:table-cell table:style-name="ce1" table:formula="of:=2*ASIN([.$J$1]/(2*[.J74]))*180/PI()" office:value-type="float" office:value="27.9100352663161" calcext:value-type="float">
            <text:p>27.910035266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57211636177302" calcext:value-type="float">
            <text:p>0.8572116362</text:p>
          </table:table-cell>
          <table:table-cell office:value-type="float" office:value="27.925231937923" calcext:value-type="float">
            <text:p>27.92523193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57212" calcext:value-type="float">
            <text:p>0.857212</text:p>
          </table:table-cell>
          <table:table-cell table:style-name="ce1" table:formula="of:=2*ASIN([.$J$1]/(2*[.J75]))*180/PI()" office:value-type="float" office:value="27.9252163969081" calcext:value-type="float">
            <text:p>27.92521639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852370137722465" calcext:value-type="float">
            <text:p>0.8523701377</text:p>
          </table:table-cell>
          <table:table-cell office:value-type="float" office:value="28.0870932350651" calcext:value-type="float">
            <text:p>28.08709323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85237" calcext:value-type="float">
            <text:p>0.85237</text:p>
          </table:table-cell>
          <table:table-cell table:style-name="ce1" table:formula="of:=2*ASIN([.$J$1]/(2*[.J76]))*180/PI()" office:value-type="float" office:value="28.0870943970685" calcext:value-type="float">
            <text:p>28.08709439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521455082326" calcext:value-type="float">
            <text:p>0.8521455082</text:p>
          </table:table-cell>
          <table:table-cell office:value-type="float" office:value="28.094649104434" calcext:value-type="float">
            <text:p>28.09464910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52146" calcext:value-type="float">
            <text:p>0.852146</text:p>
          </table:table-cell>
          <table:table-cell table:style-name="ce1" table:formula="of:=2*ASIN([.$J$1]/(2*[.J77]))*180/PI()" office:value-type="float" office:value="28.0946290880688" calcext:value-type="float">
            <text:p>28.09462908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51296326789121" calcext:value-type="float">
            <text:p>0.8512963268</text:p>
          </table:table-cell>
          <table:table-cell office:value-type="float" office:value="28.1232502072706" calcext:value-type="float">
            <text:p>28.12325020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51296" calcext:value-type="float">
            <text:p>0.851296</text:p>
          </table:table-cell>
          <table:table-cell table:style-name="ce1" table:formula="of:=2*ASIN([.$J$1]/(2*[.J78]))*180/PI()" office:value-type="float" office:value="28.1232577511499" calcext:value-type="float">
            <text:p>28.1232577512</text:p>
          </table:table-cell>
          <table:table-cell office:value-type="float" office:value="28.119948" calcext:value-type="float">
            <text:p>28.1199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842602443927182" calcext:value-type="float">
            <text:p>0.8426024439</text:p>
          </table:table-cell>
          <table:table-cell office:value-type="float" office:value="28.4194889085566" calcext:value-type="float">
            <text:p>28.41948890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842602" calcext:value-type="float">
            <text:p>0.842602</text:p>
          </table:table-cell>
          <table:table-cell table:style-name="ce1" table:formula="of:=2*ASIN([.$J$1]/(2*[.J79]))*180/PI()" office:value-type="float" office:value="28.4195006840743" calcext:value-type="float">
            <text:p>28.4195006841</text:p>
          </table:table-cell>
          <table:table-cell office:value-type="float" office:value="28.419901" calcext:value-type="float">
            <text:p>28.41990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8363449165834" calcext:value-type="float">
            <text:p>0.8363449166</text:p>
          </table:table-cell>
          <table:table-cell office:value-type="float" office:value="28.6366451015576" calcext:value-type="float">
            <text:p>28.636645101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836345" calcext:value-type="float">
            <text:p>0.836345</text:p>
          </table:table-cell>
          <table:table-cell table:style-name="ce1" table:formula="of:=2*ASIN([.$J$1]/(2*[.J80]))*180/PI()" office:value-type="float" office:value="28.6366386442975" calcext:value-type="float">
            <text:p>28.6366386443</text:p>
          </table:table-cell>
          <table:table-cell office:value-type="float" office:value="28.636868" calcext:value-type="float">
            <text:p>28.6368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3358308162928" calcext:value-type="float">
            <text:p>0.8335830816</text:p>
          </table:table-cell>
          <table:table-cell office:value-type="float" office:value="28.733560479905" calcext:value-type="float">
            <text:p>28.7335604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33583" calcext:value-type="float">
            <text:p>0.833583</text:p>
          </table:table-cell>
          <table:table-cell table:style-name="ce1" table:formula="of:=2*ASIN([.$J$1]/(2*[.J81]))*180/PI()" office:value-type="float" office:value="28.7335598015816" calcext:value-type="float">
            <text:p>28.7335598016</text:p>
          </table:table-cell>
          <table:table-cell office:value-type="float" office:value="28.737852" calcext:value-type="float">
            <text:p>28.7378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833372976695219" calcext:value-type="float">
            <text:p>0.8333729767</text:p>
          </table:table-cell>
          <table:table-cell office:value-type="float" office:value="28.7409604133022" calcext:value-type="float">
            <text:p>28.7409604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833373" calcext:value-type="float">
            <text:p>0.833373</text:p>
          </table:table-cell>
          <table:table-cell table:style-name="ce1" table:formula="of:=2*ASIN([.$J$1]/(2*[.J82]))*180/PI()" office:value-type="float" office:value="28.7409560387628" calcext:value-type="float">
            <text:p>28.74095603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832743613839978" calcext:value-type="float">
            <text:p>0.8327436138</text:p>
          </table:table-cell>
          <table:table-cell office:value-type="float" office:value="28.7631497651143" calcext:value-type="float">
            <text:p>28.76314976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832744" calcext:value-type="float">
            <text:p>0.832744</text:p>
          </table:table-cell>
          <table:table-cell table:style-name="ce1" table:formula="of:=2*ASIN([.$J$1]/(2*[.J83]))*180/PI()" office:value-type="float" office:value="28.7631325833194" calcext:value-type="float">
            <text:p>28.76313258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26496666666667" calcext:value-type="float">
            <text:p>0.8264966667</text:p>
          </table:table-cell>
          <table:table-cell office:value-type="float" office:value="28.9852907284315" calcext:value-type="float">
            <text:p>28.985290728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26497" calcext:value-type="float">
            <text:p>0.826497</text:p>
          </table:table-cell>
          <table:table-cell table:style-name="ce1" table:formula="of:=2*ASIN([.$J$1]/(2*[.J84]))*180/PI()" office:value-type="float" office:value="28.9852751974956" calcext:value-type="float">
            <text:p>28.9852751975</text:p>
          </table:table-cell>
          <table:table-cell office:value-type="float" office:value="28.984814" calcext:value-type="float">
            <text:p>28.9848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19031651238639" calcext:value-type="float">
            <text:p>0.8190316512</text:p>
          </table:table-cell>
          <table:table-cell office:value-type="float" office:value="29.2553402238938" calcext:value-type="float">
            <text:p>29.25534022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19032" calcext:value-type="float">
            <text:p>0.819032</text:p>
          </table:table-cell>
          <table:table-cell table:style-name="ce1" table:formula="of:=2*ASIN([.$J$1]/(2*[.J85]))*180/PI()" office:value-type="float" office:value="29.2553238684931" calcext:value-type="float">
            <text:p>29.255323868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.813086057875975" calcext:value-type="float">
            <text:p>0.8130860579</text:p>
          </table:table-cell>
          <table:table-cell office:value-type="float" office:value="29.4740932463914" calcext:value-type="float">
            <text:p>29.474093246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.813086" calcext:value-type="float">
            <text:p>0.813086</text:p>
          </table:table-cell>
          <table:table-cell table:style-name="ce1" table:formula="of:=2*ASIN([.$J$1]/(2*[.J86]))*180/PI()" office:value-type="float" office:value="29.474091743655" calcext:value-type="float">
            <text:p>29.47409174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810547606330522" calcext:value-type="float">
            <text:p>0.8105476063</text:p>
          </table:table-cell>
          <table:table-cell office:value-type="float" office:value="29.5685005866265" calcext:value-type="float">
            <text:p>29.56850058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810548" calcext:value-type="float">
            <text:p>0.810548</text:p>
          </table:table-cell>
          <table:table-cell table:style-name="ce1" table:formula="of:=2*ASIN([.$J$1]/(2*[.J87]))*180/PI()" office:value-type="float" office:value="29.5684822377958" calcext:value-type="float">
            <text:p>29.568482237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81016140932662" calcext:value-type="float">
            <text:p>0.8101614093</text:p>
          </table:table-cell>
          <table:table-cell office:value-type="float" office:value="29.5829172620334" calcext:value-type="float">
            <text:p>29.5829172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810161" calcext:value-type="float">
            <text:p>0.810161</text:p>
          </table:table-cell>
          <table:table-cell table:style-name="ce1" table:formula="of:=2*ASIN([.$J$1]/(2*[.J88]))*180/PI()" office:value-type="float" office:value="29.5829288873469" calcext:value-type="float">
            <text:p>29.5829288873</text:p>
          </table:table-cell>
          <table:table-cell office:value-type="float" office:value="29.581721" calcext:value-type="float">
            <text:p>29.5817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05880489415525" calcext:value-type="float">
            <text:p>0.8058804894</text:p>
          </table:table-cell>
          <table:table-cell office:value-type="float" office:value="29.7436813396419" calcext:value-type="float">
            <text:p>29.74368133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0588" calcext:value-type="float">
            <text:p>0.80588</text:p>
          </table:table-cell>
          <table:table-cell table:style-name="ce1" table:formula="of:=2*ASIN([.$J$1]/(2*[.J89]))*180/PI()" office:value-type="float" office:value="29.7436961368954" calcext:value-type="float">
            <text:p>29.7436961369</text:p>
          </table:table-cell>
          <table:table-cell office:value-type="float" office:value="29.745695" calcext:value-type="float">
            <text:p>29.7456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97794612688815" calcext:value-type="float">
            <text:p>0.7977946127</text:p>
          </table:table-cell>
          <table:table-cell office:value-type="float" office:value="30.0522103719367" calcext:value-type="float">
            <text:p>30.05221037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97795" calcext:value-type="float">
            <text:p>0.797795</text:p>
          </table:table-cell>
          <table:table-cell table:style-name="ce1" table:formula="of:=2*ASIN([.$J$1]/(2*[.J90]))*180/PI()" office:value-type="float" office:value="30.0521917151745" calcext:value-type="float">
            <text:p>30.0521917152</text:p>
          </table:table-cell>
          <table:table-cell office:value-type="float" office:value="30.051648" calcext:value-type="float">
            <text:p>30.0516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796363557008915" calcext:value-type="float">
            <text:p>0.796363557</text:p>
          </table:table-cell>
          <table:table-cell office:value-type="float" office:value="30.1074905258946" calcext:value-type="float">
            <text:p>30.10749052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796364" calcext:value-type="float">
            <text:p>0.796364</text:p>
          </table:table-cell>
          <table:table-cell table:style-name="ce1" table:formula="of:=2*ASIN([.$J$1]/(2*[.J91]))*180/PI()" office:value-type="float" office:value="30.1074696514391" calcext:value-type="float">
            <text:p>30.10746965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790126278094975" calcext:value-type="float">
            <text:p>0.7901262781</text:p>
          </table:table-cell>
          <table:table-cell office:value-type="float" office:value="30.3508537799579" calcext:value-type="float">
            <text:p>30.350853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790126" calcext:value-type="float">
            <text:p>0.790126</text:p>
          </table:table-cell>
          <table:table-cell table:style-name="ce1" table:formula="of:=2*ASIN([.$J$1]/(2*[.J92]))*180/PI()" office:value-type="float" office:value="30.3508609574002" calcext:value-type="float">
            <text:p>30.3508609574</text:p>
          </table:table-cell>
          <table:table-cell office:value-type="float" office:value="30.350602" calcext:value-type="float">
            <text:p>30.3506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789411265844996" calcext:value-type="float">
            <text:p>0.7894112658</text:p>
          </table:table-cell>
          <table:table-cell office:value-type="float" office:value="30.3790065149737" calcext:value-type="float">
            <text:p>30.3790065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789411" calcext:value-type="float">
            <text:p>0.789411</text:p>
          </table:table-cell>
          <table:table-cell table:style-name="ce1" table:formula="of:=2*ASIN([.$J$1]/(2*[.J93]))*180/PI()" office:value-type="float" office:value="30.3790132265328" calcext:value-type="float">
            <text:p>30.3790132265</text:p>
          </table:table-cell>
          <table:table-cell office:value-type="float" office:value="30.378597" calcext:value-type="float">
            <text:p>30.3785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786241801874515" calcext:value-type="float">
            <text:p>0.7862418019</text:p>
          </table:table-cell>
          <table:table-cell office:value-type="float" office:value="30.5044396880314" calcext:value-type="float">
            <text:p>30.5044396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786242" calcext:value-type="float">
            <text:p>0.786242</text:p>
          </table:table-cell>
          <table:table-cell table:style-name="ce1" table:formula="of:=2*ASIN([.$J$1]/(2*[.J94]))*180/PI()" office:value-type="float" office:value="30.5044280324332" calcext:value-type="float">
            <text:p>30.50442803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785889301127726" calcext:value-type="float">
            <text:p>0.7858893011</text:p>
          </table:table-cell>
          <table:table-cell office:value-type="float" office:value="30.5184549279911" calcext:value-type="float">
            <text:p>30.5184549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785889" calcext:value-type="float">
            <text:p>0.785889</text:p>
          </table:table-cell>
          <table:table-cell table:style-name="ce1" table:formula="of:=2*ASIN([.$J$1]/(2*[.J95]))*180/PI()" office:value-type="float" office:value="30.5184631225165" calcext:value-type="float">
            <text:p>30.51846312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785537274072858" calcext:value-type="float">
            <text:p>0.7855372741</text:p>
          </table:table-cell>
          <table:table-cell office:value-type="float" office:value="30.5324643545536" calcext:value-type="float">
            <text:p>30.53246435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785537" calcext:value-type="float">
            <text:p>0.785537</text:p>
          </table:table-cell>
          <table:table-cell table:style-name="ce1" table:formula="of:=2*ASIN([.$J$1]/(2*[.J96]))*180/PI()" office:value-type="float" office:value="30.5324714812064" calcext:value-type="float">
            <text:p>30.53247148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77701219458743" calcext:value-type="float">
            <text:p>0.7777012195</text:p>
          </table:table-cell>
          <table:table-cell office:value-type="float" office:value="30.8477188160901" calcext:value-type="float">
            <text:p>30.84771881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77701" calcext:value-type="float">
            <text:p>0.777701</text:p>
          </table:table-cell>
          <table:table-cell table:style-name="ce1" table:formula="of:=2*ASIN([.$J$1]/(2*[.J97]))*180/PI()" office:value-type="float" office:value="30.8477239109543" calcext:value-type="float">
            <text:p>30.8477239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76460334499161" calcext:value-type="float">
            <text:p>0.7764603345</text:p>
          </table:table-cell>
          <table:table-cell office:value-type="float" office:value="30.8982469781524" calcext:value-type="float">
            <text:p>30.898246978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7646" calcext:value-type="float">
            <text:p>0.77646</text:p>
          </table:table-cell>
          <table:table-cell table:style-name="ce1" table:formula="of:=2*ASIN([.$J$1]/(2*[.J98]))*180/PI()" office:value-type="float" office:value="30.8982567882206" calcext:value-type="float">
            <text:p>30.8982567882</text:p>
          </table:table-cell>
          <table:table-cell office:value-type="float" office:value="30.895517" calcext:value-type="float">
            <text:p>30.8955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770426748247578" calcext:value-type="float">
            <text:p>0.7704267482</text:p>
          </table:table-cell>
          <table:table-cell office:value-type="float" office:value="31.1463406394873" calcext:value-type="float">
            <text:p>31.14634063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770427" calcext:value-type="float">
            <text:p>0.770427</text:p>
          </table:table-cell>
          <table:table-cell table:style-name="ce1" table:formula="of:=2*ASIN([.$J$1]/(2*[.J99]))*180/PI()" office:value-type="float" office:value="31.1463263380326" calcext:value-type="float">
            <text:p>31.14632633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0095085007883" calcext:value-type="float">
            <text:p>0.770095085</text:p>
          </table:table-cell>
          <table:table-cell office:value-type="float" office:value="31.1600953145825" calcext:value-type="float">
            <text:p>31.160095314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0095" calcext:value-type="float">
            <text:p>0.770095</text:p>
          </table:table-cell>
          <table:table-cell table:style-name="ce1" table:formula="of:=2*ASIN([.$J$1]/(2*[.J100]))*180/PI()" office:value-type="float" office:value="31.1600949742964" calcext:value-type="float">
            <text:p>31.16009497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66579011945887" calcext:value-type="float">
            <text:p>0.7665790119</text:p>
          </table:table-cell>
          <table:table-cell office:value-type="float" office:value="31.3066737751967" calcext:value-type="float">
            <text:p>31.30667377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66579" calcext:value-type="float">
            <text:p>0.766579</text:p>
          </table:table-cell>
          <table:table-cell table:style-name="ce1" table:formula="of:=2*ASIN([.$J$1]/(2*[.J101]))*180/PI()" office:value-type="float" office:value="31.3066703891502" calcext:value-type="float">
            <text:p>31.30667038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766415599291439" calcext:value-type="float">
            <text:p>0.7664155993</text:p>
          </table:table-cell>
          <table:table-cell office:value-type="float" office:value="31.3135201285082" calcext:value-type="float">
            <text:p>31.31352012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766416" calcext:value-type="float">
            <text:p>0.766416</text:p>
          </table:table-cell>
          <table:table-cell table:style-name="ce1" table:formula="of:=2*ASIN([.$J$1]/(2*[.J102]))*180/PI()" office:value-type="float" office:value="31.3134994493571" calcext:value-type="float">
            <text:p>31.31349944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765797616680309" calcext:value-type="float">
            <text:p>0.7657976167</text:p>
          </table:table-cell>
          <table:table-cell office:value-type="float" office:value="31.3394386484246" calcext:value-type="float">
            <text:p>31.33943864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765798" calcext:value-type="float">
            <text:p>0.765798</text:p>
          </table:table-cell>
          <table:table-cell table:style-name="ce1" table:formula="of:=2*ASIN([.$J$1]/(2*[.J103]))*180/PI()" office:value-type="float" office:value="31.3394186676201" calcext:value-type="float">
            <text:p>31.33941866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55327777777778" calcext:value-type="float">
            <text:p>0.7553277778</text:p>
          </table:table-cell>
          <table:table-cell office:value-type="float" office:value="31.7852537104664" calcext:value-type="float">
            <text:p>31.78525371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55328" calcext:value-type="float">
            <text:p>0.755328</text:p>
          </table:table-cell>
          <table:table-cell table:style-name="ce1" table:formula="of:=2*ASIN([.$J$1]/(2*[.J104]))*180/PI()" office:value-type="float" office:value="31.7852401626309" calcext:value-type="float">
            <text:p>31.78524016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52826563681264" calcext:value-type="float">
            <text:p>0.7528265637</text:p>
          </table:table-cell>
          <table:table-cell office:value-type="float" office:value="31.8936670223765" calcext:value-type="float">
            <text:p>31.89366702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52827" calcext:value-type="float">
            <text:p>0.752827</text:p>
          </table:table-cell>
          <table:table-cell table:style-name="ce1" table:formula="of:=2*ASIN([.$J$1]/(2*[.J105]))*180/PI()" office:value-type="float" office:value="31.8936440819172" calcext:value-type="float">
            <text:p>31.89364408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52671787312592" calcext:value-type="float">
            <text:p>0.7526717873</text:p>
          </table:table-cell>
          <table:table-cell office:value-type="float" office:value="31.9004003306186" calcext:value-type="float">
            <text:p>31.90040033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52672" calcext:value-type="float">
            <text:p>0.752672</text:p>
          </table:table-cell>
          <table:table-cell table:style-name="ce1" table:formula="of:=2*ASIN([.$J$1]/(2*[.J106]))*180/PI()" office:value-type="float" office:value="31.9003871119632" calcext:value-type="float">
            <text:p>31.9003871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2208030357974" calcext:value-type="float">
            <text:p>0.7522080304</text:p>
          </table:table-cell>
          <table:table-cell office:value-type="float" office:value="31.920592632612" calcext:value-type="float">
            <text:p>31.92059263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2208" calcext:value-type="float">
            <text:p>0.752208</text:p>
          </table:table-cell>
          <table:table-cell table:style-name="ce1" table:formula="of:=2*ASIN([.$J$1]/(2*[.J107]))*180/PI()" office:value-type="float" office:value="31.9205899885838" calcext:value-type="float">
            <text:p>31.92058998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749464370727092" calcext:value-type="float">
            <text:p>0.7494643707</text:p>
          </table:table-cell>
          <table:table-cell office:value-type="float" office:value="32.0405857489081" calcext:value-type="float">
            <text:p>32.04058574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749464" calcext:value-type="float">
            <text:p>0.749464</text:p>
          </table:table-cell>
          <table:table-cell table:style-name="ce1" table:formula="of:=2*ASIN([.$J$1]/(2*[.J108]))*180/PI()" office:value-type="float" office:value="32.0405980419494" calcext:value-type="float">
            <text:p>32.04059804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49159039441098" calcext:value-type="float">
            <text:p>0.7491590394</text:p>
          </table:table-cell>
          <table:table-cell office:value-type="float" office:value="32.0539959054882" calcext:value-type="float">
            <text:p>32.05399590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49159" calcext:value-type="float">
            <text:p>0.749159</text:p>
          </table:table-cell>
          <table:table-cell table:style-name="ce1" table:formula="of:=2*ASIN([.$J$1]/(2*[.J109]))*180/PI()" office:value-type="float" office:value="32.0539936543202" calcext:value-type="float">
            <text:p>32.05399365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748854081026588" calcext:value-type="float">
            <text:p>0.748854081</text:p>
          </table:table-cell>
          <table:table-cell office:value-type="float" office:value="32.0674010515429" calcext:value-type="float">
            <text:p>32.06740105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748854" calcext:value-type="float">
            <text:p>0.748854</text:p>
          </table:table-cell>
          <table:table-cell table:style-name="ce1" table:formula="of:=2*ASIN([.$J$1]/(2*[.J110]))*180/PI()" office:value-type="float" office:value="32.0674006288493" calcext:value-type="float">
            <text:p>32.06740062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742056100114059" calcext:value-type="float">
            <text:p>0.7420561001</text:p>
          </table:table-cell>
          <table:table-cell office:value-type="float" office:value="32.3692018201095" calcext:value-type="float">
            <text:p>32.36920182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742056" calcext:value-type="float">
            <text:p>0.742056</text:p>
          </table:table-cell>
          <table:table-cell table:style-name="ce1" table:formula="of:=2*ASIN([.$J$1]/(2*[.J111]))*180/PI()" office:value-type="float" office:value="32.3692022816753" calcext:value-type="float">
            <text:p>32.36920228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732375677470642" calcext:value-type="float">
            <text:p>0.7323756775</text:p>
          </table:table-cell>
          <table:table-cell office:value-type="float" office:value="32.8090537553489" calcext:value-type="float">
            <text:p>32.80905375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732376" calcext:value-type="float">
            <text:p>0.732376</text:p>
          </table:table-cell>
          <table:table-cell table:style-name="ce1" table:formula="of:=2*ASIN([.$J$1]/(2*[.J112]))*180/PI()" office:value-type="float" office:value="32.8090348151705" calcext:value-type="float">
            <text:p>32.80903481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731694187201671" calcext:value-type="float">
            <text:p>0.7316941872</text:p>
          </table:table-cell>
          <table:table-cell office:value-type="float" office:value="32.8404762577187" calcext:value-type="float">
            <text:p>32.840476257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731694" calcext:value-type="float">
            <text:p>0.731694</text:p>
          </table:table-cell>
          <table:table-cell table:style-name="ce1" table:formula="of:=2*ASIN([.$J$1]/(2*[.J113]))*180/PI()" office:value-type="float" office:value="32.8404808102892" calcext:value-type="float">
            <text:p>32.84048081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726151802186563" calcext:value-type="float">
            <text:p>0.7261518022</text:p>
          </table:table-cell>
          <table:table-cell office:value-type="float" office:value="33.0983138367191" calcext:value-type="float">
            <text:p>33.09831383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726152" calcext:value-type="float">
            <text:p>0.726152</text:p>
          </table:table-cell>
          <table:table-cell table:style-name="ce1" table:formula="of:=2*ASIN([.$J$1]/(2*[.J114]))*180/PI()" office:value-type="float" office:value="33.0983004395533" calcext:value-type="float">
            <text:p>33.09830043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725072194726625" calcext:value-type="float">
            <text:p>0.7250721947</text:p>
          </table:table-cell>
          <table:table-cell office:value-type="float" office:value="33.1490172401943" calcext:value-type="float">
            <text:p>33.149017240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725072" calcext:value-type="float">
            <text:p>0.725072</text:p>
          </table:table-cell>
          <table:table-cell table:style-name="ce1" table:formula="of:=2*ASIN([.$J$1]/(2*[.J115]))*180/PI()" office:value-type="float" office:value="33.1490222716564" calcext:value-type="float">
            <text:p>33.14902227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722545480952053" calcext:value-type="float">
            <text:p>0.722545481</text:p>
          </table:table-cell>
          <table:table-cell office:value-type="float" office:value="33.2683021359218" calcext:value-type="float">
            <text:p>33.26830213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722545" calcext:value-type="float">
            <text:p>0.722545</text:p>
          </table:table-cell>
          <table:table-cell table:style-name="ce1" table:formula="of:=2*ASIN([.$J$1]/(2*[.J116]))*180/PI()" office:value-type="float" office:value="33.2683207806286" calcext:value-type="float">
            <text:p>33.26832078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722135181843167" calcext:value-type="float">
            <text:p>0.7221351818</text:p>
          </table:table-cell>
          <table:table-cell office:value-type="float" office:value="33.2877544463628" calcext:value-type="float">
            <text:p>33.28775444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722135" calcext:value-type="float">
            <text:p>0.722135</text:p>
          </table:table-cell>
          <table:table-cell table:style-name="ce1" table:formula="of:=2*ASIN([.$J$1]/(2*[.J117]))*180/PI()" office:value-type="float" office:value="33.2877589263626" calcext:value-type="float">
            <text:p>33.28775892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72021947908913" calcext:value-type="float">
            <text:p>0.7202194791</text:p>
          </table:table-cell>
          <table:table-cell office:value-type="float" office:value="33.3788845278715" calcext:value-type="float">
            <text:p>33.37888452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720219" calcext:value-type="float">
            <text:p>0.720219</text:p>
          </table:table-cell>
          <table:table-cell table:style-name="ce1" table:formula="of:=2*ASIN([.$J$1]/(2*[.J118]))*180/PI()" office:value-type="float" office:value="33.3789032231862" calcext:value-type="float">
            <text:p>33.37890322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717407791815557" calcext:value-type="float">
            <text:p>0.7174077918</text:p>
          </table:table-cell>
          <table:table-cell office:value-type="float" office:value="33.5135577993379" calcext:value-type="float">
            <text:p>33.51355779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717408" calcext:value-type="float">
            <text:p>0.717408</text:p>
          </table:table-cell>
          <table:table-cell table:style-name="ce1" table:formula="of:=2*ASIN([.$J$1]/(2*[.J119]))*180/PI()" office:value-type="float" office:value="33.5135436108359" calcext:value-type="float">
            <text:p>33.51354361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717139974399323" calcext:value-type="float">
            <text:p>0.7171399744</text:p>
          </table:table-cell>
          <table:table-cell office:value-type="float" office:value="33.5264432089427" calcext:value-type="float">
            <text:p>33.52644320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71714" calcext:value-type="float">
            <text:p>0.71714</text:p>
          </table:table-cell>
          <table:table-cell table:style-name="ce1" table:formula="of:=2*ASIN([.$J$1]/(2*[.J120]))*180/PI()" office:value-type="float" office:value="33.5264377989375" calcext:value-type="float">
            <text:p>33.52643779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16872456698222" calcext:value-type="float">
            <text:p>0.7168724567</text:p>
          </table:table-cell>
          <table:table-cell office:value-type="float" office:value="33.5393242462657" calcext:value-type="float">
            <text:p>33.53932424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16872" calcext:value-type="float">
            <text:p>0.716872</text:p>
          </table:table-cell>
          <table:table-cell table:style-name="ce1" table:formula="of:=2*ASIN([.$J$1]/(2*[.J121]))*180/PI()" office:value-type="float" office:value="33.5393420654696" calcext:value-type="float">
            <text:p>33.539342065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767109476493" calcext:value-type="float">
            <text:p>0.7157671095</text:p>
          </table:table-cell>
          <table:table-cell office:value-type="float" office:value="33.5926536902995" calcext:value-type="float">
            <text:p>33.592653690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767" calcext:value-type="float">
            <text:p>0.715767</text:p>
          </table:table-cell>
          <table:table-cell table:style-name="ce1" table:formula="of:=2*ASIN([.$J$1]/(2*[.J122]))*180/PI()" office:value-type="float" office:value="33.5926547941657" calcext:value-type="float">
            <text:p>33.592654794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707003593338475" calcext:value-type="float">
            <text:p>0.7070035933</text:p>
          </table:table-cell>
          <table:table-cell office:value-type="float" office:value="34.0216405055299" calcext:value-type="float">
            <text:p>34.02164050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7004" calcext:value-type="float">
            <text:p>0.707004</text:p>
          </table:table-cell>
          <table:table-cell table:style-name="ce1" table:formula="of:=2*ASIN([.$J$1]/(2*[.J123]))*180/PI()" office:value-type="float" office:value="34.0216160973624" calcext:value-type="float">
            <text:p>34.02161609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705842688707135" calcext:value-type="float">
            <text:p>0.7058426887</text:p>
          </table:table-cell>
          <table:table-cell office:value-type="float" office:value="34.0793047997566" calcext:value-type="float">
            <text:p>34.0793047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705843" calcext:value-type="float">
            <text:p>0.705843</text:p>
          </table:table-cell>
          <table:table-cell table:style-name="ce1" table:formula="of:=2*ASIN([.$J$1]/(2*[.J124]))*180/PI()" office:value-type="float" office:value="34.0792850597424" calcext:value-type="float">
            <text:p>34.079285059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705332810123948" calcext:value-type="float">
            <text:p>0.7053328101</text:p>
          </table:table-cell>
          <table:table-cell office:value-type="float" office:value="34.104694230435" calcext:value-type="float">
            <text:p>34.10469423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705333" calcext:value-type="float">
            <text:p>0.705333</text:p>
          </table:table-cell>
          <table:table-cell table:style-name="ce1" table:formula="of:=2*ASIN([.$J$1]/(2*[.J125]))*180/PI()" office:value-type="float" office:value="34.1046805141304" calcext:value-type="float">
            <text:p>34.10468051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5078284843743" calcext:value-type="float">
            <text:p>0.7050782848</text:p>
          </table:table-cell>
          <table:table-cell office:value-type="float" office:value="34.1173827170903" calcext:value-type="float">
            <text:p>34.11738271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5078" calcext:value-type="float">
            <text:p>0.705078</text:p>
          </table:table-cell>
          <table:table-cell table:style-name="ce1" table:formula="of:=2*ASIN([.$J$1]/(2*[.J126]))*180/PI()" office:value-type="float" office:value="34.117392666427" calcext:value-type="float">
            <text:p>34.11739266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702376707077562" calcext:value-type="float">
            <text:p>0.7023767071</text:p>
          </table:table-cell>
          <table:table-cell office:value-type="float" office:value="34.2526542788412" calcext:value-type="float">
            <text:p>34.25265427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702377" calcext:value-type="float">
            <text:p>0.702377</text:p>
          </table:table-cell>
          <table:table-cell table:style-name="ce1" table:formula="of:=2*ASIN([.$J$1]/(2*[.J127]))*180/PI()" office:value-type="float" office:value="34.2526352788826" calcext:value-type="float">
            <text:p>34.25263527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702251003540303" calcext:value-type="float">
            <text:p>0.7022510035</text:p>
          </table:table-cell>
          <table:table-cell office:value-type="float" office:value="34.2589749627361" calcext:value-type="float">
            <text:p>34.25897496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702251" calcext:value-type="float">
            <text:p>0.702251</text:p>
          </table:table-cell>
          <table:table-cell table:style-name="ce1" table:formula="of:=2*ASIN([.$J$1]/(2*[.J128]))*180/PI()" office:value-type="float" office:value="34.2589708660814" calcext:value-type="float">
            <text:p>34.258970866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696881137595755" calcext:value-type="float">
            <text:p>0.6968811376</text:p>
          </table:table-cell>
          <table:table-cell office:value-type="float" office:value="34.531216592028" calcext:value-type="float">
            <text:p>34.53121659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691752687941428" calcext:value-type="float">
            <text:p>0.6917526879</text:p>
          </table:table-cell>
          <table:table-cell office:value-type="float" office:value="34.7953568438992" calcext:value-type="float">
            <text:p>34.795356843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691632601696966" calcext:value-type="float">
            <text:p>0.6916326017</text:p>
          </table:table-cell>
          <table:table-cell office:value-type="float" office:value="34.8015911070919" calcext:value-type="float">
            <text:p>34.801591107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91272717855681" calcext:value-type="float">
            <text:p>0.6912727179</text:p>
          </table:table-cell>
          <table:table-cell office:value-type="float" office:value="34.8202880440369" calcext:value-type="float">
            <text:p>34.82028804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87686794769247" calcext:value-type="float">
            <text:p>0.6876867948</text:p>
          </table:table-cell>
          <table:table-cell office:value-type="float" office:value="35.0077083065084" calcext:value-type="float">
            <text:p>35.00770830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68336873132289" calcext:value-type="float">
            <text:p>0.6833687313</text:p>
          </table:table-cell>
          <table:table-cell office:value-type="float" office:value="35.236135353265" calcext:value-type="float">
            <text:p>35.23613535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682526376032199" calcext:value-type="float">
            <text:p>0.682526376</text:p>
          </table:table-cell>
          <table:table-cell office:value-type="float" office:value="35.2810501307824" calcext:value-type="float">
            <text:p>35.281050130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679903799136248" calcext:value-type="float">
            <text:p>0.6799037991</text:p>
          </table:table-cell>
          <table:table-cell office:value-type="float" office:value="35.4216360088676" calcext:value-type="float">
            <text:p>35.42163600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678871145972855" calcext:value-type="float">
            <text:p>0.678871146</text:p>
          </table:table-cell>
          <table:table-cell office:value-type="float" office:value="35.4773056859143" calcext:value-type="float">
            <text:p>35.477305685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678417475693179" calcext:value-type="float">
            <text:p>0.6784174757</text:p>
          </table:table-cell>
          <table:table-cell office:value-type="float" office:value="35.5018190876319" calcext:value-type="float">
            <text:p>35.501819087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671435333492487" calcext:value-type="float">
            <text:p>0.6714353335</text:p>
          </table:table-cell>
          <table:table-cell office:value-type="float" office:value="35.8834841068003" calcext:value-type="float">
            <text:p>35.883484106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670886799024762" calcext:value-type="float">
            <text:p>0.670886799</text:p>
          </table:table-cell>
          <table:table-cell office:value-type="float" office:value="35.9138228305857" calcext:value-type="float">
            <text:p>35.913822830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668039696317621" calcext:value-type="float">
            <text:p>0.6680396963</text:p>
          </table:table-cell>
          <table:table-cell office:value-type="float" office:value="36.0721350520759" calcext:value-type="float">
            <text:p>36.072135052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667715382452789" calcext:value-type="float">
            <text:p>0.6677153825</text:p>
          </table:table-cell>
          <table:table-cell office:value-type="float" office:value="36.0902586078543" calcext:value-type="float">
            <text:p>36.090258607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66307405207478" calcext:value-type="float">
            <text:p>0.6663074052</text:p>
          </table:table-cell>
          <table:table-cell office:value-type="float" office:value="36.1691557171042" calcext:value-type="float">
            <text:p>36.16915571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663972917073163" calcext:value-type="float">
            <text:p>0.6639729171</text:p>
          </table:table-cell>
          <table:table-cell office:value-type="float" office:value="36.3007474057128" calcext:value-type="float">
            <text:p>36.300747405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663760579661426" calcext:value-type="float">
            <text:p>0.6637605797</text:p>
          </table:table-cell>
          <table:table-cell office:value-type="float" office:value="36.3127649464202" calcext:value-type="float">
            <text:p>36.312764946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663548445834911" calcext:value-type="float">
            <text:p>0.6635484458</text:p>
          </table:table-cell>
          <table:table-cell office:value-type="float" office:value="36.3247790582901" calcext:value-type="float">
            <text:p>36.324779058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658050359419728" calcext:value-type="float">
            <text:p>0.6580503594</text:p>
          </table:table-cell>
          <table:table-cell office:value-type="float" office:value="36.6390100618179" calcext:value-type="float">
            <text:p>36.639010061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654772584179134" calcext:value-type="float">
            <text:p>0.6547725842</text:p>
          </table:table-cell>
          <table:table-cell office:value-type="float" office:value="36.8289930740093" calcext:value-type="float">
            <text:p>36.8289930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654365503873052" calcext:value-type="float">
            <text:p>0.6543655039</text:p>
          </table:table-cell>
          <table:table-cell office:value-type="float" office:value="36.8527280637716" calcext:value-type="float">
            <text:p>36.85272806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54162248236425" calcext:value-type="float">
            <text:p>0.6541622482</text:p>
          </table:table-cell>
          <table:table-cell office:value-type="float" office:value="36.8645906405325" calcext:value-type="float">
            <text:p>36.864590640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652002967577809" calcext:value-type="float">
            <text:p>0.6520029676</text:p>
          </table:table-cell>
          <table:table-cell office:value-type="float" office:value="36.9910945180917" calcext:value-type="float">
            <text:p>36.991094518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51902412955991" calcext:value-type="float">
            <text:p>0.651902413</text:p>
          </table:table-cell>
          <table:table-cell office:value-type="float" office:value="36.9970071863119" calcext:value-type="float">
            <text:p>36.997007186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651521981652728" calcext:value-type="float">
            <text:p>0.6515219817</text:p>
          </table:table-cell>
          <table:table-cell office:value-type="float" office:value="37.0193941998594" calcext:value-type="float">
            <text:p>37.019394199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64809323790187" calcext:value-type="float">
            <text:p>0.6480932379</text:p>
          </table:table-cell>
          <table:table-cell office:value-type="float" office:value="37.2224162870413" calcext:value-type="float">
            <text:p>37.22241628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64742380952381" calcext:value-type="float">
            <text:p>0.6474238095</text:p>
          </table:table-cell>
          <table:table-cell office:value-type="float" office:value="37.2623194725575" calcext:value-type="float">
            <text:p>37.262319472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646833775526223" calcext:value-type="float">
            <text:p>0.6468337755</text:p>
          </table:table-cell>
          <table:table-cell office:value-type="float" office:value="37.297562506856" calcext:value-type="float">
            <text:p>37.297562506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645037993554001" calcext:value-type="float">
            <text:p>0.6450379936</text:p>
          </table:table-cell>
          <table:table-cell office:value-type="float" office:value="37.4052449004897" calcext:value-type="float">
            <text:p>37.405244900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643478138663959" calcext:value-type="float">
            <text:p>0.6434781387</text:p>
          </table:table-cell>
          <table:table-cell office:value-type="float" office:value="37.4992959360088" calcext:value-type="float">
            <text:p>37.4992959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643381476320397" calcext:value-type="float">
            <text:p>0.6433814763</text:p>
          </table:table-cell>
          <table:table-cell office:value-type="float" office:value="37.5051400361623" calcext:value-type="float">
            <text:p>37.50514003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643091750449051" calcext:value-type="float">
            <text:p>0.6430917504</text:p>
          </table:table-cell>
          <table:table-cell office:value-type="float" office:value="37.5226676785421" calcext:value-type="float">
            <text:p>37.522667678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641374734559129" calcext:value-type="float">
            <text:p>0.6413747346</text:p>
          </table:table-cell>
          <table:table-cell office:value-type="float" office:value="37.6268863837524" calcext:value-type="float">
            <text:p>37.626886383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641183342063299" calcext:value-type="float">
            <text:p>0.6411833421</text:p>
          </table:table-cell>
          <table:table-cell office:value-type="float" office:value="37.6385400268915" calcext:value-type="float">
            <text:p>37.638540026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36713281176501" calcext:value-type="float">
            <text:p>0.6367132812</text:p>
          </table:table-cell>
          <table:table-cell office:value-type="float" office:value="37.9128258112478" calcext:value-type="float">
            <text:p>37.912825811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62702771007724" calcext:value-type="float">
            <text:p>0.6270277101</text:p>
          </table:table-cell>
          <table:table-cell office:value-type="float" office:value="38.5213627878501" calcext:value-type="float">
            <text:p>38.521362787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26580903449802" calcext:value-type="float">
            <text:p>0.6265809034</text:p>
          </table:table-cell>
          <table:table-cell office:value-type="float" office:value="38.5499168385451" calcext:value-type="float">
            <text:p>38.54991683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626421399883567" calcext:value-type="float">
            <text:p>0.6264213999</text:p>
          </table:table-cell>
          <table:table-cell office:value-type="float" office:value="38.5601206951176" calcext:value-type="float">
            <text:p>38.560120695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625886898692296" calcext:value-type="float">
            <text:p>0.6258868987</text:p>
          </table:table-cell>
          <table:table-cell office:value-type="float" office:value="38.594354358953" calcext:value-type="float">
            <text:p>38.59435435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622757656618402" calcext:value-type="float">
            <text:p>0.6227576566</text:p>
          </table:table-cell>
          <table:table-cell office:value-type="float" office:value="38.7960275349921" calcext:value-type="float">
            <text:p>38.79602753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620937238604021" calcext:value-type="float">
            <text:p>0.6209372386</text:p>
          </table:table-cell>
          <table:table-cell office:value-type="float" office:value="38.9143430253299" calcext:value-type="float">
            <text:p>38.91434302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620763560659535" calcext:value-type="float">
            <text:p>0.6207635607</text:p>
          </table:table-cell>
          <table:table-cell office:value-type="float" office:value="38.9256694989871" calcext:value-type="float">
            <text:p>38.92566949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620590028368244" calcext:value-type="float">
            <text:p>0.6205900284</text:p>
          </table:table-cell>
          <table:table-cell office:value-type="float" office:value="38.9369932009608" calcext:value-type="float">
            <text:p>38.93699320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198725" calcext:value-type="float">
            <text:p>0.6198725</text:p>
          </table:table-cell>
          <table:table-cell office:value-type="float" office:value="38.9838864216496" calcext:value-type="float">
            <text:p>38.98388642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14154269008084" calcext:value-type="float">
            <text:p>0.614154269</text:p>
          </table:table-cell>
          <table:table-cell office:value-type="float" office:value="39.3617593295893" calcext:value-type="float">
            <text:p>39.36175932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613392845001163" calcext:value-type="float">
            <text:p>0.613392845</text:p>
          </table:table-cell>
          <table:table-cell office:value-type="float" office:value="39.4126413146832" calcext:value-type="float">
            <text:p>39.412641314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613058130663796" calcext:value-type="float">
            <text:p>0.6130581307</text:p>
          </table:table-cell>
          <table:table-cell office:value-type="float" office:value="39.4350510820238" calcext:value-type="float">
            <text:p>39.43505108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61289097884102" calcext:value-type="float">
            <text:p>0.6128909788</text:p>
          </table:table-cell>
          <table:table-cell office:value-type="float" office:value="39.4462519699086" calcext:value-type="float">
            <text:p>39.446251969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611694617669952" calcext:value-type="float">
            <text:p>0.6116946177</text:p>
          </table:table-cell>
          <table:table-cell office:value-type="float" office:value="39.5266106657927" calcext:value-type="float">
            <text:p>39.526610665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611114070915052" calcext:value-type="float">
            <text:p>0.6111140709</text:p>
          </table:table-cell>
          <table:table-cell office:value-type="float" office:value="39.5657262691569" calcext:value-type="float">
            <text:p>39.565726269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611031270526294" calcext:value-type="float">
            <text:p>0.6110312705</text:p>
          </table:table-cell>
          <table:table-cell office:value-type="float" office:value="39.5713115740938" calcext:value-type="float">
            <text:p>39.571311574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610717967234817" calcext:value-type="float">
            <text:p>0.6107179672</text:p>
          </table:table-cell>
          <table:table-cell office:value-type="float" office:value="39.592460060176" calcext:value-type="float">
            <text:p>39.592460060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605126501822136" calcext:value-type="float">
            <text:p>0.6051265018</text:p>
          </table:table-cell>
          <table:table-cell office:value-type="float" office:value="39.9738178786149" calcext:value-type="float">
            <text:p>39.973817878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604077912628301" calcext:value-type="float">
            <text:p>0.6040779126</text:p>
          </table:table-cell>
          <table:table-cell office:value-type="float" office:value="40.0461734520543" calcext:value-type="float">
            <text:p>40.046173452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603997939070711" calcext:value-type="float">
            <text:p>0.6039979391</text:p>
          </table:table-cell>
          <table:table-cell office:value-type="float" office:value="40.0517028455657" calcext:value-type="float">
            <text:p>40.05170284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603758208841309" calcext:value-type="float">
            <text:p>0.6037582088</text:p>
          </table:table-cell>
          <table:table-cell office:value-type="float" office:value="40.0682872189384" calcext:value-type="float">
            <text:p>40.068287218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598470697644996" calcext:value-type="float">
            <text:p>0.5984706976</text:p>
          </table:table-cell>
          <table:table-cell office:value-type="float" office:value="40.4376793699249" calcext:value-type="float">
            <text:p>40.43767936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97904659404585" calcext:value-type="float">
            <text:p>0.5979046594</text:p>
          </table:table-cell>
          <table:table-cell office:value-type="float" office:value="40.4776368526655" calcext:value-type="float">
            <text:p>40.47763685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954428005318" calcext:value-type="float">
            <text:p>0.5954428005</text:p>
          </table:table-cell>
          <table:table-cell office:value-type="float" office:value="40.6523672707215" calcext:value-type="float">
            <text:p>40.65236727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9498368427311" calcext:value-type="float">
            <text:p>0.5949836843</text:p>
          </table:table-cell>
          <table:table-cell office:value-type="float" office:value="40.6851239888931" calcext:value-type="float">
            <text:p>40.68512398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593888969513322" calcext:value-type="float">
            <text:p>0.5938889695</text:p>
          </table:table-cell>
          <table:table-cell office:value-type="float" office:value="40.7634473916315" calcext:value-type="float">
            <text:p>40.76344739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593281823454772" calcext:value-type="float">
            <text:p>0.5932818235</text:p>
          </table:table-cell>
          <table:table-cell office:value-type="float" office:value="40.8070200002785" calcext:value-type="float">
            <text:p>40.807020000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90406283429166" calcext:value-type="float">
            <text:p>0.5904062834</text:p>
          </table:table-cell>
          <table:table-cell office:value-type="float" office:value="41.0146888841361" calcext:value-type="float">
            <text:p>41.01468888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590033235229463" calcext:value-type="float">
            <text:p>0.5900332352</text:p>
          </table:table-cell>
          <table:table-cell office:value-type="float" office:value="41.0417887828856" calcext:value-type="float">
            <text:p>41.041788782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589900040469486" calcext:value-type="float">
            <text:p>0.5899000405</text:p>
          </table:table-cell>
          <table:table-cell office:value-type="float" office:value="41.0514735345983" calcext:value-type="float">
            <text:p>41.051473534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588093641854924" calcext:value-type="float">
            <text:p>0.5880936419</text:p>
          </table:table-cell>
          <table:table-cell office:value-type="float" office:value="41.183282643834" calcext:value-type="float">
            <text:p>41.18328264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58787234801803" calcext:value-type="float">
            <text:p>0.587872348</text:p>
          </table:table-cell>
          <table:table-cell office:value-type="float" office:value="41.1994896136182" calcext:value-type="float">
            <text:p>41.19948961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586910781393926" calcext:value-type="float">
            <text:p>0.5869107814</text:p>
          </table:table-cell>
          <table:table-cell office:value-type="float" office:value="41.2700641641131" calcext:value-type="float">
            <text:p>41.27006416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86617554035573" calcext:value-type="float">
            <text:p>0.586617554</text:p>
          </table:table-cell>
          <table:table-cell office:value-type="float" office:value="41.2916349979155" calcext:value-type="float">
            <text:p>41.291634997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585604724061558" calcext:value-type="float">
            <text:p>0.5856047241</text:p>
          </table:table-cell>
          <table:table-cell office:value-type="float" office:value="41.3663203210726" calcext:value-type="float">
            <text:p>41.366320321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585313448943658" calcext:value-type="float">
            <text:p>0.5853134489</text:p>
          </table:table-cell>
          <table:table-cell office:value-type="float" office:value="41.3878499953503" calcext:value-type="float">
            <text:p>41.38784999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585167974277843" calcext:value-type="float">
            <text:p>0.5851679743</text:p>
          </table:table-cell>
          <table:table-cell office:value-type="float" office:value="41.3986113904178" calcext:value-type="float">
            <text:p>41.398611390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585022608027599" calcext:value-type="float">
            <text:p>0.585022608</text:p>
          </table:table-cell>
          <table:table-cell office:value-type="float" office:value="41.4093704932325" calcext:value-type="float">
            <text:p>41.409370493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581764156494022" calcext:value-type="float">
            <text:p>0.5817641565</text:p>
          </table:table-cell>
          <table:table-cell office:value-type="float" office:value="41.6520534096397" calcext:value-type="float">
            <text:p>41.65205340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578981660776667" calcext:value-type="float">
            <text:p>0.5789816608</text:p>
          </table:table-cell>
          <table:table-cell office:value-type="float" office:value="41.8616075153936" calcext:value-type="float">
            <text:p>41.861607515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578700152361438" calcext:value-type="float">
            <text:p>0.5787001524</text:p>
          </table:table-cell>
          <table:table-cell office:value-type="float" office:value="41.8829288057407" calcext:value-type="float">
            <text:p>41.882928805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577552863255924" calcext:value-type="float">
            <text:p>0.5775528633</text:p>
          </table:table-cell>
          <table:table-cell office:value-type="float" office:value="41.9700545952914" calcext:value-type="float">
            <text:p>41.97005459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577064125911628" calcext:value-type="float">
            <text:p>0.5770641259</text:p>
          </table:table-cell>
          <table:table-cell office:value-type="float" office:value="42.0072825562216" calcext:value-type="float">
            <text:p>42.007282556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574348212510231" calcext:value-type="float">
            <text:p>0.5743482125</text:p>
          </table:table-cell>
          <table:table-cell office:value-type="float" office:value="42.2153982668772" calcext:value-type="float">
            <text:p>42.215398266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573882131005229" calcext:value-type="float">
            <text:p>0.573882131</text:p>
          </table:table-cell>
          <table:table-cell office:value-type="float" office:value="42.251326052642" calcext:value-type="float">
            <text:p>42.25132605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573471069939831" calcext:value-type="float">
            <text:p>0.5734710699</text:p>
          </table:table-cell>
          <table:table-cell office:value-type="float" office:value="42.2830646864558" calcext:value-type="float">
            <text:p>42.283064686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57112870778251" calcext:value-type="float">
            <text:p>0.5711287078</text:p>
          </table:table-cell>
          <table:table-cell office:value-type="float" office:value="42.4648594253356" calcext:value-type="float">
            <text:p>42.464859425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571061118370377" calcext:value-type="float">
            <text:p>0.5710611184</text:p>
          </table:table-cell>
          <table:table-cell office:value-type="float" office:value="42.4701289614012" calcext:value-type="float">
            <text:p>42.470128961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569924989610895" calcext:value-type="float">
            <text:p>0.5699249896</text:p>
          </table:table-cell>
          <table:table-cell office:value-type="float" office:value="42.5589072678165" calcext:value-type="float">
            <text:p>42.558907267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569656479966763" calcext:value-type="float">
            <text:p>0.56965648</text:p>
          </table:table-cell>
          <table:table-cell office:value-type="float" office:value="42.5799445553553" calcext:value-type="float">
            <text:p>42.579944555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69388349475479" calcext:value-type="float">
            <text:p>0.5693883495</text:p>
          </table:table-cell>
          <table:table-cell office:value-type="float" office:value="42.6009734402779" calcext:value-type="float">
            <text:p>42.600973440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8834017974719" calcext:value-type="float">
            <text:p>0.568834018</text:p>
          </table:table-cell>
          <table:table-cell office:value-type="float" office:value="42.6445160843236" calcext:value-type="float">
            <text:p>42.644516084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66495833333333" calcext:value-type="float">
            <text:p>0.5664958333</text:p>
          </table:table-cell>
          <table:table-cell office:value-type="float" office:value="42.82918972036" calcext:value-type="float">
            <text:p>42.82918972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564405499401664" calcext:value-type="float">
            <text:p>0.5644054994</text:p>
          </table:table-cell>
          <table:table-cell office:value-type="float" office:value="42.9956831249603" calcext:value-type="float">
            <text:p>42.9956831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562043150874659" calcext:value-type="float">
            <text:p>0.5620431509</text:p>
          </table:table-cell>
          <table:table-cell office:value-type="float" office:value="43.1854490998028" calcext:value-type="float">
            <text:p>43.185449099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561734962618122" calcext:value-type="float">
            <text:p>0.5617349626</text:p>
          </table:table-cell>
          <table:table-cell office:value-type="float" office:value="43.2103325736255" calcext:value-type="float">
            <text:p>43.210332573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559532941239072" calcext:value-type="float">
            <text:p>0.5595329412</text:p>
          </table:table-cell>
          <table:table-cell office:value-type="float" office:value="43.3889868417121" calcext:value-type="float">
            <text:p>43.38898684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559215377482182" calcext:value-type="float">
            <text:p>0.5592153775</text:p>
          </table:table-cell>
          <table:table-cell office:value-type="float" office:value="43.4148766692159" calcext:value-type="float">
            <text:p>43.414876669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557563277722267" calcext:value-type="float">
            <text:p>0.5575632777</text:p>
          </table:table-cell>
          <table:table-cell office:value-type="float" office:value="43.5500800731806" calcext:value-type="float">
            <text:p>43.550080073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555440853812467" calcext:value-type="float">
            <text:p>0.5554408538</text:p>
          </table:table-cell>
          <table:table-cell office:value-type="float" office:value="43.7250484815557" calcext:value-type="float">
            <text:p>43.72504848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555192291289672" calcext:value-type="float">
            <text:p>0.5551922913</text:p>
          </table:table-cell>
          <table:table-cell office:value-type="float" office:value="43.7456340277481" calcext:value-type="float">
            <text:p>43.745634027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555068135100051" calcext:value-type="float">
            <text:p>0.5550681351</text:p>
          </table:table-cell>
          <table:table-cell office:value-type="float" office:value="43.755923903509" calcext:value-type="float">
            <text:p>43.755923903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552265120729855" calcext:value-type="float">
            <text:p>0.5522651207</text:p>
          </table:table-cell>
          <table:table-cell office:value-type="float" office:value="43.9895647879895" calcext:value-type="float">
            <text:p>43.98956478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551715844430248" calcext:value-type="float">
            <text:p>0.5517158444</text:p>
          </table:table-cell>
          <table:table-cell office:value-type="float" office:value="44.0356497251617" calcext:value-type="float">
            <text:p>44.035649725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549779815697143" calcext:value-type="float">
            <text:p>0.5497798157</text:p>
          </table:table-cell>
          <table:table-cell office:value-type="float" office:value="44.1988794739032" calcext:value-type="float">
            <text:p>44.19887947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54953877272483" calcext:value-type="float">
            <text:p>0.5495387727</text:p>
          </table:table-cell>
          <table:table-cell office:value-type="float" office:value="44.2192893440986" calcext:value-type="float">
            <text:p>44.21928934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49418370069902" calcext:value-type="float">
            <text:p>0.5494183701</text:p>
          </table:table-cell>
          <table:table-cell office:value-type="float" office:value="44.2294914778191" calcext:value-type="float">
            <text:p>44.229491477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548556043395129" calcext:value-type="float">
            <text:p>0.5485560434</text:p>
          </table:table-cell>
          <table:table-cell office:value-type="float" office:value="44.3027011339152" calcext:value-type="float">
            <text:p>44.302701133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548077481421586" calcext:value-type="float">
            <text:p>0.5480774814</text:p>
          </table:table-cell>
          <table:table-cell office:value-type="float" office:value="44.3434376449866" calcext:value-type="float">
            <text:p>44.3434376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54785134745457" calcext:value-type="float">
            <text:p>0.5478513475</text:p>
          </table:table-cell>
          <table:table-cell office:value-type="float" office:value="44.362713606512" calcext:value-type="float">
            <text:p>44.362713606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545513235298552" calcext:value-type="float">
            <text:p>0.5455132353</text:p>
          </table:table-cell>
          <table:table-cell office:value-type="float" office:value="44.5630326150794" calcext:value-type="float">
            <text:p>44.56303261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543804146044969" calcext:value-type="float">
            <text:p>0.543804146</text:p>
          </table:table-cell>
          <table:table-cell office:value-type="float" office:value="44.7106412713058" calcext:value-type="float">
            <text:p>44.71064127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543042748382844" calcext:value-type="float">
            <text:p>0.5430427484</text:p>
          </table:table-cell>
          <table:table-cell office:value-type="float" office:value="44.7767252712899" calcext:value-type="float">
            <text:p>44.776725271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42984647042776" calcext:value-type="float">
            <text:p>0.542984647</text:p>
          </table:table-cell>
          <table:table-cell office:value-type="float" office:value="44.7817763181543" calcext:value-type="float">
            <text:p>44.781776318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2810454853785" calcext:value-type="float">
            <text:p>0.5428104549</text:p>
          </table:table-cell>
          <table:table-cell office:value-type="float" office:value="44.7969267674691" calcext:value-type="float">
            <text:p>44.79692676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41069076661241" calcext:value-type="float">
            <text:p>0.5410690767</text:p>
          </table:table-cell>
          <table:table-cell office:value-type="float" office:value="44.9489659372494" calcext:value-type="float">
            <text:p>44.948965937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539527335267422" calcext:value-type="float">
            <text:p>0.5395273353</text:p>
          </table:table-cell>
          <table:table-cell office:value-type="float" office:value="45.0844643013601" calcext:value-type="float">
            <text:p>45.08446430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538958342541537" calcext:value-type="float">
            <text:p>0.5389583425</text:p>
          </table:table-cell>
          <table:table-cell office:value-type="float" office:value="45.1346838410582" calcext:value-type="float">
            <text:p>45.134683841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53725365961035" calcext:value-type="float">
            <text:p>0.5372536596</text:p>
          </table:table-cell>
          <table:table-cell office:value-type="float" office:value="45.2858318416635" calcext:value-type="float">
            <text:p>45.28583184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536743716350434" calcext:value-type="float">
            <text:p>0.5367437164</text:p>
          </table:table-cell>
          <table:table-cell office:value-type="float" office:value="45.3312494361679" calcext:value-type="float">
            <text:p>45.33124943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536519409576645" calcext:value-type="float">
            <text:p>0.5365194096</text:p>
          </table:table-cell>
          <table:table-cell office:value-type="float" office:value="45.3512568230182" calcext:value-type="float">
            <text:p>45.35125682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36407361594126" calcext:value-type="float">
            <text:p>0.5364073616</text:p>
          </table:table-cell>
          <table:table-cell office:value-type="float" office:value="45.361257928737" calcext:value-type="float">
            <text:p>45.36125792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53560477054591" calcext:value-type="float">
            <text:p>0.5356047705</text:p>
          </table:table-cell>
          <table:table-cell office:value-type="float" office:value="45.4330281158257" calcext:value-type="float">
            <text:p>45.43302811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35159283585506" calcext:value-type="float">
            <text:p>0.5351592836</text:p>
          </table:table-cell>
          <table:table-cell office:value-type="float" office:value="45.4729659976595" calcext:value-type="float">
            <text:p>45.472965997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33045924165983" calcext:value-type="float">
            <text:p>0.5330459242</text:p>
          </table:table-cell>
          <table:table-cell office:value-type="float" office:value="45.6634183643545" calcext:value-type="float">
            <text:p>45.663418364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532673272373857" calcext:value-type="float">
            <text:p>0.5326732724</text:p>
          </table:table-cell>
          <table:table-cell office:value-type="float" office:value="45.6971717261801" calcext:value-type="float">
            <text:p>45.69717172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532344507392807" calcext:value-type="float">
            <text:p>0.5323445074</text:p>
          </table:table-cell>
          <table:table-cell office:value-type="float" office:value="45.7269927110336" calcext:value-type="float">
            <text:p>45.7269927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530252695003857" calcext:value-type="float">
            <text:p>0.530252695</text:p>
          </table:table-cell>
          <table:table-cell office:value-type="float" office:value="45.9176764228111" calcext:value-type="float">
            <text:p>45.917676422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529504308866108" calcext:value-type="float">
            <text:p>0.5295043089</text:p>
          </table:table-cell>
          <table:table-cell office:value-type="float" office:value="45.9862959687669" calcext:value-type="float">
            <text:p>45.986295968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529288952719725" calcext:value-type="float">
            <text:p>0.5292889527</text:p>
          </table:table-cell>
          <table:table-cell office:value-type="float" office:value="46.0060811708709" calcext:value-type="float">
            <text:p>46.006081170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529181373136398" calcext:value-type="float">
            <text:p>0.5291813731</text:p>
          </table:table-cell>
          <table:table-cell office:value-type="float" office:value="46.0159712985588" calcext:value-type="float">
            <text:p>46.015971298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529073859124045" calcext:value-type="float">
            <text:p>0.5290738591</text:p>
          </table:table-cell>
          <table:table-cell office:value-type="float" office:value="46.0258597788289" calcext:value-type="float">
            <text:p>46.025859778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527190938660451" calcext:value-type="float">
            <text:p>0.5271909387</text:p>
          </table:table-cell>
          <table:table-cell office:value-type="float" office:value="46.1997524094698" calcext:value-type="float">
            <text:p>46.199752409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526750852063317" calcext:value-type="float">
            <text:p>0.5267508521</text:p>
          </table:table-cell>
          <table:table-cell office:value-type="float" office:value="46.2405910976361" calcext:value-type="float">
            <text:p>46.240591097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26660052731403" calcext:value-type="float">
            <text:p>0.5266600527</text:p>
          </table:table-cell>
          <table:table-cell office:value-type="float" office:value="46.2490262650859" calcext:value-type="float">
            <text:p>46.24902626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26274177229998" calcext:value-type="float">
            <text:p>0.5262741772</text:p>
          </table:table-cell>
          <table:table-cell office:value-type="float" office:value="46.2849091472625" calcext:value-type="float">
            <text:p>46.284909147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524593023612324" calcext:value-type="float">
            <text:p>0.5245930236</text:p>
          </table:table-cell>
          <table:table-cell office:value-type="float" office:value="46.4419135211487" calcext:value-type="float">
            <text:p>46.441913521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242789854196" calcext:value-type="float">
            <text:p>0.5242789854</text:p>
          </table:table-cell>
          <table:table-cell office:value-type="float" office:value="46.4713636955528" calcext:value-type="float">
            <text:p>46.471363695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52352953823255" calcext:value-type="float">
            <text:p>0.5235295382</text:p>
          </table:table-cell>
          <table:table-cell office:value-type="float" office:value="46.5418020252872" calcext:value-type="float">
            <text:p>46.54180202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523165436988666" calcext:value-type="float">
            <text:p>0.523165437</text:p>
          </table:table-cell>
          <table:table-cell office:value-type="float" office:value="46.5761024042246" calcext:value-type="float">
            <text:p>46.576102404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2311348451441" calcext:value-type="float">
            <text:p>0.5231134845</text:p>
          </table:table-cell>
          <table:table-cell office:value-type="float" office:value="46.5810008717233" calcext:value-type="float">
            <text:p>46.58100087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521139124743965" calcext:value-type="float">
            <text:p>0.5211391247</text:p>
          </table:table-cell>
          <table:table-cell office:value-type="float" office:value="46.7679495367369" calcext:value-type="float">
            <text:p>46.767949536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519546623490171" calcext:value-type="float">
            <text:p>0.5195466235</text:p>
          </table:table-cell>
          <table:table-cell office:value-type="float" office:value="46.9198729966204" calcext:value-type="float">
            <text:p>46.91987299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519085414924228" calcext:value-type="float">
            <text:p>0.5190854149</text:p>
          </table:table-cell>
          <table:table-cell office:value-type="float" office:value="46.9640624290518" calcext:value-type="float">
            <text:p>46.964062429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51873050125286" calcext:value-type="float">
            <text:p>0.5187305013</text:p>
          </table:table-cell>
          <table:table-cell office:value-type="float" office:value="46.9981260605448" calcext:value-type="float">
            <text:p>46.99812606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518679858704688" calcext:value-type="float">
            <text:p>0.5186798587</text:p>
          </table:table-cell>
          <table:table-cell office:value-type="float" office:value="47.0029907517294" calcext:value-type="float">
            <text:p>47.002990751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518528020008086" calcext:value-type="float">
            <text:p>0.51852802</text:p>
          </table:table-cell>
          <table:table-cell office:value-type="float" office:value="47.01758251524" calcext:value-type="float">
            <text:p>47.017582515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517828123279519" calcext:value-type="float">
            <text:p>0.5178281233</text:p>
          </table:table-cell>
          <table:table-cell office:value-type="float" office:value="47.0849640078874" calcext:value-type="float">
            <text:p>47.084964007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517526071201335" calcext:value-type="float">
            <text:p>0.5175260712</text:p>
          </table:table-cell>
          <table:table-cell office:value-type="float" office:value="47.1141052565663" calcext:value-type="float">
            <text:p>47.114105256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517425504573527" calcext:value-type="float">
            <text:p>0.5174255046</text:p>
          </table:table-cell>
          <table:table-cell office:value-type="float" office:value="47.1238159470713" calcext:value-type="float">
            <text:p>47.123815947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515663822982691" calcext:value-type="float">
            <text:p>0.515663823</text:p>
          </table:table-cell>
          <table:table-cell office:value-type="float" office:value="47.2945965527956" calcext:value-type="float">
            <text:p>47.29459655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515251955184084" calcext:value-type="float">
            <text:p>0.5152519552</text:p>
          </table:table-cell>
          <table:table-cell office:value-type="float" office:value="47.3347083361114" calcext:value-type="float">
            <text:p>47.334708336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15166972448486" calcext:value-type="float">
            <text:p>0.5151669724</text:p>
          </table:table-cell>
          <table:table-cell office:value-type="float" office:value="47.3429935490885" calcext:value-type="float">
            <text:p>47.342993549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11894782024149" calcext:value-type="float">
            <text:p>0.511894782</text:p>
          </table:table-cell>
          <table:table-cell office:value-type="float" office:value="47.6643040608296" calcext:value-type="float">
            <text:p>47.66430406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51166191386575" calcext:value-type="float">
            <text:p>0.5116619139</text:p>
          </table:table-cell>
          <table:table-cell office:value-type="float" office:value="47.6873422841127" calcext:value-type="float">
            <text:p>47.68734228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509996158914051" calcext:value-type="float">
            <text:p>0.5099961589</text:p>
          </table:table-cell>
          <table:table-cell office:value-type="float" office:value="47.8528132614857" calcext:value-type="float">
            <text:p>47.85281326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509755657724468" calcext:value-type="float">
            <text:p>0.5097556577</text:p>
          </table:table-cell>
          <table:table-cell office:value-type="float" office:value="47.8768020385576" calcext:value-type="float">
            <text:p>47.876802038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509669760096506" calcext:value-type="float">
            <text:p>0.5096697601</text:p>
          </table:table-cell>
          <table:table-cell office:value-type="float" office:value="47.8853759201129" calcext:value-type="float">
            <text:p>47.88537592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509381752856606" calcext:value-type="float">
            <text:p>0.5093817529</text:p>
          </table:table-cell>
          <table:table-cell office:value-type="float" office:value="47.9141465792786" calcext:value-type="float">
            <text:p>47.914146579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508503352116216" calcext:value-type="float">
            <text:p>0.5085033521</text:p>
          </table:table-cell>
          <table:table-cell office:value-type="float" office:value="48.0021161524588" calcext:value-type="float">
            <text:p>48.002116152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508360274009336" calcext:value-type="float">
            <text:p>0.508360274</text:p>
          </table:table-cell>
          <table:table-cell office:value-type="float" office:value="48.0164767015908" calcext:value-type="float">
            <text:p>48.01647670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50807090842916" calcext:value-type="float">
            <text:p>0.5080709084</text:p>
          </table:table-cell>
          <table:table-cell office:value-type="float" office:value="48.0455470934023" calcext:value-type="float">
            <text:p>48.045547093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507690606141812" calcext:value-type="float">
            <text:p>0.5076906061</text:p>
          </table:table-cell>
          <table:table-cell office:value-type="float" office:value="48.0838086206689" calcext:value-type="float">
            <text:p>48.08380862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5068917864364" calcext:value-type="float">
            <text:p>0.5068917864</text:p>
          </table:table-cell>
          <table:table-cell office:value-type="float" office:value="48.1643820220274" calcext:value-type="float">
            <text:p>48.16438202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506702849581485" calcext:value-type="float">
            <text:p>0.5067028496</text:p>
          </table:table-cell>
          <table:table-cell office:value-type="float" office:value="48.1834801046953" calcext:value-type="float">
            <text:p>48.183480104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506514123839941" calcext:value-type="float">
            <text:p>0.5065141238</text:p>
          </table:table-cell>
          <table:table-cell office:value-type="float" office:value="48.2025724940234" calcext:value-type="float">
            <text:p>48.20257249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03551851851852" calcext:value-type="float">
            <text:p>0.5035518519</text:p>
          </table:table-cell>
          <table:table-cell office:value-type="float" office:value="48.5043144993239" calcext:value-type="float">
            <text:p>48.504314499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502578222159093" calcext:value-type="float">
            <text:p>0.5025782222</text:p>
          </table:table-cell>
          <table:table-cell office:value-type="float" office:value="48.6043455951332" calcext:value-type="float">
            <text:p>48.604345595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502394066092088" calcext:value-type="float">
            <text:p>0.5023940661</text:p>
          </table:table-cell>
          <table:table-cell office:value-type="float" office:value="48.6233139082429" calcext:value-type="float">
            <text:p>48.623313908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2302063939979" calcext:value-type="float">
            <text:p>0.5023020639</text:p>
          </table:table-cell>
          <table:table-cell office:value-type="float" office:value="48.6327959905797" calcext:value-type="float">
            <text:p>48.632795990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501642852133158" calcext:value-type="float">
            <text:p>0.5016428521</text:p>
          </table:table-cell>
          <table:table-cell office:value-type="float" office:value="48.7008489482536" calcext:value-type="float">
            <text:p>48.700848948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01322505945365" calcext:value-type="float">
            <text:p>0.5013225059</text:p>
          </table:table-cell>
          <table:table-cell office:value-type="float" office:value="48.7339907498262" calcext:value-type="float">
            <text:p>48.733990749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501276792285044" calcext:value-type="float">
            <text:p>0.5012767923</text:p>
          </table:table-cell>
          <table:table-cell office:value-type="float" office:value="48.7387239195729" calcext:value-type="float">
            <text:p>48.738723919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49931268824185" calcext:value-type="float">
            <text:p>0.4993126882</text:p>
          </table:table-cell>
          <table:table-cell office:value-type="float" office:value="48.9429893326164" calcext:value-type="float">
            <text:p>48.942989332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4977290566691" calcext:value-type="float">
            <text:p>0.4977290567</text:p>
          </table:table-cell>
          <table:table-cell office:value-type="float" office:value="49.1089817845351" calcext:value-type="float">
            <text:p>49.10898178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497416145457313" calcext:value-type="float">
            <text:p>0.4974161455</text:p>
          </table:table-cell>
          <table:table-cell office:value-type="float" office:value="49.1419184853032" calcext:value-type="float">
            <text:p>49.14191848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97237603806823" calcext:value-type="float">
            <text:p>0.4972376038</text:p>
          </table:table-cell>
          <table:table-cell office:value-type="float" office:value="49.160732105742" calcext:value-type="float">
            <text:p>49.160732105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95898" calcext:value-type="float">
            <text:p>0.495898</text:p>
          </table:table-cell>
          <table:table-cell office:value-type="float" office:value="49.3023688484896" calcext:value-type="float">
            <text:p>49.302368848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49471024381033" calcext:value-type="float">
            <text:p>0.4947102438</text:p>
          </table:table-cell>
          <table:table-cell office:value-type="float" office:value="49.4286599915559" calcext:value-type="float">
            <text:p>49.42865999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494271482383621" calcext:value-type="float">
            <text:p>0.4942714824</text:p>
          </table:table-cell>
          <table:table-cell office:value-type="float" office:value="49.4754821822583" calcext:value-type="float">
            <text:p>49.47548218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493478100296483" calcext:value-type="float">
            <text:p>0.4934781003</text:p>
          </table:table-cell>
          <table:table-cell office:value-type="float" office:value="49.5603814095244" calcext:value-type="float">
            <text:p>49.56038140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92955645674619" calcext:value-type="float">
            <text:p>0.4929556457</text:p>
          </table:table-cell>
          <table:table-cell office:value-type="float" office:value="49.6164540397049" calcext:value-type="float">
            <text:p>49.616454039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492388270813023" calcext:value-type="float">
            <text:p>0.4923882708</text:p>
          </table:table-cell>
          <table:table-cell office:value-type="float" office:value="49.6774969478767" calcext:value-type="float">
            <text:p>49.677496947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92301655977638" calcext:value-type="float">
            <text:p>0.492301656</text:p>
          </table:table-cell>
          <table:table-cell office:value-type="float" office:value="49.6868293977361" calcext:value-type="float">
            <text:p>49.686829397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491680990386526" calcext:value-type="float">
            <text:p>0.4916809904</text:p>
          </table:table-cell>
          <table:table-cell office:value-type="float" office:value="49.7538105034858" calcext:value-type="float">
            <text:p>49.753810503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91336293665713" calcext:value-type="float">
            <text:p>0.4913362937</text:p>
          </table:table-cell>
          <table:table-cell office:value-type="float" office:value="49.7910904979715" calcext:value-type="float">
            <text:p>49.79109049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489699234112212" calcext:value-type="float">
            <text:p>0.4896992341</text:p>
          </table:table-cell>
          <table:table-cell office:value-type="float" office:value="49.9689374976978" calcext:value-type="float">
            <text:p>49.968937497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489486308085331" calcext:value-type="float">
            <text:p>0.4894863081</text:p>
          </table:table-cell>
          <table:table-cell office:value-type="float" office:value="49.9921662811452" calcext:value-type="float">
            <text:p>49.992166281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0.488250451647095" calcext:value-type="float">
            <text:p>0.4882504516</text:p>
          </table:table-cell>
          <table:table-cell office:value-type="float" office:value="50.1274335284673" calcext:value-type="float">
            <text:p>50.127433528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487699150677663" calcext:value-type="float">
            <text:p>0.4876991507</text:p>
          </table:table-cell>
          <table:table-cell office:value-type="float" office:value="50.1880199644285" calcext:value-type="float">
            <text:p>50.188019964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487530865852801" calcext:value-type="float">
            <text:p>0.4875308659</text:p>
          </table:table-cell>
          <table:table-cell office:value-type="float" office:value="50.2065442865958" calcext:value-type="float">
            <text:p>50.206544286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486948996373342" calcext:value-type="float">
            <text:p>0.4869489964</text:p>
          </table:table-cell>
          <table:table-cell office:value-type="float" office:value="50.2707043676449" calcext:value-type="float">
            <text:p>50.270704367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486781486629933" calcext:value-type="float">
            <text:p>0.4867814866</text:p>
          </table:table-cell>
          <table:table-cell office:value-type="float" office:value="50.2892064637787" calcext:value-type="float">
            <text:p>50.28920646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486697796558218" calcext:value-type="float">
            <text:p>0.4866977966</text:p>
          </table:table-cell>
          <table:table-cell office:value-type="float" office:value="50.2984556511387" calcext:value-type="float">
            <text:p>50.29845565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86614149636997" calcext:value-type="float">
            <text:p>0.4866141496</text:p>
          </table:table-cell>
          <table:table-cell office:value-type="float" office:value="50.3077035990138" calcext:value-type="float">
            <text:p>50.30770359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85147946295495" calcext:value-type="float">
            <text:p>0.4851479463</text:p>
          </table:table-cell>
          <table:table-cell office:value-type="float" office:value="50.47038127378" calcext:value-type="float">
            <text:p>50.470381273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484804909910068" calcext:value-type="float">
            <text:p>0.4848049099</text:p>
          </table:table-cell>
          <table:table-cell office:value-type="float" office:value="50.5085995352152" calcext:value-type="float">
            <text:p>50.508599535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84734117758357" calcext:value-type="float">
            <text:p>0.4847341178</text:p>
          </table:table-cell>
          <table:table-cell office:value-type="float" office:value="50.516494090534" calcext:value-type="float">
            <text:p>50.51649409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84433205558822" calcext:value-type="float">
            <text:p>0.4844332056</text:p>
          </table:table-cell>
          <table:table-cell office:value-type="float" office:value="50.5500796473131" calcext:value-type="float">
            <text:p>50.550079647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483121034440423" calcext:value-type="float">
            <text:p>0.4831210344</text:p>
          </table:table-cell>
          <table:table-cell office:value-type="float" office:value="50.6970780381092" calcext:value-type="float">
            <text:p>50.697078038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82957442841675" calcext:value-type="float">
            <text:p>0.4829574428</text:p>
          </table:table-cell>
          <table:table-cell office:value-type="float" office:value="50.7154669688397" calcext:value-type="float">
            <text:p>50.715466968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82875709336417" calcext:value-type="float">
            <text:p>0.4828757093</text:p>
          </table:table-cell>
          <table:table-cell office:value-type="float" office:value="50.7246596238347" calcext:value-type="float">
            <text:p>50.724659623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82493642926875" calcext:value-type="float">
            <text:p>0.4824936429</text:p>
          </table:table-cell>
          <table:table-cell office:value-type="float" office:value="50.7676769954619" calcext:value-type="float">
            <text:p>50.767676995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482289974580891" calcext:value-type="float">
            <text:p>0.4822899746</text:p>
          </table:table-cell>
          <table:table-cell office:value-type="float" office:value="50.7906392745975" calcext:value-type="float">
            <text:p>50.79063927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482005271706682" calcext:value-type="float">
            <text:p>0.4820052717</text:p>
          </table:table-cell>
          <table:table-cell office:value-type="float" office:value="50.8227738586991" calcext:value-type="float">
            <text:p>50.822773858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481964641012233" calcext:value-type="float">
            <text:p>0.481964641</text:p>
          </table:table-cell>
          <table:table-cell office:value-type="float" office:value="50.827363314464" calcext:value-type="float">
            <text:p>50.827363314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481810844534751" calcext:value-type="float">
            <text:p>0.4818108445</text:p>
          </table:table-cell>
          <table:table-cell office:value-type="float" office:value="50.8447432567924" calcext:value-type="float">
            <text:p>50.844743256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480146319392753" calcext:value-type="float">
            <text:p>0.4801463194</text:p>
          </table:table-cell>
          <table:table-cell office:value-type="float" office:value="51.0336380103663" calcext:value-type="float">
            <text:p>51.03363801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479170718195244" calcext:value-type="float">
            <text:p>0.4791707182</text:p>
          </table:table-cell>
          <table:table-cell office:value-type="float" office:value="51.1450314546544" calcext:value-type="float">
            <text:p>51.145031454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478808824537599" calcext:value-type="float">
            <text:p>0.4788088245</text:p>
          </table:table-cell>
          <table:table-cell office:value-type="float" office:value="51.1864808564001" calcext:value-type="float">
            <text:p>51.186480856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.478490480345136" calcext:value-type="float">
            <text:p>0.4784904803</text:p>
          </table:table-cell>
          <table:table-cell office:value-type="float" office:value="51.2230001156754" calcext:value-type="float">
            <text:p>51.223000115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78371264871835" calcext:value-type="float">
            <text:p>0.4783712649</text:p>
          </table:table-cell>
          <table:table-cell office:value-type="float" office:value="51.2366900170513" calcext:value-type="float">
            <text:p>51.236690017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477821542499784" calcext:value-type="float">
            <text:p>0.4778215425</text:p>
          </table:table-cell>
          <table:table-cell office:value-type="float" office:value="51.2999149815344" calcext:value-type="float">
            <text:p>51.299914981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477663273758882" calcext:value-type="float">
            <text:p>0.4776632738</text:p>
          </table:table-cell>
          <table:table-cell office:value-type="float" office:value="51.3181479617989" calcext:value-type="float">
            <text:p>51.31814796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477584198341891" calcext:value-type="float">
            <text:p>0.4775841983</text:p>
          </table:table-cell>
          <table:table-cell office:value-type="float" office:value="51.3272627100043" calcext:value-type="float">
            <text:p>51.3272627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477505162183844" calcext:value-type="float">
            <text:p>0.4775051622</text:p>
          </table:table-cell>
          <table:table-cell office:value-type="float" office:value="51.3363762978242" calcext:value-type="float">
            <text:p>51.336376297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7178072984328" calcext:value-type="float">
            <text:p>0.477178073</text:p>
          </table:table-cell>
          <table:table-cell office:value-type="float" office:value="51.3741284682344" calcext:value-type="float">
            <text:p>51.374128468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476119533227479" calcext:value-type="float">
            <text:p>0.4761195332</text:p>
          </table:table-cell>
          <table:table-cell office:value-type="float" office:value="51.4967004431024" calcext:value-type="float">
            <text:p>51.49670044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475728362519948" calcext:value-type="float">
            <text:p>0.4757283625</text:p>
          </table:table-cell>
          <table:table-cell office:value-type="float" office:value="51.542149539134" calcext:value-type="float">
            <text:p>51.542149539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475020840735901" calcext:value-type="float">
            <text:p>0.4750208407</text:p>
          </table:table-cell>
          <table:table-cell office:value-type="float" office:value="51.6245669730944" calcext:value-type="float">
            <text:p>51.624566973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474554789645814" calcext:value-type="float">
            <text:p>0.4745547896</text:p>
          </table:table-cell>
          <table:table-cell office:value-type="float" office:value="51.6790060681514" calcext:value-type="float">
            <text:p>51.679006068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473609917844836" calcext:value-type="float">
            <text:p>0.4736099178</text:p>
          </table:table-cell>
          <table:table-cell office:value-type="float" office:value="51.789743327609" calcext:value-type="float">
            <text:p>51.789743327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73148003243009" calcext:value-type="float">
            <text:p>0.4731480032</text:p>
          </table:table-cell>
          <table:table-cell office:value-type="float" office:value="51.8440588175911" calcext:value-type="float">
            <text:p>51.844058817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71647491619262" calcext:value-type="float">
            <text:p>0.4716474916</text:p>
          </table:table-cell>
          <table:table-cell office:value-type="float" office:value="52.0213218250691" calcext:value-type="float">
            <text:p>52.02132182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71457246484557" calcext:value-type="float">
            <text:p>0.4714572465</text:p>
          </table:table-cell>
          <table:table-cell office:value-type="float" office:value="52.0438866297837" calcext:value-type="float">
            <text:p>52.043886629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471389288916647" calcext:value-type="float">
            <text:p>0.4713892889</text:p>
          </table:table-cell>
          <table:table-cell office:value-type="float" office:value="52.0519519571755" calcext:value-type="float">
            <text:p>52.051951957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471161396879455" calcext:value-type="float">
            <text:p>0.4711613969</text:p>
          </table:table-cell>
          <table:table-cell office:value-type="float" office:value="52.079017606455" calcext:value-type="float">
            <text:p>52.07901760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470123457203439" calcext:value-type="float">
            <text:p>0.4701234572</text:p>
          </table:table-cell>
          <table:table-cell office:value-type="float" office:value="52.2026604061401" calcext:value-type="float">
            <text:p>52.202660406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469822113705668" calcext:value-type="float">
            <text:p>0.4698221137</text:p>
          </table:table-cell>
          <table:table-cell office:value-type="float" office:value="52.2386720476858" calcext:value-type="float">
            <text:p>52.238672047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469188829131158" calcext:value-type="float">
            <text:p>0.4691888291</text:p>
          </table:table-cell>
          <table:table-cell office:value-type="float" office:value="52.3145207618265" calcext:value-type="float">
            <text:p>52.31452076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468964112123141" calcext:value-type="float">
            <text:p>0.4689641121</text:p>
          </table:table-cell>
          <table:table-cell office:value-type="float" office:value="52.3414903776877" calcext:value-type="float">
            <text:p>52.341490377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68889278175094" calcext:value-type="float">
            <text:p>0.4688892782</text:p>
          </table:table-cell>
          <table:table-cell office:value-type="float" office:value="52.3504780724981" calcext:value-type="float">
            <text:p>52.35047807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68579565590824" calcext:value-type="float">
            <text:p>0.4685795656</text:p>
          </table:table-cell>
          <table:table-cell office:value-type="float" office:value="52.3877093409385" calcext:value-type="float">
            <text:p>52.38770934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467269983515235" calcext:value-type="float">
            <text:p>0.4672699835</text:p>
          </table:table-cell>
          <table:table-cell office:value-type="float" office:value="52.545749079972" calcext:value-type="float">
            <text:p>52.5457490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466937143343576" calcext:value-type="float">
            <text:p>0.4669371433</text:p>
          </table:table-cell>
          <table:table-cell office:value-type="float" office:value="52.5860745694801" calcext:value-type="float">
            <text:p>52.58607456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466536367188346" calcext:value-type="float">
            <text:p>0.4665363672</text:p>
          </table:table-cell>
          <table:table-cell office:value-type="float" office:value="52.6347165744354" calcext:value-type="float">
            <text:p>52.634716574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466094822497466" calcext:value-type="float">
            <text:p>0.4660948225</text:p>
          </table:table-cell>
          <table:table-cell office:value-type="float" office:value="52.6884153431155" calcext:value-type="float">
            <text:p>52.688415343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46605532711419" calcext:value-type="float">
            <text:p>0.4660553271</text:p>
          </table:table-cell>
          <table:table-cell office:value-type="float" office:value="52.6932241673424" calcext:value-type="float">
            <text:p>52.693224167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0.465761734122441" calcext:value-type="float">
            <text:p>0.4657617341</text:p>
          </table:table-cell>
          <table:table-cell office:value-type="float" office:value="52.7289997589135" calcext:value-type="float">
            <text:p>52.72899975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465615145542296" calcext:value-type="float">
            <text:p>0.4656151455</text:p>
          </table:table-cell>
          <table:table-cell office:value-type="float" office:value="52.7468811805668" calcext:value-type="float">
            <text:p>52.746881180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465199493918865" calcext:value-type="float">
            <text:p>0.4651994939</text:p>
          </table:table-cell>
          <table:table-cell office:value-type="float" office:value="52.7976527370779" calcext:value-type="float">
            <text:p>52.797652737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465016942250097" calcext:value-type="float">
            <text:p>0.4650169423</text:p>
          </table:table-cell>
          <table:table-cell office:value-type="float" office:value="52.8199835161365" calcext:value-type="float">
            <text:p>52.819983516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464761730582737" calcext:value-type="float">
            <text:p>0.4647617306</text:p>
          </table:table-cell>
          <table:table-cell office:value-type="float" office:value="52.8512355218139" calcext:value-type="float">
            <text:p>52.851235521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0.464587425063836" calcext:value-type="float">
            <text:p>0.4645874251</text:p>
          </table:table-cell>
          <table:table-cell office:value-type="float" office:value="52.8726023167655" calcext:value-type="float">
            <text:p>52.872602316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0.463158991309964" calcext:value-type="float">
            <text:p>0.4631589913</text:p>
          </table:table-cell>
          <table:table-cell office:value-type="float" office:value="53.048384378935" calcext:value-type="float">
            <text:p>53.048384378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461894211783583" calcext:value-type="float">
            <text:p>0.4618942118</text:p>
          </table:table-cell>
          <table:table-cell office:value-type="float" office:value="53.2050481559157" calcext:value-type="float">
            <text:p>53.205048155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461644104383764" calcext:value-type="float">
            <text:p>0.4616441044</text:p>
          </table:table-cell>
          <table:table-cell office:value-type="float" office:value="53.2361424818931" calcext:value-type="float">
            <text:p>53.236142481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46160840791116" calcext:value-type="float">
            <text:p>0.4616084079</text:p>
          </table:table-cell>
          <table:table-cell office:value-type="float" office:value="53.2405834991319" calcext:value-type="float">
            <text:p>53.240583499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459478570008185" calcext:value-type="float">
            <text:p>0.45947857</text:p>
          </table:table-cell>
          <table:table-cell office:value-type="float" office:value="53.5069646087615" calcext:value-type="float">
            <text:p>53.506964608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458871245840099" calcext:value-type="float">
            <text:p>0.4588712458</text:p>
          </table:table-cell>
          <table:table-cell office:value-type="float" office:value="53.583433958209" calcext:value-type="float">
            <text:p>53.583433958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458034261241445" calcext:value-type="float">
            <text:p>0.4580342612</text:p>
          </table:table-cell>
          <table:table-cell office:value-type="float" office:value="53.6891950683248" calcext:value-type="float">
            <text:p>53.68919506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45775555855767" calcext:value-type="float">
            <text:p>0.4577555586</text:p>
          </table:table-cell>
          <table:table-cell office:value-type="float" office:value="53.7245086800583" calcext:value-type="float">
            <text:p>53.72450868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457616397862208" calcext:value-type="float">
            <text:p>0.4576163979</text:p>
          </table:table-cell>
          <table:table-cell office:value-type="float" office:value="53.7421594962802" calcext:value-type="float">
            <text:p>53.742159496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455455359145245" calcext:value-type="float">
            <text:p>0.4554553591</text:p>
          </table:table-cell>
          <table:table-cell office:value-type="float" office:value="54.0178239004494" calcext:value-type="float">
            <text:p>54.01782390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455284035955298" calcext:value-type="float">
            <text:p>0.455284036</text:p>
          </table:table-cell>
          <table:table-cell office:value-type="float" office:value="54.0398045463647" calcext:value-type="float">
            <text:p>54.039804546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455017584021466" calcext:value-type="float">
            <text:p>0.455017584</text:p>
          </table:table-cell>
          <table:table-cell office:value-type="float" office:value="54.0740273140068" calcext:value-type="float">
            <text:p>54.07402731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45439115190485" calcext:value-type="float">
            <text:p>0.4543911519</text:p>
          </table:table-cell>
          <table:table-cell office:value-type="float" office:value="54.1546642351439" calcext:value-type="float">
            <text:p>54.15466423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454289053664671" calcext:value-type="float">
            <text:p>0.4542890537</text:p>
          </table:table-cell>
          <table:table-cell office:value-type="float" office:value="54.1678305706268" calcext:value-type="float">
            <text:p>54.167830570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453844876366602" calcext:value-type="float">
            <text:p>0.4538448764</text:p>
          </table:table-cell>
          <table:table-cell office:value-type="float" office:value="54.2251885453777" calcext:value-type="float">
            <text:p>54.22518854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453240160785319" calcext:value-type="float">
            <text:p>0.4532401608</text:p>
          </table:table-cell>
          <table:table-cell office:value-type="float" office:value="54.3034817606005" calcext:value-type="float">
            <text:p>54.303481760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453196666666667" calcext:value-type="float">
            <text:p>0.4531966667</text:p>
          </table:table-cell>
          <table:table-cell office:value-type="float" office:value="54.3091221068609" calcext:value-type="float">
            <text:p>54.309122106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office:value-type="float" office:value="0.453105076523865" calcext:value-type="float">
            <text:p>0.4531050765</text:p>
          </table:table-cell>
          <table:table-cell office:value-type="float" office:value="54.321003584525" calcext:value-type="float">
            <text:p>54.321003584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453037579670661" calcext:value-type="float">
            <text:p>0.4530375797</text:p>
          </table:table-cell>
          <table:table-cell office:value-type="float" office:value="54.3297630537567" calcext:value-type="float">
            <text:p>54.329763053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451786770320207" calcext:value-type="float">
            <text:p>0.4517867703</text:p>
          </table:table-cell>
          <table:table-cell office:value-type="float" office:value="54.4926243414355" calcext:value-type="float">
            <text:p>54.492624341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450413573740152" calcext:value-type="float">
            <text:p>0.4504135737</text:p>
          </table:table-cell>
          <table:table-cell office:value-type="float" office:value="54.6726012563987" calcext:value-type="float">
            <text:p>54.672601256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450016204327874" calcext:value-type="float">
            <text:p>0.4500162043</text:p>
          </table:table-cell>
          <table:table-cell office:value-type="float" office:value="54.7249144499534" calcext:value-type="float">
            <text:p>54.7249144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449950078287597" calcext:value-type="float">
            <text:p>0.4499500783</text:p>
          </table:table-cell>
          <table:table-cell office:value-type="float" office:value="54.7336300298204" calcext:value-type="float">
            <text:p>54.733630029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44964091091209" calcext:value-type="float">
            <text:p>0.4496409109</text:p>
          </table:table-cell>
          <table:table-cell office:value-type="float" office:value="54.774417646464" calcext:value-type="float">
            <text:p>54.774417646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449476063408311" calcext:value-type="float">
            <text:p>0.4494760634</text:p>
          </table:table-cell>
          <table:table-cell office:value-type="float" office:value="54.7961915461564" calcext:value-type="float">
            <text:p>54.79619154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.449212684111394" calcext:value-type="float">
            <text:p>0.4492126841</text:p>
          </table:table-cell>
          <table:table-cell office:value-type="float" office:value="54.8310176492408" calcext:value-type="float">
            <text:p>54.831017649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447960581358732" calcext:value-type="float">
            <text:p>0.4479605814</text:p>
          </table:table-cell>
          <table:table-cell office:value-type="float" office:value="54.9972163982578" calcext:value-type="float">
            <text:p>54.99721639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447739341938169" calcext:value-type="float">
            <text:p>0.4477393419</text:p>
          </table:table-cell>
          <table:table-cell office:value-type="float" office:value="55.0266924888505" calcext:value-type="float">
            <text:p>55.02669248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447544044478043" calcext:value-type="float">
            <text:p>0.4475440445</text:p>
          </table:table-cell>
          <table:table-cell office:value-type="float" office:value="55.0527397931766" calcext:value-type="float">
            <text:p>55.05273979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446654207300041" calcext:value-type="float">
            <text:p>0.4466542073</text:p>
          </table:table-cell>
          <table:table-cell office:value-type="float" office:value="55.1717471758403" calcext:value-type="float">
            <text:p>55.171747175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446428036695464" calcext:value-type="float">
            <text:p>0.4464280367</text:p>
          </table:table-cell>
          <table:table-cell office:value-type="float" office:value="55.2020813102888" calcext:value-type="float">
            <text:p>55.202081310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446395754647959" calcext:value-type="float">
            <text:p>0.4463957546</text:p>
          </table:table-cell>
          <table:table-cell office:value-type="float" office:value="55.2064138468148" calcext:value-type="float">
            <text:p>55.206413846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446298950508002" calcext:value-type="float">
            <text:p>0.4462989505</text:p>
          </table:table-cell>
          <table:table-cell office:value-type="float" office:value="55.2194100908496" calcext:value-type="float">
            <text:p>55.21941009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445811047230746" calcext:value-type="float">
            <text:p>0.4458110472</text:p>
          </table:table-cell>
          <table:table-cell office:value-type="float" office:value="55.2850102380476" calcext:value-type="float">
            <text:p>55.2850102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445723861512495" calcext:value-type="float">
            <text:p>0.4457238615</text:p>
          </table:table-cell>
          <table:table-cell office:value-type="float" office:value="55.2967498336822" calcext:value-type="float">
            <text:p>55.29674983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.445659609382282" calcext:value-type="float">
            <text:p>0.4456596094</text:p>
          </table:table-cell>
          <table:table-cell office:value-type="float" office:value="55.3054047548265" calcext:value-type="float">
            <text:p>55.305404754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45329550322368" calcext:value-type="float">
            <text:p>0.4453295503</text:p>
          </table:table-cell>
          <table:table-cell office:value-type="float" office:value="55.349909304098" calcext:value-type="float">
            <text:p>55.34990930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444468761424816" calcext:value-type="float">
            <text:p>0.4444687614</text:p>
          </table:table-cell>
          <table:table-cell office:value-type="float" office:value="55.4663303365687" calcext:value-type="float">
            <text:p>55.466330336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444204936804986" calcext:value-type="float">
            <text:p>0.4442049368</text:p>
          </table:table-cell>
          <table:table-cell office:value-type="float" office:value="55.5021152360729" calcext:value-type="float">
            <text:p>55.502115236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0.444150480334247" calcext:value-type="float">
            <text:p>0.4441504803</text:p>
          </table:table-cell>
          <table:table-cell office:value-type="float" office:value="55.5095076813892" calcext:value-type="float">
            <text:p>55.509507681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443574540121062" calcext:value-type="float">
            <text:p>0.4435745401</text:p>
          </table:table-cell>
          <table:table-cell office:value-type="float" office:value="55.5878178761323" calcext:value-type="float">
            <text:p>55.587817876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443194982974746" calcext:value-type="float">
            <text:p>0.443194983</text:p>
          </table:table-cell>
          <table:table-cell office:value-type="float" office:value="55.6395527323524" calcext:value-type="float">
            <text:p>55.639552732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42425030352114" calcext:value-type="float">
            <text:p>0.4424250304</text:p>
          </table:table-cell>
          <table:table-cell office:value-type="float" office:value="55.7448104713656" calcext:value-type="float">
            <text:p>55.744810471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0.439858903769875" calcext:value-type="float">
            <text:p>0.4398589038</text:p>
          </table:table-cell>
          <table:table-cell office:value-type="float" office:value="56.0986533127771" calcext:value-type="float">
            <text:p>56.098653312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439766289473142" calcext:value-type="float">
            <text:p>0.4397662895</text:p>
          </table:table-cell>
          <table:table-cell office:value-type="float" office:value="56.1115120267481" calcext:value-type="float">
            <text:p>56.111512026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439578923306087" calcext:value-type="float">
            <text:p>0.4395789233</text:p>
          </table:table-cell>
          <table:table-cell office:value-type="float" office:value="56.1375451625368" calcext:value-type="float">
            <text:p>56.13754516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439332552562809" calcext:value-type="float">
            <text:p>0.4393325526</text:p>
          </table:table-cell>
          <table:table-cell office:value-type="float" office:value="56.1718151492042" calcext:value-type="float">
            <text:p>56.171815149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438814601251888" calcext:value-type="float">
            <text:p>0.4388146013</text:p>
          </table:table-cell>
          <table:table-cell office:value-type="float" office:value="56.2440051772775" calcext:value-type="float">
            <text:p>56.244005177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438692005627672" calcext:value-type="float">
            <text:p>0.4386920056</text:p>
          </table:table-cell>
          <table:table-cell office:value-type="float" office:value="56.2611205877193" calcext:value-type="float">
            <text:p>56.261120587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438630746334994" calcext:value-type="float">
            <text:p>0.4386307463</text:p>
          </table:table-cell>
          <table:table-cell office:value-type="float" office:value="56.2696770124318" calcext:value-type="float">
            <text:p>56.269677012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438569512698037" calcext:value-type="float">
            <text:p>0.4385695127</text:p>
          </table:table-cell>
          <table:table-cell office:value-type="float" office:value="56.278232584067" calcext:value-type="float">
            <text:p>56.27823258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0.437243610100406" calcext:value-type="float">
            <text:p>0.4372436101</text:p>
          </table:table-cell>
          <table:table-cell office:value-type="float" office:value="56.4641600429468" calcext:value-type="float">
            <text:p>56.464160042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.436970862956677" calcext:value-type="float">
            <text:p>0.436970863</text:p>
          </table:table-cell>
          <table:table-cell office:value-type="float" office:value="56.5025666645715" calcext:value-type="float">
            <text:p>56.502566664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436308171215156" calcext:value-type="float">
            <text:p>0.4363081712</text:p>
          </table:table-cell>
          <table:table-cell office:value-type="float" office:value="56.5961119681379" calcext:value-type="float">
            <text:p>56.596111968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436247905010391" calcext:value-type="float">
            <text:p>0.436247905</text:p>
          </table:table-cell>
          <table:table-cell office:value-type="float" office:value="56.6046352622631" calcext:value-type="float">
            <text:p>56.604635262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436007089682914" calcext:value-type="float">
            <text:p>0.4360070897</text:p>
          </table:table-cell>
          <table:table-cell office:value-type="float" office:value="56.638720084996" calcext:value-type="float">
            <text:p>56.63872008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35826739671872" calcext:value-type="float">
            <text:p>0.4358267397</text:p>
          </table:table-cell>
          <table:table-cell office:value-type="float" office:value="56.664274942735" calcext:value-type="float">
            <text:p>56.664274942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435545763212785" calcext:value-type="float">
            <text:p>0.4355457632</text:p>
          </table:table-cell>
          <table:table-cell office:value-type="float" office:value="56.7041364604044" calcext:value-type="float">
            <text:p>56.704136460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0.435395932434261" calcext:value-type="float">
            <text:p>0.4353959324</text:p>
          </table:table-cell>
          <table:table-cell office:value-type="float" office:value="56.7254167213474" calcext:value-type="float">
            <text:p>56.725416721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0.435186428882124" calcext:value-type="float">
            <text:p>0.4351864289</text:p>
          </table:table-cell>
          <table:table-cell office:value-type="float" office:value="56.7552003765513" calcext:value-type="float">
            <text:p>56.755200376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35156524484328" calcext:value-type="float">
            <text:p>0.4351565245</text:p>
          </table:table-cell>
          <table:table-cell office:value-type="float" office:value="56.7594543558346" calcext:value-type="float">
            <text:p>56.759454355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435043316835975" calcext:value-type="float">
            <text:p>0.4350433168</text:p>
          </table:table-cell>
          <table:table-cell office:value-type="float" office:value="56.7755645127205" calcext:value-type="float">
            <text:p>56.775564512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433008421842674" calcext:value-type="float">
            <text:p>0.4330084218</text:p>
          </table:table-cell>
          <table:table-cell office:value-type="float" office:value="57.0667907281474" calcext:value-type="float">
            <text:p>57.06679072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432829557874978" calcext:value-type="float">
            <text:p>0.4328295579</text:p>
          </table:table-cell>
          <table:table-cell office:value-type="float" office:value="57.0925392872581" calcext:value-type="float">
            <text:p>57.09253928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43262373544304" calcext:value-type="float">
            <text:p>0.4326237354</text:p>
          </table:table-cell>
          <table:table-cell office:value-type="float" office:value="57.1221989286833" calcext:value-type="float">
            <text:p>57.122198928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432594356201172" calcext:value-type="float">
            <text:p>0.4325943562</text:p>
          </table:table-cell>
          <table:table-cell office:value-type="float" office:value="57.1264352100277" calcext:value-type="float">
            <text:p>57.1264352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432506254374877" calcext:value-type="float">
            <text:p>0.4325062544</text:p>
          </table:table-cell>
          <table:table-cell office:value-type="float" office:value="57.1391428397776" calcext:value-type="float">
            <text:p>57.139142839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432062158601247" calcext:value-type="float">
            <text:p>0.4320621586</text:p>
          </table:table-cell>
          <table:table-cell office:value-type="float" office:value="57.2032889356503" calcext:value-type="float">
            <text:p>57.20328893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430839936231308" calcext:value-type="float">
            <text:p>0.4308399362</text:p>
          </table:table-cell>
          <table:table-cell office:value-type="float" office:value="57.3806139232662" calcext:value-type="float">
            <text:p>57.38061392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30550026274159" calcext:value-type="float">
            <text:p>0.4305500263</text:p>
          </table:table-cell>
          <table:table-cell office:value-type="float" office:value="57.4228450766516" calcext:value-type="float">
            <text:p>57.42284507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430025329036" calcext:value-type="float">
            <text:p>0.430025329</text:p>
          </table:table-cell>
          <table:table-cell office:value-type="float" office:value="57.4994442130692" calcext:value-type="float">
            <text:p>57.499444213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429706103638404" calcext:value-type="float">
            <text:p>0.4297061036</text:p>
          </table:table-cell>
          <table:table-cell office:value-type="float" office:value="57.5461523769133" calcext:value-type="float">
            <text:p>57.54615237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429648531670684" calcext:value-type="float">
            <text:p>0.4296485317</text:p>
          </table:table-cell>
          <table:table-cell office:value-type="float" office:value="57.5545846468685" calcext:value-type="float">
            <text:p>57.554584646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429418474987537" calcext:value-type="float">
            <text:p>0.429418475</text:p>
          </table:table-cell>
          <table:table-cell office:value-type="float" office:value="57.5883058421322" calcext:value-type="float">
            <text:p>57.588305842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9246174789406" calcext:value-type="float">
            <text:p>0.4292461748</text:p>
          </table:table-cell>
          <table:table-cell office:value-type="float" office:value="57.6135884710898" calcext:value-type="float">
            <text:p>57.613588471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428834570428189" calcext:value-type="float">
            <text:p>0.4288345704</text:p>
          </table:table-cell>
          <table:table-cell office:value-type="float" office:value="57.6740803064015" calcext:value-type="float">
            <text:p>57.67408030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428605818088651" calcext:value-type="float">
            <text:p>0.4286058181</text:p>
          </table:table-cell>
          <table:table-cell office:value-type="float" office:value="57.7077569611253" calcext:value-type="float">
            <text:p>57.707756961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0.427517838416106" calcext:value-type="float">
            <text:p>0.4275178384</text:p>
          </table:table-cell>
          <table:table-cell office:value-type="float" office:value="57.8684965614404" calcext:value-type="float">
            <text:p>57.86849656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427376138183961" calcext:value-type="float">
            <text:p>0.4273761382</text:p>
          </table:table-cell>
          <table:table-cell office:value-type="float" office:value="57.8895009803562" calcext:value-type="float">
            <text:p>57.88950098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427325513953918" calcext:value-type="float">
            <text:p>0.427325514</text:p>
          </table:table-cell>
          <table:table-cell office:value-type="float" office:value="57.8970089729622" calcext:value-type="float">
            <text:p>57.89700897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0.427155719846867" calcext:value-type="float">
            <text:p>0.4271557198</text:p>
          </table:table-cell>
          <table:table-cell office:value-type="float" office:value="57.9222058285617" calcext:value-type="float">
            <text:p>57.922205828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0.426185068861232" calcext:value-type="float">
            <text:p>0.4261850689</text:p>
          </table:table-cell>
          <table:table-cell office:value-type="float" office:value="58.066691743758" calcext:value-type="float">
            <text:p>58.066691743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260727541163" calcext:value-type="float">
            <text:p>0.4260727541</text:p>
          </table:table-cell>
          <table:table-cell office:value-type="float" office:value="58.0834593522211" calcext:value-type="float">
            <text:p>58.08345935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425684197631982" calcext:value-type="float">
            <text:p>0.4256841976</text:p>
          </table:table-cell>
          <table:table-cell office:value-type="float" office:value="58.141546224876" calcext:value-type="float">
            <text:p>58.141546224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425648163394561" calcext:value-type="float">
            <text:p>0.4256481634</text:p>
          </table:table-cell>
          <table:table-cell office:value-type="float" office:value="58.1469393316709" calcext:value-type="float">
            <text:p>58.146939331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425572278309446" calcext:value-type="float">
            <text:p>0.4255722783</text:p>
          </table:table-cell>
          <table:table-cell office:value-type="float" office:value="58.1583002113572" calcext:value-type="float">
            <text:p>58.158300211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425460447216765" calcext:value-type="float">
            <text:p>0.4254604472</text:p>
          </table:table-cell>
          <table:table-cell office:value-type="float" office:value="58.1750511558998" calcext:value-type="float">
            <text:p>58.175051155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424202156003085" calcext:value-type="float">
            <text:p>0.424202156</text:p>
          </table:table-cell>
          <table:table-cell office:value-type="float" office:value="58.3642313584511" calcext:value-type="float">
            <text:p>58.364231358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423394943756753" calcext:value-type="float">
            <text:p>0.4233949438</text:p>
          </table:table-cell>
          <table:table-cell office:value-type="float" office:value="58.4862777696851" calcext:value-type="float">
            <text:p>58.486277769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423339871096875" calcext:value-type="float">
            <text:p>0.4233398711</text:p>
          </table:table-cell>
          <table:table-cell office:value-type="float" office:value="58.4946240940616" calcext:value-type="float">
            <text:p>58.494624094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423119795167456" calcext:value-type="float">
            <text:p>0.4231197952</text:p>
          </table:table-cell>
          <table:table-cell office:value-type="float" office:value="58.5280019438978" calcext:value-type="float">
            <text:p>58.52800194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0.423009885833591" calcext:value-type="float">
            <text:p>0.4230098858</text:p>
          </table:table-cell>
          <table:table-cell office:value-type="float" office:value="58.5446864054799" calcext:value-type="float">
            <text:p>58.544686405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22954963275654" calcext:value-type="float">
            <text:p>0.4229549633</text:p>
          </table:table-cell>
          <table:table-cell office:value-type="float" office:value="58.5530275217518" calcext:value-type="float">
            <text:p>58.553027521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422807806005619" calcext:value-type="float">
            <text:p>0.422807806</text:p>
          </table:table-cell>
          <table:table-cell office:value-type="float" office:value="58.5753887308583" calcext:value-type="float">
            <text:p>58.575388730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422698139555871" calcext:value-type="float">
            <text:p>0.4226981396</text:p>
          </table:table-cell>
          <table:table-cell office:value-type="float" office:value="58.5920647591753" calcext:value-type="float">
            <text:p>58.592064759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22369651507764" calcext:value-type="float">
            <text:p>0.4223696515</text:p>
          </table:table-cell>
          <table:table-cell office:value-type="float" office:value="58.6420750778601" calcext:value-type="float">
            <text:p>58.642075077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422342312059603" calcext:value-type="float">
            <text:p>0.4223423121</text:p>
          </table:table-cell>
          <table:table-cell office:value-type="float" office:value="58.646241403212" calcext:value-type="float">
            <text:p>58.64624140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422238811455819" calcext:value-type="float">
            <text:p>0.4222388115</text:p>
          </table:table-cell>
          <table:table-cell office:value-type="float" office:value="58.6620197721353" calcext:value-type="float">
            <text:p>58.662019772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21301221963591" calcext:value-type="float">
            <text:p>0.421301222</text:p>
          </table:table-cell>
          <table:table-cell office:value-type="float" office:value="58.8053617495759" calcext:value-type="float">
            <text:p>58.805361749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0.420213931564128" calcext:value-type="float">
            <text:p>0.4202139316</text:p>
          </table:table-cell>
          <table:table-cell office:value-type="float" office:value="58.9725191244998" calcext:value-type="float">
            <text:p>58.972519124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420025579187282" calcext:value-type="float">
            <text:p>0.4200255792</text:p>
          </table:table-cell>
          <table:table-cell office:value-type="float" office:value="59.0015779554206" calcext:value-type="float">
            <text:p>59.001577955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19918062907648" calcext:value-type="float">
            <text:p>0.4199180629</text:p>
          </table:table-cell>
          <table:table-cell office:value-type="float" office:value="59.0181790262352" calcext:value-type="float">
            <text:p>59.01817902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41954608806037" calcext:value-type="float">
            <text:p>0.4195460881</text:p>
          </table:table-cell>
          <table:table-cell office:value-type="float" office:value="59.0756900394187" calcext:value-type="float">
            <text:p>59.075690039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4194389394807" calcext:value-type="float">
            <text:p>0.4194389395</text:p>
          </table:table-cell>
          <table:table-cell office:value-type="float" office:value="59.0922782376996" calcext:value-type="float">
            <text:p>59.092278237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419331872953687" calcext:value-type="float">
            <text:p>0.419331873</text:p>
          </table:table-cell>
          <table:table-cell office:value-type="float" office:value="59.1088635613067" calcext:value-type="float">
            <text:p>59.108863561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418392541764108" calcext:value-type="float">
            <text:p>0.4183925418</text:p>
          </table:table-cell>
          <table:table-cell office:value-type="float" office:value="59.2547948969542" calcext:value-type="float">
            <text:p>59.25479489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4181724582917" calcext:value-type="float">
            <text:p>0.4181724583</text:p>
          </table:table-cell>
          <table:table-cell office:value-type="float" office:value="59.2890964504592" calcext:value-type="float">
            <text:p>59.289096450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418127024946683" calcext:value-type="float">
            <text:p>0.4181270249</text:p>
          </table:table-cell>
          <table:table-cell office:value-type="float" office:value="59.2961827808236" calcext:value-type="float">
            <text:p>59.296182780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41679154081464" calcext:value-type="float">
            <text:p>0.4167915408</text:p>
          </table:table-cell>
          <table:table-cell office:value-type="float" office:value="59.5052834498333" calcext:value-type="float">
            <text:p>59.505283449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0.41668648834761" calcext:value-type="float">
            <text:p>0.4166864883</text:p>
          </table:table-cell>
          <table:table-cell office:value-type="float" office:value="59.5217979658164" calcext:value-type="float">
            <text:p>59.521797965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416371806919989" calcext:value-type="float">
            <text:p>0.4163718069</text:p>
          </table:table-cell>
          <table:table-cell office:value-type="float" office:value="59.5713247192182" calcext:value-type="float">
            <text:p>59.571324719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416246460415447" calcext:value-type="float">
            <text:p>0.4162464604</text:p>
          </table:table-cell>
          <table:table-cell office:value-type="float" office:value="59.5910768961871" calcext:value-type="float">
            <text:p>59.59107689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15348141220457" calcext:value-type="float">
            <text:p>0.4153481412</text:p>
          </table:table-cell>
          <table:table-cell office:value-type="float" office:value="59.7330408452532" calcext:value-type="float">
            <text:p>59.73304084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41521819705921" calcext:value-type="float">
            <text:p>0.4152181971</text:p>
          </table:table-cell>
          <table:table-cell office:value-type="float" office:value="59.7536355274763" calcext:value-type="float">
            <text:p>59.75363552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0.415171771078934" calcext:value-type="float">
            <text:p>0.4151717711</text:p>
          </table:table-cell>
          <table:table-cell office:value-type="float" office:value="59.7609971626962" calcext:value-type="float">
            <text:p>59.76099716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414540568311768" calcext:value-type="float">
            <text:p>0.4145405683</text:p>
          </table:table-cell>
          <table:table-cell office:value-type="float" office:value="59.8612758666613" calcext:value-type="float">
            <text:p>59.861275866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0.41446304107212" calcext:value-type="float">
            <text:p>0.4144630411</text:p>
          </table:table-cell>
          <table:table-cell office:value-type="float" office:value="59.8736171109054" calcext:value-type="float">
            <text:p>59.873617110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413563360323936" calcext:value-type="float">
            <text:p>0.4135633603</text:p>
          </table:table-cell>
          <table:table-cell office:value-type="float" office:value="60.0172283285707" calcext:value-type="float">
            <text:p>60.017228328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413512035306427" calcext:value-type="float">
            <text:p>0.4135120353</text:p>
          </table:table-cell>
          <table:table-cell office:value-type="float" office:value="60.0254430477402" calcext:value-type="float">
            <text:p>60.025443047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413460729393153" calcext:value-type="float">
            <text:p>0.4134607294</text:p>
          </table:table-cell>
          <table:table-cell office:value-type="float" office:value="60.0336570876735" calcext:value-type="float">
            <text:p>60.033657087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13248333333333" calcext:value-type="float">
            <text:p>0.4132483333</text:p>
          </table:table-cell>
          <table:table-cell office:value-type="float" office:value="60.067686867775" calcext:value-type="float">
            <text:p>60.06768686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41199696969697" calcext:value-type="float">
            <text:p>0.4119969697</text:p>
          </table:table-cell>
          <table:table-cell office:value-type="float" office:value="60.2690104158321" calcext:value-type="float">
            <text:p>60.269010415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41184479359945" calcext:value-type="float">
            <text:p>0.4118447936</text:p>
          </table:table-cell>
          <table:table-cell office:value-type="float" office:value="60.2935904926863" calcext:value-type="float">
            <text:p>60.293590492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411564343185791" calcext:value-type="float">
            <text:p>0.4115643432</text:p>
          </table:table-cell>
          <table:table-cell office:value-type="float" office:value="60.3389455933873" calcext:value-type="float">
            <text:p>60.33894559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11540946593122" calcext:value-type="float">
            <text:p>0.4115409466</text:p>
          </table:table-cell>
          <table:table-cell office:value-type="float" office:value="60.3427326108777" calcext:value-type="float">
            <text:p>60.342732610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411513758746029" calcext:value-type="float">
            <text:p>0.4115137587</text:p>
          </table:table-cell>
          <table:table-cell office:value-type="float" office:value="60.3471339204615" calcext:value-type="float">
            <text:p>60.347133920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41131160734322" calcext:value-type="float">
            <text:p>0.4113116073</text:p>
          </table:table-cell>
          <table:table-cell office:value-type="float" office:value="60.3798805705289" calcext:value-type="float">
            <text:p>60.379880570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11210643295446" calcext:value-type="float">
            <text:p>0.4112106433</text:p>
          </table:table-cell>
          <table:table-cell office:value-type="float" office:value="60.3962499052363" calcext:value-type="float">
            <text:p>60.396249905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411160189145008" calcext:value-type="float">
            <text:p>0.4111601891</text:p>
          </table:table-cell>
          <table:table-cell office:value-type="float" office:value="60.40443357616" calcext:value-type="float">
            <text:p>60.404433576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411024999016544" calcext:value-type="float">
            <text:p>0.411024999</text:p>
          </table:table-cell>
          <table:table-cell office:value-type="float" office:value="60.4263730182205" calcext:value-type="float">
            <text:p>60.426373018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410924245830014" calcext:value-type="float">
            <text:p>0.4109242458</text:p>
          </table:table-cell>
          <table:table-cell office:value-type="float" office:value="60.4427348130425" calcext:value-type="float">
            <text:p>60.4427348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41079840847687" calcext:value-type="float">
            <text:p>0.4107984085</text:p>
          </table:table-cell>
          <table:table-cell office:value-type="float" office:value="60.4631833313673" calcext:value-type="float">
            <text:p>60.46318333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410622430241308" calcext:value-type="float">
            <text:p>0.4106224302</text:p>
          </table:table-cell>
          <table:table-cell office:value-type="float" office:value="60.491804312475" calcext:value-type="float">
            <text:p>60.491804312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10597308950664" calcext:value-type="float">
            <text:p>0.410597309</text:p>
          </table:table-cell>
          <table:table-cell office:value-type="float" office:value="60.4958923633847" calcext:value-type="float">
            <text:p>60.49589236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40951582561932" calcext:value-type="float">
            <text:p>0.4095158256</text:p>
          </table:table-cell>
          <table:table-cell office:value-type="float" office:value="60.672441655511" calcext:value-type="float">
            <text:p>60.672441655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408640792147613" calcext:value-type="float">
            <text:p>0.4086407921</text:p>
          </table:table-cell>
          <table:table-cell office:value-type="float" office:value="60.8160898605301" calcext:value-type="float">
            <text:p>60.816089860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0.408442843160781" calcext:value-type="float">
            <text:p>0.4084428432</text:p>
          </table:table-cell>
          <table:table-cell office:value-type="float" office:value="60.8486858441012" calcext:value-type="float">
            <text:p>60.848685844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.408368686419782" calcext:value-type="float">
            <text:p>0.4083686864</text:p>
          </table:table-cell>
          <table:table-cell office:value-type="float" office:value="60.860906671066" calcext:value-type="float">
            <text:p>60.860906671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407994808925864" calcext:value-type="float">
            <text:p>0.4079948089</text:p>
          </table:table-cell>
          <table:table-cell office:value-type="float" office:value="60.9226000044962" calcext:value-type="float">
            <text:p>60.922600004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762564503376" calcext:value-type="float">
            <text:p>0.407625645</text:p>
          </table:table-cell>
          <table:table-cell office:value-type="float" office:value="60.9836458138361" calcext:value-type="float">
            <text:p>60.98364581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0.406965193837364" calcext:value-type="float">
            <text:p>0.4069651938</text:p>
          </table:table-cell>
          <table:table-cell office:value-type="float" office:value="61.09318389928" calcext:value-type="float">
            <text:p>61.093183899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06720831481611" calcext:value-type="float">
            <text:p>0.4067208315</text:p>
          </table:table-cell>
          <table:table-cell office:value-type="float" office:value="61.1338180947644" calcext:value-type="float">
            <text:p>61.1338180948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406543028937987" calcext:value-type="float">
            <text:p>0.4065430289</text:p>
          </table:table-cell>
          <table:table-cell office:value-type="float" office:value="61.1634203421855" calcext:value-type="float">
            <text:p>61.16342034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406424520714066" calcext:value-type="float">
            <text:p>0.4064245207</text:p>
          </table:table-cell>
          <table:table-cell office:value-type="float" office:value="61.1831676083482" calcext:value-type="float">
            <text:p>61.183167608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0.406278434057934" calcext:value-type="float">
            <text:p>0.4062784341</text:p>
          </table:table-cell>
          <table:table-cell office:value-type="float" office:value="61.2075289500811" calcext:value-type="float">
            <text:p>61.207528950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406009194690343" calcext:value-type="float">
            <text:p>0.4060091947</text:p>
          </table:table-cell>
          <table:table-cell office:value-type="float" office:value="61.2524811500049" calcext:value-type="float">
            <text:p>61.2524811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405986732712784" calcext:value-type="float">
            <text:p>0.4059867327</text:p>
          </table:table-cell>
          <table:table-cell office:value-type="float" office:value="61.2562345680085" calcext:value-type="float">
            <text:p>61.25623456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40596063079963" calcext:value-type="float">
            <text:p>0.4059606308</text:p>
          </table:table-cell>
          <table:table-cell office:value-type="float" office:value="61.260596835972" calcext:value-type="float">
            <text:p>61.26059683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0.405766549356861" calcext:value-type="float">
            <text:p>0.4057665494</text:p>
          </table:table-cell>
          <table:table-cell office:value-type="float" office:value="61.2930532795442" calcext:value-type="float">
            <text:p>61.29305327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405669612961934" calcext:value-type="float">
            <text:p>0.405669613</text:p>
          </table:table-cell>
          <table:table-cell office:value-type="float" office:value="61.3092777254827" calcext:value-type="float">
            <text:p>61.309277725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05621170809747" calcext:value-type="float">
            <text:p>0.4056211708</text:p>
          </table:table-cell>
          <table:table-cell office:value-type="float" office:value="61.3173890055714" calcext:value-type="float">
            <text:p>61.31738900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405273803165261" calcext:value-type="float">
            <text:p>0.4052738032</text:p>
          </table:table-cell>
          <table:table-cell office:value-type="float" office:value="61.3756199486095" calcext:value-type="float">
            <text:p>61.375619948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40508070466331" calcext:value-type="float">
            <text:p>0.4050807047</text:p>
          </table:table-cell>
          <table:table-cell office:value-type="float" office:value="61.4080407953272" calcext:value-type="float">
            <text:p>61.40804079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404161848134842" calcext:value-type="float">
            <text:p>0.4041618481</text:p>
          </table:table-cell>
          <table:table-cell office:value-type="float" office:value="61.5628145028222" calcext:value-type="float">
            <text:p>61.562814502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04042119858535" calcext:value-type="float">
            <text:p>0.4040421199</text:p>
          </table:table-cell>
          <table:table-cell office:value-type="float" office:value="61.5830427617155" calcext:value-type="float">
            <text:p>61.58304276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403417667881424" calcext:value-type="float">
            <text:p>0.4034176679</text:p>
          </table:table-cell>
          <table:table-cell office:value-type="float" office:value="61.6887740522659" calcext:value-type="float">
            <text:p>61.688774052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02940244707762" calcext:value-type="float">
            <text:p>0.4029402447</text:p>
          </table:table-cell>
          <table:table-cell office:value-type="float" office:value="61.7698711598707" calcext:value-type="float">
            <text:p>61.769871159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0.402611553905314" calcext:value-type="float">
            <text:p>0.4026115539</text:p>
          </table:table-cell>
          <table:table-cell office:value-type="float" office:value="61.8258357630481" calcext:value-type="float">
            <text:p>61.8258357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402469539004229" calcext:value-type="float">
            <text:p>0.402469539</text:p>
          </table:table-cell>
          <table:table-cell office:value-type="float" office:value="61.8500493083224" calcext:value-type="float">
            <text:p>61.850049308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0.402422234089083" calcext:value-type="float">
            <text:p>0.4024222341</text:p>
          </table:table-cell>
          <table:table-cell office:value-type="float" office:value="61.8581192732316" calcext:value-type="float">
            <text:p>61.858119273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40159179788427" calcext:value-type="float">
            <text:p>0.4015917979</text:p>
          </table:table-cell>
          <table:table-cell office:value-type="float" office:value="62.0001526481531" calcext:value-type="float">
            <text:p>62.000152648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401397164607834" calcext:value-type="float">
            <text:p>0.4013971646</text:p>
          </table:table-cell>
          <table:table-cell office:value-type="float" office:value="62.0335420391642" calcext:value-type="float">
            <text:p>62.033542039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401356982112695" calcext:value-type="float">
            <text:p>0.4013569821</text:p>
          </table:table-cell>
          <table:table-cell office:value-type="float" office:value="62.0404401189251" calcext:value-type="float">
            <text:p>62.04044011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401186118868584" calcext:value-type="float">
            <text:p>0.4011861189</text:p>
          </table:table-cell>
          <table:table-cell office:value-type="float" office:value="62.0697902248199" calcext:value-type="float">
            <text:p>62.069790224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400673083914215" calcext:value-type="float">
            <text:p>0.4006730839</text:p>
          </table:table-cell>
          <table:table-cell office:value-type="float" office:value="62.1580947237262" calcext:value-type="float">
            <text:p>62.158094723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400626409550393" calcext:value-type="float">
            <text:p>0.4006264096</text:p>
          </table:table-cell>
          <table:table-cell office:value-type="float" office:value="62.1661416607156" calcext:value-type="float">
            <text:p>62.16614166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400439875074959" calcext:value-type="float">
            <text:p>0.4004398751</text:p>
          </table:table-cell>
          <table:table-cell office:value-type="float" office:value="62.1983234448516" calcext:value-type="float">
            <text:p>62.198323444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40034670549243" calcext:value-type="float">
            <text:p>0.4003467055</text:p>
          </table:table-cell>
          <table:table-cell office:value-type="float" office:value="62.2144107627021" calcext:value-type="float">
            <text:p>62.214410762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400175383688478" calcext:value-type="float">
            <text:p>0.4001753837</text:p>
          </table:table-cell>
          <table:table-cell office:value-type="float" office:value="62.2440155080378" calcext:value-type="float">
            <text:p>62.24401550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400082398557304" calcext:value-type="float">
            <text:p>0.4000823986</text:p>
          </table:table-cell>
          <table:table-cell office:value-type="float" office:value="62.2600960720578" calcext:value-type="float">
            <text:p>62.26009607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399966258242973" calcext:value-type="float">
            <text:p>0.3999662582</text:p>
          </table:table-cell>
          <table:table-cell office:value-type="float" office:value="62.2801934401564" calcext:value-type="float">
            <text:p>62.280193440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99803831592491" calcext:value-type="float">
            <text:p>0.3998038316</text:p>
          </table:table-cell>
          <table:table-cell office:value-type="float" office:value="62.3083235346681" calcext:value-type="float">
            <text:p>62.308323534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0.399692856776572" calcext:value-type="float">
            <text:p>0.3996928568</text:p>
          </table:table-cell>
          <table:table-cell office:value-type="float" office:value="62.327558418205" calcext:value-type="float">
            <text:p>62.327558418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398897306344408" calcext:value-type="float">
            <text:p>0.3988973063</text:p>
          </table:table-cell>
          <table:table-cell office:value-type="float" office:value="62.4658192971212" calcext:value-type="float">
            <text:p>62.465819297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398603106269723" calcext:value-type="float">
            <text:p>0.3986031063</text:p>
          </table:table-cell>
          <table:table-cell office:value-type="float" office:value="62.5171146227408" calcext:value-type="float">
            <text:p>62.517114622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398181778504458" calcext:value-type="float">
            <text:p>0.3981817785</text:p>
          </table:table-cell>
          <table:table-cell office:value-type="float" office:value="62.5907316909694" calcext:value-type="float">
            <text:p>62.59073169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98157153146222" calcext:value-type="float">
            <text:p>0.3981571531</text:p>
          </table:table-cell>
          <table:table-cell office:value-type="float" office:value="62.5950400995232" calcext:value-type="float">
            <text:p>62.595040099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397974044994058" calcext:value-type="float">
            <text:p>0.397974045</text:p>
          </table:table-cell>
          <table:table-cell office:value-type="float" office:value="62.6270961885708" calcext:value-type="float">
            <text:p>62.627096188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397814032424502" calcext:value-type="float">
            <text:p>0.3978140324</text:p>
          </table:table-cell>
          <table:table-cell office:value-type="float" office:value="62.6551376508159" calcext:value-type="float">
            <text:p>62.655137650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397791189238108" calcext:value-type="float">
            <text:p>0.3977911892</text:p>
          </table:table-cell>
          <table:table-cell office:value-type="float" office:value="62.6591429945058" calcext:value-type="float">
            <text:p>62.659142994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397406586288251" calcext:value-type="float">
            <text:p>0.3974065863</text:p>
          </table:table-cell>
          <table:table-cell office:value-type="float" office:value="62.7266615726182" calcext:value-type="float">
            <text:p>62.72666157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397377266217458" calcext:value-type="float">
            <text:p>0.3973772662</text:p>
          </table:table-cell>
          <table:table-cell office:value-type="float" office:value="62.7318151848704" calcext:value-type="float">
            <text:p>62.731815184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9727000654317" calcext:value-type="float">
            <text:p>0.3972700065</text:p>
          </table:table-cell>
          <table:table-cell office:value-type="float" office:value="62.7506759898554" calcext:value-type="float">
            <text:p>62.750675989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97224511244853" calcext:value-type="float">
            <text:p>0.3972245112</text:p>
          </table:table-cell>
          <table:table-cell office:value-type="float" office:value="62.7586796435297" calcext:value-type="float">
            <text:p>62.758679643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97036156078175" calcext:value-type="float">
            <text:p>0.3970361561</text:p>
          </table:table-cell>
          <table:table-cell office:value-type="float" office:value="62.7918387340168" calcext:value-type="float">
            <text:p>62.7918387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395925979675548" calcext:value-type="float">
            <text:p>0.3959259797</text:p>
          </table:table-cell>
          <table:table-cell office:value-type="float" office:value="62.9880412742171" calcext:value-type="float">
            <text:p>62.988041274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395521215636514" calcext:value-type="float">
            <text:p>0.3955212156</text:p>
          </table:table-cell>
          <table:table-cell office:value-type="float" office:value="63.0599010411359" calcext:value-type="float">
            <text:p>63.059901041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395063139047488" calcext:value-type="float">
            <text:p>0.395063139</text:p>
          </table:table-cell>
          <table:table-cell office:value-type="float" office:value="63.1414367437546" calcext:value-type="float">
            <text:p>63.14143674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394705632922498" calcext:value-type="float">
            <text:p>0.3947056329</text:p>
          </table:table-cell>
          <table:table-cell office:value-type="float" office:value="63.205227665259" calcext:value-type="float">
            <text:p>63.20522766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39383327155192" calcext:value-type="float">
            <text:p>0.3938332716</text:p>
          </table:table-cell>
          <table:table-cell office:value-type="float" office:value="63.3614642002763" calcext:value-type="float">
            <text:p>63.361464200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0.393722487375936" calcext:value-type="float">
            <text:p>0.3937224874</text:p>
          </table:table-cell>
          <table:table-cell office:value-type="float" office:value="63.3813641887881" calcext:value-type="float">
            <text:p>63.38136418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393682904262206" calcext:value-type="float">
            <text:p>0.3936829043</text:p>
          </table:table-cell>
          <table:table-cell office:value-type="float" office:value="63.3884776750443" calcext:value-type="float">
            <text:p>63.38847767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393550126617812" calcext:value-type="float">
            <text:p>0.3935501266</text:p>
          </table:table-cell>
          <table:table-cell office:value-type="float" office:value="63.4123516056767" calcext:value-type="float">
            <text:p>63.412351605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93120900937257" calcext:value-type="float">
            <text:p>0.3931209009</text:p>
          </table:table-cell>
          <table:table-cell office:value-type="float" office:value="63.489659451701" calcext:value-type="float">
            <text:p>63.489659451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392944650563863" calcext:value-type="float">
            <text:p>0.3929446506</text:p>
          </table:table-cell>
          <table:table-cell office:value-type="float" office:value="63.5214621876248" calcext:value-type="float">
            <text:p>63.521462187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92768637036429" calcext:value-type="float">
            <text:p>0.392768637</text:p>
          </table:table-cell>
          <table:table-cell office:value-type="float" office:value="63.5532561330181" calcext:value-type="float">
            <text:p>63.55325613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392398405561802" calcext:value-type="float">
            <text:p>0.3923984056</text:p>
          </table:table-cell>
          <table:table-cell office:value-type="float" office:value="63.6202433354505" calcext:value-type="float">
            <text:p>63.620243335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0.392310735779937" calcext:value-type="float">
            <text:p>0.3923107358</text:p>
          </table:table-cell>
          <table:table-cell office:value-type="float" office:value="63.6361277939873" calcext:value-type="float">
            <text:p>63.63612779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392266922918876" calcext:value-type="float">
            <text:p>0.3922669229</text:p>
          </table:table-cell>
          <table:table-cell office:value-type="float" office:value="63.6440692047689" calcext:value-type="float">
            <text:p>63.644069204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0.391273854262617" calcext:value-type="float">
            <text:p>0.3912738543</text:p>
          </table:table-cell>
          <table:table-cell office:value-type="float" office:value="63.8246396195462" calcext:value-type="float">
            <text:p>63.82463961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391078369357049" calcext:value-type="float">
            <text:p>0.3910783694</text:p>
          </table:table-cell>
          <table:table-cell office:value-type="float" office:value="63.8603137507693" calcext:value-type="float">
            <text:p>63.86031375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390972873721688" calcext:value-type="float">
            <text:p>0.3909728737</text:p>
          </table:table-cell>
          <table:table-cell office:value-type="float" office:value="63.8795833972514" calcext:value-type="float">
            <text:p>63.87958339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39084281838271" calcext:value-type="float">
            <text:p>0.3908428184</text:p>
          </table:table-cell>
          <table:table-cell office:value-type="float" office:value="63.9033561760305" calcext:value-type="float">
            <text:p>63.90335617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390603097517801" calcext:value-type="float">
            <text:p>0.3906030975</text:p>
          </table:table-cell>
          <table:table-cell office:value-type="float" office:value="63.9472242428683" calcext:value-type="float">
            <text:p>63.947224242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0.39055985422899" calcext:value-type="float">
            <text:p>0.3905598542</text:p>
          </table:table-cell>
          <table:table-cell office:value-type="float" office:value="63.9551444613137" calcext:value-type="float">
            <text:p>63.955144461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390300695759112" calcext:value-type="float">
            <text:p>0.3903006958</text:p>
          </table:table-cell>
          <table:table-cell office:value-type="float" office:value="64.0026545457407" calcext:value-type="float">
            <text:p>64.002654545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90257552817288" calcext:value-type="float">
            <text:p>0.3902575528</text:p>
          </table:table-cell>
          <table:table-cell office:value-type="float" office:value="64.0105710245251" calcext:value-type="float">
            <text:p>64.010571024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0.390141945058151" calcext:value-type="float">
            <text:p>0.3901419451</text:p>
          </table:table-cell>
          <table:table-cell office:value-type="float" office:value="64.0317946940986" calcext:value-type="float">
            <text:p>64.03179469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390055778682234" calcext:value-type="float">
            <text:p>0.3900557787</text:p>
          </table:table-cell>
          <table:table-cell office:value-type="float" office:value="64.0476231962509" calcext:value-type="float">
            <text:p>64.04762319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38994815095495" calcext:value-type="float">
            <text:p>0.389948151</text:p>
          </table:table-cell>
          <table:table-cell office:value-type="float" office:value="64.0674058317384" calcext:value-type="float">
            <text:p>64.067405831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89776131751169" calcext:value-type="float">
            <text:p>0.3897761318</text:p>
          </table:table-cell>
          <table:table-cell office:value-type="float" office:value="64.0990511427092" calcext:value-type="float">
            <text:p>64.099051142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88850609729372" calcext:value-type="float">
            <text:p>0.3888506097</text:p>
          </table:table-cell>
          <table:table-cell office:value-type="float" office:value="64.269888835088" calcext:value-type="float">
            <text:p>64.269888835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388271047333506" calcext:value-type="float">
            <text:p>0.3882710473</text:p>
          </table:table-cell>
          <table:table-cell office:value-type="float" office:value="64.3773641011455" calcext:value-type="float">
            <text:p>64.37736410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388230167249581" calcext:value-type="float">
            <text:p>0.3882301672</text:p>
          </table:table-cell>
          <table:table-cell office:value-type="float" office:value="64.3849595035567" calcext:value-type="float">
            <text:p>64.384959503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387952835792809" calcext:value-type="float">
            <text:p>0.3879528358</text:p>
          </table:table-cell>
          <table:table-cell office:value-type="float" office:value="64.4365375430012" calcext:value-type="float">
            <text:p>64.43653754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387931649497944" calcext:value-type="float">
            <text:p>0.3879316495</text:p>
          </table:table-cell>
          <table:table-cell office:value-type="float" office:value="64.440481399088" calcext:value-type="float">
            <text:p>64.440481399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387868111433175" calcext:value-type="float">
            <text:p>0.3878681114</text:p>
          </table:table-cell>
          <table:table-cell office:value-type="float" office:value="64.4523121885192" calcext:value-type="float">
            <text:p>64.452312188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86874897730128" calcext:value-type="float">
            <text:p>0.3868748977</text:p>
          </table:table-cell>
          <table:table-cell office:value-type="float" office:value="64.6378545672178" calcext:value-type="float">
            <text:p>64.637854567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386664949693678" calcext:value-type="float">
            <text:p>0.3866649497</text:p>
          </table:table-cell>
          <table:table-cell office:value-type="float" office:value="64.6772214380556" calcext:value-type="float">
            <text:p>64.677221438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86455343088465" calcext:value-type="float">
            <text:p>0.3864553431</text:p>
          </table:table-cell>
          <table:table-cell office:value-type="float" office:value="64.7165755142425" calcext:value-type="float">
            <text:p>64.716575514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0.385844713561335" calcext:value-type="float">
            <text:p>0.3858447136</text:p>
          </table:table-cell>
          <table:table-cell office:value-type="float" office:value="64.8315152373729" calcext:value-type="float">
            <text:p>64.831515237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385553221227811" calcext:value-type="float">
            <text:p>0.3855532212</text:p>
          </table:table-cell>
          <table:table-cell office:value-type="float" office:value="64.8865375585455" calcext:value-type="float">
            <text:p>64.886537558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385511633372166" calcext:value-type="float">
            <text:p>0.3855116334</text:p>
          </table:table-cell>
          <table:table-cell office:value-type="float" office:value="64.894395867311" calcext:value-type="float">
            <text:p>64.894395867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0.385213374123789" calcext:value-type="float">
            <text:p>0.3852133741</text:p>
          </table:table-cell>
          <table:table-cell office:value-type="float" office:value="64.950813767732" calcext:value-type="float">
            <text:p>64.950813767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85047542503942" calcext:value-type="float">
            <text:p>0.3850475425</text:p>
          </table:table-cell>
          <table:table-cell office:value-type="float" office:value="64.9822274894721" calcext:value-type="float">
            <text:p>64.98222748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384118453585585" calcext:value-type="float">
            <text:p>0.3841184536</text:p>
          </table:table-cell>
          <table:table-cell office:value-type="float" office:value="65.1588299575733" calcext:value-type="float">
            <text:p>65.158829957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383995117161633" calcext:value-type="float">
            <text:p>0.3839951172</text:p>
          </table:table-cell>
          <table:table-cell office:value-type="float" office:value="65.1823512731554" calcext:value-type="float">
            <text:p>65.182351273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0.383618391954176" calcext:value-type="float">
            <text:p>0.383618392</text:p>
          </table:table-cell>
          <table:table-cell office:value-type="float" office:value="65.2543088270658" calcext:value-type="float">
            <text:p>65.254308827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383556949441921" calcext:value-type="float">
            <text:p>0.3835569494</text:p>
          </table:table-cell>
          <table:table-cell office:value-type="float" office:value="65.2660609963285" calcext:value-type="float">
            <text:p>65.266060996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83289505972944" calcext:value-type="float">
            <text:p>0.383289506</text:p>
          </table:table-cell>
          <table:table-cell office:value-type="float" office:value="65.3172680720701" calcext:value-type="float">
            <text:p>65.317268072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38320779964572" calcext:value-type="float">
            <text:p>0.3832077996</text:p>
          </table:table-cell>
          <table:table-cell office:value-type="float" office:value="65.3329294650096" calcext:value-type="float">
            <text:p>65.33292946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382925038719226" calcext:value-type="float">
            <text:p>0.3829250387</text:p>
          </table:table-cell>
          <table:table-cell office:value-type="float" office:value="65.3871910195318" calcext:value-type="float">
            <text:p>65.387191019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382898808340154" calcext:value-type="float">
            <text:p>0.3828988083</text:p>
          </table:table-cell>
          <table:table-cell office:value-type="float" office:value="65.39222950291" calcext:value-type="float">
            <text:p>65.392229502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382843565202808" calcext:value-type="float">
            <text:p>0.3828435652</text:p>
          </table:table-cell>
          <table:table-cell office:value-type="float" office:value="65.4028436487633" calcext:value-type="float">
            <text:p>65.402843648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0.382802847941424" calcext:value-type="float">
            <text:p>0.3828028479</text:p>
          </table:table-cell>
          <table:table-cell office:value-type="float" office:value="65.4106692292844" calcext:value-type="float">
            <text:p>65.410669229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382762143668708" calcext:value-type="float">
            <text:p>0.3827621437</text:p>
          </table:table-cell>
          <table:table-cell office:value-type="float" office:value="65.4184943207262" calcext:value-type="float">
            <text:p>65.418494320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8224987067138" calcext:value-type="float">
            <text:p>0.3822498707</text:p>
          </table:table-cell>
          <table:table-cell office:value-type="float" office:value="65.5171468785559" calcext:value-type="float">
            <text:p>65.517146878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382047358745103" calcext:value-type="float">
            <text:p>0.3820473587</text:p>
          </table:table-cell>
          <table:table-cell office:value-type="float" office:value="65.5562343117601" calcext:value-type="float">
            <text:p>65.556234311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81845168344171" calcext:value-type="float">
            <text:p>0.3818451683</text:p>
          </table:table-cell>
          <table:table-cell office:value-type="float" office:value="65.595309628089" calcext:value-type="float">
            <text:p>65.59530962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381256099367375" calcext:value-type="float">
            <text:p>0.3812560994</text:p>
          </table:table-cell>
          <table:table-cell office:value-type="float" office:value="65.7094385420179" calcext:value-type="float">
            <text:p>65.70943854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381215886459544" calcext:value-type="float">
            <text:p>0.3812158865</text:p>
          </table:table-cell>
          <table:table-cell office:value-type="float" office:value="65.7172451154575" calcext:value-type="float">
            <text:p>65.717245115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381055161977791" calcext:value-type="float">
            <text:p>0.381055162</text:p>
          </table:table-cell>
          <table:table-cell office:value-type="float" office:value="65.7484666131386" calcext:value-type="float">
            <text:p>65.74846661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80934751936025" calcext:value-type="float">
            <text:p>0.3809347519</text:p>
          </table:table-cell>
          <table:table-cell office:value-type="float" office:value="65.7718777070458" calcext:value-type="float">
            <text:p>65.7718777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80827230780116" calcext:value-type="float">
            <text:p>0.3808272308</text:p>
          </table:table-cell>
          <table:table-cell office:value-type="float" office:value="65.7927979678908" calcext:value-type="float">
            <text:p>65.792797967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0.380747088689988" calcext:value-type="float">
            <text:p>0.3807470887</text:p>
          </table:table-cell>
          <table:table-cell office:value-type="float" office:value="65.8084004108802" calcext:value-type="float">
            <text:p>65.808400410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380646982191525" calcext:value-type="float">
            <text:p>0.3806469822</text:p>
          </table:table-cell>
          <table:table-cell office:value-type="float" office:value="65.8279007810232" calcext:value-type="float">
            <text:p>65.82790078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80506965654171" calcext:value-type="float">
            <text:p>0.3805069657</text:p>
          </table:table-cell>
          <table:table-cell office:value-type="float" office:value="65.8551962963438" calcext:value-type="float">
            <text:p>65.855196296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0.38048697590213" calcext:value-type="float">
            <text:p>0.3804869759</text:p>
          </table:table-cell>
          <table:table-cell office:value-type="float" office:value="65.8590951797127" calcext:value-type="float">
            <text:p>65.859095179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379590434014139" calcext:value-type="float">
            <text:p>0.379590434</text:p>
          </table:table-cell>
          <table:table-cell office:value-type="float" office:value="66.0344715272272" calcext:value-type="float">
            <text:p>66.034471527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379086573462665" calcext:value-type="float">
            <text:p>0.3790865735</text:p>
          </table:table-cell>
          <table:table-cell office:value-type="float" office:value="66.1334748816611" calcext:value-type="float">
            <text:p>66.13347488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0.378928526072243" calcext:value-type="float">
            <text:p>0.3789285261</text:p>
          </table:table-cell>
          <table:table-cell office:value-type="float" office:value="66.1645952920699" calcext:value-type="float">
            <text:p>66.164595292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378790396642014" calcext:value-type="float">
            <text:p>0.3787903966</text:p>
          </table:table-cell>
          <table:table-cell office:value-type="float" office:value="66.1918195263312" calcext:value-type="float">
            <text:p>66.191819526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378770676194756" calcext:value-type="float">
            <text:p>0.3787706762</text:p>
          </table:table-cell>
          <table:table-cell office:value-type="float" office:value="66.1957082366053" calcext:value-type="float">
            <text:p>66.195708236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78711533328069" calcext:value-type="float">
            <text:p>0.3787115333</text:p>
          </table:table-cell>
          <table:table-cell office:value-type="float" office:value="66.2073736689788" calcext:value-type="float">
            <text:p>66.20737366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378438602130034" calcext:value-type="float">
            <text:p>0.3784386021</text:p>
          </table:table-cell>
          <table:table-cell office:value-type="float" office:value="66.2612643391232" calcext:value-type="float">
            <text:p>66.261264339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0.378413282893824" calcext:value-type="float">
            <text:p>0.3784132829</text:p>
          </table:table-cell>
          <table:table-cell office:value-type="float" office:value="66.266268439121" calcext:value-type="float">
            <text:p>66.266268439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378359958294981" calcext:value-type="float">
            <text:p>0.3783599583</text:p>
          </table:table-cell>
          <table:table-cell office:value-type="float" office:value="66.2768101831303" calcext:value-type="float">
            <text:p>66.27681018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378320654758964" calcext:value-type="float">
            <text:p>0.3783206548</text:p>
          </table:table-cell>
          <table:table-cell office:value-type="float" office:value="66.2845824100013" calcext:value-type="float">
            <text:p>66.2845824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378281363468803" calcext:value-type="float">
            <text:p>0.3782813635</text:p>
          </table:table-cell>
          <table:table-cell office:value-type="float" office:value="66.2923541737518" calcext:value-type="float">
            <text:p>66.29235417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7811868015399" calcext:value-type="float">
            <text:p>0.3781186802</text:p>
          </table:table-cell>
          <table:table-cell office:value-type="float" office:value="66.3245535681884" calcext:value-type="float">
            <text:p>66.324553568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377786848261398" calcext:value-type="float">
            <text:p>0.3777868483</text:p>
          </table:table-cell>
          <table:table-cell office:value-type="float" office:value="66.3903363562957" calcext:value-type="float">
            <text:p>66.390336356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377663888888889" calcext:value-type="float">
            <text:p>0.3776638889</text:p>
          </table:table-cell>
          <table:table-cell office:value-type="float" office:value="66.4147476198072" calcext:value-type="float">
            <text:p>66.414747619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377591343617052" calcext:value-type="float">
            <text:p>0.3775913436</text:p>
          </table:table-cell>
          <table:table-cell office:value-type="float" office:value="66.4291591697377" calcext:value-type="float">
            <text:p>66.429159169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0.377396142179785" calcext:value-type="float">
            <text:p>0.3773961422</text:p>
          </table:table-cell>
          <table:table-cell office:value-type="float" office:value="66.4679705097904" calcext:value-type="float">
            <text:p>66.467970509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3771593777195" calcext:value-type="float">
            <text:p>0.3771593777</text:p>
          </table:table-cell>
          <table:table-cell office:value-type="float" office:value="66.5151112052401" calcext:value-type="float">
            <text:p>66.515111205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377042622023208" calcext:value-type="float">
            <text:p>0.377042622</text:p>
          </table:table-cell>
          <table:table-cell office:value-type="float" office:value="66.538384188362" calcext:value-type="float">
            <text:p>66.538384188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0.376809435554113" calcext:value-type="float">
            <text:p>0.3768094356</text:p>
          </table:table-cell>
          <table:table-cell office:value-type="float" office:value="66.5849178541833" calcext:value-type="float">
            <text:p>66.584917854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376413281840632" calcext:value-type="float">
            <text:p>0.3764132818</text:p>
          </table:table-cell>
          <table:table-cell office:value-type="float" office:value="66.6641332637296" calcext:value-type="float">
            <text:p>66.66413326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376335893656296" calcext:value-type="float">
            <text:p>0.3763358937</text:p>
          </table:table-cell>
          <table:table-cell office:value-type="float" office:value="66.6796315872088" calcext:value-type="float">
            <text:p>66.679631587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76104015178987" calcext:value-type="float">
            <text:p>0.3761040152</text:p>
          </table:table-cell>
          <table:table-cell office:value-type="float" office:value="66.7261157225678" calcext:value-type="float">
            <text:p>66.72611572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376011624472479" calcext:value-type="float">
            <text:p>0.3760116245</text:p>
          </table:table-cell>
          <table:table-cell office:value-type="float" office:value="66.7446565066951" calcext:value-type="float">
            <text:p>66.744656506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0.375349039780352" calcext:value-type="float">
            <text:p>0.3753490398</text:p>
          </table:table-cell>
          <table:table-cell office:value-type="float" office:value="66.8779483306585" calcext:value-type="float">
            <text:p>66.877948330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375253129922712" calcext:value-type="float">
            <text:p>0.3752531299</text:p>
          </table:table-cell>
          <table:table-cell office:value-type="float" office:value="66.8972899654258" calcext:value-type="float">
            <text:p>66.89728996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74732185363546" calcext:value-type="float">
            <text:p>0.3747321854</text:p>
          </table:table-cell>
          <table:table-cell office:value-type="float" office:value="67.0025568612314" calcext:value-type="float">
            <text:p>67.002556861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0.37469543391644" calcext:value-type="float">
            <text:p>0.3746954339</text:p>
          </table:table-cell>
          <table:table-cell office:value-type="float" office:value="67.0099966732996" calcext:value-type="float">
            <text:p>67.00999667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374579519720549" calcext:value-type="float">
            <text:p>0.3745795197</text:p>
          </table:table-cell>
          <table:table-cell office:value-type="float" office:value="67.0334735275284" calcext:value-type="float">
            <text:p>67.033473527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.374427040513294" calcext:value-type="float">
            <text:p>0.3744270405</text:p>
          </table:table-cell>
          <table:table-cell office:value-type="float" office:value="67.0643831256138" calcext:value-type="float">
            <text:p>67.06438312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374106250716465" calcext:value-type="float">
            <text:p>0.3741062507</text:p>
          </table:table-cell>
          <table:table-cell office:value-type="float" office:value="67.1295119097259" calcext:value-type="float">
            <text:p>67.129511909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37403027647543" calcext:value-type="float">
            <text:p>0.3740302765</text:p>
          </table:table-cell>
          <table:table-cell office:value-type="float" office:value="67.1449566468069" calcext:value-type="float">
            <text:p>67.144956646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73954348502602" calcext:value-type="float">
            <text:p>0.3739543485</text:p>
          </table:table-cell>
          <table:table-cell office:value-type="float" office:value="67.160399629286" calcext:value-type="float">
            <text:p>67.160399629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37335778842766" calcext:value-type="float">
            <text:p>0.3733577884</text:p>
          </table:table-cell>
          <table:table-cell office:value-type="float" office:value="67.2820007616204" calcext:value-type="float">
            <text:p>67.28200076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373131368062435" calcext:value-type="float">
            <text:p>0.3731313681</text:p>
          </table:table-cell>
          <table:table-cell office:value-type="float" office:value="67.3282779904696" calcext:value-type="float">
            <text:p>67.328277990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0.372961822860497" calcext:value-type="float">
            <text:p>0.3729618229</text:p>
          </table:table-cell>
          <table:table-cell office:value-type="float" office:value="67.3629756665288" calcext:value-type="float">
            <text:p>67.36297566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372549520842785" calcext:value-type="float">
            <text:p>0.3725495208</text:p>
          </table:table-cell>
          <table:table-cell office:value-type="float" office:value="67.4475149813971" calcext:value-type="float">
            <text:p>67.447514981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372512000205401" calcext:value-type="float">
            <text:p>0.3725120002</text:p>
          </table:table-cell>
          <table:table-cell office:value-type="float" office:value="67.4552196544001" calcext:value-type="float">
            <text:p>67.455219654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0.372362030940655" calcext:value-type="float">
            <text:p>0.3723620309</text:p>
          </table:table-cell>
          <table:table-cell office:value-type="float" office:value="67.4860340477651" calcext:value-type="float">
            <text:p>67.486034047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372287114199381" calcext:value-type="float">
            <text:p>0.3722871142</text:p>
          </table:table-cell>
          <table:table-cell office:value-type="float" office:value="67.5014386682151" calcext:value-type="float">
            <text:p>67.501438668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372249672781604" calcext:value-type="float">
            <text:p>0.3722496728</text:p>
          </table:table-cell>
          <table:table-cell office:value-type="float" office:value="67.5091403351203" calcext:value-type="float">
            <text:p>67.509140335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372149337562395" calcext:value-type="float">
            <text:p>0.3721493376</text:p>
          </table:table-cell>
          <table:table-cell office:value-type="float" office:value="67.5297885498916" calcext:value-type="float">
            <text:p>67.52978854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0.371850453956695" calcext:value-type="float">
            <text:p>0.371850454</text:p>
          </table:table-cell>
          <table:table-cell office:value-type="float" office:value="67.5913773038144" calcext:value-type="float">
            <text:p>67.591377303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371831797633356" calcext:value-type="float">
            <text:p>0.3718317976</text:p>
          </table:table-cell>
          <table:table-cell office:value-type="float" office:value="67.5952256938185" calcext:value-type="float">
            <text:p>67.595225693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371761161879596" calcext:value-type="float">
            <text:p>0.3717611619</text:p>
          </table:table-cell>
          <table:table-cell office:value-type="float" office:value="67.609800583344" calcext:value-type="float">
            <text:p>67.609800583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371028050057029" calcext:value-type="float">
            <text:p>0.3710280501</text:p>
          </table:table-cell>
          <table:table-cell office:value-type="float" office:value="67.7614713193861" calcext:value-type="float">
            <text:p>67.761471319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70524481030323" calcext:value-type="float">
            <text:p>0.370524481</text:p>
          </table:table-cell>
          <table:table-cell office:value-type="float" office:value="67.8660790306749" calcext:value-type="float">
            <text:p>67.86607903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370376898493032" calcext:value-type="float">
            <text:p>0.3703768985</text:p>
          </table:table-cell>
          <table:table-cell office:value-type="float" office:value="67.8968028345171" calcext:value-type="float">
            <text:p>67.896802834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0.370247908331461" calcext:value-type="float">
            <text:p>0.3702479083</text:p>
          </table:table-cell>
          <table:table-cell office:value-type="float" office:value="67.9236806749898" calcext:value-type="float">
            <text:p>67.92368067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370174260149229" calcext:value-type="float">
            <text:p>0.3701742601</text:p>
          </table:table-cell>
          <table:table-cell office:value-type="float" office:value="67.9390371448781" calcext:value-type="float">
            <text:p>67.939037144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369310570418948" calcext:value-type="float">
            <text:p>0.3693105704</text:p>
          </table:table-cell>
          <table:table-cell office:value-type="float" office:value="68.1196873561002" calcext:value-type="float">
            <text:p>68.119687356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69127925857685" calcext:value-type="float">
            <text:p>0.3691279259</text:p>
          </table:table-cell>
          <table:table-cell office:value-type="float" office:value="68.1580224982915" calcext:value-type="float">
            <text:p>68.158022498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368945552012264" calcext:value-type="float">
            <text:p>0.368945552</text:p>
          </table:table-cell>
          <table:table-cell office:value-type="float" office:value="68.1963473625387" calcext:value-type="float">
            <text:p>68.19634736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368724329624956" calcext:value-type="float">
            <text:p>0.3687243296</text:p>
          </table:table-cell>
          <table:table-cell office:value-type="float" office:value="68.2428985908528" calcext:value-type="float">
            <text:p>68.242898590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0.368615231408852" calcext:value-type="float">
            <text:p>0.3686152314</text:p>
          </table:table-cell>
          <table:table-cell office:value-type="float" office:value="68.2658811291658" calcext:value-type="float">
            <text:p>68.265881129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368377822532234" calcext:value-type="float">
            <text:p>0.3683778225</text:p>
          </table:table-cell>
          <table:table-cell office:value-type="float" office:value="68.3159513459063" calcext:value-type="float">
            <text:p>68.315951345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36823278924969" calcext:value-type="float">
            <text:p>0.3682327892</text:p>
          </table:table-cell>
          <table:table-cell office:value-type="float" office:value="68.3465783672835" calcext:value-type="float">
            <text:p>68.346578367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368160336817279" calcext:value-type="float">
            <text:p>0.3681603368</text:p>
          </table:table-cell>
          <table:table-cell office:value-type="float" office:value="68.3618894403428" calcext:value-type="float">
            <text:p>68.361889440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367032220333722" calcext:value-type="float">
            <text:p>0.3670322203</text:p>
          </table:table-cell>
          <table:table-cell office:value-type="float" office:value="68.6012502416372" calcext:value-type="float">
            <text:p>68.60125024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66942544135977" calcext:value-type="float">
            <text:p>0.3669425441</text:p>
          </table:table-cell>
          <table:table-cell office:value-type="float" office:value="68.6203553231437" calcext:value-type="float">
            <text:p>68.62035532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0.366910500476852" calcext:value-type="float">
            <text:p>0.3669105005</text:p>
          </table:table-cell>
          <table:table-cell office:value-type="float" office:value="68.6271848622655" calcext:value-type="float">
            <text:p>68.627184862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0.366803003913713" calcext:value-type="float">
            <text:p>0.3668030039</text:p>
          </table:table-cell>
          <table:table-cell office:value-type="float" office:value="68.6501065999839" calcext:value-type="float">
            <text:p>68.650106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366187838735321" calcext:value-type="float">
            <text:p>0.3661878387</text:p>
          </table:table-cell>
          <table:table-cell office:value-type="float" office:value="68.781599058238" calcext:value-type="float">
            <text:p>68.781599058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366119033974777" calcext:value-type="float">
            <text:p>0.366119034</text:p>
          </table:table-cell>
          <table:table-cell office:value-type="float" office:value="68.7963400842025" calcext:value-type="float">
            <text:p>68.79634008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365847093600836" calcext:value-type="float">
            <text:p>0.3658470936</text:p>
          </table:table-cell>
          <table:table-cell office:value-type="float" office:value="68.854668750685" calcext:value-type="float">
            <text:p>68.85466875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365798906222069" calcext:value-type="float">
            <text:p>0.3657989062</text:p>
          </table:table-cell>
          <table:table-cell office:value-type="float" office:value="68.8650156622983" calcext:value-type="float">
            <text:p>68.86501566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365763388284167" calcext:value-type="float">
            <text:p>0.3657633883</text:p>
          </table:table-cell>
          <table:table-cell office:value-type="float" office:value="68.8726443161431" calcext:value-type="float">
            <text:p>68.872644316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3657278806903" calcext:value-type="float">
            <text:p>0.3657278807</text:p>
          </table:table-cell>
          <table:table-cell office:value-type="float" office:value="68.8802725775179" calcext:value-type="float">
            <text:p>68.880272577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65280924880326" calcext:value-type="float">
            <text:p>0.3652809249</text:p>
          </table:table-cell>
          <table:table-cell office:value-type="float" office:value="68.9764508800436" calcext:value-type="float">
            <text:p>68.9764508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0.365169773229148" calcext:value-type="float">
            <text:p>0.3651697732</text:p>
          </table:table-cell>
          <table:table-cell office:value-type="float" office:value="69.0004142571848" calcext:value-type="float">
            <text:p>69.000414257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0.365104191126366" calcext:value-type="float">
            <text:p>0.3651041911</text:p>
          </table:table-cell>
          <table:table-cell office:value-type="float" office:value="69.0145616772656" calcext:value-type="float">
            <text:p>69.014561677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364957916900987" calcext:value-type="float">
            <text:p>0.3649579169</text:p>
          </table:table-cell>
          <table:table-cell office:value-type="float" office:value="69.0461387104815" calcext:value-type="float">
            <text:p>69.046138710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364413419206174" calcext:value-type="float">
            <text:p>0.3644134192</text:p>
          </table:table-cell>
          <table:table-cell office:value-type="float" office:value="69.1639581233152" calcext:value-type="float">
            <text:p>69.163958123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364237941035069" calcext:value-type="float">
            <text:p>0.364237941</text:p>
          </table:table-cell>
          <table:table-cell office:value-type="float" office:value="69.202021302748" calcext:value-type="float">
            <text:p>69.202021302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0.364167820711667" calcext:value-type="float">
            <text:p>0.3641678207</text:p>
          </table:table-cell>
          <table:table-cell office:value-type="float" office:value="69.217243884622" calcext:value-type="float">
            <text:p>69.217243884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64132775732968" calcext:value-type="float">
            <text:p>0.3641327757</text:p>
          </table:table-cell>
          <table:table-cell office:value-type="float" office:value="69.2248545999219" calcext:value-type="float">
            <text:p>69.224854599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0.364038860223611" calcext:value-type="float">
            <text:p>0.3640388602</text:p>
          </table:table-cell>
          <table:table-cell office:value-type="float" office:value="69.2452591704419" calcext:value-type="float">
            <text:p>69.245259170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363968854791868" calcext:value-type="float">
            <text:p>0.3639688548</text:p>
          </table:table-cell>
          <table:table-cell office:value-type="float" office:value="69.2604773965902" calcext:value-type="float">
            <text:p>69.260477396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363881404769423" calcext:value-type="float">
            <text:p>0.3638814048</text:p>
          </table:table-cell>
          <table:table-cell office:value-type="float" office:value="69.2794980273165" calcext:value-type="float">
            <text:p>69.279498027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363759080567808" calcext:value-type="float">
            <text:p>0.3637590806</text:p>
          </table:table-cell>
          <table:table-cell office:value-type="float" office:value="69.3061228987126" calcext:value-type="float">
            <text:p>69.306122898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363741615750407" calcext:value-type="float">
            <text:p>0.3637416158</text:p>
          </table:table-cell>
          <table:table-cell office:value-type="float" office:value="69.3099260701253" calcext:value-type="float">
            <text:p>69.30992607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0.363675490199035" calcext:value-type="float">
            <text:p>0.3636754902</text:p>
          </table:table-cell>
          <table:table-cell office:value-type="float" office:value="69.3243297950484" calcext:value-type="float">
            <text:p>69.3243297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363075901093282" calcext:value-type="float">
            <text:p>0.3630759011</text:p>
          </table:table-cell>
          <table:table-cell office:value-type="float" office:value="69.4552315087477" calcext:value-type="float">
            <text:p>69.455231508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362536097363312" calcext:value-type="float">
            <text:p>0.3625360974</text:p>
          </table:table-cell>
          <table:table-cell office:value-type="float" office:value="69.5735404504566" calcext:value-type="float">
            <text:p>69.573540450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62517510801207" calcext:value-type="float">
            <text:p>0.3625175108</text:p>
          </table:table-cell>
          <table:table-cell office:value-type="float" office:value="69.577621860214" calcext:value-type="float">
            <text:p>69.577621860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362379287166353" calcext:value-type="float">
            <text:p>0.3623792872</text:p>
          </table:table-cell>
          <table:table-cell office:value-type="float" office:value="69.607990594352" calcext:value-type="float">
            <text:p>69.607990594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6224122152013" calcext:value-type="float">
            <text:p>0.3622412215</text:p>
          </table:table-cell>
          <table:table-cell office:value-type="float" office:value="69.6383533459982" calcext:value-type="float">
            <text:p>69.63835334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0.362191857175036" calcext:value-type="float">
            <text:p>0.3621918572</text:p>
          </table:table-cell>
          <table:table-cell office:value-type="float" office:value="69.6492162987253" calcext:value-type="float">
            <text:p>69.649216298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62189487572834" calcext:value-type="float">
            <text:p>0.3621894876</text:p>
          </table:table-cell>
          <table:table-cell office:value-type="float" office:value="69.6497378379655" calcext:value-type="float">
            <text:p>69.6497378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office:value-type="float" office:value="0.361881912199671" calcext:value-type="float">
            <text:p>0.3618819122</text:p>
          </table:table-cell>
          <table:table-cell office:value-type="float" office:value="69.7175058847201" calcext:value-type="float">
            <text:p>69.717505884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361847522964843" calcext:value-type="float">
            <text:p>0.361847523</text:p>
          </table:table-cell>
          <table:table-cell office:value-type="float" office:value="69.7250917580323" calcext:value-type="float">
            <text:p>69.72509175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5" calcext:value-type="float">
            <text:p>-35</text:p>
          </table:table-cell>
          <table:table-cell office:value-type="float" office:value="0.361380370347985" calcext:value-type="float">
            <text:p>0.3613803703</text:p>
          </table:table-cell>
          <table:table-cell office:value-type="float" office:value="69.8283181006505" calcext:value-type="float">
            <text:p>69.82831810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361272740476027" calcext:value-type="float">
            <text:p>0.3612727405</text:p>
          </table:table-cell>
          <table:table-cell office:value-type="float" office:value="69.8521480414088" calcext:value-type="float">
            <text:p>69.852148041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361209235327491" calcext:value-type="float">
            <text:p>0.3612092353</text:p>
          </table:table-cell>
          <table:table-cell office:value-type="float" office:value="69.8662167726728" calcext:value-type="float">
            <text:p>69.866216772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0.361067590921584" calcext:value-type="float">
            <text:p>0.3610675909</text:p>
          </table:table-cell>
          <table:table-cell office:value-type="float" office:value="69.8976184104481" calcext:value-type="float">
            <text:p>69.897618410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361038343204673" calcext:value-type="float">
            <text:p>0.3610383432</text:p>
          </table:table-cell>
          <table:table-cell office:value-type="float" office:value="69.9041062564524" calcext:value-type="float">
            <text:p>69.904106256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360109739544565" calcext:value-type="float">
            <text:p>0.3601097395</text:p>
          </table:table-cell>
          <table:table-cell office:value-type="float" office:value="70.1107752115935" calcext:value-type="float">
            <text:p>70.110775211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359244822287421" calcext:value-type="float">
            <text:p>0.3592448223</text:p>
          </table:table-cell>
          <table:table-cell office:value-type="float" office:value="70.3044684715558" calcext:value-type="float">
            <text:p>70.304468471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0.359160732578829" calcext:value-type="float">
            <text:p>0.3591607326</text:p>
          </table:table-cell>
          <table:table-cell office:value-type="float" office:value="70.3233619622784" calcext:value-type="float">
            <text:p>70.32336196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358721902008748" calcext:value-type="float">
            <text:p>0.358721902</text:p>
          </table:table-cell>
          <table:table-cell office:value-type="float" office:value="70.4221390003657" calcext:value-type="float">
            <text:p>70.422139000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0.358703895907778" calcext:value-type="float">
            <text:p>0.3587038959</text:p>
          </table:table-cell>
          <table:table-cell office:value-type="float" office:value="70.4261984673266" calcext:value-type="float">
            <text:p>70.42619846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0.3586716610999" calcext:value-type="float">
            <text:p>0.3586716611</text:p>
          </table:table-cell>
          <table:table-cell office:value-type="float" office:value="70.4334670610725" calcext:value-type="float">
            <text:p>70.433467061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358569987199661" calcext:value-type="float">
            <text:p>0.3585699872</text:p>
          </table:table-cell>
          <table:table-cell office:value-type="float" office:value="70.4564041003066" calcext:value-type="float">
            <text:p>70.456404100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358436228349111" calcext:value-type="float">
            <text:p>0.3584362283</text:p>
          </table:table-cell>
          <table:table-cell office:value-type="float" office:value="70.4866040817058" calcext:value-type="float">
            <text:p>70.486604081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358388403091038" calcext:value-type="float">
            <text:p>0.3583884031</text:p>
          </table:table-cell>
          <table:table-cell office:value-type="float" office:value="70.4974088722541" calcext:value-type="float">
            <text:p>70.497408872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  <table:table-cell office:value-type="float" office:value="0.358154778337562" calcext:value-type="float">
            <text:p>0.3581547783</text:p>
          </table:table-cell>
          <table:table-cell office:value-type="float" office:value="70.5502417512516" calcext:value-type="float">
            <text:p>70.550241751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358054793209915" calcext:value-type="float">
            <text:p>0.3580547932</text:p>
          </table:table-cell>
          <table:table-cell office:value-type="float" office:value="70.5728791453417" calcext:value-type="float">
            <text:p>70.572879145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58021483437805" calcext:value-type="float">
            <text:p>0.3580214834</text:p>
          </table:table-cell>
          <table:table-cell office:value-type="float" office:value="70.5804242422458" calcext:value-type="float">
            <text:p>70.580424242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883554738246" calcext:value-type="float">
            <text:p>0.3578835547</text:p>
          </table:table-cell>
          <table:table-cell office:value-type="float" office:value="70.6116855834583" calcext:value-type="float">
            <text:p>70.611685583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357069847030607" calcext:value-type="float">
            <text:p>0.357069847</text:p>
          </table:table-cell>
          <table:table-cell office:value-type="float" office:value="70.7967265275522" calcext:value-type="float">
            <text:p>70.796726527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0.356788099047293" calcext:value-type="float">
            <text:p>0.356788099</text:p>
          </table:table-cell>
          <table:table-cell office:value-type="float" office:value="70.8610437323745" calcext:value-type="float">
            <text:p>70.86104373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35677285572367" calcext:value-type="float">
            <text:p>0.3567728557</text:p>
          </table:table-cell>
          <table:table-cell office:value-type="float" office:value="70.8645270956298" calcext:value-type="float">
            <text:p>70.86452709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0.356755141514503" calcext:value-type="float">
            <text:p>0.3567551415</text:p>
          </table:table-cell>
          <table:table-cell office:value-type="float" office:value="70.8685755676189" calcext:value-type="float">
            <text:p>70.868575567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  <table:table-cell office:value-type="float" office:value="0.356623402655762" calcext:value-type="float">
            <text:p>0.3566234027</text:p>
          </table:table-cell>
          <table:table-cell office:value-type="float" office:value="70.8986994759128" calcext:value-type="float">
            <text:p>70.898699475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356557587930887" calcext:value-type="float">
            <text:p>0.3565575879</text:p>
          </table:table-cell>
          <table:table-cell office:value-type="float" office:value="70.9137593729274" calcext:value-type="float">
            <text:p>70.913759372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356551624268035" calcext:value-type="float">
            <text:p>0.3565516243</text:p>
          </table:table-cell>
          <table:table-cell office:value-type="float" office:value="70.9151243381904" calcext:value-type="float">
            <text:p>70.915124338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356436541899313" calcext:value-type="float">
            <text:p>0.3564365419</text:p>
          </table:table-cell>
          <table:table-cell office:value-type="float" office:value="70.9414756463423" calcext:value-type="float">
            <text:p>70.941475646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0.356370830556446" calcext:value-type="float">
            <text:p>0.3563708306</text:p>
          </table:table-cell>
          <table:table-cell office:value-type="float" office:value="70.9565316566944" calcext:value-type="float">
            <text:p>70.956531656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0.356288742462322" calcext:value-type="float">
            <text:p>0.3562887425</text:p>
          </table:table-cell>
          <table:table-cell office:value-type="float" office:value="70.9753497495335" calcext:value-type="float">
            <text:p>70.97534974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356173914371135" calcext:value-type="float">
            <text:p>0.3561739144</text:p>
          </table:table-cell>
          <table:table-cell office:value-type="float" office:value="71.0016915002552" calcext:value-type="float">
            <text:p>71.001691500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355008158543651" calcext:value-type="float">
            <text:p>0.3550081585</text:p>
          </table:table-cell>
          <table:table-cell office:value-type="float" office:value="71.2703293006655" calcext:value-type="float">
            <text:p>71.27032930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0.354878344844506" calcext:value-type="float">
            <text:p>0.3548783448</text:p>
          </table:table-cell>
          <table:table-cell office:value-type="float" office:value="71.3003809191257" calcext:value-type="float">
            <text:p>71.300380919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354764874597536" calcext:value-type="float">
            <text:p>0.3547648746</text:p>
          </table:table-cell>
          <table:table-cell office:value-type="float" office:value="71.3266717092689" calcext:value-type="float">
            <text:p>71.326671709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0.354748673445881" calcext:value-type="float">
            <text:p>0.3547486734</text:p>
          </table:table-cell>
          <table:table-cell office:value-type="float" office:value="71.3304272034845" calcext:value-type="float">
            <text:p>71.330427203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354455006424147" calcext:value-type="float">
            <text:p>0.3544550064</text:p>
          </table:table-cell>
          <table:table-cell office:value-type="float" office:value="71.3985752963819" calcext:value-type="float">
            <text:p>71.398575296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54212857142857" calcext:value-type="float">
            <text:p>0.3542128571</text:p>
          </table:table-cell>
          <table:table-cell office:value-type="float" office:value="71.4548751950298" calcext:value-type="float">
            <text:p>71.45487519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53940024281691" calcext:value-type="float">
            <text:p>0.3539400243</text:p>
          </table:table-cell>
          <table:table-cell office:value-type="float" office:value="71.5184252473616" calcext:value-type="float">
            <text:p>71.518425247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353501796669238" calcext:value-type="float">
            <text:p>0.3535017967</text:p>
          </table:table-cell>
          <table:table-cell office:value-type="float" office:value="71.6207588092571" calcext:value-type="float">
            <text:p>71.620758809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0.35342387645689" calcext:value-type="float">
            <text:p>0.3534238765</text:p>
          </table:table-cell>
          <table:table-cell office:value-type="float" office:value="71.6389879848069" calcext:value-type="float">
            <text:p>71.63898798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353327800307949" calcext:value-type="float">
            <text:p>0.3533278003</text:p>
          </table:table-cell>
          <table:table-cell office:value-type="float" office:value="71.6614786341874" calcext:value-type="float">
            <text:p>71.661478634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353150664700779" calcext:value-type="float">
            <text:p>0.3531506647</text:p>
          </table:table-cell>
          <table:table-cell office:value-type="float" office:value="71.7029850955792" calcext:value-type="float">
            <text:p>71.702985095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35313588283551" calcext:value-type="float">
            <text:p>0.3531358828</text:p>
          </table:table-cell>
          <table:table-cell office:value-type="float" office:value="71.7064511598062" calcext:value-type="float">
            <text:p>71.706451159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353118704837082" calcext:value-type="float">
            <text:p>0.3531187048</text:p>
          </table:table-cell>
          <table:table-cell office:value-type="float" office:value="71.7104795311041" calcext:value-type="float">
            <text:p>71.71047953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352990952097656" calcext:value-type="float">
            <text:p>0.3529909521</text:p>
          </table:table-cell>
          <table:table-cell office:value-type="float" office:value="71.7404540350307" calcext:value-type="float">
            <text:p>71.74045403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352921344353568" calcext:value-type="float">
            <text:p>0.3529213444</text:p>
          </table:table-cell>
          <table:table-cell office:value-type="float" office:value="71.7567975551183" calcext:value-type="float">
            <text:p>71.75679755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.352895228484478" calcext:value-type="float">
            <text:p>0.3528952285</text:p>
          </table:table-cell>
          <table:table-cell office:value-type="float" office:value="71.7629315176561" calcext:value-type="float">
            <text:p>71.762931517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352666405061974" calcext:value-type="float">
            <text:p>0.3526664051</text:p>
          </table:table-cell>
          <table:table-cell office:value-type="float" office:value="71.8167254284014" calcext:value-type="float">
            <text:p>71.816725428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2539142421872" calcext:value-type="float">
            <text:p>0.3525391424</text:p>
          </table:table-cell>
          <table:table-cell office:value-type="float" office:value="71.8466816417144" calcext:value-type="float">
            <text:p>71.846681641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351932959850252" calcext:value-type="float">
            <text:p>0.3519329599</text:p>
          </table:table-cell>
          <table:table-cell office:value-type="float" office:value="71.9897459407906" calcext:value-type="float">
            <text:p>71.989745940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51853899767453" calcext:value-type="float">
            <text:p>0.3518538998</text:p>
          </table:table-cell>
          <table:table-cell office:value-type="float" office:value="72.0084507200862" calcext:value-type="float">
            <text:p>72.00845072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0.351441280523225" calcext:value-type="float">
            <text:p>0.3514412805</text:p>
          </table:table-cell>
          <table:table-cell office:value-type="float" office:value="72.1062447764302" calcext:value-type="float">
            <text:p>72.10624477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351188353538781" calcext:value-type="float">
            <text:p>0.3511883535</text:p>
          </table:table-cell>
          <table:table-cell office:value-type="float" office:value="72.1663342168018" calcext:value-type="float">
            <text:p>72.166334216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0.351127660780798" calcext:value-type="float">
            <text:p>0.3511276608</text:p>
          </table:table-cell>
          <table:table-cell office:value-type="float" office:value="72.1807696721248" calcext:value-type="float">
            <text:p>72.180769672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.351125501770151" calcext:value-type="float">
            <text:p>0.3511255018</text:p>
          </table:table-cell>
          <table:table-cell office:value-type="float" office:value="72.1812832978629" calcext:value-type="float">
            <text:p>72.181283297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350907940993165" calcext:value-type="float">
            <text:p>0.350907941</text:p>
          </table:table-cell>
          <table:table-cell office:value-type="float" office:value="72.2330817431617" calcext:value-type="float">
            <text:p>72.233081743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350845239632801" calcext:value-type="float">
            <text:p>0.3508452396</text:p>
          </table:table-cell>
          <table:table-cell office:value-type="float" office:value="72.2480252365175" calcext:value-type="float">
            <text:p>72.248025236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.350813901554133" calcext:value-type="float">
            <text:p>0.3508139016</text:p>
          </table:table-cell>
          <table:table-cell office:value-type="float" office:value="72.2554965152508" calcext:value-type="float">
            <text:p>72.255496515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350388143524241" calcext:value-type="float">
            <text:p>0.3503881435</text:p>
          </table:table-cell>
          <table:table-cell office:value-type="float" office:value="72.3571688174625" calcext:value-type="float">
            <text:p>72.357168817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350290036754487" calcext:value-type="float">
            <text:p>0.3502900368</text:p>
          </table:table-cell>
          <table:table-cell office:value-type="float" office:value="72.3806414148033" calcext:value-type="float">
            <text:p>72.380641414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0.350103024313745" calcext:value-type="float">
            <text:p>0.3501030243</text:p>
          </table:table-cell>
          <table:table-cell office:value-type="float" office:value="72.4254313941094" calcext:value-type="float">
            <text:p>72.42543139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50076360811776" calcext:value-type="float">
            <text:p>0.3500763608</text:p>
          </table:table-cell>
          <table:table-cell office:value-type="float" office:value="72.4318223166306" calcext:value-type="float">
            <text:p>72.43182231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349962961381086" calcext:value-type="float">
            <text:p>0.3499629614</text:p>
          </table:table-cell>
          <table:table-cell office:value-type="float" office:value="72.4590166006793" calcext:value-type="float">
            <text:p>72.45901660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349591247889863" calcext:value-type="float">
            <text:p>0.3495912479</text:p>
          </table:table-cell>
          <table:table-cell office:value-type="float" office:value="72.5483140609564" calcext:value-type="float">
            <text:p>72.54831406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349405351830441" calcext:value-type="float">
            <text:p>0.3494053518</text:p>
          </table:table-cell>
          <table:table-cell office:value-type="float" office:value="72.5930627035238" calcext:value-type="float">
            <text:p>72.593062703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349399739889075" calcext:value-type="float">
            <text:p>0.3493997399</text:p>
          </table:table-cell>
          <table:table-cell office:value-type="float" office:value="72.5944145423904" calcext:value-type="float">
            <text:p>72.594414542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49374397975962" calcext:value-type="float">
            <text:p>0.349374398</text:p>
          </table:table-cell>
          <table:table-cell office:value-type="float" office:value="72.6005197446551" calcext:value-type="float">
            <text:p>72.600519744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34929144259227" calcext:value-type="float">
            <text:p>0.3492914426</text:p>
          </table:table-cell>
          <table:table-cell office:value-type="float" office:value="72.620512663288" calcext:value-type="float">
            <text:p>72.62051266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349229603617363" calcext:value-type="float">
            <text:p>0.3492296036</text:p>
          </table:table-cell>
          <table:table-cell office:value-type="float" office:value="72.6354242045049" calcext:value-type="float">
            <text:p>72.635424204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349152351066048" calcext:value-type="float">
            <text:p>0.3491523511</text:p>
          </table:table-cell>
          <table:table-cell office:value-type="float" office:value="72.6540619247803" calcext:value-type="float">
            <text:p>72.65406192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.349028853548086" calcext:value-type="float">
            <text:p>0.3490288535</text:p>
          </table:table-cell>
          <table:table-cell office:value-type="float" office:value="72.6838783399079" calcext:value-type="float">
            <text:p>72.683878339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0.348970430567484" calcext:value-type="float">
            <text:p>0.3489704306</text:p>
          </table:table-cell>
          <table:table-cell office:value-type="float" office:value="72.6979929370993" calcext:value-type="float">
            <text:p>72.697992937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34861282051282" calcext:value-type="float">
            <text:p>0.3486128205</text:p>
          </table:table-cell>
          <table:table-cell office:value-type="float" office:value="72.7845201821204" calcext:value-type="float">
            <text:p>72.784520182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0.348440568797877" calcext:value-type="float">
            <text:p>0.3484405688</text:p>
          </table:table-cell>
          <table:table-cell office:value-type="float" office:value="72.8262787654393" calcext:value-type="float">
            <text:p>72.82627876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348336419503317" calcext:value-type="float">
            <text:p>0.3483364195</text:p>
          </table:table-cell>
          <table:table-cell office:value-type="float" office:value="72.8515529232627" calcext:value-type="float">
            <text:p>72.851552923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348244431828709" calcext:value-type="float">
            <text:p>0.3482444318</text:p>
          </table:table-cell>
          <table:table-cell office:value-type="float" office:value="72.8738917888468" calcext:value-type="float">
            <text:p>72.873891788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347946928233496" calcext:value-type="float">
            <text:p>0.3479469282</text:p>
          </table:table-cell>
          <table:table-cell office:value-type="float" office:value="72.9462423784884" calcext:value-type="float">
            <text:p>72.946242378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347717865178056" calcext:value-type="float">
            <text:p>0.3477178652</text:p>
          </table:table-cell>
          <table:table-cell office:value-type="float" office:value="73.0020561798035" calcext:value-type="float">
            <text:p>73.002056179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347702610388164" calcext:value-type="float">
            <text:p>0.3477026104</text:p>
          </table:table-cell>
          <table:table-cell office:value-type="float" office:value="73.0057765083663" calcext:value-type="float">
            <text:p>73.005776508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347658953718061" calcext:value-type="float">
            <text:p>0.3476589537</text:p>
          </table:table-cell>
          <table:table-cell office:value-type="float" office:value="73.0164257678873" calcext:value-type="float">
            <text:p>73.016425767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47656858062088" calcext:value-type="float">
            <text:p>0.3476568581</text:p>
          </table:table-cell>
          <table:table-cell office:value-type="float" office:value="73.0169370511745" calcext:value-type="float">
            <text:p>73.01693705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347445677559394" calcext:value-type="float">
            <text:p>0.3474456776</text:p>
          </table:table-cell>
          <table:table-cell office:value-type="float" office:value="73.0684996731984" calcext:value-type="float">
            <text:p>73.068499673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347426083162643" calcext:value-type="float">
            <text:p>0.3474260832</text:p>
          </table:table-cell>
          <table:table-cell office:value-type="float" office:value="73.0732879643108" calcext:value-type="float">
            <text:p>73.073287964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347384813572235" calcext:value-type="float">
            <text:p>0.3473848136</text:p>
          </table:table-cell>
          <table:table-cell office:value-type="float" office:value="73.0833752838643" calcext:value-type="float">
            <text:p>73.083375283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.34732398155952" calcext:value-type="float">
            <text:p>0.3473239816</text:p>
          </table:table-cell>
          <table:table-cell office:value-type="float" office:value="73.0982497199937" calcext:value-type="float">
            <text:p>73.0982497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346941092659093" calcext:value-type="float">
            <text:p>0.3469410927</text:p>
          </table:table-cell>
          <table:table-cell office:value-type="float" office:value="73.1920251097473" calcext:value-type="float">
            <text:p>73.192025109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346789654054903" calcext:value-type="float">
            <text:p>0.3467896541</text:p>
          </table:table-cell>
          <table:table-cell office:value-type="float" office:value="73.2291876613766" calcext:value-type="float">
            <text:p>73.22918766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0.346638413585052" calcext:value-type="float">
            <text:p>0.3466384136</text:p>
          </table:table-cell>
          <table:table-cell office:value-type="float" office:value="73.2663429504053" calcext:value-type="float">
            <text:p>73.26634295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346364415660114" calcext:value-type="float">
            <text:p>0.3463644157</text:p>
          </table:table-cell>
          <table:table-cell office:value-type="float" office:value="73.3337616136521" calcext:value-type="float">
            <text:p>73.33376161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0.345876343970714" calcext:value-type="float">
            <text:p>0.345876344</text:p>
          </table:table-cell>
          <table:table-cell office:value-type="float" office:value="73.454192365552" calcext:value-type="float">
            <text:p>73.454192365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8" calcext:value-type="float">
            <text:p>-28</text:p>
          </table:table-cell>
          <table:table-cell office:value-type="float" office:value="0.345816300848483" calcext:value-type="float">
            <text:p>0.3458163008</text:p>
          </table:table-cell>
          <table:table-cell office:value-type="float" office:value="73.4690379057389" calcext:value-type="float">
            <text:p>73.469037905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34563635892784" calcext:value-type="float">
            <text:p>0.3456363589</text:p>
          </table:table-cell>
          <table:table-cell office:value-type="float" office:value="73.5135676819264" calcext:value-type="float">
            <text:p>73.51356768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345217395673208" calcext:value-type="float">
            <text:p>0.3452173957</text:p>
          </table:table-cell>
          <table:table-cell office:value-type="float" office:value="73.6174776121169" calcext:value-type="float">
            <text:p>73.617477612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34494898635643" calcext:value-type="float">
            <text:p>0.3449489864</text:p>
          </table:table-cell>
          <table:table-cell office:value-type="float" office:value="73.6842174575658" calcext:value-type="float">
            <text:p>73.684217457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344859655615023" calcext:value-type="float">
            <text:p>0.3448596556</text:p>
          </table:table-cell>
          <table:table-cell office:value-type="float" office:value="73.7064590118893" calcext:value-type="float">
            <text:p>73.706459011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344291056125736" calcext:value-type="float">
            <text:p>0.3442910561</text:p>
          </table:table-cell>
          <table:table-cell office:value-type="float" office:value="73.8483755836214" calcext:value-type="float">
            <text:p>73.848375583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344083914690954" calcext:value-type="float">
            <text:p>0.3440839147</text:p>
          </table:table-cell>
          <table:table-cell office:value-type="float" office:value="73.9002254257785" calcext:value-type="float">
            <text:p>73.900225425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0.344024800061843" calcext:value-type="float">
            <text:p>0.3440248001</text:p>
          </table:table-cell>
          <table:table-cell office:value-type="float" office:value="73.9150371772328" calcext:value-type="float">
            <text:p>73.915037177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343995254170573" calcext:value-type="float">
            <text:p>0.3439952542</text:p>
          </table:table-cell>
          <table:table-cell office:value-type="float" office:value="73.9224426388731" calcext:value-type="float">
            <text:p>73.922442638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3965715890468" calcext:value-type="float">
            <text:p>0.3439657159</text:p>
          </table:table-cell>
          <table:table-cell office:value-type="float" office:value="73.9298478246615" calcext:value-type="float">
            <text:p>73.929847824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43843397384623" calcext:value-type="float">
            <text:p>0.3438433974</text:p>
          </table:table-cell>
          <table:table-cell office:value-type="float" office:value="73.9605302021551" calcext:value-type="float">
            <text:p>73.96053020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343501303456056" calcext:value-type="float">
            <text:p>0.3435013035</text:p>
          </table:table-cell>
          <table:table-cell office:value-type="float" office:value="74.0464900162475" calcext:value-type="float">
            <text:p>74.04649001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343121560387437" calcext:value-type="float">
            <text:p>0.3431215604</text:p>
          </table:table-cell>
          <table:table-cell office:value-type="float" office:value="74.142168050101" calcext:value-type="float">
            <text:p>74.142168050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0.343033641511584" calcext:value-type="float">
            <text:p>0.3430336415</text:p>
          </table:table-cell>
          <table:table-cell office:value-type="float" office:value="74.1643584366195" calcext:value-type="float">
            <text:p>74.164358436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342871534674297" calcext:value-type="float">
            <text:p>0.3428715347</text:p>
          </table:table-cell>
          <table:table-cell office:value-type="float" office:value="74.2053119434215" calcext:value-type="float">
            <text:p>74.20531194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342858006318596" calcext:value-type="float">
            <text:p>0.3428580063</text:p>
          </table:table-cell>
          <table:table-cell office:value-type="float" office:value="74.2087319014948" calcext:value-type="float">
            <text:p>74.20873190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342842284900601" calcext:value-type="float">
            <text:p>0.3428422849</text:p>
          </table:table-cell>
          <table:table-cell office:value-type="float" office:value="74.2127067001383" calcext:value-type="float">
            <text:p>74.212706700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342725360618561" calcext:value-type="float">
            <text:p>0.3427253606</text:p>
          </table:table-cell>
          <table:table-cell office:value-type="float" office:value="74.2422830302695" calcext:value-type="float">
            <text:p>74.242283030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42661649837857" calcext:value-type="float">
            <text:p>0.3426616498</text:p>
          </table:table-cell>
          <table:table-cell office:value-type="float" office:value="74.2584097829019" calcext:value-type="float">
            <text:p>74.258409782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342637745871161" calcext:value-type="float">
            <text:p>0.3426377459</text:p>
          </table:table-cell>
          <table:table-cell office:value-type="float" office:value="74.2644624505677" calcext:value-type="float">
            <text:p>74.264462450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342501163598892" calcext:value-type="float">
            <text:p>0.3425011636</text:p>
          </table:table-cell>
          <table:table-cell office:value-type="float" office:value="74.2990669827891" calcext:value-type="float">
            <text:p>74.299066982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office:value-type="float" office:value="0.342428289813233" calcext:value-type="float">
            <text:p>0.3424282898</text:p>
          </table:table-cell>
          <table:table-cell office:value-type="float" office:value="74.3175448462142" calcext:value-type="float">
            <text:p>74.317544846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0.342326344615788" calcext:value-type="float">
            <text:p>0.3423263446</text:p>
          </table:table-cell>
          <table:table-cell office:value-type="float" office:value="74.3434110450559" calcext:value-type="float">
            <text:p>74.343411045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42311788447631" calcext:value-type="float">
            <text:p>0.3423117884</text:p>
          </table:table-cell>
          <table:table-cell office:value-type="float" office:value="74.3471059490337" calcext:value-type="float">
            <text:p>74.34710594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float" office:value="0.341684365661445" calcext:value-type="float">
            <text:p>0.3416843657</text:p>
          </table:table-cell>
          <table:table-cell office:value-type="float" office:value="74.5067550649644" calcext:value-type="float">
            <text:p>74.50675506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341290952952244" calcext:value-type="float">
            <text:p>0.341290953</text:p>
          </table:table-cell>
          <table:table-cell office:value-type="float" office:value="74.6072459042588" calcext:value-type="float">
            <text:p>74.607245904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3412631880161" calcext:value-type="float">
            <text:p>0.341263188</text:p>
          </table:table-cell>
          <table:table-cell office:value-type="float" office:value="74.6143492947917" calcext:value-type="float">
            <text:p>74.614349294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6" calcext:value-type="float">
            <text:p>-26</text:p>
          </table:table-cell>
          <table:table-cell office:value-type="float" office:value="0.341175608183344" calcext:value-type="float">
            <text:p>0.3411756082</text:p>
          </table:table-cell>
          <table:table-cell office:value-type="float" office:value="74.6367655238004" calcext:value-type="float">
            <text:p>74.636765523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0.341074777386295" calcext:value-type="float">
            <text:p>0.3410747774</text:p>
          </table:table-cell>
          <table:table-cell office:value-type="float" office:value="74.6625917631818" calcext:value-type="float">
            <text:p>74.662591763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341060380283312" calcext:value-type="float">
            <text:p>0.3410603803</text:p>
          </table:table-cell>
          <table:table-cell office:value-type="float" office:value="74.6662809651914" calcext:value-type="float">
            <text:p>74.66628096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341017199910787" calcext:value-type="float">
            <text:p>0.3410171999</text:p>
          </table:table-cell>
          <table:table-cell office:value-type="float" office:value="74.6773481804939" calcext:value-type="float">
            <text:p>74.677348180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0.34034158712286" calcext:value-type="float">
            <text:p>0.3403415871</text:p>
          </table:table-cell>
          <table:table-cell office:value-type="float" office:value="74.8509816041716" calcext:value-type="float">
            <text:p>74.85098160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0.340198623631642" calcext:value-type="float">
            <text:p>0.3401986236</text:p>
          </table:table-cell>
          <table:table-cell office:value-type="float" office:value="74.887837702441" calcext:value-type="float">
            <text:p>74.88783770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40055840148436" calcext:value-type="float">
            <text:p>0.3400558401</text:p>
          </table:table-cell>
          <table:table-cell office:value-type="float" office:value="74.9246873994954" calcext:value-type="float">
            <text:p>74.92468739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.339951899568124" calcext:value-type="float">
            <text:p>0.3399518996</text:p>
          </table:table-cell>
          <table:table-cell office:value-type="float" office:value="74.9515376696134" calcext:value-type="float">
            <text:p>74.951537669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339639581899929" calcext:value-type="float">
            <text:p>0.3396395819</text:p>
          </table:table-cell>
          <table:table-cell office:value-type="float" office:value="75.0323445730574" calcext:value-type="float">
            <text:p>75.03234457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339611151422562" calcext:value-type="float">
            <text:p>0.3396111514</text:p>
          </table:table-cell>
          <table:table-cell office:value-type="float" office:value="75.0397100321944" calcext:value-type="float">
            <text:p>75.039710032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339497500866856" calcext:value-type="float">
            <text:p>0.3394975009</text:p>
          </table:table-cell>
          <table:table-cell office:value-type="float" office:value="75.0691693402862" calcext:value-type="float">
            <text:p>75.069169340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339440718359488" calcext:value-type="float">
            <text:p>0.3394407184</text:p>
          </table:table-cell>
          <table:table-cell office:value-type="float" office:value="75.0838974793261" calcext:value-type="float">
            <text:p>75.083897479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339435572986428" calcext:value-type="float">
            <text:p>0.339435573</text:p>
          </table:table-cell>
          <table:table-cell office:value-type="float" office:value="75.0852323918123" calcext:value-type="float">
            <text:p>75.08523239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339208737846589" calcext:value-type="float">
            <text:p>0.3392087378</text:p>
          </table:table-cell>
          <table:table-cell office:value-type="float" office:value="75.1441345107272" calcext:value-type="float">
            <text:p>75.14413451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338837920699076" calcext:value-type="float">
            <text:p>0.3388379207</text:p>
          </table:table-cell>
          <table:table-cell office:value-type="float" office:value="75.2406445192852" calcext:value-type="float">
            <text:p>75.240644519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0.338713938952773" calcext:value-type="float">
            <text:p>0.338713939</text:p>
          </table:table-cell>
          <table:table-cell office:value-type="float" office:value="75.2729735248289" calcext:value-type="float">
            <text:p>75.272973524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38555941270429" calcext:value-type="float">
            <text:p>0.3385559413</text:p>
          </table:table-cell>
          <table:table-cell office:value-type="float" office:value="75.314216918525" calcext:value-type="float">
            <text:p>75.314216918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38485556342482" calcext:value-type="float">
            <text:p>0.3384855563</text:p>
          </table:table-cell>
          <table:table-cell office:value-type="float" office:value="75.3326061452589" calcext:value-type="float">
            <text:p>75.332606145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0.338460404094541" calcext:value-type="float">
            <text:p>0.3384604041</text:p>
          </table:table-cell>
          <table:table-cell office:value-type="float" office:value="75.3391799937065" calcext:value-type="float">
            <text:p>75.339179993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0.338118155855828" calcext:value-type="float">
            <text:p>0.3381181559</text:p>
          </table:table-cell>
          <table:table-cell office:value-type="float" office:value="75.4287569879111" calcext:value-type="float">
            <text:p>75.428756987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338076083245255" calcext:value-type="float">
            <text:p>0.3380760832</text:p>
          </table:table-cell>
          <table:table-cell office:value-type="float" office:value="75.4397849560707" calcext:value-type="float">
            <text:p>75.439784956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0.33783884116294" calcext:value-type="float">
            <text:p>0.3378388412</text:p>
          </table:table-cell>
          <table:table-cell office:value-type="float" office:value="75.5020370717744" calcext:value-type="float">
            <text:p>75.50203707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33764312213795" calcext:value-type="float">
            <text:p>0.3376431221</text:p>
          </table:table-cell>
          <table:table-cell office:value-type="float" office:value="75.553479183244" calcext:value-type="float">
            <text:p>75.553479183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337587264864815" calcext:value-type="float">
            <text:p>0.3375872649</text:p>
          </table:table-cell>
          <table:table-cell office:value-type="float" office:value="75.5681747422419" calcext:value-type="float">
            <text:p>75.568174742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3375314353044" calcext:value-type="float">
            <text:p>0.3375314353</text:p>
          </table:table-cell>
          <table:table-cell office:value-type="float" office:value="75.5828693313048" calcext:value-type="float">
            <text:p>75.58286933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37040977570873" calcext:value-type="float">
            <text:p>0.3370409776</text:p>
          </table:table-cell>
          <table:table-cell office:value-type="float" office:value="75.7122323044206" calcext:value-type="float">
            <text:p>75.712232304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0.336497333746386" calcext:value-type="float">
            <text:p>0.3364973337</text:p>
          </table:table-cell>
          <table:table-cell office:value-type="float" office:value="75.8561976838665" calcext:value-type="float">
            <text:p>75.85619768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0.336469685019049" calcext:value-type="float">
            <text:p>0.336469685</text:p>
          </table:table-cell>
          <table:table-cell office:value-type="float" office:value="75.8635357019665" calcext:value-type="float">
            <text:p>75.86353570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336359158224299" calcext:value-type="float">
            <text:p>0.3363591582</text:p>
          </table:table-cell>
          <table:table-cell office:value-type="float" office:value="75.8928854089035" calcext:value-type="float">
            <text:p>75.892885408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0.336303935656544" calcext:value-type="float">
            <text:p>0.3363039357</text:p>
          </table:table-cell>
          <table:table-cell office:value-type="float" office:value="75.9075588450989" calcext:value-type="float">
            <text:p>75.90755884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0.336298931612936" calcext:value-type="float">
            <text:p>0.3362989316</text:p>
          </table:table-cell>
          <table:table-cell office:value-type="float" office:value="75.9088888025238" calcext:value-type="float">
            <text:p>75.908888802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336276334570296" calcext:value-type="float">
            <text:p>0.3362763346</text:p>
          </table:table-cell>
          <table:table-cell office:value-type="float" office:value="75.9148952093792" calcext:value-type="float">
            <text:p>75.91489520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0.33620236184142" calcext:value-type="float">
            <text:p>0.3362023618</text:p>
          </table:table-cell>
          <table:table-cell office:value-type="float" office:value="75.934564897221" calcext:value-type="float">
            <text:p>75.934564897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35981942955941" calcext:value-type="float">
            <text:p>0.335981943</text:p>
          </table:table-cell>
          <table:table-cell office:value-type="float" office:value="75.9932422995245" calcext:value-type="float">
            <text:p>75.993242299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35968181165986" calcext:value-type="float">
            <text:p>0.3359681812</text:p>
          </table:table-cell>
          <table:table-cell office:value-type="float" office:value="75.9969091388153" calcext:value-type="float">
            <text:p>75.996909138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0.335717666746243" calcext:value-type="float">
            <text:p>0.3357176667</text:p>
          </table:table-cell>
          <table:table-cell office:value-type="float" office:value="76.0637274978331" calcext:value-type="float">
            <text:p>76.06372749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335597077471628" calcext:value-type="float">
            <text:p>0.3355970775</text:p>
          </table:table-cell>
          <table:table-cell office:value-type="float" office:value="76.09593807385" calcext:value-type="float">
            <text:p>76.095938073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35443399512381" calcext:value-type="float">
            <text:p>0.3354433995</text:p>
          </table:table-cell>
          <table:table-cell office:value-type="float" office:value="76.137030809811" calcext:value-type="float">
            <text:p>76.137030809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0.335268391508162" calcext:value-type="float">
            <text:p>0.3352683915</text:p>
          </table:table-cell>
          <table:table-cell office:value-type="float" office:value="76.1838870545116" calcext:value-type="float">
            <text:p>76.18388705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4" calcext:value-type="float">
            <text:p>-34</text:p>
          </table:table-cell>
          <table:table-cell office:value-type="float" office:value="0.335002895375511" calcext:value-type="float">
            <text:p>0.3350028954</text:p>
          </table:table-cell>
          <table:table-cell office:value-type="float" office:value="76.2550926053" calcext:value-type="float">
            <text:p>76.25509260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334893807296474" calcext:value-type="float">
            <text:p>0.3348938073</text:p>
          </table:table-cell>
          <table:table-cell office:value-type="float" office:value="76.2843926233999" calcext:value-type="float">
            <text:p>76.28439262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334798442595503" calcext:value-type="float">
            <text:p>0.3347984426</text:p>
          </table:table-cell>
          <table:table-cell office:value-type="float" office:value="76.3100271394964" calcext:value-type="float">
            <text:p>76.310027139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7" calcext:value-type="float">
            <text:p>-37</text:p>
          </table:table-cell>
          <table:table-cell office:value-type="float" office:value="0.334745855751407" calcext:value-type="float">
            <text:p>0.3347458558</text:p>
          </table:table-cell>
          <table:table-cell office:value-type="float" office:value="76.3241709264496" calcext:value-type="float">
            <text:p>76.324170926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334743985044945" calcext:value-type="float">
            <text:p>0.334743985</text:p>
          </table:table-cell>
          <table:table-cell office:value-type="float" office:value="76.3246741798309" calcext:value-type="float">
            <text:p>76.324674179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0.334555460193414" calcext:value-type="float">
            <text:p>0.3345554602</text:p>
          </table:table-cell>
          <table:table-cell office:value-type="float" office:value="76.375428510126" calcext:value-type="float">
            <text:p>76.375428510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33453796663336" calcext:value-type="float">
            <text:p>0.3345379666</text:p>
          </table:table-cell>
          <table:table-cell office:value-type="float" office:value="76.3801418929997" calcext:value-type="float">
            <text:p>76.38014189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0.334473961490209" calcext:value-type="float">
            <text:p>0.3344739615</text:p>
          </table:table-cell>
          <table:table-cell office:value-type="float" office:value="76.3973926415175" calcext:value-type="float">
            <text:p>76.397392641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334104906300072" calcext:value-type="float">
            <text:p>0.3341049063</text:p>
          </table:table-cell>
          <table:table-cell office:value-type="float" office:value="76.4970297968147" calcext:value-type="float">
            <text:p>76.497029796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0.33401984815881" calcext:value-type="float">
            <text:p>0.3340198482</text:p>
          </table:table-cell>
          <table:table-cell office:value-type="float" office:value="76.5200346282703" calcext:value-type="float">
            <text:p>76.520034628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333969655892827" calcext:value-type="float">
            <text:p>0.3339696559</text:p>
          </table:table-cell>
          <table:table-cell office:value-type="float" office:value="76.5336168397381" calcext:value-type="float">
            <text:p>76.533616839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333857691226395" calcext:value-type="float">
            <text:p>0.3338576912</text:p>
          </table:table-cell>
          <table:table-cell office:value-type="float" office:value="76.5639341864261" calcext:value-type="float">
            <text:p>76.563934186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33834569606562" calcext:value-type="float">
            <text:p>0.3338345696</text:p>
          </table:table-cell>
          <table:table-cell office:value-type="float" office:value="76.5701982890081" calcext:value-type="float">
            <text:p>76.57019828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33367065903668" calcext:value-type="float">
            <text:p>0.333670659</text:p>
          </table:table-cell>
          <table:table-cell office:value-type="float" office:value="76.6146375458137" calcext:value-type="float">
            <text:p>76.614637545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7" calcext:value-type="float">
            <text:p>-27</text:p>
          </table:table-cell>
          <table:table-cell office:value-type="float" office:value="0.333589805089373" calcext:value-type="float">
            <text:p>0.3335898051</text:p>
          </table:table-cell>
          <table:table-cell office:value-type="float" office:value="76.636579684169" calcext:value-type="float">
            <text:p>76.63657968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33153702603739" calcext:value-type="float">
            <text:p>0.3331537026</text:p>
          </table:table-cell>
          <table:table-cell office:value-type="float" office:value="76.7551702720198" calcext:value-type="float">
            <text:p>76.75517027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332875125494567" calcext:value-type="float">
            <text:p>0.3328751255</text:p>
          </table:table-cell>
          <table:table-cell office:value-type="float" office:value="76.8311382252314" calcext:value-type="float">
            <text:p>76.831138225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32682055441997" calcext:value-type="float">
            <text:p>0.3326820554</text:p>
          </table:table-cell>
          <table:table-cell office:value-type="float" office:value="76.8838865398663" calcext:value-type="float">
            <text:p>76.88388653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0.33241515515249" calcext:value-type="float">
            <text:p>0.3324151552</text:p>
          </table:table-cell>
          <table:table-cell office:value-type="float" office:value="76.956938604459" calcext:value-type="float">
            <text:p>76.956938604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332348530391154" calcext:value-type="float">
            <text:p>0.3323485304</text:p>
          </table:table-cell>
          <table:table-cell office:value-type="float" office:value="76.975198244794" calcext:value-type="float">
            <text:p>76.975198244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31986458536581" calcext:value-type="float">
            <text:p>0.3319864585</text:p>
          </table:table-cell>
          <table:table-cell office:value-type="float" office:value="77.0745988700242" calcext:value-type="float">
            <text:p>77.0745988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331880289830713" calcext:value-type="float">
            <text:p>0.3318802898</text:p>
          </table:table-cell>
          <table:table-cell office:value-type="float" office:value="77.1037998351313" calcext:value-type="float">
            <text:p>77.10379983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331774222917455" calcext:value-type="float">
            <text:p>0.3317742229</text:p>
          </table:table-cell>
          <table:table-cell office:value-type="float" office:value="77.132997393159" calcext:value-type="float">
            <text:p>77.13299739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331736294737973" calcext:value-type="float">
            <text:p>0.3317362947</text:p>
          </table:table-cell>
          <table:table-cell office:value-type="float" office:value="77.143444041166" calcext:value-type="float">
            <text:p>77.14344404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331498097172677" calcext:value-type="float">
            <text:p>0.3314980972</text:p>
          </table:table-cell>
          <table:table-cell office:value-type="float" office:value="77.2091234082519" calcext:value-type="float">
            <text:p>77.209123408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331471662437647" calcext:value-type="float">
            <text:p>0.3314716624</text:p>
          </table:table-cell>
          <table:table-cell office:value-type="float" office:value="77.216420059048" calcext:value-type="float">
            <text:p>77.21642005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331445234025584" calcext:value-type="float">
            <text:p>0.331445234</text:p>
          </table:table-cell>
          <table:table-cell office:value-type="float" office:value="77.2237164990137" calcext:value-type="float">
            <text:p>77.22371649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6" calcext:value-type="float">
            <text:p>-36</text:p>
          </table:table-cell>
          <table:table-cell office:value-type="float" office:value="0.331029652199293" calcext:value-type="float">
            <text:p>0.3310296522</text:p>
          </table:table-cell>
          <table:table-cell office:value-type="float" office:value="77.3386538259429" calcext:value-type="float">
            <text:p>77.338653825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330871809308343" calcext:value-type="float">
            <text:p>0.3308718093</text:p>
          </table:table-cell>
          <table:table-cell office:value-type="float" office:value="77.3824082676239" calcext:value-type="float">
            <text:p>77.382408267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0.330623170838474" calcext:value-type="float">
            <text:p>0.3306231708</text:p>
          </table:table-cell>
          <table:table-cell office:value-type="float" office:value="77.4514434150984" calcext:value-type="float">
            <text:p>77.45144341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330465908418037" calcext:value-type="float">
            <text:p>0.3304659084</text:p>
          </table:table-cell>
          <table:table-cell office:value-type="float" office:value="77.4951786363793" calcext:value-type="float">
            <text:p>77.495178636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0.330335027683296" calcext:value-type="float">
            <text:p>0.3303350277</text:p>
          </table:table-cell>
          <table:table-cell office:value-type="float" office:value="77.5316189979726" calcext:value-type="float">
            <text:p>77.53161899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30282718913731" calcext:value-type="float">
            <text:p>0.3302827189</text:p>
          </table:table-cell>
          <table:table-cell office:value-type="float" office:value="77.5461937069691" calcext:value-type="float">
            <text:p>77.5461937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330277978861429" calcext:value-type="float">
            <text:p>0.3302779789</text:p>
          </table:table-cell>
          <table:table-cell office:value-type="float" office:value="77.5475147218936" calcext:value-type="float">
            <text:p>77.547514721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0256573845746" calcext:value-type="float">
            <text:p>0.3302565738</text:p>
          </table:table-cell>
          <table:table-cell office:value-type="float" office:value="77.5534807543708" calcext:value-type="float">
            <text:p>77.553480754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330186502215269" calcext:value-type="float">
            <text:p>0.3301865022</text:p>
          </table:table-cell>
          <table:table-cell office:value-type="float" office:value="77.5730183634732" calcext:value-type="float">
            <text:p>77.573018363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330134263960147" calcext:value-type="float">
            <text:p>0.330134264</text:p>
          </table:table-cell>
          <table:table-cell office:value-type="float" office:value="77.5875907495377" calcext:value-type="float">
            <text:p>77.587590749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330069000993892" calcext:value-type="float">
            <text:p>0.330069001</text:p>
          </table:table-cell>
          <table:table-cell office:value-type="float" office:value="77.6058050852013" calcext:value-type="float">
            <text:p>77.605805085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329977697830858" calcext:value-type="float">
            <text:p>0.3299776978</text:p>
          </table:table-cell>
          <table:table-cell office:value-type="float" office:value="77.6313030179957" calcext:value-type="float">
            <text:p>77.63130301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329964660706052" calcext:value-type="float">
            <text:p>0.3299646607</text:p>
          </table:table-cell>
          <table:table-cell office:value-type="float" office:value="77.6349453765789" calcext:value-type="float">
            <text:p>77.63494537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329915296336841" calcext:value-type="float">
            <text:p>0.3299152963</text:p>
          </table:table-cell>
          <table:table-cell office:value-type="float" office:value="77.6487404237469" calcext:value-type="float">
            <text:p>77.648740423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0.329025179709864" calcext:value-type="float">
            <text:p>0.3290251797</text:p>
          </table:table-cell>
          <table:table-cell office:value-type="float" office:value="77.8984280986006" calcext:value-type="float">
            <text:p>77.898428098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328946685981031" calcext:value-type="float">
            <text:p>0.328946686</text:p>
          </table:table-cell>
          <table:table-cell office:value-type="float" office:value="77.9205324560164" calcext:value-type="float">
            <text:p>77.92053245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0.328843406093008" calcext:value-type="float">
            <text:p>0.3288434061</text:p>
          </table:table-cell>
          <table:table-cell office:value-type="float" office:value="77.949638096673" calcext:value-type="float">
            <text:p>77.949638096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28804701207668" calcext:value-type="float">
            <text:p>0.3288047012</text:p>
          </table:table-cell>
          <table:table-cell office:value-type="float" office:value="77.9605518978128" calcext:value-type="float">
            <text:p>77.960551897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328609449049911" calcext:value-type="float">
            <text:p>0.328609449</text:p>
          </table:table-cell>
          <table:table-cell office:value-type="float" office:value="78.0156601260091" calcext:value-type="float">
            <text:p>78.01566012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28416473401921" calcext:value-type="float">
            <text:p>0.3284164734</text:p>
          </table:table-cell>
          <table:table-cell office:value-type="float" office:value="78.0702113525324" calcext:value-type="float">
            <text:p>78.070211352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28198978577275" calcext:value-type="float">
            <text:p>0.3281989786</text:p>
          </table:table-cell>
          <table:table-cell office:value-type="float" office:value="78.1317959636452" calcext:value-type="float">
            <text:p>78.131795963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float" office:value="0.328070771813813" calcext:value-type="float">
            <text:p>0.3280707718</text:p>
          </table:table-cell>
          <table:table-cell office:value-type="float" office:value="78.1681491285094" calcext:value-type="float">
            <text:p>78.16814912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327942715180095" calcext:value-type="float">
            <text:p>0.3279427152</text:p>
          </table:table-cell>
          <table:table-cell office:value-type="float" office:value="78.2044974620093" calcext:value-type="float">
            <text:p>78.2044974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3" calcext:value-type="float">
            <text:p>-33</text:p>
          </table:table-cell>
          <table:table-cell office:value-type="float" office:value="0.32778732692435" calcext:value-type="float">
            <text:p>0.3277873269</text:p>
          </table:table-cell>
          <table:table-cell office:value-type="float" office:value="78.2486545056856" calcext:value-type="float">
            <text:p>78.248654505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327722487235079" calcext:value-type="float">
            <text:p>0.3277224872</text:p>
          </table:table-cell>
          <table:table-cell office:value-type="float" office:value="78.2670966298477" calcext:value-type="float">
            <text:p>78.267096629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1" calcext:value-type="float">
            <text:p>-31</text:p>
          </table:table-cell>
          <table:table-cell office:value-type="float" office:value="0.327569325867748" calcext:value-type="float">
            <text:p>0.3275693259</text:p>
          </table:table-cell>
          <table:table-cell office:value-type="float" office:value="78.3106983735628" calcext:value-type="float">
            <text:p>78.310698373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0.327557529110475" calcext:value-type="float">
            <text:p>0.3275575291</text:p>
          </table:table-cell>
          <table:table-cell office:value-type="float" office:value="78.3140589081651" calcext:value-type="float">
            <text:p>78.314058908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7386292089567" calcext:value-type="float">
            <text:p>0.3273862921</text:p>
          </table:table-cell>
          <table:table-cell office:value-type="float" office:value="78.3628754109083" calcext:value-type="float">
            <text:p>78.362875410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27365444353257" calcext:value-type="float">
            <text:p>0.3273654444</text:p>
          </table:table-cell>
          <table:table-cell office:value-type="float" office:value="78.3688233596781" calcext:value-type="float">
            <text:p>78.368823359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327182751936526" calcext:value-type="float">
            <text:p>0.3271827519</text:p>
          </table:table-cell>
          <table:table-cell office:value-type="float" office:value="78.4209895008827" calcext:value-type="float">
            <text:p>78.420989500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27081124118212" calcext:value-type="float">
            <text:p>0.3270811241</text:p>
          </table:table-cell>
          <table:table-cell office:value-type="float" office:value="78.4500420137357" calcext:value-type="float">
            <text:p>78.450042013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0.3268499548585" calcext:value-type="float">
            <text:p>0.3268499549</text:p>
          </table:table-cell>
          <table:table-cell office:value-type="float" office:value="78.5162164860588" calcext:value-type="float">
            <text:p>78.516216486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0.326738668077728" calcext:value-type="float">
            <text:p>0.3267386681</text:p>
          </table:table-cell>
          <table:table-cell office:value-type="float" office:value="78.5481179632964" calcext:value-type="float">
            <text:p>78.548117963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326596836081369" calcext:value-type="float">
            <text:p>0.3265968361</text:p>
          </table:table-cell>
          <table:table-cell office:value-type="float" office:value="78.5888175869157" calcext:value-type="float">
            <text:p>78.588817586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326533648218102" calcext:value-type="float">
            <text:p>0.3265336482</text:p>
          </table:table-cell>
          <table:table-cell office:value-type="float" office:value="78.6069649564948" calcext:value-type="float">
            <text:p>78.606964956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0.32651106719782" calcext:value-type="float">
            <text:p>0.3265110672</text:p>
          </table:table-cell>
          <table:table-cell office:value-type="float" office:value="78.6134524338229" calcext:value-type="float">
            <text:p>78.61345243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0.326001483788904" calcext:value-type="float">
            <text:p>0.3260014838</text:p>
          </table:table-cell>
          <table:table-cell office:value-type="float" office:value="78.7601739478449" calcext:value-type="float">
            <text:p>78.760173947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325952933607449" calcext:value-type="float">
            <text:p>0.3259529336</text:p>
          </table:table-cell>
          <table:table-cell office:value-type="float" office:value="78.7741847249006" calcext:value-type="float">
            <text:p>78.774184724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25951206477995" calcext:value-type="float">
            <text:p>0.3259512065</text:p>
          </table:table-cell>
          <table:table-cell office:value-type="float" office:value="78.774683248603" calcext:value-type="float">
            <text:p>78.774683248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325777143240064" calcext:value-type="float">
            <text:p>0.3257771432</text:p>
          </table:table-cell>
          <table:table-cell office:value-type="float" office:value="78.8249616296022" calcext:value-type="float">
            <text:p>78.824961629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0.325760990826364" calcext:value-type="float">
            <text:p>0.3257609908</text:p>
          </table:table-cell>
          <table:table-cell office:value-type="float" office:value="78.8296309181969" calcext:value-type="float">
            <text:p>78.829630918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32570189152864" calcext:value-type="float">
            <text:p>0.3257018915</text:p>
          </table:table-cell>
          <table:table-cell office:value-type="float" office:value="78.8467204366962" calcext:value-type="float">
            <text:p>78.846720436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25676819210784" calcext:value-type="float">
            <text:p>0.3256768192</text:p>
          </table:table-cell>
          <table:table-cell office:value-type="float" office:value="78.8539730102141" calcext:value-type="float">
            <text:p>78.853973010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5" calcext:value-type="float">
            <text:p>-35</text:p>
          </table:table-cell>
          <table:table-cell office:value-type="float" office:value="0.325361089309195" calcext:value-type="float">
            <text:p>0.3253610893</text:p>
          </table:table-cell>
          <table:table-cell office:value-type="float" office:value="78.9454310524369" calcext:value-type="float">
            <text:p>78.945431052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325236178367373" calcext:value-type="float">
            <text:p>0.3252361784</text:p>
          </table:table-cell>
          <table:table-cell office:value-type="float" office:value="78.9816798750725" calcext:value-type="float">
            <text:p>78.981679875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0.325132767118442" calcext:value-type="float">
            <text:p>0.3251327671</text:p>
          </table:table-cell>
          <table:table-cell office:value-type="float" office:value="79.0117177764792" calcext:value-type="float">
            <text:p>79.011717776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325111411180659" calcext:value-type="float">
            <text:p>0.3251114112</text:p>
          </table:table-cell>
          <table:table-cell office:value-type="float" office:value="79.0179242328793" calcext:value-type="float">
            <text:p>79.017924232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0.325020577235201" calcext:value-type="float">
            <text:p>0.3250205772</text:p>
          </table:table-cell>
          <table:table-cell office:value-type="float" office:value="79.0443345791614" calcext:value-type="float">
            <text:p>79.044334579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office:value-type="float" office:value="0.324896834451293" calcext:value-type="float">
            <text:p>0.3248968345</text:p>
          </table:table-cell>
          <table:table-cell office:value-type="float" office:value="79.0803451595955" calcext:value-type="float">
            <text:p>79.080345159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324747598941175" calcext:value-type="float">
            <text:p>0.3247475989</text:p>
          </table:table-cell>
          <table:table-cell office:value-type="float" office:value="79.123823371341" calcext:value-type="float">
            <text:p>79.123823371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0.324722746343898" calcext:value-type="float">
            <text:p>0.3247227463</text:p>
          </table:table-cell>
          <table:table-cell office:value-type="float" office:value="79.1310691229922" calcext:value-type="float">
            <text:p>79.1310691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2462339298255" calcext:value-type="float">
            <text:p>0.324623393</text:p>
          </table:table-cell>
          <table:table-cell office:value-type="float" office:value="79.1600503715364" calcext:value-type="float">
            <text:p>79.160050371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24573750488006" calcext:value-type="float">
            <text:p>0.3245737505</text:p>
          </table:table-cell>
          <table:table-cell office:value-type="float" office:value="79.174539942773" calcext:value-type="float">
            <text:p>79.174539942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324569252005018" calcext:value-type="float">
            <text:p>0.324569252</text:p>
          </table:table-cell>
          <table:table-cell office:value-type="float" office:value="79.1758532466267" calcext:value-type="float">
            <text:p>79.175853246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324548937779644" calcext:value-type="float">
            <text:p>0.3245489378</text:p>
          </table:table-cell>
          <table:table-cell office:value-type="float" office:value="79.1817844655825" calcext:value-type="float">
            <text:p>79.18178446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324482436022313" calcext:value-type="float">
            <text:p>0.324482436</text:p>
          </table:table-cell>
          <table:table-cell office:value-type="float" office:value="79.201208199977" calcext:value-type="float">
            <text:p>79.201208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0.324432858156649" calcext:value-type="float">
            <text:p>0.3244328582</text:p>
          </table:table-cell>
          <table:table-cell office:value-type="float" office:value="79.2156957835999" calcext:value-type="float">
            <text:p>79.215695783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324370917769939" calcext:value-type="float">
            <text:p>0.3243709178</text:p>
          </table:table-cell>
          <table:table-cell office:value-type="float" office:value="79.2338042820617" calcext:value-type="float">
            <text:p>79.233804282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324284260799215" calcext:value-type="float">
            <text:p>0.3242842608</text:p>
          </table:table-cell>
          <table:table-cell office:value-type="float" office:value="79.2591543521768" calcext:value-type="float">
            <text:p>79.259154352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24271886900675" calcext:value-type="float">
            <text:p>0.3242718869</text:p>
          </table:table-cell>
          <table:table-cell office:value-type="float" office:value="79.262775616973" calcext:value-type="float">
            <text:p>79.2627756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324046618950935" calcext:value-type="float">
            <text:p>0.324046619</text:p>
          </table:table-cell>
          <table:table-cell office:value-type="float" office:value="79.32876602285" calcext:value-type="float">
            <text:p>79.32876602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323711904761905" calcext:value-type="float">
            <text:p>0.3237119048</text:p>
          </table:table-cell>
          <table:table-cell office:value-type="float" office:value="79.4270458302076" calcext:value-type="float">
            <text:p>79.427045830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323416887763112" calcext:value-type="float">
            <text:p>0.3234168878</text:p>
          </table:table-cell>
          <table:table-cell office:value-type="float" office:value="79.5138965436564" calcext:value-type="float">
            <text:p>79.513896543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323403691827108" calcext:value-type="float">
            <text:p>0.3234036918</text:p>
          </table:table-cell>
          <table:table-cell office:value-type="float" office:value="79.5177863074549" calcext:value-type="float">
            <text:p>79.517786307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323305543937336" calcext:value-type="float">
            <text:p>0.3233055439</text:p>
          </table:table-cell>
          <table:table-cell office:value-type="float" office:value="79.546730757921" calcext:value-type="float">
            <text:p>79.546730757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32321973779624" calcext:value-type="float">
            <text:p>0.3232197378</text:p>
          </table:table-cell>
          <table:table-cell office:value-type="float" office:value="79.5720549390483" calcext:value-type="float">
            <text:p>79.57205493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23207485352341" calcext:value-type="float">
            <text:p>0.3232074854</text:p>
          </table:table-cell>
          <table:table-cell office:value-type="float" office:value="79.5756725109366" calcext:value-type="float">
            <text:p>79.575672510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.323170736379223" calcext:value-type="float">
            <text:p>0.3231707364</text:p>
          </table:table-cell>
          <table:table-cell office:value-type="float" office:value="79.586524974542" calcext:value-type="float">
            <text:p>79.586524974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323001087391878" calcext:value-type="float">
            <text:p>0.3230010874</text:p>
          </table:table-cell>
          <table:table-cell office:value-type="float" office:value="79.6366677218921" calcext:value-type="float">
            <text:p>79.636667721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322952185337416" calcext:value-type="float">
            <text:p>0.3229521853</text:p>
          </table:table-cell>
          <table:table-cell office:value-type="float" office:value="79.6511347662745" calcext:value-type="float">
            <text:p>79.651134766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22903305487404" calcext:value-type="float">
            <text:p>0.3229033055</text:p>
          </table:table-cell>
          <table:table-cell office:value-type="float" office:value="79.6656011436256" calcext:value-type="float">
            <text:p>79.66560114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322518996777" calcext:value-type="float">
            <text:p>0.3225189968</text:p>
          </table:table-cell>
          <table:table-cell office:value-type="float" office:value="79.7795463772346" calcext:value-type="float">
            <text:p>79.779546377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2235219576621" calcext:value-type="float">
            <text:p>0.3223521958</text:p>
          </table:table-cell>
          <table:table-cell office:value-type="float" office:value="79.8291159719486" calcext:value-type="float">
            <text:p>79.829115971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321739069331979" calcext:value-type="float">
            <text:p>0.3217390693</text:p>
          </table:table-cell>
          <table:table-cell office:value-type="float" office:value="80.0119204636289" calcext:value-type="float">
            <text:p>80.011920463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321690738160199" calcext:value-type="float">
            <text:p>0.3216907382</text:p>
          </table:table-cell>
          <table:table-cell office:value-type="float" office:value="80.0263705238353" calcext:value-type="float">
            <text:p>80.026370523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321545875224526" calcext:value-type="float">
            <text:p>0.3215458752</text:p>
          </table:table-cell>
          <table:table-cell office:value-type="float" office:value="80.0697168634639" calcext:value-type="float">
            <text:p>80.069716863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0.321488135292733" calcext:value-type="float">
            <text:p>0.3214881353</text:p>
          </table:table-cell>
          <table:table-cell office:value-type="float" office:value="80.0870087169134" calcext:value-type="float">
            <text:p>80.08700871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32131419862785" calcext:value-type="float">
            <text:p>0.3213141986</text:p>
          </table:table-cell>
          <table:table-cell office:value-type="float" office:value="80.1391497987326" calcext:value-type="float">
            <text:p>80.139149798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321208469294986" calcext:value-type="float">
            <text:p>0.3212084693</text:p>
          </table:table-cell>
          <table:table-cell office:value-type="float" office:value="80.1708816953914" calcext:value-type="float">
            <text:p>80.170881695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321073714860353" calcext:value-type="float">
            <text:p>0.3210737149</text:p>
          </table:table-cell>
          <table:table-cell office:value-type="float" office:value="80.2113657452947" calcext:value-type="float">
            <text:p>80.211365745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21013678240143" calcext:value-type="float">
            <text:p>0.3210136782</text:p>
          </table:table-cell>
          <table:table-cell office:value-type="float" office:value="80.2294172739103" calcext:value-type="float">
            <text:p>80.22941727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20987871869073" calcext:value-type="float">
            <text:p>0.3209878719</text:p>
          </table:table-cell>
          <table:table-cell office:value-type="float" office:value="80.2371794238251" calcext:value-type="float">
            <text:p>80.237179423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0.320920237998732" calcext:value-type="float">
            <text:p>0.320920238</text:p>
          </table:table-cell>
          <table:table-cell office:value-type="float" office:value="80.2575306534627" calcext:value-type="float">
            <text:p>80.257530653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320700233482374" calcext:value-type="float">
            <text:p>0.3207002335</text:p>
          </table:table-cell>
          <table:table-cell office:value-type="float" office:value="80.323811152789" calcext:value-type="float">
            <text:p>80.323811152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20687367279564" calcext:value-type="float">
            <text:p>0.3206873673</text:p>
          </table:table-cell>
          <table:table-cell office:value-type="float" office:value="80.3276911551157" calcext:value-type="float">
            <text:p>80.32769115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0.320591671031649" calcext:value-type="float">
            <text:p>0.320591671</text:p>
          </table:table-cell>
          <table:table-cell office:value-type="float" office:value="80.3565630928243" calcext:value-type="float">
            <text:p>80.35656309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0.320461869769921" calcext:value-type="float">
            <text:p>0.3204618698</text:p>
          </table:table-cell>
          <table:table-cell office:value-type="float" office:value="80.395762035678" calcext:value-type="float">
            <text:p>80.395762035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float" office:value="0.320294810255805" calcext:value-type="float">
            <text:p>0.3202948103</text:p>
          </table:table-cell>
          <table:table-cell office:value-type="float" office:value="80.4462761391854" calcext:value-type="float">
            <text:p>80.446276139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0.320247126933935" calcext:value-type="float">
            <text:p>0.3202471269</text:p>
          </table:table-cell>
          <table:table-cell office:value-type="float" office:value="80.4607073617937" calcext:value-type="float">
            <text:p>80.460707361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32022329325773" calcext:value-type="float">
            <text:p>0.3202232933</text:p>
          </table:table-cell>
          <table:table-cell office:value-type="float" office:value="80.4679227439864" calcext:value-type="float">
            <text:p>80.46792274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0.320199464902037" calcext:value-type="float">
            <text:p>0.3201994649</text:p>
          </table:table-cell>
          <table:table-cell office:value-type="float" office:value="80.4751379736037" calcext:value-type="float">
            <text:p>80.475137973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319458087439851" calcext:value-type="float">
            <text:p>0.3194580874</text:p>
          </table:table-cell>
          <table:table-cell office:value-type="float" office:value="80.7003583264695" calcext:value-type="float">
            <text:p>80.70035832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319447145463496" calcext:value-type="float">
            <text:p>0.3194471455</text:p>
          </table:table-cell>
          <table:table-cell office:value-type="float" office:value="80.7036929985878" calcext:value-type="float">
            <text:p>80.703692998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319292592045305" calcext:value-type="float">
            <text:p>0.319292592</text:p>
          </table:table-cell>
          <table:table-cell office:value-type="float" office:value="80.7508278671568" calcext:value-type="float">
            <text:p>80.750827867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319150943377386" calcext:value-type="float">
            <text:p>0.3191509434</text:p>
          </table:table-cell>
          <table:table-cell office:value-type="float" office:value="80.7940817105886" calcext:value-type="float">
            <text:p>80.794081710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0.319146666620163" calcext:value-type="float">
            <text:p>0.3191466666</text:p>
          </table:table-cell>
          <table:table-cell office:value-type="float" office:value="80.7953884746375" calcext:value-type="float">
            <text:p>80.795388474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1912735358943" calcext:value-type="float">
            <text:p>0.3191273536</text:p>
          </table:table-cell>
          <table:table-cell office:value-type="float" office:value="80.8012901693253" calcext:value-type="float">
            <text:p>80.801290169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0.319064128557092" calcext:value-type="float">
            <text:p>0.3190641286</text:p>
          </table:table-cell>
          <table:table-cell office:value-type="float" office:value="80.8206173448444" calcext:value-type="float">
            <text:p>80.82061734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319016992691935" calcext:value-type="float">
            <text:p>0.3190169927</text:p>
          </table:table-cell>
          <table:table-cell office:value-type="float" office:value="80.8350330358365" calcext:value-type="float">
            <text:p>80.835033035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0.318958102227094" calcext:value-type="float">
            <text:p>0.3189581022</text:p>
          </table:table-cell>
          <table:table-cell office:value-type="float" office:value="80.8530518268283" calcext:value-type="float">
            <text:p>80.853051826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18875710340039" calcext:value-type="float">
            <text:p>0.3188757103</text:p>
          </table:table-cell>
          <table:table-cell office:value-type="float" office:value="80.8782766018622" calcext:value-type="float">
            <text:p>80.87827660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318863945281883" calcext:value-type="float">
            <text:p>0.3188639453</text:p>
          </table:table-cell>
          <table:table-cell office:value-type="float" office:value="80.8818799954805" calcext:value-type="float">
            <text:p>80.881879995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18356640588251" calcext:value-type="float">
            <text:p>0.3183566406</text:p>
          </table:table-cell>
          <table:table-cell office:value-type="float" office:value="81.0376025658678" calcext:value-type="float">
            <text:p>81.037602565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0.318038357399232" calcext:value-type="float">
            <text:p>0.3180383574</text:p>
          </table:table-cell>
          <table:table-cell office:value-type="float" office:value="81.1356493062494" calcext:value-type="float">
            <text:p>81.135649306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317863402912398" calcext:value-type="float">
            <text:p>0.3178634029</text:p>
          </table:table-cell>
          <table:table-cell office:value-type="float" office:value="81.1896581098542" calcext:value-type="float">
            <text:p>81.189658109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317851749543389" calcext:value-type="float">
            <text:p>0.3178517495</text:p>
          </table:table-cell>
          <table:table-cell office:value-type="float" office:value="81.1932584156729" calcext:value-type="float">
            <text:p>81.193258415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1781679712501" calcext:value-type="float">
            <text:p>0.3178167971</text:p>
          </table:table-cell>
          <table:table-cell office:value-type="float" office:value="81.204059122892" calcext:value-type="float">
            <text:p>81.204059122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30" calcext:value-type="float">
            <text:p>-30</text:p>
          </table:table-cell>
          <table:table-cell office:value-type="float" office:value="0.317640462440418" calcext:value-type="float">
            <text:p>0.3176404624</text:p>
          </table:table-cell>
          <table:table-cell office:value-type="float" office:value="81.2585981832282" calcext:value-type="float">
            <text:p>81.258598183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7466163424816" calcext:value-type="float">
            <text:p>0.3174661634</text:p>
          </table:table-cell>
          <table:table-cell office:value-type="float" office:value="81.3125890994835" calcext:value-type="float">
            <text:p>81.312589099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 office:value-type="float" office:value="0.317269694104411" calcext:value-type="float">
            <text:p>0.3172696941</text:p>
          </table:table-cell>
          <table:table-cell office:value-type="float" office:value="81.3735448676982" calcext:value-type="float">
            <text:p>81.373544867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317153869267967" calcext:value-type="float">
            <text:p>0.3171538693</text:p>
          </table:table-cell>
          <table:table-cell office:value-type="float" office:value="81.409528674074" calcext:value-type="float">
            <text:p>81.409528674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317038171190605" calcext:value-type="float">
            <text:p>0.3170381712</text:p>
          </table:table-cell>
          <table:table-cell office:value-type="float" office:value="81.4455090668216" calcext:value-type="float">
            <text:p>81.445509066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316897767322241" calcext:value-type="float">
            <text:p>0.3168977673</text:p>
          </table:table-cell>
          <table:table-cell office:value-type="float" office:value="81.4892209652247" calcext:value-type="float">
            <text:p>81.489220965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0.316839176390221" calcext:value-type="float">
            <text:p>0.3168391764</text:p>
          </table:table-cell>
          <table:table-cell office:value-type="float" office:value="81.5074777724535" calcext:value-type="float">
            <text:p>81.50747777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316828501311124" calcext:value-type="float">
            <text:p>0.3168285013</text:p>
          </table:table-cell>
          <table:table-cell office:value-type="float" office:value="81.5108051011536" calcext:value-type="float">
            <text:p>81.51080510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316690105438307" calcext:value-type="float">
            <text:p>0.3166901054</text:p>
          </table:table-cell>
          <table:table-cell office:value-type="float" office:value="81.5539697356043" calcext:value-type="float">
            <text:p>81.553969735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316677715855064" calcext:value-type="float">
            <text:p>0.3166777159</text:p>
          </table:table-cell>
          <table:table-cell office:value-type="float" office:value="81.5578364777858" calcext:value-type="float">
            <text:p>81.557836477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0.316585563445576" calcext:value-type="float">
            <text:p>0.3165855634</text:p>
          </table:table-cell>
          <table:table-cell office:value-type="float" office:value="81.5866099290935" calcext:value-type="float">
            <text:p>81.586609929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316539517398725" calcext:value-type="float">
            <text:p>0.3165395174</text:p>
          </table:table-cell>
          <table:table-cell office:value-type="float" office:value="81.6009958528703" calcext:value-type="float">
            <text:p>81.600995852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0.31605051123799" calcext:value-type="float">
            <text:p>0.3160505112</text:p>
          </table:table-cell>
          <table:table-cell office:value-type="float" office:value="81.7541287707393" calcext:value-type="float">
            <text:p>81.754128770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0.315764506337999" calcext:value-type="float">
            <text:p>0.3157645063</text:p>
          </table:table-cell>
          <table:table-cell office:value-type="float" office:value="81.8439938051835" calcext:value-type="float">
            <text:p>81.843993805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0.315739945229891" calcext:value-type="float">
            <text:p>0.3157399452</text:p>
          </table:table-cell>
          <table:table-cell office:value-type="float" office:value="81.8517215442078" calcext:value-type="float">
            <text:p>81.851721544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0.315432002162006" calcext:value-type="float">
            <text:p>0.3154320022</text:p>
          </table:table-cell>
          <table:table-cell office:value-type="float" office:value="81.9487512411854" calcext:value-type="float">
            <text:p>81.948751241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31533026446539" calcext:value-type="float">
            <text:p>0.3153302645</text:p>
          </table:table-cell>
          <table:table-cell office:value-type="float" office:value="81.9808650995693" calcext:value-type="float">
            <text:p>81.980865099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7" calcext:value-type="float">
            <text:p>-37</text:p>
          </table:table-cell>
          <table:table-cell office:value-type="float" office:value="0.315239283035401" calcext:value-type="float">
            <text:p>0.315239283</text:p>
          </table:table-cell>
          <table:table-cell office:value-type="float" office:value="82.00960789334" calcext:value-type="float">
            <text:p>82.009607893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315080254852195" calcext:value-type="float">
            <text:p>0.3150802549</text:p>
          </table:table-cell>
          <table:table-cell office:value-type="float" office:value="82.0599029171537" calcext:value-type="float">
            <text:p>82.059902917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315034862415798" calcext:value-type="float">
            <text:p>0.3150348624</text:p>
          </table:table-cell>
          <table:table-cell office:value-type="float" office:value="82.0742717912839" calcext:value-type="float">
            <text:p>82.07427179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15012173553323" calcext:value-type="float">
            <text:p>0.3150121736</text:p>
          </table:table-cell>
          <table:table-cell office:value-type="float" office:value="82.081456040168" calcext:value-type="float">
            <text:p>82.081456040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14989489592308" calcext:value-type="float">
            <text:p>0.3149894896</text:p>
          </table:table-cell>
          <table:table-cell office:value-type="float" office:value="82.0886401637572" calcext:value-type="float">
            <text:p>82.08864016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1470380677675" calcext:value-type="float">
            <text:p>0.3147038068</text:p>
          </table:table-cell>
          <table:table-cell office:value-type="float" office:value="82.1792396551065" calcext:value-type="float">
            <text:p>82.179239655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314632719476967" calcext:value-type="float">
            <text:p>0.3146327195</text:p>
          </table:table-cell>
          <table:table-cell office:value-type="float" office:value="82.2018190759461" calcext:value-type="float">
            <text:p>82.201819075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314590768443373" calcext:value-type="float">
            <text:p>0.3145907684</text:p>
          </table:table-cell>
          <table:table-cell office:value-type="float" office:value="82.2151505702188" calcext:value-type="float">
            <text:p>82.215150570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float" office:value="0.314497179941713" calcext:value-type="float">
            <text:p>0.3144971799</text:p>
          </table:table-cell>
          <table:table-cell office:value-type="float" office:value="82.2449094819383" calcext:value-type="float">
            <text:p>82.244909481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314395640164487" calcext:value-type="float">
            <text:p>0.3143956402</text:p>
          </table:table-cell>
          <table:table-cell office:value-type="float" office:value="82.2772243890747" calcext:value-type="float">
            <text:p>82.277224389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1" calcext:value-type="float">
            <text:p>-41</text:p>
          </table:table-cell>
          <table:table-cell office:value-type="float" office:value="0.314283636352476" calcext:value-type="float">
            <text:p>0.3142836364</text:p>
          </table:table-cell>
          <table:table-cell office:value-type="float" office:value="82.3129029270783" calcext:value-type="float">
            <text:p>82.312902927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314148547264221" calcext:value-type="float">
            <text:p>0.3141485473</text:p>
          </table:table-cell>
          <table:table-cell office:value-type="float" office:value="82.3559820083813" calcext:value-type="float">
            <text:p>82.355982008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314126049347526" calcext:value-type="float">
            <text:p>0.3141260493</text:p>
          </table:table-cell>
          <table:table-cell office:value-type="float" office:value="82.3631614319827" calcext:value-type="float">
            <text:p>82.3631614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314036105992535" calcext:value-type="float">
            <text:p>0.314036106</text:p>
          </table:table-cell>
          <table:table-cell office:value-type="float" office:value="82.3918779213665" calcext:value-type="float">
            <text:p>82.39187792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313991163277915" calcext:value-type="float">
            <text:p>0.3139911633</text:p>
          </table:table-cell>
          <table:table-cell office:value-type="float" office:value="82.406235444708" calcext:value-type="float">
            <text:p>82.406235444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3987090612268" calcext:value-type="float">
            <text:p>0.3139870906</text:p>
          </table:table-cell>
          <table:table-cell office:value-type="float" office:value="82.4075367906318" calcext:value-type="float">
            <text:p>82.407536790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8" calcext:value-type="float">
            <text:p>-28</text:p>
          </table:table-cell>
          <table:table-cell office:value-type="float" office:value="0.313863602373899" calcext:value-type="float">
            <text:p>0.3138636024</text:p>
          </table:table-cell>
          <table:table-cell office:value-type="float" office:value="82.4470173903468" calcext:value-type="float">
            <text:p>82.447017390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313807519501214" calcext:value-type="float">
            <text:p>0.3138075195</text:p>
          </table:table-cell>
          <table:table-cell office:value-type="float" office:value="82.4649619239599" calcext:value-type="float">
            <text:p>82.46496192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313729053962227" calcext:value-type="float">
            <text:p>0.313729054</text:p>
          </table:table-cell>
          <table:table-cell office:value-type="float" office:value="82.4900830225847" calcext:value-type="float">
            <text:p>82.490083022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0.31351385503862" calcext:value-type="float">
            <text:p>0.313513855</text:p>
          </table:table-cell>
          <table:table-cell office:value-type="float" office:value="82.5590693092689" calcext:value-type="float">
            <text:p>82.559069309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0.313415638135626" calcext:value-type="float">
            <text:p>0.3134156381</text:p>
          </table:table-cell>
          <table:table-cell office:value-type="float" office:value="82.5905983072781" calcext:value-type="float">
            <text:p>82.59059830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13290451724901" calcext:value-type="float">
            <text:p>0.3132904517</text:p>
          </table:table-cell>
          <table:table-cell office:value-type="float" office:value="82.6308246122816" calcext:value-type="float">
            <text:p>82.630824612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313214742470445" calcext:value-type="float">
            <text:p>0.3132147425</text:p>
          </table:table-cell>
          <table:table-cell office:value-type="float" office:value="82.6551739943212" calcext:value-type="float">
            <text:p>82.655173994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313210699941783" calcext:value-type="float">
            <text:p>0.3132106999</text:p>
          </table:table-cell>
          <table:table-cell office:value-type="float" office:value="82.6564745992292" calcext:value-type="float">
            <text:p>82.656474599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0.312943449346148" calcext:value-type="float">
            <text:p>0.3129434493</text:p>
          </table:table-cell>
          <table:table-cell office:value-type="float" office:value="82.742560688814" calcext:value-type="float">
            <text:p>82.742560688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312931494295813" calcext:value-type="float">
            <text:p>0.3129314943</text:p>
          </table:table-cell>
          <table:table-cell office:value-type="float" office:value="82.7464163873267" calcext:value-type="float">
            <text:p>82.746416387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312842572860589" calcext:value-type="float">
            <text:p>0.3128425729</text:p>
          </table:table-cell>
          <table:table-cell office:value-type="float" office:value="82.7751078354887" calcext:value-type="float">
            <text:p>82.775107835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312810773390808" calcext:value-type="float">
            <text:p>0.3128107734</text:p>
          </table:table-cell>
          <table:table-cell office:value-type="float" office:value="82.785373770368" calcext:value-type="float">
            <text:p>82.785373770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312764828755063" calcext:value-type="float">
            <text:p>0.3127648288</text:p>
          </table:table-cell>
          <table:table-cell office:value-type="float" office:value="82.8002113583634" calcext:value-type="float">
            <text:p>82.800211358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12753727185052" calcext:value-type="float">
            <text:p>0.3127537272</text:p>
          </table:table-cell>
          <table:table-cell office:value-type="float" office:value="82.8037974623822" calcext:value-type="float">
            <text:p>82.803797462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312721954797482" calcext:value-type="float">
            <text:p>0.3127219548</text:p>
          </table:table-cell>
          <table:table-cell office:value-type="float" office:value="82.8140627474066" calcext:value-type="float">
            <text:p>82.814062747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312500238889831" calcext:value-type="float">
            <text:p>0.3125002389</text:p>
          </table:table-cell>
          <table:table-cell office:value-type="float" office:value="82.8857772832101" calcext:value-type="float">
            <text:p>82.885777283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238637706055" calcext:value-type="float">
            <text:p>0.3123863771</text:p>
          </table:table-cell>
          <table:table-cell office:value-type="float" office:value="82.9226611504286" calcext:value-type="float">
            <text:p>82.92266115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312199183257553" calcext:value-type="float">
            <text:p>0.3121991833</text:p>
          </table:table-cell>
          <table:table-cell office:value-type="float" office:value="82.9833811535069" calcext:value-type="float">
            <text:p>82.983381153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312088821463022" calcext:value-type="float">
            <text:p>0.3120888215</text:p>
          </table:table-cell>
          <table:table-cell office:value-type="float" office:value="83.0192266640646" calcext:value-type="float">
            <text:p>83.019226664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311844785327556" calcext:value-type="float">
            <text:p>0.3118447853</text:p>
          </table:table-cell>
          <table:table-cell office:value-type="float" office:value="83.0986150064238" calcext:value-type="float">
            <text:p>83.098615006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0.311778779451" calcext:value-type="float">
            <text:p>0.3117787795</text:p>
          </table:table-cell>
          <table:table-cell office:value-type="float" office:value="83.1201173722658" calcext:value-type="float">
            <text:p>83.120117372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311646893339159" calcext:value-type="float">
            <text:p>0.3116468933</text:p>
          </table:table-cell>
          <table:table-cell office:value-type="float" office:value="83.1631191862936" calcext:value-type="float">
            <text:p>83.16311918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311378828309201" calcext:value-type="float">
            <text:p>0.3113788283</text:p>
          </table:table-cell>
          <table:table-cell office:value-type="float" office:value="83.25067901759" calcext:value-type="float">
            <text:p>83.250679017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11037312955192" calcext:value-type="float">
            <text:p>0.311037313</text:p>
          </table:table-cell>
          <table:table-cell office:value-type="float" office:value="83.3625354963451" calcext:value-type="float">
            <text:p>83.362535496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9" calcext:value-type="float">
            <text:p>-39</text:p>
          </table:table-cell>
          <table:table-cell office:value-type="float" office:value="0.310941404541853" calcext:value-type="float">
            <text:p>0.3109414045</text:p>
          </table:table-cell>
          <table:table-cell office:value-type="float" office:value="83.3940100712652" calcext:value-type="float">
            <text:p>83.394010071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0.310819158456502" calcext:value-type="float">
            <text:p>0.3108191585</text:p>
          </table:table-cell>
          <table:table-cell office:value-type="float" office:value="83.4341673034489" calcext:value-type="float">
            <text:p>83.434167303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10764691516902" calcext:value-type="float">
            <text:p>0.3107646915</text:p>
          </table:table-cell>
          <table:table-cell office:value-type="float" office:value="83.4520736403258" calcext:value-type="float">
            <text:p>83.452073640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310745226311411" calcext:value-type="float">
            <text:p>0.3107452263</text:p>
          </table:table-cell>
          <table:table-cell office:value-type="float" office:value="83.4584750726668" calcext:value-type="float">
            <text:p>83.458475072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310679916036471" calcext:value-type="float">
            <text:p>0.310679916</text:p>
          </table:table-cell>
          <table:table-cell office:value-type="float" office:value="83.4799615542616" calcext:value-type="float">
            <text:p>83.479961554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4" calcext:value-type="float">
            <text:p>-34</text:p>
          </table:table-cell>
          <table:table-cell office:value-type="float" office:value="0.31046861930201" calcext:value-type="float">
            <text:p>0.3104686193</text:p>
          </table:table-cell>
          <table:table-cell office:value-type="float" office:value="83.5495628584506" calcext:value-type="float">
            <text:p>83.549562858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310381780329767" calcext:value-type="float">
            <text:p>0.3103817803</text:p>
          </table:table-cell>
          <table:table-cell office:value-type="float" office:value="83.5782061219961" calcext:value-type="float">
            <text:p>83.57820612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310350725294332" calcext:value-type="float">
            <text:p>0.3103507253</text:p>
          </table:table-cell>
          <table:table-cell office:value-type="float" office:value="83.5884548663912" calcext:value-type="float">
            <text:p>83.588454866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310295014184122" calcext:value-type="float">
            <text:p>0.3102950142</text:p>
          </table:table-cell>
          <table:table-cell office:value-type="float" office:value="83.6068477739477" calcext:value-type="float">
            <text:p>83.606847773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310112364833253" calcext:value-type="float">
            <text:p>0.3101123648</text:p>
          </table:table-cell>
          <table:table-cell office:value-type="float" office:value="83.6672139792388" calcext:value-type="float">
            <text:p>83.667213979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310069085544602" calcext:value-type="float">
            <text:p>0.3100690855</text:p>
          </table:table-cell>
          <table:table-cell office:value-type="float" office:value="83.6815325227432" calcext:value-type="float">
            <text:p>83.681532522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0.310047452694236" calcext:value-type="float">
            <text:p>0.3100474527</text:p>
          </table:table-cell>
          <table:table-cell office:value-type="float" office:value="83.6886916458613" calcext:value-type="float">
            <text:p>83.688691645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0993625" calcext:value-type="float">
            <text:p>0.30993625</text:p>
          </table:table-cell>
          <table:table-cell office:value-type="float" office:value="83.7255148974888" calcext:value-type="float">
            <text:p>83.72551489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6" calcext:value-type="float">
            <text:p>-36</text:p>
          </table:table-cell>
          <table:table-cell office:value-type="float" office:value="0.309685637963722" calcext:value-type="float">
            <text:p>0.309685638</text:p>
          </table:table-cell>
          <table:table-cell office:value-type="float" office:value="83.8086375848406" calcext:value-type="float">
            <text:p>83.808637584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309459558813015" calcext:value-type="float">
            <text:p>0.3094595588</text:p>
          </table:table-cell>
          <table:table-cell office:value-type="float" office:value="83.8837852973631" calcext:value-type="float">
            <text:p>83.883785297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0.309407280627258" calcext:value-type="float">
            <text:p>0.3094072806</text:p>
          </table:table-cell>
          <table:table-cell office:value-type="float" office:value="83.9011842791463" calcext:value-type="float">
            <text:p>83.901184279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309352746284809" calcext:value-type="float">
            <text:p>0.3093527463</text:p>
          </table:table-cell>
          <table:table-cell office:value-type="float" office:value="83.9193429433618" calcext:value-type="float">
            <text:p>83.91934294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0.30922391373388" calcext:value-type="float">
            <text:p>0.3092239137</text:p>
          </table:table-cell>
          <table:table-cell office:value-type="float" office:value="83.9622769069456" calcext:value-type="float">
            <text:p>83.962276906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09213990008566" calcext:value-type="float">
            <text:p>0.30921399</text:p>
          </table:table-cell>
          <table:table-cell office:value-type="float" office:value="83.9655861128191" calcext:value-type="float">
            <text:p>83.965586112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309202457286984" calcext:value-type="float">
            <text:p>0.3092024573</text:p>
          </table:table-cell>
          <table:table-cell office:value-type="float" office:value="83.9694322360645" calcext:value-type="float">
            <text:p>83.969432236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309116676142355" calcext:value-type="float">
            <text:p>0.3091166761</text:p>
          </table:table-cell>
          <table:table-cell office:value-type="float" office:value="83.9980526096881" calcext:value-type="float">
            <text:p>83.998052609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309073812334144" calcext:value-type="float">
            <text:p>0.3090738123</text:p>
          </table:table-cell>
          <table:table-cell office:value-type="float" office:value="84.0123622324029" calcext:value-type="float">
            <text:p>84.012362232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309069928028733" calcext:value-type="float">
            <text:p>0.309069928</text:p>
          </table:table-cell>
          <table:table-cell office:value-type="float" office:value="84.0136592417819" calcext:value-type="float">
            <text:p>84.013659241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.309052387115654" calcext:value-type="float">
            <text:p>0.3090523871</text:p>
          </table:table-cell>
          <table:table-cell office:value-type="float" office:value="84.0195169031396" calcext:value-type="float">
            <text:p>84.01951690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32" calcext:value-type="float">
            <text:p>-32</text:p>
          </table:table-cell>
          <table:table-cell office:value-type="float" office:value="0.308994962077143" calcext:value-type="float">
            <text:p>0.3089949621</text:p>
          </table:table-cell>
          <table:table-cell office:value-type="float" office:value="84.0387001208184" calcext:value-type="float">
            <text:p>84.038700120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08813128772945" calcext:value-type="float">
            <text:p>0.3088131288</text:p>
          </table:table-cell>
          <table:table-cell office:value-type="float" office:value="84.0995089364667" calcext:value-type="float">
            <text:p>84.099508936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0.308772660873309" calcext:value-type="float">
            <text:p>0.3087726609</text:p>
          </table:table-cell>
          <table:table-cell office:value-type="float" office:value="84.1130559447364" calcext:value-type="float">
            <text:p>84.113055944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0.308201003700857" calcext:value-type="float">
            <text:p>0.3082010037</text:p>
          </table:table-cell>
          <table:table-cell office:value-type="float" office:value="84.304958900081" calcext:value-type="float">
            <text:p>84.30495890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308062994668572" calcext:value-type="float">
            <text:p>0.3080629947</text:p>
          </table:table-cell>
          <table:table-cell office:value-type="float" office:value="84.3514383987078" calcext:value-type="float">
            <text:p>84.351438398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0.307978158127165" calcext:value-type="float">
            <text:p>0.3079781581</text:p>
          </table:table-cell>
          <table:table-cell office:value-type="float" office:value="84.3800393116264" calcext:value-type="float">
            <text:p>84.380039311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07903983619668" calcext:value-type="float">
            <text:p>0.3079039836</text:p>
          </table:table-cell>
          <table:table-cell office:value-type="float" office:value="84.4050639577835" calcext:value-type="float">
            <text:p>84.405063957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307893391635817" calcext:value-type="float">
            <text:p>0.3078933916</text:p>
          </table:table-cell>
          <table:table-cell office:value-type="float" office:value="84.4086388197193" calcext:value-type="float">
            <text:p>84.408638819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.307861622241672" calcext:value-type="float">
            <text:p>0.3078616222</text:p>
          </table:table-cell>
          <table:table-cell office:value-type="float" office:value="84.419363274569" calcext:value-type="float">
            <text:p>84.41936327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307364258234127" calcext:value-type="float">
            <text:p>0.3073642582</text:p>
          </table:table-cell>
          <table:table-cell office:value-type="float" office:value="84.587667733593" calcext:value-type="float">
            <text:p>84.587667733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0.307258943136305" calcext:value-type="float">
            <text:p>0.3072589431</text:p>
          </table:table-cell>
          <table:table-cell office:value-type="float" office:value="84.6234044324998" calcext:value-type="float">
            <text:p>84.623404432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0715373621965" calcext:value-type="float">
            <text:p>0.3071537362</text:p>
          </table:table-cell>
          <table:table-cell office:value-type="float" office:value="84.6591390337086" calcext:value-type="float">
            <text:p>84.65913903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07077134504042" calcext:value-type="float">
            <text:p>0.3070771345</text:p>
          </table:table-cell>
          <table:table-cell office:value-type="float" office:value="84.6851793838483" calcext:value-type="float">
            <text:p>84.685179383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306972769144167" calcext:value-type="float">
            <text:p>0.3069727691</text:p>
          </table:table-cell>
          <table:table-cell office:value-type="float" office:value="84.7206874433979" calcext:value-type="float">
            <text:p>84.72068744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306846886054953" calcext:value-type="float">
            <text:p>0.3068468861</text:p>
          </table:table-cell>
          <table:table-cell office:value-type="float" office:value="84.7635619525569" calcext:value-type="float">
            <text:p>84.763561952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0.306825920592731" calcext:value-type="float">
            <text:p>0.3068259206</text:p>
          </table:table-cell>
          <table:table-cell office:value-type="float" office:value="84.77070741757" calcext:value-type="float">
            <text:p>84.770707417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0.306696422500582" calcext:value-type="float">
            <text:p>0.3066964225</text:p>
          </table:table-cell>
          <table:table-cell office:value-type="float" office:value="84.814873735484" calcext:value-type="float">
            <text:p>84.814873735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06679282586542" calcext:value-type="float">
            <text:p>0.3066792826</text:p>
          </table:table-cell>
          <table:table-cell office:value-type="float" office:value="84.8207233954403" calcext:value-type="float">
            <text:p>84.820723395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  <table:table-cell office:value-type="float" office:value="0.306529065331898" calcext:value-type="float">
            <text:p>0.3065290653</text:p>
          </table:table-cell>
          <table:table-cell office:value-type="float" office:value="84.8720305360085" calcext:value-type="float">
            <text:p>84.87203053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0.30644548942051" calcext:value-type="float">
            <text:p>0.3064454894</text:p>
          </table:table-cell>
          <table:table-cell office:value-type="float" office:value="84.9006070140047" calcext:value-type="float">
            <text:p>84.90060701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306255346749066" calcext:value-type="float">
            <text:p>0.3062553467</text:p>
          </table:table-cell>
          <table:table-cell office:value-type="float" office:value="84.9657035016295" calcext:value-type="float">
            <text:p>84.965703501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06047093552683" calcext:value-type="float">
            <text:p>0.3060470936</text:p>
          </table:table-cell>
          <table:table-cell office:value-type="float" office:value="85.0371320039986" calcext:value-type="float">
            <text:p>85.03713200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office:value-type="float" office:value="0.305972745211615" calcext:value-type="float">
            <text:p>0.3059727452</text:p>
          </table:table-cell>
          <table:table-cell office:value-type="float" office:value="85.0626661022248" calcext:value-type="float">
            <text:p>85.062666102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305914163893399" calcext:value-type="float">
            <text:p>0.3059141639</text:p>
          </table:table-cell>
          <table:table-cell office:value-type="float" office:value="85.0827976161482" calcext:value-type="float">
            <text:p>85.082797616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305847308834976" calcext:value-type="float">
            <text:p>0.3058473088</text:p>
          </table:table-cell>
          <table:table-cell office:value-type="float" office:value="85.1057857983964" calcext:value-type="float">
            <text:p>85.105785798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305692480277578" calcext:value-type="float">
            <text:p>0.3056924803</text:p>
          </table:table-cell>
          <table:table-cell office:value-type="float" office:value="85.1590786523241" calcext:value-type="float">
            <text:p>85.159078652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office:value-type="float" office:value="0.305599875864459" calcext:value-type="float">
            <text:p>0.3055998759</text:p>
          </table:table-cell>
          <table:table-cell office:value-type="float" office:value="85.190990314928" calcext:value-type="float">
            <text:p>85.190990314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305557035457526" calcext:value-type="float">
            <text:p>0.3055570355</text:p>
          </table:table-cell>
          <table:table-cell office:value-type="float" office:value="85.2057625132747" calcext:value-type="float">
            <text:p>85.205762513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305517057483912" calcext:value-type="float">
            <text:p>0.3055170575</text:p>
          </table:table-cell>
          <table:table-cell office:value-type="float" office:value="85.2195530067257" calcext:value-type="float">
            <text:p>85.219553006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305515635263147" calcext:value-type="float">
            <text:p>0.3055156353</text:p>
          </table:table-cell>
          <table:table-cell office:value-type="float" office:value="85.2200436996362" calcext:value-type="float">
            <text:p>85.22004369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305358983617408" calcext:value-type="float">
            <text:p>0.3053589836</text:p>
          </table:table-cell>
          <table:table-cell office:value-type="float" office:value="85.2741312925526" calcext:value-type="float">
            <text:p>85.274131292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305330962038218" calcext:value-type="float">
            <text:p>0.305330962</text:p>
          </table:table-cell>
          <table:table-cell office:value-type="float" office:value="85.2838147207064" calcext:value-type="float">
            <text:p>85.283814720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305310305751288" calcext:value-type="float">
            <text:p>0.3053103058</text:p>
          </table:table-cell>
          <table:table-cell office:value-type="float" office:value="85.2909545426305" calcext:value-type="float">
            <text:p>85.290954542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.305289653656115" calcext:value-type="float">
            <text:p>0.3052896537</text:p>
          </table:table-cell>
          <table:table-cell office:value-type="float" office:value="85.2980942912658" calcext:value-type="float">
            <text:p>85.298094291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.305029537093136" calcext:value-type="float">
            <text:p>0.3050295371</text:p>
          </table:table-cell>
          <table:table-cell office:value-type="float" office:value="85.3881385625739" calcext:value-type="float">
            <text:p>85.388138562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0.304823772871134" calcext:value-type="float">
            <text:p>0.3048237729</text:p>
          </table:table-cell>
          <table:table-cell office:value-type="float" office:value="85.459522974813" calcext:value-type="float">
            <text:p>85.459522974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office:value-type="float" office:value="0.304646890536052" calcext:value-type="float">
            <text:p>0.3046468905</text:p>
          </table:table-cell>
          <table:table-cell office:value-type="float" office:value="85.5209975710972" calcext:value-type="float">
            <text:p>85.52099757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304523846060963" calcext:value-type="float">
            <text:p>0.3045238461</text:p>
          </table:table-cell>
          <table:table-cell office:value-type="float" office:value="85.563821214702" calcext:value-type="float">
            <text:p>85.563821214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0.304421422807479" calcext:value-type="float">
            <text:p>0.3044214228</text:p>
          </table:table-cell>
          <table:table-cell office:value-type="float" office:value="85.5995056866108" calcext:value-type="float">
            <text:p>85.599505686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304360018439623" calcext:value-type="float">
            <text:p>0.3043600184</text:p>
          </table:table-cell>
          <table:table-cell office:value-type="float" office:value="85.6209155479545" calcext:value-type="float">
            <text:p>85.6209155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304305169095264" calcext:value-type="float">
            <text:p>0.3043051691</text:p>
          </table:table-cell>
          <table:table-cell office:value-type="float" office:value="85.6400503107845" calcext:value-type="float">
            <text:p>85.640050310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304264275600478" calcext:value-type="float">
            <text:p>0.3042642756</text:p>
          </table:table-cell>
          <table:table-cell office:value-type="float" office:value="85.6543228475239" calcext:value-type="float">
            <text:p>85.654322847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304213181908178" calcext:value-type="float">
            <text:p>0.3042131819</text:p>
          </table:table-cell>
          <table:table-cell office:value-type="float" office:value="85.6721631386244" calcext:value-type="float">
            <text:p>85.672163138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304141693962436" calcext:value-type="float">
            <text:p>0.304141694</text:p>
          </table:table-cell>
          <table:table-cell office:value-type="float" office:value="85.6971388403139" calcext:value-type="float">
            <text:p>85.697138840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04131485512287" calcext:value-type="float">
            <text:p>0.3041314855</text:p>
          </table:table-cell>
          <table:table-cell office:value-type="float" office:value="85.7007067307181" calcext:value-type="float">
            <text:p>85.70070673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.303856116623822" calcext:value-type="float">
            <text:p>0.3038561166</text:p>
          </table:table-cell>
          <table:table-cell office:value-type="float" office:value="85.7970786050991" calcext:value-type="float">
            <text:p>85.797078605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0.303673038013051" calcext:value-type="float">
            <text:p>0.303673038</text:p>
          </table:table-cell>
          <table:table-cell office:value-type="float" office:value="85.8612898223578" calcext:value-type="float">
            <text:p>85.861289822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3036120853088" calcext:value-type="float">
            <text:p>0.3036120853</text:p>
          </table:table-cell>
          <table:table-cell office:value-type="float" office:value="85.8826924003544" calcext:value-type="float">
            <text:p>85.882692400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office:value-type="float" office:value="0.303546727901572" calcext:value-type="float">
            <text:p>0.3035467279</text:p>
          </table:table-cell>
          <table:table-cell office:value-type="float" office:value="85.9056553059874" calcext:value-type="float">
            <text:p>85.90565530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303333819573716" calcext:value-type="float">
            <text:p>0.3033338196</text:p>
          </table:table-cell>
          <table:table-cell office:value-type="float" office:value="85.9805576818141" calcext:value-type="float">
            <text:p>85.980557681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303304832204834" calcext:value-type="float">
            <text:p>0.3033048322</text:p>
          </table:table-cell>
          <table:table-cell office:value-type="float" office:value="85.9907672709823" calcext:value-type="float">
            <text:p>85.99076727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0.303262949625302" calcext:value-type="float">
            <text:p>0.3032629496</text:p>
          </table:table-cell>
          <table:table-cell office:value-type="float" office:value="86.005523605131" calcext:value-type="float">
            <text:p>86.005523605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.303252829401395" calcext:value-type="float">
            <text:p>0.3032528294</text:p>
          </table:table-cell>
          <table:table-cell office:value-type="float" office:value="86.0090901034822" calcext:value-type="float">
            <text:p>86.00909010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0.303223865242992" calcext:value-type="float">
            <text:p>0.3032238652</text:p>
          </table:table-cell>
          <table:table-cell office:value-type="float" office:value="86.0192993371292" calcext:value-type="float">
            <text:p>86.019299337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303222474807608" calcext:value-type="float">
            <text:p>0.3032224748</text:p>
          </table:table-cell>
          <table:table-cell office:value-type="float" office:value="86.0197895056604" calcext:value-type="float">
            <text:p>86.019789505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303082328951024" calcext:value-type="float">
            <text:p>0.303082329</text:p>
          </table:table-cell>
          <table:table-cell office:value-type="float" office:value="86.0692280781404" calcext:value-type="float">
            <text:p>86.069228078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303069322410804" calcext:value-type="float">
            <text:p>0.3030693224</text:p>
          </table:table-cell>
          <table:table-cell office:value-type="float" office:value="86.0738196610168" calcext:value-type="float">
            <text:p>86.07381966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303041926399942" calcext:value-type="float">
            <text:p>0.3030419264</text:p>
          </table:table-cell>
          <table:table-cell office:value-type="float" office:value="86.0834928819526" calcext:value-type="float">
            <text:p>86.08349288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303001540002204" calcext:value-type="float">
            <text:p>0.30300154</text:p>
          </table:table-cell>
          <table:table-cell office:value-type="float" office:value="86.0977574426256" calcext:value-type="float">
            <text:p>86.097757442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02917915587015" calcext:value-type="float">
            <text:p>0.3029179156</text:p>
          </table:table-cell>
          <table:table-cell office:value-type="float" office:value="86.1273111319622" calcext:value-type="float">
            <text:p>86.12731113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0.302747223499683" calcext:value-type="float">
            <text:p>0.3027472235</text:p>
          </table:table-cell>
          <table:table-cell office:value-type="float" office:value="86.1877082195177" calcext:value-type="float">
            <text:p>86.18770821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302646581859929" calcext:value-type="float">
            <text:p>0.3026465819</text:p>
          </table:table-cell>
          <table:table-cell office:value-type="float" office:value="86.2233648064311" calcext:value-type="float">
            <text:p>86.223364806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302563250911068" calcext:value-type="float">
            <text:p>0.3025632509</text:p>
          </table:table-cell>
          <table:table-cell office:value-type="float" office:value="86.252914164836" calcext:value-type="float">
            <text:p>86.252914164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02546040521774" calcext:value-type="float">
            <text:p>0.3025460405</text:p>
          </table:table-cell>
          <table:table-cell office:value-type="float" office:value="86.2590199286363" calcext:value-type="float">
            <text:p>86.259019928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33" calcext:value-type="float">
            <text:p>-33</text:p>
          </table:table-cell>
          <table:table-cell office:value-type="float" office:value="0.302424016706075" calcext:value-type="float">
            <text:p>0.3024240167</text:p>
          </table:table-cell>
          <table:table-cell office:value-type="float" office:value="86.3023392415151" calcext:value-type="float">
            <text:p>86.30233924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 office:value-type="float" office:value="0.302363812867746" calcext:value-type="float">
            <text:p>0.3023638129</text:p>
          </table:table-cell>
          <table:table-cell office:value-type="float" office:value="86.3237305692633" calcext:value-type="float">
            <text:p>86.323730569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0.302243512975937" calcext:value-type="float">
            <text:p>0.302243513</text:p>
          </table:table-cell>
          <table:table-cell office:value-type="float" office:value="86.3665116884012" calcext:value-type="float">
            <text:p>86.36651168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302131111111111" calcext:value-type="float">
            <text:p>0.3021311111</text:p>
          </table:table-cell>
          <table:table-cell office:value-type="float" office:value="86.4065284588888" calcext:value-type="float">
            <text:p>86.40652845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302038956314151" calcext:value-type="float">
            <text:p>0.3020389563</text:p>
          </table:table-cell>
          <table:table-cell office:value-type="float" office:value="86.4393689885578" calcext:value-type="float">
            <text:p>86.439368988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0.301998969535355" calcext:value-type="float">
            <text:p>0.3019989695</text:p>
          </table:table-cell>
          <table:table-cell office:value-type="float" office:value="86.4536277720926" calcext:value-type="float">
            <text:p>86.453627772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0.301879104420655" calcext:value-type="float">
            <text:p>0.3018791044</text:p>
          </table:table-cell>
          <table:table-cell office:value-type="float" office:value="86.496402806787" calcext:value-type="float">
            <text:p>86.496402806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0.301687366441243" calcext:value-type="float">
            <text:p>0.3016873664</text:p>
          </table:table-cell>
          <table:table-cell office:value-type="float" office:value="86.5649283469622" calcext:value-type="float">
            <text:p>86.56492834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301488287591731" calcext:value-type="float">
            <text:p>0.3014882876</text:p>
          </table:table-cell>
          <table:table-cell office:value-type="float" office:value="86.6362106233758" calcext:value-type="float">
            <text:p>86.636210623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0.30143857942814" calcext:value-type="float">
            <text:p>0.3014385794</text:p>
          </table:table-cell>
          <table:table-cell office:value-type="float" office:value="86.6540303737314" calcext:value-type="float">
            <text:p>86.65403037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301417211667041" calcext:value-type="float">
            <text:p>0.3014172117</text:p>
          </table:table-cell>
          <table:table-cell office:value-type="float" office:value="86.6616930567127" calcext:value-type="float">
            <text:p>86.661693056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8" calcext:value-type="float">
            <text:p>-18</text:p>
          </table:table-cell>
          <table:table-cell office:value-type="float" office:value="0.301179004887533" calcext:value-type="float">
            <text:p>0.3011790049</text:p>
          </table:table-cell>
          <table:table-cell office:value-type="float" office:value="86.747222719419" calcext:value-type="float">
            <text:p>86.747222719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0.301149268732561" calcext:value-type="float">
            <text:p>0.3011492687</text:p>
          </table:table-cell>
          <table:table-cell office:value-type="float" office:value="86.7579134131524" calcext:value-type="float">
            <text:p>86.757913413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301060730942569" calcext:value-type="float">
            <text:p>0.3010607309</text:p>
          </table:table-cell>
          <table:table-cell office:value-type="float" office:value="86.7897624658084" calcext:value-type="float">
            <text:p>86.789762465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7" calcext:value-type="float">
            <text:p>-37</text:p>
          </table:table-cell>
          <table:table-cell office:value-type="float" office:value="0.300981547431714" calcext:value-type="float">
            <text:p>0.3009815474</text:p>
          </table:table-cell>
          <table:table-cell office:value-type="float" office:value="86.818269541794" calcext:value-type="float">
            <text:p>86.818269541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  <table:table-cell office:value-type="float" office:value="0.30084312650031" calcext:value-type="float">
            <text:p>0.3008431265</text:p>
          </table:table-cell>
          <table:table-cell office:value-type="float" office:value="86.8681550319144" calcext:value-type="float">
            <text:p>86.86815503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30080361272743" calcext:value-type="float">
            <text:p>0.3008036127</text:p>
          </table:table-cell>
          <table:table-cell office:value-type="float" office:value="86.8824075909454" calcext:value-type="float">
            <text:p>86.882407590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300764114520087" calcext:value-type="float">
            <text:p>0.3007641145</text:p>
          </table:table-cell>
          <table:table-cell office:value-type="float" office:value="86.8966599568762" calcext:value-type="float">
            <text:p>86.896659956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300453484478984" calcext:value-type="float">
            <text:p>0.3004534845</text:p>
          </table:table-cell>
          <table:table-cell office:value-type="float" office:value="87.0089357340661" calcext:value-type="float">
            <text:p>87.008935734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0.300335449481117" calcext:value-type="float">
            <text:p>0.3003354495</text:p>
          </table:table-cell>
          <table:table-cell office:value-type="float" office:value="87.0516872536774" calcext:value-type="float">
            <text:p>87.051687253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0.300247014468428" calcext:value-type="float">
            <text:p>0.3002470145</text:p>
          </table:table-cell>
          <table:table-cell office:value-type="float" office:value="87.0837498139526" calcext:value-type="float">
            <text:p>87.08374981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41" calcext:value-type="float">
            <text:p>-41</text:p>
          </table:table-cell>
          <table:table-cell office:value-type="float" office:value="0.300149457169263" calcext:value-type="float">
            <text:p>0.3001494572</text:p>
          </table:table-cell>
          <table:table-cell office:value-type="float" office:value="87.1191515253149" calcext:value-type="float">
            <text:p>87.11915152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0.300031779985679" calcext:value-type="float">
            <text:p>0.30003178</text:p>
          </table:table-cell>
          <table:table-cell office:value-type="float" office:value="87.1618988582265" calcext:value-type="float">
            <text:p>87.161898858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300012180575076" calcext:value-type="float">
            <text:p>0.3000121806</text:p>
          </table:table-cell>
          <table:table-cell office:value-type="float" office:value="87.1690232593532" calcext:value-type="float">
            <text:p>87.169023259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299933821324729" calcext:value-type="float">
            <text:p>0.2999338213</text:p>
          </table:table-cell>
          <table:table-cell office:value-type="float" office:value="87.1975204269045" calcext:value-type="float">
            <text:p>87.197520426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99912771945229" calcext:value-type="float">
            <text:p>0.2999127719</text:p>
          </table:table-cell>
          <table:table-cell office:value-type="float" office:value="87.2051792120049" calcext:value-type="float">
            <text:p>87.20517921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299894664717253" calcext:value-type="float">
            <text:p>0.2998946647</text:p>
          </table:table-cell>
          <table:table-cell office:value-type="float" office:value="87.21176875006" calcext:value-type="float">
            <text:p>87.211768750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8" calcext:value-type="float">
            <text:p>-38</text:p>
          </table:table-cell>
          <table:table-cell office:value-type="float" office:value="0.299891116310148" calcext:value-type="float">
            <text:p>0.2998911163</text:p>
          </table:table-cell>
          <table:table-cell office:value-type="float" office:value="87.2130602132294" calcext:value-type="float">
            <text:p>87.21306021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0.299822631563613" calcext:value-type="float">
            <text:p>0.2998226316</text:p>
          </table:table-cell>
          <table:table-cell office:value-type="float" office:value="87.237994336812" calcext:value-type="float">
            <text:p>87.237994336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299783518482062" calcext:value-type="float">
            <text:p>0.2997835185</text:p>
          </table:table-cell>
          <table:table-cell office:value-type="float" office:value="87.2522421720966" calcext:value-type="float">
            <text:p>87.252242172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299734648649344" calcext:value-type="float">
            <text:p>0.2997346486</text:p>
          </table:table-cell>
          <table:table-cell office:value-type="float" office:value="87.2700517271833" calcext:value-type="float">
            <text:p>87.270051727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99666271017844" calcext:value-type="float">
            <text:p>0.299666271</text:p>
          </table:table-cell>
          <table:table-cell office:value-type="float" office:value="87.2949846612402" calcext:value-type="float">
            <text:p>87.29498466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299619532341772" calcext:value-type="float">
            <text:p>0.2996195323</text:p>
          </table:table-cell>
          <table:table-cell office:value-type="float" office:value="87.3120367842101" calcext:value-type="float">
            <text:p>87.312036784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299235348822498" calcext:value-type="float">
            <text:p>0.2992353488</text:p>
          </table:table-cell>
          <table:table-cell office:value-type="float" office:value="87.45249615649" calcext:value-type="float">
            <text:p>87.452496156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299097136261862" calcext:value-type="float">
            <text:p>0.2990971363</text:p>
          </table:table-cell>
          <table:table-cell office:value-type="float" office:value="87.5031559742169" calcext:value-type="float">
            <text:p>87.503155974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2989709944381" calcext:value-type="float">
            <text:p>0.2989709944</text:p>
          </table:table-cell>
          <table:table-cell office:value-type="float" office:value="87.5494510650606" calcext:value-type="float">
            <text:p>87.54945106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298952329702292" calcext:value-type="float">
            <text:p>0.2989523297</text:p>
          </table:table-cell>
          <table:table-cell office:value-type="float" office:value="87.5563060179514" calcext:value-type="float">
            <text:p>87.55630601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0.298893447981736" calcext:value-type="float">
            <text:p>0.298893448</text:p>
          </table:table-cell>
          <table:table-cell office:value-type="float" office:value="87.5779395541315" calcext:value-type="float">
            <text:p>87.577939554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298825644308314" calcext:value-type="float">
            <text:p>0.2988256443</text:p>
          </table:table-cell>
          <table:table-cell office:value-type="float" office:value="87.6028664903447" calcext:value-type="float">
            <text:p>87.602866490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298640387572488" calcext:value-type="float">
            <text:p>0.2986403876</text:p>
          </table:table-cell>
          <table:table-cell office:value-type="float" office:value="87.6710574498888" calcext:value-type="float">
            <text:p>87.671057449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297859031470668" calcext:value-type="float">
            <text:p>0.2978590315</text:p>
          </table:table-cell>
          <table:table-cell office:value-type="float" office:value="87.9600319222458" calcext:value-type="float">
            <text:p>87.960031922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297839854757655" calcext:value-type="float">
            <text:p>0.2978398548</text:p>
          </table:table-cell>
          <table:table-cell office:value-type="float" office:value="87.9671521034865" calcext:value-type="float">
            <text:p>87.967152103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297763184927882" calcext:value-type="float">
            <text:p>0.2977631849</text:p>
          </table:table-cell>
          <table:table-cell office:value-type="float" office:value="87.9956325154863" calcext:value-type="float">
            <text:p>87.995632515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0.297724872209689" calcext:value-type="float">
            <text:p>0.2977248722</text:p>
          </table:table-cell>
          <table:table-cell office:value-type="float" office:value="88.0098725352534" calcext:value-type="float">
            <text:p>88.00987253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2977214002659" calcext:value-type="float">
            <text:p>0.2977214003</text:p>
          </table:table-cell>
          <table:table-cell office:value-type="float" office:value="88.0111632482524" calcext:value-type="float">
            <text:p>88.011163248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297705721395602" calcext:value-type="float">
            <text:p>0.2977057214</text:p>
          </table:table-cell>
          <table:table-cell office:value-type="float" office:value="88.0169924989649" calcext:value-type="float">
            <text:p>88.01699249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97491842136555" calcext:value-type="float">
            <text:p>0.2974918421</text:p>
          </table:table-cell>
          <table:table-cell office:value-type="float" office:value="88.0966007497896" calcext:value-type="float">
            <text:p>88.096600749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40" calcext:value-type="float">
            <text:p>-40</text:p>
          </table:table-cell>
          <table:table-cell office:value-type="float" office:value="0.297317874547446" calcext:value-type="float">
            <text:p>0.2973178745</text:p>
          </table:table-cell>
          <table:table-cell office:value-type="float" office:value="88.1614774486994" calcext:value-type="float">
            <text:p>88.161477448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0.297234102405727" calcext:value-type="float">
            <text:p>0.2972341024</text:p>
          </table:table-cell>
          <table:table-cell office:value-type="float" office:value="88.1927578900493" calcext:value-type="float">
            <text:p>88.1927578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297127315677556" calcext:value-type="float">
            <text:p>0.2971273157</text:p>
          </table:table-cell>
          <table:table-cell office:value-type="float" office:value="88.2326695413557" calcext:value-type="float">
            <text:p>88.232669541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297079733182985" calcext:value-type="float">
            <text:p>0.2970797332</text:p>
          </table:table-cell>
          <table:table-cell office:value-type="float" office:value="88.2504671337553" calcext:value-type="float">
            <text:p>88.250467133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0.29700566876177" calcext:value-type="float">
            <text:p>0.2970056688</text:p>
          </table:table-cell>
          <table:table-cell office:value-type="float" office:value="88.2781866206635" calcext:value-type="float">
            <text:p>88.278186620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0.296944484756661" calcext:value-type="float">
            <text:p>0.2969444848</text:p>
          </table:table-cell>
          <table:table-cell office:value-type="float" office:value="88.3011008008607" calcext:value-type="float">
            <text:p>88.301100800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296718020535927" calcext:value-type="float">
            <text:p>0.2967180205</text:p>
          </table:table-cell>
          <table:table-cell office:value-type="float" office:value="88.3860355279246" calcext:value-type="float">
            <text:p>88.386035527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296642213573529" calcext:value-type="float">
            <text:p>0.2966422136</text:p>
          </table:table-cell>
          <table:table-cell office:value-type="float" office:value="88.4145093638646" calcext:value-type="float">
            <text:p>88.414509363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296640911727386" calcext:value-type="float">
            <text:p>0.2966409117</text:p>
          </table:table-cell>
          <table:table-cell office:value-type="float" office:value="88.4149985372254" calcext:value-type="float">
            <text:p>88.414998537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296509691082713" calcext:value-type="float">
            <text:p>0.2965096911</text:p>
          </table:table-cell>
          <table:table-cell office:value-type="float" office:value="88.4643376385543" calcext:value-type="float">
            <text:p>88.464337638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office:value-type="float" office:value="0.296471860124364" calcext:value-type="float">
            <text:p>0.2964718601</text:p>
          </table:table-cell>
          <table:table-cell office:value-type="float" office:value="88.4785740734396" calcext:value-type="float">
            <text:p>88.478574073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office:value-type="float" office:value="0.296452950074488" calcext:value-type="float">
            <text:p>0.2964529501</text:p>
          </table:table-cell>
          <table:table-cell office:value-type="float" office:value="88.4856922555951" calcext:value-type="float">
            <text:p>88.485692255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0.296136624536657" calcext:value-type="float">
            <text:p>0.2961366245</text:p>
          </table:table-cell>
          <table:table-cell office:value-type="float" office:value="88.6049634104191" calcext:value-type="float">
            <text:p>88.604963410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0.296101644739187" calcext:value-type="float">
            <text:p>0.2961016447</text:p>
          </table:table-cell>
          <table:table-cell office:value-type="float" office:value="88.6181757064608" calcext:value-type="float">
            <text:p>88.618175706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96007484173569" calcext:value-type="float">
            <text:p>0.2960074842</text:p>
          </table:table-cell>
          <table:table-cell office:value-type="float" office:value="88.6537642140907" calcext:value-type="float">
            <text:p>88.65376421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295845501865638" calcext:value-type="float">
            <text:p>0.2958455019</text:p>
          </table:table-cell>
          <table:table-cell office:value-type="float" office:value="88.7150646426398" calcext:value-type="float">
            <text:p>88.715064642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0.2957140438105" calcext:value-type="float">
            <text:p>0.2957140438</text:p>
          </table:table-cell>
          <table:table-cell office:value-type="float" office:value="88.7648864827133" calcext:value-type="float">
            <text:p>88.764886482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  <table:table-cell office:value-type="float" office:value="0.295639003555648" calcext:value-type="float">
            <text:p>0.2956390036</text:p>
          </table:table-cell>
          <table:table-cell office:value-type="float" office:value="88.7933556838329" calcext:value-type="float">
            <text:p>88.793355683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0.295618845461679" calcext:value-type="float">
            <text:p>0.2956188455</text:p>
          </table:table-cell>
          <table:table-cell office:value-type="float" office:value="88.8010070201643" calcext:value-type="float">
            <text:p>88.801007020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95601504844333" calcext:value-type="float">
            <text:p>0.2956015048</text:p>
          </table:table-cell>
          <table:table-cell office:value-type="float" office:value="88.8075901722214" calcext:value-type="float">
            <text:p>88.80759017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9559810665664" calcext:value-type="float">
            <text:p>0.2955981067</text:p>
          </table:table-cell>
          <table:table-cell office:value-type="float" office:value="88.8088803862952" calcext:value-type="float">
            <text:p>88.808880386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5582760838742" calcext:value-type="float">
            <text:p>0.2955827608</text:p>
          </table:table-cell>
          <table:table-cell office:value-type="float" office:value="88.8147073887577" calcext:value-type="float">
            <text:p>88.814707388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295532520493822" calcext:value-type="float">
            <text:p>0.2955325205</text:p>
          </table:table-cell>
          <table:table-cell office:value-type="float" office:value="88.8337905528379" calcext:value-type="float">
            <text:p>88.833790552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28" calcext:value-type="float">
            <text:p>-28</text:p>
          </table:table-cell>
          <table:table-cell office:value-type="float" office:value="0.295495062281566" calcext:value-type="float">
            <text:p>0.2954950623</text:p>
          </table:table-cell>
          <table:table-cell office:value-type="float" office:value="88.8480248344325" calcext:value-type="float">
            <text:p>88.848024834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0.295448259539727" calcext:value-type="float">
            <text:p>0.2954482595</text:p>
          </table:table-cell>
          <table:table-cell office:value-type="float" office:value="88.8658175865317" calcext:value-type="float">
            <text:p>88.865817586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295373421387763" calcext:value-type="float">
            <text:p>0.2953734214</text:p>
          </table:table-cell>
          <table:table-cell office:value-type="float" office:value="88.8942857630735" calcext:value-type="float">
            <text:p>88.894285763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0.295338009840186" calcext:value-type="float">
            <text:p>0.2953380098</text:p>
          </table:table-cell>
          <table:table-cell office:value-type="float" office:value="88.907763642156" calcext:value-type="float">
            <text:p>88.907763642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295203141714583" calcext:value-type="float">
            <text:p>0.2952031417</text:p>
          </table:table-cell>
          <table:table-cell office:value-type="float" office:value="88.9591392539681" calcext:value-type="float">
            <text:p>88.95913925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295016617614732" calcext:value-type="float">
            <text:p>0.2950166176</text:p>
          </table:table-cell>
          <table:table-cell office:value-type="float" office:value="89.0303070572034" calcext:value-type="float">
            <text:p>89.030307057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0.294950020234743" calcext:value-type="float">
            <text:p>0.2949500202</text:p>
          </table:table-cell>
          <table:table-cell office:value-type="float" office:value="89.0557494676882" calcext:value-type="float">
            <text:p>89.055749467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294865558287315" calcext:value-type="float">
            <text:p>0.2948655583</text:p>
          </table:table-cell>
          <table:table-cell office:value-type="float" office:value="89.0880412676501" calcext:value-type="float">
            <text:p>89.088041267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" calcext:value-type="float">
            <text:p>-44</text:p>
          </table:table-cell>
          <table:table-cell office:value-type="float" office:value="0.294837653061512" calcext:value-type="float">
            <text:p>0.2948376531</text:p>
          </table:table-cell>
          <table:table-cell office:value-type="float" office:value="89.0987161307602" calcext:value-type="float">
            <text:p>89.098716130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34" calcext:value-type="float">
            <text:p>-34</text:p>
          </table:table-cell>
          <table:table-cell office:value-type="float" office:value="0.294716821901117" calcext:value-type="float">
            <text:p>0.2947168219</text:p>
          </table:table-cell>
          <table:table-cell office:value-type="float" office:value="89.1449735141166" calcext:value-type="float">
            <text:p>89.144973514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3" calcext:value-type="float">
            <text:p>-43</text:p>
          </table:table-cell>
          <table:table-cell office:value-type="float" office:value="0.294615971451592" calcext:value-type="float">
            <text:p>0.2946159715</text:p>
          </table:table-cell>
          <table:table-cell office:value-type="float" office:value="89.1836249046749" calcext:value-type="float">
            <text:p>89.183624904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29456831036537" calcext:value-type="float">
            <text:p>0.2945683104</text:p>
          </table:table-cell>
          <table:table-cell office:value-type="float" office:value="89.2019049163219" calcext:value-type="float">
            <text:p>89.201904916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7" calcext:value-type="float">
            <text:p>-37</text:p>
          </table:table-cell>
          <table:table-cell office:value-type="float" office:value="0.294541763826086" calcext:value-type="float">
            <text:p>0.2945417638</text:p>
          </table:table-cell>
          <table:table-cell office:value-type="float" office:value="89.2120904324605" calcext:value-type="float">
            <text:p>89.212090432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94540489438621" calcext:value-type="float">
            <text:p>0.2945404894</text:p>
          </table:table-cell>
          <table:table-cell office:value-type="float" office:value="89.2125794648112" calcext:value-type="float">
            <text:p>89.212579464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294356489808621" calcext:value-type="float">
            <text:p>0.2943564898</text:p>
          </table:table-cell>
          <table:table-cell office:value-type="float" office:value="89.2832534164148" calcext:value-type="float">
            <text:p>89.283253416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294337981630244" calcext:value-type="float">
            <text:p>0.2943379816</text:p>
          </table:table-cell>
          <table:table-cell office:value-type="float" office:value="89.2903696521835" calcext:value-type="float">
            <text:p>89.290369652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35" calcext:value-type="float">
            <text:p>-35</text:p>
          </table:table-cell>
          <table:table-cell office:value-type="float" office:value="0.294104845399854" calcext:value-type="float">
            <text:p>0.2941048454</text:p>
          </table:table-cell>
          <table:table-cell office:value-type="float" office:value="89.3801227069063" calcext:value-type="float">
            <text:p>89.380122706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6" calcext:value-type="float">
            <text:p>-36</text:p>
          </table:table-cell>
          <table:table-cell office:value-type="float" office:value="0.294046820927462" calcext:value-type="float">
            <text:p>0.2940468209</text:p>
          </table:table-cell>
          <table:table-cell office:value-type="float" office:value="89.4024939749373" calcext:value-type="float">
            <text:p>89.402493974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94012576376763" calcext:value-type="float">
            <text:p>0.2940125764</text:p>
          </table:table-cell>
          <table:table-cell office:value-type="float" office:value="89.4157030943527" calcext:value-type="float">
            <text:p>89.415703094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0.293936174009015" calcext:value-type="float">
            <text:p>0.293936174</text:p>
          </table:table-cell>
          <table:table-cell office:value-type="float" office:value="89.4451902414941" calcext:value-type="float">
            <text:p>89.445190241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293920394141438" calcext:value-type="float">
            <text:p>0.2939203941</text:p>
          </table:table-cell>
          <table:table-cell office:value-type="float" office:value="89.4512832564675" calcext:value-type="float">
            <text:p>89.45128325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29353990772202" calcext:value-type="float">
            <text:p>0.2935399077</text:p>
          </table:table-cell>
          <table:table-cell office:value-type="float" office:value="89.5984948046706" calcext:value-type="float">
            <text:p>89.59849480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0.293455390696963" calcext:value-type="float">
            <text:p>0.2934553907</text:p>
          </table:table-cell>
          <table:table-cell office:value-type="float" office:value="89.6312720947734" calcext:value-type="float">
            <text:p>89.631272094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293308777017787" calcext:value-type="float">
            <text:p>0.293308777</text:p>
          </table:table-cell>
          <table:table-cell office:value-type="float" office:value="89.6881985767848" calcext:value-type="float">
            <text:p>89.688198576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293264949965905" calcext:value-type="float">
            <text:p>0.29326495</text:p>
          </table:table-cell>
          <table:table-cell office:value-type="float" office:value="89.7052320575845" calcext:value-type="float">
            <text:p>89.705232057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9" calcext:value-type="float">
            <text:p>-39</text:p>
          </table:table-cell>
          <table:table-cell office:value-type="float" office:value="0.293052615537391" calcext:value-type="float">
            <text:p>0.2930526155</text:p>
          </table:table-cell>
          <table:table-cell office:value-type="float" office:value="89.7878641935368" calcext:value-type="float">
            <text:p>89.787864193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92950270988257" calcext:value-type="float">
            <text:p>0.292950271</text:p>
          </table:table-cell>
          <table:table-cell office:value-type="float" office:value="89.8277566524779" calcext:value-type="float">
            <text:p>89.827756652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21" calcext:value-type="float">
            <text:p>-21</text:p>
          </table:table-cell>
          <table:table-cell office:value-type="float" office:value="0.292888368375206" calcext:value-type="float">
            <text:p>0.2928883684</text:p>
          </table:table-cell>
          <table:table-cell office:value-type="float" office:value="89.851905673597" calcext:value-type="float">
            <text:p>89.85190567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42" calcext:value-type="float">
            <text:p>-42</text:p>
          </table:table-cell>
          <table:table-cell office:value-type="float" office:value="0.292885062899637" calcext:value-type="float">
            <text:p>0.2928850629</text:p>
          </table:table-cell>
          <table:table-cell office:value-type="float" office:value="89.8531956128473" calcext:value-type="float">
            <text:p>89.85319561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0.292802362030779" calcext:value-type="float">
            <text:p>0.292802362</text:p>
          </table:table-cell>
          <table:table-cell office:value-type="float" office:value="89.8854832603217" calcext:value-type="float">
            <text:p>89.885483260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292666503056244" calcext:value-type="float">
            <text:p>0.2926665031</text:p>
          </table:table-cell>
          <table:table-cell office:value-type="float" office:value="89.9385839754347" calcext:value-type="float">
            <text:p>89.938583975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92656724471829" calcext:value-type="float">
            <text:p>0.2926567245</text:p>
          </table:table-cell>
          <table:table-cell office:value-type="float" office:value="89.9424088026826" calcext:value-type="float">
            <text:p>89.942408802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0.292639217464996" calcext:value-type="float">
            <text:p>0.2926392175</text:p>
          </table:table-cell>
          <table:table-cell office:value-type="float" office:value="89.9492575072778" calcext:value-type="float">
            <text:p>89.94925750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292583987138921" calcext:value-type="float">
            <text:p>0.2925839871</text:p>
          </table:table-cell>
          <table:table-cell office:value-type="float" office:value="89.9708715490326" calcext:value-type="float">
            <text:p>89.9708715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92557973429087" calcext:value-type="float">
            <text:p>0.2925579734</text:p>
          </table:table-cell>
          <table:table-cell office:value-type="float" office:value="89.9810560905169" calcext:value-type="float">
            <text:p>89.981056090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0.2925113040138" calcext:value-type="float">
            <text:p>0.292511304</text:p>
          </table:table-cell>
          <table:table-cell office:value-type="float" office:value="89.9993342881942" calcext:value-type="float">
            <text:p>89.99933428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5:12:11.592000906</meta:creation-date>
    <dc:date>2015-08-28T15:59:46.990575138</dc:date>
    <meta:editing-duration>P1DT1H43M6S</meta:editing-duration>
    <meta:editing-cycles>5</meta:editing-cycles>
    <meta:generator>LibreOffice/4.4.5.2$Linux_X86_64 LibreOffice_project/40$Build-2</meta:generator>
    <meta:document-statistic meta:table-count="7" meta:cell-count="19811" meta:object-count="0"/>
  </office:meta>
</office:document-meta>
</file>